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3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Russian forces attempting to conduct offensive actions in Donetsk and Luhansk regions. Ukraine...</text:span>
</text:h>
      <text:p text:style-name="P4">
Authors: liveuamap (Language: en)</text:p>
      <text:p text:style-name="P4">
Time: 2023-05-30T-63:25:00</text:p>
      <text:p text:style-name="P4">
Location: Marinka, Donetsk Oblast (Latitude:47.94176 Longtitude:37.50011)</text:p>
      <text:p text:style-name="P4">
Videos: []</text:p>
      <text:p text:style-name="P4">
Images: []</text:p>
      <text:p text:style-name="P4">
Tags: ["Russia"]</text:p>
      <text:p text:style-name="P4">
Id: 22566497</text:p>
      <!--METADATA-->
      <text:p text:style-name="P4">
Russian forces attempting to conduct offensive actions in Donetsk and Luhanskregions. Ukrainian military had 27 combat engagements with Russian forces nearMasutivka, Krokhmalne of Kharkiv region and Novoselivske and Stelmakhivka ofLuhansk region, Maryinka, - General Staff of Armed Forces of Ukraine says inthe morning report</text:p>
      <text:p text:style-name="P4">
News Collection Link: <text:a xlink:type="simple" xlink:href="https://liveuamap.com/en/2023/30-may-russian-forces-attempting-to-conduct-offensive-actions" text:style-name="Internet_20_link" text:visited-style-name="Visited_20_Internet_20_Link">
https://liveuamap.com/en/2023/30-may-russian-forces-attempting-to-conduct-offensive-actions</text:a>
</text:p>
      <text:p text:style-name="P4">
News Source: <text:a xlink:type="simple" xlink:href="https://t.me/lumsrc/4946" text:style-name="Internet_20_link" text:visited-style-name="Visited_20_Internet_20_Link">
https://t.me/lumsrc/4946</text:a>
</text:p>
      <!--NEWS-->
      <text:h text:style-name="P10" text:outline-level="1">
<text:span text:style-name="T4">
Donetsk Oblast(21:42). Red Alert: aerial threat. Sirens sounding. Take cover now!</text:span>
</text:h>
      <text:p text:style-name="P4">
Authors: liveuamap (Language: en)</text:p>
      <text:p text:style-name="P4">
Time: 2023-05-30T15:43:00</text:p>
      <text:p text:style-name="P4">
Location: Donetsk Oblast (Latitude:48.72744 Longtitude:37.5781)</text:p>
      <text:p text:style-name="P4">
Videos: []</text:p>
      <text:p text:style-name="P4">
Images: []</text:p>
      <text:p text:style-name="P4">
Tags: ["Europe", "Central and Eastern Europe"]</text:p>
      <text:p text:style-name="P4">
Id: 22566631</text:p>
      <!--METADATA-->
      <text:p text:style-name="P4">
Donetsk Oblast(21:42). Red Alert: aerial threat. Sirens sounding. Take covernow!</text:p>
      <text:p text:style-name="P4">
News Collection Link: <text:a xlink:type="simple" xlink:href="https://liveuamap.com/en/2023/30-may-donetsk-oblast2142-red-alert-aerial-thg" text:style-name="Internet_20_link" text:visited-style-name="Visited_20_Internet_20_Link">
https://liveuamap.com/en/2023/30-may-donetsk-oblast2142-red-alert-aerial-thg</text:a>
</text:p>
      <text:p text:style-name="P4">
News Source: <text:a xlink:type="simple" xlink:href="https://t.me/air_alert_ua/46913" text:style-name="Internet_20_link" text:visited-style-name="Visited_20_Internet_20_Link">
https://t.me/air_alert_ua/46913</text:a>
</text:p>
      <!--NEWS-->
      <text:h text:style-name="P10" text:outline-level="1">
<text:span text:style-name="T4">
Dnipro, Dnipropetrovska Oblast(04:20). Red Alert: aerial threat. Sirens sounding. Take cover ...</text:span>
</text:h>
      <text:p text:style-name="P4">
Authors: liveuamap (Language: en)</text:p>
      <text:p text:style-name="P4">
Time: 2023-05-30T22:21:00</text:p>
      <text:p text:style-name="P4">
Location: Dnipro (Latitude:48.45930000 Longtitude:35.03865000)</text:p>
      <text:p text:style-name="P4">
Videos: []</text:p>
      <text:p text:style-name="P4">
Images: []</text:p>
      <text:p text:style-name="P4">
Tags: ["Europe", "Central and Eastern Europe"]</text:p>
      <text:p text:style-name="P4">
Id: 22566635</text:p>
      <!--METADATA-->
      <text:p text:style-name="P4">
Dnipro, Dnipropetrovsk region(04:20). Red Alert: aerial threat. Sirenssounding. Take cover now!</text:p>
      <text:p text:style-name="P4">
News Collection Link: <text:a xlink:type="simple" xlink:href="https://liveuamap.com/en/2023/31-may-dnipro-dnipropetrovska-oblast0420-red-g" text:style-name="Internet_20_link" text:visited-style-name="Visited_20_Internet_20_Link">
https://liveuamap.com/en/2023/31-may-dnipro-dnipropetrovska-oblast0420-red-g</text:a>
</text:p>
      <text:p text:style-name="P4">
News Source: <text:a xlink:type="simple" xlink:href="https://t.me/air_alert_ua/46916" text:style-name="Internet_20_link" text:visited-style-name="Visited_20_Internet_20_Link">
https://t.me/air_alert_ua/46916</text:a>
</text:p>
      <!--NEWS-->
      <text:h text:style-name="P10" text:outline-level="1">
<text:span text:style-name="T4">
Explosion and fire at Afipsky refinery of Krasnodar Krai after suspected drone strike</text:span>
</text:h>
      <text:p text:style-name="P4">
Authors: liveuamap (Language: en)</text:p>
      <text:p text:style-name="P4">
Time: 2023-05-30T22:32:00</text:p>
      <text:p text:style-name="P4">
Location: Krasnodar (Latitude:44.88373 Longtitude:38.82761)</text:p>
      <text:p text:style-name="P4">
Videos: []</text:p>
      <text:p text:style-name="P4">
Images: []</text:p>
      <text:p text:style-name="P4">
Tags: ["Russia", "Energy"]</text:p>
      <text:p text:style-name="P4">
Id: 22566640</text:p>
      <!--METADATA-->
      <text:p text:style-name="P4">
Explosion and fire at Afipsky refinery of Krasnodar Krai after suspected dronestrike</text:p>
      <text:p text:style-name="P4">
News Collection Link: <text:a xlink:type="simple" xlink:href="https://liveuamap.com/en/2023/31-may-explosion-and-fire-at-afipsky-refinery-of-krasnodar" text:style-name="Internet_20_link" text:visited-style-name="Visited_20_Internet_20_Link">
https://liveuamap.com/en/2023/31-may-explosion-and-fire-at-afipsky-refinery-of-krasnodar</text:a>
</text:p>
      <text:p text:style-name="P4">
News Source: <text:a xlink:type="simple" xlink:href="https://t.me/breakingmash/44525" text:style-name="Internet_20_link" text:visited-style-name="Visited_20_Internet_20_Link">
https://t.me/breakingmash/44525</text:a>
</text:p>
      <!--NEWS-->
      <text:h text:style-name="P10" text:outline-level="1">
<text:span text:style-name="T4">
Russia has announced the search commander of the Armed Forces and the Commander of the Land Forces</text:span>
</text:h>
      <text:p text:style-name="P4">
Author: ['АРМІЯINFORM']</text:p>
      <text:p text:style-name="P4">
Time: 2023-05-30T93:00:00-04:00</text:p>
      <text:p text:style-name="P4">
Description: About Tse, her telegram was written by the intercessor of the Ministan defense of Ukraine Ganna Malel.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ВТОРГНЕННЯ РФ', 'ГАННА МАЛЯР']</text:p>
      <text:p text:style-name="P4">
Category: News</text:p>
      <!--METADATA-->
      <text:p text:style-name="P4">
<draw:frame draw:style-name="fr1" draw:name="Image2" text:anchor-type="as-char" svg:width="6.9236in" svg:height="4.615733in" draw:z-index="0">
<draw:image xlink:href="../Images/AРМІЯINFORM/2023-05-30T93-00-00-04-00/ganna-malyar.jpg" xlink:type="simple" xlink:show="embed" xlink:actuate="onLoad" draw:mime-type="image/jpeg"/>
</draw:frame>
Anna painter</text:p>
      <text:p text:style-name="P4">
About it in your telegram <text:a xlink:type="simple" xlink:href="https://t.me/annamaliar/804" text:style-name="Internet_20_link" text:visited-style-name="Visited_20_Internet_20_Link">
wrote</text:a>
Deputy Minister of Defense of Ukraine Anna Malyar.</text:p>
      <text:p text:style-name="P4">
“The aggressor country has announced the search of the Syrsky Land Forces Commander-in-Chief. This is one of the techniques of information.</text:p>
      <text:p text:style-name="P4">
In 2014-2015, they also opened criminal proceedings against our commanders and combs. They were accused of committing crimes during hostilities, - the message reads.</text:p>
      <text:p text:style-name="P4">
Anna Malyar noted that this technique aimed at two tasks:</text:p>
      <text:p text:style-name="P4">
Вати Insify the status of Ukraine as a victim of an international crime of aggression and formally to equalize their criminal acts with our defensive ones.</text:p>
      <text:p text:style-name="P4">
✔️ psychological pressure and demoralization of our military</text:p>
      <text:p text:style-name="P4">
"However, the mission is impossible. Russia has created this military-toxic reputation and has lost its trust that any accusations of the departed side of our military are perceived as aggravating information. In the second paragraph, everything is clear. Psychologically pressing the commemorations who fight with the enemy, which is much higher than the number of fighters of thabing is unpromising, ”said Anna Malyar.</text:p>
      <text:p text:style-name="P4">
News Source: <text:a xlink:type="simple" xlink:href="https://armyinform.com.ua/2023/05/30/rosiya-ogolosyla-u-rozshuk-golovnokomanduvacha-ta-komanduvacha-suhoputnyh-vijsk-zsu/" text:style-name="Internet_20_link" text:visited-style-name="Visited_20_Internet_20_Link">
https://armyinform.com.ua/2023/05/30/rosiya-ogolosyla-u-rozshuk-golovnokomanduvacha-ta-komanduvacha-suhoputnyh-vijsk-zsu/</text:a>
</text:p>
      <!--NEWS-->
      <text:h text:style-name="P10" text:outline-level="1">
<text:span text:style-name="T4">
Yulia Sviridenko: The Government's priority is a demining of 165 thousand hectares of agricultural land by the end of 2023</text:span>
</text:h>
      <text:p text:style-name="P4">
Author: ['АРМІЯINFORM']</text:p>
      <text:p text:style-name="P4">
Time: 2023-05-30T97:00:00-04:00</text:p>
      <text:p text:style-name="P4">
Description: Humanitarian Roseminovannia s/g of lands є Priotary heads for the unity, Aje Pry Vіin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miny.jpg" text:style-name="Internet_20_link" text:visited-style-name="Visited_20_Internet_20_Link">
miny.jpg</text:a>
']</text:p>
      <text:p text:style-name="P4">
Tags: ['STOPRUSSIA', 'ГУМАНІТАРНЕ РОЗМІНУВАННЯ', 'ЮЛІЯ СВИРИДЕНКО']</text:p>
      <text:p text:style-name="P4">
Category: News</text:p>
      <!--METADATA-->
      <text:p text:style-name="P4">
<draw:frame draw:style-name="fr1" draw:name="Image3" text:anchor-type="as-char" svg:width="6.9236in" svg:height="4.277246in" draw:z-index="0">
<draw:image xlink:href="../Images/AРМІЯINFORM/2023-05-30T97-00-00-04-00/miny.jpg" xlink:type="simple" xlink:show="embed" xlink:actuate="onLoad" draw:mime-type="image/jpeg"/>
</draw:frame>
The humanitarian demining of agricultural land is a priority for the government, as Ukraine remains a guarantor of global food security. Ae purification of polluted land is the most important element of economic restoration of Ukraine and population security, <text:a xlink:type="simple" xlink:href="https://www.me.gov.ua/News/Detail" text:style-name="Internet_20_link" text:visited-style-name="Visited_20_Internet_20_Link">
reports</text:a>
Ministry of Economy of Ukraine.</text:p>
      <text:p text:style-name="P4">
This was noted(FAO)In Ukraine, Pierre Votier, Authorized Representative and Director of the UN World Food Program(WFP)In Ukraine, Matthew Gallingworth and the UN Mine Activities Coordinator in Ukraine Paul Heslop.</text:p>
      <ul>
        <li>
The government mobilizes all resources to form a comprehensive demining policy. The most important is the safety of people. At the same time, Ukraine continues to fulfill the international responsibilities of the guarantor of world food security. Now the main stations are concentrated on: Dnipropetrovsk, Zaporizhia, Kyiv, Mykolaiv, Sumy, Kharkiv, Kherson, Chernihiv and Cherkasy region. With the support of donors and international partners, we put 165 thousand hectares for the economic operation of economic operation by the end of 2023 and 305 thousand hectares by the end of 2024, - said Yulia Sviridenko.</li>
      </ul>
      <text:p text:style-name="P4">
According to SES and DSST, a minimum of 83 mine machines for Ukraine for fast and complex demining of Ukraine. This year, 26 machines are expected to be delivered from European manufacturers. Ukraine also requires 368 cars to transport explosive elements, 50 of which are marked with donors. There is a need for 465 cars for transportation of people who have 110 already purchased donors.</text:p>
      <text:p text:style-name="P4">
The first Viceremier-Minister of Ukraine emphasized the need to develop state institutions that can teach specialists in demining to tassentify private mine operators.During the meeting, the parties discussed specific projects in the field of humanitarian variables, which Ukraine is implementing and plans to implement in the future. Yakubulo has been stated that priority areas of agricultural land have been selected, which undergo relevant examination and purification work, or will be carried out in the short term. In addition, infrastructure in different regions of the country will be surveyed and exposed.</text:p>
      <text:p text:style-name="P4">
Pierre Voteier, for his part, noted that he fully supports Ukraine in its intention to humanitarian mine and confirmed the need to accelerate this process. Separately, he emphasized the need to provide certification operators for demining that would work according to international standards.(FAO)It requires Ukrainian grain and food to overcome famine in the world, and will comprehensive Ukraine in attracting all the necessary resources to mine in self -wrapped territories.</text:p>
      <text:p text:style-name="P4">
Reference: UN Food and Agricultural Organization(FAO)Es specialized institution of the United Nations, which heads international efforts in the fight against warranty. Ukraine has joined FAO in 2003, and since 2015 the organization has worked in two strategic areas: extraordinary humanitarian assistance in the conflict of areas and agricultural development of the country.</text:p>
      <text:p text:style-name="P4">
News Source: <text:a xlink:type="simple" xlink:href="https://armyinform.com.ua/2023/05/30/yuliya-svyrydenko-u-prioryteti-uryadu-rozminuvannya-165-tysyach-gektariv-silskogospodarskyh-zemel-do-kinczya-2023-roku/" text:style-name="Internet_20_link" text:visited-style-name="Visited_20_Internet_20_Link">
https://armyinform.com.ua/2023/05/30/yuliya-svyrydenko-u-prioryteti-uryadu-rozminuvannya-165-tysyach-gektariv-silskogospodarskyh-zemel-do-kinczya-2023-roku/</text:a>
</text:p>
      <!--NEWS-->
      <text:h text:style-name="P10" text:outline-level="1">
<text:span text:style-name="T4">
Ukrainians have purchased in "actions" of bonds for over one billion hryvnias</text:span>
</text:h>
      <text:p text:style-name="P4">
Author: ['АРМІЯINFORM']</text:p>
      <text:p text:style-name="P4">
Time: 2023-05-30T98:00:00-04:00</text:p>
      <text:p text:style-name="P4">
Description: VIISKOVI OBLIGATSIE in "DIA" - Tzor of your offset at the grinding of Ukraine. The Oater is available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obl.jpg" text:style-name="Internet_20_link" text:visited-style-name="Visited_20_Internet_20_Link">
obl.jpg</text:a>
']</text:p>
      <text:p text:style-name="P4">
Tags: ['STOPRUSSIA', 'ВІЙСЬКОВІ ОБЛІГАЦІЇ', 'ДІЯ', 'МИХАЙЛО ФЕДОРОВ']</text:p>
      <text:p text:style-name="P4">
Category: News</text:p>
      <!--METADATA-->
      <text:p text:style-name="P4">
<draw:frame draw:style-name="fr1" draw:name="Image4" text:anchor-type="as-char" svg:width="6.9236in" svg:height="2.867524in" draw:z-index="0">
<draw:image xlink:href="../Images/AРМІЯINFORM/2023-05-30T98-00-00-04-00/obl.jpg" xlink:type="simple" xlink:show="embed" xlink:actuate="onLoad" draw:mime-type="image/jpeg"/>
</draw:frame>
Military bonds in "Action" is your contribution to the victory of Ukraine. Served in the application for 8 months, and during this time Ukrainians have purchased 1 million papers for more than UAH 1 billion. All funds go to the needs of the Army of Taeconomics of Ukraine, <text:a xlink:type="simple" xlink:href="https://thedigital.gov.ua/news/pidtrimka-armii-ta-ekonomiki-kraini-ukraintsi-pridbali-1-mln-viyskovikh-obligatsiy-u-dii" text:style-name="Internet_20_link" text:visited-style-name="Visited_20_Internet_20_Link">
reports</text:a>
Ministor.</text:p>
      <text:p text:style-name="P4">
By buying military bonds in "Action", you also make a profitable investment. After all, they work as Donat, only with the return and guaranteed profit. Ukrainian has already received UAH 6.6 million of payments for repayed bonds. Hundreds of securities owners will receive funds after the expiration of the term.</text:p>
      <ul>
        <li>
Military bonds in "Action" is an opportunity to simply and conveniently help the state. After all, each bond is a weapon, equipment and necessary medicines for other defenders and defenders. And also strong support for the Ukrainian economy. During the 19 months of functioning of the service the state received more than UAH 1 billion. It is custom that military bonds in "Action" have become an effective tool that allows everyone to contribute to victory,-said the Minister of Digital Transformation Mikhail Fedorov, Viceremier-Development of Education, Science and Technology.</li>
      </ul>
      <text:p text:style-name="P4">
Each military bond is called a temporarily occupied Ukrainian city. Yalta, Sevastopol, Donetsk and Mariupol are available. By buying securities, you are approaching the de-occupation of territories, and you receive a unique card-bond card among your documents in Action.</text:p>
      <text:p text:style-name="P4">
You can buy military bonds in several clicks from the main scranozostonka. You can make a contribution from any bank card.</text:p>
      <text:p text:style-name="P4">
News Source: <text:a xlink:type="simple" xlink:href="https://armyinform.com.ua/2023/05/30/ukrayinczi-prydbaly-v-diyi-obligaczij-na-ponad-milyard-gryven/" text:style-name="Internet_20_link" text:visited-style-name="Visited_20_Internet_20_Link">
https://armyinform.com.ua/2023/05/30/ukrayinczi-prydbaly-v-diyi-obligaczij-na-ponad-milyard-gryven/</text:a>
</text:p>
      <!--NEWS-->
      <text:h text:style-name="P10" text:outline-level="1">
<text:span text:style-name="T4">
AT Kupyansk Directive Russian Army Sheled Kamyanka, Novomolinsk, Dvorichny, West, Kislivka ...</text:span>
</text:h>
      <text:p text:style-name="P4">
Authors: liveuamap (Language: en)</text:p>
      <text:p text:style-name="P4">
Time: 2023-05-31T-10:44:00</text:p>
      <text:p text:style-name="P4">
Location: Svatove (Latitude:49.46801 Longtitude:37.91021)</text:p>
      <text:p text:style-name="P4">
Videos: []</text:p>
      <text:p text:style-name="P4">
Images: []</text:p>
      <text:p text:style-name="P4">
Tags: ["Russia"]</text:p>
      <text:p text:style-name="P4">
Id: 22566743</text:p>
      <!--METADATA-->
      <text:p text:style-name="P4">
At Kupiansk direction Russian army shelled Kamyanka, Novomlynsk, Dvorichna,Zapadne, Kyslivka, Kotlyarivka, Berestove of Kharkiv region. Russian aviationconducted airstrike at Kotlyarivka of Kharkiv region and Stelmakhivka ofLuhansk region, - General Staff of Armed Forces of Ukraine says in the morningreport</text:p>
      <text:p text:style-name="P4">
News Collection Link: <text:a xlink:type="simple" xlink:href="https://liveuamap.com/en/2023/31-may-at-kupiansk-direction-russian-army-shelled-kamyanka" text:style-name="Internet_20_link" text:visited-style-name="Visited_20_Internet_20_Link">
https://liveuamap.com/en/2023/31-may-at-kupiansk-direction-russian-army-shelled-kamyanka</text:a>
</text:p>
      <text:p text:style-name="P4">
News Source: <text:a xlink:type="simple" xlink:href="https://t.me/lumsrc/4948" text:style-name="Internet_20_link" text:visited-style-name="Visited_20_Internet_20_Link">
https://t.me/lumsrc/4948</text:a>
</text:p>
      <!--NEWS-->
      <text:h text:style-name="P10" text:outline-level="1">
<text:span text:style-name="T4">
US focused on the implementation of the Ukrainian peace formula - White House</text:span>
</text:h>
      <text:p text:style-name="P4">
Authors: Ukrinform (Person)</text:p>
      <text:p text:style-name="P4">
Publisher: Укринформ (Organization)</text:p>
      <text:p text:style-name="P4">
Published Time: 2023-05-31T-10:50:00+03:00</text:p>
      <text:p text:style-name="P4">
Modified Time: 2023-05-31T23:50:00+03:00</text:p>
      <text:p text:style-name="P4">
Description: The US Administration is in constant contact with the Ukrainian side to promote and implement a plan of 10 points proposed by President Vladimir Zelensky to establish a sustainable and just peace in Ukraine. - Ukrinform.</text:p>
      <text:p text:style-name="P4">
Images: ['<text:a xlink:type="simple" xlink:href="https://static.ukrinform.com/photos/2023_04/thumb_files/630_360_1682353687-875.jpg" text:style-name="Internet_20_link" text:visited-style-name="Visited_20_Internet_20_Link">
630_360_16823...</text:a>
']</text:p>
      <text:p text:style-name="P4">
Tags: ['Саміт', 'США', 'Україна', 'Білий дім', 'Формула миру']</text:p>
      <text:p text:style-name="P4">
Type: Article</text:p>
      <!--METADATA-->
      <text:p text:style-name="P4">
<draw:frame draw:style-name="fr1" draw:name="Image5" text:anchor-type="as-char" svg:width="6.9236in" svg:height="3.956343in" draw:z-index="0">
<draw:image xlink:href="../Images/yкринформ/2023-05-31T-10-50-00-03-00/630_360_1682353687-875.jpg" xlink:type="simple" xlink:show="embed" xlink:actuate="onLoad" draw:mime-type="image/jpeg"/>
</draw:frame>
The US Administration is in constant contact with the Ukrainian side to mark and implement a plan of 10 points proposed by the President of Zelensky, to establish a sustainable and just peace in Ukraine.</text:p>
      <text:p text:style-name="P4">
This was stated during a briefing in Washington Coordinator of the Bigolot National Security Council John Kirby, Ukrinform correspondent reports.</text:p>
      <text:p text:style-name="P4">
"We are focused on working with our Ukrainian colleagues on the implementation of their proposal with 10 points to establish a just peace, and we will say what it will lead to," the White House spokesman said in the answer to the question of whether the United States is going to join the Ukrainian Peace Summit.</text:p>
      <text:p text:style-name="P4">
He specified that the United States was trying to help the Ukrainian side, abyomal proposals - no matter who puts them off - provided a reliable sustainable peace. "And this should be supported by President Zelensky," the US administration spokesman added.</text:p>
      <text:p text:style-name="P4">
<text:span text:style-name="T4">
 Read also: </text:span>
 <text:a xlink:type="simple" xlink:href="https://www.ukrinform.ua/rubric-ato/3716466-pripinenna-vognu-v-ukraini-bez-vivedenna-vijsk-rf-ne-moze-prinesti-mir-ursula-fon-der-laen.html" text:style-name="Internet_20_link" text:visited-style-name="Visited_20_Internet_20_Link">
<text:span text:style-name="T4">
 Ursula </text:span>
 <text:span text:style-name="T4">
 Fon </text:span>
 <text:span text:style-name="T4">
 </text:span>
 Der <text:span text:style-name="T4">
 </text:span>
 Lyen <text:span text:style-name="T4">
 </text:span>
 <text:span text:style-name="T4">
 Named </text:span>
 <text:span text:style-name="T4">
 </text:span>
 two <text:span text:style-name="T4">
<text:span text:style-name="T5">
* paths </text:span>
* </text:span>
 <text:span text:style-name="T4">
 </text:span>
 <text:span text:style-name="T4">
 </text:span>
 Achievement <text:span text:style-name="T4">
 </text:span>
 stable <text:span text:style-name="T4">
 </text:span>
 peace <text:span text:style-name="T4">
 in </text:span>
 Ukraine **</text:a>
Kirby also recalled that Russia and Putin personally demonstrated any real desire to establish a just peace in Ukraine.</text:p>
      <text:p text:style-name="P4">
As reported, Ukraine, together with Western allies, plans to hold a Ukrainian Summit of Peace, which must pass before the Vilnius Summit <text:a xlink:type="simple" xlink:href="https://www.ukrinform.ua/tag-nato" text:style-name="Internet_20_link" text:visited-style-name="Visited_20_Internet_20_Link">
NATO</text:a>
. According to preliminary information, Emmanuel Macron presidential presidential proposed to hold such a meeting in Paris. Currently, the possibility of inviting the summit of Russia is being considered, but it is planned, including those countries that have already expressed peaceful proposals of the lounge, supported the position of Russia or remained in the position of neutrality.</text:p>
      <text:p text:style-name="P4">
News Source: <text:a xlink:type="simple" xlink:href="https://www.ukrinform.ua/rubric-polytics/3716751-ssa-zoseredzeni-na-realizacii-ukrainskoi-formuli-miru-bilij-dim.html" text:style-name="Internet_20_link" text:visited-style-name="Visited_20_Internet_20_Link">
https://www.ukrinform.ua/rubric-polytics/3716751-ssa-zoseredzeni-na-realizacii-ukrainskoi-formuli-miru-bilij-dim.html</text:a>
</text:p>
      <!--NEWS-->
      <text:h text:style-name="P10" text:outline-level="1">
<text:span text:style-name="T4">
The creation of a special joint will help to investigate the crimes of deportation of Ukrainian children - Kornienko</text:span>
</text:h>
      <text:p text:style-name="P4">
Authors: Ukrinform (Person)</text:p>
      <text:p text:style-name="P4">
Publisher: Укринформ (Organization)</text:p>
      <text:p text:style-name="P4">
Published Time: 2023-05-31T-114:08:00+03:00</text:p>
      <text:p text:style-name="P4">
Modified Time: 2023-05-31T17:08:00+03:00</text:p>
      <text:p text:style-name="P4">
Description: The creation of the International Special Tribunal will help to investigate the crimes of deportation of Ukrainian children into the territory of the Russian Federation. - Ukrinform.</text:p>
      <text:p text:style-name="P4">
Images: ['<text:a xlink:type="simple" xlink:href="https://static.ukrinform.com/photos/2023_05/thumb_files/630_360_1685541702-788.jpg" text:style-name="Internet_20_link" text:visited-style-name="Visited_20_Internet_20_Link">
630_360_16855...</text:a>
']</text:p>
      <text:p text:style-name="P4">
Tags: ['Депортація', 'Діти', 'Трибунал', 'Корнієнко', 'Війна з Росією']</text:p>
      <text:p text:style-name="P4">
Type: Article</text:p>
      <!--METADATA-->
      <text:p text:style-name="P4">
<draw:frame draw:style-name="fr1" draw:name="Image6" text:anchor-type="as-char" svg:width="6.9236in" svg:height="3.956343in" draw:z-index="0">
<draw:image xlink:href="../Images/yкринформ/2023-05-31T-114-08-00-03-00/630_360_1685541702-788.jpg" xlink:type="simple" xlink:show="embed" xlink:actuate="onLoad" draw:mime-type="image/jpeg"/>
</draw:frame>
The creation of the International Special Tribunal will help to investigate the crimes of the depiction of Ukrainian children into the territory of the Russian Federation.</text:p>
      <text:p text:style-name="P4">
This was stated by the First Deputy Chairman of the Verkhovna Rada of Ukraine Oleksandr Kornienko during the conference for the International Day of Protection of Children "UA: War.(https://m.facebook.com/story.php?story_fbid=pfbid06Ku2ueP8YsBvxuiv5TUqtvTPasRnWg1G1JQdQmTWSvKAaPvXRwbRnPVcwpEnKrN6l&amp;id=100049403331405), reports Ukrinform.</text:p>
      <text:p text:style-name="P4">
"To return all the stolen children home and attract to the responsibility is our goal," he said.</text:p>
      <text:p text:style-name="P4">
Kornienko added that deportation is a genocide, which is clearly stated in the Convention on the Prevention of and Punishment for the Crime of Genocide.</text:p>
      <text:p text:style-name="P4">
The first VesPicker of the Ukrainian Parliament emphasized that the question of <text:a xlink:type="simple" xlink:href="https://www.ukrinform.ua/tag-diti" text:style-name="Internet_20_link" text:visited-style-name="Visited_20_Internet_20_Link">
children</text:a>
should be at the highest level of ordering of inter -parliamentary diplomacy.</text:p>
      <text:p text:style-name="P4">
"There is already a movement on this track - the parliaments of the states have begun to condemn the deportation of Ukrainian children to the territories of the Russian Federation and to urge international lawns to bring criminals to criminal responsibility," - emphasized Kornienko.</text:p>
      <text:p text:style-name="P4">
<text:span text:style-name="T4">
 Read also: </text:span>
 <text:a xlink:type="simple" xlink:href="https://www.ukrinform.ua/rubric-society/3716589-orderi-na-arest-za-deportaciu-ditej-treba-vidavati-na-nizku-ombudsmaniv-u-rf-lubinec.html" text:style-name="Internet_20_link" text:visited-style-name="Visited_20_Internet_20_Link">
arrest warrant for deportation of children should be issued by the Ombudsmans in the Russian Federation - <text:span text:style-name="T4">
 Lubinets </text:span>
</text:a>
The first deputy chairman of the Verkhovna Rada said that it is still planned to pay even more attention to this issue for the sake of more relevant decisions of the world.</text:p>
      <text:p text:style-name="P4">
At the same time, he noted that the creation of an international special tribunal would help to investigate crimes of deportation.</text:p>
      <text:p text:style-name="P4">
"We need to stop the abduction of children ... as well as to work in the part of the parliamentary interaction, which is laid in the plan of Bring Kids Back UA, in order to replenish children to the Motherland - to Ukraine," Kornienko stressed.</text:p>
      <text:p text:style-name="P4">
As reported by Ukrinform, in Ukraine Russian invaders violate all the trustee and <text:a xlink:type="simple" xlink:href="https://www.ukrinform.ua/rubric-society/3716004-cerez-rosijsku-agresiu-poruseni-absolutno-vsi-prava-ukrainskih-ditej-gerasimcuk.html" text:style-name="Internet_20_link" text:visited-style-name="Visited_20_Internet_20_Link">
already killed 483 babies, 989 were seriously injured, 19.4 thousand deported, and 394 children disappeared. </text:a>
</text:p>
      <text:p text:style-name="P4">
News Source: <text:a xlink:type="simple" xlink:href="https://www.ukrinform.ua/rubric-society/3716628-stvorenna-spectribunalu-dopomoze-rozsliduvati-zlocini-deportacii-ukrainskih-ditej-kornienko.html" text:style-name="Internet_20_link" text:visited-style-name="Visited_20_Internet_20_Link">
https://www.ukrinform.ua/rubric-society/3716628-stvorenna-spectribunalu-dopomoze-rozsliduvati-zlocini-deportacii-ukrainskih-ditej-kornienko.html</text:a>
</text:p>
      <!--NEWS-->
      <text:h text:style-name="P10" text:outline-level="1">
<text:span text:style-name="T4">
Zelensky thanked the United States for a new military assistance package</text:span>
</text:h>
      <text:p text:style-name="P4">
Authors: Ukrinform (Person)</text:p>
      <text:p text:style-name="P4">
Publisher: Укринформ (Organization)</text:p>
      <text:p text:style-name="P4">
Published Time: 2023-05-31T-12:41:00+03:00</text:p>
      <text:p text:style-name="P4">
Modified Time: 2023-05-31T23:41:00+03:00</text:p>
      <text:p text:style-name="P4">
Description: President Volodymyr Zelenskyy thanked the United States of America for a new defense package for Ukraine. - Ukrinform.</text:p>
      <text:p text:style-name="P4">
Images: ['<text:a xlink:type="simple" xlink:href="https://static.ukrinform.com/photos/2023_05/thumb_files/630_360_1685386836-680.jpeg" text:style-name="Internet_20_link" text:visited-style-name="Visited_20_Internet_20_Link">
630_360_16853...</text:a>
']</text:p>
      <text:p text:style-name="P4">
Tags: ['США', 'допомога', 'Зеленський', 'Війна з Росією']</text:p>
      <text:p text:style-name="P4">
Type: Article</text:p>
      <!--METADATA-->
      <text:p text:style-name="P4">
<draw:frame draw:style-name="fr1" draw:name="Image7" text:anchor-type="as-char" svg:width="6.9236in" svg:height="3.956343in" draw:z-index="0">
<draw:image xlink:href="../Images/yкринформ/2023-05-31T-12-41-00-03-00/630_360_1685386836-680.jpeg" xlink:type="simple" xlink:show="embed" xlink:actuate="onLoad" draw:mime-type="image/jpeg"/>
</draw:frame>
President Volodymyr Zelenskyy thanked the United States of America for a new defense package for Ukraine.</text:p>
      <text:p text:style-name="P4">
The head of state said this in the evening <text:a xlink:type="simple" xlink:href="https://t.me/V_Zelenskiy_official/6434" text:style-name="Internet_20_link" text:visited-style-name="Visited_20_Internet_20_Link">
video message</text:a>
, Ukrinform correspondent reports.</text:p>
      <text:p text:style-name="P4">
“I thank the United States of America, personally to the President <text:a xlink:type="simple" xlink:href="https://www.ukrinform.ua/tag-bajden" text:style-name="Internet_20_link" text:visited-style-name="Visited_20_Internet_20_Link">
Biden</text:a>
, both parties of Congress and every American - everyone who values freedom - for a new defensive package for our military, ”he said.</text:p>
      <text:p text:style-name="P4">
Zelensky stressed that missiles for Patriot, Himars, artillery and other weapons are needed for Ukraine's defense.</text:p>
      <text:p text:style-name="P4">
<text:span text:style-name="T4">
 Read also: </text:span>
 <text:a xlink:type="simple" xlink:href="https://www.ukrinform.ua/rubric-ato/3716279-ssa-gotuut-paket-oboronnoi-dopomogi-ukraini-na-300-miljoniv-zmi.html" text:style-name="Internet_20_link" text:visited-style-name="Visited_20_Internet_20_Link">
<text:span text:style-name="T4">
 USA </text:span>
 <text:span text:style-name="T4">
 </text:span>
 prepared <text:span text:style-name="T4">
 </text:span>
 Package <text:span text:style-name="T4">
 </text:span>
 defense <text:span text:style-name="T4">
 </text:span>
 assistance <text:span text:style-name="T4">
<text:span text:style-name="T5">
 Ukraine </text:span>
* for $ </text:span>
 300 <text:span text:style-name="T4">
 </text:span>
 <text:span text:style-name="T4">
 millions </text:span>
 - <text:span text:style-name="T4">
 media </text:span>
</text:a>
<text:span text:style-name="T5">
Video: Presidential Office</text:span>
</text:p>
      <text:p text:style-name="P4">
As reported <text:a xlink:type="simple" xlink:href="https://www.ukrinform.ua/rubric-ato/3716714-bilij-dim-oficijno-anonsuvav-novij-paket-vijskovoi-dopomogi-ukraini.html" text:style-name="Internet_20_link" text:visited-style-name="Visited_20_Internet_20_Link">
Ukrinform</text:a>
, White House announced the allocation of new packaging support to Ukraine on May 31.</text:p>
      <text:p text:style-name="P4">
The Pentagon's official message states that a new military aid package from the United States <text:a xlink:type="simple" xlink:href="https://www.ukrinform.ua/rubric-ato/3716730-pentagon-rozkriv-vmist-novogo-oboronnogo-paketa-dla-ukraini.html" text:style-name="Internet_20_link" text:visited-style-name="Visited_20_Internet_20_Link">
includes at least</text:a>
One and a half dozen names of weapons of and deposits that will be immediately sent to Ukraine.</text:p>
      <text:p text:style-name="P4">
News Source: <text:a xlink:type="simple" xlink:href="https://www.ukrinform.ua/rubric-ato/3716750-zelenskij-podakuvav-spolucenim-statam-za-novij-paket-vijskovoi-dopomogi.html" text:style-name="Internet_20_link" text:visited-style-name="Visited_20_Internet_20_Link">
https://www.ukrinform.ua/rubric-ato/3716750-zelenskij-podakuvav-spolucenim-statam-za-novij-paket-vijskovoi-dopomogi.html</text:a>
</text:p>
      <!--NEWS-->
      <text:h text:style-name="P10" text:outline-level="1">
<text:span text:style-name="T4">
At Lyman direction Russian army shelled Nevske, Bilohorivka of Luhansk region and Spirne of D...</text:span>
</text:h>
      <text:p text:style-name="P4">
Authors: liveuamap (Language: en)</text:p>
      <text:p text:style-name="P4">
Time: 2023-05-31T-12:44:00</text:p>
      <text:p text:style-name="P4">
Location: Luhansk (Latitude:49.07015 Longtitude:37.95279)</text:p>
      <text:p text:style-name="P4">
Videos: []</text:p>
      <text:p text:style-name="P4">
Images: []</text:p>
      <text:p text:style-name="P4">
Tags: ["Russia"]</text:p>
      <text:p text:style-name="P4">
Id: 22566742</text:p>
      <!--METADATA-->
      <text:p text:style-name="P4">
At Lyman direction Russian army shelled Nevske, Bilohorivka of Luhansk regionand Spirne of Donetsk region. Russian aviation conducted airstrikes atBilohorivka of Luhansk region and Yampolivka of Donetsk region, - GeneralStaff of Armed Forces of Ukraine says in the morning report</text:p>
      <text:p text:style-name="P4">
News Collection Link: <text:a xlink:type="simple" xlink:href="https://liveuamap.com/en/2023/31-may-at-lyman-direction-russian-army-shelled-nevske-bilohorivka" text:style-name="Internet_20_link" text:visited-style-name="Visited_20_Internet_20_Link">
https://liveuamap.com/en/2023/31-may-at-lyman-direction-russian-army-shelled-nevske-bilohorivka</text:a>
</text:p>
      <text:p text:style-name="P4">
News Source: <text:a xlink:type="simple" xlink:href="https://t.me/lumsrc/4949" text:style-name="Internet_20_link" text:visited-style-name="Visited_20_Internet_20_Link">
https://t.me/lumsrc/4949</text:a>
</text:p>
      <!--NEWS-->
      <text:h text:style-name="P10" text:outline-level="1">
<text:span text:style-name="T4">
The President of Croatia called the slogan "Glory to Ukraine" chauvinist, in OP responded</text:span>
</text:h>
      <text:p text:style-name="P4">
Authors: Ukrinform (Person)</text:p>
      <text:p text:style-name="P4">
Publisher: Укринформ (Organization)</text:p>
      <text:p text:style-name="P4">
Published Time: 2023-05-31T-14:33:00+03:00</text:p>
      <text:p text:style-name="P4">
Modified Time: 2023-05-31T23:33:00+03:00</text:p>
      <text:p text:style-name="P4">
Description: Croatia President Zoran Milanovich said that the slogan "Glory to Ukraine" has the same origin as the exclamation of Croatian Ustash - an extreme right group that operated in the country during the Second World War. - Ukrinform.</text:p>
      <text:p text:style-name="P4">
Images: ['<text:a xlink:type="simple" xlink:href="https://static.ukrinform.com/photos/2020_02/thumb_files/630_360_1582031654-203.jpg" text:style-name="Internet_20_link" text:visited-style-name="Visited_20_Internet_20_Link">
630_360_15820...</text:a>
']</text:p>
      <text:p text:style-name="P4">
Tags: ['Хорватія', 'Президент', 'Україна', 'Подоляк']</text:p>
      <text:p text:style-name="P4">
Type: Article</text:p>
      <!--METADATA-->
      <text:p text:style-name="P4">
<draw:frame draw:style-name="fr1" draw:name="Image8" text:anchor-type="as-char" svg:width="6.9236in" svg:height="3.956343in" draw:z-index="0">
<draw:image xlink:href="../Images/yкринформ/2023-05-31T-14-33-00-03-00/630_360_1582031654-203.jpg" xlink:type="simple" xlink:show="embed" xlink:actuate="onLoad" draw:mime-type="image/jpeg"/>
</draw:frame>
Presidential Croatia Zoran Milanovich stated that the slogan "Glory to Ukraine" has such a nation as the exclamation of Croatian Ustash - an extreme right group that operated in the country during the Second World War.</text:p>
      <text:p text:style-name="P4">
About it reports Ukrinform with reference to <text:a xlink:type="simple" xlink:href="https://n1info.hr/vijesti/milanovic-imam-respiratorne-alergije/" text:style-name="Internet_20_link" text:visited-style-name="Visited_20_Internet_20_Link">
N1</text:a>
.</text:p>
      <text:p text:style-name="P4">
During the awards ceremony, Zagreba Milanovich commented on the use of the right -handed Ustashev's slogan "for the house ready", which is fired in Croatia.</text:p>
      <text:p text:style-name="P4">
"There is no difference between" For the House Ready "and" Glory to Ukraine ". These are the most renowned chauvinists of the Western <text:a xlink:type="simple" xlink:href="https://www.ukrinform.ua/tag-ukraina" text:style-name="Internet_20_link" text:visited-style-name="Visited_20_Internet_20_Link">
Ukraine</text:a>
who have cooperated with the Nazis and killed thousands of Jews, Poles ... I am badly heard in Croatia, "he said.</text:p>
      <text:p text:style-name="P4">
In turn, the Adinian of the Presidential Office of Ukraine Mikhail Podolyak <text:a xlink:type="simple" xlink:href="https://twitter.com/Podolyak_M/status/1663976964988780548" text:style-name="Internet_20_link" text:visited-style-name="Visited_20_Internet_20_Link">
advised</text:a>
Milanovich is not living the myths of Russian propaganda and added that today it "already has a senseless look."</text:p>
      <text:p text:style-name="P4">
At the same time, he said, it is not necessary to fear the "right story" that "makes it strong."</text:p>
      <text:p text:style-name="P4">
<text:span text:style-name="T4">
 Read also: </text:span>
 <text:a xlink:type="simple" xlink:href="https://www.ukrinform.ua/rubric-society/3685395-magicna-j-nezborima-sila-dvoh-sliv-slava-ukraini.html" text:style-name="Internet_20_link" text:visited-style-name="Visited_20_Internet_20_Link">
magical and unbridled power of two words - "<text:span text:style-name="T4">
 glory </text:span>
<text:span text:style-name="T4">
 Ukraine </text:span>
!" </text:a>
“It is not necessary to ask the bold people who are fighting in Ukraine for their freedom and their friends, if not ready to defend their own land: it's just shameful. And yes ... Heroes are glory!Always ... ”, - Podolyak wrote.</text:p>
      <text:p text:style-name="P4">
As it was reported, earlier Croatia President Zoran Milanovich stated that <text:a xlink:type="simple" xlink:href="https://www.ukrinform.ua/rubric-polytics/3662448-prezident-horvatii-vidznacivsa-zaavami-pro-ukrainu-v-dusi-propagandi-rf.html" text:style-name="Internet_20_link" text:visited-style-name="Visited_20_Internet_20_Link">
Krymnikov would not return under the control of Ukraine</text:a>
, as Russia will apply nuclear weapons if the war begins.</text:p>
      <text:p text:style-name="P4">
Then the spokesman of the Foreign Ministry of Ukraine <text:a xlink:type="simple" xlink:href="https://www.ukrinform.ua/rubric-polytics/3662585-u-mzs-nazvali-neprijnatnimi-slova-prezidenta-horvatii-sodo-krimu.html" text:style-name="Internet_20_link" text:visited-style-name="Visited_20_Internet_20_Link">
Oleg Nikolenko called such statements unacceptable</text:a>
and suggested that Milanovich could become the president of his country with such a rhetoric in the 1990s, when Croatia fought for the preservation of her statehood, the Avibers would agree to close their eyes to the occupation of part of their country.</text:p>
      <text:p text:style-name="P4">
_ Photo: Damir Sencar/Hina/Pool/Pixsell _</text:p>
      <text:p text:style-name="P4">
News Source: <text:a xlink:type="simple" xlink:href="https://www.ukrinform.ua/rubric-polytics/3716749-prezident-horvatii-nazvav-gaslo-slava-ukraini-sovinistskim-v-op-vidreaguvali.html" text:style-name="Internet_20_link" text:visited-style-name="Visited_20_Internet_20_Link">
https://www.ukrinform.ua/rubric-polytics/3716749-prezident-horvatii-nazvav-gaslo-slava-ukraini-sovinistskim-v-op-vidreaguvali.html</text:a>
</text:p>
      <!--NEWS-->
      <text:h text:style-name="P10" text:outline-level="1">
<text:span text:style-name="T4">
JSU Bakhmut Directio Rusian Army Shelled Orikhovo-Vasylivka, Bogdanivka, Chrome, Ivanovo ...</text:span>
</text:h>
      <text:p text:style-name="P4">
Authors: liveuamap (Language: en)</text:p>
      <text:p text:style-name="P4">
Time: 2023-05-31T-14:44:00</text:p>
      <text:p text:style-name="P4">
Location: Bakhmut (Latitude:48.74238 Longtitude:38.14487)</text:p>
      <text:p text:style-name="P4">
Videos: []</text:p>
      <text:p text:style-name="P4">
Images: []</text:p>
      <text:p text:style-name="P4">
Tags: ["Russia"]</text:p>
      <text:p text:style-name="P4">
Id: 22566739</text:p>
      <!--METADATA-->
      <text:p text:style-name="P4">
At Bakhmut direction Russian army shelled Orikhovo-Vasylivka, Bohdanivka,Khromove, Ivanivske, Bila Hora, Pivnichne, Zalizne and New York of Donetskregion. Russian aviation conducted airstrikes at Vesele and missile strikenear New York of Donetsk region, - General Staff of Armed Forces of Ukrainesays in the morning report</text:p>
      <text:p text:style-name="P4">
News Collection Link: <text:a xlink:type="simple" xlink:href="https://liveuamap.com/en/2023/31-may-at-bakhmut-direction-russian-army-shelled-orikhovovasylivka" text:style-name="Internet_20_link" text:visited-style-name="Visited_20_Internet_20_Link">
https://liveuamap.com/en/2023/31-may-at-bakhmut-direction-russian-army-shelled-orikhovovasylivka</text:a>
</text:p>
      <text:p text:style-name="P4">
News Source: <text:a xlink:type="simple" xlink:href="https://t.me/lumsrc/4950" text:style-name="Internet_20_link" text:visited-style-name="Visited_20_Internet_20_Link">
https://t.me/lumsrc/4950</text:a>
</text:p>
      <!--NEWS-->
      <text:h text:style-name="P10" text:outline-level="1">
<text:span text:style-name="T4">
More than 1.5 million tons of agricultural products are accumulated in the blocked Russian port "Southern" - President</text:span>
</text:h>
      <text:p text:style-name="P4">
Authors: Ukrinform (Person)</text:p>
      <text:p text:style-name="P4">
Publisher: Укринформ (Organization)</text:p>
      <text:p text:style-name="P4">
Published Time: 2023-05-31T-16:22:00+03:00</text:p>
      <text:p text:style-name="P4">
Modified Time: 2023-05-31T23:22:00+03:00</text:p>
      <text:p text:style-name="P4">
Description: The effectiveness of international law on navigation is a globally important security factor. - Ukrinform.</text:p>
      <text:p text:style-name="P4">
Images: ['<text:a xlink:type="simple" xlink:href="https://static.ukrinform.com/photos/2023_02/thumb_files/630_360_1676909362-870.jpg" text:style-name="Internet_20_link" text:visited-style-name="Visited_20_Internet_20_Link">
630_360_16769...</text:a>
']</text:p>
      <text:p text:style-name="P4">
Tags: ['Порт', 'Зерно', 'Зеленський', 'Війна з Росією', 'Продовольча безпека']</text:p>
      <text:p text:style-name="P4">
Type: Article</text:p>
      <!--METADATA-->
      <text:p text:style-name="P4">
<draw:frame draw:style-name="fr1" draw:name="Image9" text:anchor-type="as-char" svg:width="6.9236in" svg:height="3.956343in" draw:z-index="0">
<draw:image xlink:href="../Images/yкринформ/2023-05-31T-16-22-00-03-00/630_360_1676909362-870.jpg" xlink:type="simple" xlink:show="embed" xlink:actuate="onLoad" draw:mime-type="image/jpeg"/>
</draw:frame>
The effectiveness of international law on navigation is a globally important security factor.</text:p>
      <text:p text:style-name="P4">
Volodymyr Zelenskyy said this in <text:a xlink:type="simple" xlink:href="https://www.youtube.com/watch" text:style-name="Internet_20_link" text:visited-style-name="Visited_20_Internet_20_Link">
video closer</text:a>
, reports Ukrinform.</text:p>
      <text:p text:style-name="P4">
"The world knows what is the fundamental role of our marine grain exports for food security. And in general, the safety in the Black Sea, the effectiveness of the normative law against navigation is a globally important security processor," the head of state stressed.</text:p>
      <text:p text:style-name="P4">
<text:span text:style-name="T5">
Video: <text:a xlink:type="simple" xlink:href="https://www.president.gov.ua/news/svit-znaye-yaku-fundamentalnu-rol-nash-morskij-zernovij-eksp-83289" text:style-name="Internet_20_link" text:visited-style-name="Visited_20_Internet_20_Link">
Presidential Office</text:a>
</text:span>
</text:p>
      <text:p text:style-name="P4">
The President said that all maritime countries of the world now see that it can be threatened by ports and waters if Russia comes from the hands of blocking the navigation of the Sea.</text:p>
      <text:p text:style-name="P4">
"I will only give one example. From three ports, which were agreed in the frame of the Sea Grain Initiative, the port of" Southern "is actually blocked," Zelensky said. At the same time, he added, more than one and a half -miles tons of agricultural products were accumulated there.</text:p>
      <text:p text:style-name="P4">
According to Zelensky, at least ten countries, including Turkey, Egypt, Bangladesh, China, are expected grain.</text:p>
      <text:p text:style-name="P4">
<text:span text:style-name="T4">
 Read also: </text:span>
 <text:a xlink:type="simple" xlink:href="https://www.ukrinform.ua/rubric-economy/3716743-prezident-svit-znae-aku-fundamentalnu-rol-nas-eksport-grae-dla-prodovolcoi-bezpeki.html" text:style-name="Internet_20_link" text:visited-style-name="Visited_20_Internet_20_Link">
President: The world knows what fundamental role our exports are for food security</text:a>
"Obviously, the less food is supplied to these countries, to these regions, the prices of food there, the more people in these countries lose from their family budgets," the head of the Ukrainian state explained.</text:p>
      <text:p text:style-name="P4">
That is, noticed <text:a xlink:type="simple" xlink:href="https://www.ukrinform.ua/tag-zelenskij" text:style-name="Internet_20_link" text:visited-style-name="Visited_20_Internet_20_Link">
Zelensky</text:a>
, blocking one port in Ukraine creates extremely serious risks for different peoples, and for those whose relationships with which the Russian Federation is to speculate.</text:p>
      <text:p text:style-name="P4">
The President thanked everyone who helps Ukraine increase the safety space of the Sea and presses on the Russian Federation for the unblocking of food supply.</text:p>
      <text:p text:style-name="P4">
<text:span text:style-name="T4">
 Read also: </text:span>
 <text:a xlink:type="simple" xlink:href="https://www.ukrinform.ua/rubric-economy/3713318-rosia-znovu-vdaetsa-do-avnih-porusen-zernovoi-ugodi-derzdep.html" text:style-name="Internet_20_link" text:visited-style-name="Visited_20_Internet_20_Link">
Russia again resorts to obvious violations of the "grain agreement" -state deputy</text:a>
He also informed that during his working trip to Odessa he held a meeting on the development of Ukrainian port infrastructure.</text:p>
      <text:p text:style-name="P4">
As reported by Ukrinform, Volodymyr Zelensky visited the Odessa region on May 31 on May 31.</text:p>
      <text:p text:style-name="P4">
News Source: <text:a xlink:type="simple" xlink:href="https://www.ukrinform.ua/rubric-economy/3716747-u-zablokovanomu-rf-portu-pivdennij-nakopiceni-pivtora-miljona-tonn-agroprodukcii-zelenskij.html" text:style-name="Internet_20_link" text:visited-style-name="Visited_20_Internet_20_Link">
https://www.ukrinform.ua/rubric-economy/3716747-u-zablokovanomu-rf-portu-pivdennij-nakopiceni-pivtora-miljona-tonn-agroprodukcii-zelenskij.html</text:a>
</text:p>
      <!--NEWS-->
      <text:h text:style-name="P10" text:outline-level="1">
<text:span text:style-name="T4">
JSC Avdiivka Directio Rusian Army Shelled Avdiivka, Orlovka, Pervomaisky, Netilee of Don ...</text:span>
</text:h>
      <text:p text:style-name="P4">
Authors: liveuamap (Language: en)</text:p>
      <text:p text:style-name="P4">
Time: 2023-05-31T-16:44:00</text:p>
      <text:p text:style-name="P4">
Location: Donetsk (Latitude:48.10502 Longtitude:37.55608)</text:p>
      <text:p text:style-name="P4">
Videos: []</text:p>
      <text:p text:style-name="P4">
Images: []</text:p>
      <text:p text:style-name="P4">
Tags: ["Russia"]</text:p>
      <text:p text:style-name="P4">
Id: 22566738</text:p>
      <!--METADATA-->
      <text:p text:style-name="P4">
At Avdiyivka direction Russian army shelled Avdiyivka, Orlivka, Pervomayske,Netaylove of Donetsk region. Russian aviation conducted airstrike atAvdiyivka, - General Staff of Armed Forces of Ukraine says in the morningreport</text:p>
      <text:p text:style-name="P4">
News Collection Link: <text:a xlink:type="simple" xlink:href="https://liveuamap.com/en/2023/31-may-at-avdiyivka-direction-russian-army-shelled-avdiyivka" text:style-name="Internet_20_link" text:visited-style-name="Visited_20_Internet_20_Link">
https://liveuamap.com/en/2023/31-may-at-avdiyivka-direction-russian-army-shelled-avdiyivka</text:a>
</text:p>
      <text:p text:style-name="P4">
News Source: <text:a xlink:type="simple" xlink:href="https://t.me/lumsrc/4951" text:style-name="Internet_20_link" text:visited-style-name="Visited_20_Internet_20_Link">
https://t.me/lumsrc/4951</text:a>
</text:p>
      <!--NEWS-->
      <text:h text:style-name="P10" text:outline-level="1">
<text:span text:style-name="T4">
US seeking to avoid the Third World War - White House</text:span>
</text:h>
      <text:p text:style-name="P4">
Authors: Ukrinform (Person)</text:p>
      <text:p text:style-name="P4">
Publisher: Укринформ (Organization)</text:p>
      <text:p text:style-name="P4">
Published Time: 2023-05-31T-18:15:00+03:00</text:p>
      <text:p text:style-name="P4">
Modified Time: 2023-05-31T23:15:00+03:00</text:p>
      <text:p text:style-name="P4">
Description: One of the priorities of Biden administration policy in the context of a full -scale invasion of the Russian Federation into Ukraine is to prevent the Third World War. - Ukrinform.</text:p>
      <text:p text:style-name="P4">
Images: ['<text:a xlink:type="simple" xlink:href="https://static.ukrinform.com/photos/2016_08/thumb_files/630_360_1472621188-8020.jpg" text:style-name="Internet_20_link" text:visited-style-name="Visited_20_Internet_20_Link">
630_360_14726...</text:a>
']</text:p>
      <text:p text:style-name="P4">
Tags: ['США', 'Україна', 'Білий дім', 'Війна з Росією']</text:p>
      <text:p text:style-name="P4">
Type: Article</text:p>
      <!--METADATA-->
      <text:p text:style-name="P4">
<draw:frame draw:style-name="fr1" draw:name="Image10" text:anchor-type="as-char" svg:width="6.9236in" svg:height="3.956343in" draw:z-index="0">
<draw:image xlink:href="../Images/yкринформ/2023-05-31T-18-15-00-03-00/630_360_1472621188-8020.jpg" xlink:type="simple" xlink:show="embed" xlink:actuate="onLoad" draw:mime-type="image/jpeg"/>
</draw:frame>
One of the policies of Biden administration policy in the context of a full -scale treatment of the Russian Federation to Ukraine is to prevent the Third Sea War from solving.</text:p>
      <text:p text:style-name="P4">
A representative of the US National Security Council Johnkirby said this at a briefing in the White House, Ukrinform correspondent reports.</text:p>
      <text:p text:style-name="P4">
"President Biden has three key priorities for the last 15 months. The first is to support Ukraine, and I have just announced a new package, so I think it is quite clear that we are doing it," the US administration said.</text:p>
      <text:p text:style-name="P4">
The second priority, according to him, is the support of NATO allies: “They have made our presence up to 100,000 soldiers only on the European continent and keep them there to protect(Allies - ed.)But to be sure that we fulfill our obligations to the Eastern Flang. "</text:p>
      <text:p text:style-name="P4">
The third priority is to avoid the Third World War. In this connection, Kirbin has outlined that the involvement of the United States and other NATO countries is not respectively in the interests of the US national security, but also detrimental to Ukraine's interests.</text:p>
      <text:p text:style-name="P4">
<text:span text:style-name="T4">
 Read also: </text:span>
 <text:a xlink:type="simple" xlink:href="https://www.ukrinform.ua/rubric-polytics/3713723-diskusii-z-ukrainou-sodo-majbutnoi-modeli-bezpeki-trivaut-bilij-dim.html" text:style-name="Internet_20_link" text:visited-style-name="Visited_20_Internet_20_Link">
Discussions with Ukraine regarding the future security model - White House</text:a>
“It's bad for the population throughout Europe. This is, of course, not good for the Russian Narode, ”said the administration representative <text:a xlink:type="simple" xlink:href="https://www.ukrinform.ua/tag-ssa" text:style-name="Internet_20_link" text:visited-style-name="Visited_20_Internet_20_Link">
USA</text:a>
.</text:p>
      <text:p text:style-name="P4">
At the same time, he emphasized that the United States does not dictate Ukraine, where to self -stroke: "We do not tell them how they should carry out their operations. We provide them with weapons, teach them, and give advice."</text:p>
      <text:p text:style-name="P4">
In the end, according to Kirby, the President of Zelensky and military command of Ukraine should decide what they will do from a military point.</text:p>
      <text:p text:style-name="P4">
<text:span text:style-name="T4">
 Read also: </text:span>
 <text:a xlink:type="simple" xlink:href="https://www.ukrinform.ua/rubric-ato/3713730-bilij-dim-vivcae-povidomlenna-pro-mozlive-vikoristanna-ozbroen-ssa-na-teritorii-rosii.html" text:style-name="Internet_20_link" text:visited-style-name="Visited_20_Internet_20_Link">
White House is studying the possible use of US arms in Russia</text:a>
The White House Representative also recalled that the United States and publicly and in a precarious order clearly emphasized that they did not support attacks in the Russian Russian, especially using the US weapons.</text:p>
      <text:p text:style-name="P4">
News Source: <text:a xlink:type="simple" xlink:href="https://www.ukrinform.ua/rubric-world/3716744-ssa-pragnut-uniknuti-tretoi-svitovoi-vijni-bilij-dim.html" text:style-name="Internet_20_link" text:visited-style-name="Visited_20_Internet_20_Link">
https://www.ukrinform.ua/rubric-world/3716744-ssa-pragnut-uniknuti-tretoi-svitovoi-vijni-bilij-dim.html</text:a>
</text:p>
      <!--NEWS-->
      <text:h text:style-name="P10" text:outline-level="1">
<text:span text:style-name="T4">
At Maryinka direction Russian army shelled Heorhiyivka and Pobyeda of Donetsk region. Russian...</text:span>
</text:h>
      <text:p text:style-name="P4">
Authors: liveuamap (Language: en)</text:p>
      <text:p text:style-name="P4">
Time: 2023-05-31T-18:44:00</text:p>
      <text:p text:style-name="P4">
Location: Marinka, Donetsk Oblast (Latitude:47.94556 Longtitude:37.49153)</text:p>
      <text:p text:style-name="P4">
Videos: []</text:p>
      <text:p text:style-name="P4">
Images: []</text:p>
      <text:p text:style-name="P4">
Tags: ["Russia"]</text:p>
      <text:p text:style-name="P4">
Id: 22566737</text:p>
      <!--METADATA-->
      <text:p text:style-name="P4">
At Maryinka direction Russian army shelled Heorhiyivka and Pobyeda of Donetskregion. Russian aviation conducted airstrike at Maryinka, - General Staff ofArmed Forces of Ukraine says in the morning report</text:p>
      <text:p text:style-name="P4">
News Collection Link: <text:a xlink:type="simple" xlink:href="https://liveuamap.com/en/2023/31-may-at-maryinka-direction-russian-army-shelled-heorhiyivka" text:style-name="Internet_20_link" text:visited-style-name="Visited_20_Internet_20_Link">
https://liveuamap.com/en/2023/31-may-at-maryinka-direction-russian-army-shelled-heorhiyivka</text:a>
</text:p>
      <text:p text:style-name="P4">
News Source: <text:a xlink:type="simple" xlink:href="https://t.me/lumsrc/4952" text:style-name="Internet_20_link" text:visited-style-name="Visited_20_Internet_20_Link">
https://t.me/lumsrc/4952</text:a>
</text:p>
      <!--NEWS-->
      <text:h text:style-name="P10" text:outline-level="1">
<text:span text:style-name="T4">
President: The world knows what fundamental role our exports play for food security</text:span>
</text:h>
      <text:p text:style-name="P4">
Authors: Ukrinform (Person)</text:p>
      <text:p text:style-name="P4">
Publisher: Укринформ (Organization)</text:p>
      <text:p text:style-name="P4">
Published Time: 2023-05-31T-20:03:00+03:00</text:p>
      <text:p text:style-name="P4">
Modified Time: 2023-05-31T23:03:00+03:00</text:p>
      <text:p text:style-name="P4">
Description: The world knows what fundamental role the marine grain export of Ukraine plays for food security.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Експорт', 'Зерно', 'Зеленський', 'Війна з Росією', 'Продовольча безпека']</text:p>
      <text:p text:style-name="P4">
Type: Article</text:p>
      <!--METADATA-->
      <text:p text:style-name="P4">
<draw:frame draw:style-name="fr1" draw:name="Image11" text:anchor-type="as-char" svg:width="6.9236in" svg:height="3.956343in" draw:z-index="0">
<draw:image xlink:href="../Images/yкринформ/2023-05-31T-20-03-00-03-00/630_360_1661783861-434.jpeg" xlink:type="simple" xlink:show="embed" xlink:actuate="onLoad" draw:mime-type="image/jpeg"/>
</draw:frame>
The luminosity is what is the fundamental role of Ukraine's marine exports for food security.</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www.president.gov.ua/news/svit-znaye-yaku-fundamentalnu-rol-nash-morskij-zernovij-eksp-83289" text:style-name="Internet_20_link" text:visited-style-name="Visited_20_Internet_20_Link">
Presidential Office</text:a>
</text:span>
</text:p>
      <text:p text:style-name="P4">
<text:span text:style-name="T4">
 I wish health, dear Ukrainians!</text:span>
</text:p>
      <text:p text:style-name="P4">
Today is a working trip to our Odessa.</text:p>
      <text:p text:style-name="P4">
He thanked our soldiers here for the protection of the region and all Ukraine. In particular, he visited the hospital, our wounded defenders. He wished a speedy recovery. There was an honor to hand over state awards. He thanked our doctors.</text:p>
      <text:p text:style-name="P4">
He held a special and long -term meeting on security and social confidence in the region. The management of the region, military, law enforcement.</text:p>
      <text:p text:style-name="P4">
The area is a priority in all views. It is Odessa region that is one of the foundations of our south, and therefore the state.</text:p>
      <text:p text:style-name="P4">
Very important results are in Odessa region in the Security Service of Ukraine in the counter -fighting sabotage.</text:p>
      <text:p text:style-name="P4">
There was a report by General Moskalov on the situation in the areas of responsibility Odessa. Detailed how to strengthen the defense.</text:p>
      <text:p text:style-name="P4">
They discussed in detail economic issues, jobs, social disabilities.</text:p>
      <text:p text:style-name="P4">
Held a field meeting. The constant attention of the front. Reports of commander - "Khortytsia", "Tavriya", head. Special reports of GUR and SBU leaders. Details - later. Special attention is our grain corridor, safety in the marriage.</text:p>
      <text:p text:style-name="P4">
The world knows what fundamental role our marine grain export plays for food security. And in general, the safety in the Black Sea, the effectiveness of international law against navigation is a globally important security facility. All the maritime countries of the world now see that they can threaten their exports, their waters if Russia gets off the hands of the navigation of the navigation of the Sea.</text:p>
      <text:p text:style-name="P4">
Here is just one example. Currently, of the three ports that were agreed within the Small Sea Grain Initiative, the Southern port is actually blocked. About one and a half million tons of agricultural products have been accumulated in one "Southern". At least ten countries, including Turkey, Egypt, Bangladesh, and China, are expected. Obviously, the less food is supplied to Kamirain, the higher the prices of food there, the more people lose from their family budgets.And I thank everyone in the world who helps us to increase the safety space of the Sea, who presses on Russia to unlock food supply.</text:p>
      <text:p text:style-name="P4">
He also held a meeting today on the development of our port infrastructure.</text:p>
      <text:p text:style-name="P4">
And one more.</text:p>
      <text:p text:style-name="P4">
We are working to ensure that the second half of this week is meaningful to our partners. Our internationalists do everything to make this week be able to complete the news with the necessary news.</text:p>
      <text:p text:style-name="P4">
And now I thank the United States of America, personally by Biden President, the Baydent, and every American - all who value freedom - for a new defense package for our soldiers. Petriots missiles, Himars missiles, artillery and other weapons. Need right now!</text:p>
      <text:p text:style-name="P4">
Glory to all our soldiers, who is now in battle for Ukraine, who is on combat missions. Thank you all who work for our country!</text:p>
      <text:p text:style-name="P4">
<text:span text:style-name="T4">
 Thank you, Odesso, for this day!</text:span>
</text:p>
      <text:p text:style-name="P4">
<text:span text:style-name="T4">
Glory to Ukraine!</text:span>
</text:p>
      <text:p text:style-name="P4">
<text:span text:style-name="T5">
Foto: op</text:span>
</text:p>
      <text:p text:style-name="P4">
News Source: <text:a xlink:type="simple" xlink:href="https://www.ukrinform.ua/rubric-economy/3716743-prezident-svit-znae-aku-fundamentalnu-rol-nas-eksport-grae-dla-prodovolcoi-bezpeki.html" text:style-name="Internet_20_link" text:visited-style-name="Visited_20_Internet_20_Link">
https://www.ukrinform.ua/rubric-economy/3716743-prezident-svit-znae-aku-fundamentalnu-rol-nas-eksport-grae-dla-prodovolcoi-bezpeki.html</text:a>
</text:p>
      <!--NEWS-->
      <text:h text:style-name="P10" text:outline-level="1">
<text:span text:style-name="T4">
JSC Shakhtar Directio Rusian of the Army Shelled Kalledar, Novoukrainka, Wondering, Golden H ...</text:span>
</text:h>
      <text:p text:style-name="P4">
Authors: liveuamap (Language: en)</text:p>
      <text:p text:style-name="P4">
Time: 2023-05-31T-20:44:00</text:p>
      <text:p text:style-name="P4">
Location: Velyka Novosilka (Latitude:47.83125 Longtitude:36.83664)</text:p>
      <text:p text:style-name="P4">
Videos: []</text:p>
      <text:p text:style-name="P4">
Images: []</text:p>
      <text:p text:style-name="P4">
Tags: ["Russia"]</text:p>
      <text:p text:style-name="P4">
Id: 22566736</text:p>
      <!--METADATA-->
      <text:p text:style-name="P4">
At Shakhtarske direction Russian army shelled Vuhledar, Novoukrayinka,Prechystivka, Zolota Nyva and Shakhtarske. Russian aviation conductedairstrikes at Vodyane, Prechystivka and Velyka Novosilka, - General Staff ofArmed Forces of Ukraine says in the morning report</text:p>
      <text:p text:style-name="P4">
News Collection Link: <text:a xlink:type="simple" xlink:href="https://liveuamap.com/en/2023/31-may-at-shakhtarske-direction-russian-army-shelled-vuhledar" text:style-name="Internet_20_link" text:visited-style-name="Visited_20_Internet_20_Link">
https://liveuamap.com/en/2023/31-may-at-shakhtarske-direction-russian-army-shelled-vuhledar</text:a>
</text:p>
      <text:p text:style-name="P4">
News Source: <text:a xlink:type="simple" xlink:href="https://t.me/lumsrc/4953" text:style-name="Internet_20_link" text:visited-style-name="Visited_20_Internet_20_Link">
https://t.me/lumsrc/4953</text:a>
</text:p>
      <!--NEWS-->
      <text:h text:style-name="P10" text:outline-level="1">
<text:span text:style-name="T4">
At Zaporizhzhia and Kherson directions Russian army shelled Zelene Pole, Novopil, Temyrivka o...</text:span>
</text:h>
      <text:p text:style-name="P4">
Authors: liveuamap (Language: en)</text:p>
      <text:p text:style-name="P4">
Time: 2023-05-31T-22:44:00</text:p>
      <text:p text:style-name="P4">
Location: Ukraine (Latitude:47.5639 Longtitude:35.77749)</text:p>
      <text:p text:style-name="P4">
Videos: []</text:p>
      <text:p text:style-name="P4">
Images: []</text:p>
      <text:p text:style-name="P4">
Tags: ["Russia"]</text:p>
      <text:p text:style-name="P4">
Id: 22566734</text:p>
      <!--METADATA-->
      <text:p text:style-name="P4">
At Zaporizhzhia and Kherson directions Russian army shelled Zelene Pole,Novopil, Temyrivka of Donetsk region; Olhivske, Huliaipole, Mala Tokmachka,Novodanylivka, Orikhiv, Novoandriyivka and Stepove of Zaporizhzhia region,Sadove, Komyshany, Kizomys of Kherson region, Kherson, also Ochakiv ofMykolayiv. Russian aviation conducted airstrike at Orikhov of Zaporizhzhiaregion, - General Staff of Armed Forces of Ukraine says in the morning report</text:p>
      <text:p text:style-name="P4">
News Collection Link: <text:a xlink:type="simple" xlink:href="https://liveuamap.com/en/2023/31-may-at-zaporizhzhia-and-kherson-directions-russian-army" text:style-name="Internet_20_link" text:visited-style-name="Visited_20_Internet_20_Link">
https://liveuamap.com/en/2023/31-may-at-zaporizhzhia-and-kherson-directions-russian-army</text:a>
</text:p>
      <text:p text:style-name="P4">
News Source: <text:a xlink:type="simple" xlink:href="https://t.me/lumsrc/4954" text:style-name="Internet_20_link" text:visited-style-name="Visited_20_Internet_20_Link">
https://t.me/lumsrc/4954</text:a>
</text:p>
      <!--NEWS-->
      <text:h text:style-name="P10" text:outline-level="1">
<text:span text:style-name="T4">
Determined the first pair of 1/4 finals of youth World Cup 2023 on football</text:span>
</text:h>
      <text:p text:style-name="P4">
Authors: Ukrinform (Person)</text:p>
      <text:p text:style-name="P4">
Publisher: Укринформ (Organization)</text:p>
      <text:p text:style-name="P4">
Published Time: 2023-05-31T-23:59:00+03:00</text:p>
      <text:p text:style-name="P4">
Modified Time: 2023-05-31T22:59:00+03:00</text:p>
      <text:p text:style-name="P4">
Description: In Argentina, the 23rd Drawing of the World Football Championship among youth teams (players under 20) is ongoing. - Ukrinform.</text:p>
      <text:p text:style-name="P4">
Images: ['<text:a xlink:type="simple" xlink:href="https://static.ukrinform.com/photos/2017_08/thumb_files/630_360_1503385594-9010.jpg" text:style-name="Internet_20_link" text:visited-style-name="Visited_20_Internet_20_Link">
630_360_15033...</text:a>
']</text:p>
      <text:p text:style-name="P4">
Tags: ['Чемпіонат світу', 'Футбол', 'Молодь']</text:p>
      <text:p text:style-name="P4">
Type: Article</text:p>
      <!--METADATA-->
      <text:p text:style-name="P4">
<draw:frame draw:style-name="fr1" draw:name="Image12" text:anchor-type="as-char" svg:width="6.9236in" svg:height="3.956343in" draw:z-index="0">
<draw:image xlink:href="../Images/yкринформ/2023-05-31T-23-59-00-03-00/630_360_1503385594-9010.jpg" xlink:type="simple" xlink:show="embed" xlink:actuate="onLoad" draw:mime-type="image/jpeg"/>
</draw:frame>
Vargentina continues the 23rd FIFACE CABLICATION FIFACE AGAINING AGABLE AGAINING COMMAND(Players under 20 years).</text:p>
      <text:p text:style-name="P4">
Першу чвертьфінальну пару світової першості склали Ізраїль та Бразилія,передає Укрінформ.</text:p>
      <text:p text:style-name="P4">
Ізраїль напередодні в 1/8 фіналу обіграв Узбекистан (1:0), and Brazil today drowned Tunisia(4:1).</text:p>
      <text:p text:style-name="P4">
Чветьфіналістами ЧС(U20)also became US teams that after victory over New Zealand(4:0)Will meet with the winner of the Gambius pair - Uruguay, and Colombia, who defeated Slovakia(5:1)And the rival in the match of England - Italy.</text:p>
      <text:p text:style-name="P4">
The last quarter -finalists of the youth world championship will be the winners of the ecuador - the Republic of Korea, Argentina - Nigeria.</text:p>
      <text:p text:style-name="P4">
The final of the Youth World Cup 2023 will be held on June 11 in La Plata.</text:p>
      <text:p text:style-name="P4">
<text:span text:style-name="T4">
 Read also: </text:span>
 <text:a xlink:type="simple" xlink:href="https://www.ukrinform.ua/rubric-sports/3716135-mudrik-uvijsov-do-trijki-najsvidsih-gravciv-apl-u-sezoni-202223.html" text:style-name="Internet_20_link" text:visited-style-name="Visited_20_Internet_20_Link">
Mudryk entered the top three APL players in season2022/23</text:a>
Recall that the current winner of the youth championship is the national team of Ukraine, which won the title in 2019 in Poland.</text:p>
      <text:p text:style-name="P4">
2021 Football World Cup(U20)The pandemic was not conducted.</text:p>
      <text:p text:style-name="P4">
News Source: <text:a xlink:type="simple" xlink:href="https://www.ukrinform.ua/rubric-sports/3716742-viznacilasa-persa-para-14-finalu-molodiznogo-cs2023-z-futbolu.html" text:style-name="Internet_20_link" text:visited-style-name="Visited_20_Internet_20_Link">
https://www.ukrinform.ua/rubric-sports/3716742-viznacilasa-persa-para-14-finalu-molodiznogo-cs2023-z-futbolu.html</text:a>
</text:p>
      <!--NEWS-->
      <text:h text:style-name="P10" text:outline-level="1">
<text:span text:style-name="T4">
Russian forces conducting offensive actions in Donetsk and Luhansk regions. Ukrainian militar...</text:span>
</text:h>
      <text:p text:style-name="P4">
Authors: liveuamap (Language: en)</text:p>
      <text:p text:style-name="P4">
Time: 2023-05-31T-24:44:00</text:p>
      <text:p text:style-name="P4">
Location: Kharkiv Oblast (Latitude:50.22557 Longtitude:36.59168)</text:p>
      <text:p text:style-name="P4">
Videos: []</text:p>
      <text:p text:style-name="P4">
Images: []</text:p>
      <text:p text:style-name="P4">
Tags: ["Russia"]</text:p>
      <text:p text:style-name="P4">
Id: 22566732</text:p>
      <!--METADATA-->
      <text:p text:style-name="P4">
Russian forces conducting offensive actions in Donetsk and Luhansk regions.Ukrainian military had 22 combat engagements with Russian forces nearMasutivka of Kharkiv, Novoselivske of Luhansk region, Kuzmyne, Syeverne,Maryinka, Pobyeda and Novomykhaylivka. Russian saboteur group attempted tocross state border near Zelene of Kharkiv region, - General Staff of ArmedForces of Ukraine says in the morning report</text:p>
      <text:p text:style-name="P4">
News Collection Link: <text:a xlink:type="simple" xlink:href="https://liveuamap.com/en/2023/31-may-russian-forces-conducting-offensive-actions-in-donetsk" text:style-name="Internet_20_link" text:visited-style-name="Visited_20_Internet_20_Link">
https://liveuamap.com/en/2023/31-may-russian-forces-conducting-offensive-actions-in-donetsk</text:a>
</text:p>
      <text:p text:style-name="P4">
News Source: <text:a xlink:type="simple" xlink:href="https://t.me/lumsrc/4955" text:style-name="Internet_20_link" text:visited-style-name="Visited_20_Internet_20_Link">
https://t.me/lumsrc/4955</text:a>
</text:p>
      <!--NEWS-->
      <text:h text:style-name="P10" text:outline-level="1">
<text:span text:style-name="T4">
The Ministry of Energy says raising tariffs - a forced step to pass the winter</text:span>
</text:h>
      <text:p text:style-name="P4">
Authors: Ukrinform (Person)</text:p>
      <text:p text:style-name="P4">
Publisher: Укринформ (Organization)</text:p>
      <text:p text:style-name="P4">
Published Time: 2023-05-31T-25:51:00+03:00</text:p>
      <text:p text:style-name="P4">
Modified Time: 2023-05-31T22:51:00+03:00</text:p>
      <text:p text:style-name="P4">
Description: Increasing electricity tariffs is a forced step so that Ukraine can take the next winter. - Ukrinform.</text:p>
      <text:p text:style-name="P4">
Images: ['<text:a xlink:type="simple" xlink:href="https://static.ukrinform.com/photos/2023_05/thumb_files/630_360_1683214927-997.jpg" text:style-name="Internet_20_link" text:visited-style-name="Visited_20_Internet_20_Link">
630_360_16832...</text:a>
']</text:p>
      <text:p text:style-name="P4">
Tags: ['Електроенергія', 'Енергетика', 'Тариф', 'Єдині новини']</text:p>
      <text:p text:style-name="P4">
Type: Article</text:p>
      <!--METADATA-->
      <text:p text:style-name="P4">
<draw:frame draw:style-name="fr1" draw:name="Image13" text:anchor-type="as-char" svg:width="6.9236in" svg:height="3.956343in" draw:z-index="0">
<draw:image xlink:href="../Images/yкринформ/2023-05-31T-25-51-00-03-00/630_360_1683214927-997.jpg" xlink:type="simple" xlink:show="embed" xlink:actuate="onLoad" draw:mime-type="image/jpeg"/>
</draw:frame>
Increasing electricity tariffs is a forced step so that the energy industry can take the next winter.</text:p>
      <text:p text:style-name="P4">
The Deputy Minister of Energy Farid Safarov said this on the air of the Teleterna "One News", Ukrinform correspondent reports.</text:p>
      <text:p text:style-name="P4">
“Since October 10, 2022 and for the next six months, the Ukrainian power system was one of the goals # 1 for the enemy. During this time, rapid rockets and drones were released by energy infrastructure. And unfortunately, there were 270 hits, 33 massive attacks, ”he informed.</text:p>
      <text:p text:style-name="P4">
According to the Deputy Minister, as a result of shelling, the Ukrainian energy system infactly in the history of mankind suffered such a level of losses that the world bank as of February 2023 estimated at more than $ 11 billion.</text:p>
      <text:p text:style-name="P4">
Safarov added that this figure is constantly growing, because firing of energy infrastructure occurs daily, especially in frontline areas.</text:p>
      <text:p text:style-name="P4">
<text:span text:style-name="T4">
 Read also: </text:span>
 <text:a xlink:type="simple" xlink:href="https://www.ukrinform.ua/rubric-economy/3707204-generacia-elektroenergii-povnistu-zabezpecue-potrebi-spozivaciv-ukrenergo.html" text:style-name="Internet_20_link" text:visited-style-name="Visited_20_Internet_20_Link">
electricity generation fully provides the needs of the consumers - Ukrenergo</text:a>
"The question of how to rebuild it all ... Unfortunately, the raising of tariffs is one of the key tools, how we can do it," the minister said.</text:p>
      <text:p text:style-name="P4">
He noted that Ukraine receives a large amount of humanitarian aid, funding of projects to restore energy infrastructure, but this is not enough.</text:p>
      <text:p text:style-name="P4">
“And so that(Tariff increase - ed.)- The forced step is that we can pass the passing winter, " - explained Safarov.</text:p>
      <text:p text:style-name="P4">
The deputy suggested that with the onset of the cold, the power system again becomes the precision target for the enemy, so the funds are needed to have time to make the repair of the destroyed infrastructure necessary for the winter.</text:p>
      <text:p text:style-name="P4">
The National Commission for State Regulation in the field of electricity of such such services has turned to the government with a proposal in two stages to increase <text:a xlink:type="simple" xlink:href="https://www.ukrinform.ua/tag-tarif" text:style-name="Internet_20_link" text:visited-style-name="Visited_20_Internet_20_Link">
tariffs</text:a>
To the market level, it is 5.5 UAH per kW.</text:p>
      <text:p text:style-name="P4">
<text:span text:style-name="T4">
 Read also: </text:span>
 <text:a xlink:type="simple" xlink:href="https://www.ukrinform.ua/rubric-economy/3716737-nackomisia-skasovue-z-30-cervna-cinovi-obmezenna-na-rinku-elektroenergii.html" text:style-name="Internet_20_link" text:visited-style-name="Visited_20_Internet_20_Link">
National Commission cancels from June 30 price restrictions on the electricity market</text:a>
</text:p>
      <text:p text:style-name="P4">
In this context, he clarified that on average, one family increase in electricity will lead to an increase in payments by approximately 250 UAH per month.</text:p>
      <text:p text:style-name="P4">
At the same time, the Deputy Minister assured that the state understands the risks of increasing prices for certain categories of population, so it will provide subsidies.</text:p>
      <text:p text:style-name="P4">
As it was reported, on May 30, the government meeting approved the decision to increase the electricity tariff for the population to UAH 2.64 per kW.</text:p>
      <text:p text:style-name="P4">
<text:span text:style-name="T5">
Foto: mev.gov.ua</text:span>
</text:p>
      <text:p text:style-name="P4">
News Source: <text:a xlink:type="simple" xlink:href="https://www.ukrinform.ua/rubric-economy/3716741-u-minenergetiki-kazut-so-pidvisenna-tarifiv-vimusenij-krok-dla-prohodzenna-zimi.html" text:style-name="Internet_20_link" text:visited-style-name="Visited_20_Internet_20_Link">
https://www.ukrinform.ua/rubric-economy/3716741-u-minenergetiki-kazut-so-pidvisenna-tarifiv-vimusenij-krok-dla-prohodzenna-zimi.html</text:a>
</text:p>
      <!--NEWS-->
      <text:h text:style-name="P10" text:outline-level="1">
<text:span text:style-name="T4">
In the center of Sevastopol, explosions were heard</text:span>
</text:h>
      <text:p text:style-name="P4">
Authors: Ukrinform (Person)</text:p>
      <text:p text:style-name="P4">
Publisher: Укринформ (Organization)</text:p>
      <text:p text:style-name="P4">
Published Time: 2023-05-31T-27:37:02+03:00</text:p>
      <text:p text:style-name="P4">
Modified Time: 2023-05-31T22:37:02+03:00</text:p>
      <text:p text:style-name="P4">
Description: In the center of Sevastopol, in the evening sounds of explosions and shooting.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Крим', 'Севастополь', 'Вибух', 'Військові навчання']</text:p>
      <text:p text:style-name="P4">
Type: Article</text:p>
      <!--METADATA-->
      <text:p text:style-name="P4">
<draw:frame draw:style-name="fr1" draw:name="Image14" text:anchor-type="as-char" svg:width="6.9236in" svg:height="3.956343in" draw:z-index="0">
<draw:image xlink:href="../Images/yкринформ/2023-05-31T-27-37-02-03-00/630_360_1677569405-698.jpg" xlink:type="simple" xlink:show="embed" xlink:actuate="onLoad" draw:mime-type="image/jpeg"/>
</draw:frame>
In the evening, the sounds of explosions and shooting were heard in Centresevastopol.</text:p>
      <text:p text:style-name="P4">
According to Ukrinform, the "Crimea.Realia" reports in <text:a xlink:type="simple" xlink:href="https://t.me/krymrealii/22800" text:style-name="Internet_20_link" text:visited-style-name="Visited_20_Internet_20_Link">
telegram</text:a>
.</text:p>
      <text:p text:style-name="P4">
“Our correspondent reports the shooting in the central part of Sevastopol. After that, a loud sound, similar to [rocket], was heard(https://www.ukrinform.ua/tag-raketa)Launch, ”the message reads.</text:p>
      <text:p text:style-name="P4">
<text:span text:style-name="T4">
 Read also: </text:span>
 <text:a xlink:type="simple" xlink:href="https://www.ukrinform.ua/rubric-crimea/3716499-v-okupovanomu-sevastopoli-stalasa-strilanina-bila-vijskovih-castin-zmi.html" text:style-name="Internet_20_link" text:visited-style-name="Visited_20_Internet_20_Link">
in <text:span text:style-name="T4">
 occupied </text:span>
 <text:span text:style-name="T4">
 </text:span>
 Sevastopol <text:span text:style-name="T4">
 </text:span>
 <text:span text:style-name="T4">
 There has been </text:span>
<text:span text:style-name="T4">
 shoot </text:span>
 <text:span text:style-name="T4">
 </text:span>
 near <text:span text:style-name="T4">
 </text:span>
 <text:span text:style-name="T4">
 military </text:span>
 <text:span text:style-name="T4">
 parts </text:span>
 - <text:span text:style-name="T4">
 </text:span>
 media* *</text:a>
It is also added that earlier the occupying "power" of the peninsula announced the conduct of so -called exercises.</text:p>
      <text:p text:style-name="P4">
As reported by Ukrinform, Russian <text:a xlink:type="simple" xlink:href="https://www.ukrinform.ua/rubric-crimea/3716531-okupanti-minuut-himzavod-titan-u-krimu-partizani.html" text:style-name="Internet_20_link" text:visited-style-name="Visited_20_Internet_20_Link">
invaders are changing the Titan plant</text:a>
in temporarily occupied Crimea.</text:p>
      <text:p text:style-name="P4">
_ Photo illustrative_</text:p>
      <text:p text:style-name="P4">
News Source: <text:a xlink:type="simple" xlink:href="https://www.ukrinform.ua/rubric-crimea/3716738-u-centri-sevastopola-prolunali-vibuhi.html" text:style-name="Internet_20_link" text:visited-style-name="Visited_20_Internet_20_Link">
https://www.ukrinform.ua/rubric-crimea/3716738-u-centri-sevastopola-prolunali-vibuhi.html</text:a>
</text:p>
      <!--NEWS-->
      <text:h text:style-name="P10" text:outline-level="1">
<text:span text:style-name="T4">
The Czech Senate has approved a resolution to support Ukraine as soon as possible in NATO</text:span>
</text:h>
      <text:p text:style-name="P4">
Authors: Ukrinform (Person)</text:p>
      <text:p text:style-name="P4">
Publisher: Укринформ (Organization)</text:p>
      <text:p text:style-name="P4">
Published Time: 2023-05-31T-29:37:00+03:00</text:p>
      <text:p text:style-name="P4">
Modified Time: 2023-05-31T22:37:00+03:00</text:p>
      <text:p text:style-name="P4">
Description: The Senate of the Czech Republic adopted a resolution to support Ukraine as soon as possible to organize the North Atlantic Treaty. - Ukrinform.</text:p>
      <text:p text:style-name="P4">
Images: ['<text:a xlink:type="simple" xlink:href="https://static.ukrinform.com/photos/2023_05/thumb_files/630_360_1685562237-646.jpg" text:style-name="Internet_20_link" text:visited-style-name="Visited_20_Internet_20_Link">
630_360_16855...</text:a>
']</text:p>
      <text:p text:style-name="P4">
Tags: ['Чехія', 'НАТО', 'Україна', 'Стефанчук']</text:p>
      <text:p text:style-name="P4">
Type: Article</text:p>
      <!--METADATA-->
      <text:p text:style-name="P4">
<draw:frame draw:style-name="fr1" draw:name="Image15" text:anchor-type="as-char" svg:width="6.9236in" svg:height="3.956343in" draw:z-index="0">
<draw:image xlink:href="../Images/yкринформ/2023-05-31T-29-37-00-03-00/630_360_1685562237-646.jpg" xlink:type="simple" xlink:show="embed" xlink:actuate="onLoad" draw:mime-type="image/jpeg"/>
</draw:frame>
The Senate Republic adopted a resolution to support the early entry of Ukraine to the organization of the North Atlantic Treaty.</text:p>
      <text:p text:style-name="P4">
This was reported by the Verkhovna Rada Chairman Ruslan Stefanchuk in <text:a xlink:type="simple" xlink:href="https://www.facebook.com/story.php" text:style-name="Internet_20_link" text:visited-style-name="Visited_20_Internet_20_Link">
Facebook</text:a>
, reports Ukrinform.</text:p>
      <text:p text:style-name="P4">
"Today(May 31 - Ed.)The Senate of the Czech Republic has approved an important reselination of Ukraine as soon as possible.</text:p>
      <text:p text:style-name="P4">
Stefanchuk noted that the resolution adopted, in particular, refers to the demonstration of determination and willingness to defend Euro -Atlantic values.</text:p>
      <text:p text:style-name="P4">
According to him, the document noted that the Ukrainian victory in the War of the Rivne Federation and the accession of Ukraine to <text:a xlink:type="simple" xlink:href="https://www.ukrinform.ua/tag-nato" text:style-name="Internet_20_link" text:visited-style-name="Visited_20_Internet_20_Link">
NATO</text:a>
in the interests of the safety of the Czech Republic.</text:p>
      <text:p text:style-name="P4">
The Verkhovna Rada also noted that the text of the resolution emphasizes that the Czech Republic supports the training of Ukrainian military, giving weapons and other military equipment for Ukraine in coordination with allies.</text:p>
      <text:p text:style-name="P4">
<text:span text:style-name="T4">
 Read also: </text:span>
 <text:a xlink:type="simple" xlink:href="https://www.ukrinform.ua/rubric-polytics/3716716-rosia-ne-bude-virisuvati-ci-vstupati-ukraini-v-nato-mzs-norvegii.html" text:style-name="Internet_20_link" text:visited-style-name="Visited_20_Internet_20_Link">
Russia will not decide whether to enter Ukraine in <text:span text:style-name="T4">
 NATO </text:span>
 - Norway Foreign Ministry</text:a>
In addition, Stefanchuk added that the Czech Senate emphasizes in the resolution that NATO's suicam in Vilnius should confirm the strong political commitment to Diraine, since the entry of the Ukrainian state to NATO will significantly strengthen the Alliance's military potential and retain the international order based on the UN Internal Affairs.</text:p>
      <text:p text:style-name="P4">
The speaker of the Ukrainian Parliament thanked Czech friends for the support of Ukraine.</text:p>
      <text:p text:style-name="P4">
As reported by Ukrinform, the Chairman of the Verkhovna Rada <text:a xlink:type="simple" xlink:href="https://www.ukrinform.ua/rubric-polytics/3716728-stefancuk-vizme-ucast-u-samiti-glav-parlamentiv-krain-nato-u-litvi.html" text:style-name="Internet_20_link" text:visited-style-name="Visited_20_Internet_20_Link">
Ruslan Stefanchuk will attend a visit to Lithuania</text:a>
where he will participate in the summit of the leaders of the parliaments of the Member States.</text:p>
      <text:p text:style-name="P4">
<text:span text:style-name="T5">
Foto: minib.cz</text:span>
</text:p>
      <text:p text:style-name="P4">
News Source: <text:a xlink:type="simple" xlink:href="https://www.ukrinform.ua/rubric-polytics/3716739-senat-cehii-uhvaliv-rezoluciu-pro-pidtrimku-aknajsvidsogo-vstupu-ukraini-v-nato.html" text:style-name="Internet_20_link" text:visited-style-name="Visited_20_Internet_20_Link">
https://www.ukrinform.ua/rubric-polytics/3716739-senat-cehii-uhvaliv-rezoluciu-pro-pidtrimku-aknajsvidsogo-vstupu-ukraini-v-nato.html</text:a>
</text:p>
      <!--NEWS-->
      <text:h text:style-name="P10" text:outline-level="1">
<text:span text:style-name="T4">
National Commission cancels the price restrictions on the electricity market since June 30</text:span>
</text:h>
      <text:p text:style-name="P4">
Authors: Ukrinform (Person)</text:p>
      <text:p text:style-name="P4">
Publisher: Укринформ (Organization)</text:p>
      <text:p text:style-name="P4">
Published Time: 2023-05-31T-31:19:00+03:00</text:p>
      <text:p text:style-name="P4">
Modified Time: 2023-05-31T22:19:00+03:00</text:p>
      <text:p text:style-name="P4">
Description: The National Commission for State Regulation in Energy and Utilities (NERCEP) has abolished price restrictions on the electricity market since June 30. - Ukrinform.</text:p>
      <text:p text:style-name="P4">
Images: ['<text:a xlink:type="simple" xlink:href="https://static.ukrinform.com/photos/2023_02/thumb_files/630_360_1675414663-980.jpg" text:style-name="Internet_20_link" text:visited-style-name="Visited_20_Internet_20_Link">
630_360_16754...</text:a>
']</text:p>
      <text:p text:style-name="P4">
Tags: ['Ціни', 'Електроенергія', 'Енергетика', 'НКРЕКП']</text:p>
      <text:p text:style-name="P4">
Type: Article</text:p>
      <!--METADATA-->
      <text:p text:style-name="P4">
<draw:frame draw:style-name="fr1" draw:name="Image16" text:anchor-type="as-char" svg:width="6.9236in" svg:height="3.956343in" draw:z-index="0">
<draw:image xlink:href="../Images/yкринформ/2023-05-31T-31-19-00-03-00/630_360_1675414663-980.jpg" xlink:type="simple" xlink:show="embed" xlink:actuate="onLoad" draw:mime-type="image/jpeg"/>
</draw:frame>
National Commission for State Regulation in the Fields of Energy of Icomun Services(NERCEP), abolished price restrictions on the electricity market since June 30.</text:p>
      <text:p text:style-name="P4">
According to Ukrinform, such a decision was made by the regulator at his <text:a xlink:type="simple" xlink:href="http://www.youtube.com/watch" text:style-name="Internet_20_link" text:visited-style-name="Visited_20_Internet_20_Link">
meeting</text:a>
May 31.</text:p>
      <text:p text:style-name="P4">
It is envisaged to suspend the relevant provisions of Resolution No. 332 of February 25, 20122 on determining the marginal prices in the electricity market.</text:p>
      <text:p text:style-name="P4">
It is about points that set marginal prices at the level of 2 thousand hryvnias of Zamvt-hour for hours of minimum load and 4 thousand hryvnias for MW-hours for hours of maximum load.</text:p>
      <text:p text:style-name="P4">
<text:span text:style-name="T4">
 Read also: </text:span>
 <text:a xlink:type="simple" xlink:href="https://www.ukrinform.ua/rubric-economy/3713176-nackomisia-pidvisue-tarifi-dla-oblenergo-na-2550.html" text:style-name="Internet_20_link" text:visited-style-name="Visited_20_Internet_20_Link">
National Commission raises tariffs for power companies by 25-50%</text:a>
“In our opinion, the current priced capes do not make it possible to attract imported volumes. Therefore, we would like to see the target model where the Price-Kapovated at the level of our European colleagues. But, in my opinion, the RDN and VDR Price-Kopin must correspond to prices in adjacent markets in order to import <text:a xlink:type="simple" xlink:href="https://www.ukrinform.ua/tag-elektroenergia" text:style-name="Internet_20_link" text:visited-style-name="Visited_20_Internet_20_Link">
electricity</text:a>
could bring to the country during the summer months, ”said Vladimir Kudrytsky, head of Ukrenergo.</text:p>
      <text:p text:style-name="P4">
As it was reported, on May 30, the government approved an increase in the tariff for the electric power unit to UAH 2.64/kWh.</text:p>
      <text:p text:style-name="P4">
News Source: <text:a xlink:type="simple" xlink:href="https://www.ukrinform.ua/rubric-economy/3716737-nackomisia-skasovue-z-30-cervna-cinovi-obmezenna-na-rinku-elektroenergii.html" text:style-name="Internet_20_link" text:visited-style-name="Visited_20_Internet_20_Link">
https://www.ukrinform.ua/rubric-economy/3716737-nackomisia-skasovue-z-30-cervna-cinovi-obmezenna-na-rinku-elektroenergii.html</text:a>
</text:p>
      <!--NEWS-->
      <text:h text:style-name="P10" text:outline-level="1">
<text:span text:style-name="T4">
Ukraine confidently beat Croatia in the Golden European Volleyball</text:span>
</text:h>
      <text:p text:style-name="P4">
Authors: Ukrinform (Person)</text:p>
      <text:p text:style-name="P4">
Publisher: Укринформ (Organization)</text:p>
      <text:p text:style-name="P4">
Published Time: 2023-05-31T-36:59:00+03:00</text:p>
      <text:p text:style-name="P4">
Modified Time: 2023-05-31T21:59:00+03:00</text:p>
      <text:p text:style-name="P4">
Description: Ukrainian volleyball players are robbed by V. - Ukrinform group.</text:p>
      <text:p text:style-name="P4">
Images: ['<text:a xlink:type="simple" xlink:href="https://static.ukrinform.com/photos/2023_05/thumb_files/630_360_1685559782-217.jpg" text:style-name="Internet_20_link" text:visited-style-name="Visited_20_Internet_20_Link">
630_360_16855...</text:a>
']</text:p>
      <text:p text:style-name="P4">
Tags: ['Волейбол', 'Збірна України']</text:p>
      <text:p text:style-name="P4">
Type: Article</text:p>
      <!--METADATA-->
      <text:p text:style-name="P4">
<draw:frame draw:style-name="fr1" draw:name="Image17" text:anchor-type="as-char" svg:width="6.9236in" svg:height="3.956343in" draw:z-index="0">
<draw:image xlink:href="../Images/yкринформ/2023-05-31T-36-59-00-03-00/630_360_1685559782-217.jpg" xlink:type="simple" xlink:show="embed" xlink:actuate="onLoad" draw:mime-type="image/jpeg"/>
</draw:frame>
Ukrainian volleyball players are robbed by V. Group Group</text:p>
      <text:p text:style-name="P4">
The men's national team of Ukraine won the second victory in a row in a new drawing of "Golden Euroleiga", Ukrinform reports.</text:p>
      <text:p text:style-name="P4">
Ukrainians in their second match beat the Croatia team - 3-0(25:19,25:18, 25:19).</text:p>
      <text:p text:style-name="P4">
В іншому поєдинку квартету збірна Північної Македоніії приймає командуБельгії, з якою «синьо-жовті» зіграють 3 червня.</text:p>
      <text:p text:style-name="P4">
<text:span text:style-name="T4">
Читайте також:</text:span>
 <text:a xlink:type="simple" xlink:href="https://www.ukrinform.ua/rubric-sports/3715058-ukraina-peremogla-pivnicnu-makedoniu-na-starti-colovicoi-zolotoi-evroligi-z-volejbolu.html" text:style-name="Internet_20_link" text:visited-style-name="Visited_20_Internet_20_Link">
 Україна перемогла Північну Македонію на старті чоловічоїЗолотої Євроліги з <text:span text:style-name="T4">
волейбол</text:span>
 у </text:a>
As reported by Ukrinform, at the start of the tournament Ukraine beat the Northern Managers(3:0), and Belgium - Croats(3:1).</text:p>
      <text:p text:style-name="P4">
Фото: cev.eu.</text:p>
      <text:p text:style-name="P4">
News Source: <text:a xlink:type="simple" xlink:href="https://www.ukrinform.ua/rubric-sports/3716733-ukraina-vpevneno-obigrala-horvatiu-u-zolotij-evrolizi-z-volejbolu.html" text:style-name="Internet_20_link" text:visited-style-name="Visited_20_Internet_20_Link">
https://www.ukrinform.ua/rubric-sports/3716733-ukraina-vpevneno-obigrala-horvatiu-u-zolotij-evrolizi-z-volejbolu.html</text:a>
</text:p>
      <!--NEWS-->
      <text:h text:style-name="P10" text:outline-level="1">
<text:span text:style-name="T4">
During the day the Russians fired 10 times the border of Sumy region</text:span>
</text:h>
      <text:p text:style-name="P4">
Authors: Ukrinform (Person)</text:p>
      <text:p text:style-name="P4">
Publisher: Укринформ (Organization)</text:p>
      <text:p text:style-name="P4">
Published Time: 2023-05-31T-38:50:00+03:00</text:p>
      <text:p text:style-name="P4">
Modified Time: 2023-05-31T21:50:00+03:00</text:p>
      <text:p text:style-name="P4">
Description: Russian troops carried out 10 shelling of border communities of Sumy region. - Ukrinform.</text:p>
      <text:p text:style-name="P4">
Images: ['<text:a xlink:type="simple" xlink:href="https://static.ukrinform.com/photos/2023_05/thumb_files/630_360_1684337913-737.jpg" text:style-name="Internet_20_link" text:visited-style-name="Visited_20_Internet_20_Link">
630_360_16843...</text:a>
']</text:p>
      <text:p text:style-name="P4">
Tags: ['Обстріл', 'Сумщина', 'Кордон', 'Війна з Росією']</text:p>
      <text:p text:style-name="P4">
Type: Article</text:p>
      <!--METADATA-->
      <text:p text:style-name="P4">
<draw:frame draw:style-name="fr1" draw:name="Image18" text:anchor-type="as-char" svg:width="6.9236in" svg:height="3.956343in" draw:z-index="0">
<draw:image xlink:href="../Images/yкринформ/2023-05-31T-38-50-00-03-00/630_360_1684337913-737.jpg" xlink:type="simple" xlink:show="embed" xlink:actuate="onLoad" draw:mime-type="image/jpeg"/>
</draw:frame>
Ruskivska carried out 10 shelling of border communities of Sumy region.</text:p>
      <text:p text:style-name="P4">
According to Ukrinform, the Sumy Regional Military Administration reports in <text:a xlink:type="simple" xlink:href="https://t.me/ok_pivnich1/2942" text:style-name="Internet_20_link" text:visited-style-name="Visited_20_Internet_20_Link">
telegram</text:a>
.</text:p>
      <text:p text:style-name="P4">
“During the day, the Russians made 10 shelling. 42 explosions were recorded. The Velikopisarevskaya, Essmanskaya, Krasnopil, Seredi -Buda, Shaliginsk and Yunakovsky communities were sheltered, ”the message reads.</text:p>
      <text:p text:style-name="P4">
In the Krasnopil community, the enemy made artillery <text:a xlink:type="simple" xlink:href="https://www.ukrinform.ua/tag-obstril" text:style-name="Internet_20_link" text:visited-style-name="Visited_20_Internet_20_Link">
shelling</text:a>
 (Healthy)- 12 explosions. As a result of one, the windows are knocked out in a two -storey building, the warehouses of the farm and five civilian vehicles were damaged.</text:p>
      <text:p text:style-name="P4">
As a result of another shelling -(Healthy)Eight explosions were recorded. The trapped water tower was damaged.</text:p>
      <text:p text:style-name="P4">
<text:span text:style-name="T4">
 Read also: </text:span>
 <text:a xlink:type="simple" xlink:href="https://www.ukrinform.ua/rubric-vidbudova/3715967-sumsina-potrebue-dopomogi-dla-vidnovlenna-zitla-osoblivo-u-prikordonnih-gromadah.html" text:style-name="Internet_20_link" text:visited-style-name="Visited_20_Internet_20_Link">
<text:span text:style-name="T4">
 Sumshn </text:span>
 in a need for housing recovery, especially in border communities</text:a>
In the Greater Poster community, the invaders made mortar shelling(7 blades)and shelling(4 explosions).</text:p>
      <text:p text:style-name="P4">
По Есманській громаді був мінометний обстріл (6 explosions).</text:p>
      <text:p text:style-name="P4">
По Середино-Будській громаді ворог здійснив мінометний обстріл (2 explosions).</text:p>
      <text:p text:style-name="P4">
По Юнаківській громаді також зафіксовано мінометний обстріл (3 explosions).</text:p>
      <text:p text:style-name="P4">
Як повідомляв Укрінформ, у Сумській області пожежники, які гасили вогонь післяудару російських військ,  <text:a xlink:type="simple" xlink:href="https://www.ukrinform.ua/rubric-ato/3716379-vnoci-ta-zranku-vorog-obstrilav-pat-gromad-na-sumsini.html" text:style-name="Internet_20_link" text:visited-style-name="Visited_20_Internet_20_Link">
 потрапили під обстріл.</text:a>
_ Photo illustrative _</text:p>
      <text:p text:style-name="P4">
News Source: <text:a xlink:type="simple" xlink:href="https://www.ukrinform.ua/rubric-ato/3716731-protagom-dna-rosiani-10-raziv-obstrili-prikordonni-gromadi-sumsini.html" text:style-name="Internet_20_link" text:visited-style-name="Visited_20_Internet_20_Link">
https://www.ukrinform.ua/rubric-ato/3716731-protagom-dna-rosiani-10-raziv-obstrili-prikordonni-gromadi-sumsini.html</text:a>
</text:p>
      <!--NEWS-->
      <text:h text:style-name="P10" text:outline-level="1">
<text:span text:style-name="T4">
Pentagon revealed the content of a new defense pack for Ukraine</text:span>
</text:h>
      <text:p text:style-name="P4">
Authors: Ukrinform (Person)</text:p>
      <text:p text:style-name="P4">
Publisher: Укринформ (Organization)</text:p>
      <text:p text:style-name="P4">
Published Time: 2023-05-31T-40:43:00+03:00</text:p>
      <text:p text:style-name="P4">
Modified Time: 2023-05-31T21:43:00+03:00</text:p>
      <text:p text:style-name="P4">
Description: The new US military aid package includes at least one and a half dozen weapons and ammunition that will be sent to Ukraine immediately. - Ukrinform.</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Боєприпаси', 'допомога', 'Війна з Росією']</text:p>
      <text:p text:style-name="P4">
Type: Article</text:p>
      <!--METADATA-->
      <text:p text:style-name="P4">
<draw:frame draw:style-name="fr1" draw:name="Image19" text:anchor-type="as-char" svg:width="6.9236in" svg:height="3.956343in" draw:z-index="0">
<draw:image xlink:href="../Images/yкринформ/2023-05-31T-40-43-00-03-00/630_360_1467320804-6747.jpg" xlink:type="simple" xlink:show="embed" xlink:actuate="onLoad" draw:mime-type="image/jpeg"/>
</draw:frame>
A new US military aid packet includes at least one and a half dozen and ammunition that will be sent to Ukraine immediately.</text:p>
      <text:p text:style-name="P4">
This is stated in the official message of the Pentagon, Ukrinform reports.</text:p>
      <text:p text:style-name="P4">
“Today, the Ministry of Defense has announced the allocation of additional assistance to provide critical needs for Ukraine in the field of security and defense. This is the 39th provision of weapons from the Ministry of Defense for Ukraine in Vidse 2021, ”the message said.</text:p>
      <text:p text:style-name="P4">
It is specified that the new military support package will include additional Patriots, AIM-7 AVERRIOT missiles, AVENGER air defense missiles, Stoper anti-aircraft complexes, Zuni aviation missiles.</text:p>
      <text:p text:style-name="P4">
<text:span text:style-name="T4">
 Read also: </text:span>
 [USA prepare <text:span text:style-name="T4">
 Package </text:span>
 Defense Assistance to Ukraine for $ 300 Million -(https://www.ukrinform.ua/rubric-ato/3716279-ssa-gotuut-paket-oboronnoi-dopomogi-ukraini-na-300-miljoniv-zmi.html)In addition, in the list - <text:a xlink:type="simple" xlink:href="https://www.ukrinform.ua/tag-raketa" text:style-name="Internet_20_link" text:visited-style-name="Visited_20_Internet_20_Link">
rockets</text:a>
for HIMARS systems, 155 mm and 105 mm artillery shells and 105 mm tank-tanking, high-precision aviation ammunition, ABLI-4 anti-tank Anti-tank systems.</text:p>
      <text:p text:style-name="P4">
The Pentagon also transmits the Armed Forces of the Armed Forces of Ukraine to small arms, equipment and systems for demining, blasting ammunition to eliminate interruption, night vision devices, spare parts, generators and other field equipment.</text:p>
      <text:p text:style-name="P4">
<text:span text:style-name="T4">
 Read also: </text:span>
 <text:a xlink:type="simple" xlink:href="https://www.ukrinform.ua/rubric-ato/3716721-zaluznij-i-milli-obgovorili-postacanna-ukraini-dalekobijnih-snaradiv.html" text:style-name="Internet_20_link" text:visited-style-name="Visited_20_Internet_20_Link">
<text:span text:style-name="T4">
 Zaluzhni </text:span>
 and Millie discussed the supply of Ukrainian -sized shells</text:a>
The total cost of a new defense package is about $ 300 million.</text:p>
      <text:p text:style-name="P4">
As reported by Ukrinform, the White House announced the allocation of new packaging support to Ukraine on Wednesday. The US Presidential Administration emphasized that it will continue to support our country.</text:p>
      <text:p text:style-name="P4">
News Source: <text:a xlink:type="simple" xlink:href="https://www.ukrinform.ua/rubric-ato/3716730-pentagon-rozkriv-vmist-novogo-oboronnogo-paketa-dla-ukraini.html" text:style-name="Internet_20_link" text:visited-style-name="Visited_20_Internet_20_Link">
https://www.ukrinform.ua/rubric-ato/3716730-pentagon-rozkriv-vmist-novogo-oboronnogo-paketa-dla-ukraini.html</text:a>
</text:p>
      <!--NEWS-->
      <text:h text:style-name="P10" text:outline-level="1">
<text:span text:style-name="T4">
US do not have data who stands behind the drones of the Drones in Moscow - White House</text:span>
</text:h>
      <text:p text:style-name="P4">
Authors: Ukrinform (Person)</text:p>
      <text:p text:style-name="P4">
Publisher: Укринформ (Organization)</text:p>
      <text:p text:style-name="P4">
Published Time: 2023-05-31T-42:40:06+03:00</text:p>
      <text:p text:style-name="P4">
Modified Time: 2023-05-31T21:40:06+03:00</text:p>
      <text:p text:style-name="P4">
Description: The White House National Security Council, John Kirby, stated that the United States does not currently have specific data who is behind the attacks of drones in the Russian capital. - Ukrinform.</text:p>
      <text:p text:style-name="P4">
Images: ['<text:a xlink:type="simple" xlink:href="https://static.ukrinform.com/photos/2016_08/thumb_files/630_360_1472621188-8020.jpg" text:style-name="Internet_20_link" text:visited-style-name="Visited_20_Internet_20_Link">
630_360_14726...</text:a>
']</text:p>
      <text:p text:style-name="P4">
Tags: ['Безпілотник', 'Москва', 'США', 'Війна з Росією', 'Повітряна атака']</text:p>
      <text:p text:style-name="P4">
Type: Article</text:p>
      <!--METADATA-->
      <text:p text:style-name="P4">
<draw:frame draw:style-name="fr1" draw:name="Image20" text:anchor-type="as-char" svg:width="6.9236in" svg:height="3.956343in" draw:z-index="0">
<draw:image xlink:href="../Images/yкринформ/2023-05-31T-42-40-06-03-00/630_360_1472621188-8020.jpg" xlink:type="simple" xlink:show="embed" xlink:actuate="onLoad" draw:mime-type="image/jpeg"/>
</draw:frame>
The White House National Security Council, John Kirby, stated that the connected spinarazi did not have specific data who is behind the attacks of the drone of the Porosian capital.</text:p>
      <text:p text:style-name="P4">
He stated this on Wednesday during a briefing in Washington, Ukrinform's own correspondent reports.</text:p>
      <text:p text:style-name="P4">
"We do not have specific information about who is responsible for it," the representative of Baiden administration.</text:p>
      <text:p text:style-name="P4">
He also noted that <text:a xlink:type="simple" xlink:href="https://www.ukrinform.ua/tag-ssa" text:style-name="Internet_20_link" text:visited-style-name="Visited_20_Internet_20_Link">
USA</text:a>
Do not have a name to conduct investigations about this. And he advised to address the Dukrainsky authorities to clarify the situation.</text:p>
      <text:p text:style-name="P4">
<text:span text:style-name="T4">
 Read also: </text:span>
 <text:a xlink:type="simple" xlink:href="https://www.ukrinform.ua/rubric-ato/3716725-nimeccina-zaavila-pro-pravo-ukraini-zavdavati-udariv-po-teritorii-rf.html" text:style-name="Internet_20_link" text:visited-style-name="Visited_20_Internet_20_Link">
Germany has declared the right of Ukraine to strike the Store The Russian Federation</text:a>
In response to the question of whether it is possible to consider the attack of drones on Moscow a sign of a large -scale corruption of the Armed Forces, the White House representative said that he was able to speak to the Ukrainian side.</text:p>
      <text:p text:style-name="P4">
"I would only like to say that in the last few weeks there have been a lot of combat jams," the White House spokesman said.</text:p>
      <text:p text:style-name="P4">
<text:span text:style-name="T4">
 Read also: </text:span>
 <text:a xlink:type="simple" xlink:href="https://www.ukrinform.ua/rubric-world/3716359-putin-namagaetsa-primensiti-znacenna-ataki-bpla-na-moskvu-isw.html" text:style-name="Internet_20_link" text:visited-style-name="Visited_20_Internet_20_Link">
Putin tries to diminish the value of the drones of Namoskov - isw</text:a>
As reported by Ukrinform, the day before the spokeswoman of the administration Biden Karinjan-Pierre <text:a xlink:type="simple" xlink:href="https://www.ukrinform.ua/rubric-world/3716315-stati-zbiraut-informaciu-pro-ataku-droniv-na-moskvu-sob-vstanoviti-asnist-bilij-dim.html" text:style-name="Internet_20_link" text:visited-style-name="Visited_20_Internet_20_Link">
declared</text:a>
that the United States does not support attacks in Russia. It emphasized that in Washington it is focused on providing Ukraine with weapons necessary for the liberation of all its territories.</text:p>
      <text:p text:style-name="P4">
News Source: <text:a xlink:type="simple" xlink:href="https://www.ukrinform.ua/rubric-ato/3716729-ssa-ne-maut-danih-hto-stoit-za-atakou-droniv-po-moskvi-bilij-dim.html" text:style-name="Internet_20_link" text:visited-style-name="Visited_20_Internet_20_Link">
https://www.ukrinform.ua/rubric-ato/3716729-ssa-ne-maut-danih-hto-stoit-za-atakou-droniv-po-moskvi-bilij-dim.html</text:a>
</text:p>
      <!--NEWS-->
      <text:h text:style-name="P10" text:outline-level="1">
<text:span text:style-name="T4">
Stefanchuk will participate in the NATO Parliament's Heads Summit in Lithuania</text:span>
</text:h>
      <text:p text:style-name="P4">
Authors: Ukrinform (Person)</text:p>
      <text:p text:style-name="P4">
Publisher: Укринформ (Organization)</text:p>
      <text:p text:style-name="P4">
Published Time: 2023-05-31T-44:36:40+03:00</text:p>
      <text:p text:style-name="P4">
Modified Time: 2023-05-31T21:36:40+03:00</text:p>
      <text:p text:style-name="P4">
Description: The Verkhovna Rada Chairman Ruslan Stefanchuk will attend a working visit to Lithuania, where he will take part in the summit of NATO member states. - Ukrinform.</text:p>
      <text:p text:style-name="P4">
Images: ['<text:a xlink:type="simple" xlink:href="https://static.ukrinform.com/photos/2023_04/thumb_files/630_360_1681999508-582.jpg" text:style-name="Internet_20_link" text:visited-style-name="Visited_20_Internet_20_Link">
630_360_16819...</text:a>
']</text:p>
      <text:p text:style-name="P4">
Tags: ['Литва', 'Саміт НАТО', 'Візит', 'Стефанчук']</text:p>
      <text:p text:style-name="P4">
Type: Article</text:p>
      <!--METADATA-->
      <text:p text:style-name="P4">
<draw:frame draw:style-name="fr1" draw:name="Image21" text:anchor-type="as-char" svg:width="6.9236in" svg:height="3.956343in" draw:z-index="0">
<draw:image xlink:href="../Images/yкринформ/2023-05-31T-44-36-40-03-00/630_360_1681999508-582.jpg" xlink:type="simple" xlink:show="embed" xlink:actuate="onLoad" draw:mime-type="image/jpeg"/>
</draw:frame>
Ruslan Stefanchuk Ruslan Stefanchuk will attend a working visit to Lithuania, where he will take part in the summit of the heads of NATO member state parliaments.</text:p>
      <text:p text:style-name="P4">
This was reported <text:a xlink:type="simple" xlink:href="https://www.rada.gov.ua/preview/anonsy_podij/237199.html" text:style-name="Internet_20_link" text:visited-style-name="Visited_20_Internet_20_Link">
the press service of the BP apparatus</text:a>
, reports Ukrinform.</text:p>
      <text:p text:style-name="P4">
"The purpose of the visit is to involve the parliaments of the North Atlantic Alliance of the Parliamentary Assembly of the Organization in support of Ukraine's membership in the Vilnius Vilnius Summit of the Alliance, which will take place on July 11-12 of this year," the statement reads.</text:p>
      <text:p text:style-name="P4">
The visit program also provides for a number of bilateral meetings <text:a xlink:type="simple" xlink:href="https://www.ukrinform.ua/tag-litva" text:style-name="Internet_20_link" text:visited-style-name="Visited_20_Internet_20_Link">
Lithuania</text:a>
In particular, Gitanas Nauseda, Prime Minister Ingrida Shimonite Taspicker Victoria Chmilite-Nielsen.</text:p>
      <text:p text:style-name="P4">
<text:span text:style-name="T4">
 Read also: </text:span>
 <text:a xlink:type="simple" xlink:href="https://www.ukrinform.ua/rubric-world/3716576-litva-ponovit-perevirki-na-kordoni-z-polseu-i-latvieu-pid-cas-samitu-nato.html" text:style-name="Internet_20_link" text:visited-style-name="Visited_20_Internet_20_Link">
Lithuania will renew checks on the border with Poland and Latvia during the Summit <text:span text:style-name="T4">
 NATO </text:span>
</text:a>
The Verkhovna Rada chairman will also meet the speakers of parliaments of a number of other countries.</text:p>
      <text:p text:style-name="P4">
It was reported that the NATO summit will take place in Vilnius on July 11-12.</text:p>
      <text:p text:style-name="P4">
News Source: <text:a xlink:type="simple" xlink:href="https://www.ukrinform.ua/rubric-polytics/3716728-stefancuk-vizme-ucast-u-samiti-glav-parlamentiv-krain-nato-u-litvi.html" text:style-name="Internet_20_link" text:visited-style-name="Visited_20_Internet_20_Link">
https://www.ukrinform.ua/rubric-polytics/3716728-stefancuk-vizme-ucast-u-samiti-glav-parlamentiv-krain-nato-u-litvi.html</text:a>
</text:p>
      <!--NEWS-->
      <text:h text:style-name="P10" text:outline-level="1">
<text:span text:style-name="T4">
President of the European Commission has announced a Moldova Support Package of Five Initiatives</text:span>
</text:h>
      <text:p text:style-name="P4">
Authors: Ukrinform (Person)</text:p>
      <text:p text:style-name="P4">
Publisher: Укринформ (Organization)</text:p>
      <text:p text:style-name="P4">
Published Time: 2023-05-31T-46:35:00+03:00</text:p>
      <text:p text:style-name="P4">
Modified Time: 2023-05-31T21:35:00+03:00</text:p>
      <text:p text:style-name="P4">
Description: The European Union has approved the Moldova Support Package, which includes, in particular, reducing raaming tariffs with the EU, increasing investments in the economy to 1.6 billion euros, supporting the energy sector. - Ukrinform.</text:p>
      <text:p text:style-name="P4">
Images: ['<text:a xlink:type="simple" xlink:href="https://static.ukrinform.com/photos/2023_02/thumb_files/630_360_1675442885-581.jpeg" text:style-name="Internet_20_link" text:visited-style-name="Visited_20_Internet_20_Link">
630_360_16754...</text:a>
']</text:p>
      <text:p text:style-name="P4">
Tags: ['Енергетика', 'Євросоюз', 'Молдова', 'Фон дер Ляєн']</text:p>
      <text:p text:style-name="P4">
Type: Article</text:p>
      <!--METADATA-->
      <text:p text:style-name="P4">
<draw:frame draw:style-name="fr1" draw:name="Image22" text:anchor-type="as-char" svg:width="6.9236in" svg:height="3.956343in" draw:z-index="0">
<draw:image xlink:href="../Images/yкринформ/2023-05-31T-46-35-00-03-00/630_360_1675442885-581.jpeg" xlink:type="simple" xlink:show="embed" xlink:actuate="onLoad" draw:mime-type="image/jpeg"/>
</draw:frame>
The European Union affirmed the Moldova Support Package, which includes, in particular, the decrease in the tariffs of people with the EU, an increase in investment in the economy to 1.6 billion euros, and the support of the energy sector.</text:p>
      <text:p text:style-name="P4">
The head of the European Commission Ursula von der Liaien has stated this in Chisinau in a cloth press conference with Moldova President, I have a Sanda, Ukrinform reports.</text:p>
      <text:p text:style-name="P4">
"My message to Moldova's people is that we stand with you. Mitting you at every step of your way to the European Union. Is today I am glad to declare a new package for Moldova with doublemeta: we want to support you in overcoming the consequences of war, What a widowed threshold and we want to bring you closer, "she said.</text:p>
      <text:p text:style-name="P4">
The package includes five specific initiatives. The first is to reduce the tariffs of peoples between the EU and Moldova. "Today, telecommunications operators have signed the cost I sincerely congratulate, about reducing data tariffs and vocal management starting from next year. I think it is a very good step," the European Commission head.</text:p>
      <text:p text:style-name="P4">
The second initiative is related to the provision of additional economic support - 1 mlrd euros more than planned. "Our initial goal was to get 600 million euros additional investment. Good news is that we will be almost three times in the amount. Indeed, with additional funding, which we will be able to get up to 1.6 billion euros. For Moldovan companies, so these will be direct investment in the Economy, " - said Ursula von Der Lyen.</text:p>
      <text:p text:style-name="P4">
<text:span text:style-name="T4">
 Read also: </text:span>
 <text:a xlink:type="simple" xlink:href="https://www.ukrinform.ua/rubric-economy/3716604-ukraina-dopomoze-moldovi-vidbuduvati-zaliznicnu-dilnicu.html" text:style-name="Internet_20_link" text:visited-style-name="Visited_20_Internet_20_Link">
Ukraine will help Moldova to rebuild the railway station</text:a>
According to her, the third direction concerns the support of the energy sectormold, which was injured by Russia by Russia: to the next winter. "The fourth initiative concerns Safety and Sustainability. Von Der Liaien reminded that the EU previously agreed to Moldova's assistance in the amount of 40 million euros for the financial supply and strengthening of the Armed Forces, including the help of technical training.</text:p>
      <text:p text:style-name="P4">
"Now we want to increase Moldova's support from the European Peace Fund. Michitko see ... As Russia tries to destabilize Moldova with the help of hybrid actions. Therefore, we intensify our support to increase your sustainability to hybrid threats from Russia. We have just launched a partnership mission. Tips for resolving the crisis situations of iberic threats, such as cybersecurity and counteracting foreign intervention, "said the leader of the European Commission.</text:p>
      <text:p text:style-name="P4">
<text:span text:style-name="T4">
 Read also: </text:span>
 <text:a xlink:type="simple" xlink:href="https://www.ukrinform.ua/rubric-world/3715474-sandu-proponue-stvoriti-v-moldovi-organ-dla-borotbi-z-rosijskou-propagandou.html" text:style-name="Internet_20_link" text:visited-style-name="Visited_20_Internet_20_Link">
<text:span text:style-name="T4">
 Sandu </text:span>
 offers to create in Moldova a body for struggle with Russian propaganda</text:a>
In addition, the EU will strengthen Moldova's support in carrying out reforms on the way in the EU. "That is why we will significantly increase the number of employees of our representation in Chisinau. Basically, to support you in the development of reforms, and to help you build the necessary administrativeity," von Der Lyen said.</text:p>
      <text:p text:style-name="P4">
As reported by Ukrinform, on the eve of the EU Council made the decision to spread the restriction on seven persons immediately through two sanctions: induced aimed at destabilization, undermining or threats of sovereignty of Tanzaezaezaunae of the Republic of Moldova, and for actions against territorial and independence.</text:p>
      <text:p text:style-name="P4">
<text:span text:style-name="T5">
Foto: op</text:span>
</text:p>
      <text:p text:style-name="P4">
News Source: <text:a xlink:type="simple" xlink:href="https://www.ukrinform.ua/rubric-world/3716727-prezidentka-evrokomisii-ogolosila-paket-pidtrimki-moldovi-z-pati-iniciativ.html" text:style-name="Internet_20_link" text:visited-style-name="Visited_20_Internet_20_Link">
https://www.ukrinform.ua/rubric-world/3716727-prezidentka-evrokomisii-ogolosila-paket-pidtrimki-moldovi-z-pati-iniciativ.html</text:a>
</text:p>
      <!--NEWS-->
      <text:h text:style-name="P10" text:outline-level="1">
<text:span text:style-name="T4">
Germany has declared the right of Ukraine to strike in the territory of the Russian Federation</text:span>
</text:h>
      <text:p text:style-name="P4">
Authors: Ukrinform (Person)</text:p>
      <text:p text:style-name="P4">
Publisher: Укринформ (Organization)</text:p>
      <text:p text:style-name="P4">
Published Time: 2023-05-31T-48:26:40+03:00</text:p>
      <text:p text:style-name="P4">
Modified Time: 2023-05-31T21:26:40+03:00</text:p>
      <text:p text:style-name="P4">
Description: A spokesman for Germany said that Kiev has the right to strike in Russia for self -defense. This statement has already been commented in Moscow. - Ukrinform.</text:p>
      <text:p text:style-name="P4">
Images: ['<text:a xlink:type="simple" xlink:href="https://static.ukrinform.com/photos/2022_02/thumb_files/630_360_1645403995-536.jpg" text:style-name="Internet_20_link" text:visited-style-name="Visited_20_Internet_20_Link">
630_360_16454...</text:a>
']</text:p>
      <text:p text:style-name="P4">
Tags: ['Німеччина', 'Обстріл', 'Україна', 'Росія']</text:p>
      <text:p text:style-name="P4">
Type: Article</text:p>
      <!--METADATA-->
      <text:p text:style-name="P4">
<draw:frame draw:style-name="fr1" draw:name="Image23" text:anchor-type="as-char" svg:width="6.9236in" svg:height="3.956343in" draw:z-index="0">
<draw:image xlink:href="../Images/yкринформ/2023-05-31T-48-26-40-03-00/630_360_1645403995-536.jpg" xlink:type="simple" xlink:show="embed" xlink:actuate="onLoad" draw:mime-type="image/jpeg"/>
</draw:frame>
The representative of the Germany said that Kiev has the right to strike in Russia by the self -defense. This statement has already been commented in Moscow.</text:p>
      <text:p text:style-name="P4">
As Ukrinform reports, it reports <text:a xlink:type="simple" xlink:href="https://www.dw.com/uk/berlin-zaaviv-pro-pravo-kieva-zavdavati-udariv-po-teritorii-rf-u-moskvi-vidpovili/a-65786067" text:style-name="Internet_20_link" text:visited-style-name="Visited_20_Internet_20_Link">
DW</text:a>
.</text:p>
      <text:p text:style-name="P4">
Asked on the attack of drones on Moscow on May 30, the official representative of Germany Steffen Gebestryt replied that international law allows Ukraine to strike in Russia for self -defense.</text:p>
      <text:p text:style-name="P4">
At the same time, the official Berlin opposes that such attacks are used to be German <text:a xlink:type="simple" xlink:href="https://www.ukrinform.ua/tag-zbroa" text:style-name="Internet_20_link" text:visited-style-name="Visited_20_Internet_20_Link">
weapons</text:a>
, added.</text:p>
      <text:p text:style-name="P4">
In the Russian Kremlin <text:a xlink:type="simple" xlink:href="https://www.interfax.ru/russia/904149" text:style-name="Internet_20_link" text:visited-style-name="Visited_20_Internet_20_Link">
reacted</text:a>
To this position of Germany on the strikes of Ukraine in the territory of Russia, declaring that the Ukrainian Europe sooner or later "will have to respond to their peoples, why they do it."</text:p>
      <text:p text:style-name="P4">
“Sooner or later in European states and those who have already actively climbed on the ears in this conflict(Russia's war against Ukraine - ed.), we will have to think about their peoples, why they do it, because they will not work out for the negative consequences, ” - said Dmitry Peskov Prescretarpar.</text:p>
      <text:p text:style-name="P4">
<text:span text:style-name="T4">
 Read also: </text:span>
 <text:a xlink:type="simple" xlink:href="https://www.ukrinform.ua/rubric-polytics/3716706-es-prodovzit-pidtrimuvati-ukrainu-popri-ataki-droniv-na-moskvu-mecola.html" text:style-name="Internet_20_link" text:visited-style-name="Visited_20_Internet_20_Link">
EC <text:span text:style-name="T4">
 will continue </text:span>
 <text:span text:style-name="T4">
 Support </text:span>
 <text:span text:style-name="T4">
 Ukraine </text:span>
 <text:span text:style-name="T4">
 </text:span>
 Despite <text:span text:style-name="T4">
<text:span text:style-name="T5">
* attacks </text:span>
* </text:span>
 drones <text:span text:style-name="T4">
 on </text:span>
 Moscow <text:span text:style-name="T4">
 - </text:span>
 Metzola ** *</text:a>
The representative of the government of the aggressor country believes that the negative consequences in the economical attitude of the EU country are being felt now. According to him, Germany was a week entered the recession, and inflation in the country exceeds the seven percent, which affects their level of earnings.</text:p>
      <text:p text:style-name="P4">
“Burgers will not tolerate it. They do not like to get out of the comfort zone, ”Peskov summed up.</text:p>
      <text:p text:style-name="P4">
As reported by Ukrinform, on the night of May 30, 2023 [Moscow and Moscow, about 25 drones were applied]](https://www.ukrinform.ua/rubric-world/3715937-blizko-25-bezpilotnikiv-nad-moskvou-ta-pidmoskovam-slidkom-rf-sukae-pricetnih.html).</text:p>
      <text:p text:style-name="P4">
UK Foreign Minister James Kleverli said on Tuesday that <text:a xlink:type="simple" xlink:href="https://www.ukrinform.ua/rubric-ato/3716218-ukraina-mae-pravo-zahisatisa-poza-mezami-svoih-kordoniv-mzs-britanii.html" text:style-name="Internet_20_link" text:visited-style-name="Visited_20_Internet_20_Link">
Ukraine has a legal right to defend himself and can use force</text:a>
beyond their borders.</text:p>
      <text:p text:style-name="P4">
News Source: <text:a xlink:type="simple" xlink:href="https://www.ukrinform.ua/rubric-ato/3716725-nimeccina-zaavila-pro-pravo-ukraini-zavdavati-udariv-po-teritorii-rf.html" text:style-name="Internet_20_link" text:visited-style-name="Visited_20_Internet_20_Link">
https://www.ukrinform.ua/rubric-ato/3716725-nimeccina-zaavila-pro-pravo-ukraini-zavdavati-udariv-po-teritorii-rf.html</text:a>
</text:p>
      <!--NEWS-->
      <text:h text:style-name="P10" text:outline-level="1">
<text:span text:style-name="T4">
Ukrainians will miss a series of Grand Prix from judo in Dushanbe because of the involvement of Russians and Belarus</text:span>
</text:h>
      <text:p text:style-name="P4">
Authors: Ukrinform (Person)</text:p>
      <text:p text:style-name="P4">
Publisher: Укринформ (Organization)</text:p>
      <text:p text:style-name="P4">
Published Time: 2023-05-31T-50:26:02+03:00</text:p>
      <text:p text:style-name="P4">
Modified Time: 2023-05-31T21:26:02+03:00</text:p>
      <text:p text:style-name="P4">
Description: The national team of Ukraine withdrew its application from the Grand Prix tournament in Dushanbe (Tajikistan). - Ukrinform.</text:p>
      <text:p text:style-name="P4">
Images: ['<text:a xlink:type="simple" xlink:href="https://static.ukrinform.com/photos/2023_05/thumb_files/630_360_1685557464-860.jpg" text:style-name="Internet_20_link" text:visited-style-name="Visited_20_Internet_20_Link">
630_360_16855...</text:a>
']</text:p>
      <text:p text:style-name="P4">
Tags: ['Агресія РФ', 'Збірна України', 'Дзюдо']</text:p>
      <text:p text:style-name="P4">
Type: Article</text:p>
      <!--METADATA-->
      <text:p text:style-name="P4">
<draw:frame draw:style-name="fr1" draw:name="Image24" text:anchor-type="as-char" svg:width="6.9236in" svg:height="3.956343in" draw:z-index="0">
<draw:image xlink:href="../Images/yкринформ/2023-05-31T-50-26-02-03-00/630_360_1685557464-860.jpg" xlink:type="simple" xlink:show="embed" xlink:actuate="onLoad" draw:mime-type="image/jpeg"/>
</draw:frame>
The national team has recalled its application from the Grand Prix Tournament(Grand Prix)In Dushanbe(Tajikistan).</text:p>
      <text:p text:style-name="P4">
Як повідомляє Федерація дзюдо України (<text:a xlink:type="simple" xlink:href="https://ukrainejudo.com/news/4249-zbirna-ukrajini-vidklikala-svoyu-zayavku-z-turniru-seriji-grand-prix-v-dushanbe" text:style-name="Internet_20_link" text:visited-style-name="Visited_20_Internet_20_Link">
FDU</text:a>
 ), next after the Grandprix series tournament in the Austrian Linza on the International Calendar of Competitions there is an analytical tournament in the capital of Tajikistan Dushanbe(June 2-4), reports Ukrinform.</text:p>
      <text:p text:style-name="P4">
The Ukrainian national team was planning to participate in the tournament, but within a few days of the beginning it was forced to withdraw its application.</text:p>
      <text:p text:style-name="P4">
This is due to the fact that the International Judo Federation(IJF)She registered for the Spare in the tournament representatives of Russia and Belarus as "individual neutral athletes". The application for the tournament contains 11 representatives of aggressors - two Belarusian and nine Russian judoists.</text:p>
      <text:p text:style-name="P4">
<text:span text:style-name="T4">
 Read also: </text:span>
 <text:a xlink:type="simple" xlink:href="https://www.ukrinform.ua/rubric-sports/3713659-gutcajt-miznarodna-federacia-dzudo-zrobila-vse-navpaki-rekomendaciam-olimpijskogo-komitetu.html" text:style-name="Internet_20_link" text:visited-style-name="Visited_20_Internet_20_Link">
Gutzait: International Federation <text:span text:style-name="T4">
 Judo </text:span>
 Made the Recommendations of the Olympic Committee</text:a>
Currently, the Ukrainian team of 14 athletes is at a training meeting in Slovak Shamorin. This gathering was first and foremost deployed for the preparation of the team for European games, which will be held in early July in Poland. The collection in Shamorina will continue until June 11, after which the Command will go to the Croatian Pole, where from June 12 to June 19, the international training camp under the auspices of the European Judo Federation will be held(Aisle).</text:p>
      <text:p text:style-name="P4">
Найближчими турнірами, в яких планується участь українських дзюдоїстів,стануть Кубок Європи серед юніорів в чеській Празі (June 3-4)as well as Grand Slam tournament in Kazakhstan Astana(June 16-18), provided that it will not be present representatives of aggressors.</text:p>
      <text:p text:style-name="P4">
News Source: <text:a xlink:type="simple" xlink:href="https://www.ukrinform.ua/rubric-sports/3716724-ukrainci-propustat-seriu-granpri-z-dzudo-v-dusanbe-cerez-ucast-rosian-ta-bilorusiv.html" text:style-name="Internet_20_link" text:visited-style-name="Visited_20_Internet_20_Link">
https://www.ukrinform.ua/rubric-sports/3716724-ukrainci-propustat-seriu-granpri-z-dzudo-v-dusanbe-cerez-ucast-rosian-ta-bilorusiv.html</text:a>
</text:p>
      <!--NEWS-->
      <text:h text:style-name="P10" text:outline-level="1">
<text:span text:style-name="T4">
Zaluzhni and Millie discussed the supply to Ukraine with long -range shells</text:span>
</text:h>
      <text:p text:style-name="P4">
Authors: Ukrinform (Person)</text:p>
      <text:p text:style-name="P4">
Publisher: Укринформ (Organization)</text:p>
      <text:p text:style-name="P4">
Published Time: 2023-05-31T-52:19:42+03:00</text:p>
      <text:p text:style-name="P4">
Modified Time: 2023-05-31T21:19:42+03:00</text:p>
      <text:p text:style-name="P4">
Description: The Commander -in -Chief of the Armed Forces of Ukraine Valery Zaluzhny discussed with the Chairman of the Joint Committee of US Chiefs of Staff, General Milly Millie supply of the necessary arms Armed Forces, including long -range shells. - Ukrinform.</text:p>
      <text:p text:style-name="P4">
Images: ['<text:a xlink:type="simple" xlink:href="https://static.ukrinform.com/photos/2023_03/thumb_files/630_360_1679686596-447.jpg" text:style-name="Internet_20_link" text:visited-style-name="Visited_20_Internet_20_Link">
630_360_16796...</text:a>
']</text:p>
      <text:p text:style-name="P4">
Tags: ['США', 'ЗСУ', 'Валерій Залужний', 'Війна з Росією', 'Марк Міллі ']</text:p>
      <text:p text:style-name="P4">
Type: Article</text:p>
      <!--METADATA-->
      <text:p text:style-name="P4">
<draw:frame draw:style-name="fr1" draw:name="Image25" text:anchor-type="as-char" svg:width="6.9236in" svg:height="3.956343in" draw:z-index="0">
<draw:image xlink:href="../Images/yкринформ/2023-05-31T-52-19-42-03-00/630_360_1679686596-447.jpg" xlink:type="simple" xlink:show="embed" xlink:actuate="onLoad" draw:mime-type="image/jpeg"/>
</draw:frame>
The Commander -in -Chief of the Armed Forces of Ukraine Valery Zaluzhny discussed from the chairman of the United States Headquarters, General Milly Millie supplying Armed Forces, including long -range shells.</text:p>
      <text:p text:style-name="P4">
Zaluzhny reported this in <text:a xlink:type="simple" xlink:href="https://t.me/CinCAFU/508" text:style-name="Internet_20_link" text:visited-style-name="Visited_20_Internet_20_Link">
telegram</text:a>
, reports Ukrinform.</text:p>
      <text:p text:style-name="P4">
"He had a telephone conversation with the Chairman of the Joint Committee of Chiefs of Staff General Mark Millie ... They paid attention to the issue of supply of weapons, military equipment and ammunition. Among priority needs are long -range, ”said the Commander -in -Chief of the Armed Forces.</text:p>
      <text:p text:style-name="P4">
He noted that Millie told about the situation on the front, further planning forces on the liberation of the Ukrainian territory, as well as the possible effects of the eight.</text:p>
      <text:p text:style-name="P4">
<text:span text:style-name="T4">
 Read also: </text:span>
 <text:a xlink:type="simple" xlink:href="https://www.ukrinform.ua/rubric-ato/3716280-u-op-prokomentuvali-ogolosenna-rosii-u-rozsuk-zaluznogo-i-sirskogo.html" text:style-name="Internet_20_link" text:visited-style-name="Visited_20_Internet_20_Link">
U OP commented on Russia's announcement in the "wanted" of Zaluzhny and Syrsky</text:a>
In addition, Zaluzhny informed the Chairman of the Joint Committee of Chiefs of Standards <text:a xlink:type="simple" xlink:href="https://www.ukrinform.ua/tag-ssa" text:style-name="Internet_20_link" text:visited-style-name="Visited_20_Internet_20_Link">
USA</text:a>
About Russian massive attackers and ballistic missiles, percussion drones and controlled abyabombs.</text:p>
      <text:p text:style-name="P4">
In this connection, Zaluzhny emphasized that it is important to work on enhancing the protrusion of Ukraine at the expense of additional systems and fighters FL-16.</text:p>
      <text:p text:style-name="P4">
<text:span text:style-name="T4">
 Read also: </text:span>
 <text:a xlink:type="simple" xlink:href="https://www.ukrinform.ua/rubric-ato/3714223-milli-vpevnenij-so-rosia-ne-vigrae-cu-vijnu.html" text:style-name="Internet_20_link" text:visited-style-name="Visited_20_Internet_20_Link">
<text:span text:style-name="T4">
 Milli </text:span>
 sure Russia is not winning this war</text:a>
“They agreed to maintain the dialogue in the future. I thank General Millie for the consistent inepochite support of Ukraine, ”summed up the Commander -in -Chief of the Armed Forces.</text:p>
      <text:p text:style-name="P4">
As reported by Ukrinform, <text:a xlink:type="simple" xlink:href="https://www.ukrinform.ua/rubric-ato/3712896-u-ssa-planuut-postacanna-f16-do-ukraini-ne-ranise-niz-za-dekilka-misaciv.html" text:style-name="Internet_20_link" text:visited-style-name="Visited_20_Internet_20_Link">
the United States consider</text:a>
Priority to provide Ukraine with F-16 aircraft. This should begin to be implemented in the interaction of rinses and partners in the coming months.</text:p>
      <text:p text:style-name="P4">
News Source: <text:a xlink:type="simple" xlink:href="https://www.ukrinform.ua/rubric-ato/3716721-zaluznij-i-milli-obgovorili-postacanna-ukraini-dalekobijnih-snaradiv.html" text:style-name="Internet_20_link" text:visited-style-name="Visited_20_Internet_20_Link">
https://www.ukrinform.ua/rubric-ato/3716721-zaluznij-i-milli-obgovorili-postacanna-ukraini-dalekobijnih-snaradiv.html</text:a>
</text:p>
      <!--NEWS-->
      <text:h text:style-name="P10" text:outline-level="1">
<text:span text:style-name="T4">
In the Bakhmut direction of the Armed Forces a day destroyed 78 invaders - a creep</text:span>
</text:h>
      <text:p text:style-name="P4">
Authors: Ukrinform (Person)</text:p>
      <text:p text:style-name="P4">
Publisher: Укринформ (Organization)</text:p>
      <text:p text:style-name="P4">
Published Time: 2023-05-31T-54:14:00+03:00</text:p>
      <text:p text:style-name="P4">
Modified Time: 2023-05-31T21:14:00+03:00</text:p>
      <text:p text:style-name="P4">
Description: Defense forces have been destroyed in the Bakhmut direction over the last day and wounded 121 Russian invaders. - Ukrinform.</text:p>
      <text:p text:style-name="P4">
Images: ['<text:a xlink:type="simple" xlink:href="https://static.ukrinform.com/photos/2022_04/thumb_files/630_360_1649246846-820.jpg" text:style-name="Internet_20_link" text:visited-style-name="Visited_20_Internet_20_Link">
630_360_16492...</text:a>
']</text:p>
      <text:p text:style-name="P4">
Tags: ['Бахмут', 'Обстріл', 'ЗСУ', 'Війна з Росією', 'Єдині новини', 'Сергій Череватий']</text:p>
      <text:p text:style-name="P4">
Type: Article</text:p>
      <!--METADATA-->
      <text:p text:style-name="P4">
<draw:frame draw:style-name="fr1" draw:name="Image26" text:anchor-type="as-char" svg:width="6.9236in" svg:height="3.956343in" draw:z-index="0">
<draw:image xlink:href="../Images/yкринформ/2023-05-31T-54-14-00-03-00/630_360_1649246846-820.jpg" xlink:type="simple" xlink:show="embed" xlink:actuate="onLoad" draw:mime-type="image/jpeg"/>
</draw:frame>
For the last day, for the last day, 121 Russian invaders have been destroyed in the Bakhmut direction.</text:p>
      <text:p text:style-name="P4">
The spokesman of the Eastern Urgent Armed Forces of the Armed Forces Sergey Cherevaty reported this on the air of the Televahorphone "Unified News", Ukrinform correspondent reports.</text:p>
      <text:p text:style-name="P4">
According to Cherevatya, in the last days in the Bakhmut direction there were not more than two or three clashes: “Yesterday there were no clashes. Today there was a two -day twin. ”</text:p>
      <text:p text:style-name="P4">
At the same time, he noted that the enemy used artillery tightly. "343 times for the Russian troops covered Ukrainian positions with different types and calibramartileer shells and carried out one aircraft alarmal," Cherevaty said.</text:p>
      <text:p text:style-name="P4">
<text:span text:style-name="T4">
 Read also: </text:span>
 <text:a xlink:type="simple" xlink:href="https://www.ukrinform.ua/rubric-other_news/3716025-sili-oboroni-obstrilali-vagnerivciv-aki-vihodili-z-bahmuta-80-zagiblih-ta-119-poranenih.html" text:style-name="Internet_20_link" text:visited-style-name="Visited_20_Internet_20_Link">
Defense Forces fired at the Wagnerians, which came out of <text:span text:style-name="T4">
 Bakhmut </text:span>
 a - 80 dead and 119 wounded</text:a>
The spokesman stressed that Ukrainian <text:a xlink:type="simple" xlink:href="https://www.ukrinform.ua/tag-zsu" text:style-name="Internet_20_link" text:visited-style-name="Visited_20_Internet_20_Link">
military</text:a>
They are also constantly struck by the enemy's positions.</text:p>
      <text:p text:style-name="P4">
“As a result of these blows, 78 invaders were destroyed in the Bakhmut direction, 121 were injured. The self-propelled artillery installation "Hyacinth", the anti-aircraft gun C-60, anti-tank rocket complex, two field-plants with ammunition, a composition with fuel and lubricants and three commandments were also destroyed, "-said Cherevaty.</text:p>
      <text:p text:style-name="P4">
<text:span text:style-name="T4">
 Read also: </text:span>
 <text:a xlink:type="simple" xlink:href="https://www.ukrinform.ua/rubric-ato/3716093-u-peredmisti-bahmuta-zsu-prizupinili-ruh-dla-vikonanna-vijskovih-zadac-malar.html" text:style-name="Internet_20_link" text:visited-style-name="Visited_20_Internet_20_Link">
in the suburbs <text:span text:style-name="T4">
 Bakhmut </text:span>
 And the Armed Forces suspended movement for military tasks - painter</text:a>
As it was reported, Deputy Minister of Defense Anna Malyar stated that the intensity of the offensive actions of Russian troops in the Bakhmut direction decreased significantly, but at the same time shelling increased.</text:p>
      <text:p text:style-name="P4">
News Source: <text:a xlink:type="simple" xlink:href="https://www.ukrinform.ua/rubric-ato/3716720-na-bahmutskomu-napramku-zsu-za-dobu-znisili-78-zagarbnikiv-cerevatij.html" text:style-name="Internet_20_link" text:visited-style-name="Visited_20_Internet_20_Link">
https://www.ukrinform.ua/rubric-ato/3716720-na-bahmutskomu-napramku-zsu-za-dobu-znisili-78-zagarbnikiv-cerevatij.html</text:a>
</text:p>
      <!--NEWS-->
      <text:h text:style-name="P10" text:outline-level="1">
<text:span text:style-name="T4">
The Polish Government will order additional artsnamers for the army</text:span>
</text:h>
      <text:p text:style-name="P4">
Authors: Ukrinform (Person)</text:p>
      <text:p text:style-name="P4">
Publisher: Укринформ (Organization)</text:p>
      <text:p text:style-name="P4">
Published Time: 2023-05-31T-56:11:00+03:00</text:p>
      <text:p text:style-name="P4">
Modified Time: 2023-05-31T21:11:00+03:00</text:p>
      <text:p text:style-name="P4">
Description: The Polish Government plans to sign an agreement with domestic enterprises of the defense-industrial complex on additional purchase of 155 mm and 120 mm artillery shells and 120 mm for the needs of the army. - Ukrinform.</text:p>
      <text:p text:style-name="P4">
Images: ['<text:a xlink:type="simple" xlink:href="https://static.ukrinform.com/photos/2023_01/thumb_files/630_360_1674605069-886.jpg" text:style-name="Internet_20_link" text:visited-style-name="Visited_20_Internet_20_Link">
630_360_16746...</text:a>
']</text:p>
      <text:p text:style-name="P4">
Tags: ['Армія', 'Польща', 'Боєприпаси']</text:p>
      <text:p text:style-name="P4">
Type: Article</text:p>
      <!--METADATA-->
      <text:p text:style-name="P4">
<draw:frame draw:style-name="fr1" draw:name="Image27" text:anchor-type="as-char" svg:width="6.9236in" svg:height="3.956343in" draw:z-index="0">
<draw:image xlink:href="../Images/yкринформ/2023-05-31T-56-11-00-03-00/630_360_1674605069-886.jpg" xlink:type="simple" xlink:show="embed" xlink:actuate="onLoad" draw:mime-type="image/jpeg"/>
</draw:frame>
The Government plans to sign an agreement with the domestic enterprises of the defense-industrial complex on additional purchase of artillery shells of caliber 155 mm and 120 mm for the needs of the army.</text:p>
      <text:p text:style-name="P4">
Signing an agreement with the participation of Vitremier -Minister - Minister of National Defense Mariusz Blaschak <text:a xlink:type="simple" xlink:href="https://www.gov.pl/web/obrona-narodowa/podpisanie-umowy-na-dostawy-amunicji-artyleryjskiej-dla-wojska-polskiego" text:style-name="Internet_20_link" text:visited-style-name="Visited_20_Internet_20_Link">
announced</text:a>
The defense department, Ukrinform correspondent reports.</text:p>
      <text:p text:style-name="P4">
It is noted that the signing of the framework agreement on the supply of armed forces of artillery shells of the caliber 155 mm with the possibility of obtaining a different type <text:a xlink:type="simple" xlink:href="https://www.ukrinform.ua/tag-boepripasi" text:style-name="Internet_20_link" text:visited-style-name="Visited_20_Internet_20_Link">
shells</text:a>
120mm caliber will take place on June 1.</text:p>
      <text:p text:style-name="P4">
The agreement will be concluded by the Agency of Poland and the consortium of PGZ-Amunicja companies.</text:p>
      <text:p text:style-name="P4">
<text:span text:style-name="T4">
 Read also: </text:span>
 <text:a xlink:type="simple" xlink:href="https://www.ukrinform.ua/rubric-world/3681560-moraveckij-skazav-naviso-polsi-najbilsa-v-evropi-suhoputna-armia.html" text:style-name="Internet_20_link" text:visited-style-name="Visited_20_Internet_20_Link">
<text:span text:style-name="T4">
 Moravetsky </text:span>
 <text:span text:style-name="T4">
 </text:span>
 said <text:span text:style-name="T4">
, </text:span>
 Why <text:span text:style-name="T4">
 </text:span>
 Poland <text:span text:style-name="T4">
<text:span text:style-name="T5">
 the largest </text:span>
* in </text:span>
 in Europe <text:span text:style-name="T4">
 </text:span>
 <text:span text:style-name="T4">
 Land </text:span>
 <text:span text:style-name="T4">
 </text:span>
 Army ** </text:a>
As it was reported, at the end of March, the Polish government approved the Program for the Procurement of State and Private Companies of Domestic OPC [increase the production of ammunition for the Polish army and the Armed Forces of Ukraine]](https://www.ukrinform.ua/rubric-world/3689047-urad-polsi-zakupit-800-tisac-boepripasiv-na-28-milarda.html)and decided to allocate 12 billion zlotys(About $ 22.8 billion)800,000 ammunition for purchase.</text:p>
      <text:p text:style-name="P4">
The Polish enterprise of the Dezamet S.A OPC will deploy additional production power for ammunition, including the needs of the Armed Forces.</text:p>
      <text:p text:style-name="P4">
News Source: <text:a xlink:type="simple" xlink:href="https://www.ukrinform.ua/rubric-world/3716552-urad-polsi-zamovit-dodatkovi-artsnaradi-dla-armii.html" text:style-name="Internet_20_link" text:visited-style-name="Visited_20_Internet_20_Link">
https://www.ukrinform.ua/rubric-world/3716552-urad-polsi-zamovit-dodatkovi-artsnaradi-dla-armii.html</text:a>
</text:p>
      <!--NEWS-->
      <text:h text:style-name="P10" text:outline-level="1">
<text:span text:style-name="T4">
In Bakhmut during a full -scale war, 204 civilians were killed</text:span>
</text:h>
      <text:p text:style-name="P4">
Authors: Ukrinform (Person)</text:p>
      <text:p text:style-name="P4">
Publisher: Укринформ (Organization)</text:p>
      <text:p text:style-name="P4">
Published Time: 2023-05-31T-58:07:00+03:00</text:p>
      <text:p text:style-name="P4">
Modified Time: 2023-05-31T21:07:00+03:00</text:p>
      <text:p text:style-name="P4">
Description: In Bakhmut of the Donetsk region, from the beginning of a full -scale invasion of Russia, 204 civilians have been killed in Ukraine and 505 were injured, including killed four children and 17 more were injured. - Ukrinform.</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Загибель', 'Війна з Росією']</text:p>
      <text:p text:style-name="P4">
Type: Article</text:p>
      <!--METADATA-->
      <text:p text:style-name="P4">
<draw:frame draw:style-name="fr1" draw:name="Image28" text:anchor-type="as-char" svg:width="6.9236in" svg:height="3.956343in" draw:z-index="0">
<draw:image xlink:href="../Images/yкринформ/2023-05-31T-58-07-00-03-00/630_360_1682412643-256.png" xlink:type="simple" xlink:show="embed" xlink:actuate="onLoad" draw:mime-type="image/png"/>
</draw:frame>
In the Bakhmutidon region, from the beginning of a full -scale invasion of Russia in Ukraine, 204 civilians and 505 were injured, in particular, four children were killed.</text:p>
      <text:p text:style-name="P4">
About it in <text:a xlink:type="simple" xlink:href="https://www.ukrinform.ua/rubric-regions/3716528-oleksij-reva-mer-bahmuta.html" text:style-name="Internet_20_link" text:visited-style-name="Visited_20_Internet_20_Link">
interview Ukrinform</text:a>
Oleksiy Reva, city head, reported.</text:p>
      <text:p text:style-name="P4">
“We, Bakhmutians, have lost a lot. But the worst loss is human lives. At the beginning of the war, 505 of our inhabitants were injured from mine-explosive injuries, including 17 children. Unfortunately 204 <text:a xlink:type="simple" xlink:href="https://www.ukrinform.ua/tag-zagibel" text:style-name="Internet_20_link" text:visited-style-name="Visited_20_Internet_20_Link">
killed</text:a>
, among them four children(According to data on May 29, 2023 - ed)”,” Said the official.</text:p>
      <text:p text:style-name="P4">
He recalled that about 80,000 people lived in a full -scale invasion of Russia in the Bakhmut Gromad, among which 70,000 are residents of residents. Today there are about 500 people in the city. The residents of Bakhmut, escaping from the war, went away throughout Ukraine, many went abroad.</text:p>
      <text:p text:style-name="P4">
<text:span text:style-name="T4">
 Read also: </text:span>
 [on <text:span text:style-name="T4">
 Bakhmut </text:span>
 in the direction(https://www.ukrinform.ua/rubric-ato/3716713-na-bahmutskomu-napramku-rosiani-perejsli-v-oboronu-malar.html)“In order to support our countrymen, the Bakhmut City Military Administration had opened centers/support centers in Dnipro, Kiev, Kharkiv, Odessa, Poltava, Kryvyi Rih, Yellow Waters and Konstantinovka. As part of the cooperation with the Zaprov City Military Administration, we also support our Bakhmutians who live temporarily in Kropyvnytskyi, ”the city chairman said.</text:p>
      <text:p text:style-name="P4">
As it was reported, the Russian army began fighting for the city of Bakhmut of the Donetsk region on August 1, 2023. It became the most blatant battle in the war of Russian opposite Ukraine. Bakhmut battles continue, the Russians have not yet been able to fully seize the city.</text:p>
      <text:p text:style-name="P4">
News Source: <text:a xlink:type="simple" xlink:href="https://www.ukrinform.ua/rubric-ato/3716719-u-bahmuti-za-cas-povnomasstabnoi-vijni-zaginuli-204-civilnih.html" text:style-name="Internet_20_link" text:visited-style-name="Visited_20_Internet_20_Link">
https://www.ukrinform.ua/rubric-ato/3716719-u-bahmuti-za-cas-povnomasstabnoi-vijni-zaginuli-204-civilnih.html</text:a>
</text:p>
      <!--NEWS-->
      <text:h text:style-name="P10" text:outline-level="1">
<text:span text:style-name="T4">
Russia will not decide whether to join Ukraine in NATO - the Foreign Ministry of Norway</text:span>
</text:h>
      <text:p text:style-name="P4">
Authors: Ukrinform (Person)</text:p>
      <text:p text:style-name="P4">
Publisher: Укринформ (Organization)</text:p>
      <text:p text:style-name="P4">
Published Time: 2023-05-31T-60:00:00+03:00</text:p>
      <text:p text:style-name="P4">
Modified Time: 2023-05-31T21:00:00+03:00</text:p>
      <text:p text:style-name="P4">
Description: NATO countries will not allow Russia to decide when Ukraine will be able to join the Alliance. - Ukrinform.</text:p>
      <text:p text:style-name="P4">
Images: ['<text:a xlink:type="simple" xlink:href="https://static.ukrinform.com/photos/2019_10/thumb_files/630_360_1570969573-166.jpg" text:style-name="Internet_20_link" text:visited-style-name="Visited_20_Internet_20_Link">
630_360_15709...</text:a>
']</text:p>
      <text:p text:style-name="P4">
Tags: ['НАТО', 'Норвегія', 'Україна', 'Росія']</text:p>
      <text:p text:style-name="P4">
Type: Article</text:p>
      <!--METADATA-->
      <text:p text:style-name="P4">
<draw:frame draw:style-name="fr1" draw:name="Image29" text:anchor-type="as-char" svg:width="6.9236in" svg:height="3.956343in" draw:z-index="0">
<draw:image xlink:href="../Images/yкринформ/2023-05-31T-60-00-00-03-00/630_360_1570969573-166.jpg" xlink:type="simple" xlink:show="embed" xlink:actuate="onLoad" draw:mime-type="image/jpeg"/>
</draw:frame>
Countries will not allow Russia to decide when Ukraine will be able to join the Alliance.</text:p>
      <text:p text:style-name="P4">
This was stated by Norwegian Foreign Minister Annikin Hetfeldt with colleagues from other NATO countries, Ukrinform reports, citing <text:a xlink:type="simple" xlink:href="https://www.reuters.com/world/europe/moscow-will-get-no-say-decision-kyivs-nato-membership-norway-2023-05-31/" text:style-name="Internet_20_link" text:visited-style-name="Visited_20_Internet_20_Link">
Reuters</text:a>
.</text:p>
      <text:p text:style-name="P4">
“When Ukraine becomes a member <text:a xlink:type="simple" xlink:href="https://www.ukrinform.ua/tag-nato" text:style-name="Internet_20_link" text:visited-style-name="Visited_20_Internet_20_Link">
NATO</text:a>
, Ukraine and allies on the Alliance, not Moscow, ”Hetfeldt said.</text:p>
      <text:p text:style-name="P4">
The Minister also stressed that Sweden should become a full member of the NATO Dozamit Alliance, which will take place in Vilnius on July 11-12.</text:p>
      <text:p text:style-name="P4">
<text:span text:style-name="T4">
 Read also: </text:span>
 [country <text:span text:style-name="T4">
 NATO </text:span>
 ** should provide Ukraine with reliable security guarante(https://www.ukrinform.ua/rubric-world/3716693-kraini-nato-maut-nadati-ukraini-nadijni-garantii-bezpeki-makron.html)"She(Sweden - ed.)meets all the criteria, ”the minister said.</text:p>
      <text:p text:style-name="P4">
As reported by Ukrinform, on May 24, NATO Secretary General Jens Stoltenberghizhaya that Ukraine's accession to NATO during the war was impossible.</text:p>
      <text:p text:style-name="P4">
News Source: <text:a xlink:type="simple" xlink:href="https://www.ukrinform.ua/rubric-polytics/3716716-rosia-ne-bude-virisuvati-ci-vstupati-ukraini-v-nato-mzs-norvegii.html" text:style-name="Internet_20_link" text:visited-style-name="Visited_20_Internet_20_Link">
https://www.ukrinform.ua/rubric-polytics/3716716-rosia-ne-bude-virisuvati-ci-vstupati-ukraini-v-nato-mzs-norvegii.html</text:a>
</text:p>
      <!--NEWS-->
      <text:h text:style-name="P10" text:outline-level="1">
<text:span text:style-name="T4">
The court reduced the pledge of prince to 75 million</text:span>
</text:h>
      <text:p text:style-name="P4">
Authors: Ukrinform (Person)</text:p>
      <text:p text:style-name="P4">
Publisher: Укринформ (Organization)</text:p>
      <text:p text:style-name="P4">
Published Time: 2023-05-31T-63:52:00+03:00</text:p>
      <text:p text:style-name="P4">
Modified Time: 2023-05-31T20:52:00+03:00</text:p>
      <text:p text:style-name="P4">
Description: The Chamber of Appeal of the Supreme Anti -Corruption Court reduced the pledge of the Supreme Court of the Supreme Court to Knyazev to 75 million hryvnias (the decision of the investigating judge of VAKS on May 18 provided for a pledge of UAH 107.36 million). - Ukrinform.</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Антикорупційний суд', 'Верховний Суд', 'Застава']</text:p>
      <text:p text:style-name="P4">
Type: Article</text:p>
      <!--METADATA-->
      <text:p text:style-name="P4">
<draw:frame draw:style-name="fr1" draw:name="Image30" text:anchor-type="as-char" svg:width="6.9236in" svg:height="3.956343in" draw:z-index="0">
<draw:image xlink:href="../Images/yкринформ/2023-05-31T-63-52-00-03-00/630_360_1684421361-279.jpg" xlink:type="simple" xlink:show="embed" xlink:actuate="onLoad" draw:mime-type="image/jpeg"/>
</draw:frame>
The Chamber of Appeal of the Supreme Anti -Corruption Court reduced the Supreme Court of the Supreme Court to prince to UAH 75 million(The decision of the investigator of the WAKS judge from May 18 provided for a pledge of UAH 107.36 million).</text:p>
      <text:p text:style-name="P4">
Як повідомляє кореспондент Укрінформу, рішення у середу оголосив один членівколегії суддів Апеляційної палати ВАКС.</text:p>
      <text:p text:style-name="P4">
«Постановлено нову ухвалу, якою зменшено розмір застави до 75 мільйонівгривень… В іншій частині ухвалу слідчого Вищого антикорупційного суду залишенобез змін», - сказав суддя.</text:p>
      <text:p text:style-name="P4">
Адвокат Князева наполягав, що нині його підзахисний не має можливості внестизаставу у розмірі 107,36 млн грн, оскільки його депозитний рахунокарештований. Сторона захисту загалом вважає непомірною розмір визначеноїзастави та просила застосувати до колишнього керівника Верховного Суду м’якішізаходи, не пов’язані із триманням під вартою. Зокрема, пропонували домашнійарешт.</text:p>
      <text:p text:style-name="P4">
<text:span text:style-name="T4">
Читайте також:</text:span>
 <text:a xlink:type="simple" xlink:href="https://www.ukrinform.ua/rubric-society/3716643-knazev-stverdzue-so-znajdeni-u-nogo-pid-cas-obsukiv-grosi-nalezat-druzambiznesmenam.html" text:style-name="Internet_20_link" text:visited-style-name="Visited_20_Internet_20_Link">
 <text:span text:style-name="T4">
Князєв</text:span>
 стверджує, що знайдені у нього під час обшуківгроші належать друзям-бізнесменам </text:a>
"Currently, circumstances do not allow him to pay UAH 107.36 million in charge of the collateral, which he does not have from where to take, which is a person of violation of the right to a fair court," the defense said.</text:p>
      <text:p text:style-name="P4">
Former Chairman <text:a xlink:type="simple" xlink:href="https://www.ukrinform.ua/tag-verhovnij-sud" text:style-name="Internet_20_link" text:visited-style-name="Visited_20_Internet_20_Link">
Supreme Court</text:a>
Vsevolod Knyazev stated that nowadays he could not be able to influence or hide the investigation in some way. "It is impossible. The case is a great publicity, and every person saw me on television or winternet. I can't worry anywhere. All my addresses of the investigation into the investigation were arrested. I have one native person left in Ukraine - my mother, who is an internally displaced person, an elderly sick person. Therefore, to hide in the territory of Ukraine for this time, ”he said.</text:p>
      <text:p text:style-name="P4">
Knyazev also noted that he would not be able to leave the state, as his law documents were withdrawn the National Anti -Corruption Bureau.</text:p>
      <text:p text:style-name="P4">
<text:span text:style-name="T4">
 Read also: </text:span>
 <text:a xlink:type="simple" xlink:href="https://www.ukrinform.ua/rubric-society/3716598-knazev-u-sudi-zaaviv-so-cerez-rozgolos-spravi-ne-zmoze-perehovuvatisa-vid-slidstva.html" text:style-name="Internet_20_link" text:visited-style-name="Visited_20_Internet_20_Link">
<text:span text:style-name="T4">
 Knyazev </text:span>
 in court stated that because of the public case, the case is unable to hide from the investigation</text:a>
</text:p>
      <text:p text:style-name="P4">
At the beginning of the court hearing, Knyazev was in the cabin for placing accused from a special protective glass, but after the request of the lawyer allowed him to sit at the table next to his defenders.</text:p>
      <text:p text:style-name="P4">
It was reported <text:a xlink:type="simple" xlink:href="https://www.ukrinform.ua/rubric-society/3709683-nabu-i-sap-vikrili-masstabnu-korupciu-u-verhovnomu-sudi.html" text:style-name="Internet_20_link" text:visited-style-name="Visited_20_Internet_20_Link">
May 15, NABU and SAP declared the scheme of obtaining a non -legal benefit by the management and judges of the Supreme Court</text:a>
. Law enforcement officers detained the head of Uknyazev and withdrew $ 2.7 million.</text:p>
      <text:p text:style-name="P4">
On May 16, during the Plenum of the Supreme Court, 140 judges supported the statements of Knyazev. The judges also adopted the resolution of the Plenum of the Armed Forces on the termination of its powers.</text:p>
      <text:p text:style-name="P4">
On May 17, the Supreme Anti -Corruption Court refused to satisfy the complaint of Observer Knyazev for his detention.</text:p>
      <text:p text:style-name="P4">
May 18 [the High Council of Justice satisfied the submission of the Specialized Anti -Corruption Prosecutor's Office to grant permission for the maintenance(https://www.ukrinform.ua/rubric-society/3710933-vrp-nadala-dozvil-na-utrimanna-eksgolovi-knazeva-pid-vartou.html). On the same day, the High Anti -Corruption Court chose him a precautionary measure in the form of a guard of 107.3 million UAH of pledge.</text:p>
      <text:p text:style-name="P4">
In addition, on May 30, the Appellate Chamber of the Supreme Anti -Corruption Court considered the apelical complaints of the defense party against the decision of the investigating judge of the WACS of May 18, 20123 on the application of a preventive measure to the lawyer of Knyazev - detention under the guard with an alternative to the introduction of UAH 80 million. He is suspected of personing in a possible former Supreme Court Chairman of about $ 2.7 million of unlawful benefits for making court decisions in favor of predetermined persons before(Part 5 of Art. 27, Part 3 of Art. 28, Part 4 of Art. 368 of the Criminal Code of Ukraine).</text:p>
      <text:p text:style-name="P4">
News Source: <text:a xlink:type="simple" xlink:href="https://www.ukrinform.ua/rubric-society/3716715-sud-zmensiv-zastavu-knazevu-do-75-miljoniv.html" text:style-name="Internet_20_link" text:visited-style-name="Visited_20_Internet_20_Link">
https://www.ukrinform.ua/rubric-society/3716715-sud-zmensiv-zastavu-knazevu-do-75-miljoniv.html</text:a>
</text:p>
      <!--NEWS-->
      <text:h text:style-name="P10" text:outline-level="1">
<text:span text:style-name="T4">
The White House has officially announced a new military assistance package to Ukraine</text:span>
</text:h>
      <text:p text:style-name="P4">
Authors: Ukrinform (Person)</text:p>
      <text:p text:style-name="P4">
Publisher: Укринформ (Organization)</text:p>
      <text:p text:style-name="P4">
Published Time: 2023-05-31T-65:50:00+03:00</text:p>
      <text:p text:style-name="P4">
Modified Time: 2023-05-31T20:50:00+03:00</text:p>
      <text:p text:style-name="P4">
Description: The US Administration has announced the allocation of a new defense support package of Ukraine, which will include, in particular, Patriot Anti -Flame Systems, as well as other weapons. - Ukrinform.</text:p>
      <text:p text:style-name="P4">
Images: ['<text:a xlink:type="simple" xlink:href="https://static.ukrinform.com/photos/2018_06/thumb_files/630_360_1528613516-2695.jpg" text:style-name="Internet_20_link" text:visited-style-name="Visited_20_Internet_20_Link">
630_360_15286...</text:a>
']</text:p>
      <text:p text:style-name="P4">
Tags: ['США', 'Україна', 'допомога', 'Білий дім', 'Війна з Росією']</text:p>
      <text:p text:style-name="P4">
Type: Article</text:p>
      <!--METADATA-->
      <text:p text:style-name="P4">
<draw:frame draw:style-name="fr1" draw:name="Image31" text:anchor-type="as-char" svg:width="6.9236in" svg:height="3.956343in" draw:z-index="0">
<draw:image xlink:href="../Images/yкринформ/2023-05-31T-65-50-00-03-00/630_360_1528613516-2695.jpg" xlink:type="simple" xlink:show="embed" xlink:actuate="onLoad" draw:mime-type="image/jpeg"/>
</draw:frame>
The US Administration has announced the allocation of a new defense support for Ukraine, which will include, in particular, Patriot Anti -Libra Systems, as well as other weapons.</text:p>
      <text:p text:style-name="P4">
This was stated by John Kirby Coordinator on Washington during a briefing in Washington, Ukrinform correspondent reports.</text:p>
      <text:p text:style-name="P4">
“We will use this package(help - ed.), which is announced today to protect Ukraine with additional ammunition for systems <text:a xlink:type="simple" xlink:href="https://www.ukrinform.ua/tag-ppo" text:style-name="Internet_20_link" text:visited-style-name="Visited_20_Internet_20_Link">
air defense</text:a>
Patriot, which Ukraine uses sufficiently effective, as well as more AVENGER air defense systems, anti-aircraft systems Stinger, ”said Biden administration representative.</text:p>
      <text:p text:style-name="P4">
He noted that the package will also include HIMARS missiles, artillery and pretty systems and more.</text:p>
      <text:p text:style-name="P4">
<text:span text:style-name="T4">
 Read also: </text:span>
 <text:a xlink:type="simple" xlink:href="https://www.ukrinform.ua/rubric-ato/3716655-norvegia-nadast-ukraini-patiricnu-programu-vijskovoi-dopomogi-na-7-milardiv.html" text:style-name="Internet_20_link" text:visited-style-name="Visited_20_Internet_20_Link">
Norway will give Ukraine a five -year military program <text:span text:style-name="T4">
 benefits </text:span>
 and € 7 billion</text:a>
Kirby recalled that Russia is striking in Ukrainian cities, destroying a civilian infrastructure.</text:p>
      <text:p text:style-name="P4">
"The United States will continue to support Ukraine," Baiden's administration said.</text:p>
      <text:p text:style-name="P4">
As reported by Ukrinform, earlier the United States allocated at least 38 packets of defense assistance at the order of President Baiden(presidential drawdown)When the equipment and ammunition are urgently received from the available Pentagon resources.</text:p>
      <text:p text:style-name="P4">
News Source: <text:a xlink:type="simple" xlink:href="https://www.ukrinform.ua/rubric-ato/3716714-bilij-dim-oficijno-anonsuvav-novij-paket-vijskovoi-dopomogi-ukraini.html" text:style-name="Internet_20_link" text:visited-style-name="Visited_20_Internet_20_Link">
https://www.ukrinform.ua/rubric-ato/3716714-bilij-dim-oficijno-anonsuvav-novij-paket-vijskovoi-dopomogi-ukraini.html</text:a>
</text:p>
      <!--NEWS-->
      <text:h text:style-name="P10" text:outline-level="1">
<text:span text:style-name="T4">
4 person wounded as result of shelling in Schebekyne town of Belgorod region</text:span>
</text:h>
      <text:p text:style-name="P4">
Authors: liveuamap (Language: en)</text:p>
      <text:p text:style-name="P4">
Time: 2023-05-31T01:23:33</text:p>
      <text:p text:style-name="P4">
Location: Belgorod (Latitude:50.40912 Longtitude:36.89527)</text:p>
      <text:p text:style-name="P4">
Videos: []</text:p>
      <text:p text:style-name="P4">
Images: ["<text:a xlink:type="simple" xlink:href="https://liveuamap.com/pics/2023/05/31/22566639_1.jpg" text:style-name="Internet_20_link" text:visited-style-name="Visited_20_Internet_20_Link">
22566639_1.jpg</text:a>
", "<text:a xlink:type="simple" xlink:href="https://liveuamap.com/pics/2023/05/31/22566639_2.jpg" text:style-name="Internet_20_link" text:visited-style-name="Visited_20_Internet_20_Link">
22566639_2.jpg</text:a>
", "<text:a xlink:type="simple" xlink:href="https://liveuamap.com/pics/2023/05/31/22566639_3.jpg" text:style-name="Internet_20_link" text:visited-style-name="Visited_20_Internet_20_Link">
22566639_3.jpg</text:a>
", "<text:a xlink:type="simple" xlink:href="https://liveuamap.com/pics/2023/05/31/22566639_4.jpg" text:style-name="Internet_20_link" text:visited-style-name="Visited_20_Internet_20_Link">
22566639_4.jpg</text:a>
"]</text:p>
      <text:p text:style-name="P4">
Tags: ["Russia"]</text:p>
      <text:p text:style-name="P4">
Id: 22566639</text:p>
      <!--METADATA-->
      <text:p text:style-name="P4">
4 person wounded as result of shelling in Schebekyne town of Belgorod region</text:p>
      <text:p text:style-name="P4">
<draw:frame draw:style-name="fr1" draw:name="Image32" text:anchor-type="as-char" svg:width="6.9236in" svg:height="6.9236in" draw:z-index="0">
<draw:image xlink:href="../Images/liveuamap/2023-05-31T01-23-33/22566639_1.jpg" xlink:type="simple" xlink:show="embed" xlink:actuate="onLoad" draw:mime-type="image/jpeg"/>
</draw:frame>
<draw:frame draw:style-name="fr1" draw:name="Image33" text:anchor-type="as-char" svg:width="6.9236in" svg:height="6.9236in" draw:z-index="0">
<draw:image xlink:href="../Images/liveuamap/2023-05-31T01-23-33/22566639_2.jpg" xlink:type="simple" xlink:show="embed" xlink:actuate="onLoad" draw:mime-type="image/jpeg"/>
</draw:frame>
<draw:frame draw:style-name="fr1" draw:name="Image34" text:anchor-type="as-char" svg:width="6.9236in" svg:height="6.9236in" draw:z-index="0">
<draw:image xlink:href="../Images/liveuamap/2023-05-31T01-23-33/22566639_3.jpg" xlink:type="simple" xlink:show="embed" xlink:actuate="onLoad" draw:mime-type="image/jpeg"/>
</draw:frame>
<draw:frame draw:style-name="fr1" draw:name="Image35" text:anchor-type="as-char" svg:width="6.9236in" svg:height="6.9236in" draw:z-index="0">
<draw:image xlink:href="../Images/liveuamap/2023-05-31T01-23-33/22566639_4.jpg" xlink:type="simple" xlink:show="embed" xlink:actuate="onLoad" draw:mime-type="image/jpeg"/>
</draw:frame>
News Collection Link: <text:a xlink:type="simple" xlink:href="https://liveuamap.com/en/2023/31-may-4-person-wounded-as-result-of-shelling-in-schebekyne" text:style-name="Internet_20_link" text:visited-style-name="Visited_20_Internet_20_Link">
https://liveuamap.com/en/2023/31-may-4-person-wounded-as-result-of-shelling-in-schebekyne</text:a>
</text:p>
      <text:p text:style-name="P4">
News Source: <text:a xlink:type="simple" xlink:href="https://t.me/breakingmash/44528" text:style-name="Internet_20_link" text:visited-style-name="Visited_20_Internet_20_Link">
https://t.me/breakingmash/44528</text:a>
</text:p>
      <!--NEWS-->
      <text:h text:style-name="P10" text:outline-level="1">
<text:span text:style-name="T4">
1 person wounded as result of Russian attack at enterprise in Mezhyrich community of Pavlohra...</text:span>
</text:h>
      <text:p text:style-name="P4">
Authors: liveuamap (Language: en)</text:p>
      <text:p text:style-name="P4">
Time: 2023-05-31T01:29:00</text:p>
      <text:p text:style-name="P4">
Location: Pavlohrad (Latitude:48.55241 Longtitude:35.78625)</text:p>
      <text:p text:style-name="P4">
Videos: []</text:p>
      <text:p text:style-name="P4">
Images: ["<text:a xlink:type="simple" xlink:href="https://liveuamap.com/pics/2023/05/31/22566641_0.jpg" text:style-name="Internet_20_link" text:visited-style-name="Visited_20_Internet_20_Link">
22566641_0.jpg</text:a>
", "<text:a xlink:type="simple" xlink:href="https://liveuamap.com/pics/2023/05/31/22566641_1.jpg" text:style-name="Internet_20_link" text:visited-style-name="Visited_20_Internet_20_Link">
22566641_1.jpg</text:a>
", "<text:a xlink:type="simple" xlink:href="https://liveuamap.com/pics/2023/05/31/22566641_2.jpg" text:style-name="Internet_20_link" text:visited-style-name="Visited_20_Internet_20_Link">
22566641_2.jpg</text:a>
", "<text:a xlink:type="simple" xlink:href="https://liveuamap.com/pics/2023/05/31/22566641_3.jpg" text:style-name="Internet_20_link" text:visited-style-name="Visited_20_Internet_20_Link">
22566641_3.jpg</text:a>
", "<text:a xlink:type="simple" xlink:href="https://liveuamap.com/pics/2023/05/31/22566641_4.jpg" text:style-name="Internet_20_link" text:visited-style-name="Visited_20_Internet_20_Link">
22566641_4.jpg</text:a>
"]</text:p>
      <text:p text:style-name="P4">
Tags: []</text:p>
      <text:p text:style-name="P4">
Id: 22566641</text:p>
      <!--METADATA-->
      <text:p text:style-name="P4">
1 person wounded as result of Russian attack at enterprise in Mezhyrichcommunity of Pavlohrad district</text:p>
      <text:p text:style-name="P4">
<draw:frame draw:style-name="fr1" draw:name="Image36" text:anchor-type="as-char" svg:width="6.9236in" svg:height="4.99933in" draw:z-index="0">
<draw:image xlink:href="../Images/liveuamap/2023-05-31T01-29-00/22566641_0.jpg" xlink:type="simple" xlink:show="embed" xlink:actuate="onLoad" draw:mime-type="image/jpeg"/>
</draw:frame>
<draw:frame draw:style-name="fr1" draw:name="Image37" text:anchor-type="as-char" svg:width="5.625in" svg:height="10.0in" draw:z-index="0">
<draw:image xlink:href="../Images/liveuamap/2023-05-31T01-29-00/22566641_1.jpg" xlink:type="simple" xlink:show="embed" xlink:actuate="onLoad" draw:mime-type="image/jpeg"/>
</draw:frame>
<draw:frame draw:style-name="fr1" draw:name="Image38" text:anchor-type="as-char" svg:width="6.9236in" svg:height="4.768572in" draw:z-index="0">
<draw:image xlink:href="../Images/liveuamap/2023-05-31T01-29-00/22566641_2.jpg" xlink:type="simple" xlink:show="embed" xlink:actuate="onLoad" draw:mime-type="image/jpeg"/>
</draw:frame>
<draw:frame draw:style-name="fr1" draw:name="Image39" text:anchor-type="as-char" svg:width="6.9236in" svg:height="4.457068in" draw:z-index="0">
<draw:image xlink:href="../Images/liveuamap/2023-05-31T01-29-00/22566641_3.jpg" xlink:type="simple" xlink:show="embed" xlink:actuate="onLoad" draw:mime-type="image/jpeg"/>
</draw:frame>
<draw:frame draw:style-name="fr1" draw:name="Image40" text:anchor-type="as-char" svg:width="6.9236in" svg:height="9.138532in" draw:z-index="0">
<draw:image xlink:href="../Images/liveuamap/2023-05-31T01-29-00/22566641_4.jpg" xlink:type="simple" xlink:show="embed" xlink:actuate="onLoad" draw:mime-type="image/jpeg"/>
</draw:frame>
News Collection Link: <text:a xlink:type="simple" xlink:href="https://liveuamap.com/en/2023/31-may-1-person-wounded-as-result-of-russian-attack-at-enterprise" text:style-name="Internet_20_link" text:visited-style-name="Visited_20_Internet_20_Link">
https://liveuamap.com/en/2023/31-may-1-person-wounded-as-result-of-russian-attack-at-enterprise</text:a>
</text:p>
      <text:p text:style-name="P4">
News Source: <text:a xlink:type="simple" xlink:href="https://t.me/dneproperatyv/64203" text:style-name="Internet_20_link" text:visited-style-name="Visited_20_Internet_20_Link">
https://t.me/dneproperatyv/64203</text:a>
</text:p>
      <!--NEWS-->
      <text:h text:style-name="P10" text:outline-level="1">
<text:span text:style-name="T4">
Reportedly tank shelled Pogar border crossing in Briansk region</text:span>
</text:h>
      <text:p text:style-name="P4">
Authors: liveuamap (Language: en)</text:p>
      <text:p text:style-name="P4">
Time: 2023-05-31T01:54:25</text:p>
      <text:p text:style-name="P4">
Location: Briansk (Latitude:52.36955 Longtitude:33.24248)</text:p>
      <text:p text:style-name="P4">
Videos: []</text:p>
      <text:p text:style-name="P4">
Images: []</text:p>
      <text:p text:style-name="P4">
Tags: ["Russia"]</text:p>
      <text:p text:style-name="P4">
Id: 22566642</text:p>
      <!--METADATA-->
      <text:p text:style-name="P4">
Reportedly tank shelled Pogar border crossing in Briansk region</text:p>
      <text:p text:style-name="P4">
News Collection Link: <text:a xlink:type="simple" xlink:href="https://liveuamap.com/en/2023/31-may-reportedly-tank-shelled-pogar-border-crossing-in-briansk" text:style-name="Internet_20_link" text:visited-style-name="Visited_20_Internet_20_Link">
https://liveuamap.com/en/2023/31-may-reportedly-tank-shelled-pogar-border-crossing-in-briansk</text:a>
</text:p>
      <text:p text:style-name="P4">
News Source: <text:a xlink:type="simple" xlink:href="https://t.me/bbbreaking/156735" text:style-name="Internet_20_link" text:visited-style-name="Visited_20_Internet_20_Link">
https://t.me/bbbreaking/156735</text:a>
</text:p>
      <!--NEWS-->
      <text:h text:style-name="P10" text:outline-level="1">
<text:span text:style-name="T4">
5 killed, 19 wounded as result of missile strike in Karpaty of Luhansk region, according to O...</text:span>
</text:h>
      <text:p text:style-name="P4">
Authors: liveuamap (Language: en)</text:p>
      <text:p text:style-name="P4">
Time: 2023-05-31T02:40:00</text:p>
      <text:p text:style-name="P4">
Location: Alchevsk (Latitude:48.51052 Longtitude:38.85813)</text:p>
      <text:p text:style-name="P4">
Videos: []</text:p>
      <text:p text:style-name="P4">
Images: []</text:p>
      <text:p text:style-name="P4">
Tags: ["Minsk Monitor", "Central and Eastern Europe"]</text:p>
      <text:p text:style-name="P4">
Id: 22566686</text:p>
      <!--METADATA-->
      <text:p text:style-name="P4">
5 killed, 19 wounded as result of missile strike in Karpaty of Luhansk region,according to Occupation authorities in parts of Luhansk region</text:p>
      <text:p text:style-name="P4">
News Collection Link: <text:a xlink:type="simple" xlink:href="https://liveuamap.com/en/2023/31-may-5-killed-19-wounded-as-result-of-missile-strike-in" text:style-name="Internet_20_link" text:visited-style-name="Visited_20_Internet_20_Link">
https://liveuamap.com/en/2023/31-may-5-killed-19-wounded-as-result-of-missile-strike-in</text:a>
</text:p>
      <text:p text:style-name="P4">
News Source: <text:a xlink:type="simple" xlink:href="https://t.me/bbbreaking/156747" text:style-name="Internet_20_link" text:visited-style-name="Visited_20_Internet_20_Link">
https://t.me/bbbreaking/156747</text:a>
</text:p>
      <!--NEWS-->
      <text:h text:style-name="P10" text:outline-level="1">
<text:span text:style-name="T4">
Drone dropped an explosive device at substation in Gordeevka village of Kursk region</text:span>
</text:h>
      <text:p text:style-name="P4">
Authors: liveuamap (Language: en)</text:p>
      <text:p text:style-name="P4">
Time: 2023-05-31T02:41:00</text:p>
      <text:p text:style-name="P4">
Location: Korenevo, Kursk (Latitude:51.20796 Longtitude:34.8773)</text:p>
      <text:p text:style-name="P4">
Videos: []</text:p>
      <text:p text:style-name="P4">
Images: []</text:p>
      <text:p text:style-name="P4">
Tags: ["Russia", "Europe"]</text:p>
      <text:p text:style-name="P4">
Id: 22566646</text:p>
      <!--METADATA-->
      <text:p text:style-name="P4">
Drone dropped an explosive device at substation in Gordeevka village of Kurskregion</text:p>
      <text:p text:style-name="P4">
News Collection Link: <text:a xlink:type="simple" xlink:href="https://liveuamap.com/en/2023/31-may-drone-dropped-an-explosive-device-at-substation-in" text:style-name="Internet_20_link" text:visited-style-name="Visited_20_Internet_20_Link">
https://liveuamap.com/en/2023/31-may-drone-dropped-an-explosive-device-at-substation-in</text:a>
</text:p>
      <text:p text:style-name="P4">
News Source: <text:a xlink:type="simple" xlink:href="https://t.me/shot_shot/52243" text:style-name="Internet_20_link" text:visited-style-name="Visited_20_Internet_20_Link">
https://t.me/shot_shot/52243</text:a>
</text:p>
      <!--NEWS-->
      <text:h text:style-name="P10" text:outline-level="1">
<text:span text:style-name="T4">
Drone crashed at Ilskiy refinery in Krasnodar Krai</text:span>
</text:h>
      <text:p text:style-name="P4">
Authors: liveuamap (Language: en)</text:p>
      <text:p text:style-name="P4">
Time: 2023-05-31T02:47:00</text:p>
      <text:p text:style-name="P4">
Location: Ilskiy, Krasnodar (Latitude:44.8604 Longtitude:38.60699)</text:p>
      <text:p text:style-name="P4">
Videos: []</text:p>
      <text:p text:style-name="P4">
Images: []</text:p>
      <text:p text:style-name="P4">
Tags: ["Russia", "Central and Eastern Europe"]</text:p>
      <text:p text:style-name="P4">
Id: 22566692</text:p>
      <!--METADATA-->
      <text:p text:style-name="P4">
Drone crashed at Ilskiy refinery in Krasnodar Krai</text:p>
      <text:p text:style-name="P4">
News Collection Link: <text:a xlink:type="simple" xlink:href="https://liveuamap.com/en/2023/31-may-drone-crashed-at-ilskiy-refinery-in-krasnodar-krai" text:style-name="Internet_20_link" text:visited-style-name="Visited_20_Internet_20_Link">
https://liveuamap.com/en/2023/31-may-drone-crashed-at-ilskiy-refinery-in-krasnodar-krai</text:a>
</text:p>
      <text:p text:style-name="P4">
News Source: <text:a xlink:type="simple" xlink:href="https://t.me/bbbreaking/156748" text:style-name="Internet_20_link" text:visited-style-name="Visited_20_Internet_20_Link">
https://t.me/bbbreaking/156748</text:a>
</text:p>
      <!--NEWS-->
      <text:h text:style-name="P10" text:outline-level="1">
<text:span text:style-name="T4">
Donetsk Oblast(08:47). Red Alert: aerial threat. Sirens sounding. Take cover now!</text:span>
</text:h>
      <text:p text:style-name="P4">
Authors: liveuamap (Language: en)</text:p>
      <text:p text:style-name="P4">
Time: 2023-05-31T02:49:00</text:p>
      <text:p text:style-name="P4">
Location: Donetsk Oblast (Latitude:48.72641 Longtitude:37.57817)</text:p>
      <text:p text:style-name="P4">
Videos: []</text:p>
      <text:p text:style-name="P4">
Images: []</text:p>
      <text:p text:style-name="P4">
Tags: ["Europe", "Central and Eastern Europe"]</text:p>
      <text:p text:style-name="P4">
Id: 22566643</text:p>
      <!--METADATA-->
      <text:p text:style-name="P4">
Donetsk Oblast(08:47). Red Alert: aerial threat. Sirens sounding. Take covernow!</text:p>
      <text:p text:style-name="P4">
News Collection Link: <text:a xlink:type="simple" xlink:href="https://liveuamap.com/en/2023/31-may-donetsk-oblast0847-red-alert-aerial-thg" text:style-name="Internet_20_link" text:visited-style-name="Visited_20_Internet_20_Link">
https://liveuamap.com/en/2023/31-may-donetsk-oblast0847-red-alert-aerial-thg</text:a>
</text:p>
      <text:p text:style-name="P4">
News Source: <text:a xlink:type="simple" xlink:href="https://t.me/air_alert_ua/46919" text:style-name="Internet_20_link" text:visited-style-name="Visited_20_Internet_20_Link">
https://t.me/air_alert_ua/46919</text:a>
</text:p>
      <!--NEWS-->
      <text:h text:style-name="P10" text:outline-level="1">
<text:span text:style-name="T4">
Up to 10 drones were shot down or suppressed by electronic warfare means in Klimovo district ...</text:span>
</text:h>
      <text:p text:style-name="P4">
Authors: liveuamap (Language: en)</text:p>
      <text:p text:style-name="P4">
Time: 2023-05-31T03:37:49</text:p>
      <text:p text:style-name="P4">
Location: Klimovo (Latitude:52.36208 Longtitude:32.18891)</text:p>
      <text:p text:style-name="P4">
Videos: []</text:p>
      <text:p text:style-name="P4">
Images: []</text:p>
      <text:p text:style-name="P4">
Tags: ["Russia", "Central and Eastern Europe"]</text:p>
      <text:p text:style-name="P4">
Id: 22566713</text:p>
      <!--METADATA-->
      <text:p text:style-name="P4">
Up to 10 drones were shot down or suppressed by electronic warfare means inKlimovo district of Briansk region of Russia in last 24 hours, - localauthorities</text:p>
      <text:p text:style-name="P4">
News Collection Link: <text:a xlink:type="simple" xlink:href="https://liveuamap.com/en/2023/31-may-up-to-10-drones-were-shot-down-or-suppressed-by-electronic" text:style-name="Internet_20_link" text:visited-style-name="Visited_20_Internet_20_Link">
https://liveuamap.com/en/2023/31-may-up-to-10-drones-were-shot-down-or-suppressed-by-electronic</text:a>
</text:p>
      <text:p text:style-name="P4">
News Source: <text:a xlink:type="simple" xlink:href="https://t.me/bbbreaking/156750" text:style-name="Internet_20_link" text:visited-style-name="Visited_20_Internet_20_Link">
https://t.me/bbbreaking/156750</text:a>
</text:p>
      <!--NEWS-->
      <text:h text:style-name="P10" text:outline-level="1">
<text:span text:style-name="T4">
Donetsk Oblast(09:31). Red Alert: aerial threat. Sirens sounding. Take cover now!</text:span>
</text:h>
      <text:p text:style-name="P4">
Authors: liveuamap (Language: en)</text:p>
      <text:p text:style-name="P4">
Time: 2023-05-31T03:40:00</text:p>
      <text:p text:style-name="P4">
Location: Donetsk Oblast (Latitude:48.72783 Longtitude:37.57724)</text:p>
      <text:p text:style-name="P4">
Videos: []</text:p>
      <text:p text:style-name="P4">
Images: []</text:p>
      <text:p text:style-name="P4">
Tags: ["Europe", "Central and Eastern Europe"]</text:p>
      <text:p text:style-name="P4">
Id: 22566724</text:p>
      <!--METADATA-->
      <text:p text:style-name="P4">
Donetsk Oblast(09:31). Red Alert: aerial threat. Sirens sounding. Take covernow!</text:p>
      <text:p text:style-name="P4">
News Collection Link: <text:a xlink:type="simple" xlink:href="https://liveuamap.com/en/2023/31-may-donetsk-oblast0931-red-alert-aerial-thg" text:style-name="Internet_20_link" text:visited-style-name="Visited_20_Internet_20_Link">
https://liveuamap.com/en/2023/31-may-donetsk-oblast0931-red-alert-aerial-thg</text:a>
</text:p>
      <text:p text:style-name="P4">
News Source: <text:a xlink:type="simple" xlink:href="https://t.me/air_alert_ua/46921" text:style-name="Internet_20_link" text:visited-style-name="Visited_20_Internet_20_Link">
https://t.me/air_alert_ua/46921</text:a>
</text:p>
      <!--NEWS-->
      <text:h text:style-name="P10" text:outline-level="1">
<text:span text:style-name="T4">
Kharkiv, Kharkivska Oblast(09:59). Red Alert: aerial threat. Sirens sounding. Take cover now!</text:span>
</text:h>
      <text:p text:style-name="P4">
Authors: liveuamap (Language: en)</text:p>
      <text:p text:style-name="P4">
Time: 2023-05-31T04:01:00</text:p>
      <text:p text:style-name="P4">
Location: Kharkiv (Latitude:49.9818 Longtitude:36.25298)</text:p>
      <text:p text:style-name="P4">
Videos: []</text:p>
      <text:p text:style-name="P4">
Images: []</text:p>
      <text:p text:style-name="P4">
Tags: ["Europe", "Central and Eastern Europe"]</text:p>
      <text:p text:style-name="P4">
Id: 22566727</text:p>
      <!--METADATA-->
      <text:p text:style-name="P4">
Kharkiv, Kharkiv region(09:59). Red Alert: aerial threat. Sirens sounding.Take cover now!</text:p>
      <text:p text:style-name="P4">
News Collection Link: <text:a xlink:type="simple" xlink:href="https://liveuamap.com/en/2023/31-may-kharkiv-kharkivska-oblast0959-red-alerg" text:style-name="Internet_20_link" text:visited-style-name="Visited_20_Internet_20_Link">
https://liveuamap.com/en/2023/31-may-kharkiv-kharkivska-oblast0959-red-alerg</text:a>
</text:p>
      <text:p text:style-name="P4">
News Source: <text:a xlink:type="simple" xlink:href="https://t.me/suspilnekharkiv/25362" text:style-name="Internet_20_link" text:visited-style-name="Visited_20_Internet_20_Link">
https://t.me/suspilnekharkiv/25362</text:a>
</text:p>
      <!--NEWS-->
      <text:h text:style-name="P10" text:outline-level="1">
<text:span text:style-name="T4">
JSC Sivershchyna And Slobozhanshchina Directions Rusyan Army Shelled Khinivka, Karpovichi, I ...</text:span>
</text:h>
      <text:p text:style-name="P4">
Authors: liveuamap (Language: en)</text:p>
      <text:p text:style-name="P4">
Time: 2023-05-31T04:44:00</text:p>
      <text:p text:style-name="P4">
Location: Kharkiv (Latitude:50.38006 Longtitude:36.05576)</text:p>
      <text:p text:style-name="P4">
Videos: []</text:p>
      <text:p text:style-name="P4">
Images: []</text:p>
      <text:p text:style-name="P4">
Tags: ["Russia"]</text:p>
      <text:p text:style-name="P4">
Id: 22566744</text:p>
      <!--METADATA-->
      <text:p text:style-name="P4">
At Sivershchyna and Slobozhanschyna directions Russian army shelled Khrinivka,Karpovychi, Yanzhulivka, Leonivka of Chernihiv region; Seredyna-Buda,Fotovyzh, Atynske, Uhroyidy, Velyka Pysarivka of Sumy region. Russian aviationconducted airstrike at Udy, - General Staff of Armed Forces of Ukraine says inthe morning report</text:p>
      <text:p text:style-name="P4">
News Collection Link: <text:a xlink:type="simple" xlink:href="https://liveuamap.com/en/2023/31-may-at-sivershchyna-and-slobozhanschyna-directions-russian" text:style-name="Internet_20_link" text:visited-style-name="Visited_20_Internet_20_Link">
https://liveuamap.com/en/2023/31-may-at-sivershchyna-and-slobozhanschyna-directions-russian</text:a>
</text:p>
      <text:p text:style-name="P4">
News Source: <text:a xlink:type="simple" xlink:href="https://t.me/lumsrc/4947" text:style-name="Internet_20_link" text:visited-style-name="Visited_20_Internet_20_Link">
https://t.me/lumsrc/4947</text:a>
</text:p>
      <!--NEWS-->
      <text:h text:style-name="P10" text:outline-level="1">
<text:span text:style-name="T4">
President of the European Commission: European countries will continue to train Ukrainian for...</text:span>
</text:h>
      <text:p text:style-name="P4">
Authors: liveuamap (Language: en)</text:p>
      <text:p text:style-name="P4">
Time: 2023-05-31T05:22:00</text:p>
      <text:p text:style-name="P4">
Location: Bruxelles, Bruxelles (Latitude:50.84085 Longtitude:4.38183)</text:p>
      <text:p text:style-name="P4">
Videos: []</text:p>
      <text:p text:style-name="P4">
Images: []</text:p>
      <text:p text:style-name="P4">
Tags: ["Europe"]</text:p>
      <text:p text:style-name="P4">
Id: 22566764</text:p>
      <!--METADATA-->
      <text:p text:style-name="P4">
President of the European Commission: European countries will continue totrain Ukrainian forces on modern weapons</text:p>
      <text:p text:style-name="P4">
News Collection Link: <text:a xlink:type="simple" xlink:href="https://liveuamap.com/en/2023/31-may-president-of-the-european-commission-european-countries" text:style-name="Internet_20_link" text:visited-style-name="Visited_20_Internet_20_Link">
https://liveuamap.com/en/2023/31-may-president-of-the-european-commission-european-countries</text:a>
</text:p>
      <text:p text:style-name="P4">
News Source: <text:a xlink:type="simple" xlink:href="https://twitter.com/SkyNewsArabia_B/status/1663823304958914560" text:style-name="Internet_20_link" text:visited-style-name="Visited_20_Internet_20_Link">
https://twitter.com/SkyNewsArabia_B/status/1663823304958914560</text:a>
</text:p>
      <!--NEWS-->
      <text:h text:style-name="P10" text:outline-level="1">
<text:span text:style-name="T4">
European Commission President: We support the Ukrainian President's plan to achieve peace in ...</text:span>
</text:h>
      <text:p text:style-name="P4">
Authors: liveuamap (Language: en)</text:p>
      <text:p text:style-name="P4">
Time: 2023-05-31T05:24:00</text:p>
      <text:p text:style-name="P4">
Location: Bruxelles, Bruxelles (Latitude:50.84172 Longtitude:4.38183)</text:p>
      <text:p text:style-name="P4">
Videos: []</text:p>
      <text:p text:style-name="P4">
Images: []</text:p>
      <text:p text:style-name="P4">
Tags: ["Europe"]</text:p>
      <text:p text:style-name="P4">
Id: 22566763</text:p>
      <!--METADATA-->
      <text:p text:style-name="P4">
European Commission President: We support the Ukrainian President's plan toachieve peace in his country</text:p>
      <text:p text:style-name="P4">
News Collection Link: <text:a xlink:type="simple" xlink:href="https://liveuamap.com/en/2023/31-may-european-commission-president-we-support-the-ukrainian" text:style-name="Internet_20_link" text:visited-style-name="Visited_20_Internet_20_Link">
https://liveuamap.com/en/2023/31-may-european-commission-president-we-support-the-ukrainian</text:a>
</text:p>
      <text:p text:style-name="P4">
News Source: <text:a xlink:type="simple" xlink:href="https://twitter.com/SkyNewsArabia_B/status/1663823745683685377" text:style-name="Internet_20_link" text:visited-style-name="Visited_20_Internet_20_Link">
https://twitter.com/SkyNewsArabia_B/status/1663823745683685377</text:a>
</text:p>
      <!--NEWS-->
      <text:h text:style-name="P10" text:outline-level="1">
<text:span text:style-name="T4">
Donetsk Oblast(13:59). Red Alert: aerial threat. Sirens sounding. Take cover now!</text:span>
</text:h>
      <text:p text:style-name="P4">
Authors: liveuamap (Language: en)</text:p>
      <text:p text:style-name="P4">
Time: 2023-05-31T08:01:00</text:p>
      <text:p text:style-name="P4">
Location: Donetsk Oblast (Latitude:48.72644 Longtitude:37.57759)</text:p>
      <text:p text:style-name="P4">
Videos: []</text:p>
      <text:p text:style-name="P4">
Images: []</text:p>
      <text:p text:style-name="P4">
Tags: ["Europe", "Central and Eastern Europe"]</text:p>
      <text:p text:style-name="P4">
Id: 22566758</text:p>
      <!--METADATA-->
      <text:p text:style-name="P4">
Donetsk Oblast(13:59). Red Alert: aerial threat. Sirens sounding. Take covernow!</text:p>
      <text:p text:style-name="P4">
News Collection Link: <text:a xlink:type="simple" xlink:href="https://liveuamap.com/en/2023/31-may-donetsk-oblast1359-red-alert-aerial-thg" text:style-name="Internet_20_link" text:visited-style-name="Visited_20_Internet_20_Link">
https://liveuamap.com/en/2023/31-may-donetsk-oblast1359-red-alert-aerial-thg</text:a>
</text:p>
      <text:p text:style-name="P4">
News Source: <text:a xlink:type="simple" xlink:href="https://t.me/air_alert_ua/46925" text:style-name="Internet_20_link" text:visited-style-name="Visited_20_Internet_20_Link">
https://t.me/air_alert_ua/46925</text:a>
</text:p>
      <!--NEWS-->
      <text:h text:style-name="P10" text:outline-level="1">
<text:span text:style-name="T4">
Kharkiv, Kharkivska Oblast(14:42). Red Alert: aerial threat. Sirens sounding. Take cover now!</text:span>
</text:h>
      <text:p text:style-name="P4">
Authors: liveuamap (Language: en)</text:p>
      <text:p text:style-name="P4">
Time: 2023-05-31T08:43:00</text:p>
      <text:p text:style-name="P4">
Location: Kharkiv (Latitude:49.98081000 Longtitude:36.25272000)</text:p>
      <text:p text:style-name="P4">
Videos: []</text:p>
      <text:p text:style-name="P4">
Images: []</text:p>
      <text:p text:style-name="P4">
Tags: ["Europe", "Central and Eastern Europe"]</text:p>
      <text:p text:style-name="P4">
Id: 22566759</text:p>
      <!--METADATA-->
      <text:p text:style-name="P4">
Kharkiv, Kharkiv region(14:42). Red Alert: aerial threat. Sirens sounding.Take cover now!</text:p>
      <text:p text:style-name="P4">
News Collection Link: <text:a xlink:type="simple" xlink:href="https://liveuamap.com/en/2023/31-may-kharkiv-kharkivska-oblast1442-red-alerg" text:style-name="Internet_20_link" text:visited-style-name="Visited_20_Internet_20_Link">
https://liveuamap.com/en/2023/31-may-kharkiv-kharkivska-oblast1442-red-alerg</text:a>
</text:p>
      <text:p text:style-name="P4">
News Source: <text:a xlink:type="simple" xlink:href="https://t.me/suspilnekharkiv/25371" text:style-name="Internet_20_link" text:visited-style-name="Visited_20_Internet_20_Link">
https://t.me/suspilnekharkiv/25371</text:a>
</text:p>
      <!--NEWS-->
      <text:h text:style-name="P10" text:outline-level="1">
<text:span text:style-name="T4">
1 person killed, another wounded as result of shelling in Vovchansk of Kharkiv region</text:span>
</text:h>
      <text:p text:style-name="P4">
Authors: liveuamap (Language: en)</text:p>
      <text:p text:style-name="P4">
Time: 2023-05-31T09:26:13</text:p>
      <text:p text:style-name="P4">
Location: Kharkiv (Latitude:50.2844 Longtitude:36.94136)</text:p>
      <text:p text:style-name="P4">
Videos: []</text:p>
      <text:p text:style-name="P4">
Images: []</text:p>
      <text:p text:style-name="P4">
Tags: ["Europe", "Central and Eastern Europe"]</text:p>
      <text:p text:style-name="P4">
Id: 22566761</text:p>
      <!--METADATA-->
      <text:p text:style-name="P4">
1 person killed, another wounded as result of shelling in Vovchansk of Kharkivregion</text:p>
      <text:p text:style-name="P4">
News Collection Link: <text:a xlink:type="simple" xlink:href="https://liveuamap.com/en/2023/31-may-1-person-killed-another-wounded-as-result-of-shelling" text:style-name="Internet_20_link" text:visited-style-name="Visited_20_Internet_20_Link">
https://liveuamap.com/en/2023/31-may-1-person-killed-another-wounded-as-result-of-shelling</text:a>
</text:p>
      <text:p text:style-name="P4">
News Source: <text:a xlink:type="simple" xlink:href="https://twitter.com/nakipeloua/status/1663896765588811778" text:style-name="Internet_20_link" text:visited-style-name="Visited_20_Internet_20_Link">
https://twitter.com/nakipeloua/status/1663896765588811778</text:a>
</text:p>
      <!--NEWS-->
      <text:h text:style-name="P10" text:outline-level="1">
<text:span text:style-name="T4">
French President Macron says Putin 'jolted' NATO awake by invading Ukraine</text:span>
</text:h>
      <text:p text:style-name="P4">
Authors: liveuamap (Language: en)</text:p>
      <text:p text:style-name="P4">
Time: 2023-05-31T09:33:00</text:p>
      <text:p text:style-name="P4">
Location: Bratislava, Bratislavský kraj (Latitude:48.14921 Longtitude:17.10771)</text:p>
      <text:p text:style-name="P4">
Videos: []</text:p>
      <text:p text:style-name="P4">
Images: []</text:p>
      <text:p text:style-name="P4">
Tags: ["France", "Central and Eastern Europe"]</text:p>
      <text:p text:style-name="P4">
Id: 22566767</text:p>
      <!--METADATA-->
      <text:p text:style-name="P4">
French President Macron says Putin 'jolted' NATO awake by invading Ukraine</text:p>
      <text:p text:style-name="P4">
News Collection Link: <text:a xlink:type="simple" xlink:href="https://liveuamap.com/en/2023/31-may-french-president-macron-says-putin-jolted-nato-awake" text:style-name="Internet_20_link" text:visited-style-name="Visited_20_Internet_20_Link">
https://liveuamap.com/en/2023/31-may-french-president-macron-says-putin-jolted-nato-awake</text:a>
</text:p>
      <text:p text:style-name="P4">
News Source: <text:a xlink:type="simple" xlink:href="https://twitter.com/AFP/status/1663886439602323456" text:style-name="Internet_20_link" text:visited-style-name="Visited_20_Internet_20_Link">
https://twitter.com/AFP/status/1663886439602323456</text:a>
</text:p>
      <!--NEWS-->
      <text:h text:style-name="P10" text:outline-level="1">
<text:span text:style-name="T4">
Explosions reported in Kherson</text:span>
</text:h>
      <text:p text:style-name="P4">
Authors: liveuamap (Language: en)</text:p>
      <text:p text:style-name="P4">
Time: 2023-05-31T10:50:10</text:p>
      <text:p text:style-name="P4">
Location: Kherson (Latitude:46.63223 Longtitude:32.62527)</text:p>
      <text:p text:style-name="P4">
Videos: []</text:p>
      <text:p text:style-name="P4">
Images: []</text:p>
      <text:p text:style-name="P4">
Tags: ["Europe", "Central and Eastern Europe"]</text:p>
      <text:p text:style-name="P4">
Id: 22566769</text:p>
      <!--METADATA-->
      <text:p text:style-name="P4">
Explosions reported in Kherson</text:p>
      <text:p text:style-name="P4">
News Collection Link: <text:a xlink:type="simple" xlink:href="https://liveuamap.com/en/2023/31-may-explosions-reported-in-kherson" text:style-name="Internet_20_link" text:visited-style-name="Visited_20_Internet_20_Link">
https://liveuamap.com/en/2023/31-may-explosions-reported-in-kherson</text:a>
</text:p>
      <text:p text:style-name="P4">
News Source: <text:a xlink:type="simple" xlink:href="https://t.me/suspilnekherson/26929" text:style-name="Internet_20_link" text:visited-style-name="Visited_20_Internet_20_Link">
https://t.me/suspilnekherson/26929</text:a>
</text:p>
      <!--NEWS-->
      <text:h text:style-name="P10" text:outline-level="1">
<text:span text:style-name="T4">
Missile launches reported in Belgorod region</text:span>
</text:h>
      <text:p text:style-name="P4">
Authors: liveuamap (Language: en)</text:p>
      <text:p text:style-name="P4">
Time: 2023-05-31T11:36:55</text:p>
      <text:p text:style-name="P4">
Location: Belgorod, Belgorodskaya oblast' (Latitude:50.59341 Longtitude:36.61638)</text:p>
      <text:p text:style-name="P4">
Videos: []</text:p>
      <text:p text:style-name="P4">
Images: ["<text:a xlink:type="simple" xlink:href="https://liveuamap.com/pics/2023/05/31/22566771_0.jpg" text:style-name="Internet_20_link" text:visited-style-name="Visited_20_Internet_20_Link">
22566771_0.jpg</text:a>
"]</text:p>
      <text:p text:style-name="P4">
Tags: ["Russia", "Central and Eastern Europe"]</text:p>
      <text:p text:style-name="P4">
Id: 22566771</text:p>
      <!--METADATA-->
      <text:p text:style-name="P4">
Missile launches reported in Belgorod region</text:p>
      <text:p text:style-name="P4">
<draw:frame draw:style-name="fr1" draw:name="Image41" text:anchor-type="as-char" svg:width="6.9236in" svg:height="3.989725in" draw:z-index="0">
<draw:image xlink:href="../Images/liveuamap/2023-05-31T11-36-55/22566771_0.jpg" xlink:type="simple" xlink:show="embed" xlink:actuate="onLoad" draw:mime-type="image/jpeg"/>
</draw:frame>
News Collection Link: <text:a xlink:type="simple" xlink:href="https://liveuamap.com/en/2023/31-may-missile-launches-reported-in-belgorod-region" text:style-name="Internet_20_link" text:visited-style-name="Visited_20_Internet_20_Link">
https://liveuamap.com/en/2023/31-may-missile-launches-reported-in-belgorod-region</text:a>
</text:p>
      <text:p text:style-name="P4">
News Source: <text:a xlink:type="simple" xlink:href="https://t.me/huyovy_kharkiv/111389" text:style-name="Internet_20_link" text:visited-style-name="Visited_20_Internet_20_Link">
https://t.me/huyovy_kharkiv/111389</text:a>
</text:p>
      <!--NEWS-->
      <text:h text:style-name="P10" text:outline-level="1">
<text:span text:style-name="T4">
Zaporizka Oblast(20:19). Red Alert: aerial threat. Sirens sounding. Take cover now!</text:span>
</text:h>
      <text:p text:style-name="P4">
Authors: liveuamap (Language: en)</text:p>
      <text:p text:style-name="P4">
Time: 2023-05-31T14:21:00</text:p>
      <text:p text:style-name="P4">
Location: Zaporizka Oblast (Latitude:47.612711 Longtitude:35.764481)</text:p>
      <text:p text:style-name="P4">
Videos: []</text:p>
      <text:p text:style-name="P4">
Images: []</text:p>
      <text:p text:style-name="P4">
Tags: ["Europe", "Central and Eastern Europe"]</text:p>
      <text:p text:style-name="P4">
Id: 22566823</text:p>
      <!--METADATA-->
      <text:p text:style-name="P4">
Zaporizhzhia region(20:19). Red Alert: aerial threat. Sirens sounding. Take covernow!</text:p>
      <text:p text:style-name="P4">
News Collection Link: <text:a xlink:type="simple" xlink:href="https://liveuamap.com/en/2023/31-may-zaporizka-oblast2019-red-alert-aerial-g" text:style-name="Internet_20_link" text:visited-style-name="Visited_20_Internet_20_Link">
https://liveuamap.com/en/2023/31-may-zaporizka-oblast2019-red-alert-aerial-g</text:a>
</text:p>
      <text:p text:style-name="P4">
News Source: <text:a xlink:type="simple" xlink:href="https://t.me/air_alert_ua/46929" text:style-name="Internet_20_link" text:visited-style-name="Visited_20_Internet_20_Link">
https://t.me/air_alert_ua/46929</text:a>
</text:p>
      <!--NEWS-->
      <text:h text:style-name="P10" text:outline-level="1">
<text:span text:style-name="T4">
The Polish Ombudsman handed Lubin's medal as a defender of dignity of children</text:span>
</text:h>
      <text:p text:style-name="P4">
Authors: Ukrinform (Person)</text:p>
      <text:p text:style-name="P4">
Publisher: Укринформ (Organization)</text:p>
      <text:p text:style-name="P4">
Published Time: 2023-05-31T14:23:00+03:00</text:p>
      <text:p text:style-name="P4">
Modified Time: 2023-05-31T14:23:00+03:00</text:p>
      <text:p text:style-name="P4">
Description: Children's Ombudsman of Poland Mikolai Pavlyak awarded the Verkhovna Rada of Ukraine Commissioner for Human Rights Dmitry Lubinz the Medal "For Merit in Protection of the Rights of the Child" in honor of teacher Janusz Korchak. - Ukrinform.</text:p>
      <text:p text:style-name="P4">
Images: ['<text:a xlink:type="simple" xlink:href="https://static.ukrinform.com/photos/2023_05/thumb_files/630_360_1685529139-413.jpg" text:style-name="Internet_20_link" text:visited-style-name="Visited_20_Internet_20_Link">
630_360_16855...</text:a>
']</text:p>
      <text:p text:style-name="P4">
Tags: ['Діти', 'Омбудсмен', 'Польща', 'Україна', 'Дмитро Лубінець']</text:p>
      <text:p text:style-name="P4">
Type: Article</text:p>
      <!--METADATA-->
      <text:p text:style-name="P4">
<draw:frame draw:style-name="fr1" draw:name="Image42" text:anchor-type="as-char" svg:width="6.9236in" svg:height="3.956343in" draw:z-index="0">
<draw:image xlink:href="../Images/yкринформ/2023-05-31T14-23-00-03-00/630_360_1685529139-413.jpg" xlink:type="simple" xlink:show="embed" xlink:actuate="onLoad" draw:mime-type="image/jpeg"/>
</draw:frame>
Children's Ombudsman of Poland, Mikolai Pavlyak, awarded the Commissioner of the Verkhovna Rada of Ukraine for Human Rights Dmitry Lubinz the Medal "For Merit in Protection of the Trinity" in honor of the teacher Janusz Korchak.</text:p>
      <text:p text:style-name="P4">
Pavlyak presented Lubin's award at the Conference on International Protection Day "UA: War. Natural lullaby, ”Ukrinform correspondent reports.</text:p>
      <text:p text:style-name="P4">
He noted that he awarded the Ukrainian Ombusman Medal as a defense of children on behalf of the President of the Republic of Poland.</text:p>
      <text:p text:style-name="P4">
"Janusz Korchak was a teacher who dedicated his life to all children -" his children ", as he called them - and went with them to death in the camp. Now on the honorary Order, which is provided by well -known educators as a defender of children. It is written on this Order, ”the Polish Children's Ombudsman said.</text:p>
      <text:p text:style-name="P4">
<text:span text:style-name="T4">
 Read also: </text:span>
(https://www.ukrinform.ua/rubric-society/3716510-posol-britanii-dopomogti-ukraini-peremogti-ce-najkrasij-sposib-uberegti-ditej.html)Pavlyak also emphasized that history was coming back: “In my city of Lodz during the Second World War there was something that could never seem to be thought of people at all: there was a separate concentration camp for children near the Jewish ghetto. I have the question: are there such camps behind your eastern border? Tseesuits that the story returns. At that time there was Germanization of Polish children, azaraas Russification of Ukrainian children. "</text:p>
      <text:p text:style-name="P4">
Pavlyak added that he also advocates to the European Commission to help with reconstruction <text:a xlink:type="simple" xlink:href="https://www.ukrinform.ua/tag-skola" text:style-name="Internet_20_link" text:visited-style-name="Visited_20_Internet_20_Link">
schools</text:a>
In Ukraine, the children should go.</text:p>
      <text:p text:style-name="P4">
As it was reported, the Russian Federation has developed 20,000 Ukrainian children during the full -scale invasion.</text:p>
      <text:p text:style-name="P4">
News Source: <text:a xlink:type="simple" xlink:href="https://www.ukrinform.ua/rubric-society/3716516-polskij-ombudsmen-vruciv-lubincu-medal-ak-zahisniku-gidnosti-ditej.html" text:style-name="Internet_20_link" text:visited-style-name="Visited_20_Internet_20_Link">
https://www.ukrinform.ua/rubric-society/3716516-polskij-ombudsmen-vruciv-lubincu-medal-ak-zahisniku-gidnosti-ditej.html</text:a>
</text:p>
      <!--NEWS-->
      <text:h text:style-name="P10" text:outline-level="1">
<text:span text:style-name="T4">
Nadiya Kichenok gave way to the start of the steam net "Rolan Harros"</text:span>
</text:h>
      <text:p text:style-name="P4">
Authors: Ukrinform (Person)</text:p>
      <text:p text:style-name="P4">
Publisher: Укринформ (Organization)</text:p>
      <text:p text:style-name="P4">
Published Time: 2023-05-31T14:27:16+03:00</text:p>
      <text:p text:style-name="P4">
Modified Time: 2023-05-31T14:27:16+03:00</text:p>
      <text:p text:style-name="P4">
Description: The Ukrainian tennis player Nadiya Kichenok completed the performances in the paired category of the French Open Championship. - Ukrinform.</text:p>
      <text:p text:style-name="P4">
Images: ['<text:a xlink:type="simple" xlink:href="https://static.ukrinform.com/photos/2023_05/thumb_files/630_360_1685521730-518.jpg" text:style-name="Internet_20_link" text:visited-style-name="Visited_20_Internet_20_Link">
630_360_16855...</text:a>
']</text:p>
      <text:p text:style-name="P4">
Tags: ['Франція', 'Теніс', 'Збірна України', 'Жінки']</text:p>
      <text:p text:style-name="P4">
Type: Article</text:p>
      <!--METADATA-->
      <text:p text:style-name="P4">
<draw:frame draw:style-name="fr1" draw:name="Image43" text:anchor-type="as-char" svg:width="6.9236in" svg:height="3.956343in" draw:z-index="0">
<draw:image xlink:href="../Images/yкринформ/2023-05-31T14-27-16-03-00/630_360_1685521730-518.jpg" xlink:type="simple" xlink:show="embed" xlink:actuate="onLoad" draw:mime-type="image/jpeg"/>
</draw:frame>
The Ukrainianianist Nadiya Kichenok completed the performances in the paired category of the France's Open.</text:p>
      <text:p text:style-name="P4">
In the starting circle, Ukrainian, together with Anna-Lena Friedzam from Germany, gave way to Ingrid Nile(Estonia)/У Фансень (To calm)- 7:6(7:2), 4: 6, 3: 6, transmits Ukrinform.</text:p>
      <text:p text:style-name="P4">
The rivals were spent 2 hours on the court 21 minutes.</text:p>
      <text:p text:style-name="P4">
<text:span text:style-name="T4">
 Read also: </text:span>
 <text:a xlink:type="simple" xlink:href="https://www.ukrinform.ua/rubric-sports/3716520-svitolina-zdobula-u-parizi-peremogu-nad-avstralijkou-ganter.html" text:style-name="Internet_20_link" text:visited-style-name="Visited_20_Internet_20_Link">
Svitolina won the victory over the Australian Cichander</text:a>
In the second round Nile and in the fans will meet with the winners of the Sarahrani match(Italy)/Бетані Маттек-Сендс (USA)- Leila Fernandez(Canada / Tayloruncesand(USA).</text:p>
      <text:p text:style-name="P4">
Фото: wtatennis.com.</text:p>
      <text:p text:style-name="P4">
News Source: <text:a xlink:type="simple" xlink:href="https://www.ukrinform.ua/rubric-sports/3716532-nadia-kicenok-postupilasa-na-starti-parnoi-sitki-rolan-garros.html" text:style-name="Internet_20_link" text:visited-style-name="Visited_20_Internet_20_Link">
https://www.ukrinform.ua/rubric-sports/3716532-nadia-kicenok-postupilasa-na-starti-parnoi-sitki-rolan-garros.html</text:a>
</text:p>
      <!--NEWS-->
      <text:h text:style-name="P10" text:outline-level="1">
<text:span text:style-name="T4">
In Germany, they conducted a large -scale special operation against the network, which was funded by IDIL "</text:span>
</text:h>
      <text:p text:style-name="P4">
Authors: Ukrinform (Person)</text:p>
      <text:p text:style-name="P4">
Publisher: Укринформ (Organization)</text:p>
      <text:p text:style-name="P4">
Published Time: 2023-05-31T14:29:07+03:00</text:p>
      <text:p text:style-name="P4">
Modified Time: 2023-05-31T14:29:07+03:00</text:p>
      <text:p text:style-name="P4">
Description: German law enforcement officers conducted a large -scale special operation against the network that financed the Islamic State terrorist group. - Ukrinform.</text:p>
      <text:p text:style-name="P4">
Images: ['<text:a xlink:type="simple" xlink:href="https://static.ukrinform.com/photos/2020_08/thumb_files/630_360_1596474837-173.jpeg" text:style-name="Internet_20_link" text:visited-style-name="Visited_20_Internet_20_Link">
630_360_15964...</text:a>
']</text:p>
      <text:p text:style-name="P4">
Tags: ['Фінанси', 'ІДІЛ', 'Німеччина', 'Поліція']</text:p>
      <text:p text:style-name="P4">
Type: Article</text:p>
      <!--METADATA-->
      <text:p text:style-name="P4">
<draw:frame draw:style-name="fr1" draw:name="Image44" text:anchor-type="as-char" svg:width="6.9236in" svg:height="3.956343in" draw:z-index="0">
<draw:image xlink:href="../Images/yкринформ/2023-05-31T14-29-07-03-00/630_360_1596474837-173.jpeg" xlink:type="simple" xlink:show="embed" xlink:actuate="onLoad" draw:mime-type="image/jpeg"/>
</draw:frame>
The German law enforcement officers conducted a large -scale special operation against the network that the Islamic State is a financier group.</text:p>
      <text:p text:style-name="P4">
As Ukrinform reports, it reports <text:a xlink:type="simple" xlink:href="https://nordot.app/1036562419525042632" text:style-name="Internet_20_link" text:visited-style-name="Visited_20_Internet_20_Link">
DPA</text:a>
.</text:p>
      <text:p text:style-name="P4">
In total, more than 1000 police officers were involved in the raids of the Finance Network of the Terrorist Organization <text:a xlink:type="simple" xlink:href="https://www.ukrinform.ua/tag-idil" text:style-name="Internet_20_link" text:visited-style-name="Visited_20_Internet_20_Link">
IDIL</text:a>
.</text:p>
      <text:p text:style-name="P4">
The searches were in more than a hundred premises.</text:p>
      <text:p text:style-name="P4">
The federal and regional police and the prosecutor's office conducted raids together, delaying the seven suspects in the lands of Baden-Württemberg, Rhineland Pfalz, Bremen and North Rhine-Westphalia.</text:p>
      <text:p text:style-name="P4">
<text:span text:style-name="T4">
 Read also: </text:span>
 [in Libya to the death penalty condemned 23 people for the involvement(https://www.ukrinform.ua/rubric-world/3716112-u-livii-do-smertnoi-kari-zasudili-23-ludej-za-ucast-u-kampanii-idil.html)"By gathering and transferring them to the" Islamic State ", they played a central role in the financial network," federal prosecutors said.</text:p>
      <text:p text:style-name="P4">
It is noted that the detainees, most of whom have German citizenship, will stand before the Federal Court on Wednesday and Thursday to elect a convoy.</text:p>
      <text:p text:style-name="P4">
As reported by Ukrinform, the State Criminal Police of Bavaria Veder <text:a xlink:type="simple" xlink:href="https://www.ukrinform.ua/rubric-world/3713611-u-nimeccini-policia-provodit-obsuki-v-ekoaktivistiv.html" text:style-name="Internet_20_link" text:visited-style-name="Visited_20_Internet_20_Link">
Illuminating against seven persons on the ecological movement "Last Generation"</text:a>
Due to suspicion of creating and maintaining criminal organization.</text:p>
      <text:p text:style-name="P4">
News Source: <text:a xlink:type="simple" xlink:href="https://www.ukrinform.ua/rubric-world/3716533-u-nimeccini-proveli-masstabnu-specoperaciu-proti-merezi-aku-finansuvav-idil.html" text:style-name="Internet_20_link" text:visited-style-name="Visited_20_Internet_20_Link">
https://www.ukrinform.ua/rubric-world/3716533-u-nimeccini-proveli-masstabnu-specoperaciu-proti-merezi-aku-finansuvav-idil.html</text:a>
</text:p>
      <!--NEWS-->
      <text:h text:style-name="P10" text:outline-level="1">
<text:span text:style-name="T4">
Russia prepares provocations before elections in Poland - Kaczynski</text:span>
</text:h>
      <text:p text:style-name="P4">
Authors: Ukrinform (Person)</text:p>
      <text:p text:style-name="P4">
Publisher: Укринформ (Organization)</text:p>
      <text:p text:style-name="P4">
Published Time: 2023-05-31T14:29:33+03:00</text:p>
      <text:p text:style-name="P4">
Modified Time: 2023-05-31T14:29:33+03:00</text:p>
      <text:p text:style-name="P4">
Description: The leader of the ruling in Poland of the Law and Justice Party (PIS) is convinced that Russians are preparing provocations before the parliamentary elections in the RP. - Ukrinform.</text:p>
      <text:p text:style-name="P4">
Images: ['<text:a xlink:type="simple" xlink:href="https://static.ukrinform.com/photos/2023_05/thumb_files/630_360_1685532446-730.jpg" text:style-name="Internet_20_link" text:visited-style-name="Visited_20_Internet_20_Link">
630_360_16855...</text:a>
']</text:p>
      <text:p text:style-name="P4">
Tags: ['Качинський', 'Польща', 'Провокація', 'Вибори', 'Росія']</text:p>
      <text:p text:style-name="P4">
Type: Article</text:p>
      <!--METADATA-->
      <text:p text:style-name="P4">
<draw:frame draw:style-name="fr1" draw:name="Image45" text:anchor-type="as-char" svg:width="6.9236in" svg:height="3.956343in" draw:z-index="0">
<draw:image xlink:href="../Images/yкринформ/2023-05-31T14-29-33-03-00/630_360_1685532446-730.jpg" xlink:type="simple" xlink:show="embed" xlink:actuate="onLoad" draw:mime-type="image/jpeg"/>
</draw:frame>
Leader in Poland's Law and Justice Party(PiS)I am convinced that the Russians prepare provocations before the parliamentary elections in the RP.</text:p>
      <text:p text:style-name="P4">
He stated this in an interview with <text:a xlink:type="simple" xlink:href="https://www.gazetapolska.pl/30387-niemal-pewne-ze-rosja-przeprowadzi-prowokacje-przed-wyborami-z-jaroslawem-kaczynskim-rozmawiaja-katarzyna-gojska-i-tomasz-sakiewicz" text:style-name="Internet_20_link" text:visited-style-name="Visited_20_Internet_20_Link">
Gazeta Polska</text:a>
, reports Ukrinform.</text:p>
      <text:p text:style-name="P4">
"It is almost precise that Russia will provoke before elections in Poland," Kaczynski said.</text:p>
      <text:p text:style-name="P4">
He added that the Polish opposition can also expect provocations, which can then use Russia in their actions.</text:p>
      <text:p text:style-name="P4">
It is known that the President of Poland has recently signed a law on the creation of a State Commission for Investigation of Russian influences in Poland in 2007-2022, it was informed by the Constitutional Court. The adoption of this was a negative reaction in the opposition circles of Poland, in the State Department of the Security of the European Commission. In particular, Washington and Brussels have expressed warnings that this law can use the authorities to persecute the opposition, including the expectoration of individual politicians from the opposition to this year's elections. Reacting this representatives of the Polish authorities assured that this law will not prohibit the opposition representatives to participate in the elections.</text:p>
      <text:p text:style-name="P4">
<text:span text:style-name="T4">
 Read also: </text:span>
 <text:a xlink:type="simple" xlink:href="https://www.ukrinform.ua/rubric-world/3699991-zaversenna-vijni-rf-proti-ukraini-kompromisom-oznacatime-novi-nebezpeki-kacinskij.html" text:style-name="Internet_20_link" text:visited-style-name="Visited_20_Internet_20_Link">
Completion of the Russian Federation against Ukraine "Compromise" will mean new dangers - <text:span text:style-name="T4">
 Kaczynski </text:span>
</text:a>
It is known that the parliamentary elections in Poland will take place in the fall of this year, their precision date has not yet been determined. The ruling right -handed right -handed right -handed right -hand right is the most likely. However, the votes obtained may be united to form a ruling coalition without the participation of other political forces.</text:p>
      <text:p text:style-name="P4">
The united right is in power in <text:a xlink:type="simple" xlink:href="https://www.ukrinform.ua/tag-polsa" text:style-name="Internet_20_link" text:visited-style-name="Visited_20_Internet_20_Link">
Poland</text:a>
Since the fall of 2015. This political Siladvichi won in the parliamentary elections, forming the ruling in the Seimas and the government of the country independently.</text:p>
      <text:p text:style-name="P4">
<text:span text:style-name="T5">
Foto: Mariusz Troliński Studio</text:span>
</text:p>
      <text:p text:style-name="P4">
News Source: <text:a xlink:type="simple" xlink:href="https://www.ukrinform.ua/rubric-world/3716534-rosia-gotue-provokacii-pered-viborami-u-polsi-kacinskij.html" text:style-name="Internet_20_link" text:visited-style-name="Visited_20_Internet_20_Link">
https://www.ukrinform.ua/rubric-world/3716534-rosia-gotue-provokacii-pered-viborami-u-polsi-kacinskij.html</text:a>
</text:p>
      <!--NEWS-->
      <text:h text:style-name="P10" text:outline-level="1">
<text:span text:style-name="T4">
Sandu plans to run for president again again</text:span>
</text:h>
      <text:p text:style-name="P4">
Authors: Ukrinform (Person)</text:p>
      <text:p text:style-name="P4">
Publisher: Укринформ (Organization)</text:p>
      <text:p text:style-name="P4">
Published Time: 2023-05-31T14:30:19+03:00</text:p>
      <text:p text:style-name="P4">
Modified Time: 2023-05-31T14:30:19+03:00</text:p>
      <text:p text:style-name="P4">
Description: Moldova President Maya Sandu has confirmed that he would run for a new term in the 2024 presidential election. She also expressed his hope that Moldova would join the European Union by 2030. - Ukrinform.</text:p>
      <text:p text:style-name="P4">
Images: ['<text:a xlink:type="simple" xlink:href="https://static.ukrinform.com/photos/2022_10/thumb_files/630_360_1665078007-899.jpeg" text:style-name="Internet_20_link" text:visited-style-name="Visited_20_Internet_20_Link">
630_360_16650...</text:a>
']</text:p>
      <text:p text:style-name="P4">
Tags: ['Президент', 'Санду']</text:p>
      <text:p text:style-name="P4">
Type: Article</text:p>
      <!--METADATA-->
      <text:p text:style-name="P4">
<draw:frame draw:style-name="fr1" draw:name="Image46" text:anchor-type="as-char" svg:width="6.9236in" svg:height="3.956343in" draw:z-index="0">
<draw:image xlink:href="../Images/yкринформ/2023-05-31T14-30-19-03-00/630_360_1665078007-899.jpeg" xlink:type="simple" xlink:show="embed" xlink:actuate="onLoad" draw:mime-type="image/jpeg"/>
</draw:frame>
Moldova President Maya Sandu confirmed that he would run in a new termin in the 2024 presidential election. She also expressed his hope that Moldova would join the European Union by 2030.</text:p>
      <text:p text:style-name="P4">
About it reports <text:a xlink:type="simple" xlink:href="https://newsmaker.md/rus/novosti/sandu-budet-ballotirovatsya-na-novyy-prezidentskiy-srok-chto-ona-rasskazala-inostrannym-smi/" text:style-name="Internet_20_link" text:visited-style-name="Visited_20_Internet_20_Link">
Newsmaker</text:a>
With reference to an interview with Moldova President, Ukrinform reports.</text:p>
      <text:p text:style-name="P4">
Speaking about the European course of Moldova and the threats from Russia, it has been planted that Moscow was trying to destabilize the situation in RM. But the republican can enter the EU in the next 7 years, despite the presence of Russian in the Transnistrian region.</text:p>
      <text:p text:style-name="P4">
"The key to resolving separatist conflict is the continuation of economic reform to fight corruption. This will put a country with a population of 2.6 million people - one more sedentary in Europe - to a clear path to EU membership. From the EU, not with Russia, it will be profitable for their life, "Sandu said.</text:p>
      <text:p text:style-name="P4">
The president has confirmed her intention to run for a new term Presidentamold.</text:p>
      <text:p text:style-name="P4">
"She said she was preparing for re -election next year to preserve Pro -European sentiment and avoid reducing support from the exit from orbitimos," the statement said.</text:p>
      <text:p text:style-name="P4">
<text:span text:style-name="T4">
 Read also: </text:span>
 [EU imposed sanctions against seven Russians for the action(https://www.ukrinform.ua/rubric-world/3716298-es-zaprovadiv-sankcii-proti-se-simoh-rosian-za-dii-proti-suverenitetu-moldovi-j-ukraini.html)As reported by Ukrinform, in Moldova will consider the possibility of introducing <text:a xlink:type="simple" xlink:href="https://www.ukrinform.ua/rubric-world/3716443-moldova-rozglane-zaprovadzenna-sankcij-proti-inozemciv-za-destabilizaciu-situacii-v-kraini.html" text:style-name="Internet_20_link" text:visited-style-name="Visited_20_Internet_20_Link">
sanctions against foreign citizens</text:a>
responsible for destabilizing the situation in the country.</text:p>
      <text:p text:style-name="P4">
News Source: <text:a xlink:type="simple" xlink:href="https://www.ukrinform.ua/rubric-world/3716535-sandu-planue-znovu-balotuvatis-u-prezidenti.html" text:style-name="Internet_20_link" text:visited-style-name="Visited_20_Internet_20_Link">
https://www.ukrinform.ua/rubric-world/3716535-sandu-planue-znovu-balotuvatis-u-prezidenti.html</text:a>
</text:p>
      <!--NEWS-->
      <text:h text:style-name="P10" text:outline-level="1">
<text:span text:style-name="T4">
Ukraine condemned the DPRK's attempt to launch a military satellite</text:span>
</text:h>
      <text:p text:style-name="P4">
Authors: Ukrinform (Person)</text:p>
      <text:p text:style-name="P4">
Publisher: Укринформ (Organization)</text:p>
      <text:p text:style-name="P4">
Published Time: 2023-05-31T14:35:02+03:00</text:p>
      <text:p text:style-name="P4">
Modified Time: 2023-05-31T14:35:02+03:00</text:p>
      <text:p text:style-name="P4">
Description: Ukraine strongly condemns the attempt to launch North Korea a rocket carrier in order to derive into the orbit of a military satellite. - Ukrinform.</text:p>
      <text:p text:style-name="P4">
Images: ['<text:a xlink:type="simple" xlink:href="https://static.ukrinform.com/photos/2023_03/thumb_files/630_360_1679475823-801.jpg" text:style-name="Internet_20_link" text:visited-style-name="Visited_20_Internet_20_Link">
630_360_16794...</text:a>
']</text:p>
      <text:p text:style-name="P4">
Tags: ['КНДР', 'Космос', 'МЗС', 'Супутник']</text:p>
      <text:p text:style-name="P4">
Type: Article</text:p>
      <!--METADATA-->
      <text:p text:style-name="P4">
<draw:frame draw:style-name="fr1" draw:name="Image47" text:anchor-type="as-char" svg:width="6.9236in" svg:height="3.946452in" draw:z-index="0">
<draw:image xlink:href="../Images/yкринформ/2023-05-31T14-35-02-03-00/630_360_1679475823-801.jpg" xlink:type="simple" xlink:show="embed" xlink:actuate="onLoad" draw:mime-type="image/jpeg"/>
</draw:frame>
The Ukrainianrugwells condemns an attempt to launch North Korea for a rocket launcher in order to withdraw the orbit of a military satellite.</text:p>
      <text:p text:style-name="P4">
This is stated in the comment <text:a xlink:type="simple" xlink:href="https://mfa.gov.ua/news/komentar-mzs-ukrayini-shchodo-sprobi-zapusku-kndr-raketonosiya-dlya-vivedennya-na-orbitu-vijskovogo-suputnika" text:style-name="Internet_20_link" text:visited-style-name="Visited_20_Internet_20_Link">
Ministry of Foreign Affairs of Ukraine</text:a>
, reports Ukrinform.</text:p>
      <text:p text:style-name="P4">
“Pyongyang once again resorts to actions that destabilize the situation in the region mild international law. Concerns also cause statements about re -adoption in the near future, ”the foreign policy department said.</text:p>
      <text:p text:style-name="P4">
The Foreign Ministry emphasizes that launches <text:a xlink:type="simple" xlink:href="https://www.ukrinform.ua/tag-kndr" text:style-name="Internet_20_link" text:visited-style-name="Visited_20_Internet_20_Link">
DPRK</text:a>
Rocket -cabalistic technologies and the continuation of North Korean rocket and nuclear programs are a gross violation of a number of UN Security Council resolutions.</text:p>
      <text:p text:style-name="P4">
<text:span text:style-name="T4">
 Read also: </text:span>
 [<text:span text:style-name="T4">
 DPRK </text:span>
 declared the loss(https://www.ukrinform.ua/rubric-technology/3716314-kndr-zaavila-pro-vtratu-suputnikaspiguna-j-poobicala-nevdovzi-drugij-zapusk.html)"Ukraine is calling for the efforts of the international community on Pyongyanjah's pressure to ensure stability and security on the Korean Peninsula," the Foreign Ministry has been entrusted.</text:p>
      <text:p text:style-name="P4">
As reported by Ukrinform, North Korea launched a cosmic launcher on Wednesday morning, reporting Japan on the eve of the launching plans between May 31 and June 11.</text:p>
      <text:p text:style-name="P4">
<text:span text:style-name="T4">
 Read also: </text:span>
 <text:a xlink:type="simple" xlink:href="https://www.ukrinform.ua/rubric-world/3713949-kndr-u-priskorenomu-rezimi-budue-startovij-majdancik-dla-zapusku-suputnikiv-zmi.html" text:style-name="Internet_20_link" text:visited-style-name="Visited_20_Internet_20_Link">
<text:span text:style-name="T4">
 DPRK </text:span>
 in accelerated mode builds a starting ground for launching satellites - media</text:a>
South Korea, the United States and Japan warned Pyongyan about the illegality of the plans to launch a satellite.</text:p>
      <text:p text:style-name="P4">
Japan's Defense Minister Japanese Hamada, after the North Korea reported, the Propplains ordered the satellite order to destroy any Balled missiles that would approach the country.</text:p>
      <text:p text:style-name="P4">
News Source: <text:a xlink:type="simple" xlink:href="https://www.ukrinform.ua/rubric-polytics/3716538-ukraina-zasudila-sprobu-kndr-zapustiti-vijskovij-suputnik.html" text:style-name="Internet_20_link" text:visited-style-name="Visited_20_Internet_20_Link">
https://www.ukrinform.ua/rubric-polytics/3716538-ukraina-zasudila-sprobu-kndr-zapustiti-vijskovij-suputnik.html</text:a>
</text:p>
      <!--NEWS-->
      <text:h text:style-name="P10" text:outline-level="1">
<text:span text:style-name="T4">
Humanitarian situation in the deocwoman Kherson region more than satisfactory - Sobolevsky</text:span>
</text:h>
      <text:p text:style-name="P4">
Authors: Ukrinform (Person)</text:p>
      <text:p text:style-name="P4">
Publisher: Укринформ (Organization)</text:p>
      <text:p text:style-name="P4">
Published Time: 2023-05-31T14:38:19+03:00</text:p>
      <text:p text:style-name="P4">
Modified Time: 2023-05-31T14:38:19+03:00</text:p>
      <text:p text:style-name="P4">
Description: The humanitarian situation in the liberated territory of Kherson region is more than satisfactory, now the region is preparing for the release of the Left Bank. - Ukrinform.</text:p>
      <text:p text:style-name="P4">
Images: ['<text:a xlink:type="simple" xlink:href="https://static.ukrinform.com/photos/2023_05/thumb_files/630_360_1685526973-253.jpg" text:style-name="Internet_20_link" text:visited-style-name="Visited_20_Internet_20_Link">
630_360_16855...</text:a>
']</text:p>
      <text:p text:style-name="P4">
Tags: ['Херсонщина', 'Звільнення', 'Війна з Росією']</text:p>
      <text:p text:style-name="P4">
Type: Article</text:p>
      <!--METADATA-->
      <text:p text:style-name="P4">
<draw:frame draw:style-name="fr1" draw:name="Image48" text:anchor-type="as-char" svg:width="6.9236in" svg:height="3.956343in" draw:z-index="0">
<draw:image xlink:href="../Images/yкринформ/2023-05-31T14-38-19-03-00/630_360_1685526973-253.jpg" xlink:type="simple" xlink:show="embed" xlink:actuate="onLoad" draw:mime-type="image/jpeg"/>
</draw:frame>
The humanitarian situation in the liberated territory of Kherson region is more than satisfactory, now the region is preparing for the release of the Left Bank.</text:p>
      <text:p text:style-name="P4">
According to Ukrinform, about it at a briefing in <text:a xlink:type="simple" xlink:href="https://www.ukrinform.ua/rubric-presshall/3716129-hersonsina-sogodni-so-vidbuvaetsa-u-misti-ta-regioni.html" text:style-name="Internet_20_link" text:visited-style-name="Visited_20_Internet_20_Link">
Media Center Ukraine - Ukrinform</text:a>
Yuri Sobolevsky, the first deputy head of the Serson Regional Council.</text:p>
      <text:p text:style-name="P4">
"In relation to the humanitarian situation - it is more than satisfactory, in my opinion, as of now, thanks to the humanitarian support of the region and thanks to the organization of the development of this humanitarian aid," Sobolevsky says.</text:p>
      <text:p text:style-name="P4">
According to him, it happens that in some communities, local residents say not to carry a humanitarian product - people "wrinkled" as much as possible.</text:p>
      <text:p text:style-name="P4">
*!(https://www.ukrinform.ua/rubric-regions/3716350-rosiani-minuloi-dobi-vipustili-po-hersonsini-219-snaradiv-patero-poranenih.html)Sobolevsky also emphasized that, in addition, it is necessary to prepare for the release of the left bank, because there the support of the population will be needed in very big. He noted that in the occupied territory the situation is difficult - there is no voice, but there is a problem with <text:a xlink:type="simple" xlink:href="https://www.ukrinform.ua/tag-liki" text:style-name="Internet_20_link" text:visited-style-name="Visited_20_Internet_20_Link">
medicines</text:a>
, there is a problem with access to medical services. According to him, it should also be understood that the enemy, retreating, leaves everything robbed and destroyed.</text:p>
      <text:p text:style-name="P4">
"Therefore, it will be necessary to restore it quickly and, first of all, to organize people's access to medical services," - said the first deputy chairman of the regional council. It is necessary for the right bank of Kherson region.</text:p>
      <text:p text:style-name="P4">
As reported by Ukrinform, the Armed Forces liberated the right -bank part of the Kherson region, in particular the city of Kherson. The part of the region, located on the left Berezidpipra, is temporarily captured by Russian troops.</text:p>
      <text:p text:style-name="P4">
News Source: <text:a xlink:type="simple" xlink:href="https://www.ukrinform.ua/rubric-regions/3716540-gumanitarna-situacia-na-deokupovanij-hersonsini-bils-niz-zadovilna-sobolevskij.html" text:style-name="Internet_20_link" text:visited-style-name="Visited_20_Internet_20_Link">
https://www.ukrinform.ua/rubric-regions/3716540-gumanitarna-situacia-na-deokupovanij-hersonsini-bils-niz-zadovilna-sobolevskij.html</text:a>
</text:p>
      <!--NEWS-->
      <text:h text:style-name="P10" text:outline-level="1">
<text:span text:style-name="T4">
Russia commits crimes against Ukrainian children, which are signs of genocide - Gerasimchuk</text:span>
</text:h>
      <text:p text:style-name="P4">
Authors: Ukrinform (Person)</text:p>
      <text:p text:style-name="P4">
Publisher: Укринформ (Organization)</text:p>
      <text:p text:style-name="P4">
Published Time: 2023-05-31T14:42:29+03:00</text:p>
      <text:p text:style-name="P4">
Modified Time: 2023-05-31T14:42:29+03:00</text:p>
      <text:p text:style-name="P4">
Description: The crimes of Russians against children during full -scale aggression are signs of genocide of the Ukrainian people through Ukrainian children. - Ukrinform.</text:p>
      <text:p text:style-name="P4">
Images: ['<text:a xlink:type="simple" xlink:href="https://static.ukrinform.com/photos/2023_05/thumb_files/630_360_1685522634-128.jpg" text:style-name="Internet_20_link" text:visited-style-name="Visited_20_Internet_20_Link">
630_360_16855...</text:a>
']</text:p>
      <text:p text:style-name="P4">
Tags: ['Діти', 'Геноцид', 'Дар’я Герасимчук', 'Війна з Росією']</text:p>
      <text:p text:style-name="P4">
Type: Article</text:p>
      <!--METADATA-->
      <text:p text:style-name="P4">
<draw:frame draw:style-name="fr1" draw:name="Image49" text:anchor-type="as-char" svg:width="6.9236in" svg:height="3.956343in" draw:z-index="0">
<draw:image xlink:href="../Images/yкринформ/2023-05-31T14-42-29-03-00/630_360_1685522634-128.jpg" xlink:type="simple" xlink:show="embed" xlink:actuate="onLoad" draw:mime-type="image/jpeg"/>
</draw:frame>
Russian crimes committed against children during full -scale aggression are signs of genocidu -Ukrainian people through Ukrainian children.</text:p>
      <text:p text:style-name="P4">
The adviser - the Presidential for the Rights of the Child and Child Rehabilitation Daria Gerasimchuk during communication with the media as part of the International Children's Protection Day “UA: War. Natural lullaby, ”Ukrinform correspondent reports.</text:p>
      <text:p text:style-name="P4">
“Russia kills our children, Russia is injuring them, unfortunately, children undergo sexual violence, children are being abducted, they live in absolutely non -habitable conditions in temporarily occupied territories. Everything that has just been listed is nothing but signs <text:a xlink:type="simple" xlink:href="https://www.ukrinform.ua/tag-genocid" text:style-name="Internet_20_link" text:visited-style-name="Visited_20_Internet_20_Link">
genocide</text:a>
Ukrainian people through Ukrainian children, ”she said.</text:p>
      <text:p text:style-name="P4">
<text:span text:style-name="T4">
 Read also: </text:span>
 <text:a xlink:type="simple" xlink:href="https://www.ukrinform.ua/rubric-society/3716484-lubinec-skilki-zagalom-ditej-vikrala-rf-ne-znae-nihto.html" text:style-name="Internet_20_link" text:visited-style-name="Visited_20_Internet_20_Link">
Lubinets: How many children have stolen Russian in general - unknown</text:a>
Gerasimchuk emphasized that proving a crime of genocide is a rather complex complex, but this is the purpose of Ukraine. Thus, she said, the fact that the International Criminal Court issued a warrant for the arrest of the head of the state-terroristlodimir Putin and his children's ombudsman for the deportation and enforcement of children, in fact, is in fact the first step towards the proof of genocide.</text:p>
      <text:p text:style-name="P4">
The Presidential Commissioner emphasized that nowadays there is a priority for Ukraine's children. Currently, it was possible to return home 371 child.</text:p>
      <text:p text:style-name="P4">
She noted that the Ukrainian state uses all methods and tools to document the crimes of the Russian Federation against children as soon as possible to bring criminals to justice.</text:p>
      <text:p text:style-name="P4">
<text:span text:style-name="T4">
 Read also: </text:span>
 <text:a xlink:type="simple" xlink:href="https://www.ukrinform.ua/rubric-society/3716479-lise-povna-peremoga-nad-rosijskou-agresieu-zabezpecit-realizaciu-prav-ditej-prezident.html" text:style-name="Internet_20_link" text:visited-style-name="Visited_20_Internet_20_Link">
Zelensky spoke at the International Children's Day</text:a>
As it was reported, in Ukraine Russian invaders violate all the rights of children and killed 483 babies, 989 were seriously injured, 19.4 thousand were deported, another 394 child disappeared.</text:p>
      <text:p text:style-name="P4">
News Source: <text:a xlink:type="simple" xlink:href="https://www.ukrinform.ua/rubric-society/3716541-rosia-vcinae-proti-ukrainskih-ditej-zlocini-so-e-oznakami-genocidu-gerasimcuk.html" text:style-name="Internet_20_link" text:visited-style-name="Visited_20_Internet_20_Link">
https://www.ukrinform.ua/rubric-society/3716541-rosia-vcinae-proti-ukrainskih-ditej-zlocini-so-e-oznakami-genocidu-gerasimcuk.html</text:a>
</text:p>
      <!--NEWS-->
      <text:h text:style-name="P10" text:outline-level="1">
<text:span text:style-name="T4">
In Afghanistan, Prime Minister Qatar and Talibana leader - Reuters were held in Afghanistan</text:span>
</text:h>
      <text:p text:style-name="P4">
Authors: Ukrinform (Person)</text:p>
      <text:p text:style-name="P4">
Publisher: Укринформ (Organization)</text:p>
      <text:p text:style-name="P4">
Published Time: 2023-05-31T14:43:56+03:00</text:p>
      <text:p text:style-name="P4">
Modified Time: 2023-05-31T14:43:56+03:00</text:p>
      <text:p text:style-name="P4">
Description: Qataru Mohammed Bin Abdulrahman Al-Tani conducted secret negotiations with the Supreme Leader of Afghan Taliban this month "Hibatulla Akhunzad to resolve tensions in relations with the International Community. - Ukrinform.</text:p>
      <text:p text:style-name="P4">
Images: ['<text:a xlink:type="simple" xlink:href="https://static.ukrinform.com/photos/2023_05/thumb_files/630_360_1685533181-131.jpg" text:style-name="Internet_20_link" text:visited-style-name="Visited_20_Internet_20_Link">
630_360_16855...</text:a>
']</text:p>
      <text:p text:style-name="P4">
Tags: ['Афганістан', 'Катар', 'Талібан']</text:p>
      <text:p text:style-name="P4">
Type: Article</text:p>
      <!--METADATA-->
      <text:p text:style-name="P4">
<draw:frame draw:style-name="fr1" draw:name="Image50" text:anchor-type="as-char" svg:width="6.9236in" svg:height="3.956343in" draw:z-index="0">
<draw:image xlink:href="../Images/yкринформ/2023-05-31T14-43-56-03-00/630_360_1685533181-131.jpg" xlink:type="simple" xlink:show="embed" xlink:actuate="onLoad" draw:mime-type="image/jpeg"/>
</draw:frame>
Prime Minister Mohammed Bin Abdulrahman Al-Tani conducted this month the secret negotiation by the supreme leader of the Afghan Taliban "Hibatulla Akhunzad, to revoke tensions in relations with the international community.</text:p>
      <text:p text:style-name="P4">
As Ukrinform reports, it reports <text:a xlink:type="simple" xlink:href="https://www.reuters.com/world/middle-east/qatar-prime-minister-taliban-chief-hold-secret-afghan-talks-source-2023-05-31/" text:style-name="Internet_20_link" text:visited-style-name="Visited_20_Internet_20_Link">
Reuters</text:a>
.</text:p>
      <text:p text:style-name="P4">
Negotiations in the city of Kandhar, which took place on May 12, became the first meeting of the leader of non -public talli with a foreign leader.</text:p>
      <text:p text:style-name="P4">
It is reported that among other issues that Sheikh Mohammed discussed by Zhaimbatulla, there was a need to put an end to the prohibition of the Taliban for the education of the girls' employment.</text:p>
      <text:p text:style-name="P4">
"This meeting is a diplomatic success of Qatar, who criticized the introduction of restrictions on women, using long -standing relations with Islamist Movement in this way to achieve closer interaction with Kabul by the international community," the statement said.</text:p>
      <text:p text:style-name="P4">
<text:span text:style-name="T4">
 Read also: </text:span>
 <text:a xlink:type="simple" xlink:href="https://www.ukrinform.ua/rubric-world/3706088-kitaj-afganistan-i-pakistan-domovilisa-posiliti-spivpracu-v-borotbi-z-terorizmom.html" text:style-name="Internet_20_link" text:visited-style-name="Visited_20_Internet_20_Link">
China, Afghanistan and Pakistan have agreed to enhance the work in the fight against terrorism</text:a>
According to the newspaper, US Presidential Administration Joe Baiden was informed about negotiations and "coordinates all the issues discussed", including the promotion of dialogue with Taliban.</text:p>
      <text:p text:style-name="P4">
As reported by Ukrinform, the United Nations again condemned the decision -headed by the Taliban of the Government <text:a xlink:type="simple" xlink:href="https://www.ukrinform.ua/tag-afganistan" text:style-name="Internet_20_link" text:visited-style-name="Visited_20_Internet_20_Link">
Afghanistan</text:a>
prohibit women to work at the UN.</text:p>
      <text:p text:style-name="P4">
<text:span text:style-name="T5">
Foto: aa</text:span>
</text:p>
      <text:p text:style-name="P4">
News Source: <text:a xlink:type="simple" xlink:href="https://www.ukrinform.ua/rubric-world/3716542-v-afganistani-projsli-taemni-peregovori-premera-kataru-i-lidera-talibanu-reuters.html" text:style-name="Internet_20_link" text:visited-style-name="Visited_20_Internet_20_Link">
https://www.ukrinform.ua/rubric-world/3716542-v-afganistani-projsli-taemni-peregovori-premera-kataru-i-lidera-talibanu-reuters.html</text:a>
</text:p>
      <!--NEWS-->
      <text:h text:style-name="P10" text:outline-level="1">
<text:span text:style-name="T4">
Havana Bridge will open today until the evening - Klitschko</text:span>
</text:h>
      <text:p text:style-name="P4">
Authors: Ukrinform (Person)</text:p>
      <text:p text:style-name="P4">
Publisher: Укринформ (Organization)</text:p>
      <text:p text:style-name="P4">
Published Time: 2023-05-31T14:51:18+03:00</text:p>
      <text:p text:style-name="P4">
Modified Time: 2023-05-31T14:51:18+03:00</text:p>
      <text:p text:style-name="P4">
Description: In Kiev, the Havana Bridge will open today until the evening. - Ukrinform.</text:p>
      <text:p text:style-name="P4">
Images: ['<text:a xlink:type="simple" xlink:href="https://static.ukrinform.com/photos/2023_05/thumb_files/630_360_1685533580-519.jpg" text:style-name="Internet_20_link" text:visited-style-name="Visited_20_Internet_20_Link">
630_360_16855...</text:a>
']</text:p>
      <text:p text:style-name="P4">
Tags: ['Віталій Кличко', 'Міст', 'Київ']</text:p>
      <text:p text:style-name="P4">
Type: Article</text:p>
      <!--METADATA-->
      <text:p text:style-name="P4">
<draw:frame draw:style-name="fr1" draw:name="Image51" text:anchor-type="as-char" svg:width="6.9236in" svg:height="3.956343in" draw:z-index="0">
<draw:image xlink:href="../Images/yкринформ/2023-05-31T14-51-18-03-00/630_360_1685533580-519.jpg" xlink:type="simple" xlink:show="embed" xlink:actuate="onLoad" draw:mime-type="image/jpeg"/>
</draw:frame>
In Kiev, the Havana Bridge will open today until the evening.</text:p>
      <text:p text:style-name="P4">
About it in <text:a xlink:type="simple" xlink:href="https://t.me/vitaliy_klitschko/2030" text:style-name="Internet_20_link" text:visited-style-name="Visited_20_Internet_20_Link">
telegram</text:a>
Reporting Mayor Vitaliy Klitschko.</text:p>
      <text:p text:style-name="P4">
"The Havansky Bridge will open today until the evening," the mayor said.</text:p>
      <text:p text:style-name="P4">
He noted that he was closed after the fragments of the fragments <text:a xlink:type="simple" xlink:href="https://www.ukrinform.ua/tag-raketa" text:style-name="Internet_20_link" text:visited-style-name="Visited_20_Internet_20_Link">
rocket</text:a>
On the roadway during the massively the capital of the capital by Russian invaders in the afternoon on Monday.</text:p>
      <text:p text:style-name="P4">
According to him, road services have already completed asphalting of the damaged part of the road and lighting networks, which were also partially damaged.</text:p>
      <text:p text:style-name="P4">
<text:span text:style-name="T4">
 Read also: </text:span>
 <text:a xlink:type="simple" xlink:href="https://www.ukrinform.ua/rubric-kyiv/3716347-u-kievi-cerez-perekritta-proizdzoi-castini-zminiv-marsrut-avtobus-114.html" text:style-name="Internet_20_link" text:visited-style-name="Visited_20_Internet_20_Link">
in <text:span text:style-name="T4">
 Kiev </text:span>
 <text:span text:style-name="T4">
 </text:span>
 Through <text:span text:style-name="T4">
 </text:span>
 Overlapping <text:span text:style-name="T4">
 </text:span>
 Roads <text:span text:style-name="T4">
<text:span text:style-name="T5">
* changed </text:span>
* </text:span>
 <text:span text:style-name="T4">
 Route </text:span>
 <text:span text:style-name="T4">
 </text:span>
 bus <text:span text:style-name="T4">
 No. </text:span>
 114 <text:span text:style-name="T4">
 </text:span>
 </text:a>
"Now the new asphalt is settling and in a few hours the fare will be open," Klitschko added.</text:p>
      <text:p text:style-name="P4">
As reported by Ukrinform, on the night of May 30, the Russian Federation committed <text:a xlink:type="simple" xlink:href="https://www.ukrinform.ua/rubric-kyiv/3715832-treta-za-dobu-ataka-na-kiiv-zniseno-ponad-20-bezpilotnikiv-e-poraneni-ta-zagibla.html" text:style-name="Internet_20_link" text:visited-style-name="Visited_20_Internet_20_Link">
fourth for two pre -air attacks on Kiev</text:a>
. In different areas of the city on both shores, the fall of the ranged drones were recorded.</text:p>
      <text:p text:style-name="P4">
<text:span text:style-name="T5">
Foto: Wikipedia</text:span>
</text:p>
      <text:p text:style-name="P4">
News Source: <text:a xlink:type="simple" xlink:href="https://www.ukrinform.ua/rubric-kyiv/3716544-gavanskij-mist-vidkriut-sogodni-do-vecora-klicko.html" text:style-name="Internet_20_link" text:visited-style-name="Visited_20_Internet_20_Link">
https://www.ukrinform.ua/rubric-kyiv/3716544-gavanskij-mist-vidkriut-sogodni-do-vecora-klicko.html</text:a>
</text:p>
      <!--NEWS-->
      <text:h text:style-name="P10" text:outline-level="1">
<text:span text:style-name="T4">
The German government demands to close four Russian consulates in Germany</text:span>
</text:h>
      <text:p text:style-name="P4">
Authors: Ukrinform (Person)</text:p>
      <text:p text:style-name="P4">
Publisher: Укринформ (Organization)</text:p>
      <text:p text:style-name="P4">
Published Time: 2023-05-31T14:55:00+03:00</text:p>
      <text:p text:style-name="P4">
Modified Time: 2023-05-31T14:55:00+03:00</text:p>
      <text:p text:style-name="P4">
Description: The German Government demands from Russia to close its four of the five consulates in Germany as part of a "mirror response" after Moscow has imposed restrictions on the number of employees of the German embassy and related bodies that can work in the Russian Federation. - Ukrinform.</text:p>
      <text:p text:style-name="P4">
Images: ['<text:a xlink:type="simple" xlink:href="https://static.ukrinform.com/photos/2020_10/thumb_files/630_360_1604139392-964.jpg" text:style-name="Internet_20_link" text:visited-style-name="Visited_20_Internet_20_Link">
630_360_16041...</text:a>
']</text:p>
      <text:p text:style-name="P4">
Tags: ['Консульство', 'Німеччина', 'Посольство', 'Росія']</text:p>
      <text:p text:style-name="P4">
Type: Article</text:p>
      <!--METADATA-->
      <text:p text:style-name="P4">
<draw:frame draw:style-name="fr1" draw:name="Image52" text:anchor-type="as-char" svg:width="6.9236in" svg:height="3.956343in" draw:z-index="0">
<draw:image xlink:href="../Images/yкринформ/2023-05-31T14-55-00-03-00/630_360_1604139392-964.jpg" xlink:type="simple" xlink:show="embed" xlink:actuate="onLoad" draw:mime-type="image/jpeg"/>
</draw:frame>
The Furtus Government has been closing its four of the five consulates in Germany as part of a "mirror response" after Moscow has established a restriction on the number of employees of the German Embassy and related bodies that can work in the Russian Federation.</text:p>
      <text:p text:style-name="P4">
As Ukrinform reports, it reports <text:a xlink:type="simple" xlink:href="https://apnews.com/article/germany-russia-consulates-closure-73288a414677231288687b0d7be40961" text:style-name="Internet_20_link" text:visited-style-name="Visited_20_Internet_20_Link">
AP</text:a>
.</text:p>
      <text:p text:style-name="P4">
Речник міністерства закордонних справ ФРН Крістофер Бургер заявив журналістаму Берліні в середу, що цей захід спрямований на досягнення «паритету персоналута структур» між двома країнами.</text:p>
      <text:p text:style-name="P4">
За його словами, <text:a xlink:type="simple" xlink:href="https://www.ukrinform.ua/tag-rosia" text:style-name="Internet_20_link" text:visited-style-name="Visited_20_Internet_20_Link">
 Росії </text:a>
It will be allowed to work in the work of his embassy in Berlin and another consulate this year.</text:p>
      <text:p text:style-name="P4">
<text:span text:style-name="T4">
 Read also: </text:span>
 <text:a xlink:type="simple" xlink:href="https://www.ukrinform.ua/rubric-world/3716283-rosia-zakrivae-predstavnictvo-finlandii-u-petrozavodsku-ta-murmansku.html" text:style-name="Internet_20_link" text:visited-style-name="Visited_20_Internet_20_Link">
Russia closes Finland's representation in Petrozavodsk and Murmansk</text:a>
As reported by Ukrinform, in early May, the Kremlin decided to send from the Russian Federation of Sotninietsky diplomats and teachers. The German Foreign Ministry criticized the catering, calling it "unjustified" and "incomprehensible".</text:p>
      <text:p text:style-name="P4">
News Source: <text:a xlink:type="simple" xlink:href="https://www.ukrinform.ua/rubric-world/3716549-urad-frn-vimagae-zakriti-cotiri-rosijski-konsulstva-v-nimeccini.html" text:style-name="Internet_20_link" text:visited-style-name="Visited_20_Internet_20_Link">
https://www.ukrinform.ua/rubric-world/3716549-urad-frn-vimagae-zakriti-cotiri-rosijski-konsulstva-v-nimeccini.html</text:a>
</text:p>
      <!--NEWS-->
      <text:h text:style-name="P10" text:outline-level="1">
<text:span text:style-name="T4">
The new president of Edgar Rinkevich was elected in Latvia</text:span>
</text:h>
      <text:p text:style-name="P4">
Authors: Ukrinform (Person)</text:p>
      <text:p text:style-name="P4">
Publisher: Укринформ (Organization)</text:p>
      <text:p text:style-name="P4">
Published Time: 2023-05-31T15:00:00+03:00</text:p>
      <text:p text:style-name="P4">
Modified Time: 2023-05-31T15:00:00+03:00</text:p>
      <text:p text:style-name="P4">
Description: In the third round of the election of President of Latvia, held in parliament, a candidate from "new unity" was won, the current Foreign Minister Edgar Rinkevich, who gained 52 votes of the Seimas deputies. - Ukrinform.</text:p>
      <text:p text:style-name="P4">
Images: ['<text:a xlink:type="simple" xlink:href="https://static.ukrinform.com/photos/2022_09/thumb_files/630_360_1664543183-414.jpg" text:style-name="Internet_20_link" text:visited-style-name="Visited_20_Internet_20_Link">
630_360_16645...</text:a>
']</text:p>
      <text:p text:style-name="P4">
Tags: ['Латвія', 'Президент', 'Вибори', 'Едгарс Рінкевичс']</text:p>
      <text:p text:style-name="P4">
Type: Article</text:p>
      <!--METADATA-->
      <text:p text:style-name="P4">
<draw:frame draw:style-name="fr1" draw:name="Image53" text:anchor-type="as-char" svg:width="6.9236in" svg:height="3.956343in" draw:z-index="0">
<draw:image xlink:href="../Images/yкринформ/2023-05-31T15-00-00-03-00/630_360_1664543183-414.jpg" xlink:type="simple" xlink:show="embed" xlink:actuate="onLoad" draw:mime-type="image/jpeg"/>
</draw:frame>
In the third election of President of Latvia held in parliament, the victory of new unity candidates, the current Foreign Minister Edgarsrinkevich, who gained 52 votes of the Seimas deputies.</text:p>
      <text:p text:style-name="P4">
About it reports Ukrinform with reference to the national broadcaster <text:a xlink:type="simple" xlink:href="https://rus.lsm.lv/statja/novosti/politika/31.05.2023-prezidentom-latvii-izbran-edgar-rinkevic.a510879/" text:style-name="Internet_20_link" text:visited-style-name="Visited_20_Internet_20_Link">
LSM.</text:a>
At least 51 votes were to be elected to the highest position. Zarinkevich was voted by deputies with the voices of "new unity"(Leading Party of Coalition), as well as the unions of green and peasants and "progressive", which are in the parliamentary opposition.</text:p>
      <text:p text:style-name="P4">
There were two presidential candidates in the third round: Uldis Pilas(The "combined list" which is also included in the coalition)and Edgar Rinkevich. Before that Elinapine(a candidate from “progressive”)She came from the distance in the second round, scoring 10 votes.</text:p>
      <text:p text:style-name="P4">
<text:span text:style-name="T4">
 Read also: </text:span>
 <text:a xlink:type="simple" xlink:href="https://www.ukrinform.ua/rubric-polytics/3703754-novij-posol-ukraini-v-latvii-rozpocav-svou-robotu.html" text:style-name="Internet_20_link" text:visited-style-name="Visited_20_Internet_20_Link">
<text:span text:style-name="T4">
 new </text:span>
 <text:span text:style-name="T4">
 </text:span>
 Ambassador <text:span text:style-name="T4">
 </text:span>
 Ukraine <text:span text:style-name="T4">
 In </text:span>
 Latvia <text:span text:style-name="T4">
 </text:span>
 <text:span text:style-name="T4">
 started </text:span>
<text:span text:style-name="T4">
 its </text:span>
 <text:span text:style-name="T4">
 </text:span>
 work **</text:a>
The incumbent President Egil Levitz held his position on July 8, 2019. With this constitution, the term of office <text:a xlink:type="simple" xlink:href="https://www.ukrinform.ua/tag-prezident" text:style-name="Internet_20_link" text:visited-style-name="Visited_20_Internet_20_Link">
President</text:a>
in 4 years.</text:p>
      <text:p text:style-name="P4">
President of Ukraine Volodymyr Zelensky expressed gratitude to the current Presidential, who in July leaves the position, with the support of Ukraine, visits the post -starting war and assistance in consolidation of the world to bring the Russian accountable.</text:p>
      <text:p text:style-name="P4">
“I express my sincere gratitude to Egils Levitus for the support of Ukraine before the hypocritical aggression of the Russian Federation. I appreciate your bold visits to our country during the war, perseverance to consolidate the world community to bring the aggressor to justice, effective support for Ukraine's membership of Ukraine and NATO, ” - said in <text:a xlink:type="simple" xlink:href="https://twitter.com/ZelenskyyUa/status/1663877109297627137" text:style-name="Internet_20_link" text:visited-style-name="Visited_20_Internet_20_Link">
Twitter</text:a>
Heads of State.</text:p>
      <text:p text:style-name="P4">
Volodymyr Zelenskyy also congratulated the new President of Latvia Edgarsarinkevich on his election.<text:span text:style-name="T4">
 Read also: </text:span>
 <text:a xlink:type="simple" xlink:href="https://www.ukrinform.ua/rubric-polytics/3702169-glava-mzs-latvii-na-samiti-u-vilnusi-mi-povinni-pobuduvati-slah-ukraini-do-nato.html" text:style-name="Internet_20_link" text:visited-style-name="Visited_20_Internet_20_Link">
Foreign Minister of Latvia: At a summit in Vilnius we have to build a path of Ukraine to NATO</text:a>
LSM gives a brief biography of Edgar Rinkevich. He was born in 1973. Graduated from the Faculty of History and Philosophy of Latvian University(Lu), received a certificate for the study of political sciences and international relations of the University of Groningen(Netherlands). Рінкевичс має два ступені магістра,один з яких отримано на кафедрі політичних наук у ЛУ, а другий — уПромисловому коледжі стратегії національних ресурсів Університету національноїоборони США.</text:p>
      <text:p text:style-name="P4">
У 1990-х роках Рінкевичс був журналістом Латвійського радіо, потім розпочавсвою кар'єру на різних посадах у Міністерстві оборони, де з 1997 року понад 10років обіймав посаду держсекретаря.</text:p>
      <text:p text:style-name="P4">
З 2002 до 2003 року Рінкевичс був заступником голови латвійської делегації напереговорах про вступ до НАТО. З жовтня 2008 року до липня 2011 року віночолював канцелярію президента Валдіса Затлерса.</text:p>
      <text:p text:style-name="P4">
2011 року Рінкевичс став міністром закордонних справ в уряді ВалдісаДомбровскіса. Потім він зберіг цю посаду в латвійських урядах ЛаймдотиСтрауюми, Маріса Кучинскіса та обох урядах Кріш'яніса Каріньша.</text:p>
      <text:p text:style-name="P4">
Навесні 2014 року Рінкевичс вступив до партії «Єдність». Того ж року вінзаявив про свою гомосексуальну орієнтацію. За словами Рінкевичса, він вирішивпублічно оголосити про неї, спостерігаючи за латвійською дискусією прорегулювання партнерських відносин та за тим, як політики та громадськістьбояться порушувати це питання.</text:p>
      <text:p text:style-name="P4">
<text:span text:style-name="T4">
Читайте також:</text:span>
 <text:a xlink:type="simple" xlink:href="https://www.ukrinform.ua/rubric-world/3712836-u-latvii-planuut-vikluciti-rezidenciu-posla-rf-u-urmali-zi-spisku-obektiv-pid-ohoronou.html" text:style-name="Internet_20_link" text:visited-style-name="Visited_20_Internet_20_Link">
 У Латвії планують виключити резиденцію посла РФ у Юрмалізі списку об'єктів під охороною </text:a>
In the elections before the 14th Seimas of 2022, Rinkevich was elected to Parliament as a collection of the party association "New Unity".</text:p>
      <text:p text:style-name="P4">
Rinkevich is a cavalier of the Order of Three Stars, a Cavalier of the Great Cross Order, awarded high awards of NATO and a number of foreign countries of Latvia.</text:p>
      <text:p text:style-name="P4">
Ukrinform has repeatedly done <text:a xlink:type="simple" xlink:href="https://www.ukrinform.ua/rubric-world/3583088-edgars-rinkevics-ministr-zakordonnih-sprav-latvii.html" text:style-name="Internet_20_link" text:visited-style-name="Visited_20_Internet_20_Link">
interview with Edgar Rinkevich</text:a>
. The last time - last September.</text:p>
      <text:p text:style-name="P4">
News Source: <text:a xlink:type="simple" xlink:href="https://www.ukrinform.ua/rubric-world/3716551-u-latvii-obrali-novim-prezidentom-edgarsa-rinkevicsa.html" text:style-name="Internet_20_link" text:visited-style-name="Visited_20_Internet_20_Link">
https://www.ukrinform.ua/rubric-world/3716551-u-latvii-obrali-novim-prezidentom-edgarsa-rinkevicsa.html</text:a>
</text:p>
      <!--NEWS-->
      <text:h text:style-name="P10" text:outline-level="1">
<text:span text:style-name="T4">
US announced a new $300 million security package for Ukraine. It includes munitions for Patri...</text:span>
</text:h>
      <text:p text:style-name="P4">
Authors: liveuamap (Language: en)</text:p>
      <text:p text:style-name="P4">
Time: 2023-05-31T15:02:00</text:p>
      <text:p text:style-name="P4">
Location: Arlington, Virginia (Latitude:38.87005 Longtitude:-77.05845)</text:p>
      <text:p text:style-name="P4">
Videos: []</text:p>
      <text:p text:style-name="P4">
Images: ["<text:a xlink:type="simple" xlink:href="https://liveuamap.com/pics/2023/05/31/22566827_0.jpg" text:style-name="Internet_20_link" text:visited-style-name="Visited_20_Internet_20_Link">
22566827_0.jpg</text:a>
"]</text:p>
      <text:p text:style-name="P4">
Tags: ["Weapons", "USA"]</text:p>
      <text:p text:style-name="P4">
Id: 22566827</text:p>
      <!--METADATA-->
      <text:p text:style-name="P4">
US announced a new $300 million security package for Ukraine. It includesmunitions for Patriots, more Avenger air-defense systems, Stingers, AIM-7 andZuni missiles, ammo for HIMARS, artillery, tanks, and more</text:p>
      <text:p text:style-name="P4">
<draw:frame draw:style-name="fr1" draw:name="Image54" text:anchor-type="as-char" svg:width="6.9236in" svg:height="8.984195in" draw:z-index="0">
<draw:image xlink:href="../Images/liveuamap/2023-05-31T15-02-00/22566827_0.jpg" xlink:type="simple" xlink:show="embed" xlink:actuate="onLoad" draw:mime-type="image/jpeg"/>
</draw:frame>
News Collection Link: <text:a xlink:type="simple" xlink:href="https://liveuamap.com/en/2023/31-may-us-announced-a-new-300-million-security-package-for" text:style-name="Internet_20_link" text:visited-style-name="Visited_20_Internet_20_Link">
https://liveuamap.com/en/2023/31-may-us-announced-a-new-300-million-security-package-for</text:a>
</text:p>
      <text:p text:style-name="P4">
News Source: <text:a xlink:type="simple" xlink:href="https://twitter.com/OstapYarysh/status/1663969147800240130" text:style-name="Internet_20_link" text:visited-style-name="Visited_20_Internet_20_Link">
https://twitter.com/OstapYarysh/status/1663969147800240130</text:a>
</text:p>
      <!--NEWS-->
      <text:h text:style-name="P10" text:outline-level="1">
<text:span text:style-name="T4">
Fire after shelling in Schebekyne district</text:span>
</text:h>
      <text:p text:style-name="P4">
Authors: liveuamap (Language: en)</text:p>
      <text:p text:style-name="P4">
Time: 2023-05-31T15:03:00</text:p>
      <text:p text:style-name="P4">
Location: Belgorod (Latitude:50.41366 Longtitude:36.90428)</text:p>
      <text:p text:style-name="P4">
Videos: []</text:p>
      <text:p text:style-name="P4">
Images: ["<text:a xlink:type="simple" xlink:href="https://liveuamap.com/pics/2023/05/31/22566828_0.jpg" text:style-name="Internet_20_link" text:visited-style-name="Visited_20_Internet_20_Link">
22566828_0.jpg</text:a>
"]</text:p>
      <text:p text:style-name="P4">
Tags: ["Russia", "Central and Eastern Europe"]</text:p>
      <text:p text:style-name="P4">
Id: 22566828</text:p>
      <!--METADATA-->
      <text:p text:style-name="P4">
Fire after shelling in Schebekyne district</text:p>
      <text:p text:style-name="P4">
<draw:frame draw:style-name="fr1" draw:name="Image55" text:anchor-type="as-char" svg:width="6.9236in" svg:height="5.876406in" draw:z-index="0">
<draw:image xlink:href="../Images/liveuamap/2023-05-31T15-03-00/22566828_0.jpg" xlink:type="simple" xlink:show="embed" xlink:actuate="onLoad" draw:mime-type="image/jpeg"/>
</draw:frame>
News Collection Link: <text:a xlink:type="simple" xlink:href="https://liveuamap.com/en/2023/31-may-fire-after-shelling-in-schebekyne-district" text:style-name="Internet_20_link" text:visited-style-name="Visited_20_Internet_20_Link">
https://liveuamap.com/en/2023/31-may-fire-after-shelling-in-schebekyne-district</text:a>
</text:p>
      <text:p text:style-name="P4">
News Source: <text:a xlink:type="simple" xlink:href="https://t.me/zhest_belgorod/27497" text:style-name="Internet_20_link" text:visited-style-name="Visited_20_Internet_20_Link">
https://t.me/zhest_belgorod/27497</text:a>
</text:p>
      <!--NEWS-->
      <text:h text:style-name="P10" text:outline-level="1">
<text:span text:style-name="T4">
Vitaliy Sachko lost on the way to the quarterfinals of the ATP tournament in Italy</text:span>
</text:h>
      <text:p text:style-name="P4">
Authors: Ukrinform (Person)</text:p>
      <text:p text:style-name="P4">
Publisher: Укринформ (Organization)</text:p>
      <text:p text:style-name="P4">
Published Time: 2023-05-31T15:03:36+03:00</text:p>
      <text:p text:style-name="P4">
Modified Time: 2023-05-31T15:03:36+03:00</text:p>
      <text:p text:style-name="P4">
Description: Ukrainian tennis player Vitaliy Sachko was unable to reach the stage of 1/4 of the finals of the ATP Challenger Tour 75 in the Italian city of Vicenz with a prize fund € 73,000. - Ukrinform.</text:p>
      <text:p text:style-name="P4">
Images: ['<text:a xlink:type="simple" xlink:href="https://static.ukrinform.com/photos/2023_05/thumb_files/630_360_1685360736-911.jpg" text:style-name="Internet_20_link" text:visited-style-name="Visited_20_Internet_20_Link">
630_360_16853...</text:a>
']</text:p>
      <text:p text:style-name="P4">
Tags: ['Італія', 'Теніс', 'Збірна України', 'Чоловік, який убив Дон Кіхота']</text:p>
      <text:p text:style-name="P4">
Type: Article</text:p>
      <!--METADATA-->
      <text:p text:style-name="P4">
<draw:frame draw:style-name="fr1" draw:name="Image56" text:anchor-type="as-char" svg:width="6.9236in" svg:height="3.956343in" draw:z-index="0">
<draw:image xlink:href="../Images/yкринформ/2023-05-31T15-03-36-03-00/630_360_1685360736-911.jpg" xlink:type="simple" xlink:show="embed" xlink:actuate="onLoad" draw:mime-type="image/jpeg"/>
</draw:frame>
Ukrainian tennis player Vitaliy Sachko was unable to reach the stage 1/4 of the final of the TournaTPP Challenger Tour 75 in the Italian city of Vicenz with a 73,000 prize fund.</text:p>
      <text:p text:style-name="P4">
In the second round of the competition Vitaliy(№275 ATP)He lost to the Argentine Francescocococomazan(241)- 3: 6, 6: 2, 3: 6, transmits Ukrinform.</text:p>
      <text:p text:style-name="P4">
The opponents spent 2 hours at the court for 5 minutes.</text:p>
      <text:p text:style-name="P4">
In the quarterfinals of the Komisana will meet with the winner(Argentina, 193)- Mateus Pucinelli de Almede(Brazil, 249).</text:p>
      <text:p text:style-name="P4">
<text:span text:style-name="T4">
Читайте також:</text:span>
 <text:a xlink:type="simple" xlink:href="https://www.ukrinform.ua/rubric-sports/3716001-vitalij-sacko-vijsov-do-drugogo-kola-turniru-atp-v-italii.html" text:style-name="Internet_20_link" text:visited-style-name="Visited_20_Internet_20_Link">
 Віталій <text:span text:style-name="T4">
Сачко</text:span>
 вийшов до другого кола турніру ATP вІталії </text:a>
Sachko played in the season in the season the main net of the Challengers. The current rokuvin went out to the tournaments of the tournaments in Lugano(Switzerland), Lilly(France)Tamorelos(Mexico).</text:p>
      <text:p text:style-name="P4">
Фото: btu.org.</text:p>
      <text:p text:style-name="P4">
News Source: <text:a xlink:type="simple" xlink:href="https://www.ukrinform.ua/rubric-sports/3716550-vitalij-sacko-prograv-na-slahu-do-cvertfinalu-turniru-atp-v-italii.html" text:style-name="Internet_20_link" text:visited-style-name="Visited_20_Internet_20_Link">
https://www.ukrinform.ua/rubric-sports/3716550-vitalij-sacko-prograv-na-slahu-do-cvertfinalu-turniru-atp-v-italii.html</text:a>
</text:p>
      <!--NEWS-->
      <text:h text:style-name="P10" text:outline-level="1">
<text:span text:style-name="T4">
Donetsk Oblast(21:03). Red Alert: aerial threat. Sirens sounding. Take cover now!</text:span>
</text:h>
      <text:p text:style-name="P4">
Authors: liveuamap (Language: en)</text:p>
      <text:p text:style-name="P4">
Time: 2023-05-31T15:05:00</text:p>
      <text:p text:style-name="P4">
Location: Donetsk Oblast (Latitude:48.72672 Longtitude:37.57903)</text:p>
      <text:p text:style-name="P4">
Videos: []</text:p>
      <text:p text:style-name="P4">
Images: []</text:p>
      <text:p text:style-name="P4">
Tags: ["Europe", "Central and Eastern Europe"]</text:p>
      <text:p text:style-name="P4">
Id: 22566826</text:p>
      <!--METADATA-->
      <text:p text:style-name="P4">
Donetsk Oblast(21:03). Red Alert: aerial threat. Sirens sounding. Take covernow!</text:p>
      <text:p text:style-name="P4">
News Collection Link: <text:a xlink:type="simple" xlink:href="https://liveuamap.com/en/2023/31-may-donetsk-oblast2103-red-alert-aerial-thg" text:style-name="Internet_20_link" text:visited-style-name="Visited_20_Internet_20_Link">
https://liveuamap.com/en/2023/31-may-donetsk-oblast2103-red-alert-aerial-thg</text:a>
</text:p>
      <text:p text:style-name="P4">
News Source: <text:a xlink:type="simple" xlink:href="https://t.me/air_alert_ua/46932" text:style-name="Internet_20_link" text:visited-style-name="Visited_20_Internet_20_Link">
https://t.me/air_alert_ua/46932</text:a>
</text:p>
      <!--NEWS-->
      <text:h text:style-name="P10" text:outline-level="1">
<text:span text:style-name="T4">
Lubinets stated that to return deported children to Ukraine helps the mediator</text:span>
</text:h>
      <text:p text:style-name="P4">
Authors: Ukrinform (Person)</text:p>
      <text:p text:style-name="P4">
Publisher: Укринформ (Organization)</text:p>
      <text:p text:style-name="P4">
Published Time: 2023-05-31T15:08:55+03:00</text:p>
      <text:p text:style-name="P4">
Modified Time: 2023-05-31T15:08:55+03:00</text:p>
      <text:p text:style-name="P4">
Description: The Commissioner of Verkhovna Rada for Human Rights Dmitry Lubinets reported that in the question of the return of Ukrainian children stolen by the invaders there is a mediator. - Ukrinform.</text:p>
      <text:p text:style-name="P4">
Images: ['<text:a xlink:type="simple" xlink:href="https://static.ukrinform.com/photos/2023_05/thumb_files/630_360_1685529084-301.jpg" text:style-name="Internet_20_link" text:visited-style-name="Visited_20_Internet_20_Link">
630_360_16855...</text:a>
']</text:p>
      <text:p text:style-name="P4">
Tags: ['Депортація', 'Діти', 'Війна з Росією', 'Дмитро Лубінець']</text:p>
      <text:p text:style-name="P4">
Type: Article</text:p>
      <!--METADATA-->
      <text:p text:style-name="P4">
<draw:frame draw:style-name="fr1" draw:name="Image57" text:anchor-type="as-char" svg:width="6.9236in" svg:height="3.956343in" draw:z-index="0">
<draw:image xlink:href="../Images/yкринформ/2023-05-31T15-08-55-03-00/630_360_1685529084-301.jpg" xlink:type="simple" xlink:show="embed" xlink:actuate="onLoad" draw:mime-type="image/jpeg"/>
</draw:frame>
The Commissioner of the Verkhovna Rada of Human Rights Dmitry Lubinets reported that the question of the return of the return of Ukrainian children stolen by the invaders of Ukrainian children.</text:p>
      <text:p text:style-name="P4">
He said this at a briefing, Ukrinform correspondent reports.</text:p>
      <text:p text:style-name="P4">
"I can't reveal a lot, but we really have new initiatives on the side of one international organization and a number of ombudsmen who offered help in the issue of returning Ukrainian <text:a xlink:type="simple" xlink:href="https://www.ukrinform.ua/tag-diti" text:style-name="Internet_20_link" text:visited-style-name="Visited_20_Internet_20_Link">
children</text:a>
", - said the Commissioner.</text:p>
      <text:p text:style-name="P4">
Talking about the last cases when he managed to return three children, Lubinez was done that this was done due to the emergence of a new channel.</text:p>
      <text:p text:style-name="P4">
At the same time, he stressed that they do not communicate with representatives of the Russian Federation.</text:p>
      <text:p text:style-name="P4">
<text:span text:style-name="T4">
 Read also: </text:span>
 <text:a xlink:type="simple" xlink:href="https://www.ukrinform.ua/rubric-society/3716484-lubinec-skilki-zagalom-ditej-vikrala-rf-ne-znae-nihto.html" text:style-name="Internet_20_link" text:visited-style-name="Visited_20_Internet_20_Link">
<text:span text:style-name="T4">
 Lubinets </text:span>
: How many children overdoed the Russian Federation - do not know how</text:a>
"We have positive moments, we return children. We are still unspent. We want this mediator to help us regain a large number of Ukrainian children, and right now we are working on it," said Ombudsman.</text:p>
      <text:p text:style-name="P4">
Earlier, he reported that at this time there is information about 19 453 deported Ukrainian children.</text:p>
      <text:p text:style-name="P4">
News Source: <text:a xlink:type="simple" xlink:href="https://www.ukrinform.ua/rubric-society/3716553-lubinec-zaaviv-so-povertati-deportovanih-ditej-ukraini-dopomagae-poserednik.html" text:style-name="Internet_20_link" text:visited-style-name="Visited_20_Internet_20_Link">
https://www.ukrinform.ua/rubric-society/3716553-lubinec-zaaviv-so-povertati-deportovanih-ditej-ukraini-dopomagae-poserednik.html</text:a>
</text:p>
      <!--NEWS-->
      <text:h text:style-name="P10" text:outline-level="1">
<text:span text:style-name="T4">
In Kherson region, because of hostile shelling, a child and a man were wounded</text:span>
</text:h>
      <text:p text:style-name="P4">
Authors: Ukrinform (Person)</text:p>
      <text:p text:style-name="P4">
Publisher: Укринформ (Organization)</text:p>
      <text:p text:style-name="P4">
Published Time: 2023-05-31T15:12:00+03:00</text:p>
      <text:p text:style-name="P4">
Modified Time: 2023-05-31T15:12:00+03:00</text:p>
      <text:p text:style-name="P4">
Description: In Kherson region in one of the villages due to a hostile shelling, a child was injured on May 31, hospitalized, and a pre -trial investigation was launched. - Ukrinform.</text:p>
      <text:p text:style-name="P4">
Images: ['<text:a xlink:type="simple" xlink:href="https://static.ukrinform.com/photos/2023_05/thumb_files/630_360_1685535019-211.jpeg" text:style-name="Internet_20_link" text:visited-style-name="Visited_20_Internet_20_Link">
630_360_16855...</text:a>
']</text:p>
      <text:p text:style-name="P4">
Tags: ['Херсонщина', 'Обстріл', 'Поранені']</text:p>
      <text:p text:style-name="P4">
Type: Article</text:p>
      <!--METADATA-->
      <text:p text:style-name="P4">
<draw:frame draw:style-name="fr1" draw:name="Image58" text:anchor-type="as-char" svg:width="6.9236in" svg:height="3.956343in" draw:z-index="0">
<draw:image xlink:href="../Images/yкринформ/2023-05-31T15-12-00-03-00/630_360_1685535019-211.jpeg" xlink:type="simple" xlink:show="embed" xlink:actuate="onLoad" draw:mime-type="image/jpeg"/>
</draw:frame>
Nakherson region in one of the villages due to a hostile shelling of May 31, a child was injured, hospitalized, a pre -trial investigation started.</text:p>
      <text:p text:style-name="P4">
According to Ukrinform, it reports <text:a xlink:type="simple" xlink:href="https://t.me/phogovua/1950" text:style-name="Internet_20_link" text:visited-style-name="Visited_20_Internet_20_Link">
Kherson Regional Prosecutor's Office</text:a>
.</text:p>
      <text:p text:style-name="P4">
"A pre -trial investigation in criminal proceedings on the fact of the laws and customs of war has been launched," the statement said.</text:p>
      <text:p text:style-name="P4">
According to the investigation, on May 31, the Russian military once again <text:a xlink:type="simple" xlink:href="https://www.ukrinform.ua/tag-obstril" text:style-name="Internet_20_link" text:visited-style-name="Visited_20_Internet_20_Link">
fired</text:a>
settlements of Stanislav Tabilozersky Territorial Communities of Kherson Region. In one of the villages, he was a private house in the courtyard. From the explosion, fragile wounds were held by a young child, hospitalized.</text:p>
      <text:p text:style-name="P4">
Subsequently, the mother of the wounded girl told that at the time of the shelling the Bulavdoom family. When the loud explosions were heard, they immediately rushed to the baby. The child is conscious in the eyes of his father.</text:p>
      <text:p text:style-name="P4">
The completion of the firing and arrival of the "ambulance" family had to wait in the basement, because the Russians continued to fire their settlement.</text:p>
      <text:p text:style-name="P4">
Currently, the child is in a state of moderate, she has a closed traumatic brain injury and injury to the nape.</text:p>
      <text:p text:style-name="P4">
<text:span text:style-name="T4">
 Read also: </text:span>
 <text:a xlink:type="simple" xlink:href="https://www.ukrinform.ua/rubric-regions/3716481-na-hersonsini-eksgumuvali-tilo-colovika-ubitogo-v-odnij-z-rosijskih-kativen.html" text:style-name="Internet_20_link" text:visited-style-name="Visited_20_Internet_20_Link">
on <text:span text:style-name="T4">
 Khersonshch </text:span>
 in exhumus the body of a man killed by water from Russian torture</text:a>
In another village, a 30-year-old man received a trauma.</text:p>
      <text:p text:style-name="P4">
Also damaged homes of civilians.</text:p>
      <text:p text:style-name="P4">
As reported by Ukrinform, a civilian was injured in Kherson region on May 31 through the Russian shelling of the Bilozersk community.</text:p>
      <text:p text:style-name="P4">
The Russian army of last day, on May 30, fired at the Kherson region 49 times, five people were injured.</text:p>
      <text:p text:style-name="P4">
News Source: <text:a xlink:type="simple" xlink:href="https://www.ukrinform.ua/rubric-regions/3716554-na-hersonsini-cerez-vorozij-obstril-poraneni-ditina-ta-colovik.html" text:style-name="Internet_20_link" text:visited-style-name="Visited_20_Internet_20_Link">
https://www.ukrinform.ua/rubric-regions/3716554-na-hersonsini-cerez-vorozij-obstril-poraneni-ditina-ta-colovik.html</text:a>
</text:p>
      <!--NEWS-->
      <text:h text:style-name="P10" text:outline-level="1">
<text:span text:style-name="T4">
The Russian Federation holds over 27,000 civilian hostages in its territory</text:span>
</text:h>
      <text:p text:style-name="P4">
Authors: Ukrinform (Person)</text:p>
      <text:p text:style-name="P4">
Publisher: Укринформ (Organization)</text:p>
      <text:p text:style-name="P4">
Published Time: 2023-05-31T15:13:00+03:00</text:p>
      <text:p text:style-name="P4">
Modified Time: 2023-05-31T15:13:00+03:00</text:p>
      <text:p text:style-name="P4">
Description: The Ukrainian authorities have evidence that Russia holds more than 27,000 civilians in Ukraine. - Ukrinform.</text:p>
      <text:p text:style-name="P4">
Images: ['<text:a xlink:type="simple" xlink:href="https://static.ukrinform.com/photos/2023_03/thumb_files/630_360_1679668826-542.jpg" text:style-name="Internet_20_link" text:visited-style-name="Visited_20_Internet_20_Link">
630_360_16796...</text:a>
']</text:p>
      <text:p text:style-name="P4">
Tags: ['Росія', 'Заручники', 'Полонені', 'Війна з Росією', 'Дмитро Лубінець']</text:p>
      <text:p text:style-name="P4">
Type: Article</text:p>
      <!--METADATA-->
      <text:p text:style-name="P4">
<draw:frame draw:style-name="fr1" draw:name="Image59" text:anchor-type="as-char" svg:width="6.9236in" svg:height="3.945968in" draw:z-index="0">
<draw:image xlink:href="../Images/yкринформ/2023-05-31T15-13-00-03-00/630_360_1679668826-542.jpg" xlink:type="simple" xlink:show="embed" xlink:actuate="onLoad" draw:mime-type="image/jpeg"/>
</draw:frame>
The Ukrainian Civala has evidence that Russia holds more than 27 thousand civilian citizens of Ukraine in its territory.</text:p>
      <text:p text:style-name="P4">
This was stated during a briefing by the Verkhovna Rada Commissioner for Human Rights Dmitrylubin, Ukrinform correspondent reports.</text:p>
      <text:p text:style-name="P4">
"According to our data, more than 27 thousand <text:a xlink:type="simple" xlink:href="https://www.ukrinform.ua/tag-zarucniki" text:style-name="Internet_20_link" text:visited-style-name="Visited_20_Internet_20_Link">
civilian hostages</text:a>
Holds the Russian Federation(In their territory -ed.). Це - шалена кількість наших громадян, яких росіяни фактично тримають уполоні", - заявив він.</text:p>
      <text:p text:style-name="P4">
Відповідаючи на питання про те, чи є якісь зрушення у питанні звільнення зросійського полону журналіста УНІАНу Дмитра Хилюка, омбудсман сказав, щонаразі всі зусилля, яких докладає українська влада, він особисто та іншідержоргани влади України не показали позитивного результату.</text:p>
      <text:p text:style-name="P4">
<text:span text:style-name="T4">
Читайте також:</text:span>
 <text:a xlink:type="simple" xlink:href="https://www.ukrinform.ua/rubric-society/3716553-lubinec-zaaviv-so-povertati-deportovanih-ditej-ukraini-dopomagae-poserednik.html" text:style-name="Internet_20_link" text:visited-style-name="Visited_20_Internet_20_Link">
 <text:span text:style-name="T4">
Лубінець</text:span>
 заявив, що повертати депортованих дітейУкраїні допомагає посередник </text:a>
"He has not returned to Ukraine at this time, unfortunately. To say that we will return it in the closest material - I will not.</text:p>
      <text:p text:style-name="P4">
Lubinets informed that he has repeatedly raised the issue in the pre -Russian side, and assured that he would raise the issue in the future.</text:p>
      <text:p text:style-name="P4">
According to Ukrinform, according to the Unified Register of missing missing, which has been launched on May 2 this year, <text:a xlink:type="simple" xlink:href="https://www.ukrinform.ua/tag-znikli-bezvisti" text:style-name="Internet_20_link" text:visited-style-name="Visited_20_Internet_20_Link">
is now known about about 24 thousand people. </text:a>
</text:p>
      <text:p text:style-name="P4">
News Source: <text:a xlink:type="simple" xlink:href="https://www.ukrinform.ua/rubric-society/3716557-rf-utrimue-na-svoij-teritorii-ponad-27-tisac-civilnih-zarucnikiv.html" text:style-name="Internet_20_link" text:visited-style-name="Visited_20_Internet_20_Link">
https://www.ukrinform.ua/rubric-society/3716557-rf-utrimue-na-svoij-teritorii-ponad-27-tisac-civilnih-zarucnikiv.html</text:a>
</text:p>
      <!--NEWS-->
      <text:h text:style-name="P10" text:outline-level="1">
<text:span text:style-name="T4">
SBU reported suspicion to four bloggers who posted a video with air defense</text:span>
</text:h>
      <text:p text:style-name="P4">
Authors: Ukrinform (Person)</text:p>
      <text:p text:style-name="P4">
Publisher: Укринформ (Organization)</text:p>
      <text:p text:style-name="P4">
Published Time: 2023-05-31T15:19:05+03:00</text:p>
      <text:p text:style-name="P4">
Modified Time: 2023-05-31T15:19:05+03:00</text:p>
      <text:p text:style-name="P4">
Description: The Security Service of Ukraine announced the suspicion of four bloggers who published a video with aircraft work during a Russian strike in Kiev on May 16. - Ukrinform.</text:p>
      <text:p text:style-name="P4">
Images: ['<text:a xlink:type="simple" xlink:href="https://static.ukrinform.com/photos/2022_12/thumb_files/630_360_1669983394-548.jpg" text:style-name="Internet_20_link" text:visited-style-name="Visited_20_Internet_20_Link">
630_360_16699...</text:a>
']</text:p>
      <text:p text:style-name="P4">
Tags: ['Блогер', 'Підозра', 'СБУ', 'Київ', 'ППО']</text:p>
      <text:p text:style-name="P4">
Type: Article</text:p>
      <!--METADATA-->
      <text:p text:style-name="P4">
<draw:frame draw:style-name="fr1" draw:name="Image60" text:anchor-type="as-char" svg:width="6.9236in" svg:height="3.956343in" draw:z-index="0">
<draw:image xlink:href="../Images/yкринформ/2023-05-31T15-19-05-03-00/630_360_1669983394-548.jpg" xlink:type="simple" xlink:show="embed" xlink:actuate="onLoad" draw:mime-type="image/jpeg"/>
</draw:frame>
The Service of Ukraine reported suspicion to four bloggers who published a video with the work of air defense during a Russian strike in Kiev on May 16.</text:p>
      <text:p text:style-name="P4">
This is stated in the message <text:a xlink:type="simple" xlink:href="https://t.me/SBUkr/8487" text:style-name="Internet_20_link" text:visited-style-name="Visited_20_Internet_20_Link">
SBU</text:a>
, reports Ukrinform.</text:p>
      <text:p text:style-name="P4">
"The Security Service has collected the evidence and received the conclusions of the examinations that have confirmed the illegal activity of four residents of the capital, which was spreading information about the work of Ukrainian air defense during a massive attack of the Russian Federation on Kiev 16th May," the message goes.</text:p>
      <text:p text:style-name="P4">
One of them-a 32-year-old Kiev woman-posted a banned content on her social networking sent it to the administrator of one of the popular telegrams. And for several hours, her video was widespread on pro -Russian sites. The other-36-year-old Kiev-posted a video with the work of air defense and the results of the lesions of the dedication goals in her own Instagram account. The third personality also shared the video recording on social networks.</text:p>
      <text:p text:style-name="P4">
The fourth suspect is a native of Sumy region who lives in Kiev. Initially, she reconstructed the results of the crashing of hostile missiles, and then sent the files to her familiar to different messengers. In order to avoid criminal responsibility, the noun tried to remove prohibited messages.</text:p>
      <text:p text:style-name="P4">
*!(https://www.ukrinform.ua/rubric-ato/3710217-ukrainci-kotri-opriludnuvali-video-roboti-ppo-vidpovidatimut-za-ce-danilov.html) All four investigators <text:a xlink:type="simple" xlink:href="https://www.ukrinform.ua/tag-sbu" text:style-name="Internet_20_link" text:visited-style-name="Visited_20_Internet_20_Link">
SBU</text:a>
Informed proading under Part 2 of Art. 114-2 of the Criminal Code of Ukraine(dissemination of information on the movement, movement or location of the Armed Forces or other doses of military formations in accordance).Блогеркам загрожує до 8 років тюрми.</text:p>
      <text:p text:style-name="P4">
</text:p>
      <text:p text:style-name="P4">
<text:span text:style-name="T4">
 Read also: </text:span>
 <text:a xlink:type="simple" xlink:href="https://www.ukrinform.ua/rubric-society/3709487-sbu-vikrila-blogera-akij-vikladav-u-tiktoku-dani-pro-peresuvanna-sil-oboroni.html" text:style-name="Internet_20_link" text:visited-style-name="Visited_20_Internet_20_Link">
SBU exposed <text:span text:style-name="T4">
 blogger </text:span>
 a, which was taught in the thickening of the Danube movement of defense forces</text:a>
Earlier, Ukrinform, with reference to a source in law enforcement agencies, reported that <text:a xlink:type="simple" xlink:href="https://www.ukrinform.ua/rubric-kyiv/3716500-sbu-pidgotuvala-pidozri-trom-blogeram-aki-znimali-robotu-ppo-u-kievi-dzerelo.html" text:style-name="Internet_20_link" text:visited-style-name="Visited_20_Internet_20_Link">
the SBU prepared suspicions of bloggers who published a video about the work of air defense</text:a>
During the shelling of Kyiv on May 16.</text:p>
      <text:p text:style-name="P4">
According to the source, we are talking about Inna Chernetsk, Dari Semenchenko and Olgudidovets, as well as the Urozhenko of Romny Lyudmila Nevzhnaya.</text:p>
      <text:p text:style-name="P4">
News Source: <text:a xlink:type="simple" xlink:href="https://www.ukrinform.ua/rubric-kyiv/3716561-sbu-povidomila-pro-pidozru-cotirom-blogerkam-aki-viklali-video-z-robotou-ppo.html" text:style-name="Internet_20_link" text:visited-style-name="Visited_20_Internet_20_Link">
https://www.ukrinform.ua/rubric-kyiv/3716561-sbu-povidomila-pro-pidozru-cotirom-blogerkam-aki-viklali-video-z-robotou-ppo.html</text:a>
</text:p>
      <!--NEWS-->
      <text:h text:style-name="P10" text:outline-level="1">
<text:span text:style-name="T4">
Attacks on Kiev and region: The fragments of enemy rockets and drones have damaged 237 objects</text:span>
</text:h>
      <text:p text:style-name="P4">
Authors: Ukrinform (Person)</text:p>
      <text:p text:style-name="P4">
Publisher: Укринформ (Organization)</text:p>
      <text:p text:style-name="P4">
Published Time: 2023-05-31T15:25:00+03:00</text:p>
      <text:p text:style-name="P4">
Modified Time: 2023-05-31T15:25:00+03:00</text:p>
      <text:p text:style-name="P4">
Description: In the period from May 26 to May 31, rescuers found 112 locations in Kyiv and the region of the fall of the fragments of whipped hostile ammunition, rocket residues and drones that caused damage to 237 objects. - Ukrinform.</text:p>
      <text:p text:style-name="P4">
Images: ['<text:a xlink:type="simple" xlink:href="https://static.ukrinform.com/photos/2023_05/thumb_files/630_360_1685431889-268.jpg" text:style-name="Internet_20_link" text:visited-style-name="Visited_20_Internet_20_Link">
630_360_16854...</text:a>
', '<text:a xlink:type="simple" xlink:href="https://static.ukrinform.com/photos/2023_05/1685533797-279.jpg" text:style-name="Internet_20_link" text:visited-style-name="Visited_20_Internet_20_Link">
1685533797-27...</text:a>
']</text:p>
      <text:p text:style-name="P4">
Tags: ['ДСНС', 'Обстріл', 'Київ', 'Війна з Росією']</text:p>
      <text:p text:style-name="P4">
Type: Article</text:p>
      <!--METADATA-->
      <text:p text:style-name="P4">
<draw:frame draw:style-name="fr1" draw:name="Image65" text:anchor-type="as-char" svg:width="6.9236in" svg:height="3.956343in" draw:z-index="0">
<draw:image xlink:href="../Images/yкринформ/2023-05-31T15-25-00-03-00/630_360_1685431889-268.jpg" xlink:type="simple" xlink:show="embed" xlink:actuate="onLoad" draw:mime-type="image/jpeg"/>
</draw:frame>
In the period from 26 to May 31, rescuers found 112 locations in Kiev and the region of falling overwhelming hostile ammunition, rocket residues and drones, and qualified damage to 237 objects.</text:p>
      <text:p text:style-name="P4">
About it during a briefing in Ukrinform on the topic: "Attack on Kiev: the consequence shelling of the Center of the capital and the region" was informed by the presenter of the DSNSSColexander Khorunzhi.</text:p>
      <text:p text:style-name="P4">
<draw:frame draw:style-name="fr1" draw:name="Image66" text:anchor-type="as-char" svg:width="6.9236in" svg:height="4.615733in" draw:z-index="0">
<draw:image xlink:href="../Images/yкринформ/2023-05-31T15-25-00-03-00/1685533797-279.jpg" xlink:type="simple" xlink:show="embed" xlink:actuate="onLoad" draw:mime-type="image/jpeg"/>
</draw:frame>
"In the period from May 26 to May 31, in Kyiv and the region, SES employees found 112location of the fall of fragments of whipped hostile ammunition, missile residues, drone, which caused damage to 237 objects: more than 100 - in Kiev, 130 - in Kiev region," said Harron.</text:p>
      <text:p text:style-name="P4">
In addition, <text:a xlink:type="simple" xlink:href="https://www.ukrinform.ua/tag-dsns" text:style-name="Internet_20_link" text:visited-style-name="Visited_20_Internet_20_Link">
SESS</text:a>
It eliminated 15 fires, including 10 in Kyiv and 5 - in the Kiev region.</text:p>
      <text:p text:style-name="P4">
<text:span text:style-name="T4">
 Read also: </text:span>
 <text:a xlink:type="simple" xlink:href="https://www.ukrinform.ua/rubric-ato/3716061-povitranij-teror-rf-do-dna-kieva.html" text:style-name="Internet_20_link" text:visited-style-name="Visited_20_Internet_20_Link">
Air Terror of the Russian Federation to day <text:span text:style-name="T4">
 Kiev </text:span>
</text:a>
According to him, during this period, the SES recorded more than 800 attacks on settlements in 13 regions and the city of Kiev. The staff of the service made 785 trips, during which 11 people were rescued and 53 fires were eliminated.</text:p>
      <text:p text:style-name="P4">
As reported by Ukrinform, <text:a xlink:type="simple" xlink:href="https://www.ukrinform.ua/rubric-kyiv/3715832-treta-za-dobu-ataka-na-kiiv-zniseno-ponad-20-bezpilotnikiv-e-poraneni-ta-zagibla.html" text:style-name="Internet_20_link" text:visited-style-name="Visited_20_Internet_20_Link">
on May 30, the Russian Federation committed the fourth for two pre -air attack on Kiev. </text:a>
In different areas of the city on both shores, the fall of the ranged drones were recorded.</text:p>
      <text:p text:style-name="P4">
News Source: <text:a xlink:type="simple" xlink:href="https://www.ukrinform.ua/rubric-kyiv/3716567-ataki-na-kiiv-ta-oblast-ulamki-vorozih-raket-i-droniv-poskodili-237-obektiv.html" text:style-name="Internet_20_link" text:visited-style-name="Visited_20_Internet_20_Link">
https://www.ukrinform.ua/rubric-kyiv/3716567-ataki-na-kiiv-ta-oblast-ulamki-vorozih-raket-i-droniv-poskodili-237-obektiv.html</text:a>
</text:p>
      <!--NEWS-->
      <text:h text:style-name="P10" text:outline-level="1">
<text:span text:style-name="T4">
In the Netherlands, a shop of Ukrainian furniture and decor opened</text:span>
</text:h>
      <text:p text:style-name="P4">
Authors: Ukrinform (Person)</text:p>
      <text:p text:style-name="P4">
Publisher: Укринформ (Organization)</text:p>
      <text:p text:style-name="P4">
Published Time: 2023-05-31T15:26:00+03:00</text:p>
      <text:p text:style-name="P4">
Modified Time: 2023-05-31T15:26:00+03:00</text:p>
      <text:p text:style-name="P4">
Description: In the center of the Dutch city of Hague, a conceptual store of Nothing Basic has opened, which presents furniture and home decor from Ukrainian designers. - Ukrinform.</text:p>
      <text:p text:style-name="P4">
Images: ['<text:a xlink:type="simple" xlink:href="https://static.ukrinform.com/photos/2023_05/thumb_files/630_360_1685535643-988.jpg" text:style-name="Internet_20_link" text:visited-style-name="Visited_20_Internet_20_Link">
630_360_16855...</text:a>
', '<text:a xlink:type="simple" xlink:href="https://static.ukrinform.com/photos/2023_05/1685535725-488.jpg" text:style-name="Internet_20_link" text:visited-style-name="Visited_20_Internet_20_Link">
1685535725-48...</text:a>
', '<text:a xlink:type="simple" xlink:href="https://static.ukrinform.com/photos/2023_05/1685535757-416.jpeg" text:style-name="Internet_20_link" text:visited-style-name="Visited_20_Internet_20_Link">
1685535757-41...</text:a>
', '<text:a xlink:type="simple" xlink:href="https://static.ukrinform.com/photos/2023_05/1685535757-566.jpeg" text:style-name="Internet_20_link" text:visited-style-name="Visited_20_Internet_20_Link">
1685535757-56...</text:a>
', '<text:a xlink:type="simple" xlink:href="https://static.ukrinform.com/photos/2023_05/1685535756-650.jpeg" text:style-name="Internet_20_link" text:visited-style-name="Visited_20_Internet_20_Link">
1685535756-65...</text:a>
', '<text:a xlink:type="simple" xlink:href="https://static.ukrinform.com/photos/2023_05/1685535756-655.jpeg" text:style-name="Internet_20_link" text:visited-style-name="Visited_20_Internet_20_Link">
1685535756-65...</text:a>
', '<text:a xlink:type="simple" xlink:href="https://static.ukrinform.com/photos/2023_05/1685535755-106.jpeg" text:style-name="Internet_20_link" text:visited-style-name="Visited_20_Internet_20_Link">
1685535755-10...</text:a>
', '<text:a xlink:type="simple" xlink:href="https://static.ukrinform.com/photos/2023_05/1685535755-321.jpeg" text:style-name="Internet_20_link" text:visited-style-name="Visited_20_Internet_20_Link">
1685535755-32...</text:a>
', '<text:a xlink:type="simple" xlink:href="https://static.ukrinform.com/photos/2023_05/1685535848-763.jpg" text:style-name="Internet_20_link" text:visited-style-name="Visited_20_Internet_20_Link">
1685535848-76...</text:a>
']</text:p>
      <text:p text:style-name="P4">
Tags: ['Діаспора', 'Нідерланди', 'Дизайн', 'Магазин']</text:p>
      <text:p text:style-name="P4">
Type: Article</text:p>
      <!--METADATA-->
      <text:p text:style-name="P4">
<draw:frame draw:style-name="fr1" draw:name="Image67" text:anchor-type="as-char" svg:width="6.9236in" svg:height="3.956343in" draw:z-index="0">
<draw:image xlink:href="../Images/yкринформ/2023-05-31T15-26-00-03-00/630_360_1685535643-988.jpg" xlink:type="simple" xlink:show="embed" xlink:actuate="onLoad" draw:mime-type="image/jpeg"/>
</draw:frame>
The Hague Centralin -Security City has opened a conceptual store of Notting Basic, dedicated furniture and home decor from Ukrainian designers.</text:p>
      <text:p text:style-name="P4">
According to the Ukrinform correspondent in Hague, about 40 Ukrainian brands have been represented in the HagaaA AIIC on an area of 300 m2.</text:p>
      <text:p text:style-name="P4">
<draw:frame draw:style-name="fr1" draw:name="Image68" text:anchor-type="as-char" svg:width="6.679104in" svg:height="10.0in" draw:z-index="0">
<draw:image xlink:href="../Images/yкринформ/2023-05-31T15-26-00-03-00/1685535725-488.jpg" xlink:type="simple" xlink:show="embed" xlink:actuate="onLoad" draw:mime-type="image/jpeg"/>
</draw:frame>
"We opened on May 25 and we have furniture and interior decor. You can also find art works for ourselves. Our store has presented furniture from different manufacturers. They can be purchased at the store or laza in other colors or sizes. For example, now I am sitting in the chair Noom, Gropius. Noom, has furniture for both adults, so iditers in a large number of different fabrics. We also have several skilled European brands, but 90% of Ukrainian manufacturers. Badners respond with enthusiasm to unique design things, ”says Tonya Popova, a shop owner who lives in the Netherlands for 10 years.</text:p>
      <text:p text:style-name="P4">
<draw:frame draw:style-name="fr1" draw:name="Image69" text:anchor-type="as-char" svg:width="6.9236in" svg:height="4.615733in" draw:z-index="0">
<draw:image xlink:href="../Images/yкринформ/2023-05-31T15-26-00-03-00/1685535757-416.jpeg" xlink:type="simple" xlink:show="embed" xlink:actuate="onLoad" draw:mime-type="image/jpeg"/>
</draw:frame>
Tonya Popova</text:p>
      <text:p text:style-name="P4">
The woman says that the store, in particular, presents the best things of contemporary Ukrainian design.</text:p>
      <text:p text:style-name="P4">
“In the Hague, on our street, people come for interesting things. We are lucky to watch that the passerships stop near our showcase and admire the deagents and things in it. The jaw just falls out, ”she shares.</text:p>
      <text:p text:style-name="P4">
<draw:frame draw:style-name="fr1" draw:name="Image70" text:anchor-type="as-char" svg:width="6.9236in" svg:height="4.615733in" draw:z-index="0">
<draw:image xlink:href="../Images/yкринформ/2023-05-31T15-26-00-03-00/1685535757-566.jpeg" xlink:type="simple" xlink:show="embed" xlink:actuate="onLoad" draw:mime-type="image/jpeg"/>
</draw:frame>
Popova says that the story of the first sale is also very interesting.</text:p>
      <text:p text:style-name="P4">
“Mom bought a gift for her son, who moves to live in her first -rate house - a Ukrainian bed was a gift. A very symbolic moment, which we hope, will remember all his life, and the bed to bring joy to me. It's nice to be involved, ”the store owner said.</text:p>
      <text:p text:style-name="P4">
<draw:frame draw:style-name="fr1" draw:name="Image71" text:anchor-type="as-char" svg:width="6.9236in" svg:height="4.615733in" draw:z-index="0">
<draw:image xlink:href="../Images/yкринформ/2023-05-31T15-26-00-03-00/1685535756-650.jpeg" xlink:type="simple" xlink:show="embed" xlink:actuate="onLoad" draw:mime-type="image/jpeg"/>
</draw:frame>
Visitors are interested in Ukrainian products. Among them are items that were presented at famous exhibitions in Europe.</text:p>
      <text:p text:style-name="P4">
<draw:frame draw:style-name="fr1" draw:name="Image72" text:anchor-type="as-char" svg:width="6.9236in" svg:height="4.615733in" draw:z-index="0">
<draw:image xlink:href="../Images/yкринформ/2023-05-31T15-26-00-03-00/1685535756-655.jpeg" xlink:type="simple" xlink:show="embed" xlink:actuate="onLoad" draw:mime-type="image/jpeg"/>
</draw:frame>
“They cause a lot of admiration. Often, visitors doubt whether it is a simple design thing or whether it has a functional purpose. They are very pleased when we say it is a combination: design and functionality. That is, it is possible to use functionally in the house. It is also joyful to us, ”Popova says.Products in the store combine modernity and tradition, Ukrainian Tai -European cultures.</text:p>
      <text:p text:style-name="P4">
“On the one hand, we have ultramodern things: this is the design of this year, which is the design year. On the other hand, next to modern design, we have things that we have our tradition, handmade things. One of the brands that combines contemporary and tradition is Devohome. The brand produces hemp clothing with hemp products, including home textiles, ”the woman said.</text:p>
      <text:p text:style-name="P4">
The store team is now six people. Two of them work in Ukraine, others moved to the Netherlands after the war.</text:p>
      <text:p text:style-name="P4">
“We successfully demonstrate to everyone what great things are able to do in Ukraine. We admire the world, like Europe, we have high -level products that we will offer. Imagine some of these things were created in the first Rickwan. You admire that people in a state of injury from war can create, create creative, interesting, aesthetic things. It shows Europe that we can do wonderful things despite the grief that is happening in Ukraine now, ”Popova says.</text:p>
      <text:p text:style-name="P4">
<draw:frame draw:style-name="fr1" draw:name="Image73" text:anchor-type="as-char" svg:width="6.9236in" svg:height="4.615733in" draw:z-index="0">
<draw:image xlink:href="../Images/yкринформ/2023-05-31T15-26-00-03-00/1685535755-321.jpeg" xlink:type="simple" xlink:show="embed" xlink:actuate="onLoad" draw:mime-type="image/jpeg"/>
</draw:frame>
Ukrainian manufacturers are also very pleased to be presented in the Netherlands.</text:p>
      <text:p text:style-name="P4">
“We are manufacturers of children's furniture from the city of Kiev and our furniture studio of the year is ten years old. Ten years of detailed development, careful manual manufacture of unique cots and the rest of the furniture from two of our brands of modern dynamic Sleep.onnn and exquisite -settelier Lilu. With the war, serious tests for the furniture business came in general. The internal consumption of goods has declined many times and furniture has become actively developing their export direction. We organized multi -collective inserts on almost all European sites. We are incredibly advisable to be physically presented in the new North Basicv Hague shop in the noble company of the most famous Ukrainian manufacturers of decor, textiles and subject design. Tonya is not only our countryman, but also the professional designer cell and very meticulously chose her pulcotracters, lovingly attracted the most beautiful location of the Hague and actively actively for logistics and promotion with her team of like -minded people, - said the leader of Ukraine. , Valentin Vasilyev's examination furniture.</text:p>
      <text:p text:style-name="P4">
<draw:frame draw:style-name="fr1" draw:name="Image74" text:anchor-type="as-char" svg:width="6.9236in" svg:height="4.609323in" draw:z-index="0">
<draw:image xlink:href="../Images/yкринформ/2023-05-31T15-26-00-03-00/1685535848-763.jpg" xlink:type="simple" xlink:show="embed" xlink:actuate="onLoad" draw:mime-type="image/jpeg"/>
</draw:frame>
</text:p>
      <text:p text:style-name="P4">
Culinary business women decided to launch that, first and foremost, employment of Ukrainians who were forced to leave their own homes because of the war.</text:p>
      <text:p text:style-name="P4">
Currently, they have 10 Ukrainians who have left their native country because of the war.</text:p>
      <text:p text:style-name="P4">
The Ukrainians have opened a home -made semi -finished product store. Cleients can see with their own eyes what the tastes are made, the Yakhaso is used.</text:p>
      <text:p text:style-name="P4">
<text:span text:style-name="T5">
Foto: Irina Drabok, Katya Novozhylova, Anna Onufryk</text:span>
</text:p>
      <text:p text:style-name="P4">
News Source: <text:a xlink:type="simple" xlink:href="https://www.ukrinform.ua/rubric-diaspora/3716555-u-niderlandah-vidkrivsa-magazin-ukrainskih-mebliv-i-dekoru.html" text:style-name="Internet_20_link" text:visited-style-name="Visited_20_Internet_20_Link">
https://www.ukrinform.ua/rubric-diaspora/3716555-u-niderlandah-vidkrivsa-magazin-ukrainskih-mebliv-i-dekoru.html</text:a>
</text:p>
      <!--NEWS-->
      <text:h text:style-name="P10" text:outline-level="1">
<text:span text:style-name="T4">
Belarusians on the border turned on the audio of "common borscht": the SPSU stated that they would not be eaten</text:span>
</text:h>
      <text:p text:style-name="P4">
Authors: Ukrinform (Person)</text:p>
      <text:p text:style-name="P4">
Publisher: Укринформ (Organization)</text:p>
      <text:p text:style-name="P4">
Published Time: 2023-05-31T15:31:00+03:00</text:p>
      <text:p text:style-name="P4">
Modified Time: 2023-05-31T15:31:00+03:00</text:p>
      <text:p text:style-name="P4">
Description: In the State Border Service, Ukraine was reacted to the audio recovery of the Belarusian border guards regarding the similarity of borscht and reminded that Ukrainians - a freedom nation and would not taste them. - Ukrinform.</text:p>
      <text:p text:style-name="P4">
Images: ['<text:a xlink:type="simple" xlink:href="https://static.ukrinform.com/photos/2020_09/thumb_files/630_360_1600440684-353.jpg" text:style-name="Internet_20_link" text:visited-style-name="Visited_20_Internet_20_Link">
630_360_16004...</text:a>
']</text:p>
      <text:p text:style-name="P4">
Tags: ['Білорусь', 'Прикордонники', 'Україна', 'Кордон', 'Борщ']</text:p>
      <text:p text:style-name="P4">
Type: Article</text:p>
      <!--METADATA-->
      <text:p text:style-name="P4">
<draw:frame draw:style-name="fr1" draw:name="Image75" text:anchor-type="as-char" svg:width="6.9236in" svg:height="3.956343in" draw:z-index="0">
<draw:image xlink:href="../Images/yкринформ/2023-05-31T15-31-00-03-00/630_360_1600440684-353.jpg" xlink:type="simple" xlink:show="embed" xlink:actuate="onLoad" draw:mime-type="image/jpeg"/>
</draw:frame>
The Ukrainian Border Service was reacted to the audio reports of Belarusian border guards regarding the similarity of borscht and reminded that Ukrainians are a nation and will not taste them.</text:p>
      <text:p text:style-name="P4">
According to Ukrinform, the SPSU reports on <text:a xlink:type="simple" xlink:href="https://www.facebook.com/watch/" text:style-name="Internet_20_link" text:visited-style-name="Visited_20_Internet_20_Link">
Facebook</text:a>
.</text:p>
      <text:p text:style-name="P4">
“Belarussian border guards!You recently mentioned the similarity of the Belarusian Tukraine borscht with minor differences. However, you, as always, are very bad. Your borscht is very different from ours. Because nowadays, the Belarusian borschcad is similar to Russian, even if you add more potatoes there. It is not the same as it was until it was used for its preparation, which was inserted into the back of Ukrainians in the back of Ukrainians, ”the Ukrainian border guards said.</text:p>
      <text:p text:style-name="P4">
<text:span text:style-name="T4">
 Read also: </text:span>
 <text:a xlink:type="simple" xlink:href="https://www.ukrinform.ua/rubric-culture/3629082-ukraina-otrimala-sertifikat-unesko-pro-vklucenna-borsu-do-spisku-nematerialnoi-spadsini.html" text:style-name="Internet_20_link" text:visited-style-name="Visited_20_Internet_20_Link">
<text:span text:style-name="T4">
 Ukraine </text:span>
 <text:span text:style-name="T4">
 </text:span>
 Got <text:span text:style-name="T4">
 </text:span>
 Certificate <text:span text:style-name="T4">
 </text:span>
 UNESCO <text:span text:style-name="T4">
<text:span text:style-name="T5">
 About </text:span>
* </text:span>
 Inclusion <text:span text:style-name="T4">
 </text:span>
 <text:span text:style-name="T4">
 Borsch *intangible </text:span>
 <text:span text:style-name="T4">
 inheritance </text:span>
</text:a>
Video: <text:a xlink:type="simple" xlink:href="https://t.me/DPSUkr/11526" text:style-name="Internet_20_link" text:visited-style-name="Visited_20_Internet_20_Link">
State Border Service</text:a>
The SPSU emphasized that it is unfortunate to have neighbors who, talking about some kind of identity and family, tend to be slaves and have nothing to do with Ukrainians.</text:p>
      <text:p text:style-name="P4">
“Imagine forever in your memory and in your culinary book that Ukrainians are a nation. We always fight for our independence. Instead, you are not capable of this and have been captured by one tyrant and one -bunner grandfather for many years. Therefore, your current potato cooking, which is consistently like a prison balance, is not like our Ukrainian <text:a xlink:type="simple" xlink:href="https://www.ukrinform.ua/tag-bors" text:style-name="Internet_20_link" text:visited-style-name="Visited_20_Internet_20_Link">
borsch</text:a>
. We are not slaves to taste the Wester borsch, ”the Ukrainian border guards emphasized.</text:p>
      <text:p text:style-name="P4">
<text:span text:style-name="T4">
 Read also: </text:span>
 <text:a xlink:type="simple" xlink:href="https://www.ukrinform.ua/rubric-culture/3714195-v-ukraini-stvorili-persij-u-sviti-komiks-pro-bors.html" text:style-name="Internet_20_link" text:visited-style-name="Visited_20_Internet_20_Link">
in Ukraine created the world's first comic book about <text:span text:style-name="T4">
 Borsch </text:span>
</text:a>
They also advised Belarusians to change the "ingredients" and become a free people, prisoners. "And before that - eat for yourself, do not go," - they wished at the SPSU.</text:p>
      <text:p text:style-name="P4">
In addition, the Ukrainian Border Service strongly recommends Belarusian "guards" of the border to stay in their territory. "Because you will regret!"</text:p>
      <text:p text:style-name="P4">
News Source: <text:a xlink:type="simple" xlink:href="https://www.ukrinform.ua/rubric-society/3716571-bilorusi-na-kordoni-uvimknuli-audiozvernenna-pro-spilnij-bors-u-dpsu-zaavili-so-ne-istimut-si.html" text:style-name="Internet_20_link" text:visited-style-name="Visited_20_Internet_20_Link">
https://www.ukrinform.ua/rubric-society/3716571-bilorusi-na-kordoni-uvimknuli-audiozvernenna-pro-spilnij-bors-u-dpsu-zaavili-so-ne-istimut-si.html</text:a>
</text:p>
      <!--NEWS-->
      <text:h text:style-name="P10" text:outline-level="1">
<text:span text:style-name="T4">
Stoltenberg urged the DPRK to stop provocations with rocket launches</text:span>
</text:h>
      <text:p text:style-name="P4">
Authors: Ukrinform (Person)</text:p>
      <text:p text:style-name="P4">
Publisher: Укринформ (Organization)</text:p>
      <text:p text:style-name="P4">
Published Time: 2023-05-31T15:34:00+03:00</text:p>
      <text:p text:style-name="P4">
Modified Time: 2023-05-31T15:34:00+03:00</text:p>
      <text:p text:style-name="P4">
Description: NATO Secretary General Jens Stoltenberg strongly condemned North Korea's unsuccessful attempt to launch a military satellite using ballistic missile technologies. - Ukrinform.</text:p>
      <text:p text:style-name="P4">
Images: ['<text:a xlink:type="simple" xlink:href="https://static.ukrinform.com/photos/2022_04/thumb_files/630_360_1649165705-470.jpg" text:style-name="Internet_20_link" text:visited-style-name="Visited_20_Internet_20_Link">
630_360_16491...</text:a>
']</text:p>
      <text:p text:style-name="P4">
Tags: ['КНДР', 'НАТО', 'Столтенберг', 'Супутник']</text:p>
      <text:p text:style-name="P4">
Type: Article</text:p>
      <!--METADATA-->
      <text:p text:style-name="P4">
<draw:frame draw:style-name="fr1" draw:name="Image76" text:anchor-type="as-char" svg:width="6.9236in" svg:height="3.956343in" draw:z-index="0">
<draw:image xlink:href="../Images/yкринформ/2023-05-31T15-34-00-03-00/630_360_1649165705-470.jpg" xlink:type="simple" xlink:show="embed" xlink:actuate="onLoad" draw:mime-type="image/jpeg"/>
</draw:frame>
NATO Secretary General Jens Stoltenberg strongly condemned the unsuccessful attempted Korea to launch a military -purpose satellite with the use of mole -making missile technologies.</text:p>
      <text:p text:style-name="P4">
NATO's statement was published on <text:a xlink:type="simple" xlink:href="https://www.nato.int/cps/en/natohq/news_215089.htm" text:style-name="Internet_20_link" text:visited-style-name="Visited_20_Internet_20_Link">
the North Atlantic Alliance site</text:a>
, reports Ukrinform.</text:p>
      <text:p text:style-name="P4">
“I strongly condemn the attempt <text:a xlink:type="simple" xlink:href="https://www.ukrinform.ua/tag-kndr" text:style-name="Internet_20_link" text:visited-style-name="Visited_20_Internet_20_Link">
DPRK</text:a>
To launch a military satellite using ballistic missile technologies. This increases tension and poses a serious risk to security in the region and occupy, is a gross violation of numerous UN Security Council resolutions, ”Stoltenberg said.</text:p>
      <text:p text:style-name="P4">
*!(https://www.ukrinform.ua/rubric-polytics/3716538-ukraina-zasudila-sprobu-kndr-zapustiti-vijskovij-suputnik.html)According to him, NATO calls on the DPRK to stop provocative actions and return to dialogue in order to achieve a sustainable peace, to ensure full taterified denuclearization of the Korean Peninsula.</text:p>
      <text:p text:style-name="P4">
"We stand with our close partners in the region - Republica Correa and Japan," Stoltenberg stressed.</text:p>
      <text:p text:style-name="P4">
North Korea reported on Wednesday morning, a failed launch of a launch rocket that disappeared from the radars shortly after the start. The post -start of the missile launch from the DPRK in Seoul and the South Japanese Island Okinawa Warned the missile attack.</text:p>
      <text:p text:style-name="P4">
<text:span text:style-name="T4">
 Read also: </text:span>
 [<text:span text:style-name="T4">
 DPRK </text:span>
 declared the loss(https://www.ukrinform.ua/rubric-technology/3716314-kndr-zaavila-pro-vtratu-suputnikaspiguna-j-poobicala-nevdovzi-drugij-zapusk.html)North Korea confirmed the loss of a military intelligence satellite of his deportation into space and promised to make a second trial in the near future.</text:p>
      <text:p text:style-name="P4">
<text:span text:style-name="T5">
Foto: era</text:span>
</text:p>
      <text:p text:style-name="P4">
News Source: <text:a xlink:type="simple" xlink:href="https://www.ukrinform.ua/rubric-world/3716573-stoltenberg-zaklikav-kndr-pripiniti-provokacii-iz-zapuskami-raket.html" text:style-name="Internet_20_link" text:visited-style-name="Visited_20_Internet_20_Link">
https://www.ukrinform.ua/rubric-world/3716573-stoltenberg-zaklikav-kndr-pripiniti-provokacii-iz-zapuskami-raket.html</text:a>
</text:p>
      <!--NEWS-->
      <text:h text:style-name="P10" text:outline-level="1">
<text:span text:style-name="T4">
Zelensky appointed Kiper by the head of the Odessa Regional State Administration</text:span>
</text:h>
      <text:p text:style-name="P4">
Authors: Ukrinform (Person)</text:p>
      <text:p text:style-name="P4">
Publisher: Укринформ (Organization)</text:p>
      <text:p text:style-name="P4">
Published Time: 2023-05-31T15:43:00+03:00</text:p>
      <text:p text:style-name="P4">
Modified Time: 2023-05-31T15:43:00+03:00</text:p>
      <text:p text:style-name="P4">
Description: President Volodymyr Zelenskyy appointed Oleg Kiper by the head of the Odessa Regional State Administration. - Ukrinform.</text:p>
      <text:p text:style-name="P4">
Images: ['<text:a xlink:type="simple" xlink:href="https://static.ukrinform.com/photos/2022_09/thumb_files/630_360_1664387283-922.jpg" text:style-name="Internet_20_link" text:visited-style-name="Visited_20_Internet_20_Link">
630_360_16643...</text:a>
']</text:p>
      <text:p text:style-name="P4">
Tags: ['Одещина', 'Призначення', 'Зеленський']</text:p>
      <text:p text:style-name="P4">
Type: Article</text:p>
      <!--METADATA-->
      <text:p text:style-name="P4">
<draw:frame draw:style-name="fr1" draw:name="Image77" text:anchor-type="as-char" svg:width="6.9236in" svg:height="3.956343in" draw:z-index="0">
<draw:image xlink:href="../Images/yкринформ/2023-05-31T15-43-00-03-00/630_360_1664387283-922.jpg" xlink:type="simple" xlink:show="embed" xlink:actuate="onLoad" draw:mime-type="image/jpeg"/>
</draw:frame>
The Presidential Lordir Zelensky appointed Oleg Kiper by the head of the Odessa Regional State Administration.</text:p>
      <text:p text:style-name="P4">
Appropriate <text:a xlink:type="simple" xlink:href="https://www.president.gov.ua/documents/3122023-46945" text:style-name="Internet_20_link" text:visited-style-name="Visited_20_Internet_20_Link">
Decree</text:a>
Posted on the President's website, Ukrinform reports.</text:p>
      <text:p text:style-name="P4">
"To appoint Kiper" Oleg Alexandrovich as the head of the Odessa regional state administration, " - the decree reads.</text:p>
      <text:p text:style-name="P4">
As reported by Ukrinform, the Cabinet of Ministers <text:a xlink:type="simple" xlink:href="https://www.ukrinform.ua/rubric-regions/3716175-urad-pogodiv-priznacenna-kipera-golovou-odeskoi-oda.html" text:style-name="Internet_20_link" text:visited-style-name="Visited_20_Internet_20_Link">
agreed</text:a>
Appointment of Oleg Kiper by the head of the Odessa regional state administration.</text:p>
      <text:p text:style-name="P4">
Oleg Kiper was born in 1980 in the village of Timkovo, the Kodymi district <text:a xlink:type="simple" xlink:href="https://www.ukrinform.ua/tag-odesina" text:style-name="Internet_20_link" text:visited-style-name="Visited_20_Internet_20_Link">
Odessa region</text:a>
. In 2002 he graduated from the Odessa Law Academy. In 2015, as he was self -nominated to the Odessa City Council. Since 2020 he held the position of Head of the Prosecutor's Office of Kiev.</text:p>
      <text:p text:style-name="P4">
<text:span text:style-name="T4">
 Read also: </text:span>
 <text:a xlink:type="simple" xlink:href="https://www.ukrinform.ua/rubric-regions/3716439-zelenskij-zvilniv-golovu-sumskoi-rda.html" text:style-name="Internet_20_link" text:visited-style-name="Visited_20_Internet_20_Link">
Zelensky freed the head of the Sumy RDA</text:a>
In 2014, Cyper was included in the list of persons who were forbidden to occupy state-owned states, in accordance with the Law on Purification of Power, but in 2019 he tried this lustration unfounded.</text:p>
      <text:p text:style-name="P4">
As <text:a xlink:type="simple" xlink:href="https://www.ukrinform.ua/rubric-regions/3695445-na-odesini-priznacili-vo-ocilnika-oblasti.html" text:style-name="Internet_20_link" text:visited-style-name="Visited_20_Internet_20_Link">
reported</text:a>
, On April 10, the executive of the head of the Odessa State Administration was appointed first deputy chairman of the Odessa Regional State Administration Boris Voloshenko.</text:p>
      <text:p text:style-name="P4">
By March 15, 2023, the Regional State Administration was headed by Colonel Maxim Marchenko. <text:a xlink:type="simple" xlink:href="https://www.ukrinform.ua/rubric-regions/3682904-eksnacalnik-odeskoi-oda-marcenko-planue-povernutisa-do-zsu.html" text:style-name="Internet_20_link" text:visited-style-name="Visited_20_Internet_20_Link">
After release from office, he planned to return to the ranks of the Armed Forces of Ukraine</text:a>
 .</text:p>
      <text:p text:style-name="P4">
News Source: <text:a xlink:type="simple" xlink:href="https://www.ukrinform.ua/rubric-regions/3716579-zelenskij-priznaciv-kipera-golovou-odeskoi-oda.html" text:style-name="Internet_20_link" text:visited-style-name="Visited_20_Internet_20_Link">
https://www.ukrinform.ua/rubric-regions/3716579-zelenskij-priznaciv-kipera-golovou-odeskoi-oda.html</text:a>
</text:p>
      <!--NEWS-->
      <text:h text:style-name="P10" text:outline-level="1">
<text:span text:style-name="T4">
In Kiev by the end of autumn will not run trams # 14 and 15</text:span>
</text:h>
      <text:p text:style-name="P4">
Authors: Ukrinform (Person)</text:p>
      <text:p text:style-name="P4">
Publisher: Укринформ (Organization)</text:p>
      <text:p text:style-name="P4">
Published Time: 2023-05-31T15:49:00+03:00</text:p>
      <text:p text:style-name="P4">
Modified Time: 2023-05-31T15:49:00+03:00</text:p>
      <text:p text:style-name="P4">
Description: In Kiev, from June 1 to November 30, in connection with the reconstruction of the overpass at the intersection of the streets of Degtyarivsk and Alexander Dovzhenko, tram routes № 14 and 15 - Ukrinform will not work.</text:p>
      <text:p text:style-name="P4">
Images: ['<text:a xlink:type="simple" xlink:href="https://static.ukrinform.com/photos/2019_03/thumb_files/630_360_1553186332-617.jpg" text:style-name="Internet_20_link" text:visited-style-name="Visited_20_Internet_20_Link">
630_360_15531...</text:a>
']</text:p>
      <text:p text:style-name="P4">
Tags: ['Транспорт', 'Трамвай', 'Автобус', 'Київ']</text:p>
      <text:p text:style-name="P4">
Type: Article</text:p>
      <!--METADATA-->
      <text:p text:style-name="P4">
<draw:frame draw:style-name="fr1" draw:name="Image78" text:anchor-type="as-char" svg:width="6.9236in" svg:height="3.956343in" draw:z-index="0">
<draw:image xlink:href="../Images/yкринформ/2023-05-31T15-49-00-03-00/630_360_1553186332-617.jpg" xlink:type="simple" xlink:show="embed" xlink:actuate="onLoad" draw:mime-type="image/jpeg"/>
</draw:frame>
In Kyiv from June 1 to November 30, in connection with the reconstruction of the overpass on the cross -section of Degtyarivsk and Alexander Dovzhenko, tram routes # 14 and 15 will not work.</text:p>
      <text:p text:style-name="P4">
According to Ukrinform, the Kyiv City State Administration reported this <text:a xlink:type="simple" xlink:href="https://t.me/kievreal1/42363" text:style-name="Internet_20_link" text:visited-style-name="Visited_20_Internet_20_Link">
telegram. </text:a>
According to the KSCA, instead of mentioned <text:a xlink:type="simple" xlink:href="https://www.ukrinform.ua/tag-tramvaj" text:style-name="Internet_20_link" text:visited-style-name="Visited_20_Internet_20_Link">
trams</text:a>
will run buses No. 14-T(«Ave. Oboradny - Counteras ")and № 14-TK(«Ave. Open - Art. Lukyanovskaya).</text:p>
      <text:p text:style-name="P4">
<text:span text:style-name="T4">
Читайте також:</text:span>
 <text:a xlink:type="simple" xlink:href="https://www.ukrinform.ua/rubric-kyiv/3715240-proizd-u-gromadskomu-transporti-kieva-do-kinca-vijni-ne-dorozcatime-klicko.html" text:style-name="Internet_20_link" text:visited-style-name="Visited_20_Internet_20_Link">
 Проїзд у громадському <text:span text:style-name="T4">
транспорт</text:span>
 і Києва до кінцявійни не дорожчатиме – Кличко </text:a>
As reported by Ukrinform, in Kiev <text:a xlink:type="simple" xlink:href="https://www.ukrinform.ua/rubric-kyiv/3716347-u-kievi-cerez-perekritta-proizdzoi-castini-zminiv-marsrut-avtobus-114.html" text:style-name="Internet_20_link" text:visited-style-name="Visited_20_Internet_20_Link">
because of the overlap of the road changed route № 114.</text:a>
</text:p>
      <text:p text:style-name="P4">
News Source: <text:a xlink:type="simple" xlink:href="https://www.ukrinform.ua/rubric-kyiv/3716578-u-kievi-do-kinca-oseni-ne-kursuvatimut-tramvai-14-i-15.html" text:style-name="Internet_20_link" text:visited-style-name="Visited_20_Internet_20_Link">
https://www.ukrinform.ua/rubric-kyiv/3716578-u-kievi-do-kinca-oseni-ne-kursuvatimut-tramvai-14-i-15.html</text:a>
</text:p>
      <!--NEWS-->
      <text:h text:style-name="P10" text:outline-level="1">
<text:span text:style-name="T4">
The military destroyed the Russian Reb, which revealed Ukrainian drones</text:span>
</text:h>
      <text:p text:style-name="P4">
Authors: Ukrinform (Person)</text:p>
      <text:p text:style-name="P4">
Publisher: Укринформ (Organization)</text:p>
      <text:p text:style-name="P4">
Published Time: 2023-05-31T15:51:00+03:00</text:p>
      <text:p text:style-name="P4">
Modified Time: 2023-05-31T15:51:00+03:00</text:p>
      <text:p text:style-name="P4">
Description: The Ukrainian military destroyed the Russian electronic struggle, which hunted for unmanned aerial vehicles. - Ukrinform.</text:p>
      <text:p text:style-name="P4">
Images: ['<text:a xlink:type="simple" xlink:href="https://static.ukrinform.com/photos/2023_05/thumb_files/630_360_1685537272-373.jpg" text:style-name="Internet_20_link" text:visited-style-name="Visited_20_Internet_20_Link">
630_360_16855...</text:a>
']</text:p>
      <text:p text:style-name="P4">
Tags: ['Безпілотник', 'Війна з Росією', 'Артилерія']</text:p>
      <text:p text:style-name="P4">
Type: Article</text:p>
      <!--METADATA-->
      <text:p text:style-name="P4">
<draw:frame draw:style-name="fr1" draw:name="Image79" text:anchor-type="as-char" svg:width="6.9236in" svg:height="3.956343in" draw:z-index="0">
<draw:image xlink:href="../Images/yкринформ/2023-05-31T15-51-00-03-00/630_360_1685537272-373.jpg" xlink:type="simple" xlink:show="embed" xlink:actuate="onLoad" draw:mime-type="image/jpeg"/>
</draw:frame>
The Ukrainian Ukrainian was destroyed by the Russian electronic wrestling tool, which hunted the pilot aircraft.</text:p>
      <text:p text:style-name="P4">
According to Ukrinform, the 30th Separate Mechanized Brigade named after Knyazakostyantin Ostrozky reports in <text:a xlink:type="simple" xlink:href="https://www.facebook.com/watch/" text:style-name="Internet_20_link" text:visited-style-name="Visited_20_Internet_20_Link">
Facebook</text:a>
.</text:p>
      <text:p text:style-name="P4">
“The Russian Reb(a remedy of radio electric struggle)brazenly hunted for Ukrainian <text:a xlink:type="simple" xlink:href="https://www.ukrinform.ua/tag-bezpilotnik" text:style-name="Internet_20_link" text:visited-style-name="Visited_20_Internet_20_Link">
UAV</text:a>
. But it turned out to be a weak!Flew the drone-scout of the 30th OMB, found the enemy and pointed out the coordinate, which struck the Reb, ”the message reads.</text:p>
      <text:p text:style-name="P4">
Video: <text:a xlink:type="simple" xlink:href="https://fb.watch/kT9UpFDHWf/" text:style-name="Internet_20_link" text:visited-style-name="Visited_20_Internet_20_Link">
30 Separate Mechanized Brigade. Prince Constantine Ostrozky</text:a>
<text:span text:style-name="T4">
 Read also: </text:span>
 <text:a xlink:type="simple" xlink:href="https://www.ukrinform.ua/rubric-ato/3707051-sili-oboroni-na-doneccini-znisili-reb-rosian.html" text:style-name="Internet_20_link" text:visited-style-name="Visited_20_Internet_20_Link">
defense forces in Donetsk destroyed <text:span text:style-name="T4">
 Reb </text:span>
 Russians</text:a>
As reported by Ukrinform, <text:a xlink:type="simple" xlink:href="https://www.ukrinform.ua/rubric-ato/3716334-sili-oboroni-znisili-vze-207-tisac-910-rosian.html" text:style-name="Internet_20_link" text:visited-style-name="Visited_20_Internet_20_Link">
Defense Forces of Ukraine</text:a>
From February 24, 2022 to May 31, 2023, 333 of the enemy's air defense and 3124 drones.</text:p>
      <text:p text:style-name="P4">
News Source: <text:a xlink:type="simple" xlink:href="https://www.ukrinform.ua/rubric-ato/3716583-vijskovi-znisili-rosijskij-reb-akij-viavlav-ukrainski-droni.html" text:style-name="Internet_20_link" text:visited-style-name="Visited_20_Internet_20_Link">
https://www.ukrinform.ua/rubric-ato/3716583-vijskovi-znisili-rosijskij-reb-akij-viavlav-ukrainski-droni.html</text:a>
</text:p>
      <!--NEWS-->
      <text:h text:style-name="P10" text:outline-level="1">
<text:span text:style-name="T4">
The Italian coach of Ancholotti will remain in Reality for the next season</text:span>
</text:h>
      <text:p text:style-name="P4">
Authors: Ukrinform (Person)</text:p>
      <text:p text:style-name="P4">
Publisher: Укринформ (Organization)</text:p>
      <text:p text:style-name="P4">
Published Time: 2023-05-31T15:54:10+03:00</text:p>
      <text:p text:style-name="P4">
Modified Time: 2023-05-31T15:54:10+03:00</text:p>
      <text:p text:style-name="P4">
Description: Karlo Ancholotti will continue to train Real in the 2023/24 season. - Ukrinform.</text:p>
      <text:p text:style-name="P4">
Images: ['<text:a xlink:type="simple" xlink:href="https://static.ukrinform.com/photos/2023_05/thumb_files/630_360_1685537579-468.jpg" text:style-name="Internet_20_link" text:visited-style-name="Visited_20_Internet_20_Link">
630_360_16855...</text:a>
']</text:p>
      <text:p text:style-name="P4">
Tags: ['Футбол', 'Реал Мадрид']</text:p>
      <text:p text:style-name="P4">
Type: Article</text:p>
      <!--METADATA-->
      <text:p text:style-name="P4">
<draw:frame draw:style-name="fr1" draw:name="Image80" text:anchor-type="as-char" svg:width="6.9236in" svg:height="3.956343in" draw:z-index="0">
<draw:image xlink:href="../Images/yкринформ/2023-05-31T15-54-10-03-00/630_360_1685537579-468.jpg" xlink:type="simple" xlink:show="embed" xlink:actuate="onLoad" draw:mime-type="image/jpeg"/>
</draw:frame>
Karloanchelotti will continue to train Real in the 2023/24 season.</text:p>
      <text:p text:style-name="P4">
This was reported <text:a xlink:type="simple" xlink:href="https://as.com/futbol/primera/ancelotti-se-queda-en-el-madrid-n/" text:style-name="Internet_20_link" text:visited-style-name="Visited_20_Internet_20_Link">
as</text:a>
, reports Ukrinform.</text:p>
      <text:p text:style-name="P4">
The "creamy" was waiting for the decision of Ancholotti, who had a proposal from the national team of Brazil. Carlo has decided to stay in Reality and is already planning a warehouse for a future campaign.</text:p>
      <text:p text:style-name="P4">
It is expected that this summer "Real" will strengthen each of the lines. There are two newcomers in the attacking link. One of them will be the third best bombardment League of Josela, which is considered to replace Karim Benzema.</text:p>
      <text:p text:style-name="P4">
<text:span text:style-name="T4">
 Read also: </text:span>
 <text:a xlink:type="simple" xlink:href="https://www.ukrinform.ua/rubric-sports/3716387-gvardiolu-viznali-najkrasim-trenerom-sezonu-apl.html" text:style-name="Internet_20_link" text:visited-style-name="Visited_20_Internet_20_Link">
Guardiol recognized as the best coach of the APL season</text:a>
As it was reported, Real Madrid is the second place in La Lague. The performances in the Lizich Empions of "Creamy" were completed at the semi -final stage, the second Manchestersity "(5: 1 Following the results of the two matches).</text:p>
      <text:p text:style-name="P4">
Фото: Getty Images</text:p>
      <text:p text:style-name="P4">
News Source: <text:a xlink:type="simple" xlink:href="https://www.ukrinform.ua/rubric-sports/3716582-italijskij-trener-ancelotti-zalisitsa-v-reali-na-nastupnij-sezon.html" text:style-name="Internet_20_link" text:visited-style-name="Visited_20_Internet_20_Link">
https://www.ukrinform.ua/rubric-sports/3716582-italijskij-trener-ancelotti-zalisitsa-v-reali-na-nastupnij-sezon.html</text:a>
</text:p>
      <!--NEWS-->
      <text:h text:style-name="P10" text:outline-level="1">
<text:span text:style-name="T4">
Lubinets: We have confirmation of Belarus's participation in moving through its territory of prisoners of war</text:span>
</text:h>
      <text:p text:style-name="P4">
Authors: Ukrinform (Person)</text:p>
      <text:p text:style-name="P4">
Publisher: Укринформ (Organization)</text:p>
      <text:p text:style-name="P4">
Published Time: 2023-05-31T15:56:00+03:00</text:p>
      <text:p text:style-name="P4">
Modified Time: 2023-05-31T15:56:00+03:00</text:p>
      <text:p text:style-name="P4">
Description: The Ukrainian authorities have confirmed that through the territory of Belarus with the participation of the authorities of this country, there was a forced movement of Ukrainian children and prisoners of war. - Ukrinform.</text:p>
      <text:p text:style-name="P4">
Images: ['<text:a xlink:type="simple" xlink:href="https://static.ukrinform.com/photos/2023_05/thumb_files/630_360_1685534918-592.jpg" text:style-name="Internet_20_link" text:visited-style-name="Visited_20_Internet_20_Link">
630_360_16855...</text:a>
']</text:p>
      <text:p text:style-name="P4">
Tags: ['Білорусь', 'Полонені', 'Війна з Росією', 'Дмитро Лубінець']</text:p>
      <text:p text:style-name="P4">
Type: Article</text:p>
      <!--METADATA-->
      <text:p text:style-name="P4">
<draw:frame draw:style-name="fr1" draw:name="Image81" text:anchor-type="as-char" svg:width="6.9236in" svg:height="3.956343in" draw:z-index="0">
<draw:image xlink:href="../Images/yкринформ/2023-05-31T15-56-00-03-00/630_360_1685534918-592.jpg" xlink:type="simple" xlink:show="embed" xlink:actuate="onLoad" draw:mime-type="image/jpeg"/>
</draw:frame>
The Ukrainian Civala has confirms that through the territory of Belarus with the participation of the authorities of this country, there was a forced movement of Ukrainian children and and and children.</text:p>
      <text:p text:style-name="P4">
This was stated during a briefing by the Verkhovna Rada Commissioner for Human Rights Dmitry Lubinets, Ukrinform correspondent reports.</text:p>
      <text:p text:style-name="P4">
"We have confirmation that through the territory <text:a xlink:type="simple" xlink:href="https://www.ukrinform.ua/tag-bilorus" text:style-name="Internet_20_link" text:visited-style-name="Visited_20_Internet_20_Link">
Belarus</text:a>
With the direct participation of Vladbilorus, both the forced movement of Ukrainian children, civilians, and prisoners of war took place, "he said.</text:p>
      <text:p text:style-name="P4">
_ Updated ... _</text:p>
      <text:p text:style-name="P4">
News Source: <text:a xlink:type="simple" xlink:href="https://www.ukrinform.ua/rubric-ato/3716558-lubinec-maemo-pidtverdzenna-ucasti-bilorusi-u-peremisenni-cerez-ii-teritoriu-vijskovopolonenih.html" text:style-name="Internet_20_link" text:visited-style-name="Visited_20_Internet_20_Link">
https://www.ukrinform.ua/rubric-ato/3716558-lubinec-maemo-pidtverdzenna-ucasti-bilorusi-u-peremisenni-cerez-ii-teritoriu-vijskovopolonenih.html</text:a>
</text:p>
      <!--NEWS-->
      <text:h text:style-name="P10" text:outline-level="1">
<text:span text:style-name="T4">
Delay and release from call: what changes legalized the Cabinet of Ministers</text:span>
</text:h>
      <text:p text:style-name="P4">
Authors: Ukrinform (Person)</text:p>
      <text:p text:style-name="P4">
Publisher: Укринформ (Organization)</text:p>
      <text:p text:style-name="P4">
Published Time: 2023-05-31T15:57:40+03:00</text:p>
      <text:p text:style-name="P4">
Modified Time: 2023-05-31T15:57:40+03:00</text:p>
      <text:p text:style-name="P4">
Description: The Cabinet of Ministers of Ukraine normalized the issue of deferral and dismissal of citizens from conscription. - Ukrinform.</text:p>
      <text:p text:style-name="P4">
Images: ['<text:a xlink:type="simple" xlink:href="https://static.ukrinform.com/photos/2018_04/thumb_files/630_360_1522694239-9529.jpg" text:style-name="Internet_20_link" text:visited-style-name="Visited_20_Internet_20_Link">
630_360_15226...</text:a>
']</text:p>
      <text:p text:style-name="P4">
Tags: ['Армія', 'Кабмін', 'Міноборони', 'Призов']</text:p>
      <text:p text:style-name="P4">
Type: Article</text:p>
      <!--METADATA-->
      <text:p text:style-name="P4">
<draw:frame draw:style-name="fr1" draw:name="Image82" text:anchor-type="as-char" svg:width="6.9236in" svg:height="3.956343in" draw:z-index="0">
<draw:image xlink:href="../Images/yкринформ/2023-05-31T15-57-40-03-00/630_360_1522694239-9529.jpg" xlink:type="simple" xlink:show="embed" xlink:actuate="onLoad" draw:mime-type="image/jpeg"/>
</draw:frame>
The Cabinet of Ministers of Ukraine normalized the issue of deferral and dismissal of the citizen call for military conscript service.</text:p>
      <text:p text:style-name="P4">
According to Ukrinform, it reports <text:a xlink:type="simple" xlink:href="https://www.mil.gov.ua/news/2023/05/31/kabmin-unormuvav-pitannya-nadannya-vidstrochki-chi-zvilnennya-gromadyan-vid-prizovu-na-strokovu-vijskovu-sluzhbu/" text:style-name="Internet_20_link" text:visited-style-name="Visited_20_Internet_20_Link">
Ministry of Defense of Ukraine</text:a>
.</text:p>
      <text:p text:style-name="P4">
“The government has amended the Regulations on the preparation and conscription of the citizen for conscript military service and the acceptance of conscripts for a contract service. The relevant resolution developed by the Ministry of Defense adopted <text:a xlink:type="simple" xlink:href="https://www.ukrinform.ua/tag-kabmin" text:style-name="Internet_20_link" text:visited-style-name="Visited_20_Internet_20_Link">
the Cabinet of Ministers</text:a>
. The document will allow to bring certain rules of the Regulations in accordance with the requirements of Ukraine, which regulate the issue of deferral of the citizens' freezing from conscription for conscript military service, ”the testimation reads.</text:p>
      <text:p text:style-name="P4">
Amendments are to determine the grounds for giving a delay from the conscript military service a conscript who has a child(children)age up to 18 years and raises her(them)self.</text:p>
      <text:p text:style-name="P4">
<text:span text:style-name="T4">
 Read also: </text:span>
 <text:a xlink:type="simple" xlink:href="https://www.ukrinform.ua/rubric-society/3716057-rada-zmensila-prizovnij-vik-dla-gromadan-do-25-rokiv.html" text:style-name="Internet_20_link" text:visited-style-name="Visited_20_Internet_20_Link">
Council has reduced <text:span text:style-name="T4">
 conscript </text:span>
 age for citizens up to 25 years</text:a>
In addition, the changes provide for the removal of the grounds for giving a delay for conscripts who have a child or wife with a disability.</text:p>
      <text:p text:style-name="P4">
Also, according to the document, the grounds for dismissal for conscript military service will be determined by the conscripts who raise the child with a displacement of the age of 18 or with serious illness; have a wife with disabilities; who care for persons with disabilities or persons who need it.</text:p>
      <text:p text:style-name="P4">
<text:span text:style-name="T4">
 Read also: </text:span>
 <text:a xlink:type="simple" xlink:href="https://www.ukrinform.ua/rubric-ato/3715477-vstup-do-lav-zsu-za-standartami-nato-aki-zmini-gotue-minoboroni.html" text:style-name="Internet_20_link" text:visited-style-name="Visited_20_Internet_20_Link">
Introduction to the Armed Forces by NATO Standards: What changes are prepared</text:a>
The resolution was adopted to fulfill the requirements of the Law “On Amendments to Certain Laws of Ukraine on the Exemption of Persons with Disabilities Taxa, who care for persons with disabilities and sick children” and the Law “Leging Amendments to Certain Laws .</text:p>
      <text:p text:style-name="P4">
News Source: <text:a xlink:type="simple" xlink:href="https://www.ukrinform.ua/rubric-ato/3716585-vidstrocka-ta-zvilnenna-vid-prizovu-aki-zmini-uzakoniv-kabmin.html" text:style-name="Internet_20_link" text:visited-style-name="Visited_20_Internet_20_Link">
https://www.ukrinform.ua/rubric-ato/3716585-vidstrocka-ta-zvilnenna-vid-prizovu-aki-zmini-uzakoniv-kabmin.html</text:a>
</text:p>
      <!--NEWS-->
      <text:h text:style-name="P10" text:outline-level="1">
<text:span text:style-name="T4">
Sweden is preparing a law that should convince Turkey to take veto to join NATO</text:span>
</text:h>
      <text:p text:style-name="P4">
Authors: Ukrinform (Person)</text:p>
      <text:p text:style-name="P4">
Publisher: Укринформ (Organization)</text:p>
      <text:p text:style-name="P4">
Published Time: 2023-05-31T16:09:50+03:00</text:p>
      <text:p text:style-name="P4">
Modified Time: 2023-05-31T16:09:50+03:00</text:p>
      <text:p text:style-name="P4">
Description: The new anti -terrorist legislation that will come into force this week should open Sweden's way to NATO's accession in the coming weeks and to overcome Turkey's veto, Sweden Minister Tobias Biasustre said today. - Ukrinform.</text:p>
      <text:p text:style-name="P4">
Images: ['<text:a xlink:type="simple" xlink:href="https://static.ukrinform.com/photos/2023_03/thumb_files/630_360_1678904013-608.jpg" text:style-name="Internet_20_link" text:visited-style-name="Visited_20_Internet_20_Link">
630_360_16789...</text:a>
']</text:p>
      <text:p text:style-name="P4">
Tags: ['НАТО', 'Швеція', 'Вето', 'Туреччина']</text:p>
      <text:p text:style-name="P4">
Type: Article</text:p>
      <!--METADATA-->
      <text:p text:style-name="P4">
<draw:frame draw:style-name="fr1" draw:name="Image83" text:anchor-type="as-char" svg:width="6.9236in" svg:height="3.956343in" draw:z-index="0">
<draw:image xlink:href="../Images/yкринформ/2023-05-31T16-09-50-03-00/630_360_1678904013-608.jpg" xlink:type="simple" xlink:show="embed" xlink:actuate="onLoad" draw:mime-type="image/jpeg"/>
</draw:frame>
The novaantrorist legislation, which will come into force this week, should open Sweden before NATO's accession in the coming weeks and before overcoming the veto -Turkey, said Sweden Foreign Minister Tobias Biasustre today.</text:p>
      <text:p text:style-name="P4">
According to Ukrinform, the agency [Reuters] reports it(https://www.reuters.com/world/europe/new-anti-terror-law-should-convince-turkey-back-nato-bid-swedish-minister-says-2023-05-31/?rpc=401&amp;).</text:p>
      <text:p text:style-name="P4">
"This new legislation will cover the Lopovka in our already existing antimerrorist legislation," Luleo, Northern Sweden, told Biestrom.</text:p>
      <text:p text:style-name="P4">
“Sweden has not forbidden participation in a terrorist organization before. Now we will be tedious, ”the minister added.</text:p>
      <text:p text:style-name="P4">
Earlier, Turkey stated that <text:a xlink:type="simple" xlink:href="https://www.ukrinform.ua/tag-svecia" text:style-name="Internet_20_link" text:visited-style-name="Visited_20_Internet_20_Link">
Sweden</text:a>
He hides members of combat groups that Ankara considers terrorist.</text:p>
      <text:p text:style-name="P4">
<text:span text:style-name="T4">
 Read also: </text:span>
 <text:a xlink:type="simple" xlink:href="https://www.ukrinform.ua/rubric-world/3716290-stati-spodivautsa-so-svecia-stane-clenom-nato-do-samitu-v-vilnusi.html" text:style-name="Internet_20_link" text:visited-style-name="Visited_20_Internet_20_Link">
States hope <text:span text:style-name="T4">
 Sweden </text:span>
 will become a member of NATO Dozamit in Vilnius</text:a>
The new legislation, which, according to Bolstrams, supplements Sweden's obligations taken in Madrid, prohibits the organization of meetings or providing logistical or financial assistance or even food for prohibited groups.</text:p>
      <text:p text:style-name="P4">
Thus, the Swedish government hopes that it will be convinced of Turkey's President Recep Tayyip Erdogan to give green light in NATO to the July Summit of the Alliance in Vilnius.</text:p>
      <text:p text:style-name="P4">
Turkey, in particular, wants Sweden to be held liable(RPK)on the building of the Parliament of the Stoolma during the Turkish elections.</text:p>
      <text:p text:style-name="P4">
As reported by Ukrinform, after the start of a full -scale Russian invasion of Ukraine, neutral Sweden and Finland have applied for NATO accession. During the Madrid summit in June 2022, the countries were invited to join the Alliance from all 30 members. At the same time, Madrid has signed a trilateral memorandum that reflected Turkey's concern for terrorism in Finland and Sweden.</text:p>
      <text:p text:style-name="P4">
Sweden Prime Minister ULF Kristerson said he would demand that the Outragers were explained why she would delay the ratification of the Swedish application for NATO accession.</text:p>
      <text:p text:style-name="P4">
*!(https://www.ukrinform.ua/rubric-polytics/3704386-svecia-pidtrimuvatime-ukrainu-na-slahu-do-clenstva-v-es-premer.html)</text:p>
      <text:p text:style-name="P4">
On April 4, Finland officially became a member of NATO.</text:p>
      <text:p text:style-name="P4">
News Source: <text:a xlink:type="simple" xlink:href="https://www.ukrinform.ua/rubric-world/3716587-u-svecii-gotuut-zakon-so-mae-perekonati-tureccinu-znati-veto-na-vstup-do-nato.html" text:style-name="Internet_20_link" text:visited-style-name="Visited_20_Internet_20_Link">
https://www.ukrinform.ua/rubric-world/3716587-u-svecii-gotuut-zakon-so-mae-perekonati-tureccinu-znati-veto-na-vstup-do-nato.html</text:a>
</text:p>
      <!--NEWS-->
      <text:h text:style-name="P10" text:outline-level="1">
<text:span text:style-name="T4">
In Zhytomyr region opened the fare with a destroyed bridge on the Kiev-Chop highway</text:span>
</text:h>
      <text:p text:style-name="P4">
Authors: Ukrinform (Person)</text:p>
      <text:p text:style-name="P4">
Publisher: Укринформ (Organization)</text:p>
      <text:p text:style-name="P4">
Published Time: 2023-05-31T16:09:56+03:00</text:p>
      <text:p text:style-name="P4">
Modified Time: 2023-05-31T16:09:56+03:00</text:p>
      <text:p text:style-name="P4">
Description: In Zhytomyr region, a right-wing bridge was opened across the Dubovets River on the Kiev-Chop highway, which was destroyed as a result of shelling. - Ukrinform.</text:p>
      <text:p text:style-name="P4">
Images: ['<text:a xlink:type="simple" xlink:href="https://static.ukrinform.com/photos/2023_05/thumb_files/630_360_1685538340-239.jpg" text:style-name="Internet_20_link" text:visited-style-name="Visited_20_Internet_20_Link">
630_360_16855...</text:a>
']</text:p>
      <text:p text:style-name="P4">
Tags: ['Обстріл', 'Міст', 'Житомирщина', 'Ремонт']</text:p>
      <text:p text:style-name="P4">
Type: Article</text:p>
      <!--METADATA-->
      <text:p text:style-name="P4">
<draw:frame draw:style-name="fr1" draw:name="Image84" text:anchor-type="as-char" svg:width="6.9236in" svg:height="3.956343in" draw:z-index="0">
<draw:image xlink:href="../Images/yкринформ/2023-05-31T16-09-56-03-00/630_360_1685538340-239.jpg" xlink:type="simple" xlink:show="embed" xlink:actuate="onLoad" draw:mime-type="image/jpeg"/>
</draw:frame>
Nazyomyr region opened the right passage by the bridge across the Dubovets River on the Kiev-Chop highway, which was destroyed as a result of shelling.</text:p>
      <text:p text:style-name="P4">
According to Ukrinform, about it on <text:a xlink:type="simple" xlink:href="https://www.facebook.com/ztSAD/posts/pfbid0KoJ7SVsVCD49jkKK3kaFhf2mbiTXGgiHQRvDDJepnPzg88srMVm3kaJXPcAcrUutl" text:style-name="Internet_20_link" text:visited-style-name="Visited_20_Internet_20_Link">
Facebook</text:a>
Informs the Infrastructure Restoration and Development Service in the Zhytomyr region.</text:p>
      <text:p text:style-name="P4">
“They opened the movement of the right passage of the bridge across the Dubovets River, which is on the Twarician - Chop. This is the first stage of overhaul of the artificial construction structure by explosions of war. We restore the capacity of the bridge in parts so as not to stop the traffic international road, ”the message reads.</text:p>
      <text:p text:style-name="P4">
It is noted that on the rebuilt part of the bridge, partial replacement of the surgical structure, reinforcing work, arrangement of concrete on the basis of the bridge and approaches, five -layer waterproofing, two layers of asphalt concrete based on <text:a xlink:type="simple" xlink:href="https://www.ukrinform.ua/tag-mist" text:style-name="Internet_20_link" text:visited-style-name="Visited_20_Internet_20_Link">
bridge</text:a>
And three - on the approaches, applied temporary horizontal marking, installed a railing and barrier enclosures, repairing the lighting of the road with a bridge. The left -wing of the bridge is currently coming out.</text:p>
      <text:p text:style-name="P4">
<text:span text:style-name="T4">
 Read also: </text:span>
 <text:a xlink:type="simple" xlink:href="https://www.ukrinform.ua/rubric-kyiv/3716544-gavanskij-mist-vidkriut-sogodni-do-vecora-klicko.html" text:style-name="Internet_20_link" text:visited-style-name="Visited_20_Internet_20_Link">
Havansky <text:span text:style-name="T4">
 Bridge </text:span>
 will open today until the evening - Klitschko</text:a>
Since the beginning of the full -scale invasion of Russia in state roads of the car, 5 artificial structures have been damaged, of which in international roads have been restored and two in work.</text:p>
      <text:p text:style-name="P4">
As reported by Ukrinform, 130 damaged artificial structures and a third of railway bridges were restored in Ukraine.</text:p>
      <text:p text:style-name="P4">
News Source: <text:a xlink:type="simple" xlink:href="https://www.ukrinform.ua/rubric-vidbudova/3716588-na-zitomirsini-vidkrili-proizd-zrujnovanim-mostom-na-trasi-kiivcop.html" text:style-name="Internet_20_link" text:visited-style-name="Visited_20_Internet_20_Link">
https://www.ukrinform.ua/rubric-vidbudova/3716588-na-zitomirsini-vidkrili-proizd-zrujnovanim-mostom-na-trasi-kiivcop.html</text:a>
</text:p>
      <!--NEWS-->
      <text:h text:style-name="P10" text:outline-level="1">
<text:span text:style-name="T4">
Knyazev in court stated that due to public case he would not be able to hide from the investigation</text:span>
</text:h>
      <text:p text:style-name="P4">
Authors: Ukrinform (Person)</text:p>
      <text:p text:style-name="P4">
Publisher: Укринформ (Organization)</text:p>
      <text:p text:style-name="P4">
Published Time: 2023-05-31T16:18:00+03:00</text:p>
      <text:p text:style-name="P4">
Modified Time: 2023-05-31T16:18:00+03:00</text:p>
      <text:p text:style-name="P4">
Description: The former Supreme Court Chairman Vsevolod Knyazev insists on the expediency of mitigating a preventive measure, since he is unable to hide in Ukraine or abroad, as well as influence the investigation. - Ukrinform.</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Антикорупційний суд', 'Верховний Суд', 'Апеляція']</text:p>
      <text:p text:style-name="P4">
Type: Article</text:p>
      <!--METADATA-->
      <text:p text:style-name="P4">
<draw:frame draw:style-name="fr1" draw:name="Image88" text:anchor-type="as-char" svg:width="6.9236in" svg:height="3.956343in" draw:z-index="0">
<draw:image xlink:href="../Images/yкринформ/2023-05-31T16-18-00-03-00/630_360_1684421361-279.jpg" xlink:type="simple" xlink:show="embed" xlink:actuate="onLoad" draw:mime-type="image/jpeg"/>
</draw:frame>
The former Supreme Court of the Supreme Court Vsevolod Knyazev insists on the expediency of a mitigation of a preventive measure, since it is unable to hide in Ukraine or abroad, as well as to influence the investigation.</text:p>
      <text:p text:style-name="P4">
He stated this at a meeting of the Chamber of Appeal of the Higher Anti -Corruption Court, which considers appeals against the decision of the investigating judge of the WACS prosecution of the princely preventive measure in the form of detention with a detention of the pledge in the amount of UAH 107.36 million, correspondent.</text:p>
      <text:p text:style-name="P4">
“The case has become a great publicity, and everyone saw me with a tolerance or on the Internet. I can't hide anywhere. All meadresses were arrested by the pre -trial investigation authorities. Only one native person remained on the territory of Ukraine - my mother, who is an intruded person, an elderly sick person. Therefore, it is impossible to hide in the territory of Ukraine at this time, ”Knyazev said.</text:p>
      <text:p text:style-name="P4">
<text:span text:style-name="T4">
 Read also: </text:span>
 [the court left the arrest of a lawyer who, together with <text:span text:style-name="T4">
 Knyazev </text:span>
 they were taken on a bribe(https://www.ukrinform.ua/rubric-society/3716153-sud-zalisiv-bez-zmin-arest-advokatu-akogo-razom-iz-knazevim-vzali-na-habari.html)He added that he would not be able to leave outside Ukraine, because his foreign document was drawn by the National Anti -Corruption Bureau.</text:p>
      <text:p text:style-name="P4">
Knyazev also called the minimal risks of evasion of justice and insists the size of the pledge. In addition, he noted that he cooperated with ascension.</text:p>
      <text:p text:style-name="P4">
Earlier, Knyazev's lawyer reported that his client could not be able to carry out 107.36 million UAH, since his deposit account was expected. The defense party considers the excellent size of the defined pledge and to apply the softer measures unrelated to the former Chief of City.</text:p>
      <text:p text:style-name="P4">
"Currently, circumstances do not allow him to pay UAH 107.36 million in charge of the amount of bail, which he does not have from where to take, that the right to the right to a fair court," the lawyer said.</text:p>
      <text:p text:style-name="P4">
As reported, on May 30, the Court of Appeal left unchanged a preventive measure - detention with an alternative to making 80 million UAH of pledge - a lawyer who, together with the exchanging of the Supreme Court, exposed 2.7 million donors of bribe.On May 16, during the Plenum of the Supreme Court <text:a xlink:type="simple" xlink:href="https://www.ukrinform.ua/rubric-society/3710076-suddi-verhovnogo-sudu-progolosuvali-za-vislovlenna-nedoviri-knazevu.html" text:style-name="Internet_20_link" text:visited-style-name="Visited_20_Internet_20_Link">
140 judges supported the statement</text:a>
Distribution of the current head of Uknyazyev. The judges also adopted the resolution of the Plenum of the Armed Forces on the termination of its authorities as the chairman of the Armed Forces.</text:p>
      <text:p text:style-name="P4">
<text:span text:style-name="T4">
 Read also: </text:span>
 <text:a xlink:type="simple" xlink:href="https://www.ukrinform.ua/rubric-polytics/3715700-zatrimanna-knazeva-rada-zrobila-zaavu-pro-borotbu-z-korupcieu-v-sudah.html" text:style-name="Internet_20_link" text:visited-style-name="Visited_20_Internet_20_Link">
detention <text:span text:style-name="T4">
 Knyazev </text:span>
 A: Council condemns corruption in courts</text:a>
On May 17, the Supreme Anti -Corruption Court refused to satisfy the complaint of Observer Knyazev for his detention.</text:p>
      <text:p text:style-name="P4">
On May 18, the High Council of Justice satisfied the submission of the SAP to grant the permission of the Knyazev in custody.</text:p>
      <text:p text:style-name="P4">
The same day <text:a xlink:type="simple" xlink:href="https://www.ukrinform.ua/tag-antikorupcijnij-sud" text:style-name="Internet_20_link" text:visited-style-name="Visited_20_Internet_20_Link">
High Anti -Corruption Court</text:a>
 обрав йому запобіжний захід у вигляді тримання під вартоюз можливістю внесення 107,3 млн грн застави.</text:p>
      <text:p text:style-name="P4">
News Source: <text:a xlink:type="simple" xlink:href="https://www.ukrinform.ua/rubric-society/3716598-knazev-u-sudi-zaaviv-so-cerez-rozgolos-spravi-ne-zmoze-perehovuvatisa-vid-slidstva.html" text:style-name="Internet_20_link" text:visited-style-name="Visited_20_Internet_20_Link">
https://www.ukrinform.ua/rubric-society/3716598-knazev-u-sudi-zaaviv-so-cerez-rozgolos-spravi-ne-zmoze-perehovuvatisa-vid-slidstva.html</text:a>
</text:p>
      <!--NEWS-->
      <text:h text:style-name="P10" text:outline-level="1">
<text:span text:style-name="T4">
Khmelnytskyi will host the Forty Bilobok Children's Book Festival</text:span>
</text:h>
      <text:p text:style-name="P4">
Authors: Ukrinform (Person)</text:p>
      <text:p text:style-name="P4">
Publisher: Укринформ (Organization)</text:p>
      <text:p text:style-name="P4">
Published Time: 2023-05-31T16:19:00+03:00</text:p>
      <text:p text:style-name="P4">
Modified Time: 2023-05-31T16:19:00+03:00</text:p>
      <text:p text:style-name="P4">
Description: Festival of Children's Book "Forty Belobok" with the participation of well-known writers will be held on June 1-3 on the territory of the Castle of Ostrozki Princes in Starokostiantyniv Khmelnytsky region. - Ukrinform.</text:p>
      <text:p text:style-name="P4">
Images: ['<text:a xlink:type="simple" xlink:href="https://static.ukrinform.com/photos/2023_05/thumb_files/630_360_1685538925-575.jpg" text:style-name="Internet_20_link" text:visited-style-name="Visited_20_Internet_20_Link">
630_360_16855...</text:a>
']</text:p>
      <text:p text:style-name="P4">
Tags: ['Діти', 'Фестиваль', 'Хмельниччина', 'Книги']</text:p>
      <text:p text:style-name="P4">
Type: Article</text:p>
      <!--METADATA-->
      <text:p text:style-name="P4">
<draw:frame draw:style-name="fr1" draw:name="Image89" text:anchor-type="as-char" svg:width="6.9236in" svg:height="3.956343in" draw:z-index="0">
<draw:image xlink:href="../Images/yкринформ/2023-05-31T16-19-00-03-00/630_360_1685538925-575.jpg" xlink:type="simple" xlink:show="embed" xlink:actuate="onLoad" draw:mime-type="image/jpeg"/>
</draw:frame>
Festival of Forty Bilobok Festival, with the participation of well-known writers will be held on 1-3-3 June on the territory of the Castle of Ostrozki Princes in Starokostiantyn Khmelnitsky region.</text:p>
      <text:p text:style-name="P4">
About it in <text:a xlink:type="simple" xlink:href="https://www.facebook.com/kultst/posts/pfbid0uBouLCqB3T72M3UciBFUHbKyoWJr1ue2mMLpPaeQgAgeUSYB9ixQnRnKjF6AE1C3l" text:style-name="Internet_20_link" text:visited-style-name="Visited_20_Internet_20_Link">
Facebook</text:a>
The Department of Cultural Policy and Resources of the Starokostiantyniv City Council reported, Ukrinform reports.</text:p>
      <text:p text:style-name="P4">
“... for the first time in Starokostiantyniv community at 11 o'clock(June 1 - Ed.)The gerrium of the Ostrozky Princes Castle begins the festival of children's <text:a xlink:type="simple" xlink:href="https://www.ukrinform.ua/tag-kniga" text:style-name="Internet_20_link" text:visited-style-name="Visited_20_Internet_20_Link">
book</text:a>
"Forty Bilobok", - the story reads.</text:p>
      <text:p text:style-name="P4">
As it is noted, the organizers have prepared entertainment for children for every taste for any age. The program provides, in particular, the fun interactive adventures of the amazing country book together with the girl Alice and her friends, various competitions, the work of artmaster, children's historical quest, eco -games, moving games and dance flash mob.</text:p>
      <text:p text:style-name="P4">
<text:span text:style-name="T4">
 Read also: </text:span>
 <text:a xlink:type="simple" xlink:href="https://www.ukrinform.ua/rubric-diaspora/3713932-v-ankari-prezentuvali-ditacu-knigu-ukrainskou-movou.html" text:style-name="Internet_20_link" text:visited-style-name="Visited_20_Internet_20_Link">
in Ankara presented children's <text:span text:style-name="T4">
 books </text:span>
 in Ukrainian</text:a>
In addition, on June 3, a meeting with famous writers - Andriimkotukha, Sashko Dermansky, Oksana Radushinskaya, Svetlana Vertola will be held.</text:p>
      <text:p text:style-name="P4">
As reported by Ukrinform, <text:a xlink:type="simple" xlink:href="https://www.ukrinform.ua/rubric-culture/3716174-u-cernivcah-pokazut-vistavku-z-istoriami-zagiblih-na-vijni-ukrainskih-ditej.html" text:style-name="Internet_20_link" text:visited-style-name="Visited_20_Internet_20_Link">
in Chernivtsi presents the exhibition "Lost"</text:a>
The stories of Ukrainian children who died from the beginning of the full -scale Russian invasion will be shown.</text:p>
      <text:p text:style-name="P4">
News Source: <text:a xlink:type="simple" xlink:href="https://www.ukrinform.ua/rubric-culture/3716594-na-hmelniccini-projde-festival-ditacoi-knigi-soroka-biloboka.html" text:style-name="Internet_20_link" text:visited-style-name="Visited_20_Internet_20_Link">
https://www.ukrinform.ua/rubric-culture/3716594-na-hmelniccini-projde-festival-ditacoi-knigi-soroka-biloboka.html</text:a>
</text:p>
      <!--NEWS-->
      <text:h text:style-name="P10" text:outline-level="1">
<text:span text:style-name="T4">
Ukrainian fighters will be sent for a simplified treatment for treatment abroad</text:span>
</text:h>
      <text:p text:style-name="P4">
Authors: Ukrinform (Person)</text:p>
      <text:p text:style-name="P4">
Publisher: Укринформ (Organization)</text:p>
      <text:p text:style-name="P4">
Published Time: 2023-05-31T16:21:35+03:00</text:p>
      <text:p text:style-name="P4">
Modified Time: 2023-05-31T16:21:35+03:00</text:p>
      <text:p text:style-name="P4">
Description: The government significantly simplified the mechanism of referral of the military to treatment abroad. - Ukrinform.</text:p>
      <text:p text:style-name="P4">
Images: ['<text:a xlink:type="simple" xlink:href="https://static.ukrinform.com/photos/2023_05/thumb_files/630_360_1685538881-605.jpg" text:style-name="Internet_20_link" text:visited-style-name="Visited_20_Internet_20_Link">
630_360_16855...</text:a>
']</text:p>
      <text:p text:style-name="P4">
Tags: ['Міноборони', 'Лікування за кордоном', 'Військові']</text:p>
      <text:p text:style-name="P4">
Type: Article</text:p>
      <!--METADATA-->
      <text:p text:style-name="P4">
<draw:frame draw:style-name="fr1" draw:name="Image90" text:anchor-type="as-char" svg:width="6.9236in" svg:height="3.956343in" draw:z-index="0">
<draw:image xlink:href="../Images/yкринформ/2023-05-31T16-21-35-03-00/630_360_1685538881-605.jpg" xlink:type="simple" xlink:show="embed" xlink:actuate="onLoad" draw:mime-type="image/jpeg"/>
</draw:frame>
Government simplified the mechanism of referral of the military for treatment abroad.</text:p>
      <text:p text:style-name="P4">
According to Ukrinform, about it in <text:a xlink:type="simple" xlink:href="https://t.me/ministry_of_defense_ua/7643" text:style-name="Internet_20_link" text:visited-style-name="Visited_20_Internet_20_Link">
telegram</text:a>
The Ministry of Defense press service reported.</text:p>
      <text:p text:style-name="P4">
“The mechanism of referral [military] is simplified(https://www.ukrinform.ua/tag-vijskovi)for treatment abroad. This step is a significant reduction of bureaucratic procedures for defenders and defenders. From now on, it will be a medical institution to formulate a conclusion that the military deposit abroad will be sent and a package of documents to the respective state organ of security and defense forces will be sent. That is, this conclusion will be accepted by the without a military medical institution, ”the message reads.</text:p>
      <text:p text:style-name="P4">
<text:span text:style-name="T4">
 Read also: </text:span>
 <text:a xlink:type="simple" xlink:href="https://www.ukrinform.ua/rubric-society/3714595-urad-zatverdiv-ricnij-plan-reformuvanna-medikosanitarnoi-ekspertizi.html" text:style-name="Internet_20_link" text:visited-style-name="Visited_20_Internet_20_Link">
Government approved the annual plan for reforming medical expertise</text:a>
As reported by Ukrinform, on May 7, the coordination headquarters on the treatment of Zaporozian -warned reported that under certain conditions of treatment and the rehabilitation of a military serviceman who returned from captivity, <text:a xlink:type="simple" xlink:href="https://www.ukrinform.ua/rubric-ato/3705785-vijskovi-pisla-povernenna-z-polonu-mozut-prohoditi-likuvanna-ta-reabilitaciu-za-kordonom.html" text:style-name="Internet_20_link" text:visited-style-name="Visited_20_Internet_20_Link">
may occur abroad</text:a>
.</text:p>
      <text:p text:style-name="P4">
_ Photo: command of the medical forces of the Armed Forces_</text:p>
      <text:p text:style-name="P4">
News Source: <text:a xlink:type="simple" xlink:href="https://www.ukrinform.ua/rubric-society/3716597-ukrainskih-bijciv-vidpravlatimut-za-sprosenou-procedurou-na-likuvanna-za-kordon.html" text:style-name="Internet_20_link" text:visited-style-name="Visited_20_Internet_20_Link">
https://www.ukrinform.ua/rubric-society/3716597-ukrainskih-bijciv-vidpravlatimut-za-sprosenou-procedurou-na-likuvanna-za-kordon.html</text:a>
</text:p>
      <!--NEWS-->
      <text:h text:style-name="P10" text:outline-level="1">
<text:span text:style-name="T4">
Abuse of $ 30 million: Expired Minister of Infrastructure continued the measure of restraint</text:span>
</text:h>
      <text:p text:style-name="P4">
Authors: Ukrinform (Person)</text:p>
      <text:p text:style-name="P4">
Publisher: Укринформ (Organization)</text:p>
      <text:p text:style-name="P4">
Published Time: 2023-05-31T16:30:04+03:00</text:p>
      <text:p text:style-name="P4">
Modified Time: 2023-05-31T16:30:04+03:00</text:p>
      <text:p text:style-name="P4">
Description: </text:p>
      <text:p text:style-name="P4">
Вакс Продовжив Дію Обов’Язків, Покладених На Колишнього Першого Заступника Міністра Інфраструктури, Підозрюваного У Зловживанні Владою Та Службовим Становищем, Що Завдали Державі Збитків На Понад 30 Млн Доларів. — Укрінформ.: </text:p>
      <text:p text:style-name="P4">
Images: ['<text:a xlink:type="simple" xlink:href="https://static.ukrinform.com/photos/2018_10/thumb_files/630_360_1540839872-223.jpg" text:style-name="Internet_20_link" text:visited-style-name="Visited_20_Internet_20_Link">
630_360_15408...</text:a>
']</text:p>
      <text:p text:style-name="P4">
Tags: ['Антикорупційний суд', 'Корупція']</text:p>
      <text:p text:style-name="P4">
Type: Article</text:p>
      <!--METADATA-->
      <text:p text:style-name="P4">
<draw:frame draw:style-name="fr1" draw:name="Image91" text:anchor-type="as-char" svg:width="6.9236in" svg:height="3.956343in" draw:z-index="0">
<draw:image xlink:href="../Images/yкринформ/2023-05-31T16-30-04-03-00/630_360_1540839872-223.jpg" xlink:type="simple" xlink:show="embed" xlink:actuate="onLoad" draw:mime-type="image/jpeg"/>
</draw:frame>
Viscopracted the duties assigned to the former First Deputy Minister of Infrastructure, suspected of abuse of power and office, which had suffered losses of more than $ 30 million.</text:p>
      <text:p text:style-name="P4">
According to Ukrinform, the specialized anti -corruption prosecutor's office reported in <text:a xlink:type="simple" xlink:href="https://t.me/sap_gov_ua/1430" text:style-name="Internet_20_link" text:visited-style-name="Visited_20_Internet_20_Link">
telegram</text:a>
.</text:p>
      <text:p text:style-name="P4">
According to the SAP, the duty was extended until August 4 this year.</text:p>
      <text:p text:style-name="P4">
As reported by Ukrinform, in February former Minister of Infrastructure of Ukraine, his first deputy <text:a xlink:type="simple" xlink:href="https://www.ukrinform.ua/rubric-economy/3673683-eksministra-infrastrukturi-pidozruut-u-zapodianni-derzavi-zbitkiv-na-30-miljoniv.html" text:style-name="Internet_20_link" text:visited-style-name="Visited_20_Internet_20_Link">
declared suspicion</text:a>
For the issuance of an order in 2015, which allowed private companies to charge half of the rate of ship from ships in the Sea Port "Southern".</text:p>
      <text:p text:style-name="P4">
<text:span text:style-name="T4">
 Read also: </text:span>
 [<text:span text:style-name="T4">
 WAKS </text:span>
 abolished the closure of the case of theft(https://www.ukrinform.ua/rubric-society/3711088-vaks-skasuvav-zakritta-spravi-pro-rozkradanna-v-ukrzaliznici.html)The order was issued despite the fact that the "Southern" waters are state property and interferes with the use of the administration of seaports of Ukraine, in accordance with the valid right to the meeting is exclusively the state enterprise.</text:p>
      <text:p text:style-name="P4">
In April, the court chose the former Deputy Minister of Infrastructure of Ukraine a preventive measure in the form of a collateral of UAH 4 million.</text:p>
      <text:p text:style-name="P4">
The person is obliged to arrive at the first request for the detective, the prosecutor and the court and to tomato to change their place of residence or work, to travel abroad and to refrain from communicating with another accused of witnesses.</text:p>
      <text:p text:style-name="P4">
News Source: <text:a xlink:type="simple" xlink:href="https://www.ukrinform.ua/rubric-economy/3716603-zlovzivanna-na-30-miljoniv-ekszastupniku-ministra-infrastrukturi-prodovzili-zapobiznij-zahid.html" text:style-name="Internet_20_link" text:visited-style-name="Visited_20_Internet_20_Link">
https://www.ukrinform.ua/rubric-economy/3716603-zlovzivanna-na-30-miljoniv-ekszastupniku-ministra-infrastrukturi-prodovzili-zapobiznij-zahid.html</text:a>
</text:p>
      <!--NEWS-->
      <text:h text:style-name="P10" text:outline-level="1">
<text:span text:style-name="T4">
UWC expressed his greetings to the newly elected Board of the European Congress of Ukrainians</text:span>
</text:h>
      <text:p text:style-name="P4">
Authors: Ukrinform (Person)</text:p>
      <text:p text:style-name="P4">
Publisher: Укринформ (Organization)</text:p>
      <text:p text:style-name="P4">
Published Time: 2023-05-31T16:32:00+03:00</text:p>
      <text:p text:style-name="P4">
Modified Time: 2023-05-31T16:32:00+03:00</text:p>
      <text:p text:style-name="P4">
Description: The World Congress of Ukrainians, led by President of UWC Pavel Grod, expressed greetings to the newly elected Board of the European Congress of Ukrainians and personally Bohdan Raychyn with re -election to the post of President of the ECU. - Ukrinform.</text:p>
      <text:p text:style-name="P4">
Images: ['<text:a xlink:type="simple" xlink:href="https://static.ukrinform.com/photos/2023_05/thumb_files/630_360_1685536721-589.jpg" text:style-name="Internet_20_link" text:visited-style-name="Visited_20_Internet_20_Link">
630_360_16855...</text:a>
']</text:p>
      <text:p text:style-name="P4">
Tags: ['Діаспора', 'Європа', 'СКУ', 'Світовий конгрес українців']</text:p>
      <text:p text:style-name="P4">
Type: Article</text:p>
      <!--METADATA-->
      <text:p text:style-name="P4">
<draw:frame draw:style-name="fr1" draw:name="Image92" text:anchor-type="as-char" svg:width="6.9236in" svg:height="3.956343in" draw:z-index="0">
<draw:image xlink:href="../Images/yкринформ/2023-05-31T16-32-00-03-00/630_360_1685536721-589.jpg" xlink:type="simple" xlink:show="embed" xlink:actuate="onLoad" draw:mime-type="image/jpeg"/>
</draw:frame>
The World Congress of Ukrainians, headed by President of UWC Paul Grod, expressed a greeting department of the European Congress of Ukrainians and personally Bogdanuraychyn with re -election to the post of President of the ECU.</text:p>
      <text:p text:style-name="P4">
According to Ukrinform, greetings are released on <text:a xlink:type="simple" xlink:href="https://www.ukrainianworldcongress.org/ua/svitovij-kon%d2%91res-ukra%d1%97ncziv-vita%d1%94-novoobranu-upravu-eku/" text:style-name="Internet_20_link" text:visited-style-name="Visited_20_Internet_20_Link">
the UWC site</text:a>
 .</text:p>
      <text:p text:style-name="P4">
The newly elected Board of the ECU included: Bogdan Raychynets(Czech Republic)- Head, Miroslav Gotchak(Serbia)- Deputy, Victor Bandurchin(Slovakia)- Secretary, as well as highly respected members: Yaroslav Khortyany(Hungary), Miroslav Mykolapetretsky(Romania), Igor Khokholyak(Belgium)and Peter Revko(United Kingdom).</text:p>
      <text:p text:style-name="P4">
«Щиро вітаємо наших друзів і побратимів, бажаємо наснаги у підтримціукраїнського народу і просуванні інтересів України на міжнародному рівні.Разом до Перемоги!», – йдеться у вітанні.</text:p>
      <text:p text:style-name="P4">
Нагадаємо, у Берліні 27-28 травня <text:a xlink:type="simple" xlink:href="https://www.ukrinform.ua/rubric-diaspora/3715586-u-berlini-vidbuvsa-zizd-evropejskogo-kongresu-ukrainciv.html" text:style-name="Internet_20_link" text:visited-style-name="Visited_20_Internet_20_Link">
 відбувся</text:a>
XIV Congress of the European Congress of Ukrainians(Eku), which was attended by 50 representatives of Ukrainian citizens and guests of the organization.</text:p>
      <text:p text:style-name="P4">
During the work of the congress, in particular, a working group was created, which should be met with the representative offices of UWC and ECU to strengthen cooperation in Europe.</text:p>
      <text:p text:style-name="P4">
<text:span text:style-name="T5">
Foto: European Congress of Ukraines, Tsug</text:span>
</text:p>
      <text:p text:style-name="P4">
News Source: <text:a xlink:type="simple" xlink:href="https://www.ukrinform.ua/rubric-diaspora/3716575-sku-visloviv-svoi-vitanna-novoobranij-upravi-evropejskogo-kongresu-ukrainciv.html" text:style-name="Internet_20_link" text:visited-style-name="Visited_20_Internet_20_Link">
https://www.ukrinform.ua/rubric-diaspora/3716575-sku-visloviv-svoi-vitanna-novoobranij-upravi-evropejskogo-kongresu-ukrainciv.html</text:a>
</text:p>
      <!--NEWS-->
      <text:h text:style-name="P10" text:outline-level="1">
<text:span text:style-name="T4">
Ukraine will help Moldova rebuild the railway station</text:span>
</text:h>
      <text:p text:style-name="P4">
Authors: Ukrinform (Person)</text:p>
      <text:p text:style-name="P4">
Publisher: Укринформ (Organization)</text:p>
      <text:p text:style-name="P4">
Published Time: 2023-05-31T16:32:19+03:00</text:p>
      <text:p text:style-name="P4">
Modified Time: 2023-05-31T16:32:19+03:00</text:p>
      <text:p text:style-name="P4">
Description: Ukrzaliznytsia and SE "Railway of Moldova" have signed a memorandum on the restoration of the transport corridor Valkinet - Oknitsa - Beltsi - Ungen - Chisinau - Cainar, which passes through the territory of Moldova. - Ukrinform.</text:p>
      <text:p text:style-name="P4">
Images: ['<text:a xlink:type="simple" xlink:href="https://static.ukrinform.com/photos/2018_05/thumb_files/630_360_1525342645-9660.jpg" text:style-name="Internet_20_link" text:visited-style-name="Visited_20_Internet_20_Link">
630_360_15253...</text:a>
']</text:p>
      <text:p text:style-name="P4">
Tags: ['Молдова', 'Україна', 'Залізниця', 'Укрзалізниця']</text:p>
      <text:p text:style-name="P4">
Type: Article</text:p>
      <!--METADATA-->
      <text:p text:style-name="P4">
<draw:frame draw:style-name="fr1" draw:name="Image94" text:anchor-type="as-char" svg:width="6.9236in" svg:height="3.956343in" draw:z-index="0">
<draw:image xlink:href="../Images/yкринформ/2023-05-31T16-32-19-03-00/630_360_1525342645-9660.jpg" xlink:type="simple" xlink:show="embed" xlink:actuate="onLoad" draw:mime-type="image/jpeg"/>
</draw:frame>
Ukrzaliznytsia and SE "Railway of Moldova" have signed a memorandum on the restoration of the transport corridor Valkinet - Oknitsa - Beltsi - Ungen - Chisinau -Kainari, which passes through the territory of Moldova.</text:p>
      <text:p text:style-name="P4">
This was announced by Viceremier-Minister of Recovery-Minister of Community and Infrastructure Development Alexander Kubrakov, Ukrinform reports with a reference to the Ministry's press service in <text:a xlink:type="simple" xlink:href="https://www.facebook.com/Ministry.for.restoration/posts/pfbid0HgKpQJ3Fr79ubkgXQswP9tge8WHGq3CWiaLECnVdbfzJBiM8xRVNtfVn8Mof1YeLl" text:style-name="Internet_20_link" text:visited-style-name="Visited_20_Internet_20_Link">
Facebook</text:a>
.</text:p>
      <text:p text:style-name="P4">
«Відновлення цієї дільниці – важливий крок для підсилення залізничноїлогістики на дунайському напрямку. Завдяки залізничному коридору Валчінет –Окніца – Бельци – Унгень – Кишинів – Каїнари експортери отримають зручнийтранспортний коридор, пов’язаний зокрема, з портом «Рені». Це один з важливихелементів розвитку експортної логістики у Бессарабії», - зазначив він.</text:p>
      <text:p text:style-name="P4">
The implementation of the project will be carried out at the expense of partners and international financial institutions that are allocated <text:a xlink:type="simple" xlink:href="https://www.ukrinform.ua/tag-moldova" text:style-name="Internet_20_link" text:visited-style-name="Visited_20_Internet_20_Link">
Moldova</text:a>
EUR 32 million. The completion of the work at the site is planned at the end of 2024.</text:p>
      <text:p text:style-name="P4">
Kubrakov added that the track reconstruction project was developed by the Moldova railroads of the Initiative "Ways of Solidarity", which is supported by the European Commission provides for the development of alternative logistics paths, in particular for Ukraine's exporting agrarian products.</text:p>
      <text:p text:style-name="P4">
*!(https://www.ukrinform.ua/rubric-economy/3716183-ukraina-ta-moldova-pobuduut-mist-cerez-dnister-urad-shvaliv-proekt-ugodi.html)As it was reported, since March 25, the main border crossing of Berezine - Basarabia began to work between Ukraine and Moldova. It allows you to cheaper cargo to Ukraine from the ports of Reni, Galats, Dzhurjuleshta and in the opposite direction.</text:p>
      <text:p text:style-name="P4">
Previously, there were two border rail crossings between the countries: Sokyryany-Oknitsa and Mogilev-Podilskyi-Velchynets. The opening of the third border crossing was made possible by signing the relevant act between the Ministry of Internal Affairs, the Customs Service of the Republic of Moldova and the State Border Guard State Customs Service of Ukraine.</text:p>
      <text:p text:style-name="P4">
News Source: <text:a xlink:type="simple" xlink:href="https://www.ukrinform.ua/rubric-economy/3716604-ukraina-dopomoze-moldovi-vidbuduvati-zaliznicnu-dilnicu.html" text:style-name="Internet_20_link" text:visited-style-name="Visited_20_Internet_20_Link">
https://www.ukrinform.ua/rubric-economy/3716604-ukraina-dopomoze-moldovi-vidbuduvati-zaliznicnu-dilnicu.html</text:a>
</text:p>
      <!--NEWS-->
      <text:h text:style-name="P10" text:outline-level="1">
<text:span text:style-name="T4">
Communities have to publish public information even during the war - an expert U -LEAD</text:span>
</text:h>
      <text:p text:style-name="P4">
Authors: Ukrinform (Person)</text:p>
      <text:p text:style-name="P4">
Publisher: Укринформ (Organization)</text:p>
      <text:p text:style-name="P4">
Published Time: 2023-05-31T16:34:38+03:00</text:p>
      <text:p text:style-name="P4">
Modified Time: 2023-05-31T16:34:38+03:00</text:p>
      <text:p text:style-name="P4">
Description: Local self -government bodies must publish public information provided by law even during the martial law. - Ukrinform.</text:p>
      <text:p text:style-name="P4">
Images: ['<text:a xlink:type="simple" xlink:href="https://static.ukrinform.com/photos/2022_09/thumb_files/630_360_1663928231-480.jpg" text:style-name="Internet_20_link" text:visited-style-name="Visited_20_Internet_20_Link">
630_360_16639...</text:a>
']</text:p>
      <text:p text:style-name="P4">
Tags: ['Доступ до публічної інформації', 'Тергромада', 'Закон', 'U-LEAD з Європою']</text:p>
      <text:p text:style-name="P4">
Type: Article</text:p>
      <!--METADATA-->
      <text:p text:style-name="P4">
<draw:frame draw:style-name="fr1" draw:name="Image96" text:anchor-type="as-char" svg:width="6.9236in" svg:height="3.956343in" draw:z-index="0">
<draw:image xlink:href="../Images/yкринформ/2023-05-31T16-34-38-03-00/630_360_1663928231-480.jpg" xlink:type="simple" xlink:show="embed" xlink:actuate="onLoad" draw:mime-type="image/jpeg"/>
</draw:frame>
Self -government bodies must publish public information provided for by the legislation, even during the period of martial law.</text:p>
      <text:p text:style-name="P4">
This was stated by Tatiana Korobka's Advisor on Decentralization and Local Self-Government Regional Office of the Regional Regional Office of the Regional Office of the Regional Office of the Regional Office of the U-LEAD with Europe during an information session on this topic in the Sumy region, reports Ukrinform with a link to <text:a xlink:type="simple" xlink:href="https://u-lead.org.ua/news/218" text:style-name="Internet_20_link" text:visited-style-name="Visited_20_Internet_20_Link">
site</text:a>
U-LEAD with Europe.</text:p>
      <text:p text:style-name="P4">
Article 34 of the Constitution of Ukraine guarantees everyone the right to freely collect, store, use and disseminate information. However, in addition to such guarantee law, this article provides for its restriction in the interests of security, territorial integrity or public order.</text:p>
      <text:p text:style-name="P4">
“During the period of martial law, there is a very urgent need to keep the balance between transparency and security: whether to be the community as close as possible to the reproductors, or will the spread of information will threaten the life and health of our country? As in peacetime, a key condition for restricting access to public information from a three -syllable test, - said the box.</text:p>
      <text:p text:style-name="P4">
According to her, in different regions of the country there will be different volume of publication of public information, depending on the security component, but the obligations of depreciation from the MMS have not been withdrawn. The advisor stressed that changes in the legislation only changed the requirements for working with public information, and that significantly increased in the use of a "three -syllable test".</text:p>
      <text:p text:style-name="P4">
*!(https://www.ukrinform.ua/rubric-economy/3694981-ulead-vvedenna-minimalnogo-podatkovogo-zobovazanna-zbilsit-nadhodzenna-do-budzetiv-gromad.html)</text:p>
      <text:p text:style-name="P4">
According to the speaker, the list of information that may be the subject of public interest is not exhaustive. This is considered to be information that testifies to the provocrosis of state sovereignty, territorial integrity of Ukraine, which means the realization of constitutional rights, freedoms and responsibilities, evidenced by the mayor of violation <text:a xlink:type="simple" xlink:href="https://www.ukrinform.ua/tag-prava-ludini" text:style-name="Internet_20_link" text:visited-style-name="Visited_20_Internet_20_Link">
human rights</text:a>
, misleading the public, harmful environmental and other industrial consequences of activity(inaction)individuals or legal entities.</text:p>
      <text:p text:style-name="P4">
"It is important to remember that timely published information influences the decisions of citizens that are important to their lives and health," - summed up.</text:p>
      <text:p text:style-name="P4">
<text:span text:style-name="T4">
 Read also: </text:span>
 <text:a xlink:type="simple" xlink:href="https://www.ukrinform.ua/rubric-regions/3685504-ulead-dopomagae-12-gromadam-vdoskonaliti-upravlinna-vidhodami.html" text:style-name="Internet_20_link" text:visited-style-name="Visited_20_Internet_20_Link">
U- <text:span text:style-name="T4">
 Lead </text:span>
 helps 12 communities improve the management of waste</text:a>
Information sessions on the legislative basis and the balance between the transparency of the U-LEAD tab organized for communities of Donetsk, Poltava, Sumy, Kharkiv and Cherkasy regions.</text:p>
      <text:p text:style-name="P4">
The Program for Ukraine for the expansion of rights and opportunities at local level, accountability and development "<text:a xlink:type="simple" xlink:href="https://u-lead.org.ua/" text:style-name="Internet_20_link" text:visited-style-name="Visited_20_Internet_20_Link">
U-LEAD with Europe</text:a>
»The EU and its Member States by Germany, Poland, Sweden, Denmark, Estonia and Slovenia to support Ukraine on its way of local government domestication. U-LEAD promotes a transparent, accountable Tabagator Directorate in Ukraine, which responds to citizens' needs and expands communities.</text:p>
      <text:p text:style-name="P4">
News Source: <text:a xlink:type="simple" xlink:href="https://www.ukrinform.ua/rubric-regions/3716606-gromadi-maut-opriludnuvati-publicnu-informaciu-navit-pid-cas-vijni-ekspertka-ulead.html" text:style-name="Internet_20_link" text:visited-style-name="Visited_20_Internet_20_Link">
https://www.ukrinform.ua/rubric-regions/3716606-gromadi-maut-opriludnuvati-publicnu-informaciu-navit-pid-cas-vijni-ekspertka-ulead.html</text:a>
</text:p>
      <!--NEWS-->
      <text:h text:style-name="P10" text:outline-level="1">
<text:span text:style-name="T4">
Two enemy mouths and two ammunition deposits were destroyed in the Tavriya direction</text:span>
</text:h>
      <text:p text:style-name="P4">
Authors: Ukrinform (Person)</text:p>
      <text:p text:style-name="P4">
Publisher: Укринформ (Organization)</text:p>
      <text:p text:style-name="P4">
Published Time: 2023-05-31T16:37:00+03:00</text:p>
      <text:p text:style-name="P4">
Modified Time: 2023-05-31T16:37:00+03:00</text:p>
      <text:p text:style-name="P4">
Description: Units of rocket troops and artillery of the Tavriysky Defense Forces per day completed 803 fire tasks, destroying two enemy's company, 10 units of equipment and 2 warehouses with ammunition.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Військова техніка', 'Боєприпаси', 'Війна з Росією']</text:p>
      <text:p text:style-name="P4">
Type: Article</text:p>
      <!--METADATA-->
      <text:p text:style-name="P4">
<draw:frame draw:style-name="fr1" draw:name="Image97" text:anchor-type="as-char" svg:width="6.9236in" svg:height="3.956343in" draw:z-index="0">
<draw:image xlink:href="../Images/yкринформ/2023-05-31T16-37-00-03-00/630_360_1680422407-224.png" xlink:type="simple" xlink:show="embed" xlink:actuate="onLoad" draw:mime-type="image/png"/>
</draw:frame>
The units of the Tavriysky Defense Forces and Artillery forces, and 803 fire tasks were completed, destroying two enemy's company, 10 units of equipment and 2 ammunition.</text:p>
      <text:p text:style-name="P4">
As Ukrinform reports, about it in <text:a xlink:type="simple" xlink:href="https://t.me/otarnavskiy/101" text:style-name="Internet_20_link" text:visited-style-name="Visited_20_Internet_20_Link">
telegram</text:a>
Informs the commander of the operational-strategic group of Tavriya troops General Alexander Tarnavsky.</text:p>
      <text:p text:style-name="P4">
“Units of missile troops and artillery of the Tavriysky Direction forces, the course of the day completed 803 fire tasks. The loss of the enemy killed by masters was almost two mouths. More than 10 units and military equipment have been destroyed and damaged. In particular, the APC, 3 units of 120 mm mortar and one minint 82 mm, anti -tank gun MT -12 "Rapir", self -propelled howitzer 2C19 "MST - C", - the message reads.</text:p>
      <text:p text:style-name="P4">
According to Tarnavsky, two warehouses with the ammunition of the enemy were also destroyed.</text:p>
      <text:p text:style-name="P4">
<text:span text:style-name="T4">
 Read also: </text:span>
 <text:a xlink:type="simple" xlink:href="https://www.ukrinform.ua/rubric-ato/3716583-vijskovi-znisili-rosijskij-reb-akij-viavlav-ukrainski-droni.html" text:style-name="Internet_20_link" text:visited-style-name="Visited_20_Internet_20_Link">
military <text:span text:style-name="T4">
 destroyed </text:span>
 Russian Reb, which is revealed Ukrainian drones</text:a>
As reported by Ukrinform, from February 24, 2022 to 31th 2023, about 207 thousand 910 Russian invaders were eliminated from February 3, 2022, and 470 people in the past day. In addition, Ukrainian defenders destroyed 3802 enemy tanks(+0), combat armored vehicles - 7472(+3), artillery systems - 3460(+15), RSWW - 575(+0), air defense - 333(+1), planes - 313(+0), helicopters - 298(+0), <text:a xlink:type="simple" xlink:href="https://www.ukrinform.ua/tag-dron" text:style-name="Internet_20_link" text:visited-style-name="Visited_20_Internet_20_Link">
UAV of operative-tactical level</text:a>
– 3124(+32), winged missiles - 1107(+0), ships / boats - 18(+0), car equipment and tanks - 6230(+11), special equipment - 454(+0).</text:p>
      <text:p text:style-name="P4">
News Source: <text:a xlink:type="simple" xlink:href="https://www.ukrinform.ua/rubric-ato/3716610-na-tavrijskomu-napramku-znisili-dvi-roti-voroga-ta-dva-skladi-z-boepripasami.html" text:style-name="Internet_20_link" text:visited-style-name="Visited_20_Internet_20_Link">
https://www.ukrinform.ua/rubric-ato/3716610-na-tavrijskomu-napramku-znisili-dvi-roti-voroga-ta-dva-skladi-z-boepripasami.html</text:a>
</text:p>
      <!--NEWS-->
      <text:h text:style-name="P10" text:outline-level="1">
<text:span text:style-name="T4">
Two bridges were rebuilt on the Ingulets irrigation system</text:span>
</text:h>
      <text:p text:style-name="P4">
Authors: Ukrinform (Person)</text:p>
      <text:p text:style-name="P4">
Publisher: Укринформ (Organization)</text:p>
      <text:p text:style-name="P4">
Published Time: 2023-05-31T16:39:26+03:00</text:p>
      <text:p text:style-name="P4">
Modified Time: 2023-05-31T16:39:26+03:00</text:p>
      <text:p text:style-name="P4">
Description: In the Nikolaev area, two more bridges were built on the Ingulets irrigation system. - Ukrinform.</text:p>
      <text:p text:style-name="P4">
Images: ['<text:a xlink:type="simple" xlink:href="https://static.ukrinform.com/photos/2023_05/thumb_files/630_360_1685540058-285.jpg" text:style-name="Internet_20_link" text:visited-style-name="Visited_20_Internet_20_Link">
630_360_16855...</text:a>
']</text:p>
      <text:p text:style-name="P4">
Tags: ['Миколаївщина', 'Міст', 'Відбудова']</text:p>
      <text:p text:style-name="P4">
Type: Article</text:p>
      <!--METADATA-->
      <text:p text:style-name="P4">
<draw:frame draw:style-name="fr1" draw:name="Image98" text:anchor-type="as-char" svg:width="6.9236in" svg:height="3.956343in" draw:z-index="0">
<draw:image xlink:href="../Images/yкринформ/2023-05-31T16-39-26-03-00/630_360_1685540058-285.jpg" xlink:type="simple" xlink:show="embed" xlink:actuate="onLoad" draw:mime-type="image/jpeg"/>
</draw:frame>
The Mimikov region has rebuilt two more bridges on the Inguletsky System.</text:p>
      <text:p text:style-name="P4">
This was reported by the head of the Snihuriv City Military Administration in <text:a xlink:type="simple" xlink:href="https://www.ukrinform.ua/tag-mikolaivsina" text:style-name="Internet_20_link" text:visited-style-name="Visited_20_Internet_20_Link">
Mykolaiv region</text:a>
Ivan Kukhta in <text:a xlink:type="simple" xlink:href="https://t.me/Snihyrivkachannel/374" text:style-name="Internet_20_link" text:visited-style-name="Visited_20_Internet_20_Link">
Telegram</text:a>
, reports Ukrinform.</text:p>
      <text:p text:style-name="P4">
“2 more bridges have been built on the Ingulets irrigation system. I want to thank Avt Bavaria, United 24, the management of the Ingulets River channels and the regional authorities for the organizational, financial and technical support of the reconstruction of these two important not only for irrigation, but also for connecting villages and even some communities, objects, ”Kukhta wrote.</text:p>
      <text:p text:style-name="P4">
He also thanked the head of the administration of the State Special Transport Service Major General Bohdan Bondar and fighters 36 of the Raptal Konotop Regiment, who participated in the restoration of bridges.</text:p>
      <text:p text:style-name="P4">
*!(https://www.ukrinform.ua/rubric-vidbudova/3716588-na-zitomirsini-vidkrili-proizd-zrujnovanim-mostom-na-trasi-kiivcop.html)As reported, as of March, 5 bridges were being restored, leading the Druguro community.</text:p>
      <text:p text:style-name="P4">
<text:span text:style-name="T5">
Foto: Ivan Kuhta</text:span>
</text:p>
      <text:p text:style-name="P4">
News Source: <text:a xlink:type="simple" xlink:href="https://www.ukrinform.ua/rubric-vidbudova/3716608-na-inguleckij-zrosuvalnij-sistemi-vidbuduvali-dva-mosti.html" text:style-name="Internet_20_link" text:visited-style-name="Visited_20_Internet_20_Link">
https://www.ukrinform.ua/rubric-vidbudova/3716608-na-inguleckij-zrosuvalnij-sistemi-vidbuduvali-dva-mosti.html</text:a>
</text:p>
      <!--NEWS-->
      <text:h text:style-name="P10" text:outline-level="1">
<text:span text:style-name="T4">
With the support of the U-LEAD community from Kherson region restores energy independence</text:span>
</text:h>
      <text:p text:style-name="P4">
Authors: Ukrinform (Person)</text:p>
      <text:p text:style-name="P4">
Publisher: Укринформ (Organization)</text:p>
      <text:p text:style-name="P4">
Published Time: 2023-05-31T16:45:47+03:00</text:p>
      <text:p text:style-name="P4">
Modified Time: 2023-05-31T16:45:47+03:00</text:p>
      <text:p text:style-name="P4">
Description: In the Beryslav community of Kherson region, with the support of the U-LEAD program with Europe, will create a straw fuel briquette production company, which will be heated by kindergarten. - Ukrinform.</text:p>
      <text:p text:style-name="P4">
Images: ['<text:a xlink:type="simple" xlink:href="https://static.ukrinform.com/photos/2023_05/thumb_files/630_360_1685540462-719.jpg" text:style-name="Internet_20_link" text:visited-style-name="Visited_20_Internet_20_Link">
630_360_16855...</text:a>
']</text:p>
      <text:p text:style-name="P4">
Tags: ['Енергетика', 'Херсонщина', 'U-LEAD з Європою', 'Відновлення України']</text:p>
      <text:p text:style-name="P4">
Type: Article</text:p>
      <!--METADATA-->
      <text:p text:style-name="P4">
<draw:frame draw:style-name="fr1" draw:name="Image102" text:anchor-type="as-char" svg:width="6.9236in" svg:height="3.956343in" draw:z-index="0">
<draw:image xlink:href="../Images/yкринформ/2023-05-31T16-45-47-03-00/630_360_1685540462-719.jpg" xlink:type="simple" xlink:show="embed" xlink:actuate="onLoad" draw:mime-type="image/jpeg"/>
</draw:frame>
The U-LEAD ZEVROPE program will create a straw fuel briquette, which will heat the kindergarten, with the support of the U-LEAD ZEVROPE program.</text:p>
      <text:p text:style-name="P4">
As Ukrinform reports with a link to <text:a xlink:type="simple" xlink:href="https://u-lead.org.ua/news/219" text:style-name="Internet_20_link" text:visited-style-name="Visited_20_Internet_20_Link">
site</text:a>
U-LEAD, there will also be implementing the energy management system and spreading the use of biofuels to other municipal establishments and households.</text:p>
      <text:p text:style-name="P4">
“The communities of the Kherson region in a very difficult situation: part is occupied, some suffer from shelling, trying to restore the destroyed infrastructure. It is important that with the support of the U-LEAD Berislav community, it is possible to improve the project that will give it hope for energy independence, create additional workplaces, improve ecology and help economic development. It is sure that this practice of the Berislav community will be an example for others, " U-LEAD with Europe "in the Kherson region Oksana Silyukova.</text:p>
      <text:p text:style-name="P4">
Russia's armed aggression against Ukraine, nine -month occupation and hostilities under the Beryslav community provoked powerful energy. Destroyed high -voltage transmission lines, damaged gas distribution systems. Infrastructure restoration requires considerable money. Therefore, in the community, they decided to create an alternative to coal and gas and use local biofuels - straw for heating buildings.</text:p>
      <text:p text:style-name="P4">
With the support of U-LEAD with Europe, the project "Improving the energy independence of the Berislav city community by creating fuel briquettes" is being implemented here, which provides for the organization of production of briquettes of the power management system. The local U-LEAD subsidy was held on this initiative by the NGO Ber and Slava.</text:p>
      <text:p text:style-name="P4">
The community is agrarian. After de -occupation and demining in its territory, several agricultural enterprises are functioning in its territory, which can ensure the supply of large volumes of straw.</text:p>
      <text:p text:style-name="P4">
“As part of the project, we acquire a line for the production of fuel briquettes with a capacity of 300 kg of finished briquettes for 1 hour. The trial batch of products will be useful for heating one of the kindergartens of our community. And the raw material we are consumed from local agrarians, " - said the head of Nataliastarodubets Natalia.Activists plan to popularize alternative fuel and carry out information and explanatory measures for community residents.</text:p>
      <text:p text:style-name="P4">
<text:span text:style-name="T4">
 Read also: </text:span>
 <text:a xlink:type="simple" xlink:href="https://www.ukrinform.ua/rubric-regions/3714520-na-sumsini-za-pidtrimki-ulead-zapracuvala-agrarna-servisna-sluzba.html" text:style-name="Internet_20_link" text:visited-style-name="Visited_20_Internet_20_Link">
in Sumy region with the support of U- <text:span text:style-name="T4">
 lead </text:span>
 The agrar-bearing service worked</text:a>
Local self -government representatives will be told about the production of briquettes Taine performance. Farmers will talk about the importance of processing straw for fuel and the benefits of supplying this raw material. They will also meet with residents regarding the expediency of using biofuels to heat their own homes.</text:p>
      <text:p text:style-name="P4">
“The creation of briquettes will develop our community. Every year after the harvesting fields and the Beryslav community, a huge amount of straw is stamped in the Beryslav district. If it is recycled into fuel bryquets, you can save high -calorie coal. In addition, ownership sources of energy can become a powerful incentive for the development of a local economy, ”Starodubets said.</text:p>
      <text:p text:style-name="P4">
Straw briquettes are an inexpensive, environmentally friendly, calorie fuel that responds to the European standards. They can be burned in large boiler rooms and small boilers, tubs, and furnaces. In the process, the unpleasant odor does not spread, they are smoky, do not shoot, do not form soot and carbon monoxide.</text:p>
      <text:p text:style-name="P4">
The Program for Ukraine for the expansion of rights and opportunities at local level, accountability and development "<text:a xlink:type="simple" xlink:href="https://u-lead.org.ua/" text:style-name="Internet_20_link" text:visited-style-name="Visited_20_Internet_20_Link">
U-LEAD with Europe</text:a>
»The EU and its Member States by Germany, Poland, Sweden, Denmark, Estonia and Slovenia to support Ukraine on its way of local government domestication. U-LEAD promotes a transparent, accountable Tabagator Directorate in Ukraine, which responds to citizens' needs and expands communities.</text:p>
      <text:p text:style-name="P4">
<text:span text:style-name="T5">
Foto: u-lead.org.ua</text:span>
</text:p>
      <text:p text:style-name="P4">
News Source: <text:a xlink:type="simple" xlink:href="https://www.ukrinform.ua/rubric-vidbudova/3716611-za-pidtrimki-ulead-gromada-z-hersonsini-vidnovlue-energeticnu-nezaleznist.html" text:style-name="Internet_20_link" text:visited-style-name="Visited_20_Internet_20_Link">
https://www.ukrinform.ua/rubric-vidbudova/3716611-za-pidtrimki-ulead-gromada-z-hersonsini-vidnovlue-energeticnu-nezaleznist.html</text:a>
</text:p>
      <!--NEWS-->
      <text:h text:style-name="P10" text:outline-level="1">
<text:span text:style-name="T4">
The Odessa Library presented the Faximile of the Mazepa Gospel</text:span>
</text:h>
      <text:p text:style-name="P4">
Authors: Ukrinform (Person)</text:p>
      <text:p text:style-name="P4">
Publisher: Укринформ (Organization)</text:p>
      <text:p text:style-name="P4">
Published Time: 2023-05-31T16:48:00+03:00</text:p>
      <text:p text:style-name="P4">
Modified Time: 2023-05-31T16:48:00+03:00</text:p>
      <text:p text:style-name="P4">
Description: In the Scientific Library of II Mechnikov, a solemn transfer to the collection of unique books of the facsimile edition of the Mazepa Gospel was held to the collection of unique books. - Ukrinform.</text:p>
      <text:p text:style-name="P4">
Images: ['<text:a xlink:type="simple" xlink:href="https://static.ukrinform.com/photos/2023_05/thumb_files/630_360_1685540833-352.jpg" text:style-name="Internet_20_link" text:visited-style-name="Visited_20_Internet_20_Link">
630_360_16855...</text:a>
']</text:p>
      <text:p text:style-name="P4">
Tags: ['Бібліотека', 'Книги', 'Одеса', 'Мазепа', 'Євангеліє']</text:p>
      <text:p text:style-name="P4">
Type: Article</text:p>
      <!--METADATA-->
      <text:p text:style-name="P4">
<draw:frame draw:style-name="fr1" draw:name="Image104" text:anchor-type="as-char" svg:width="6.9236in" svg:height="3.956343in" draw:z-index="0">
<draw:image xlink:href="../Images/yкринформ/2023-05-31T16-48-00-03-00/630_360_1685540833-352.jpg" xlink:type="simple" xlink:show="embed" xlink:actuate="onLoad" draw:mime-type="image/jpeg"/>
</draw:frame>
In the Scientific I. Mechnikov, a solemn transfer to the collection of unique books of the Mazepa Gospel in Ukrainian Tarabs was held to the collection of unique books of Mazepa Gospel.</text:p>
      <text:p text:style-name="P4">
About it reports ONU named after Mechnikov in <text:a xlink:type="simple" xlink:href="https://www.facebook.com/onupress/posts/pfbid0C5CwnxCC6Q53kXore4rckY1XsJiB6HcSpdN2VU3o6MvgU9N9gzm3fxDoydwhWRnnl" text:style-name="Internet_20_link" text:visited-style-name="Visited_20_Internet_20_Link">
Facebook</text:a>
, reports Ukrinform.</text:p>
      <text:p text:style-name="P4">
“<text:a xlink:type="simple" xlink:href="https://www.ukrinform.ua/tag-kniga" text:style-name="Internet_20_link" text:visited-style-name="Visited_20_Internet_20_Link">
Book</text:a>
As a gift of the university, the Ambassador of Ukraine to Lebanon in 2016-2022 was transmitted by the University in 2016-2022, ”the message reads.</text:p>
      <text:p text:style-name="P4">
It is noted that the Mazepa Gospel was issued with the assistance of the Livani Embassy and the Metropolitan Volodymyr's Memory Fund.</text:p>
      <text:p text:style-name="P4">
Mr. Ostash said that in one of the monasteries was found the original edition of Evangles in Arabic, called "Mazepinsky", because in the pre -word the hetman was given a gratitude for the opportunity to print this book. The communications of the Paraban world with Ukraine, which has been stretched since then three hundred years old is limited only by this rare old man. Agatangelkrymian made a great contribution, about which, as many other historical interesting things, it is already written in the authorship of Igor Ostash. They were also transferred as a gift of the library, as well as a copy of the history of Ukraine in Arabic, which was published by the Embassy of Ukraine in Lebanon.</text:p>
      <text:p text:style-name="P4">
<text:span text:style-name="T4">
 Read also: </text:span>
 <text:a xlink:type="simple" xlink:href="https://www.ukrinform.ua/rubric-culture/3696126-na-harkivsini-restavruut-evangelie-xviii-stolitta-vratovane-pid-cas-okupacii-izuma.html" text:style-name="Internet_20_link" text:visited-style-name="Visited_20_Internet_20_Link">
in Kharkiv region restore <text:span text:style-name="T4">
 Gospel </text:span>
 XVIII century, rescued during raisins</text:a>
As it was reported, at the National Museum in Lviv named after Andrey Sheptytsky(NML)<text:a xlink:type="simple" xlink:href="https://www.ukrinform.ua/rubric-culture/3672990-persij-drukovanij-ukrainskij-slovnik-mozna-pobaciti-u-lvivskomu-muzei.html" text:style-name="Internet_20_link" text:visited-style-name="Visited_20_Internet_20_Link">
The first printed vocabulary is stored in Ukrainian</text:a>
- "Lexis" by Laurentia Zizania in 1596.</text:p>
      <text:p text:style-name="P4">
<text:span text:style-name="T5">
Foto: News of Odessa University</text:span>
</text:p>
      <text:p text:style-name="P4">
News Source: <text:a xlink:type="simple" xlink:href="https://www.ukrinform.ua/rubric-culture/3716623-odeskij-biblioteci-podaruvali-faksimile-mazepinskogo-evangelia.html" text:style-name="Internet_20_link" text:visited-style-name="Visited_20_Internet_20_Link">
https://www.ukrinform.ua/rubric-culture/3716623-odeskij-biblioteci-podaruvali-faksimile-mazepinskogo-evangelia.html</text:a>
</text:p>
      <!--NEWS-->
      <text:h text:style-name="P10" text:outline-level="1">
<text:span text:style-name="T4">
The invaders stated that they were sent for "healing" to the Western Caucasus 375 children from Kherson region</text:span>
</text:h>
      <text:p text:style-name="P4">
Authors: Ukrinform (Person)</text:p>
      <text:p text:style-name="P4">
Publisher: Укринформ (Organization)</text:p>
      <text:p text:style-name="P4">
Published Time: 2023-05-31T16:48:58+03:00</text:p>
      <text:p text:style-name="P4">
Modified Time: 2023-05-31T16:48:58+03:00</text:p>
      <text:p text:style-name="P4">
Description: Russian invaders stated that they had been sent to "healing" to the Western Caucasus 375 children from the temporarily captured territory of Kherson region. - Ukrinform.</text:p>
      <text:p text:style-name="P4">
Images: ['<text:a xlink:type="simple" xlink:href="https://static.ukrinform.com/photos/2023_05/thumb_files/630_360_1685537728-468.jpg" text:style-name="Internet_20_link" text:visited-style-name="Visited_20_Internet_20_Link">
630_360_16855...</text:a>
']</text:p>
      <text:p text:style-name="P4">
Tags: ['Депортація', 'Діти', 'Херсонщина', 'Оздоровлення', 'Кавказ', 'Війна з Росією']</text:p>
      <text:p text:style-name="P4">
Type: Article</text:p>
      <!--METADATA-->
      <text:p text:style-name="P4">
<draw:frame draw:style-name="fr1" draw:name="Image108" text:anchor-type="as-char" svg:width="6.9236in" svg:height="3.956343in" draw:z-index="0">
<draw:image xlink:href="../Images/yкринформ/2023-05-31T16-48-58-03-00/630_360_1685537728-468.jpg" xlink:type="simple" xlink:show="embed" xlink:actuate="onLoad" draw:mime-type="image/jpeg"/>
</draw:frame>
The Russian -enchantments stated that they were sent for "rehabilitation" to the Western Caucasus 375 children from the temporarily captured territory of Kherson region.</text:p>
      <text:p text:style-name="P4">
According to Ukrinform, about it in <text:a xlink:type="simple" xlink:href="https://t.me/SobolevskyiYurii/1457" text:style-name="Internet_20_link" text:visited-style-name="Visited_20_Internet_20_Link">
telegram</text:a>
Yuri Sobolevsky, the first deputy head of the Serson Regional Council.</text:p>
      <text:p text:style-name="P4">
“The occupier administration reported the news that 375 <text:a xlink:type="simple" xlink:href="https://www.ukrinform.ua/tag-diti" text:style-name="Internet_20_link" text:visited-style-name="Visited_20_Internet_20_Link">
children</text:a>
From the temporarily occupied communities, the oblasts were governed for recovery to the Western Caucasus, ”he said.</text:p>
      <text:p text:style-name="P4">
The official emphasized that it cannot be argued that these figures are real iostatny.</text:p>
      <text:p text:style-name="P4">
<text:span text:style-name="T4">
 Read also: </text:span>
 <text:a xlink:type="simple" xlink:href="https://www.ukrinform.ua/rubric-regions/3706640-na-lugansini-zagarbniki-prisvidsili-medicni-obstezenna-ditej-sob-vidpraviti-do-rf-na-ozdorovlenna.html" text:style-name="Internet_20_link" text:visited-style-name="Visited_20_Internet_20_Link">
in Luhansk region the invaders have accelerated medical examinations to send to the Russian Federation for "<text:span text:style-name="T4">
 healing </text:span>
"</text:a>
According to Sobolevsky, it is known how difficult it is to return the children home after such "rehabilitation", so parents should be careful about the proposals.</text:p>
      <text:p text:style-name="P4">
As <text:a xlink:type="simple" xlink:href="https://www.ukrinform.ua/rubric-society/3716541-rosia-vcinae-proti-ukrainskih-ditej-zlocini-so-e-oznakami-genocidu-gerasimcuk.html" text:style-name="Internet_20_link" text:visited-style-name="Visited_20_Internet_20_Link">
reported</text:a>
, in Ukraine, Russian invaders violate all the rights of children and have already killed 483 paints, 989 were seriously injured, 19.4 thousand deported, another 394 children disappeared.</text:p>
      <text:p text:style-name="P4">
News Source: <text:a xlink:type="simple" xlink:href="https://www.ukrinform.ua/rubric-ato/3716614-zagarbniki-zaavili-so-vidpravili-na-ozdorovlenna-na-zahidnij-kavkaz-375-ditej-z-hersonsini.html" text:style-name="Internet_20_link" text:visited-style-name="Visited_20_Internet_20_Link">
https://www.ukrinform.ua/rubric-ato/3716614-zagarbniki-zaavili-so-vidpravili-na-ozdorovlenna-na-zahidnij-kavkaz-375-ditej-z-hersonsini.html</text:a>
</text:p>
      <!--NEWS-->
      <text:h text:style-name="P10" text:outline-level="1">
<text:span text:style-name="T4">
Started sales tickets for a charity match in support of Ukraine</text:span>
</text:h>
      <text:p text:style-name="P4">
Authors: Ukrinform (Person)</text:p>
      <text:p text:style-name="P4">
Publisher: Укринформ (Organization)</text:p>
      <text:p text:style-name="P4">
Published Time: 2023-05-31T16:51:12+03:00</text:p>
      <text:p text:style-name="P4">
Modified Time: 2023-05-31T16:51:12+03:00</text:p>
      <text:p text:style-name="P4">
Description: The game will be held on August 5 in London. - Ukrinform.</text:p>
      <text:p text:style-name="P4">
Images: ['<text:a xlink:type="simple" xlink:href="https://static.ukrinform.com/photos/2023_05/thumb_files/630_360_1685540975-989.jpeg" text:style-name="Internet_20_link" text:visited-style-name="Visited_20_Internet_20_Link">
630_360_16855...</text:a>
']</text:p>
      <text:p text:style-name="P4">
Tags: ['Челсі', 'Футбол', 'Зінченко', 'Андрій Шевченко']</text:p>
      <text:p text:style-name="P4">
Type: Article</text:p>
      <!--METADATA-->
      <text:p text:style-name="P4">
<draw:frame draw:style-name="fr1" draw:name="Image109" text:anchor-type="as-char" svg:width="6.9236in" svg:height="3.956343in" draw:z-index="0">
<draw:image xlink:href="../Images/yкринформ/2023-05-31T16-51-12-03-00/630_360_1685540975-989.jpeg" xlink:type="simple" xlink:show="embed" xlink:actuate="onLoad" draw:mime-type="image/jpeg"/>
</draw:frame>
Grastroid will be in London on August 5.</text:p>
      <text:p text:style-name="P4">
The sales of tickets for the Game4Ukraine charity match in support of Ukraine, which will be held in London at the Chelsea Stadium Stamford Bridge, started, Ukrinform reports.</text:p>
      <text:p text:style-name="P4">
The cost of a regular ticket is 28 pounds, for children and the elderly - 15 phunts. The maximum one person can buy up to 20 tickets.</text:p>
      <text:p text:style-name="P4">
Hospitality packages are also available for 50 only at a place and 120 pounds. <text:a xlink:type="simple" xlink:href="https://www.chelseafc.com/en/news/article/global-stars-to-unite-at-stamford-bridge-in-game4ukraine" text:style-name="Internet_20_link" text:visited-style-name="Visited_20_Internet_20_Link">
Buy</text:a>
Tickets online can be a Chelsea.</text:p>
      <text:p text:style-name="P4">
The charity match is scheduled in London for August 5. Its goal is to gather lifts for the restoration of the Michael-Kotsyubynsky Lyceum in the Chernihiv region, destroyed by the occupiers in March 2022.</text:p>
      <text:p text:style-name="P4">
<text:span text:style-name="T4">
 Read also: </text:span>
 <text:a xlink:type="simple" xlink:href="https://www.ukrinform.ua/rubric-sports/3716269-sevcenko-i-zincenko-iniciuut-u-londoni-blagodijnij-matc-na-pidtrimku-ukraini.html" text:style-name="Internet_20_link" text:visited-style-name="Visited_20_Internet_20_Link">
<text:span text:style-name="T4">
 Shevchenko </text:span>
 and Zinchenko initiate a charity in London in support of Ukraine</text:a>
As reported by Ukrinform, Andriy Shevchenko and Alexander Zinchenko can static teams in a charity match in London. Among the participants will be the legends of the England national team-David Beckham and Rio Ferdinand, an ex-football player, and now TV presenter Alex Scott and singer Nayl Khoran.</text:p>
      <text:p text:style-name="P4">
Photo: chelseafc.com</text:p>
      <text:p text:style-name="P4">
News Source: <text:a xlink:type="simple" xlink:href="https://www.ukrinform.ua/rubric-sports/3716615-startuvav-prodaz-kvitkiv-na-blagodijnij-matc-na-pidtrimku-ukraini.html" text:style-name="Internet_20_link" text:visited-style-name="Visited_20_Internet_20_Link">
https://www.ukrinform.ua/rubric-sports/3716615-startuvav-prodaz-kvitkiv-na-blagodijnij-matc-na-pidtrimku-ukraini.html</text:a>
</text:p>
      <!--NEWS-->
      <text:h text:style-name="P10" text:outline-level="1">
<text:span text:style-name="T4">
Ukraine in the 1st quarter has increased imports of agricultural products from the EU by € 285 million - UKAB</text:span>
</text:h>
      <text:p text:style-name="P4">
Authors: Ukrinform (Person)</text:p>
      <text:p text:style-name="P4">
Publisher: Укринформ (Organization)</text:p>
      <text:p text:style-name="P4">
Published Time: 2023-05-31T16:58:02+03:00</text:p>
      <text:p text:style-name="P4">
Modified Time: 2023-05-31T16:58:02+03:00</text:p>
      <text:p text:style-name="P4">
Description: In the first quarter of 2023, agricultural products were imported from the European Union to Ukraine by more than € 914 million, which by 285 million euros exceeded imports in the same period of 2022 and by € 107 million - the indicator for the first quarter of 2021. - Ukrinform.</text:p>
      <text:p text:style-name="P4">
Images: ['<text:a xlink:type="simple" xlink:href="https://static.ukrinform.com/photos/2015_12/thumb_files/630_360_1450854813-1562.jpg" text:style-name="Internet_20_link" text:visited-style-name="Visited_20_Internet_20_Link">
630_360_14508...</text:a>
']</text:p>
      <text:p text:style-name="P4">
Tags: ['Імпорт', 'Продукти', 'Україна']</text:p>
      <text:p text:style-name="P4">
Type: Article</text:p>
      <!--METADATA-->
      <text:p text:style-name="P4">
<draw:frame draw:style-name="fr1" draw:name="Image110" text:anchor-type="as-char" svg:width="6.9236in" svg:height="3.956343in" draw:z-index="0">
<draw:image xlink:href="../Images/yкринформ/2023-05-31T16-58-02-03-00/630_360_1450854813-1562.jpg" xlink:type="simple" xlink:show="embed" xlink:actuate="onLoad" draw:mime-type="image/jpeg"/>
</draw:frame>
In 2023, the European Union was imported from the European Union to Ukraine, which was 285 million euros exceeded by the 285 million euros of the 285 million euros and by the export of the ZACAGEGRAPHIP 2022 and by 107 million euros - the indicator for the first quarter2021.</text:p>
      <text:p text:style-name="P4">
According to Ukrinform, it reports <text:a xlink:type="simple" xlink:href="https://www.ucab.ua/ua/pres_sluzhba/novosti/na_vnutrishnomu_rinku_boroshnomelnoi_produktsii_ukrainski_virobniki_postupovo_vitisnyayutsya_mizhnarodnimi" text:style-name="Internet_20_link" text:visited-style-name="Visited_20_Internet_20_Link">
press service of the Ukrainian Clubagrarian Business</text:a>
.</text:p>
      <text:p text:style-name="P4">
Зазначається, що безпосередньо з Польщі до України за результатами першогокварталу 2023 року було імпортовано агропродукції майже на 262,7 млн євро. Цейістотно більше, ніж імпорт за аналогічний період 2022 року (nearly 93.2 mlneurovro)and 2021(Almost 76 million euros).</text:p>
      <text:p text:style-name="P4">
В УКАБ зауважують, що, крім безпосереднього імпорту, до переліку ввезеної доУкраїни продукції також входить і гуманітарна допомога у вигляді харчовихпродуктів, що надається європейськими країнами, зокрема Польщею.</text:p>
      <text:p text:style-name="P4">
<text:span text:style-name="T4">
Читайте також:</text:span>
 <text:a xlink:type="simple" xlink:href="https://www.ukrinform.ua/rubric-economy/3716461-ukraina-vze-eksportuvala-453-miljona-tonn-zernovih.html" text:style-name="Internet_20_link" text:visited-style-name="Visited_20_Internet_20_Link">
 Україна вже експортувала 45,3 мільйона тонн зернових</text:a>
According to the Association, the EU trade with Ukraine was severely affected by the coming -wide invasion of Russia, but in December 2022, the share of Ukraine in EU exports to third countries was higher than the pre -war level(1.5% of the fucking compared to 1.2% in February 2022).</text:p>
      <text:p text:style-name="P4">
Загальний імпорт агро-харчової продукції з ЄС до України скоротився з майже3,2 млрд євро у 2021 до 3 млрд євро у 2022 році, але деякі держави - члени ЄСзмогли наростили свої поставки агропродукції.</text:p>
      <text:p text:style-name="P4">
Зокрема, експорт агро-харчових товарів з Польщі до України за 2022 рік зріс на133 млн євро (+16%)- up to 945 million euros.</text:p>
      <text:p text:style-name="P4">
Experts explain that growth <text:a xlink:type="simple" xlink:href="https://www.ukrinform.ua/tag-import" text:style-name="Internet_20_link" text:visited-style-name="Visited_20_Internet_20_Link">
import</text:a>
Part of the product groups was caused by lack of products in the inner market of Ukraine. It is primarily about the products of the vegetable group; some meat and milk products and eggs; as well as about alcoholic and non -alcoholic and tobacco products(Some transnational factories stopped work in 20122 and replaced their products with imports from Poland).</text:p>
      <text:p text:style-name="P4">
Thus, according to the Union of Flour Meals of Ukraine, Ukrainian producers were partially displaced from the Ukrainian retail of other regions of Ukraine by cheaper Polish and Turkish products(paste, pasta, etc.). В асоціації наголошують, що здешевлення продукціївідбулось за рахунок використання у виробництві менш дороговартісногоукраїнського зерна, що було імпортоване до Польщі та Туреччини, починаючи здругої половини 2022 року.</text:p>
      <text:p text:style-name="P4">
<text:span text:style-name="T4">
Читайте також:</text:span>
 <text:a xlink:type="simple" xlink:href="https://www.ukrinform.ua/rubric-economy/3716172-kabmin-zaboroniv-eksport-cukru.html" text:style-name="Internet_20_link" text:visited-style-name="Visited_20_Internet_20_Link">
 Кабмін заборонив експорт цукру</text:a>
The identical situation in the Ukrainian market has developed with dairy and meat products, the UKAB noted.</text:p>
      <text:p text:style-name="P4">
At the same time, due to the lack of liquid funds, Ukrainian producers lose European suppliers in the Battle for a place on the supermarket shelf - retail will be a prerequisite for a rather long time of refund for sales.</text:p>
      <text:p text:style-name="P4">
Considering the stable economic situation, the lack of hostilities of and hallistic challenges, European companies have the best positions for the implementation of Ukrainian retail.</text:p>
      <text:p text:style-name="P4">
If this trend is maintained in the UCAB, there is a risk of further demanding of Ukrainian grain processors and producers of flour milling products in international(including European)manufacturers. This, in its own, will have a significant negative impact on the internal processors of grain production.</text:p>
      <text:p text:style-name="P4">
According to Ukrinform, according to the Institute of Agrarian Economy, the EU in the first quarter of 2023 became the largest supplier <text:a xlink:type="simple" xlink:href="https://www.ukrinform.ua/tag-produkti" text:style-name="Internet_20_link" text:visited-style-name="Visited_20_Internet_20_Link">
food</text:a>
to Ukraine.</text:p>
      <text:p text:style-name="P4">
News Source: <text:a xlink:type="simple" xlink:href="https://www.ukrinform.ua/rubric-economy/3716619-ukraina-u-i-kvartali-zbilsila-import-agroprodukcii-z-es-na-285-miljoniv-ukab.html" text:style-name="Internet_20_link" text:visited-style-name="Visited_20_Internet_20_Link">
https://www.ukrinform.ua/rubric-economy/3716619-ukraina-u-i-kvartali-zbilsila-import-agroprodukcii-z-es-na-285-miljoniv-ukab.html</text:a>
</text:p>
      <!--NEWS-->
      <text:h text:style-name="P10" text:outline-level="1">
<text:span text:style-name="T4">
In the Ukrainian, they restored a multi -storey building damaged by shelling in April</text:span>
</text:h>
      <text:p text:style-name="P4">
Authors: Ukrinform (Person)</text:p>
      <text:p text:style-name="P4">
Publisher: Укринформ (Organization)</text:p>
      <text:p text:style-name="P4">
Published Time: 2023-05-31T16:59:10+03:00</text:p>
      <text:p text:style-name="P4">
Modified Time: 2023-05-31T16:59:10+03:00</text:p>
      <text:p text:style-name="P4">
Description: In the Ukrainian of the Kiev region, a multi -storey building was restored as a result of shelling at the end of April. - Ukrinform.</text:p>
      <text:p text:style-name="P4">
Images: ['<text:a xlink:type="simple" xlink:href="https://static.ukrinform.com/photos/2023_05/thumb_files/630_360_1685541294-273.png" text:style-name="Internet_20_link" text:visited-style-name="Visited_20_Internet_20_Link">
630_360_16855...</text:a>
']</text:p>
      <text:p text:style-name="P4">
Tags: ['Будинок', 'Обстріл', 'Київщина', 'Відбудова']</text:p>
      <text:p text:style-name="P4">
Type: Article</text:p>
      <!--METADATA-->
      <text:p text:style-name="P4">
<draw:frame draw:style-name="fr1" draw:name="Image111" text:anchor-type="as-char" svg:width="6.9236in" svg:height="3.956343in" draw:z-index="0">
<draw:image xlink:href="../Images/yкринформ/2023-05-31T16-59-10-03-00/630_360_1685541294-273.png" xlink:type="simple" xlink:show="embed" xlink:actuate="onLoad" draw:mime-type="image/png"/>
</draw:frame>
In the Ukrainianist region, a multi -storey building was restored in the end of April.</text:p>
      <text:p text:style-name="P4">
About it in <text:a xlink:type="simple" xlink:href="https://www.facebook.com/100091315017222/posts/pfbid0hzEAQjfh6srUwJu61AfgNBMgJ9mCoj8hYHPka1CnjCnSo7NS5PBSgJYNDr5esmXhl/" text:style-name="Internet_20_link" text:visited-style-name="Visited_20_Internet_20_Link">
Facebook</text:a>
The head of the Kyiv Regional Military Administration Ruslankravchenko reported, Ukrinform reports.</text:p>
      <text:p text:style-name="P4">
“In the Ukrainian, they restored a multi -storey building that was damaged as a result of an air attack at the end of April this year. Then 2 apartments were destroyed due to the fall of the fragile rocket-on the 5th and 6th floors, ”Kravchenko said.</text:p>
      <text:p text:style-name="P4">
He noted that the reconstruction of the house started in early May, and now well -planned works on capital <text:a xlink:type="simple" xlink:href="https://www.ukrinform.ua/tag-remont" text:style-name="Internet_20_link" text:visited-style-name="Visited_20_Internet_20_Link">
repair</text:a>
completed. In particular, the dismantling and restoration of the destroyed walls and jumpers, dismantling and installation of windows, renewal of facade repair of the floor. In a number of apartments of the damaged house and the neighboring multi -storey building, double -glazed windows and window frames were replaced.</text:p>
      <text:p text:style-name="P4">
In apartments that were damaged, all the interior decorations were completed.</text:p>
      <text:p text:style-name="P4">
<text:span text:style-name="T4">
 Read also: </text:span>
 <text:a xlink:type="simple" xlink:href="https://www.ukrinform.ua/rubric-vidbudova/3716199-do-reestru-poskodzenogo-ta-zrujnovanogo-majna-vze-vnesli-ponad-15-tisac-zaavok-smigal.html" text:style-name="Internet_20_link" text:visited-style-name="Visited_20_Internet_20_Link">
up <text:span text:style-name="T4">
 Registry </text:span>
 <text:span text:style-name="T4">
 damaged </text:span>
 and <text:span text:style-name="T4">
 destroyed </text:span>
<text:span text:style-name="T4">
 property </text:span>
 <text:span text:style-name="T4">
 </text:span>
 <text:span text:style-name="T4">
 </text:span>
 <text:span text:style-name="T4">
 made </text:span>
 <text:span text:style-name="T4">
 </text:span>
 over <text:span text:style-name="T4">
 15 </text:span>
 thousand <text:span text:style-name="T4">
<text:span text:style-name="T5">
 Application </text:span>
* - </text:span>
 Shmigal **</text:a>
“I am grateful to all the services and city authorities of the Ukrainka, who have promptly connected to repair work and did everything in the shortest possible time to restore the house. This is an example of coordinated and professional work for the benefit of residents. Residents of these apartments can already return to their homes, ”the chief of Ova reported.</text:p>
      <text:p text:style-name="P4">
As reported by Ukrinform, in the Kiev region restored <text:a xlink:type="simple" xlink:href="https://www.ukrinform.ua/rubric-vidbudova/3682423-na-kiivsini-vidnovili-ponad-11-tisac-poskodzenih-obektiv.html" text:style-name="Internet_20_link" text:visited-style-name="Visited_20_Internet_20_Link">
more than 11 thousand objects</text:a>
damaged as a result of a full -scale Russian invasion.</text:p>
      <text:p text:style-name="P4">
<text:span text:style-name="T5">
Foto: Ruslan Kravchenko - Chairman of the Kiev Regional State Administration</text:span>
</text:p>
      <text:p text:style-name="P4">
News Source: <text:a xlink:type="simple" xlink:href="https://www.ukrinform.ua/rubric-vidbudova/3716621-v-ukrainci-vidnovili-bagatopoverhivku-poskodzenu-obstrilom-u-kvitni.html" text:style-name="Internet_20_link" text:visited-style-name="Visited_20_Internet_20_Link">
https://www.ukrinform.ua/rubric-vidbudova/3716621-v-ukrainci-vidnovili-bagatopoverhivku-poskodzenu-obstrilom-u-kvitni.html</text:a>
</text:p>
      <!--NEWS-->
      <text:h text:style-name="P10" text:outline-level="1">
<text:span text:style-name="T4">
The GRP assures that voting for the WCCS warehouse will take place openly and transparently</text:span>
</text:h>
      <text:p text:style-name="P4">
Authors: Ukrinform (Person)</text:p>
      <text:p text:style-name="P4">
Publisher: Укринформ (Organization)</text:p>
      <text:p text:style-name="P4">
Published Time: 2023-05-31T17:08:00+03:00</text:p>
      <text:p text:style-name="P4">
Modified Time: 2023-05-31T17:08:00+03:00</text:p>
      <text:p text:style-name="P4">
Description: Today, the High Council of Justice introduced a special voting procedure for members of the High Qualifications Commission of Judges of Ukraine, supplementing the Council's Regulations with the relevant clause. - Ukrinform.</text:p>
      <text:p text:style-name="P4">
Images: ['<text:a xlink:type="simple" xlink:href="https://static.ukrinform.com/photos/2020_11/thumb_files/630_360_1606762004-679.jpg" text:style-name="Internet_20_link" text:visited-style-name="Visited_20_Internet_20_Link">
630_360_16067...</text:a>
']</text:p>
      <text:p text:style-name="P4">
Tags: ['Вища рада правосуддя', 'ВККС']</text:p>
      <text:p text:style-name="P4">
Type: Article</text:p>
      <!--METADATA-->
      <text:p text:style-name="P4">
<draw:frame draw:style-name="fr1" draw:name="Image115" text:anchor-type="as-char" svg:width="6.9236in" svg:height="3.956343in" draw:z-index="0">
<draw:image xlink:href="../Images/yкринформ/2023-05-31T17-08-00-03-00/630_360_1606762004-679.jpg" xlink:type="simple" xlink:show="embed" xlink:actuate="onLoad" draw:mime-type="image/jpeg"/>
</draw:frame>
Today, the Council of Justice has introduced a special voting procedure for the members of the Judges of Ukraine, supplementing the Regulations by the Rada.</text:p>
      <text:p text:style-name="P4">
Ukrinform was reported in the GRP.</text:p>
      <text:p text:style-name="P4">
In particular, after the changes, the Regulation provides that voting on the issue of the purpose of the member of the High Qualifications Commission of Judges of Ukraine is carried out by raising the hand. The will of the Council member - "for" or "against" - is fixed in protocol(Voting information).</text:p>
      <text:p text:style-name="P4">
Згідно з <text:a xlink:type="simple" xlink:href="https://hcj.gov.ua/project/poryadok-dennyy-no-48-zasidannya-vyshchoyi-rady-pravosuddya-1-chervnya-2023-roku" text:style-name="Internet_20_link" text:visited-style-name="Visited_20_Internet_20_Link">
 порядком денним </text:a>
, The Higher Rada Right Supply on Thursday, June 1, will appoint members of the High Qualifications Commission of Ukraine. The meeting is scheduled for 11:00.</text:p>
      <text:p text:style-name="P4">
As it was reported, on March 15, the competition commission for the selection of members of the Higher -Kinding Commission of Judges <text:a xlink:type="simple" xlink:href="https://www.ukrinform.ua/rubric-society/3682690-rekomendacii-vrp-do-priznacenna-komisia-z-doboru-vkks-nazvala-kandidativ.html" text:style-name="Internet_20_link" text:visited-style-name="Visited_20_Internet_20_Link">
announced a list of 32 candidates</text:a>
, recommended by the Council of Justice for the appointment of 16 vacant positions of members of the members of the members.</text:p>
      <text:p text:style-name="P4">
<text:span text:style-name="T4">
 Read also: </text:span>
 <text:a xlink:type="simple" xlink:href="https://www.ukrinform.ua/rubric-polytics/3714590-golova-verhovnogo-sudu-obicae-doklasti-vsih-zusil-sob-vkks-aknajsvidse-zapracuvala.html" text:style-name="Internet_20_link" text:visited-style-name="Visited_20_Internet_20_Link">
<text:span text:style-name="T4">
 head </text:span>
 <text:span text:style-name="T4">
 Supreme </text:span>
 <text:span text:style-name="T4">
 </text:span>
 Court <text:span text:style-name="T4">
 </text:span>
 promises <text:span text:style-name="T4">
<text:span text:style-name="T5">
* to put </text:span>
* </text:span>
 <text:span text:style-name="T4">
 </text:span>
 <text:span text:style-name="T4">
 </text:span>
 effort <text:span text:style-name="T4">
, </text:span>
 to <text:span text:style-name="T4">
 </text:span>
 <text:span text:style-name="T4">
 </text:span>
 <text:span text:style-name="T4">
 <text:span text:style-name="T5">
CCCS <text:span text:style-name="T4">
 </text:span>
 as soon as possible </text:span>
</text:span>
<text:span text:style-name="T5">
 work </text:span>
*</text:a>
On March 28, the High Council of Justice approved the methodology of interview, selection and appointment of candidates for the post of a member of the Higher Qualification Commission of Judges of Ukraine.</text:p>
      <text:p text:style-name="P4">
On March 29, the competition commission for the selection of members of the High Qualifications Commission of Ukraine submitted materials on 32 candidates to the High Council of Justice.</text:p>
      <text:p text:style-name="P4">
In the period from May 2 to May 12, inclusive, the GRP interviews with 31 candidate a member of the CCCS, Roman Kuibida made a request not to consider his candidate, since during the war a priority for him is a service in armed units of Ukraine.</text:p>
      <text:p text:style-name="P4">
<text:span text:style-name="T4">
 Read also: </text:span>
 <text:a xlink:type="simple" xlink:href="https://www.ukrinform.ua/rubric-polytics/3683441-posli-g7-visoko-ocinuut-progres-konkursnoi-komisii-z-doboru-cleniv-vkks.html" text:style-name="Internet_20_link" text:visited-style-name="Visited_20_Internet_20_Link">
<text:span text:style-name="T4">
 ambassaders </text:span>
 G7 <text:span text:style-name="T4">
 high </text:span>
 <text:span text:style-name="T4">
 assess </text:span>
 <text:span text:style-name="T4">
 progress </text:span>
<text:span text:style-name="T4">
 competitive </text:span>
 <text:span text:style-name="T4">
 commissions </text:span>
 with <text:span text:style-name="T4">
 Selection </text:span>
 <text:span text:style-name="T4">
 </text:span>
 members <text:span text:style-name="T4">
 </text:span>
 WCCS **</text:a>
</text:p>
      <text:p text:style-name="P4">
The High Qualifications Commission of Judges of Ukraine is a permanent body in the system of development of Ukraine, responsible for the formation of the Judicial Corps, transfer <text:a xlink:type="simple" xlink:href="https://www.ukrinform.ua/tag-suddi" text:style-name="Internet_20_link" text:visited-style-name="Visited_20_Internet_20_Link">
Judges</text:a>
, ensuring their dependent qualification level.</text:p>
      <text:p text:style-name="P4">
News Source: <text:a xlink:type="simple" xlink:href="https://www.ukrinform.ua/rubric-society/3716627-u-vrp-zapevnaut-so-golosuvanna-za-sklad-vkks-vidbudetsa-vidkrito-ta-prozoro.html" text:style-name="Internet_20_link" text:visited-style-name="Visited_20_Internet_20_Link">
https://www.ukrinform.ua/rubric-society/3716627-u-vrp-zapevnaut-so-golosuvanna-za-sklad-vkks-vidbudetsa-vidkrito-ta-prozoro.html</text:a>
</text:p>
      <!--NEWS-->
      <text:h text:style-name="P10" text:outline-level="1">
<text:span text:style-name="T4">
Michel Sanchez will remain in the post of head coach "Fi"</text:span>
</text:h>
      <text:p text:style-name="P4">
Authors: Ukrinform (Person)</text:p>
      <text:p text:style-name="P4">
Publisher: Укринформ (Organization)</text:p>
      <text:p text:style-name="P4">
Published Time: 2023-05-31T17:08:25+03:00</text:p>
      <text:p text:style-name="P4">
Modified Time: 2023-05-31T17:08:25+03:00</text:p>
      <text:p text:style-name="P4">
Description: The new agreement is calculated by 2026. - Ukrinform.</text:p>
      <text:p text:style-name="P4">
Images: ['<text:a xlink:type="simple" xlink:href="https://static.ukrinform.com/photos/2023_05/thumb_files/630_360_1685542004-987.jpeg" text:style-name="Internet_20_link" text:visited-style-name="Visited_20_Internet_20_Link">
630_360_16855...</text:a>
']</text:p>
      <text:p text:style-name="P4">
Tags: ['Футбол', 'Віктор Циганков']</text:p>
      <text:p text:style-name="P4">
Type: Article</text:p>
      <!--METADATA-->
      <text:p text:style-name="P4">
<draw:frame draw:style-name="fr1" draw:name="Image116" text:anchor-type="as-char" svg:width="6.9236in" svg:height="3.956343in" draw:z-index="0">
<draw:image xlink:href="../Images/yкринформ/2023-05-31T17-08-25-03-00/630_360_1685542004-987.jpeg" xlink:type="simple" xlink:show="embed" xlink:actuate="onLoad" draw:mime-type="image/jpeg"/>
</draw:frame>
The new manner is designed by 2026.</text:p>
      <text:p text:style-name="P4">
The 47-year-old Spanish specialist Michel Sanchez officially continued the contract with Giron, <text:a xlink:type="simple" xlink:href="https://www.gironafc.cat/noticies/michel-renovat-fins-al-2026" text:style-name="Internet_20_link" text:visited-style-name="Visited_20_Internet_20_Link">
reports</text:a>
The club's press service, Ukrinform reports.</text:p>
      <text:p text:style-name="P4">
The new agreement is calculated by 2026. The Spaniard led the team on July 9, 2021.</text:p>
      <text:p text:style-name="P4">
Girona ranks 9th in the current season of La League.</text:p>
      <text:p text:style-name="P4">
<text:span text:style-name="T4">
 Read also: </text:span>
 <text:a xlink:type="simple" xlink:href="https://www.ukrinform.ua/rubric-sports/3715416-zirona-z-cigankovim-postupilasa-betisu-v-cempionati-ispanii.html" text:style-name="Internet_20_link" text:visited-style-name="Visited_20_Internet_20_Link">
"Giron" with <text:span text:style-name="T4">
 Tsigankov </text:span>
 They gave way to Betisu of Spain's felica</text:a>
Ukrainian midfielder Viktor Tsygankov acts for Giron. On the accountant of 18 matches in the Girondentsi T -shirt, in which he scored 3 goals and5 assistants.</text:p>
      <text:p text:style-name="P4">
Photo: Gironafc.cat</text:p>
      <text:p text:style-name="P4">
News Source: <text:a xlink:type="simple" xlink:href="https://www.ukrinform.ua/rubric-sports/3716626-micel-sances-zalisitsa-na-posadi-golovnogo-trenera-zironi.html" text:style-name="Internet_20_link" text:visited-style-name="Visited_20_Internet_20_Link">
https://www.ukrinform.ua/rubric-sports/3716626-micel-sances-zalisitsa-na-posadi-golovnogo-trenera-zironi.html</text:a>
</text:p>
      <!--NEWS-->
      <text:h text:style-name="P10" text:outline-level="1">
<text:span text:style-name="T4">
Three of the four victims of the tourist boat accident in Italy were scouts</text:span>
</text:h>
      <text:p text:style-name="P4">
Authors: Ukrinform (Person)</text:p>
      <text:p text:style-name="P4">
Publisher: Укринформ (Organization)</text:p>
      <text:p text:style-name="P4">
Published Time: 2023-05-31T17:09:00+03:00</text:p>
      <text:p text:style-name="P4">
Modified Time: 2023-05-31T17:09:00+03:00</text:p>
      <text:p text:style-name="P4">
Description: In Italy, two agents of Italian special services and a retired employee of the Israeli security forces were killed as a result of the boat. Another victim was the Russian woman. - Ukrinform.</text:p>
      <text:p text:style-name="P4">
Images: ['<text:a xlink:type="simple" xlink:href="https://static.ukrinform.com/photos/2023_05/thumb_files/630_360_1685338458-457.jpg" text:style-name="Internet_20_link" text:visited-style-name="Visited_20_Internet_20_Link">
630_360_16853...</text:a>
']</text:p>
      <text:p text:style-name="P4">
Tags: ['Аварія', 'Італія', 'Розвідка', 'Шпигун', 'Човен']</text:p>
      <text:p text:style-name="P4">
Type: Article</text:p>
      <!--METADATA-->
      <text:p text:style-name="P4">
<draw:frame draw:style-name="fr1" draw:name="Image118" text:anchor-type="as-char" svg:width="6.9236in" svg:height="3.956343in" draw:z-index="0">
<draw:image xlink:href="../Images/yкринформ/2023-05-31T17-09-00-03-00/630_360_1685338458-457.jpg" xlink:type="simple" xlink:show="embed" xlink:actuate="onLoad" draw:mime-type="image/jpeg"/>
</draw:frame>
In the Italy, two agents of the Italian special services were killed by the boat transfer of the Boat and the Ivatzsta Employee of the Israeli Security Forces. Another victim was the Russian.</text:p>
      <text:p text:style-name="P4">
About it reports <text:a xlink:type="simple" xlink:href="https://www.theguardian.com/world/2023/may/30/italian-and-israeli-agents-among-four-dead-after-boat-capizes-in-lake-maggiore" text:style-name="Internet_20_link" text:visited-style-name="Visited_20_Internet_20_Link">
The Guardian</text:a>
, reports Ukrinform.</text:p>
      <text:p text:style-name="P4">
Among the dead were officially named 62-year-old Claudio Alons and 53-year-old Barnobi, who worked for Italian intelligence.</text:p>
      <text:p text:style-name="P4">
In addition, the office of President of Israel <text:a xlink:type="simple" xlink:href="https://www.timesofisrael.com/israel-retired-mossad-employee-killed-in-italy-remained-devoted-to-state-security/" text:style-name="Internet_20_link" text:visited-style-name="Visited_20_Internet_20_Link">
confirmed</text:a>
that is one of the victims of the Stavizrael's accident who served in Mossad's intelligence agency. The body was found in Italian firefighters. It is noted that the Israeli authorities were not named.</text:p>
      <text:p text:style-name="P4">
“Mossad lost an expensive friend, loyal and a professional worker who devoted his life to the security of the state of Israel for the age of two, even after he resigned. Mossad mourns loss and divides the grief of families, ”the message goes.</text:p>
      <text:p text:style-name="P4">
According to the newspaper, the fourth victim was Russian Anya Bozhkov, the wife of the boat.</text:p>
      <text:p text:style-name="P4">
<text:span text:style-name="T4">
 Read also: </text:span>
 <text:a xlink:type="simple" xlink:href="https://www.ukrinform.ua/rubric-world/3714035-sud-u-svecii-zalisiv-cinnim-virok-rosijskomu-spigunu.html" text:style-name="Internet_20_link" text:visited-style-name="Visited_20_Internet_20_Link">
court in Sweden left the current sentence to Russian <text:span text:style-name="T4">
 Spy </text:span>
 U</text:a>
It is known that more than 20 people were at the time of the boat accident. This moment is reported, because of what circumstances are three <text:a xlink:type="simple" xlink:href="https://www.ukrinform.ua/tag-spigun" text:style-name="Internet_20_link" text:visited-style-name="Visited_20_Internet_20_Link">
scouts</text:a>
They were on the same boat.</text:p>
      <text:p text:style-name="P4">
As reported by Ukrinform, the bodies of four people were found on the Italian scene Maggiore after <text:a xlink:type="simple" xlink:href="https://www.ukrinform.ua/rubric-world/3715410-na-italijskomu-ozeri-perevernuvsa-coven-iz-turistami-e-zagibli.html" text:style-name="Internet_20_link" text:visited-style-name="Visited_20_Internet_20_Link">
tourist boat overturned</text:a>
And he sank late on Sunday because of a sudden storm with a strong wind.  <text:span text:style-name="T5">
Foto: Vigili Del Fuoco/Twitter</text:span>
</text:p>
      <text:p text:style-name="P4">
News Source: <text:a xlink:type="simple" xlink:href="https://www.ukrinform.ua/rubric-world/3716630-troe-z-cotiroh-zertv-avarii-turisticnogo-covna-v-italii-buli-rozvidnikami.html" text:style-name="Internet_20_link" text:visited-style-name="Visited_20_Internet_20_Link">
https://www.ukrinform.ua/rubric-world/3716630-troe-z-cotiroh-zertv-avarii-turisticnogo-covna-v-italii-buli-rozvidnikami.html</text:a>
</text:p>
      <!--NEWS-->
      <text:h text:style-name="P10" text:outline-level="1">
<text:span text:style-name="T4">
Knyazev's appeal: At the request of lawyers, the court went into closed regime</text:span>
</text:h>
      <text:p text:style-name="P4">
Authors: Ukrinform (Person)</text:p>
      <text:p text:style-name="P4">
Publisher: Укринформ (Organization)</text:p>
      <text:p text:style-name="P4">
Published Time: 2023-05-31T17:12:15+03:00</text:p>
      <text:p text:style-name="P4">
Modified Time: 2023-05-31T17:12:15+03:00</text:p>
      <text:p text:style-name="P4">
Description: The meeting of the Chamber of Appeal of the Supreme Anti -Corruption Court, which is considering appeals against the elected exchanging of the Supreme Court of Vsevolod Knyazev's precautionary measure, went into a closed regime. - Ukrinform.</text:p>
      <text:p text:style-name="P4">
Images: ['<text:a xlink:type="simple" xlink:href="https://static.ukrinform.com/photos/2023_05/thumb_files/630_360_1684399738-474.jpg" text:style-name="Internet_20_link" text:visited-style-name="Visited_20_Internet_20_Link">
630_360_16843...</text:a>
']</text:p>
      <text:p text:style-name="P4">
Tags: ['Князєв', 'Суд', 'Антикорупційний суд', 'Апеляція']</text:p>
      <text:p text:style-name="P4">
Type: Article</text:p>
      <!--METADATA-->
      <text:p text:style-name="P4">
<draw:frame draw:style-name="fr1" draw:name="Image119" text:anchor-type="as-char" svg:width="6.9236in" svg:height="3.956343in" draw:z-index="0">
<draw:image xlink:href="../Images/yкринформ/2023-05-31T17-12-15-03-00/630_360_1684399738-474.jpg" xlink:type="simple" xlink:show="embed" xlink:actuate="onLoad" draw:mime-type="image/jpeg"/>
</draw:frame>
The meeting of the Regional Chamber of the Supreme Anti -Corruption Court, which considers the appeals on the elected expert of the Supreme Court of Vsevolod Knyazev, the precautionary proceedings, went into the closed regime.</text:p>
      <text:p text:style-name="P4">
The corresponding decision was announced by one of the members of the panel of judges, reports Ukrinform.</text:p>
      <text:p text:style-name="P4">
“To carry out part of the appeal in a closed court hearing to express the party to protect the study of information ... on the state of health of the tactalities that may contain a secret about the state of health of the family members of the tightness regarding the secret of the court. In this regard, a technical break for 10 minutes is announced. I ask all the participants in the court proceedings to stop the courtroom, ”the judge said.</text:p>
      <text:p text:style-name="P4">
<text:span text:style-name="T4">
 Read also: </text:span>
 <text:a xlink:type="simple" xlink:href="https://www.ukrinform.ua/rubric-society/3716598-knazev-u-sudi-zaaviv-so-cerez-rozgolos-spravi-ne-zmoze-perehovuvatisa-vid-slidstva.html" text:style-name="Internet_20_link" text:visited-style-name="Visited_20_Internet_20_Link">
<text:span text:style-name="T4">
 Knyazev </text:span>
 in court stated that because of the public case, the case is unable to hide from the investigation</text:a>
The lawyers were sought about holding the meeting in the closed mode. "We would see the issue of health, family relations, as well as the property plant, which influences the definition of an alternative measure as a pledge, to consider in a closed mode," said Knyazev's defender.</text:p>
      <text:p text:style-name="P4">
The Court granted the request only in the part of opening information on a medical table and information that characterizes the defendant's health. "In another part, refuse in the absence of grounds," the judge said.</text:p>
      <text:p text:style-name="P4">
Earlier, the exchanges of the Armed Forces sought temporary access to the state of movement of funds in the accounts of Knyazev and his wife. <text:a xlink:type="simple" xlink:href="https://www.ukrinform.ua/tag-sud" text:style-name="Internet_20_link" text:visited-style-name="Visited_20_Internet_20_Link">
Court</text:a>
He refused, arguing that he was a long time.</text:p>
      <text:p text:style-name="P4">
Prince's lawyer stated that his client is not able to make a pledge of 107.36 million UAH in a height, since his deposit account was arrested. The sage considers the defense of the determined pledge and to see the softer measures not related to the former head of the Armed Forces , including house arrest.</text:p>
      <text:p text:style-name="P4">
<text:span text:style-name="T4">
 Read also: </text:span>
 <text:a xlink:type="simple" xlink:href="https://www.ukrinform.ua/rubric-polytics/3715700-zatrimanna-knazeva-rada-zrobila-zaavu-pro-borotbu-z-korupcieu-v-sudah.html" text:style-name="Internet_20_link" text:visited-style-name="Visited_20_Internet_20_Link">
detention <text:span text:style-name="T4">
 Knyazev </text:span>
 A: Council condemns corruption in courts</text:a>
</text:p>
      <text:p text:style-name="P4">
On May 16, during the Plenum of the Supreme Court <text:a xlink:type="simple" xlink:href="https://www.ukrinform.ua/rubric-society/3710076-suddi-verhovnogo-sudu-progolosuvali-za-vislovlenna-nedoviri-knazevu.html" text:style-name="Internet_20_link" text:visited-style-name="Visited_20_Internet_20_Link">
140 judges supported the statement</text:a>
Distribution of the current head of Uknyazyev. The judges also adopted the resolution of the Plenum of the Armed Forces on the termination of its authorities as the chairman of the Armed Forces.</text:p>
      <text:p text:style-name="P4">
On May 18, the High Council of Justice satisfied the submission of the Specialized Anti -Corruption Prosecutor's Office on granting permission for the maintenance of Knyazev by the prime.</text:p>
      <text:p text:style-name="P4">
On the same day, the Supreme Anti -Corruption Court chose him a pre -trial detention measure with the possibility of making UAH 107.3 million.</text:p>
      <text:p text:style-name="P4">
News Source: <text:a xlink:type="simple" xlink:href="https://www.ukrinform.ua/rubric-society/3716631-apelacia-knazeva-na-prohanna-advokativ-sud-perejsov-u-zakritij-rezim.html" text:style-name="Internet_20_link" text:visited-style-name="Visited_20_Internet_20_Link">
https://www.ukrinform.ua/rubric-society/3716631-apelacia-knazeva-na-prohanna-advokativ-sud-perejsov-u-zakritij-rezim.html</text:a>
</text:p>
      <!--NEWS-->
      <text:h text:style-name="P10" text:outline-level="1">
<text:span text:style-name="T4">
About 300 medical facilities damaged as a result of the war have already been rebuilt in Ukraine</text:span>
</text:h>
      <text:p text:style-name="P4">
Authors: Ukrinform (Person)</text:p>
      <text:p text:style-name="P4">
Publisher: Укринформ (Organization)</text:p>
      <text:p text:style-name="P4">
Published Time: 2023-05-31T17:15:00+03:00</text:p>
      <text:p text:style-name="P4">
Modified Time: 2023-05-31T17:15:00+03:00</text:p>
      <text:p text:style-name="P4">
Description: Since the beginning of a full -scale war in Ukraine, 284 medical institutions have been completely rebuilt. - Ukrinform.</text:p>
      <text:p text:style-name="P4">
Images: ['<text:a xlink:type="simple" xlink:href="https://static.ukrinform.com/photos/2023_05/thumb_files/630_360_1685543069-736.jpg" text:style-name="Internet_20_link" text:visited-style-name="Visited_20_Internet_20_Link">
630_360_16855...</text:a>
']</text:p>
      <text:p text:style-name="P4">
Tags: ['Медицина', 'МОЗ', 'Лікарня', 'Відбудова']</text:p>
      <text:p text:style-name="P4">
Type: Article</text:p>
      <!--METADATA-->
      <text:p text:style-name="P4">
<draw:frame draw:style-name="fr1" draw:name="Image120" text:anchor-type="as-char" svg:width="6.9236in" svg:height="3.956343in" draw:z-index="0">
<draw:image xlink:href="../Images/yкринформ/2023-05-31T17-15-00-03-00/630_360_1685543069-736.jpg" xlink:type="simple" xlink:show="embed" xlink:actuate="onLoad" draw:mime-type="image/jpeg"/>
</draw:frame>
The start of a full -scale war in Ukraine managed to completely rebuild 284 Medicals.</text:p>
      <text:p text:style-name="P4">
About it reports <text:a xlink:type="simple" xlink:href="https://moz.gov.ua/article/news/vid-pochatku-povnomasshtabnoi-vijni-v-ukraini-vdalosja-povnistju-vidbuduvati-blizko-300-ob%e2%80%99ektiv-medzakladiv-" text:style-name="Internet_20_link" text:visited-style-name="Visited_20_Internet_20_Link">
press service</text:a>
Ministry of Health, Ukrinform reports.</text:p>
      <text:p text:style-name="P4">
"The Stan in May 2023 managed to fully restore 284 objects, 319 other objects were partially restored. The most <text:a xlink:type="simple" xlink:href="https://www.ukrinform.ua/rubric-vidbudova" text:style-name="Internet_20_link" text:visited-style-name="Visited_20_Internet_20_Link">
recovered</text:a>
Medical institutions - in Mykolaiv region, Dnipropetrovsk, Kyiv, Kharkiv and Chernihiv region, " - the presentation reads.</text:p>
      <text:p text:style-name="P4">
It is noted that in a total of 1327 facilities of medical institutions were damaged in more than 15 months of a full -scale war and another 183 objects were completely destroyed.</text:p>
      <text:p text:style-name="P4">
<text:span text:style-name="T4">
 Read also: </text:span>
 <text:a xlink:type="simple" xlink:href="https://www.ukrinform.ua/rubric-ato/3714730-rosia-vcinila-ponad-900-atak-na-ukrainski-medzakladi-vooz.html" text:style-name="Internet_20_link" text:visited-style-name="Visited_20_Internet_20_Link">
Russia has committed more than 900 attacks on Ukrainian <text:span text:style-name="T4">
 medical facilities </text:span>
 - WHO</text:a>
As reported, in April this year, the health ministers of Ukraine and France signed a declaration on cooperation in the field of health and prevention.</text:p>
      <text:p text:style-name="P4">
<text:span text:style-name="T5">
Foto: trybuna.sumy.ua</text:span>
</text:p>
      <text:p text:style-name="P4">
News Source: <text:a xlink:type="simple" xlink:href="https://www.ukrinform.ua/rubric-vidbudova/3716638-v-ukraini-vze-vidbuduvali-blizko-300-medzakladiv-poskodzenih-unaslidok-vijni.html" text:style-name="Internet_20_link" text:visited-style-name="Visited_20_Internet_20_Link">
https://www.ukrinform.ua/rubric-vidbudova/3716638-v-ukraini-vze-vidbuduvali-blizko-300-medzakladiv-poskodzenih-unaslidok-vijni.html</text:a>
</text:p>
      <!--NEWS-->
      <text:h text:style-name="P10" text:outline-level="1">
<text:span text:style-name="T4">
Grant $ 1.25 billion from the United States came to the state budget</text:span>
</text:h>
      <text:p text:style-name="P4">
Authors: Ukrinform (Person)</text:p>
      <text:p text:style-name="P4">
Publisher: Укринформ (Organization)</text:p>
      <text:p text:style-name="P4">
Published Time: 2023-05-31T17:22:09+03:00</text:p>
      <text:p text:style-name="P4">
Modified Time: 2023-05-31T17:22:09+03:00</text:p>
      <text:p text:style-name="P4">
Description: The State Budget of Ukraine received another grant tranche from the United States of America in the amount of $ 1.25 billion. - Ukrinform.</text:p>
      <text:p text:style-name="P4">
Images: ['<text:a xlink:type="simple" xlink:href="https://static.ukrinform.com/photos/2019_09/thumb_files/630_360_1568557980-551.jpg" text:style-name="Internet_20_link" text:visited-style-name="Visited_20_Internet_20_Link">
630_360_15685...</text:a>
']</text:p>
      <text:p text:style-name="P4">
Tags: ['Бюджет', 'Мінфін', 'США', 'Гроші', 'Грант']</text:p>
      <text:p text:style-name="P4">
Type: Article</text:p>
      <!--METADATA-->
      <text:p text:style-name="P4">
<draw:frame draw:style-name="fr1" draw:name="Image121" text:anchor-type="as-char" svg:width="6.9236in" svg:height="3.956343in" draw:z-index="0">
<draw:image xlink:href="../Images/yкринформ/2023-05-31T17-22-09-03-00/630_360_1568557980-551.jpg" xlink:type="simple" xlink:show="embed" xlink:actuate="onLoad" draw:mime-type="image/jpeg"/>
</draw:frame>
The state budget of Ukraine received another tranche of grant funds with the US USA in the amount of $ 1.25 billion.</text:p>
      <text:p text:style-name="P4">
About it reports [press service of the Ministry of Finance]](https://www.mof.gov.ua/uk/news/ukraine_received_a_usd_125_billion_grant_from_the_united_states_of_america-4034)May 31, reports Ukrinform.</text:p>
      <text:p text:style-name="P4">
It is noted that in 2023 Ukraine received $ 6 billion. Grant funds for budget support from the United States.</text:p>
      <text:p text:style-name="P4">
"Grant funds are provided as part of the fourth additional funding within the framework of the Profession“ Support for State Expenditures to Ensure Sustainable State Administration in Ukraine ”(PEACE in Ukraine). Метою проєкту є часткова компенсаціявидатків державного бюджету, зокрема соціальних та гуманітарних, що непов’язані зі сферою безпеки і оборони", - йдеться у повідомленні.</text:p>
      <text:p text:style-name="P4">
<text:span text:style-name="T4">
Читайте також:</text:span>
 <text:a xlink:type="simple" xlink:href="https://www.ukrinform.ua/rubric-economy/3706355-zarplati-pensii-j-socdopomoga-miznarodni-donori-torik-nadali-ukraini-145-milarda.html" text:style-name="Internet_20_link" text:visited-style-name="Visited_20_Internet_20_Link">
 Зарплати, пенсїї й соцдопомога: міжнародні донори торікнадали Україні $14,5 мільярда </text:a>
The ministry notes that the involved grant financing will be directed to the state budget expenditures, namely: to pay state social assistance to families with children, the remuneration of employees of the educational sphere, the payment for medical services providers under the medical guarantee program and more.</text:p>
      <text:p text:style-name="P4">
According to the Minister of Finance of Ukraine Serhiy Marchenko, grant support for the rented states in the Project of the World Bank of Peace in Ukraine is an important part of providing humanitarian and social expenditures during the full -scale war.</text:p>
      <text:p text:style-name="P4">
<text:a xlink:type="simple" xlink:href="https://www.ukrinform.ua/tag-minfin" text:style-name="Internet_20_link" text:visited-style-name="Visited_20_Internet_20_Link">
 Ministry of Finance of Ukraine </text:a>
Commons from the World Bank and USAID Soera teams help optimize and strengthen the system of monitoring, verification and reporting of the Government of Ukraine on the use of donor funds.</text:p>
      <text:p text:style-name="P4">
In collaboration with Deloita Consulting, which implements USAID Soera project, the Ministry of Finance monitors the use of direct budget support from government, and with the auditory company of a year -2222222 E in Ukraine.As it was reported, Ukraine is introduced with international banking and development and development(IBRD)and the International Development Association(Dream)Project “Supporting government expenditures for providing a stable State Administration in Ukraine” for a total amount of $ 16.5 billion. and 1.4 billion euros(loan bundle, MAR loans, grants of the target fund of many donors).</text:p>
      <text:p text:style-name="P4">
News Source: <text:a xlink:type="simple" xlink:href="https://www.ukrinform.ua/rubric-economy/3716637-grantovi-125-milarda-vid-ssa-nadijsli-do-derzbudzetu.html" text:style-name="Internet_20_link" text:visited-style-name="Visited_20_Internet_20_Link">
https://www.ukrinform.ua/rubric-economy/3716637-grantovi-125-milarda-vid-ssa-nadijsli-do-derzbudzetu.html</text:a>
</text:p>
      <!--NEWS-->
      <text:h text:style-name="P10" text:outline-level="1">
<text:span text:style-name="T4">
The Russians fired Vovchansk - there is a dead and wounded</text:span>
</text:h>
      <text:p text:style-name="P4">
Authors: Ukrinform (Person)</text:p>
      <text:p text:style-name="P4">
Publisher: Укринформ (Organization)</text:p>
      <text:p text:style-name="P4">
Published Time: 2023-05-31T17:25:00+03:00</text:p>
      <text:p text:style-name="P4">
Modified Time: 2023-05-31T17:25:00+03:00</text:p>
      <text:p text:style-name="P4">
Description: On May 31, the Russian military fired at the city of Vovchansk, Kharkiv region, resulting in a 60-year-old woman killed a 52-year-old woman. - Ukrinform.</text:p>
      <text:p text:style-name="P4">
Images: ['<text:a xlink:type="simple" xlink:href="https://static.ukrinform.com/photos/2023_05/thumb_files/630_360_1685543253-417.jpg" text:style-name="Internet_20_link" text:visited-style-name="Visited_20_Internet_20_Link">
630_360_16855...</text:a>
']</text:p>
      <text:p text:style-name="P4">
Tags: ['Обстріл', 'Харківщина', 'Війна з Росією']</text:p>
      <text:p text:style-name="P4">
Type: Article</text:p>
      <!--METADATA-->
      <text:p text:style-name="P4">
<draw:frame draw:style-name="fr1" draw:name="Image122" text:anchor-type="as-char" svg:width="6.9236in" svg:height="3.956343in" draw:z-index="0">
<draw:image xlink:href="../Images/yкринформ/2023-05-31T17-25-00-03-00/630_360_1685543253-417.jpg" xlink:type="simple" xlink:show="embed" xlink:actuate="onLoad" draw:mime-type="image/jpeg"/>
</draw:frame>
In the afternoon, the Russian military fired at the city of Vovchansk, Kharkiv region, a 60-year-old man was killed and a 52-year-old woman was injured.</text:p>
      <text:p text:style-name="P4">
This was reported in <text:a xlink:type="simple" xlink:href="https://t.me/kharkivoda/10300" text:style-name="Internet_20_link" text:visited-style-name="Visited_20_Internet_20_Link">
telegram</text:a>
Press Service Ava Ova, reports Ukrinform.</text:p>
      <text:p text:style-name="P4">
“As a result of hostile <text:a xlink:type="simple" xlink:href="https://www.ukrinform.ua/tag-obstril" text:style-name="Internet_20_link" text:visited-style-name="Visited_20_Internet_20_Link">
shelling</text:a>
A 60-year-old man was killed in Volchansk today. A woman 52 years old was also received, ”the message reads.</text:p>
      <text:p text:style-name="P4">
It is noted that the woman was taken to the hospital and doctors provide her necessary assistance.</text:p>
      <text:p text:style-name="P4">
According to <text:a xlink:type="simple" xlink:href="https://www.facebook.com/photo" text:style-name="Internet_20_link" text:visited-style-name="Visited_20_Internet_20_Link">
regional police</text:a>
, private homes were damaged, trade pavilions were burning on the market.</text:p>
      <text:p text:style-name="P4">
Investigative teams and explosives went to the scene.</text:p>
      <text:p text:style-name="P4">
<text:span text:style-name="T4">
 Read also: </text:span>
 <text:a xlink:type="simple" xlink:href="https://www.ukrinform.ua/rubric-regions/3716554-na-hersonsini-cerez-vorozij-obstril-poraneni-ditina-ta-colovik.html" text:style-name="Internet_20_link" text:visited-style-name="Visited_20_Internet_20_Link">
in Kherson region because of hostile <text:span text:style-name="T4">
 shock </text:span>
 Il wounded baby man</text:a>
Investigators opened criminal proceedings under Article 438(Violation of the laws and customs of war)Criminal Code of Ukraine.</text:p>
      <text:p text:style-name="P4">
As <text:a xlink:type="simple" xlink:href="https://www.ukrinform.ua/rubric-regions/3716369-vijska-rf-za-dobu-obstrilali-tri-rajoni-harkivsini-e-poranenij.html" text:style-name="Internet_20_link" text:visited-style-name="Visited_20_Internet_20_Link">
reported</text:a>
Ukrinform, military Karf on May 30 fired at the settlements of Kharkiv, Chuguevsky Ipivyansky districts of Kharkiv region.</text:p>
      <text:p text:style-name="P4">
<text:span text:style-name="T5">
Foto: police of Kharkiv region</text:span>
</text:p>
      <text:p text:style-name="P4">
News Source: <text:a xlink:type="simple" xlink:href="https://www.ukrinform.ua/rubric-ato/3716642-rosiani-obstrilali-vovcansk-e-zagiblij-ta-poranena.html" text:style-name="Internet_20_link" text:visited-style-name="Visited_20_Internet_20_Link">
https://www.ukrinform.ua/rubric-ato/3716642-rosiani-obstrilali-vovcansk-e-zagiblij-ta-poranena.html</text:a>
</text:p>
      <!--NEWS-->
      <text:h text:style-name="P10" text:outline-level="1">
<text:span text:style-name="T4">
Knyazev claims that he found in him during the searches belonging to businessmen-businessmen</text:span>
</text:h>
      <text:p text:style-name="P4">
Authors: Ukrinform (Person)</text:p>
      <text:p text:style-name="P4">
Publisher: Укринформ (Organization)</text:p>
      <text:p text:style-name="P4">
Published Time: 2023-05-31T17:30:00+03:00</text:p>
      <text:p text:style-name="P4">
Modified Time: 2023-05-31T17:30:00+03:00</text:p>
      <text:p text:style-name="P4">
Description: The former chairman of the Supreme Court Vsevolod Knyazev stated that the money they found during searches in his office and at home belong to friends - a family of businessmen who left him for storage before traveling abroad. - Ukrinform.</text:p>
      <text:p text:style-name="P4">
Images: ['<text:a xlink:type="simple" xlink:href="https://static.ukrinform.com/photos/2021_12/thumb_files/630_360_1639554911-656.jpg" text:style-name="Internet_20_link" text:visited-style-name="Visited_20_Internet_20_Link">
630_360_16395...</text:a>
']</text:p>
      <text:p text:style-name="P4">
Tags: ['Князєв', 'Суд', 'Гроші']</text:p>
      <text:p text:style-name="P4">
Type: Article</text:p>
      <!--METADATA-->
      <text:p text:style-name="P4">
<draw:frame draw:style-name="fr1" draw:name="Image124" text:anchor-type="as-char" svg:width="6.9236in" svg:height="3.956343in" draw:z-index="0">
<draw:image xlink:href="../Images/yкринформ/2023-05-31T17-30-00-03-00/630_360_1639554911-656.jpg" xlink:type="simple" xlink:show="embed" xlink:actuate="onLoad" draw:mime-type="image/jpeg"/>
</draw:frame>
The former Supreme Court of the Supreme Court Vsevolod Knyazev stated that the money they found during the time in his office and at home belong to friends - a family of businessmen who have heard him for storage before traveling abroad.</text:p>
      <text:p text:style-name="P4">
He stated this at a meeting of the Chamber of Appeal of the High Anti -Corruption Court, which considers appeals against the selected princely measure of restraint, Ukrinform correspondent reports.</text:p>
      <text:p text:style-name="P4">
“It is the money of my friends, families of businessmen who, before traveling abroad, still asked me to save me. This is confirmed by the corresponding docas. I do not have a mobile phone that I could contact thisrodine, but the lawyers have made a connection, and I expect that this family will give appropriate procedural appeals, ”said <text:a xlink:type="simple" xlink:href="https://www.ukrinform.ua/tag-knazev" text:style-name="Internet_20_link" text:visited-style-name="Visited_20_Internet_20_Link">
Knyazev.</text:a>
He insists on the feasibility of mitigating a preventive measure and believes that the size of the pledge assigned to him is 107.36 million UAH. “This is the Great Karyznik between 300 subsistence minimums and the pledge appointed by the investigator. This abyss lies, ”the ex -head of the Armed Forces said.</text:p>
      <text:p text:style-name="P4">
<text:span text:style-name="T4">
 Read also: </text:span>
 <text:a xlink:type="simple" xlink:href="https://www.ukrinform.ua/rubric-society/3716631-apelacia-knazeva-na-prohanna-advokativ-sud-perejsov-u-zakritij-rezim.html" text:style-name="Internet_20_link" text:visited-style-name="Visited_20_Internet_20_Link">
Appeal <text:span text:style-name="T4">
 Knyazev </text:span>
 A: At the request of lawyers, the court went closed mode</text:a>
As it was reported, on May 15, NABU and SAP announced the exposure of the scheme of obtaining the right benefit by the management and judges of the Supreme Court. Law enforcement agencies were the head of the Knyazev Armed Forces and withdrew $ 2.7 million. Some of the money was seized by the governing guards at home, and part more in his office.</text:p>
      <text:p text:style-name="P4">
On May 16, during the Plenum of the Supreme Court <text:a xlink:type="simple" xlink:href="https://www.ukrinform.ua/rubric-society/3710076-suddi-verhovnogo-sudu-progolosuvali-za-vislovlenna-nedoviri-knazevu.html" text:style-name="Internet_20_link" text:visited-style-name="Visited_20_Internet_20_Link">
140 judges supported the statements of Knyazev. </text:a>
The judge also approved the resolution of the Plenum of the Armed Forces on the termination of its powers.</text:p>
      <text:p text:style-name="P4">
On May 18, the High Council of Justice satisfied the submission of the Specialized Anti -Corruption Prosecutor's Office on granting permission for the maintenance of Knyazev by the prime.</text:p>
      <text:p text:style-name="P4">
On the same day, the Supreme Anti -Corruption Court chose him <text:a xlink:type="simple" xlink:href="https://www.ukrinform.ua/rubric-society/3711149-sud-obrav-zapobiznij-zahid-knazevu.html" text:style-name="Internet_20_link" text:visited-style-name="Visited_20_Internet_20_Link">
a pre -trial detention measure with the possibility of making UAH 107.3 million.</text:a>
</text:p>
      <text:p text:style-name="P4">
News Source: <text:a xlink:type="simple" xlink:href="https://www.ukrinform.ua/rubric-society/3716643-knazev-stverdzue-so-znajdeni-u-nogo-pid-cas-obsukiv-grosi-nalezat-druzambiznesmenam.html" text:style-name="Internet_20_link" text:visited-style-name="Visited_20_Internet_20_Link">
https://www.ukrinform.ua/rubric-society/3716643-knazev-stverdzue-so-znajdeni-u-nogo-pid-cas-obsukiv-grosi-nalezat-druzambiznesmenam.html</text:a>
</text:p>
      <!--NEWS-->
      <text:h text:style-name="P10" text:outline-level="1">
<text:span text:style-name="T4">
Famous Svitolina rival in the third circle of Rolan Harros</text:span>
</text:h>
      <text:p text:style-name="P4">
Authors: Ukrinform (Person)</text:p>
      <text:p text:style-name="P4">
Publisher: Укринформ (Organization)</text:p>
      <text:p text:style-name="P4">
Published Time: 2023-05-31T17:32:42+03:00</text:p>
      <text:p text:style-name="P4">
Modified Time: 2023-05-31T17:32:42+03:00</text:p>
      <text:p text:style-name="P4">
Description: The Ukrainian will play with Russian Anna Blinka. - Ukrinform.</text:p>
      <text:p text:style-name="P4">
Images: ['<text:a xlink:type="simple" xlink:href="https://static.ukrinform.com/photos/2023_05/thumb_files/630_360_1685543449-942.jpg" text:style-name="Internet_20_link" text:visited-style-name="Visited_20_Internet_20_Link">
630_360_16855...</text:a>
']</text:p>
      <text:p text:style-name="P4">
Tags: ['Світоліна', 'Теніс']</text:p>
      <text:p text:style-name="P4">
Type: Article</text:p>
      <!--METADATA-->
      <text:p text:style-name="P4">
<draw:frame draw:style-name="fr1" draw:name="Image125" text:anchor-type="as-char" svg:width="6.9236in" svg:height="3.956343in" draw:z-index="0">
<draw:image xlink:href="../Images/yкринформ/2023-05-31T17-32-42-03-00/630_360_1685543449-942.jpg" xlink:type="simple" xlink:show="embed" xlink:actuate="onLoad" draw:mime-type="image/jpeg"/>
</draw:frame>
The Ukrainian managers with the Russian Anna Blinka.</text:p>
      <text:p text:style-name="P4">
Ukrainian tennis player Elina Svitolina(№192 WTA)will play with the Russian Annablinka(№56 WTA)In the third circle of Rolan Harros, reports Ukrinform.</text:p>
      <text:p text:style-name="P4">
In the second circle, the Russian woman beat the Frenchman Karolin Garcia - 4: 6, 6: 3, 7: 5.</text:p>
      <text:p text:style-name="P4">
Svitolina today beat the Australian Storm Hunter - 2: 6, 6: 3, 6: 1.</text:p>
      <text:p text:style-name="P4">
Svitolina and Blinka have only played with each other once. A week earlier, the Russian was declared Russian in the WTA 250 soil tournament in Strasbourg 6: 2, 6: 3. Also this season, the Russian woman met with Angelinin Kalinina and Diana Yastremskaya, having defeated them.</text:p>
      <text:p text:style-name="P4">
*!(https://www.ukrinform.ua/rubric-sports/3716520-svitolina-zdobula-u-parizi-peremogu-nad-avstralijkou-ganter.html)It is still unknown when the match of Svitolina and Svitkov is planned.</text:p>
      <text:p text:style-name="P4">
Photo: btu.org.ua</text:p>
      <text:p text:style-name="P4">
News Source: <text:a xlink:type="simple" xlink:href="https://www.ukrinform.ua/rubric-sports/3716645-vidoma-supernica-svitolinoi-u-tretomu-koli-rolan-garros.html" text:style-name="Internet_20_link" text:visited-style-name="Visited_20_Internet_20_Link">
https://www.ukrinform.ua/rubric-sports/3716645-vidoma-supernica-svitolinoi-u-tretomu-koli-rolan-garros.html</text:a>
</text:p>
      <!--NEWS-->
      <text:h text:style-name="P10" text:outline-level="1">
<text:span text:style-name="T4">
UNESCO allocates $ 1.5 million for digitalization of cultural heritage of Ukraine</text:span>
</text:h>
      <text:p text:style-name="P4">
Authors: Ukrinform (Person)</text:p>
      <text:p text:style-name="P4">
Publisher: Укринформ (Organization)</text:p>
      <text:p text:style-name="P4">
Published Time: 2023-05-31T17:38:00+03:00</text:p>
      <text:p text:style-name="P4">
Modified Time: 2023-05-31T17:38:00+03:00</text:p>
      <text:p text:style-name="P4">
Description: Heritage In Emergency Fund has approved a project for assistance to the Ministry of Culture and Information Policy for $ 1.5 million for the development of digitalization tools in the field of cultural heritage of Ukraine. - Ukrinform.</text:p>
      <text:p text:style-name="P4">
Images: ['<text:a xlink:type="simple" xlink:href="https://static.ukrinform.com/photos/2018_07/thumb_files/630_360_1532156100-3567.jpg" text:style-name="Internet_20_link" text:visited-style-name="Visited_20_Internet_20_Link">
630_360_15321...</text:a>
']</text:p>
      <text:p text:style-name="P4">
Tags: ['Культурна спадщина', 'ЮНЕСКО', 'МКІП ', 'Цифровізація']</text:p>
      <text:p text:style-name="P4">
Type: Article</text:p>
      <!--METADATA-->
      <text:p text:style-name="P4">
<draw:frame draw:style-name="fr1" draw:name="Image126" text:anchor-type="as-char" svg:width="6.9236in" svg:height="3.956343in" draw:z-index="0">
<draw:image xlink:href="../Images/yкринформ/2023-05-31T17-38-00-03-00/630_360_1532156100-3567.jpg" xlink:type="simple" xlink:show="embed" xlink:actuate="onLoad" draw:mime-type="image/jpeg"/>
</draw:frame>
UNESCO Extraordinary Heritage Fund(Heritage in Emergency Fund)He approved the Project aid to the Ministry of Culture and Information Policy for $ 1.5 million to develop digitalization instruments in the field of cultural heritage of Ukraine.</text:p>
      <text:p text:style-name="P4">
As Ukrinform reports, it reports <text:a xlink:type="simple" xlink:href="https://mkip.gov.ua/news/9246.html" text:style-name="Internet_20_link" text:visited-style-name="Visited_20_Internet_20_Link">
MKIP press service</text:a>
During the meeting of the Deputy Minister of Culture and Information Policy of Stanastasia Bondar and Kateryna Chueva with the UNESCO Bureau Head in Ukraine, Kiaradets Bardeski discussed specific steps of implementation of the TAZNAGE PROFT with a national expert, which will cooperate with the MKIP.</text:p>
      <text:p text:style-name="P4">
“A very fruitful working meeting with the UNESCO Bureau Head in Ukraine Kiara Deczardsky. Discussed specific steps and isolation through a specially extraordinary heritage fund <text:a xlink:type="simple" xlink:href="https://www.ukrinform.ua/tag-unesko" text:style-name="Internet_20_link" text:visited-style-name="Visited_20_Internet_20_Link">
UNESCO</text:a>
$ 1.5 million for the early implementation of technical solutions that will allow to integrate and develop modern tools for digitization, monitoring of the hip of Ukrainian culture, ”Bondar said.</text:p>
      <text:p text:style-name="P4">
<text:span text:style-name="T4">
 Read also: </text:span>
 [<text:span text:style-name="T4">
 UNESCO </text:span>
 Through satellite will monitor the damage(https://www.ukrinform.ua/rubric-culture/3711596-unesko-sodobi-cerez-suputnik-monitorit-poskodzenna-rosieu-kulturnih-obektiv-v-ukraini.html)In addition, according to her, UNESCO will provide 40% of the necessary technical equipment and software for the development of service infrastructure, as well as international consultants, will provide all processes, will assist in the development of the strategy of integration of the digital part of the culture into the European space.</text:p>
      <text:p text:style-name="P4">
As reported by Ukrinform, [UNESCO Member States did not choose Russia to the auxiliary Committee of the 1970 Convention]](https://www.ukrinform.ua/rubric-culture/3716511-rosia-prodovzue-vtracati-svoi-pozicii-v-unesko-dzaparova.html)measures aimed at banning and preventing illegal import, export and transfer of ownership of cultural values.</text:p>
      <text:p text:style-name="P4">
News Source: <text:a xlink:type="simple" xlink:href="https://www.ukrinform.ua/rubric-culture/3716647-unesko-vidilae-15-miljona-na-cifrovizaciu-kulturnoi-spadsini-ukraini.html" text:style-name="Internet_20_link" text:visited-style-name="Visited_20_Internet_20_Link">
https://www.ukrinform.ua/rubric-culture/3716647-unesko-vidilae-15-miljona-na-cifrovizaciu-kulturnoi-spadsini-ukraini.html</text:a>
</text:p>
      <!--NEWS-->
      <text:h text:style-name="P10" text:outline-level="1">
<text:span text:style-name="T4">
Kovtun and Kurashvili claim the title of the best gymnasts of the year in Europe</text:span>
</text:h>
      <text:p text:style-name="P4">
Authors: Ukrinform (Person)</text:p>
      <text:p text:style-name="P4">
Publisher: Укринформ (Organization)</text:p>
      <text:p text:style-name="P4">
Published Time: 2023-05-31T17:42:07+03:00</text:p>
      <text:p text:style-name="P4">
Modified Time: 2023-05-31T17:42:07+03:00</text:p>
      <text:p text:style-name="P4">
Description: Voting will last until June 14. - Ukrinform.</text:p>
      <text:p text:style-name="P4">
Images: ['<text:a xlink:type="simple" xlink:href="https://static.ukrinform.com/photos/2023_05/thumb_files/630_360_1685544026-556.jpg" text:style-name="Internet_20_link" text:visited-style-name="Visited_20_Internet_20_Link">
630_360_16855...</text:a>
']</text:p>
      <text:p text:style-name="P4">
Tags: ['Гімнастика']</text:p>
      <text:p text:style-name="P4">
Type: Article</text:p>
      <!--METADATA-->
      <text:p text:style-name="P4">
<draw:frame draw:style-name="fr1" draw:name="Image128" text:anchor-type="as-char" svg:width="6.9236in" svg:height="3.956343in" draw:z-index="0">
<draw:image xlink:href="../Images/yкринформ/2023-05-31T17-42-07-03-00/630_360_1685544026-556.jpg" xlink:type="simple" xlink:show="embed" xlink:actuate="onLoad" draw:mime-type="image/jpeg"/>
</draw:frame>
Voting will last until June 14.</text:p>
      <text:p text:style-name="P4">
Three representatives of Ukraine are claiming the title of the best gymnasts of Tatner of the year in Europe, Ukrinform reports.</text:p>
      <text:p text:style-name="P4">
Ilya Kovtun entered <text:a xlink:type="simple" xlink:href="https://www.europeangymnastics.com/news/vote-your-favourite-gymnast-team-and-coach-2022" text:style-name="Internet_20_link" text:visited-style-name="Visited_20_Internet_20_Link">
list</text:a>
nominees among men. At the World Cup in Cairovine, he won gold in the crossing and parallel bars, making a victory in the overall tests.</text:p>
      <text:p text:style-name="P4">
The World Champion-2022 Anastasia Kurashvili claims the title of the best hymn. The Ukrainian is the only representative of sports aerobics in the nominants.</text:p>
      <text:p text:style-name="P4">
Also in the nomination of the best coach of the year in Europe presents Irina Nadyuk, personal coach Elijah Kovtun.</text:p>
      <text:p text:style-name="P4">
<text:span text:style-name="T4">
 Read also: </text:span>
 [<text:span text:style-name="T4">
 Kovtun </text:span>
 Won the World Hympons Cup in parallel bars and crossbar(https://www.ukrinform.ua/rubric-sports/3703214-kovtun-vigrav-zaliki-kubka-svitu-zi-sportivnoi-gimnastiki-u-paralelnih-brusah-ta-perekladini.html)Voting will last until June 14. In total, they will be determined by the best in the five -year -olds - the best gymnast, gymnasts, coach, team and the best extent of the year.</text:p>
      <text:p text:style-name="P4">
Photo: noc-ukr.org</text:p>
      <text:p text:style-name="P4">
News Source: <text:a xlink:type="simple" xlink:href="https://www.ukrinform.ua/rubric-sports/3716650-kovtun-i-kurasvili-pretenduut-na-zvanna-najkrasih-gimnastiv-roku-v-evropi.html" text:style-name="Internet_20_link" text:visited-style-name="Visited_20_Internet_20_Link">
https://www.ukrinform.ua/rubric-sports/3716650-kovtun-i-kurasvili-pretenduut-na-zvanna-najkrasih-gimnastiv-roku-v-evropi.html</text:a>
</text:p>
      <!--NEWS-->
      <text:h text:style-name="P10" text:outline-level="1">
<text:span text:style-name="T4">
The Border Service does not comment on whether the deputy Trubitsyn left Ukraine</text:span>
</text:h>
      <text:p text:style-name="P4">
Authors: Ukrinform (Person)</text:p>
      <text:p text:style-name="P4">
Publisher: Укринформ (Organization)</text:p>
      <text:p text:style-name="P4">
Published Time: 2023-05-31T17:46:00+03:00</text:p>
      <text:p text:style-name="P4">
Modified Time: 2023-05-31T17:46:00+03:00</text:p>
      <text:p text:style-name="P4">
Description: The State Border Service has no right to disclose information about the border crossing by any person, this can be done by investigators if they see fit. - Ukrinform.</text:p>
      <text:p text:style-name="P4">
Images: ['<text:a xlink:type="simple" xlink:href="https://static.ukrinform.com/photos/2023_05/thumb_files/630_360_1685019440-274.jpg" text:style-name="Internet_20_link" text:visited-style-name="Visited_20_Internet_20_Link">
630_360_16850...</text:a>
']</text:p>
      <text:p text:style-name="P4">
Tags: ['Прикордонники', 'Кордон', 'Буданов', 'Трубіцин']</text:p>
      <text:p text:style-name="P4">
Type: Article</text:p>
      <!--METADATA-->
      <text:p text:style-name="P4">
<draw:frame draw:style-name="fr1" draw:name="Image129" text:anchor-type="as-char" svg:width="6.9236in" svg:height="3.956343in" draw:z-index="0">
<draw:image xlink:href="../Images/yкринформ/2023-05-31T17-46-00-03-00/630_360_1685019440-274.jpg" xlink:type="simple" xlink:show="embed" xlink:actuate="onLoad" draw:mime-type="image/jpeg"/>
</draw:frame>
The State Border Service has no right to disclose information about the crossing of a border with any person, it can be done by investigators if they see fit.</text:p>
      <text:p text:style-name="P4">
A spokesman [DPSU] told this about it(https://www.ukrinform.ua/tag-prikordonniki)Andriy Demchenko, answering the information about the intersection of the border of the accused in the bribery of the Kyiv City Council from the party "Servant of the People" Vladislav Trubitsyn.</text:p>
      <text:p text:style-name="P4">
According to the spokesman, the State Border Service during the passage of citizens would apply to the limits of the current legislation on the regulation of border crossing, in the case, which operates during the legal regime of martial law.</text:p>
      <text:p text:style-name="P4">
<text:span text:style-name="T4">
 Read also: </text:span>
 <text:a xlink:type="simple" xlink:href="https://www.ukrinform.ua/rubric-kyiv/3716053-sap-prosit-ogolositi-deputata-kiivradi-trubicina-u-rozsuk.html" text:style-name="Internet_20_link" text:visited-style-name="Visited_20_Internet_20_Link">
SAP asks to announce the deputy of the Kyiv City Council <text:span text:style-name="T4">
 Trubicin </text:span>
 And in the search</text:a>
"To disclose information about third parties on crossing them border. It is emphasized that the pass of persons is carried out on the basis of adequate passport documents, grounds for missing and lack Investigations of or saving considerations at the request of investigators may take restriction of a person's border in the border. said Demchenko.</text:p>
      <text:p text:style-name="P4">
Ukrinform also sought a comment to GUR.</text:p>
      <text:p text:style-name="P4">
<text:span text:style-name="T4">
 Read also: </text:span>
 <text:a xlink:type="simple" xlink:href="https://www.ukrinform.ua/rubric-kyiv/3714075-deputata-kiivradi-trubicina-viklucili-iz-frakcii-sluga-narodu.html" text:style-name="Internet_20_link" text:visited-style-name="Visited_20_Internet_20_Link">
Deputy of the Kyiv City Council <text:span text:style-name="T4">
 Trubitsyn </text:span>
 And was expelled from the faction "Servant of the People"</text:a>
As it was reported, the reporters of the project <text:a xlink:type="simple" xlink:href="https://www.radiosvoboda.org/a/skhemy-deputat-trubitsyn-dpsu-hur/32436777.html" text:style-name="Internet_20_link" text:visited-style-name="Visited_20_Internet_20_Link">
"Schemes"</text:a>
 (Radio Liberty)It was reported that the deputy of the Kyiv City Council Vladislav Trubitsyn, whom SAP and NABU was accused of bribery and did not appear at a meeting of the Supreme Anti -Corruption Court, on May 13, the border in Poland with the permission of the Head of the State Border Service of the Dynek Budanova.</text:p>
      <text:p text:style-name="P4">
News Source: <text:a xlink:type="simple" xlink:href="https://www.ukrinform.ua/rubric-society/3716653-derzprikordonsluzba-ne-komentue-ci-viihav-z-ukraini-deputat-trubicin.html" text:style-name="Internet_20_link" text:visited-style-name="Visited_20_Internet_20_Link">
https://www.ukrinform.ua/rubric-society/3716653-derzprikordonsluzba-ne-komentue-ci-viihav-z-ukraini-deputat-trubicin.html</text:a>
</text:p>
      <!--NEWS-->
      <text:h text:style-name="P10" text:outline-level="1">
<text:span text:style-name="T4">
Norway will provide Ukraine with a five -year military assistance program for € 7 billion</text:span>
</text:h>
      <text:p text:style-name="P4">
Authors: Ukrinform (Person)</text:p>
      <text:p text:style-name="P4">
Publisher: Укринформ (Organization)</text:p>
      <text:p text:style-name="P4">
Published Time: 2023-05-31T17:52:00+03:00</text:p>
      <text:p text:style-name="P4">
Modified Time: 2023-05-31T17:52:00+03:00</text:p>
      <text:p text:style-name="P4">
Description: Norway will provide Ukraine with a five -year military assistance program totaling € 7 billion. - Ukrinform.</text:p>
      <text:p text:style-name="P4">
Images: ['<text:a xlink:type="simple" xlink:href="https://static.ukrinform.com/photos/2023_05/thumb_files/630_360_1685545193-898.jpg" text:style-name="Internet_20_link" text:visited-style-name="Visited_20_Internet_20_Link">
630_360_16855...</text:a>
']</text:p>
      <text:p text:style-name="P4">
Tags: ['Норвегія', 'Україна', 'допомога', 'Війна з Росією']</text:p>
      <text:p text:style-name="P4">
Type: Article</text:p>
      <!--METADATA-->
      <text:p text:style-name="P4">
<draw:frame draw:style-name="fr1" draw:name="Image130" text:anchor-type="as-char" svg:width="6.9236in" svg:height="3.956343in" draw:z-index="0">
<draw:image xlink:href="../Images/yкринформ/2023-05-31T17-52-00-03-00/630_360_1685545193-898.jpg" xlink:type="simple" xlink:show="embed" xlink:actuate="onLoad" draw:mime-type="image/jpeg"/>
</draw:frame>
Norway will take advantage of Ukraine with a five -year military assistance program totaling EUR 7.</text:p>
      <text:p text:style-name="P4">
This was discussed at the meeting of the Prime Minister of Norway Jonas Gar Stere Tageneral Secretary of NATO Jens Stoltenberg in Oslo, Ukrinform reports to <text:a xlink:type="simple" xlink:href="https://www.regjeringen.no/en/aktuelt/joint-long-term-support-to-ukraine/id2980491/" text:style-name="Internet_20_link" text:visited-style-name="Visited_20_Internet_20_Link">
Ministry of Foreign Affairs of Norway</text:a>
.</text:p>
      <text:p text:style-name="P4">
Stere noted that his country and other NATO members supported Ukraine in its struggle for independence and freedom.</text:p>
      <text:p text:style-name="P4">
"We will support Ukraine as much as it will be needed. Within the support program of Ukraine <text:a xlink:type="simple" xlink:href="https://www.ukrinform.ua/tag-norvegia" text:style-name="Internet_20_link" text:visited-style-name="Visited_20_Internet_20_Link">
Norway</text:a>
will provide military, humanitarian and civilian assistance for a total amount(€ 7 billion - ed.)For five years, "said Premier -Minister.</text:p>
      <text:p text:style-name="P4">
<text:span text:style-name="T4">
 Read also: </text:span>
 [Pentagon Head named countries that will take part(https://www.ukrinform.ua/rubric-ato/3714211-glava-pentagonu-nazvav-kraini-aki-zabezpecuvatimut-trenuvanna-ukrainciv-na-f16.html)At the same time, it was emphasized that the promotion of long -term cooperation between NATO IUKraine is an important goal.</text:p>
      <text:p text:style-name="P4">
"NATO membership was the cornerstone of the Norwegian Security Policy from the moment of the Alliance in 1949 and is crucial now that a war is underway in Europe," the Prime Minister emphasized.</text:p>
      <text:p text:style-name="P4">
<text:span text:style-name="T4">
 Read also: </text:span>
 <text:a xlink:type="simple" xlink:href="https://www.ukrinform.ua/rubric-ato/3712965-norvegia-nadast-ukraini-dodatkove-ozbroenna-nasams-mlrs-i-radari.html" text:style-name="Internet_20_link" text:visited-style-name="Visited_20_Internet_20_Link">
<text:span text:style-name="T4">
 Norway </text:span>
 will provide Ukraine with additional weapons -nasams, MLRS and radars</text:a>
He noted that Norway has made an obligation to increase the defense expenditures of the fastest at least 2% of GDP by 2026.</text:p>
      <text:p text:style-name="P4">
It was reported that in Oslo on May 31 - June 1 there is an informal meeting of foreign ministers of NATO countries.</text:p>
      <text:p text:style-name="P4">
<text:span text:style-name="T5">
Foto: heiko junge/ntb</text:span>
</text:p>
      <text:p text:style-name="P4">
News Source: <text:a xlink:type="simple" xlink:href="https://www.ukrinform.ua/rubric-ato/3716655-norvegia-nadast-ukraini-patiricnu-programu-vijskovoi-dopomogi-na-7-milardiv.html" text:style-name="Internet_20_link" text:visited-style-name="Visited_20_Internet_20_Link">
https://www.ukrinform.ua/rubric-ato/3716655-norvegia-nadast-ukraini-patiricnu-programu-vijskovoi-dopomogi-na-7-milardiv.html</text:a>
</text:p>
      <!--NEWS-->
      <text:h text:style-name="P10" text:outline-level="1">
<text:span text:style-name="T4">
Naftogaz has agreed with investors to restructure Eurobonds</text:span>
</text:h>
      <text:p text:style-name="P4">
Authors: Ukrinform (Person)</text:p>
      <text:p text:style-name="P4">
Publisher: Укринформ (Organization)</text:p>
      <text:p text:style-name="P4">
Published Time: 2023-05-31T18:00:00+03:00</text:p>
      <text:p text:style-name="P4">
Modified Time: 2023-05-31T18:00:00+03:00</text:p>
      <text:p text:style-name="P4">
Description: Naftogaz of Ukraine reached agreements on the restructuring of Eurobonds with maturity in July 2022 and in November 2026. Restructuring should end by the end of July 2023. - Ukrinform.</text:p>
      <text:p text:style-name="P4">
Images: ['<text:a xlink:type="simple" xlink:href="https://static.ukrinform.com/photos/2019_09/thumb_files/630_360_1568720073-567.jpg" text:style-name="Internet_20_link" text:visited-style-name="Visited_20_Internet_20_Link">
630_360_15687...</text:a>
']</text:p>
      <text:p text:style-name="P4">
Tags: ['Борг', 'Нафтогаз', 'Єврооблігації', 'Чернишов']</text:p>
      <text:p text:style-name="P4">
Type: Article</text:p>
      <!--METADATA-->
      <text:p text:style-name="P4">
<draw:frame draw:style-name="fr1" draw:name="Image131" text:anchor-type="as-char" svg:width="6.9236in" svg:height="3.956343in" draw:z-index="0">
<draw:image xlink:href="../Images/yкринформ/2023-05-31T18-00-00-03-00/630_360_1568720073-567.jpg" xlink:type="simple" xlink:show="embed" xlink:actuate="onLoad" draw:mime-type="image/jpeg"/>
</draw:frame>
Naftogaz of Ukraine reached agreements on the restructuring of e-bonds with maturity in July 2022 and in November 2026. Restructuring should end by the end of July 2023.</text:p>
      <text:p text:style-name="P4">
This was reported by the chairman of the company Alexei Chernyshov, reports Ukrinformis with a reference to <text:a xlink:type="simple" xlink:href="https://www.naftogaz.com/news/oleksiy-chernyshov-naftogaz-domovyvsya-z-investoramy-pro-shlyahy-restrukturyzatsii-evroobligatsiy-2022-2026-rokiv" text:style-name="Internet_20_link" text:visited-style-name="Visited_20_Internet_20_Link">
Naftogaz press service.</text:a>
“We have good news: agreements have been reached on ways of restructuring <text:a xlink:type="simple" xlink:href="https://www.ukrinform.ua/tag-evroobligacii" text:style-name="Internet_20_link" text:visited-style-name="Visited_20_Internet_20_Link">
Eurobonds</text:a>
With the timing of 2022/2026. During the meeting, investors were presented with detailed restructuring proposals approved by the Board and the Supervisory Board. Restructuring should end by the end of July 2023, ”he said.</text:p>
      <text:p text:style-name="P4">
Chernyshov said that in close dialogue with all the owners of the Eurobond, it was necessary to find the most optimal solutions for both investors and groups of companies. In the future, the relevant proposals are subject to approval of the Cabinet of Ministers of Ukraine as a shareholder of the company.</text:p>
      <text:p text:style-name="P4">
<text:span text:style-name="T4">
 Read also: </text:span>
 <text:a xlink:type="simple" xlink:href="https://www.ukrinform.ua/rubric-economy/3680887-naftogaz-zaproponuvav-investoram-novij-scenarij-restrukturizacii-borgiv.html" text:style-name="Internet_20_link" text:visited-style-name="Visited_20_Internet_20_Link">
<text:span text:style-name="T4">
 Naftogaz </text:span>
 <text:span text:style-name="T4">
 </text:span>
 offered <text:span text:style-name="T4">
 </text:span>
 investors <text:span text:style-name="T4">
 </text:span>
 <text:span text:style-name="T4">
 new </text:span>
<text:span text:style-name="T4">
 script </text:span>
 <text:span text:style-name="T4">
 </text:span>
 Restructuring <text:span text:style-name="T4">
 </text:span>
 <text:span text:style-name="T4">
 debt </text:span>
 **</text:a>
As reported, in July 2019, Naftogaz attracted the financing of the international capital market due to the issue of Eurobonds worth 600 million euros and335 million dollars. The company accommodated five -year euro bonds with an yield of 7.125% and three -year in dollars with an yield of 7.375%.</text:p>
      <text:p text:style-name="P4">
Three months later, in November, NAC placed 7-year Eurobonds worth $ 500 million. under 7.625% per annum. The total volume of all three issues of Eurobondi is evaluated by $ 1.5 billion.</text:p>
      <text:p text:style-name="P4">
Already in July 2022 <text:a xlink:type="simple" xlink:href="https://www.ukrinform.ua/rubric-economy/3537423-naftogaz-zaavlae-pro-defolt-za-evroobligaciami.html" text:style-name="Internet_20_link" text:visited-style-name="Visited_20_Internet_20_Link">
the government went to the default on the Eurobonds of Naftogaz</text:a>
without allowing to fulfill the obligations to the holding of the euroboligations to make the necessary payments to pay the principal amount of wraps(Regarding the issue of 2022)and interest(As for the issue of 2024).</text:p>
      <text:p text:style-name="P4">
News Source: <text:a xlink:type="simple" xlink:href="https://www.ukrinform.ua/rubric-economy/3716656-naftogaz-domovivsa-z-investorami-pro-restrukturizaciu-evroobligacij.html" text:style-name="Internet_20_link" text:visited-style-name="Visited_20_Internet_20_Link">
https://www.ukrinform.ua/rubric-economy/3716656-naftogaz-domovivsa-z-investorami-pro-restrukturizaciu-evroobligacij.html</text:a>
</text:p>
      <!--NEWS-->
      <text:h text:style-name="P10" text:outline-level="1">
<text:span text:style-name="T4">
Khmelnitsky ecologists have established the cause of the sea of fish in the South Bug</text:span>
</text:h>
      <text:p text:style-name="P4">
Authors: Ukrinform (Person)</text:p>
      <text:p text:style-name="P4">
Publisher: Укринформ (Organization)</text:p>
      <text:p text:style-name="P4">
Published Time: 2023-05-31T18:03:03+03:00</text:p>
      <text:p text:style-name="P4">
Modified Time: 2023-05-31T18:03:03+03:00</text:p>
      <text:p text:style-name="P4">
Description: Khmelnitsky ecologists conducted laboratory tests of water samples, which were selected on May 17 from the Southern Bug, and established the cause of the sea of fish observed in Khmelnitsky. It is associated with a slight excess of biochemical consumption of oxygen, which indicates pollution of the reservoir. - Ukrinform.</text:p>
      <text:p text:style-name="P4">
Images: ['<text:a xlink:type="simple" xlink:href="https://static.ukrinform.com/photos/2016_04/thumb_files/630_360_1461002345-4912.jpg" text:style-name="Internet_20_link" text:visited-style-name="Visited_20_Internet_20_Link">
630_360_14610...</text:a>
']</text:p>
      <text:p text:style-name="P4">
Tags: ['Хмельниччина', 'Вода', 'Риба']</text:p>
      <text:p text:style-name="P4">
Type: Article</text:p>
      <!--METADATA-->
      <text:p text:style-name="P4">
<draw:frame draw:style-name="fr1" draw:name="Image132" text:anchor-type="as-char" svg:width="6.9236in" svg:height="3.956343in" draw:z-index="0">
<draw:image xlink:href="../Images/yкринформ/2023-05-31T18-03-03-03-00/630_360_1461002345-4912.jpg" xlink:type="simple" xlink:show="embed" xlink:actuate="onLoad" draw:mime-type="image/jpeg"/>
</draw:frame>
Khmelnytsky ecologists conducted laboratory tests of water samples, which were selected on May 16 from the Southern Bug, and found the cause of the sea of fish, which is preserved in Khmelnitsky. It is associated with a slight excess of the indicator of biochemical oxygen consumption, which indicates contamination.</text:p>
      <text:p text:style-name="P4">
This was reported in <text:a xlink:type="simple" xlink:href="https://www.facebook.com/100067135552712/posts/pfbid02AoNvgFpBQTMD1U33XEjmZki2TGEByejtZ4UgMKnWWFZ3stNUfxJjbmnhnb9nfjxBl/" text:style-name="Internet_20_link" text:visited-style-name="Visited_20_Internet_20_Link">
Facebook</text:a>
The State Environmental Inspectorate in Khmelnytsky Oblast, Ukrinform reports.</text:p>
      <text:p text:style-name="P4">
“Water samples were selected by the inspection, according to the results of instrumental and laboratory tests, which has an excess of the BSC indicator, which will testify to the contamination of the reservoir. At the point of selection on the Southern Bug River on Kooperative Street, this figure was 3.4 mg/dm3, and at the selection point on the St. Pivnichnya - 3.6 mg/dm3(at a rate of 3.0 mg/dm3). Показник розчиненого у водікисню становив від 4,2 до 4,4 мг/дм3 (At a norm of not less than 4.0 mg/dm3)”, -goes in the message.</text:p>
      <text:p text:style-name="P4">
According to the Oblinka, the commission was recorded(146ks.), carp(7 copies.), pikes(1 cop.). Caras(1 cop.).</text:p>
      <text:p text:style-name="P4">
Розмір збитків завданих довкіллю внаслідок мору риби становить 562 тис. 139гривень.</text:p>
      <text:p text:style-name="P4">
У Держекоінспекції зазначили, що матеріали передали правоохоронним органам упорядку статті 214 для встановлення причин загибелі водних живих біоресурсівта притягнення винних осіб до відповідальності.</text:p>
      <text:p text:style-name="P4">
<text:span text:style-name="T4">
Читайте також:</text:span>
 <text:a xlink:type="simple" xlink:href="https://www.ukrinform.ua/rubric-regions/3715734-v-odesi-perevirili-plazi-na-vidpovidnist-ekologicnim-normam.html" text:style-name="Internet_20_link" text:visited-style-name="Visited_20_Internet_20_Link">
 В Одесі перевірили пляжі на відповідність екологічнимнормам </text:a>
As <text:a xlink:type="simple" xlink:href="https://www.ukrinform.ua/rubric-ato/3666430-rosiani-zavdali-skodi-ukrainskomu-dovkillu-na-19-triljona.html" text:style-name="Internet_20_link" text:visited-style-name="Visited_20_Internet_20_Link">
reported</text:a>
Ukrinform, the State Environmental Inspectorate, since the beginning of a full -scale war, has recorded more than 2.3 thousand cases of environment for about 1.9 trillion hryvnias.</text:p>
      <text:p text:style-name="P4">
News Source: <text:a xlink:type="simple" xlink:href="https://www.ukrinform.ua/rubric-regions/3716657-hmelnicki-ekologi-vstanovili-pricinu-moru-ribi-u-pivdennomu-buzi.html" text:style-name="Internet_20_link" text:visited-style-name="Visited_20_Internet_20_Link">
https://www.ukrinform.ua/rubric-regions/3716657-hmelnicki-ekologi-vstanovili-pricinu-moru-ribi-u-pivdennomu-buzi.html</text:a>
</text:p>
      <!--NEWS-->
      <text:h text:style-name="P10" text:outline-level="1">
<text:span text:style-name="T4">
At the Palace Ukraine metro station, the passenger was killed under the wheels of the train</text:span>
</text:h>
      <text:p text:style-name="P4">
Authors: Ukrinform (Person)</text:p>
      <text:p text:style-name="P4">
Publisher: Укринформ (Organization)</text:p>
      <text:p text:style-name="P4">
Published Time: 2023-05-31T18:07:00+03:00</text:p>
      <text:p text:style-name="P4">
Modified Time: 2023-05-31T18:07:00+03:00</text:p>
      <text:p text:style-name="P4">
Description: At the station of the Kiev Metro "Palace Ukraine" the passenger came under the train, the stations "Square of Ukrainian Heroes" and "Olympic" were also closed to the entrance and exit. - Ukrinform.</text:p>
      <text:p text:style-name="P4">
Images: ['<text:a xlink:type="simple" xlink:href="https://static.ukrinform.com/photos/2021_04/thumb_files/630_360_1619529497-744.jpg" text:style-name="Internet_20_link" text:visited-style-name="Visited_20_Internet_20_Link">
630_360_16195...</text:a>
']</text:p>
      <text:p text:style-name="P4">
Tags: ['Медики', 'Метро', 'Київ']</text:p>
      <text:p text:style-name="P4">
Type: Article</text:p>
      <!--METADATA-->
      <text:p text:style-name="P4">
<draw:frame draw:style-name="fr1" draw:name="Image133" text:anchor-type="as-char" svg:width="6.9236in" svg:height="3.956343in" draw:z-index="0">
<draw:image xlink:href="../Images/yкринформ/2023-05-31T18-07-00-03-00/630_360_1619529497-744.jpg" xlink:type="simple" xlink:show="embed" xlink:actuate="onLoad" draw:mime-type="image/jpeg"/>
</draw:frame>
At the Passenger Palace, the Passenger Station came under the train, and the stations "Square of Ukrainian Heroes" and "Olympic" were also closed at the entrance of Tavhid.</text:p>
      <text:p text:style-name="P4">
About it in <text:a xlink:type="simple" xlink:href="https://t.me/KyivCityOfficial/6880" text:style-name="Internet_20_link" text:visited-style-name="Visited_20_Internet_20_Link">
telegram</text:a>
Informed the press service of the Kyiv City State Administration, Ukrinform reports.</text:p>
      <text:p text:style-name="P4">
"At the Passenger Palace station, the passenger came under the train. All the necessary services, including doctors, were drawn to the scene.</text:p>
      <text:p text:style-name="P4">
<text:span text:style-name="T4">
 Read also: </text:span>
 [in Kiev stopped the movement of a number of trolleybuses due to the fall of the rocket(https://www.ukrinform.ua/rubric-kyiv/3715552-u-kievi-zatrimuetsa-ruh-nizki-trolejbusiv-cerez-padinna-ulamka-raketi.html)It is noted that trains motion with a blue line <text:a xlink:type="simple" xlink:href="https://www.ukrinform.ua/tag-metro" text:style-name="Internet_20_link" text:visited-style-name="Visited_20_Internet_20_Link">
subway</text:a>
It was carried out from the station "Heroes of the Dnieper" to the station "Independence Square" and from "Libidskaya" to "Teremkiv".</text:p>
      <text:p text:style-name="P4">
Olympic metro stations and Ukrainian Heroes Square(former "Leo Tolstoy Square")Already work for entry and exit. The Kyiv City State Administration reported this in <text:a xlink:type="simple" xlink:href="https://t.me/KyivCityOfficial/6887" text:style-name="Internet_20_link" text:visited-style-name="Visited_20_Internet_20_Link">
telegram</text:a>
.</text:p>
      <text:p text:style-name="P4">
As it is noted, the “Ukraine” Palace station is closed. Trains are followed by wrap. Specialists continue to work on the spot.</text:p>
      <text:p text:style-name="P4">
The restoration of the work of the Palace station "Ukraine" will be announced additionally.</text:p>
      <text:p text:style-name="P4">
The passenger who came under the train was killed. The Kyiv City State Administration reported this in <text:a xlink:type="simple" xlink:href="https://t.me/KyivCityOfficial/6888" text:style-name="Internet_20_link" text:visited-style-name="Visited_20_Internet_20_Link">
telegram</text:a>
.</text:p>
      <text:p text:style-name="P4">
"Unfortunately, the case of lethal, all the circumstances of the incident are clarified by law enforcement.</text:p>
      <text:p text:style-name="P4">
<text:span text:style-name="T5">
Foto: Official portal of Kiev</text:span>
</text:p>
      <text:p text:style-name="P4">
News Source: <text:a xlink:type="simple" xlink:href="https://www.ukrinform.ua/rubric-kyiv/3716613-na-stancii-metro-palac-ukraina-pasazirka-potrapila-pid-potag.html" text:style-name="Internet_20_link" text:visited-style-name="Visited_20_Internet_20_Link">
https://www.ukrinform.ua/rubric-kyiv/3716613-na-stancii-metro-palac-ukraina-pasazirka-potrapila-pid-potag.html</text:a>
</text:p>
      <!--NEWS-->
      <text:h text:style-name="P10" text:outline-level="1">
<text:span text:style-name="T4">
Zelenska advised how to help the psyche overcome stress</text:span>
</text:h>
      <text:p text:style-name="P4">
Authors: Ukrinform (Person)</text:p>
      <text:p text:style-name="P4">
Publisher: Укринформ (Organization)</text:p>
      <text:p text:style-name="P4">
Published Time: 2023-05-31T18:07:30+03:00</text:p>
      <text:p text:style-name="P4">
Modified Time: 2023-05-31T18:07:30+03:00</text:p>
      <text:p text:style-name="P4">
Description: The wife of the President of Ukraine Elena Zelenska gave advice on how not to keep accumulated in herself to help the psyche overcome stress. - Ukrinform.</text:p>
      <text:p text:style-name="P4">
Images: ['<text:a xlink:type="simple" xlink:href="https://static.ukrinform.com/photos/2022_12/thumb_files/630_360_1672220473-651.jpeg" text:style-name="Internet_20_link" text:visited-style-name="Visited_20_Internet_20_Link">
630_360_16722...</text:a>
']</text:p>
      <text:p text:style-name="P4">
Tags: ['Стрес', 'Олена Зеленська', 'Психічне здоров’я']</text:p>
      <text:p text:style-name="P4">
Type: Article</text:p>
      <!--METADATA-->
      <text:p text:style-name="P4">
<draw:frame draw:style-name="fr1" draw:name="Image134" text:anchor-type="as-char" svg:width="6.9236in" svg:height="3.956343in" draw:z-index="0">
<draw:image xlink:href="../Images/yкринформ/2023-05-31T18-07-30-03-00/630_360_1672220473-651.jpeg" xlink:type="simple" xlink:show="embed" xlink:actuate="onLoad" draw:mime-type="image/jpeg"/>
</draw:frame>
President of Ukraine Olena Zelenskaya gave advice on how not to keep accumulated in order to help the psyche overcome stress.</text:p>
      <text:p text:style-name="P4">
As Ukrinform reports, the first lady wrote about it in <text:a xlink:type="simple" xlink:href="https://t.me/FirstLadyOfUkraine/3243" text:style-name="Internet_20_link" text:visited-style-name="Visited_20_Internet_20_Link">
telegram</text:a>
.</text:p>
      <text:p text:style-name="P4">
«Стримувати свої почуття. Не зізнаватися нікому, що от сьогодні ти «невивозиш». Прокидатися зранку — якщо вдалося поспати після чергової безсонноїночі — і «триматися», працюючи на автоматі. Іноді нам здається, що ценепоганий спосіб впоратися з усім, що відбувається», - зауважила дружинаПрезидента</text:p>
      <text:p text:style-name="P4">
За словами Зеленської, під час війни багато хто наклав вето на власнувразливість й зовні виглядає «окей». Натомість психіка людини витрачає купузусиль, щоб втриматися у такому «нечутливому» стані.</text:p>
      <text:p text:style-name="P4">
«Постійне стримування емоцій шкідливе для нашого фізичного та психічногоздоров’я — й про це <text:a xlink:type="simple" xlink:href="https://www.youtube.com/watch" text:style-name="Internet_20_link" text:visited-style-name="Visited_20_Internet_20_Link">
 четверта серія відеороликів</text:a>
, created by NGO "Barrierity" together with the Ministry of Health of Ukraine with the support of WHO, the All -Ukrainian Program of Mental Health "Are You How?" - reported.</text:p>
      <text:p text:style-name="P4">
According to her, this series is about not keeping accumulated in yourself to help the psyche overcome stress. The fact that being weak, vulnerable, tired - and confess - is not only possible, but necessary. "After all, we are people and people to trust each other and to" treat "each other with the support of and understanding," the first lady added.</text:p>
      <text:p text:style-name="P4">
The whole cycle of rollers on how to defeat stress available at <text:a xlink:type="simple" xlink:href="https://www.youtube.com/playlist" text:style-name="Internet_20_link" text:visited-style-name="Visited_20_Internet_20_Link">
link</text:a>
.</text:p>
      <text:p text:style-name="P4">
<text:span text:style-name="T4">
 Read also: </text:span>
 <text:a xlink:type="simple" xlink:href="https://www.ukrinform.ua/rubric-society/3705235-visokij-riven-stresu-cerez-vijnu-maut-88-ukrainciv.html" text:style-name="Internet_20_link" text:visited-style-name="Visited_20_Internet_20_Link">
high stress levels over war have 88% of Ukrainians</text:a>
As it was reported, within the <text:a xlink:type="simple" xlink:href="https://www.ukrinform.ua/rubric-society/3707417-ministerstva-predstavili-sim-prioritetnih-proektiv-vseukrainskoi-programi-mentalnogo-zdorova.html" text:style-name="Internet_20_link" text:visited-style-name="Visited_20_Internet_20_Link">
All -Ukrainian Mental Health Program</text:a>
Zelenskaya started a communication campaign, the purpose of which is to facilitate the formation in the society of culture of care for mental health, to give understanding and to show tools that will help Ukrainians care about their internal state.<text:span text:style-name="T5">
Foto: op</text:span>
</text:p>
      <text:p text:style-name="P4">
News Source: <text:a xlink:type="simple" xlink:href="https://www.ukrinform.ua/rubric-society/3716660-zelenska-poradila-ak-dopomogti-psihici-zdolati-stres.html" text:style-name="Internet_20_link" text:visited-style-name="Visited_20_Internet_20_Link">
https://www.ukrinform.ua/rubric-society/3716660-zelenska-poradila-ak-dopomogti-psihici-zdolati-stres.html</text:a>
</text:p>
      <!--NEWS-->
      <text:h text:style-name="P10" text:outline-level="1">
<text:span text:style-name="T4">
Klitschko checked how a new square near the metro station "Heroes of the Dnieper" is being equipped</text:span>
</text:h>
      <text:p text:style-name="P4">
Authors: Ukrinform (Person)</text:p>
      <text:p text:style-name="P4">
Publisher: Укринформ (Organization)</text:p>
      <text:p text:style-name="P4">
Published Time: 2023-05-31T18:15:00+03:00</text:p>
      <text:p text:style-name="P4">
Modified Time: 2023-05-31T18:15:00+03:00</text:p>
      <text:p text:style-name="P4">
Description: Kyiv Mayor Vitaliy Klitschko checked how to order in the capital areas, as well as inspecting how work on the arrangement of a new square near the metro station "Heroes of the Dnieper" in Obolon district continues. - Ukrinform.</text:p>
      <text:p text:style-name="P4">
Images: ['<text:a xlink:type="simple" xlink:href="https://static.ukrinform.com/photos/2023_05/thumb_files/630_360_1685545778-175.jpg" text:style-name="Internet_20_link" text:visited-style-name="Visited_20_Internet_20_Link">
630_360_16855...</text:a>
']</text:p>
      <text:p text:style-name="P4">
Tags: ['Віталій Кличко', 'Київ', 'Ремонт']</text:p>
      <text:p text:style-name="P4">
Type: Article</text:p>
      <!--METADATA-->
      <text:p text:style-name="P4">
<draw:frame draw:style-name="fr1" draw:name="Image135" text:anchor-type="as-char" svg:width="6.9236in" svg:height="3.956343in" draw:z-index="0">
<draw:image xlink:href="../Images/yкринформ/2023-05-31T18-15-00-03-00/630_360_1685545778-175.jpg" xlink:type="simple" xlink:show="embed" xlink:actuate="onLoad" draw:mime-type="image/jpeg"/>
</draw:frame>
The mayor Klitschko checked how they tidy up in the capital areas, as well as inspecting how work on the arrangement of a new square near the Hero -Dr. Metro Station in Obolon District is ongoing.</text:p>
      <text:p text:style-name="P4">
According to Ukrinform, it reports <text:a xlink:type="simple" xlink:href="https://kyivcity.gov.ua/news/vitaliy_klichko_pereviriv_yak_navodyat_lad_v_rayonakh_kiyeva_ta_yak_oblashtovuyut_noviy_skver_poblizu_stantsi_metro_gerov_dnipra_de_pribrali_mafi/" text:style-name="Internet_20_link" text:visited-style-name="Visited_20_Internet_20_Link">
Kyiv City State Administration.</text:a>
“The mayor of Kyiv checked how work is underway at the location near the metro station“ Heroes of the Dnieper ”in the Obolon district. The City Improvement Department dismantled 66 MAFs there. Today, a new spray with good and convenient infrastructure is being built in their place, ”the message reads.</text:p>
      <text:p text:style-name="P4">
In particular, pergolas will be installed on the territory of the square, Sakura will be planted, and a deacon. In the evening on the main alley, the trees will be illuminated.</text:p>
      <text:p text:style-name="P4">
This place will also be convenient for the small -mobility segments of the population.</text:p>
      <text:p text:style-name="P4">
</text:p>
      <text:p text:style-name="P4">
<text:a xlink:type="simple" xlink:href="https://static.ukrinform.com/photos/2023_05/1685545740-6950.jpeg" text:style-name="Internet_20_link" text:visited-style-name="Visited_20_Internet_20_Link">
 </text:a>
 <text:a xlink:type="simple" xlink:href="https://static.ukrinform.com/photos/2023_05/1685545740-2238.jpeg" text:style-name="Internet_20_link" text:visited-style-name="Visited_20_Internet_20_Link">
</text:a>
 <text:a xlink:type="simple" xlink:href="https://static.ukrinform.com/photos/2023_05/1685545740-4006.jpeg" text:style-name="Internet_20_link" text:visited-style-name="Visited_20_Internet_20_Link">
</text:a>
 <text:a xlink:type="simple" xlink:href="https://static.ukrinform.com/photos/2023_05/1685545740-3460.jpeg" text:style-name="Internet_20_link" text:visited-style-name="Visited_20_Internet_20_Link">
</text:a>
 <text:a xlink:type="simple" xlink:href="https://static.ukrinform.com/photos/2023_05/1685545740-3714.jpeg" text:style-name="Internet_20_link" text:visited-style-name="Visited_20_Internet_20_Link">
</text:a>
 <text:a xlink:type="simple" xlink:href="https://static.ukrinform.com/photos/2023_05/1685545741-8730.jpeg" text:style-name="Internet_20_link" text:visited-style-name="Visited_20_Internet_20_Link">
</text:a>
 <text:a xlink:type="simple" xlink:href="https://static.ukrinform.com/photos/2023_05/1685545741-3059.jpeg" text:style-name="Internet_20_link" text:visited-style-name="Visited_20_Internet_20_Link">
</text:a>
 <text:a xlink:type="simple" xlink:href="https://static.ukrinform.com/photos/2023_05/1685545741-9255.jpeg" text:style-name="Internet_20_link" text:visited-style-name="Visited_20_Internet_20_Link">
</text:a>
 <text:a xlink:type="simple" xlink:href="https://static.ukrinform.com/photos/2023_05/1685545740-3204.jpeg" text:style-name="Internet_20_link" text:visited-style-name="Visited_20_Internet_20_Link">
</text:a>
</text:p>
      <text:p text:style-name="P4">
“After all, underground subway stations are shelters during air alarm. It is also wicked that the paths to them be free and safe, ” - said <text:a xlink:type="simple" xlink:href="https://www.ukrinform.ua/tag-vitalij-klicko" text:style-name="Internet_20_link" text:visited-style-name="Visited_20_Internet_20_Link">
Merikyeva. </text:a>
Klitschko recalled that green territories already equipped on the Boulevard of Mykolakhnovsky, near the Polytechnic Institute metro station and on the streets of Zhishgorod - also on the places where the MAFi was dismantled.</text:p>
      <text:p text:style-name="P4">
<text:span text:style-name="T4">
 Read also: </text:span>
 <text:a xlink:type="simple" xlink:href="https://www.ukrinform.ua/rubric-kyiv/3707741-u-kievi-bila-stancii-metro-sulavska-demontuvali-blizko-30-mafiv.html" text:style-name="Internet_20_link" text:visited-style-name="Visited_20_Internet_20_Link">
in Kiev near the Shulyavska metro station, dismantled 30 MAFs</text:a>
Work is also underway to create a good public space with zoning near the Shulyavska metro station.</text:p>
      <text:p text:style-name="P4">
In addition, Klitschko checked several locations in the Podilskyi district.</text:p>
      <text:p text:style-name="P4">
According to him, “the capital's authorities continue to control how the content is tasked. Even in the war, we care about the improvement of the capital and the comfort of its residents. "</text:p>
      <text:p text:style-name="P4">
"Today we inspect Podilskyi district. Special attention is paid to the dumps, the abandoned cluttered territories," Klitschko said.</text:p>
      <text:p text:style-name="P4">
"Every head of the district and the heads of profile services are responsible for sanitary plants in the area and should not allow the formation of unsanitary services. Whatever the balancing holder is a private or communal structure. The workpiece should oblige their work," Klitschko said.</text:p>
      <text:p text:style-name="P4">
<text:span text:style-name="T4">
 Read also: </text:span>
 [<text:span text:style-name="T4">
 Klitschko </text:span>
 invited American businessmen of Kyiv's references]](https://www.ukrinform.ua/rubric-kyiv/3711435-klicko-zaprosiv-amerikanskih-biznesmeniv-do-vidbudovi-kieva.html)He emphasized that "the capital's authorities, through systematically landscaping inspectors, will check and control these tasks. Everyone who will ignore their duties will be responsible, such as a fine."</text:p>
      <text:p text:style-name="P4">
As reported by Ukrinform, Klitschko showed <text:a xlink:type="simple" xlink:href="https://www.ukrinform.ua/rubric-kyiv/3714409-klicko-pokazav-ak-vigladatime-rekreacijna-zona-na-oboloni.html" text:style-name="Internet_20_link" text:visited-style-name="Visited_20_Internet_20_Link">
what will look created in the capital recreational zone</text:a>
which will connect the Natalka Park, the waterfront and the Obolon Island.</text:p>
      <text:p text:style-name="P4">
News Source: <text:a xlink:type="simple" xlink:href="https://www.ukrinform.ua/rubric-kyiv/3716663-klicko-pereviriv-ak-oblastovuut-novij-skver-poblizu-stancii-metro-geroiv-dnipra.html" text:style-name="Internet_20_link" text:visited-style-name="Visited_20_Internet_20_Link">
https://www.ukrinform.ua/rubric-kyiv/3716663-klicko-pereviriv-ak-oblastovuut-novij-skver-poblizu-stancii-metro-geroiv-dnipra.html</text:a>
</text:p>
      <!--NEWS-->
      <text:h text:style-name="P10" text:outline-level="1">
<text:span text:style-name="T4">
"Hit" for the first time in history became the Ukrainian Futsal Champion</text:span>
</text:h>
      <text:p text:style-name="P4">
Authors: Ukrinform (Person)</text:p>
      <text:p text:style-name="P4">
Publisher: Укринформ (Organization)</text:p>
      <text:p text:style-name="P4">
Published Time: 2023-05-31T18:21:22+03:00</text:p>
      <text:p text:style-name="P4">
Modified Time: 2023-05-31T18:21:22+03:00</text:p>
      <text:p text:style-name="P4">
Description: In the final series "Hit" won Hurricane. - Ukrinform.</text:p>
      <text:p text:style-name="P4">
Images: ['<text:a xlink:type="simple" xlink:href="https://static.ukrinform.com/photos/2023_05/thumb_files/630_360_1685546421-232.jpg" text:style-name="Internet_20_link" text:visited-style-name="Visited_20_Internet_20_Link">
630_360_16855...</text:a>
']</text:p>
      <text:p text:style-name="P4">
Tags: ['футзал']</text:p>
      <text:p text:style-name="P4">
Type: Article</text:p>
      <!--METADATA-->
      <text:p text:style-name="P4">
<draw:frame draw:style-name="fr1" draw:name="Image146" text:anchor-type="as-char" svg:width="6.9236in" svg:height="3.956343in" draw:z-index="0">
<draw:image xlink:href="../Images/yкринформ/2023-05-31T18-21-22-03-00/630_360_1685546421-232.jpg" xlink:type="simple" xlink:show="embed" xlink:actuate="onLoad" draw:mime-type="image/jpeg"/>
</draw:frame>
Hit in the Hit Dupal Series won.</text:p>
      <text:p text:style-name="P4">
In the Ukrainian futsal vbet, the final series has ended with three -winners, Ukrinform reports.</text:p>
      <text:p text:style-name="P4">
In the decisive fifth match, Kyiv Hit defeated Ivano -Frankivsk Hurricane - 2: 3.</text:p>
      <text:p text:style-name="P4">
The Capital Club won the final series with a score of 3: 2 and for the first time in its history was played by the Gold of the National Championship. In the fall, Hit will represent Ukraine UEFA Champions.</text:p>
      <text:p text:style-name="P4">
Previously, the highest achievement of Hita in the championships of Ukraine was the second place of the Universities of 2019/20. In the 2018/19 and 2020/21 seasons, the team won bronze.</text:p>
      <text:p text:style-name="P4">
<text:span text:style-name="T4">
 Read also: </text:span>
 [youthful national team of Ukraine with <text:span text:style-name="T4">
 futsal </text:span>
 U19 will play kind of kind in Croatia(https://www.ukrinform.ua/rubric-sports/3714335-unacka-zbirna-ukraini-z-futzalu-u19-zigrae-na-turniri-v-horvatii.html)As reported by Ukrinform, in the struggle for bronze awards "Cardinal-Rivnestart" won the series to two victories in Lviv "Energy"(Urals account - 2: 1). Рівненський клуб вперше в своїй історії потрапив до числапризерів чемпіонату України.</text:p>
      <text:p text:style-name="P4">
Фото: facebook.com/groups</text:p>
      <text:p text:style-name="P4">
News Source: <text:a xlink:type="simple" xlink:href="https://www.ukrinform.ua/rubric-sports/3716666-hit-vperse-v-istorii-stav-cempionom-ukraini-z-futzalu.html" text:style-name="Internet_20_link" text:visited-style-name="Visited_20_Internet_20_Link">
https://www.ukrinform.ua/rubric-sports/3716666-hit-vperse-v-istorii-stav-cempionom-ukraini-z-futzalu.html</text:a>
</text:p>
      <!--NEWS-->
      <text:h text:style-name="P10" text:outline-level="1">
<text:span text:style-name="T4">
In the border of Sumy region firefighters while extinguishing fire came under fire</text:span>
</text:h>
      <text:p text:style-name="P4">
Authors: Ukrinform (Person)</text:p>
      <text:p text:style-name="P4">
Publisher: Укринформ (Organization)</text:p>
      <text:p text:style-name="P4">
Published Time: 2023-05-31T18:22:31+03:00</text:p>
      <text:p text:style-name="P4">
Modified Time: 2023-05-31T18:22:31+03:00</text:p>
      <text:p text:style-name="P4">
Description: In the Sumy region, firefighters who extinguished the fire after a strike of Russian troops came under fire. - Ukrinform.</text:p>
      <text:p text:style-name="P4">
Images: ['<text:a xlink:type="simple" xlink:href="https://static.ukrinform.com/photos/2023_05/thumb_files/630_360_1685546355-390.jpeg" text:style-name="Internet_20_link" text:visited-style-name="Visited_20_Internet_20_Link">
630_360_16855...</text:a>
']</text:p>
      <text:p text:style-name="P4">
Tags: ['Обстріл', 'Пожежа', 'Сумщина', 'Рятувальники']</text:p>
      <text:p text:style-name="P4">
Type: Article</text:p>
      <!--METADATA-->
      <text:p text:style-name="P4">
<draw:frame draw:style-name="fr1" draw:name="Image147" text:anchor-type="as-char" svg:width="6.9236in" svg:height="3.956343in" draw:z-index="0">
<draw:image xlink:href="../Images/yкринформ/2023-05-31T18-22-31-03-00/630_360_1685546355-390.jpeg" xlink:type="simple" xlink:show="embed" xlink:actuate="onLoad" draw:mime-type="image/jpeg"/>
</draw:frame>
In the Usum region, firefighters who extinguished the fire after a strike of Russian troops came under fire.</text:p>
      <text:p text:style-name="P4">
This was reported in <text:a xlink:type="simple" xlink:href="https://t.me/Sumy_news_ODA/16565" text:style-name="Internet_20_link" text:visited-style-name="Visited_20_Internet_20_Link">
telegram</text:a>
Sumskaya, reports Ukrinform.</text:p>
      <text:p text:style-name="P4">
As it is noted, the rescue service "101" received information about the fire in several places in one of the settlements of the Sumy district border, which arose from <text:a xlink:type="simple" xlink:href="https://www.ukrinform.ua/tag-obstril" text:style-name="Internet_20_link" text:visited-style-name="Visited_20_Internet_20_Link">
shelling</text:a>
. At the site, the firefighters found that the fire -owned fire covered the wall of an apartment building and parked car.</text:p>
      <text:p text:style-name="P4">
After elimination of ignition, rescuers took up the fire on another gun.</text:p>
      <text:p text:style-name="P4">
<text:span text:style-name="T4">
 Read also: </text:span>
 <text:a xlink:type="simple" xlink:href="https://www.ukrinform.ua/rubric-vidbudova/3715967-sumsina-potrebue-dopomogi-dla-vidnovlenna-zitla-osoblivo-u-prikordonnih-gromadah.html" text:style-name="Internet_20_link" text:visited-style-name="Visited_20_Internet_20_Link">
<text:span text:style-name="T4">
 Sumshn </text:span>
 in a need for housing recovery, especially in border communities</text:a>
"Working at the scene, the SESS employees were re -enclosed, so they were forced to go down to shelter." - said in the service.</text:p>
      <text:p text:style-name="P4">
When the threat passed, the firefighters eliminated the ignition, turning away the danger of another storage facility, a truck of tasillos.</text:p>
      <text:p text:style-name="P4">
As it was reported, on the night of May 31 and in the morning the invaders made six border fires in the Sumy region.</text:p>
      <text:p text:style-name="P4">
News Source: <text:a xlink:type="simple" xlink:href="https://www.ukrinform.ua/rubric-regions/3716667-u-prikordonni-sumsini-pozezniki-pid-cas-gasinna-vognu-potrapili-pid-obstril.html" text:style-name="Internet_20_link" text:visited-style-name="Visited_20_Internet_20_Link">
https://www.ukrinform.ua/rubric-regions/3716667-u-prikordonni-sumsini-pozezniki-pid-cas-gasinna-vognu-potrapili-pid-obstril.html</text:a>
</text:p>
      <!--NEWS-->
      <text:h text:style-name="P10" text:outline-level="1">
<text:span text:style-name="T4">
Zelensky in Odesa region held a meeting with the military</text:span>
</text:h>
      <text:p text:style-name="P4">
Authors: Ukrinform (Person)</text:p>
      <text:p text:style-name="P4">
Publisher: Укринформ (Organization)</text:p>
      <text:p text:style-name="P4">
Published Time: 2023-05-31T18:32:00+03:00</text:p>
      <text:p text:style-name="P4">
Modified Time: 2023-05-31T18:32:00+03:00</text:p>
      <text:p text:style-name="P4">
Description: President Volodymyr Zelenskyy is on a working trip in the Odessa region. - Ukrinform.</text:p>
      <text:p text:style-name="P4">
Images: ['<text:a xlink:type="simple" xlink:href="https://static.ukrinform.com/photos/2023_05/thumb_files/630_360_1685547868-214.png" text:style-name="Internet_20_link" text:visited-style-name="Visited_20_Internet_20_Link">
630_360_16855...</text:a>
']</text:p>
      <text:p text:style-name="P4">
Tags: ['Одещина', 'Військові', 'Зеленський']</text:p>
      <text:p text:style-name="P4">
Type: Article</text:p>
      <!--METADATA-->
      <text:p text:style-name="P4">
<draw:frame draw:style-name="fr1" draw:name="Image151" text:anchor-type="as-char" svg:width="6.9236in" svg:height="3.956343in" draw:z-index="0">
<draw:image xlink:href="../Images/yкринформ/2023-05-31T18-32-00-03-00/630_360_1685547868-214.png" xlink:type="simple" xlink:show="embed" xlink:actuate="onLoad" draw:mime-type="image/png"/>
</draw:frame>
The Presidential Lordir Zelensky is on a working trip in the Odessa region.</text:p>
      <text:p text:style-name="P4">
The Head of State reported this in <text:a xlink:type="simple" xlink:href="https://t.me/V_Zelenskiy_official/6431" text:style-name="Internet_20_link" text:visited-style-name="Visited_20_Internet_20_Link">
telegram</text:a>
, reports Ukrinform.</text:p>
      <text:p text:style-name="P4">
"A working trip to the Odessa region. He held a meeting with the military command and the heads of law enforcement agencies of the region on the current situation of the Nerdshchyna ... It is a priority region of our independent state," - said Zelensky.</text:p>
      <text:p text:style-name="P4">
According to him, the meeting discussed important topical issues: the restoration of the energy infrastructure damaged as a result of Russian shelling and ensuring its stable functioning, restarting clay enterprises in martial law, providing the needs of intraperied persons, rehabilitation of the military.</text:p>
      <text:p text:style-name="P4">
During the meeting, the President presented the newly appointed head of the Odessa Regional State Administration Oleg Kiper.</text:p>
      <text:p text:style-name="P4">
Video: <text:a xlink:type="simple" xlink:href="https://t.me/V_Zelenskiy_official/6431" text:style-name="Internet_20_link" text:visited-style-name="Visited_20_Internet_20_Link">
Zelenskiy / Official</text:a>
According to information <text:a xlink:type="simple" xlink:href="https://www.president.gov.ua/news/na-odeshini-prezident-predstaviv-novogo-golovu-oda-j-proviv-83277" text:style-name="Internet_20_link" text:visited-style-name="Visited_20_Internet_20_Link">
the press service of the Head of State</text:a>
, President, addressing the new head of the Regional State Administration, stressed that work in Odesa region is very responsible. "This is a priority regional independent state. I think you are in a great deal of experience in your experience. It is the coordination of all institutions in wartime. Especially - all authorities, law enforcement agencies, local authorities. Very important to contact our military, commander," he said, "he said he.</text:p>
      <text:p text:style-name="P4">
Zelensky emphasized that a separate priority is safety at sea, so it is necessary to ensure the work of the grain corridor, which is fundamental for Ukraine's economic economic.</text:p>
      <text:p text:style-name="P4">
During the meeting, the President heard the report of the commander of Odessa Eduardamskalava about the operational situation in the area of responsibility of OK "South", the readiness of military units and units to perform tasks. Commander of the Naval Forces Alexei Shepapa informed about the current situation in the area of responsibility of the Navy.</text:p>
      <text:p text:style-name="P4">
The Head of State also heard the information of the relevant heads on the state protection of the life of the Odessa region and the city of Odessa, an operational tissue -thigh in the region.</text:p>
      <text:p text:style-name="P4">
The participants of the event discussed the restoration of the economy of the region, which suffered losses as a result of Russian firing of energy infrastructure, and ensuring its steady functioning, restarting key enterprises in the military. Particular attention is paid to social issues, including the provision of internally displaced persons. Separately focused on the functioning of the health sphere with emphasis on the importance of rehabilitation of the military.</text:p>
      <text:p text:style-name="P4">
As reported by Ukrinform, President Volodymyr Zelenskyy was appointed on May 31, appointed the head of the Odessa regional state administration.</text:p>
      <text:p text:style-name="P4">
News Source: <text:a xlink:type="simple" xlink:href="https://www.ukrinform.ua/rubric-regions/3716674-zelenskij-na-odesini-proviv-naradu-z-vijskovimi.html" text:style-name="Internet_20_link" text:visited-style-name="Visited_20_Internet_20_Link">
https://www.ukrinform.ua/rubric-regions/3716674-zelenskij-na-odesini-proviv-naradu-z-vijskovimi.html</text:a>
</text:p>
      <!--NEWS-->
      <text:h text:style-name="P10" text:outline-level="1">
<text:span text:style-name="T4">
In Kiev, they will take an electronic vote of renaming the street in honor of "da Vinci"</text:span>
</text:h>
      <text:p text:style-name="P4">
Authors: Ukrinform (Person)</text:p>
      <text:p text:style-name="P4">
Publisher: Укринформ (Organization)</text:p>
      <text:p text:style-name="P4">
Published Time: 2023-05-31T18:35:14+03:00</text:p>
      <text:p text:style-name="P4">
Modified Time: 2023-05-31T18:35:14+03:00</text:p>
      <text:p text:style-name="P4">
Description: Kyiv Mayor Vitaliy Klitschko intends to bring the question of renaming one of the streets of the capital in honor of the deceased commander of the special unit "Wolf Da Vinci" Dmitry Kotsyubayl for electronic voting. - Ukrinform.</text:p>
      <text:p text:style-name="P4">
Images: ['<text:a xlink:type="simple" xlink:href="https://static.ukrinform.com/photos/2023_05/thumb_files/630_360_1685547242-261.jpg" text:style-name="Internet_20_link" text:visited-style-name="Visited_20_Internet_20_Link">
630_360_16855...</text:a>
']</text:p>
      <text:p text:style-name="P4">
Tags: ['Віталій Кличко', 'Київ', 'да Вінчі', 'Перейменування']</text:p>
      <text:p text:style-name="P4">
Type: Article</text:p>
      <!--METADATA-->
      <text:p text:style-name="P4">
<draw:frame draw:style-name="fr1" draw:name="Image155" text:anchor-type="as-char" svg:width="6.9236in" svg:height="3.956343in" draw:z-index="0">
<draw:image xlink:href="../Images/yкринформ/2023-05-31T18-35-14-03-00/630_360_1685547242-261.jpg" xlink:type="simple" xlink:show="embed" xlink:actuate="onLoad" draw:mime-type="image/jpeg"/>
</draw:frame>
Kyiv City Chairman Vitaliy Klitschko intends to bring the question of the renaming of one of the streets of the capital in honor of the dead commander of the special unit "Wolves of Davinchi" Dmitry Kotsubayl for electronic voting.</text:p>
      <text:p text:style-name="P4">
This is stated in his response to <text:a xlink:type="simple" xlink:href="https://petition.kyivcity.gov.ua/petition/" text:style-name="Internet_20_link" text:visited-style-name="Visited_20_Internet_20_Link">
petition</text:a>
, registered with Achrinform, reports Ukrinform.</text:p>
      <text:p text:style-name="P4">
“Based on the provisions of a special renaming procedure, a proposal to renovate one of the streets in the city <text:a xlink:type="simple" xlink:href="https://www.ukrinform.ua/tag-kiiv" text:style-name="Internet_20_link" text:visited-style-name="Visited_20_Internet_20_Link">
Kyiv</text:a>
In honor of Dmitry Kotsubayl will be made for electronic rating voting, ”Klitschko said.</text:p>
      <text:p text:style-name="P4">
It was reported that Dmitry "da Vinci" Kotsubaylo - Hero of Ukraine, First Volunteer, who received this title of life. The 18-year-old boy went to the front-protection Ukraine, passed the hottest points during the war in the composition of the Ukrainian Corps "Right Sector".</text:p>
      <text:p text:style-name="P4">
<text:span text:style-name="T4">
 Read also: </text:span>
 <text:a xlink:type="simple" xlink:href="https://www.ukrinform.ua/rubric-kyiv/3716663-klicko-pereviriv-ak-oblastovuut-novij-skver-poblizu-stancii-metro-geroiv-dnipra.html" text:style-name="Internet_20_link" text:visited-style-name="Visited_20_Internet_20_Link">
<text:span text:style-name="T4">
 Klitschko </text:span>
 <text:span text:style-name="T4">
 Checked </text:span>
, as <text:span text:style-name="T4">
 equip </text:span>
 <text:span text:style-name="T4">
 new </text:span>
 Square <text:span text:style-name="T4">
 </text:span>
 <text:span text:style-name="T4">
 </text:span>
 near <text:span text:style-name="T4">
 </text:span>
 station <text:span text:style-name="T4">
 </text:span>
 Metro <text:span text:style-name="T4">
 “</text:span>
 Heroes <text:span text:style-name="T4">
 </text:span>
 Dnipro **”</text:a>
Since 2014 he has commanded a platoon of volunteers, since 2015-his mouth. Got arose in the sands, but after 3 months returned to the front. In March 2016, at the age of 20, he became the commander of the 1st separate assault company "Wolves Da Vinci" DUK PS.</text:p>
      <text:p text:style-name="P4">
Dmitry Kotsubaylo died in battle on March 7, 2023, defending Bakhmut. Vinued on Askold's Tomb in Kiev.</text:p>
      <text:p text:style-name="P4">
News Source: <text:a xlink:type="simple" xlink:href="https://www.ukrinform.ua/rubric-kyiv/3716670-u-kievi-vinesut-na-elektronne-golosuvanna-perejmenuvanna-vulici-na-cest-da-vinci.html" text:style-name="Internet_20_link" text:visited-style-name="Visited_20_Internet_20_Link">
https://www.ukrinform.ua/rubric-kyiv/3716670-u-kievi-vinesut-na-elektronne-golosuvanna-perejmenuvanna-vulici-na-cest-da-vinci.html</text:a>
</text:p>
      <!--NEWS-->
      <text:h text:style-name="P10" text:outline-level="1">
<text:span text:style-name="T4">
Ukraine has protested through prison sentences in the Russian Federation to four Crimean Tatars</text:span>
</text:h>
      <text:p text:style-name="P4">
Authors: Ukrinform (Person)</text:p>
      <text:p text:style-name="P4">
Publisher: Укринформ (Organization)</text:p>
      <text:p text:style-name="P4">
Published Time: 2023-05-31T18:42:33+03:00</text:p>
      <text:p text:style-name="P4">
Modified Time: 2023-05-31T18:42:33+03:00</text:p>
      <text:p text:style-name="P4">
Description: The Ministry of Foreign Affairs of Ukraine protests in connection with the adoption of the Russian court of illegal sentences to four persons involved in the case of the "Second Sevastopol Group of Hizb Ut-Tahrir". - Ukrinform.</text:p>
      <text:p text:style-name="P4">
Images: ['<text:a xlink:type="simple" xlink:href="https://static.ukrinform.com/photos/2021_08/thumb_files/630_360_1630176846-150.jpg" text:style-name="Internet_20_link" text:visited-style-name="Visited_20_Internet_20_Link">
630_360_16301...</text:a>
']</text:p>
      <text:p text:style-name="P4">
Tags: ['МЗС', 'Окупація Криму', 'Протест', 'Справа Хізб ут-Тахрір', 'Росія']</text:p>
      <text:p text:style-name="P4">
Type: Article</text:p>
      <!--METADATA-->
      <text:p text:style-name="P4">
<draw:frame draw:style-name="fr1" draw:name="Image156" text:anchor-type="as-char" svg:width="6.9236in" svg:height="3.956343in" draw:z-index="0">
<draw:image xlink:href="../Images/yкринформ/2023-05-31T18-42-33-03-00/630_360_1630176846-150.jpg" xlink:type="simple" xlink:show="embed" xlink:actuate="onLoad" draw:mime-type="image/jpeg"/>
</draw:frame>
The Ministry of Foreign Affairs of Ukraine protests in connection with the boldness of the Russian court of illegal sentences to the four involved cases of the case of the "Second Sevastopol Group of Hizb Ut-Tahrir".</text:p>
      <text:p text:style-name="P4">
This is stated in <text:a xlink:type="simple" xlink:href="https://mfa.gov.ua/news/komentar-ministerstva-zakordonnih-sprav-ukrayini-shchodo-vinesennya-nezakonnih-virokiv-chotirom-predstavnikam-krimskotatarskogo-narodu" text:style-name="Internet_20_link" text:visited-style-name="Visited_20_Internet_20_Link">
the Ministry of Foreign Affairs</text:a>
, reports Ukrinform.</text:p>
      <text:p text:style-name="P4">
"These new falsified and worthless" sentences "only indicate that Russian temporarily occupied territories resort to any crimes in order to reduce the centers of freedom of thought, religion that is not controlled and to defend their identity, " - said the Office of Political.</text:p>
      <text:p text:style-name="P4">
<text:span text:style-name="T4">
 Read also: </text:span>
 [from 12 to 17 years of colony: in Russia declared the randomfigors of the Second Sevastopol Group]]](https://www.ukrinform.ua/rubric-crimea/3716517-vid-12-do-17-rokiv-kolonii-u-rosii-ogolosili-virok-figurantam-drugoi-sevastopolskoi-grupi.html)The Foreign Ministry called on international partners, in particular within the framework of the international Crimean platform, to condemn the repressive campaigns of the Russian Federation in the temporarily occupied territories of Ukraine and the practice of violations of international humanitarian law and right -class.</text:p>
      <text:p text:style-name="P4">
As <text:a xlink:type="simple" xlink:href="https://www.ukrinform.ua/rubric-crimea/3716517-vid-12-do-17-rokiv-kolonii-u-rosii-ogolosili-virok-figurantam-drugoi-sevastopolskoi-grupi.html" text:style-name="Internet_20_link" text:visited-style-name="Visited_20_Internet_20_Link">
reported</text:a>
, in Russia, the Southern District Military Court has adopted a sentence to the persons of the Second Sevastopol Group in ["Clawkhizb Ut-Tahrir"]]](https://www.ukrinform.ua/tag-sprava-hizb-uttahrir), accused of "terrorist activity".</text:p>
      <text:p text:style-name="P4">
In particular, Jebbar Bekirova was sentenced to 17 years deprivation in the strict regime colony with the first four years in prison. Tairov, Rustem Murasov and Zhovur Abdullaev received 12 years of freedom, each with the first four years in prison.</text:p>
      <text:p text:style-name="P4">
News Source: <text:a xlink:type="simple" xlink:href="https://www.ukrinform.ua/rubric-crimea/3716672-ukraina-vislovila-protest-cerez-turemni-viroki-u-rf-cotirom-krimskim-tataram.html" text:style-name="Internet_20_link" text:visited-style-name="Visited_20_Internet_20_Link">
https://www.ukrinform.ua/rubric-crimea/3716672-ukraina-vislovila-protest-cerez-turemni-viroki-u-rf-cotirom-krimskim-tataram.html</text:a>
</text:p>
      <!--NEWS-->
      <text:h text:style-name="P10" text:outline-level="1">
<text:span text:style-name="T4">
Media: Neymar rejected the proposal from Saudi Arabia</text:span>
</text:h>
      <text:p text:style-name="P4">
Authors: Ukrinform (Person)</text:p>
      <text:p text:style-name="P4">
Publisher: Укринформ (Organization)</text:p>
      <text:p text:style-name="P4">
Published Time: 2023-05-31T18:45:19+03:00</text:p>
      <text:p text:style-name="P4">
Modified Time: 2023-05-31T18:45:19+03:00</text:p>
      <text:p text:style-name="P4">
Description: The Brazilian was given 400 million euros. - Ukrinform.</text:p>
      <text:p text:style-name="P4">
Images: ['<text:a xlink:type="simple" xlink:href="https://static.ukrinform.com/photos/2023_05/thumb_files/630_360_1685547799-954.jpg" text:style-name="Internet_20_link" text:visited-style-name="Visited_20_Internet_20_Link">
630_360_16855...</text:a>
']</text:p>
      <text:p text:style-name="P4">
Tags: ['Футбол', 'Неймар']</text:p>
      <text:p text:style-name="P4">
Type: Article</text:p>
      <!--METADATA-->
      <text:p text:style-name="P4">
<draw:frame draw:style-name="fr1" draw:name="Image157" text:anchor-type="as-char" svg:width="6.9236in" svg:height="3.956343in" draw:z-index="0">
<draw:image xlink:href="../Images/yкринформ/2023-05-31T18-45-19-03-00/630_360_1685547799-954.jpg" xlink:type="simple" xlink:show="embed" xlink:actuate="onLoad" draw:mime-type="image/jpeg"/>
</draw:frame>
Brazilized 400 million euros.</text:p>
      <text:p text:style-name="P4">
One of the clubs from Saudi Arabia made the PSG forward Neymar proposal an amount of 400 million euros, but 31-year-old Brazilian rejected this proposal, <text:a xlink:type="simple" xlink:href="https://www.footmercato.net/" text:style-name="Internet_20_link" text:visited-style-name="Visited_20_Internet_20_Link">
reports</text:a>
Footmercato, reports Ukrinform.</text:p>
      <text:p text:style-name="P4">
At this stage, Neymar is interested in only two options for continuing his career: staying in PSG, or go to Manchester United. MJ transfer depends on whether Qatar sheikh Jasim Al Tani will be able to buy a club.</text:p>
      <text:p text:style-name="P4">
As for PSG, France's champions are ready to sell Neymar to unload a salary statement and get rid of a player whose behavior is not unveiled.</text:p>
      <text:p text:style-name="P4">
<text:span text:style-name="T4">
 Read also: </text:span>
 <text:a xlink:type="simple" xlink:href="https://www.ukrinform.ua/rubric-sports/3715630-pocettino-novij-golovnij-trener-celsi.html" text:style-name="Internet_20_link" text:visited-style-name="Visited_20_Internet_20_Link">
honomettino - new head coach "Chelsea"</text:a>
As reported by Ukrinform, PSG won the French Championship ahead of schedule.</text:p>
      <text:p text:style-name="P4">
Photo: Getty Images</text:p>
      <text:p text:style-name="P4">
News Source: <text:a xlink:type="simple" xlink:href="https://www.ukrinform.ua/rubric-sports/3716673-zmi-nejmar-vidhiliv-propoziciu-iz-saudivskoi-aravii.html" text:style-name="Internet_20_link" text:visited-style-name="Visited_20_Internet_20_Link">
https://www.ukrinform.ua/rubric-sports/3716673-zmi-nejmar-vidhiliv-propoziciu-iz-saudivskoi-aravii.html</text:a>
</text:p>
      <!--NEWS-->
      <text:h text:style-name="P10" text:outline-level="1">
<text:span text:style-name="T4">
In Ukraine, onions fell on average by 11% - Eastfruit</text:span>
</text:h>
      <text:p text:style-name="P4">
Authors: Ukrinform (Person)</text:p>
      <text:p text:style-name="P4">
Publisher: Укринформ (Organization)</text:p>
      <text:p text:style-name="P4">
Published Time: 2023-05-31T18:48:00+03:00</text:p>
      <text:p text:style-name="P4">
Modified Time: 2023-05-31T18:48:00+03:00</text:p>
      <text:p text:style-name="P4">
Description: In Ukraine, onion prices decreased to 40-46 UAH/kg ($ 1.18-1.34/kg), which is 11% less than last week. - Ukrinform.</text:p>
      <text:p text:style-name="P4">
Images: ['<text:a xlink:type="simple" xlink:href="https://static.ukrinform.com/photos/2019_05/thumb_files/630_360_1557237105-846.jpg" text:style-name="Internet_20_link" text:visited-style-name="Visited_20_Internet_20_Link">
630_360_15572...</text:a>
']</text:p>
      <text:p text:style-name="P4">
Tags: ['Ціни', 'Цибуля']</text:p>
      <text:p text:style-name="P4">
Type: Article</text:p>
      <!--METADATA-->
      <text:p text:style-name="P4">
<draw:frame draw:style-name="fr1" draw:name="Image158" text:anchor-type="as-char" svg:width="6.9236in" svg:height="3.956343in" draw:z-index="0">
<draw:image xlink:href="../Images/yкринформ/2023-05-31T18-48-00-03-00/630_360_1557237105-846.jpg" xlink:type="simple" xlink:show="embed" xlink:actuate="onLoad" draw:mime-type="image/jpeg"/>
</draw:frame>
In Ukrainian onions, onions decreased to 40-46 UAH/kg(1.18-1.34 dollars/kg)that is 11% less than last week.</text:p>
      <text:p text:style-name="P4">
According to Ukrinform, it reports <text:a xlink:type="simple" xlink:href="https://east-fruit.com/uk/novyny/v-ukrayini-na-prodazh-pochala-masovo-nadkhodyty-tsybulya-novoho-vrozhayu/" text:style-name="Internet_20_link" text:visited-style-name="Visited_20_Internet_20_Link">
Eastfruit. </text:a>
It is noted that the main reason for the reduction of selling prices in this segment was the mass supply of onions of a new crop from Ukrainian farms.</text:p>
      <text:p text:style-name="P4">
This year the winter onion season in Ukraine started on average 1 weeks earlier than 2022. In the beginning of the summer of last year, the producers of the South regions of Ukraine just began to offer the implementation of the first -grain parties <text:a xlink:type="simple" xlink:href="https://www.ukrinform.ua/tag-cibula" text:style-name="Internet_20_link" text:visited-style-name="Visited_20_Internet_20_Link">
onions. </text:a>
At the same time, the Ukrainian onion is no longer left on the market in 2022; for the most part, the onions of last year's imported crop are offered. Prices for imported last year's products are somewhat higher, while the quality is not high.</text:p>
      <text:p text:style-name="P4">
<text:span text:style-name="T4">
 Read also: </text:span>
 <text:a xlink:type="simple" xlink:href="https://www.ukrinform.ua/rubric-economy/3709381-kvitneve-zrostanna-cin-na-produkti-v-ukraini-bulo-najnizcim-z-lutogo-2022-roku-iae.html" text:style-name="Internet_20_link" text:visited-style-name="Visited_20_Internet_20_Link">
April price increase in products in Ukraine has been familiar with February 2022 - IAE</text:a>
According to analysts, since the beginning of this week, most wholesale companies have been completely reorientation on the purchase of onions of a new crop from Ukrainian farms.</text:p>
      <text:p text:style-name="P4">
According to EastFruit, as of the same period last year, the repayment of onions in Ukraine were 1.6 times lower than nowadays.</text:p>
      <text:p text:style-name="P4">
As reported by Ukrinform, in Ukraine during the first half of May, the prices of onions increased to 43-49 UAH/kg.(1.18-1.34 dollars/kg).</text:p>
      <text:p text:style-name="P4">
News Source: <text:a xlink:type="simple" xlink:href="https://www.ukrinform.ua/rubric-economy/3716675-v-ukraini-ripcasta-cibula-podesevsala-u-serednomu-na-11-eastfruit.html" text:style-name="Internet_20_link" text:visited-style-name="Visited_20_Internet_20_Link">
https://www.ukrinform.ua/rubric-economy/3716675-v-ukraini-ripcasta-cibula-podesevsala-u-serednomu-na-11-eastfruit.html</text:a>
</text:p>
      <!--NEWS-->
      <text:h text:style-name="P10" text:outline-level="1">
<text:span text:style-name="T4">
Marchenko discussed with the leadership of Atlantic Council Restoration of Ukraine</text:span>
</text:h>
      <text:p text:style-name="P4">
Authors: Ukrinform (Person)</text:p>
      <text:p text:style-name="P4">
Publisher: Укринформ (Organization)</text:p>
      <text:p text:style-name="P4">
Published Time: 2023-05-31T18:54:00+03:00</text:p>
      <text:p text:style-name="P4">
Modified Time: 2023-05-31T18:54:00+03:00</text:p>
      <text:p text:style-name="P4">
Description: Finance Minister Serhiy Marchenko on May 31, during a meeting with the leadership of the Atlantic Council Analytical Center, discussed the support of international partners and the need for rapid restoration of Ukraine this year. - Ukrinform.</text:p>
      <text:p text:style-name="P4">
Images: ['<text:a xlink:type="simple" xlink:href="https://static.ukrinform.com/photos/2023_05/thumb_files/630_360_1685548603-965.jpg" text:style-name="Internet_20_link" text:visited-style-name="Visited_20_Internet_20_Link">
630_360_16855...</text:a>
']</text:p>
      <text:p text:style-name="P4">
Tags: ['Мінфін', 'Відбудова', 'Атлантична рада']</text:p>
      <text:p text:style-name="P4">
Type: Article</text:p>
      <!--METADATA-->
      <text:p text:style-name="P4">
<draw:frame draw:style-name="fr1" draw:name="Image159" text:anchor-type="as-char" svg:width="6.9236in" svg:height="3.956343in" draw:z-index="0">
<draw:image xlink:href="../Images/yкринформ/2023-05-31T18-54-00-03-00/630_360_1685548603-965.jpg" xlink:type="simple" xlink:show="embed" xlink:actuate="onLoad" draw:mime-type="image/jpeg"/>
</draw:frame>
Minister of Finance Sergey Marchenko on May 31 during a meeting with the Manalytic Center Atlantic Council(Atlantic Council)They discussed the support of international partners and the need for rapid restoration of Ukraine this year.</text:p>
      <text:p text:style-name="P4">
According to Ukrinform, it reports <text:a xlink:type="simple" xlink:href="https://www.mof.gov.ua/uk/news/sergii_marchenko_met_with_atlantic_council_representatives-4035" text:style-name="Internet_20_link" text:visited-style-name="Visited_20_Internet_20_Link">
the Ministry of Finance's press service.</text:a>
“One of the main tasks of the Ministry of Finance of Ukraine is the consolidation of necessary resources for the primary restoration of Ukraine. First of all, the timely exaltation of funds for urgent recovery is crucial for creating the proper living conditions of people, as well as contributing to the economic growth of Ukraine, ”Marchenko said.</text:p>
      <text:p text:style-name="P4">
The Minister stressed the need to attract funding from international partners for needs <text:a xlink:type="simple" xlink:href="https://www.ukrinform.ua/rubric-vidbudova" text:style-name="Internet_20_link" text:visited-style-name="Visited_20_Internet_20_Link">
Recovery</text:a>
Ukraine. Based on the results of the “Second Quick Damage and Damage to Ukraine” report(Second Ukraine Rapid Damageand Needs Assessment - RDNA2), Marchenko noted that this year Ukraine will reflect $ 14.1 billion for priority recovery.</text:p>
      <text:p text:style-name="P4">
“RDNA2 reports have been verified and agreed with partners - this allows you to nurture additional funds for rebuilding, as international donors clearly understand the needs of the country. Thus, in 2023 we need $ 14.1 billion, of which $ 3.3 billion is already provided in the State Budget of Ukraine, ”the official said.</text:p>
      <text:p text:style-name="P4">
<text:span text:style-name="T4">
 Read also: </text:span>
 <text:a xlink:type="simple" xlink:href="https://www.ukrinform.ua/rubric-polytics/3716237-zelenskij-zustrivsa-iz-delegacieu-atlanticnoi-radi.html" text:style-name="Internet_20_link" text:visited-style-name="Visited_20_Internet_20_Link">
Zelensky met with the Atlantic Council delegation</text:a>
According to Marchenko, while working with international donors to attract funds for priority recovery in 2023, attention is focused exclusively on 5 priorities identified, namely: restoration of the energy sector, reconstruction of harm and destroy Sector, in particular small and medium -sized businesses.</text:p>
      <text:p text:style-name="P4">
The Minister of Finance also spoke about the activities of Ukraine's coordination platform, which is focused on consolidating funds from international partners.<text:span text:style-name="T4">
 Read also: </text:span>
 <text:a xlink:type="simple" xlink:href="https://www.ukrinform.ua/rubric-economy/3710886-marcenko-zaklikav-partneriv-vikluciti-rosiu-z-ebrr-ta-insih-miznarodnih-organizacij.html" text:style-name="Internet_20_link" text:visited-style-name="Visited_20_Internet_20_Link">
Marchenko urged partners to exclude Russia from the EBRD and other international organizations</text:a>
Marchenko noted that the strengthening of sanctions against Russia and the countries that contribute to it is necessary. This will have a significant impact on the ability to lead the invading against Ukraine. And frozen by foreign countries, Russia's assets should become a basis for further restoration of Ukraine.</text:p>
      <text:p text:style-name="P4">
As it was reported, on May 26, 2023 it took place(https://mof.gov.ua/uk/news/third_meeting_of_the_steering_committee_for_the_multi-agency_donor_coordination_platform_for_ukraine-4026). The initiative unites the representatives of the authorities of Ukraine, the EU, the G7 countries, as well as partners from international financial institutions, in particular the European Investment Bank, the European Bank of Reconstruction and Development, the International Monetary Fund and the World Bank.</text:p>
      <text:p text:style-name="P4">
Atlantic Council(Atlantic Council)- Analytical Center, a non -governmental organization, which mainly explores the international relations of the Atlantic community in the Taporobles of International Security. Member of the Atlantic Agreement Association. Has ten regional branches. It is considered an organization close to the White House Administration and the US Democratic Party.</text:p>
      <text:p text:style-name="P4">
<text:span text:style-name="T5">
Foto: Ministry of Finance</text:span>
</text:p>
      <text:p text:style-name="P4">
News Source: <text:a xlink:type="simple" xlink:href="https://www.ukrinform.ua/rubric-vidbudova/3716678-marcenko-obgovoriv-z-kerivnictvom-atlantic-council-vidnovlenna-ukraini.html" text:style-name="Internet_20_link" text:visited-style-name="Visited_20_Internet_20_Link">
https://www.ukrinform.ua/rubric-vidbudova/3716678-marcenko-obgovoriv-z-kerivnictvom-atlantic-council-vidnovlenna-ukraini.html</text:a>
</text:p>
      <!--NEWS-->
      <text:h text:style-name="P10" text:outline-level="1">
<text:span text:style-name="T4">
The American who accused Biden of harassment fled to Moscow</text:span>
</text:h>
      <text:p text:style-name="P4">
Authors: Ukrinform (Person)</text:p>
      <text:p text:style-name="P4">
Publisher: Укринформ (Organization)</text:p>
      <text:p text:style-name="P4">
Published Time: 2023-05-31T19:00:22+03:00</text:p>
      <text:p text:style-name="P4">
Modified Time: 2023-05-31T19:00:22+03:00</text:p>
      <text:p text:style-name="P4">
Description: Former office employee at that time Senator Joe Baiden Tara Reed, who accused him of sexual harassment, fled to Moscow. - Ukrinform.</text:p>
      <text:p text:style-name="P4">
Images: ['<text:a xlink:type="simple" xlink:href="https://static.ukrinform.com/photos/2023_05/thumb_files/630_360_1685548638-492.jpg" text:style-name="Internet_20_link" text:visited-style-name="Visited_20_Internet_20_Link">
630_360_16855...</text:a>
']</text:p>
      <text:p text:style-name="P4">
Tags: ['Байден', 'Пропаганда', 'Росія', 'Сексуальні домагання']</text:p>
      <text:p text:style-name="P4">
Type: Article</text:p>
      <!--METADATA-->
      <text:p text:style-name="P4">
<draw:frame draw:style-name="fr1" draw:name="Image161" text:anchor-type="as-char" svg:width="6.9236in" svg:height="3.956343in" draw:z-index="0">
<draw:image xlink:href="../Images/yкринформ/2023-05-31T19-00-22-03-00/630_360_1685548638-492.jpg" xlink:type="simple" xlink:show="embed" xlink:actuate="onLoad" draw:mime-type="image/jpeg"/>
</draw:frame>
The former office worker at that time Senator Joe Baiden Tara Reed, which was accused of sexual harassment, fled to Moscow.</text:p>
      <text:p text:style-name="P4">
As Ukrinform reports, it reports <text:a xlink:type="simple" xlink:href="https://edition.cnn.com/europe/live-news/russia-ukraine-war-news-05-31-23#h_b89b60ddcc3b946190143c9f50fe1431" text:style-name="Internet_20_link" text:visited-style-name="Visited_20_Internet_20_Link">
CNN</text:a>
.</text:p>
      <text:p text:style-name="P4">
As it is noted, she has already managed to speak with Russian propagandists at a press conference.</text:p>
      <text:p text:style-name="P4">
The genus attracted the attention of the press during the 2020 presidential race, accusing then candidate Joe <text:a xlink:type="simple" xlink:href="https://www.ukrinform.ua/tag-bajden" text:style-name="Internet_20_link" text:visited-style-name="Visited_20_Internet_20_Link">
Biden</text:a>
In the sexual harassment and attacks of Nanei when she worked in his office in the Senate in 1993.</text:p>
      <text:p text:style-name="P4">
Biden is strongly denied the accusation of Rida, no former employee of the OfficeBaiden stated that he was ever witnessed or heard of any senexual harassment in his office in the Senate.</text:p>
      <text:p text:style-name="P4">
In 2020, Biden said "he unambiguously states that this has never been never,".</text:p>
      <text:p text:style-name="P4">
The genus appeared on Tuesday in Moscow, where she was sitting next to the Spy by Kremlin Butina, who was sentenced to 18 months of American prison in 2019, and is now sitting in the Russian Parliament in the ranks of Presidential Putin.</text:p>
      <text:p text:style-name="P4">
<text:span text:style-name="T4">
 Read also: </text:span>
 <text:a xlink:type="simple" xlink:href="https://www.ukrinform.ua/rubric-world/3707063-sud-viznav-trampa-vinnim-u-domagannah-vin-povinen-splatiti-poterpilij-5-miljoniv.html" text:style-name="Internet_20_link" text:visited-style-name="Visited_20_Internet_20_Link">
court found Trump guilty in <text:span text:style-name="T4">
 Domagann </text:span>
 yah, he should pay the victim $ 5 million</text:a>
The genus stated that she decided to come to Moscow after the threats of death, which she respected this year after she repeated her accusations of the daily basis and announced on social networks that she was ready to "be evidenced under oath in congress, if asked."</text:p>
      <text:p text:style-name="P4">
CNN failed to confirm the statement of the genus about threats of her life.</text:p>
      <text:p text:style-name="P4">
During the press conference, Butin promised to discuss the possibility of granting rare Russian citizenship and asking Putin to "faster to satisfy her request."</text:p>
      <text:p text:style-name="P4">
It was reported that Maria Butina, who arrived in the United States on a student visa, became the first citizen of Russia, convicted in the case of interference with American images. She positioned herself as an activist for the right of ownership of weapons TAVAGE IN THE GRANDING CLOSS OF THE National Rifle Organization close to the Republican Party. Butin was suspected of espionage of Russia's Russian, as well as trying to intervene in the US election campaign.</text:p>
      <text:p text:style-name="P4">
_ Photo: nytimes _</text:p>
      <text:p text:style-name="P4">
News Source: <text:a xlink:type="simple" xlink:href="https://www.ukrinform.ua/rubric-world/3716679-amerikanka-aka-zvinuvacuvala-bajdena-u-domagannah-vtekla-do-moskvi.html" text:style-name="Internet_20_link" text:visited-style-name="Visited_20_Internet_20_Link">
https://www.ukrinform.ua/rubric-world/3716679-amerikanka-aka-zvinuvacuvala-bajdena-u-domagannah-vtekla-do-moskvi.html</text:a>
</text:p>
      <!--NEWS-->
      <text:h text:style-name="P10" text:outline-level="1">
<text:span text:style-name="T4">
The painter called the undermining road near the three sisters checkpoint with the information and psychological operation of the Russians</text:span>
</text:h>
      <text:p text:style-name="P4">
Authors: Ukrinform (Person)</text:p>
      <text:p text:style-name="P4">
Publisher: Укринформ (Organization)</text:p>
      <text:p text:style-name="P4">
Published Time: 2023-05-31T19:07:23+03:00</text:p>
      <text:p text:style-name="P4">
Modified Time: 2023-05-31T19:07:23+03:00</text:p>
      <text:p text:style-name="P4">
Description: He undermined Russian troops part of the road near the checkpoint "Three sisters"-an information and psychological operation.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Міноборони', 'Кордон', 'Війна з Росією', 'Ганна Маляр']</text:p>
      <text:p text:style-name="P4">
Type: Article</text:p>
      <!--METADATA-->
      <text:p text:style-name="P4">
<draw:frame draw:style-name="fr1" draw:name="Image162" text:anchor-type="as-char" svg:width="6.9236in" svg:height="3.956343in" draw:z-index="0">
<draw:image xlink:href="../Images/yкринформ/2023-05-31T19-07-23-03-00/630_360_1677152977-764.jpg" xlink:type="simple" xlink:show="embed" xlink:actuate="onLoad" draw:mime-type="image/jpeg"/>
</draw:frame>
Underwriting troops part of the road near the checkpoint "Tricestra" is an information and psychological operation.</text:p>
      <text:p text:style-name="P4">
This opinion, Deputy Minister of Defense of Ukraine Anna Malyar expressed on the air "<text:a xlink:type="simple" xlink:href="https://www.youtube.com/watch" text:style-name="Internet_20_link" text:visited-style-name="Visited_20_Internet_20_Link">
Channel 24</text:a>
», Reports Ukrinform.</text:p>
      <text:p text:style-name="P4">
"All this is invested in the framework of information and psychological operations in their absence," she said.</text:p>
      <text:p text:style-name="P4">
The painter noted that given the behavior of the Russians over the centuries, they can state that they are masters to hide some actions under others, as well as to find formal reasons for justifying their actions.</text:p>
      <text:p text:style-name="P4">
<text:span text:style-name="T4">
 Read also: </text:span>
 <text:a xlink:type="simple" xlink:href="https://www.ukrinform.ua/rubric-ato/3716504-rosiani-pidirvali-dorogu-na-kordoni-z-ukrainou-i-bilorussu.html" text:style-name="Internet_20_link" text:visited-style-name="Visited_20_Internet_20_Link">
Russians blown up <text:span text:style-name="T4">
 road </text:span>
 on the border with Ukraine Iblorus</text:a>
"And the fact is one - <text:a xlink:type="simple" xlink:href="https://www.ukrinform.ua/tag-rosia" text:style-name="Internet_20_link" text:visited-style-name="Visited_20_Internet_20_Link">
Russia</text:a>
He is at war on our territory, her army illegally crossed our border and tries to seize our statement, " - said the Deputy Minister of Defense.</text:p>
      <text:p text:style-name="P4">
As it was reported, Russia has undermined the road at the intersection of the borders of Ukraine, Belarus and the Russian Federation. It is about the three sisters checkpoint. The occupiers point out that such acts were made due to the likely fears of attacks by Ukraine.</text:p>
      <text:p text:style-name="P4">
News Source: <text:a xlink:type="simple" xlink:href="https://www.ukrinform.ua/rubric-ato/3716681-malar-nazvala-pidriv-dorogi-bila-kpp-tri-sestri-informacijnopsihologicnou-operacieu-rosian.html" text:style-name="Internet_20_link" text:visited-style-name="Visited_20_Internet_20_Link">
https://www.ukrinform.ua/rubric-ato/3716681-malar-nazvala-pidriv-dorogi-bila-kpp-tri-sestri-informacijnopsihologicnou-operacieu-rosian.html</text:a>
</text:p>
      <!--NEWS-->
      <text:h text:style-name="P10" text:outline-level="1">
<text:span text:style-name="T4">
Four Ukrainian billiardists start at the Chief 2023 with a pool</text:span>
</text:h>
      <text:p text:style-name="P4">
Authors: Ukrinform (Person)</text:p>
      <text:p text:style-name="P4">
Publisher: Укринформ (Organization)</text:p>
      <text:p text:style-name="P4">
Published Time: 2023-05-31T19:17:52+03:00</text:p>
      <text:p text:style-name="P4">
Modified Time: 2023-05-31T19:17:52+03:00</text:p>
      <text:p text:style-name="P4">
Description: In Tampere (Finland), on Thursday, June 1, the European Billiard European Championship (Dynamic Billiard Europeanard Championships 2023) begins. - Ukrinform.</text:p>
      <text:p text:style-name="P4">
Images: ['<text:a xlink:type="simple" xlink:href="https://static.ukrinform.com/photos/2023_05/thumb_files/630_360_1685549712-141.jpg" text:style-name="Internet_20_link" text:visited-style-name="Visited_20_Internet_20_Link">
630_360_16855...</text:a>
']</text:p>
      <text:p text:style-name="P4">
Tags: ['Спорт']</text:p>
      <text:p text:style-name="P4">
Type: Article</text:p>
      <!--METADATA-->
      <text:p text:style-name="P4">
<draw:frame draw:style-name="fr1" draw:name="Image163" text:anchor-type="as-char" svg:width="6.9236in" svg:height="3.956343in" draw:z-index="0">
<draw:image xlink:href="../Images/yкринформ/2023-05-31T19-17-52-03-00/630_360_1685549712-141.jpg" xlink:type="simple" xlink:show="embed" xlink:actuate="onLoad" draw:mime-type="image/jpeg"/>
</draw:frame>
In the city in the city(Finland)On Thursday, June 1, the European Championships begin(Dynamic Billiard European Pool Championships 2023).</text:p>
      <text:p text:style-name="P4">
Як інформує Федерація спортивного більярду України (<text:a xlink:type="simple" xlink:href="http://billiard.net.ua/news/digest/16479-%D1%87%D0%B5%D0%BC%D0%BF%D1%96%D0%BE%D0%BD%D0%B0%D1%82-%D1%94%D0%B2%D1%80%D0%BE%D0%BF%D0%B8-2023-%D0%B7-%D0%BF%D1%83%D0%BB%D1%83.html" text:style-name="Internet_20_link" text:visited-style-name="Visited_20_Internet_20_Link">
FSBU</text:a>
), in the tournament with a pool will traditionally play in four disciplines: 14+1, 10, 8.9, reports Ukrinform.</text:p>
      <text:p text:style-name="P4">
Four athletes will be represented by Ukraine: Nikolai Moroz from the Dnieper, Zhigaylov, Victoria Nagorna and Daria Siranchuk.</text:p>
      <text:p text:style-name="P4">
The continental championship will also host team competitions.</text:p>
      <text:p text:style-name="P4">
<text:span text:style-name="T4">
 Read also: </text:span>
 <text:a xlink:type="simple" xlink:href="https://www.ukrinform.ua/rubric-sports/3693877-17ricnij-snukerist-bojko-pokazav-najkrasij-rezultat-v-istorii-ukraini.html" text:style-name="Internet_20_link" text:visited-style-name="Visited_20_Internet_20_Link">
17-year-old Snuker Boyko showed the best result of Visitoria of Ukraine</text:a>
The European Championship will last until June 11.</text:p>
      <text:p text:style-name="P4">
Photo: billiard.net.ua.</text:p>
      <text:p text:style-name="P4">
News Source: <text:a xlink:type="simple" xlink:href="https://www.ukrinform.ua/rubric-sports/3716687-cetvero-ukrainskih-bilardistiv-startuut-na-ce2023-z-pulu.html" text:style-name="Internet_20_link" text:visited-style-name="Visited_20_Internet_20_Link">
https://www.ukrinform.ua/rubric-sports/3716687-cetvero-ukrainskih-bilardistiv-startuut-na-ce2023-z-pulu.html</text:a>
</text:p>
      <!--NEWS-->
      <text:h text:style-name="P10" text:outline-level="1">
<text:span text:style-name="T4">
Duda: Russia has not lost yet, though it is fighting in Ukraine on the 60s tanks</text:span>
</text:h>
      <text:p text:style-name="P4">
Authors: Ukrinform (Person)</text:p>
      <text:p text:style-name="P4">
Publisher: Укринформ (Organization)</text:p>
      <text:p text:style-name="P4">
Published Time: 2023-05-31T19:18:00+03:00</text:p>
      <text:p text:style-name="P4">
Modified Time: 2023-05-31T19:18:00+03:00</text:p>
      <text:p text:style-name="P4">
Description: Polish President Andrzej Duda warned against optimistic sentiment that Ukraine has already won and Russia lost. - Ukrinform.</text:p>
      <text:p text:style-name="P4">
Images: ['<text:a xlink:type="simple" xlink:href="https://static.ukrinform.com/photos/2023_04/thumb_files/630_360_1680700925-768.jpg" text:style-name="Internet_20_link" text:visited-style-name="Visited_20_Internet_20_Link">
630_360_16807...</text:a>
']</text:p>
      <text:p text:style-name="P4">
Tags: ['Дуда', 'Україна', 'Війна з Росією']</text:p>
      <text:p text:style-name="P4">
Type: Article</text:p>
      <!--METADATA-->
      <text:p text:style-name="P4">
<draw:frame draw:style-name="fr1" draw:name="Image164" text:anchor-type="as-char" svg:width="6.9236in" svg:height="3.956343in" draw:z-index="0">
<draw:image xlink:href="../Images/yкринформ/2023-05-31T19-18-00-03-00/630_360_1680700925-768.jpg" xlink:type="simple" xlink:show="embed" xlink:actuate="onLoad" draw:mime-type="image/jpeg"/>
</draw:frame>
Andrzej Presidential Ways warned against optimistic sentiments that Ukraine has already repeated and lost Russia.</text:p>
      <text:p text:style-name="P4">
He stated this in an interview with the publisher of The Wall Street Journal Almar Latur, Ukrinform reports, citing <text:a xlink:type="simple" xlink:href="https://www.prezydent.pl/aktualnosci/wypowiedzi-prezydenta-rp/wywiady/prezydent-czynimy-wszystko-by-nato-bylo-jak-najsilniejsze,69268" text:style-name="Internet_20_link" text:visited-style-name="Visited_20_Internet_20_Link">
office of Poland President</text:a>
.</text:p>
      <text:p text:style-name="P4">
Duda noted that today it is often possible to hear that Putin has lost the war, as evidence of this is allegedly the accession of Finland to NATO. However, he warned that in fact the Russian dictator has not lost any war.</text:p>
      <text:p text:style-name="P4">
“I hope Vladimir <text:a xlink:type="simple" xlink:href="https://www.ukrinform.ua/tag-putin" text:style-name="Internet_20_link" text:visited-style-name="Visited_20_Internet_20_Link">
Putin</text:a>
loses. In the meantime, we have a situation where a Russian rink presses Ukraine, where hundreds of people die daily, ”the President of Poland said.</text:p>
      <text:p text:style-name="P4">
He noted that the Russians are more than 100 million, and Ukrainians are less than 40 million, so this difference alone shows who has the advantage in this war. This shows the difference between the cultures of both peoples.</text:p>
      <text:p text:style-name="P4">
“Russia is a nuclear state, it has giant weapons. From the fact that we think that Russia pulls tanks of the 1960s, because every tank weighs 50-60 ton. If he goes - he crushes, regardless of whether he is modern or not.</text:p>
      <text:p text:style-name="P4">
<text:span text:style-name="T4">
 Read also: </text:span>
 <text:a xlink:type="simple" xlink:href="https://www.ukrinform.ua/rubric-ato/3710412-duda-polsa-gotova-pidtrimati-navcanna-ukrainskih-pilotiv-na-f16.html" text:style-name="Internet_20_link" text:visited-style-name="Visited_20_Internet_20_Link">
<text:span text:style-name="T4">
 Duda </text:span>
: Poland is ready to support Ukrainian pilots training on F-16</text:a>
According to him, it is impossible to speak of the defeat of Russia, since the war continues, the Russian Federation mobilizes and translates the economy to military rails.</text:p>
      <text:p text:style-name="P4">
“Please do not doubt that they can propagate people to tighten the Easter cakes every time, and even if they are hungry, they should be proud, Bossa is great. Today, our common duty as a community of the West, part of Poland, is the support of Ukraine, ”Duda stressed.</text:p>
      <text:p text:style-name="P4">
The President of the RP noted that Poland and ordinary Poles have been actively fulfilled by Ukraine since the beginning of the war. He stressed that according to Polish estimates in 2022, Poland provided assistance to Ukraine worth $ 7-8 billion, which is 1.5% of GDPPolshi.</text:p>
      <text:p text:style-name="P4">
News Source: <text:a xlink:type="simple" xlink:href="https://www.ukrinform.ua/rubric-ato/3716689-duda-rosia-se-ne-prograla-hoca-j-voue-v-ukraini-na-tankah-60h-rokiv.html" text:style-name="Internet_20_link" text:visited-style-name="Visited_20_Internet_20_Link">
https://www.ukrinform.ua/rubric-ato/3716689-duda-rosia-se-ne-prograla-hoca-j-voue-v-ukraini-na-tankah-60h-rokiv.html</text:a>
</text:p>
      <!--NEWS-->
      <text:h text:style-name="P10" text:outline-level="1">
<text:span text:style-name="T4">
Defense forces in the day repelled 16 Russian attacks in the east</text:span>
</text:h>
      <text:p text:style-name="P4">
Authors: Ukrinform (Person)</text:p>
      <text:p text:style-name="P4">
Publisher: Укринформ (Organization)</text:p>
      <text:p text:style-name="P4">
Published Time: 2023-05-31T19:20:00+03:00</text:p>
      <text:p text:style-name="P4">
Modified Time: 2023-05-31T19:20:00+03:00</text:p>
      <text:p text:style-name="P4">
Description: The troops of the Russian Federation continue to concentrate the main efforts on attempts to fully capture the Luhansk and Donetsk regions, and during the day of the Defense of Ukraine reflected 16 hostile attacks. - Ukrinform.</text:p>
      <text:p text:style-name="P4">
Images: ['<text:a xlink:type="simple" xlink:href="https://static.ukrinform.com/photos/2022_10/thumb_files/630_360_1664966937-897.jpg" text:style-name="Internet_20_link" text:visited-style-name="Visited_20_Internet_20_Link">
630_360_16649...</text:a>
']</text:p>
      <text:p text:style-name="P4">
Tags: ['Генштаб', 'Обстріл', 'Війна з Росією']</text:p>
      <text:p text:style-name="P4">
Type: Article</text:p>
      <!--METADATA-->
      <text:p text:style-name="P4">
<draw:frame draw:style-name="fr1" draw:name="Image165" text:anchor-type="as-char" svg:width="6.9236in" svg:height="3.956343in" draw:z-index="0">
<draw:image xlink:href="../Images/yкринформ/2023-05-31T19-20-00-03-00/630_360_1664966937-897.jpg" xlink:type="simple" xlink:show="embed" xlink:actuate="onLoad" draw:mime-type="image/jpeg"/>
</draw:frame>
The Russian Federation continues to focus the main efforts on the attempts of the full capture of Lugansk and Donetsk regions, during the day of Ukraine's Silaborone reflected 16 enemy attacks.</text:p>
      <text:p text:style-name="P4">
The General Staff of the Armed Forces of Ukraine reported this on <text:a xlink:type="simple" xlink:href="https://www.facebook.com/GeneralStaff.ua/posts/pfbid0em9hfZokocxdKgEPjiPDinKnbjNziiiUZHdPtycVnVW1eoWoRPf2oGrRduZKzJDgl" text:style-name="Internet_20_link" text:visited-style-name="Visited_20_Internet_20_Link">
Facebook</text:a>
Having published the prompt information as of 18:00 Wednesday, May 31, Ukrinform reports.</text:p>
      <text:p text:style-name="P4">
In general, in general, the Ukrainian aviation performed nine stroke areas of concentration of personnel and military equipment of the invaders.</text:p>
      <text:p text:style-name="P4">
Units of missile troops and artillery of the Armed Forces, for their part, struck the hostile point of administration, artillery unit at a firing position, two warehouses and two stations of radio electronic struggle of the Russians.</text:p>
      <text:p text:style-name="P4">
The defenders of Ukraine also destroyed two more enemy -nodevaches.</text:p>
      <text:p text:style-name="P4">
*!(https://www.ukrinform.ua/rubric-ato/3716610-na-tavrijskomu-napramku-znisili-dvi-roti-voroga-ta-dva-skladi-z-boepripasami.html)Russian invaders in total per day made two missile and 22 aircraft strikes and about 20 shelling of rocket launchers on the positions of defense and settlements.</text:p>
      <text:p text:style-name="P4">
The General Staff warns: the likelihood of rocket and aviation strikes throughout Ukraine remains high.</text:p>
      <text:p text:style-name="P4">
<text:span text:style-name="T4">
 In the Volyn and Polissya directions </text:span>
 the operational situation of changes is not insidious, no signs of formation of offensive groups were detected.</text:p>
      <text:p text:style-name="P4">
<text:span text:style-name="T4">
 In the Siversky and Slobozhansky directions </text:span>
 Russia continues to retain a military presence in border areas with Ukraine. The mortar jartillery blows of the enemy were gained by Halaganivka of the Chernihiv region, the middle-building, a photograph, a slide and Atine Sumy region, as well as Uda, Gptivka, Lipka, Sagittar , Varvarivka, Chugunivka, Ambarne and Grigorivka of Kharkiv region.</text:p>
      <text:p text:style-name="P4">
<text:span text:style-name="T4">
 In the Kupyansk direction </text:span>
 during the day the invaders were unsuccessful in order in the area that west from Masutivka of Kharkiv region, and in the departments of Novoselivsky and Stelmachivka of Lugansk region.<text:span text:style-name="T4">
 In the Liman direction </text:span>
 during the day of the Russian Federation, the Russian Federation was unsuccessful in the area of Bigorivka, from the aviation beat in the areas of Terns of Isiversk Donetsk region, from artillery - in Nevsky and Bigorivka region, Novosadovo, Tornsky and Spiri Donetsk region.</text:p>
      <text:p text:style-name="P4">
<text:span text:style-name="T4">
 In the Bakhmut direction </text:span>
 During the day, the Russian army conducted unsuccessful successive actions in the direction of Orikhovo-Vasilivka and the White Mountain. Kramatorsk, Vasyukivka, Orikhovo-Vasylivka, Novomarkove, Grigorivka, Yar, Ivanivske, Predictine, Bila Mountain, Diliyivka, Iron Tanya York of Donetsk region were injured from the strokes of the gate-artillery.</text:p>
      <text:p text:style-name="P4">
<text:span text:style-name="T4">
 In the Avdiivsky direction </text:span>
 the offensive actions of the Russian Federation were not carried out, instead hit the aviation in the Avdiivka district of Donetsk region, from the artillery was struck by Novokalin, Orlovka, Avdiivka, Tonenko, Severne, Netaylovo, Karlovka, Pervomaisky and Nevel.</text:p>
      <text:p text:style-name="P4">
<text:span text:style-name="T4">
 Read also: </text:span>
 <text:a xlink:type="simple" xlink:href="https://www.ukrinform.ua/rubric-ato/3716504-rosiani-pidirvali-dorogu-na-kordoni-z-ukrainou-i-bilorussu.html" text:style-name="Internet_20_link" text:visited-style-name="Visited_20_Internet_20_Link">
Russians <text:span text:style-name="T4">
 Undervols </text:span>
 But Road on the border with Ukraine Iblorus</text:a>
<text:span text:style-name="T4">
 In the Mariinsky direction </text:span>
 Defense forces reflected all the attacks of the Russians in the area. There, the enemy struck, from artillery beat Pokurakhov, Maksimilyanivtsi, St. George, Marinka, Ventja, Elizavetivka, Katerynivka, Konstantinovka and Novomykhailivka of Donetsk region.</text:p>
      <text:p text:style-name="P4">
<text:span text:style-name="T4">
 In the Shakhtar direction </text:span>
 Russian troops were struck by air strikes in the area of Blessarai Prychistivka. The enemy shelling was suffered by Bogoyavlenko, Vodovar, Novoukrainka, Prychistivka, Golden Niva, Shakhtarskoye and Greater Novosilka.</text:p>
      <text:p text:style-name="P4">
<text:span text:style-name="T4">
 In Zaporizhzhya and Kherson directions </text:span>
 The Russian army continues to be conducted and fired at settlements bordering the line of contact.</text:p>
      <text:p text:style-name="P4">
In particular, under the hostile fire were Vremivka, Free Field, Novosilka, Green Field, Novopil and Temivka, Donetsk region, Olgiv, Malynivka, Gulyaypole, Railway, Gulyaypilsko , Cossack, Ivanivka, Antonovka, Komyshans, Dniprovske, Kizomis and wide Bamkherson region.</text:p>
      <text:p text:style-name="P4">
According to Ukrinform, according to British intelligence, from the beginning of this year Moscow is increasingly often <text:a xlink:type="simple" xlink:href="https://www.ukrinform.ua/rubric-ato/3716393-rosijska-armia-vtracae-iniciativi-na-fronti-rozvidka-britanii.html" text:style-name="Internet_20_link" text:visited-style-name="Visited_20_Internet_20_Link">
inferior to the initiative on the front</text:a>
and responds to Ukraine's actions, and is inactive to the military goals set.</text:p>
      <text:p text:style-name="P4">
News Source: <text:a xlink:type="simple" xlink:href="https://www.ukrinform.ua/rubric-ato/3716690-sili-oboroni-za-dobu-vidbili-na-shodi-16-rosijskih-atak.html" text:style-name="Internet_20_link" text:visited-style-name="Visited_20_Internet_20_Link">
https://www.ukrinform.ua/rubric-ato/3716690-sili-oboroni-za-dobu-vidbili-na-shodi-16-rosijskih-atak.html</text:a>
</text:p>
      <!--NEWS-->
      <text:h text:style-name="P10" text:outline-level="1">
<text:span text:style-name="T4">
Zelensky in Odessa spent a meeting</text:span>
</text:h>
      <text:p text:style-name="P4">
Authors: Ukrinform (Person)</text:p>
      <text:p text:style-name="P4">
Publisher: Укринформ (Organization)</text:p>
      <text:p text:style-name="P4">
Published Time: 2023-05-31T19:25:00+03:00</text:p>
      <text:p text:style-name="P4">
Modified Time: 2023-05-31T19:25:00+03:00</text:p>
      <text:p text:style-name="P4">
Description: President Volodymyr Zelenskyy held an on -site meeting of the Supreme Commander -in -Chief in Odessa. - Ukrinform.</text:p>
      <text:p text:style-name="P4">
Images: ['<text:a xlink:type="simple" xlink:href="https://static.ukrinform.com/photos/2023_05/thumb_files/630_360_1685549109-291.jpeg" text:style-name="Internet_20_link" text:visited-style-name="Visited_20_Internet_20_Link">
630_360_16855...</text:a>
']</text:p>
      <text:p text:style-name="P4">
Tags: ['Зеленський', 'Війна з Росією', 'Ставка Верховного головнокомандувача']</text:p>
      <text:p text:style-name="P4">
Type: Article</text:p>
      <!--METADATA-->
      <text:p text:style-name="P4">
<draw:frame draw:style-name="fr1" draw:name="Image166" text:anchor-type="as-char" svg:width="6.9236in" svg:height="3.956343in" draw:z-index="0">
<draw:image xlink:href="../Images/yкринформ/2023-05-31T19-25-00-03-00/630_360_1685549109-291.jpeg" xlink:type="simple" xlink:show="embed" xlink:actuate="onLoad" draw:mime-type="image/jpeg"/>
</draw:frame>
The Presidential Lordir Zelensky in Odessa held an on -site meeting of the Supreme High Commander.</text:p>
      <text:p text:style-name="P4">
The head of the Ukrainian state reported this in <text:a xlink:type="simple" xlink:href="https://t.me/V_Zelenskiy_official/6432" text:style-name="Internet_20_link" text:visited-style-name="Visited_20_Internet_20_Link">
telegram</text:a>
, reports Ukrinform.</text:p>
      <text:p text:style-name="P4">
"Odessa in Odessa," Zelensky said.</text:p>
      <text:p text:style-name="P4">
He informed that during the meeting heard the commander of the operational-strategic group of "Odesa" troops Eduard Moskalova on prompt situations in the area of ​​his responsibility.</text:p>
      <text:p text:style-name="P4">
Commander of the Navy <text:a xlink:type="simple" xlink:href="https://www.ukrinform.ua/tag-zsu" text:style-name="Internet_20_link" text:visited-style-name="Visited_20_Internet_20_Link">
Armed Forces of Ukraine</text:a>
Alexei Zhpapa reported on the protection of the core infrastructure, the functioning of the grain corridor and other important reports.</text:p>
      <text:p text:style-name="P4">
<text:span text:style-name="T4">
 Read also: </text:span>
 <text:a xlink:type="simple" xlink:href="https://www.ukrinform.ua/rubric-ato/3716470-zelenskij-posmertno-nagorodiv-121-oboronca-ukraini.html" text:style-name="Internet_20_link" text:visited-style-name="Visited_20_Internet_20_Link">
<text:span text:style-name="T4">
 Zelensky </text:span>
 posthumously awarded 121 defenders of Ukraine</text:a>
"Reports of the General Staff and the Ministry of Defense. The reports of the commander. Our forces managed to stabilize the situation in Khortytsia, said General Syrsky," - added the president.</text:p>
      <text:p text:style-name="P4">
In addition, Zelensky reported: "Important reports of Budanov and a toddler regarding their competences.</text:p>
      <text:p text:style-name="P4">
As reported by Ukrinform, President of Ukraine Volodymyr Zelensky is on May 31 on a working visit in the Odessa region.</text:p>
      <text:p text:style-name="P4">
_ Photo: Presidential Office _</text:p>
      <text:p text:style-name="P4">
News Source: <text:a xlink:type="simple" xlink:href="https://www.ukrinform.ua/rubric-ato/3716691-zelenskij-v-odesi-proviv-zasidanna-stavki.html" text:style-name="Internet_20_link" text:visited-style-name="Visited_20_Internet_20_Link">
https://www.ukrinform.ua/rubric-ato/3716691-zelenskij-v-odesi-proviv-zasidanna-stavki.html</text:a>
</text:p>
      <!--NEWS-->
      <text:h text:style-name="P10" text:outline-level="1">
<text:span text:style-name="T4">
NATO countries must provide Ukraine with reliable security guarantees - Macron</text:span>
</text:h>
      <text:p text:style-name="P4">
Authors: Ukrinform (Person)</text:p>
      <text:p text:style-name="P4">
Publisher: Укринформ (Organization)</text:p>
      <text:p text:style-name="P4">
Published Time: 2023-05-31T19:33:00+03:00</text:p>
      <text:p text:style-name="P4">
Modified Time: 2023-05-31T19:33:00+03:00</text:p>
      <text:p text:style-name="P4">
Description: French President Emmanuel Macron during a speech at the Globsec Security Forum in Bratislava called on Wednesday to provide Ukraine with "tangible and reliable" security guarantees. - Ukrinform.</text:p>
      <text:p text:style-name="P4">
Images: ['<text:a xlink:type="simple" xlink:href="https://static.ukrinform.com/photos/2020_09/thumb_files/630_360_1600838800-141.jpg" text:style-name="Internet_20_link" text:visited-style-name="Visited_20_Internet_20_Link">
630_360_16008...</text:a>
']</text:p>
      <text:p text:style-name="P4">
Tags: ['Франція', 'Макрон', 'НАТО', 'Україна', 'Війна з Росією']</text:p>
      <text:p text:style-name="P4">
Type: Article</text:p>
      <!--METADATA-->
      <text:p text:style-name="P4">
<draw:frame draw:style-name="fr1" draw:name="Image167" text:anchor-type="as-char" svg:width="6.9236in" svg:height="3.956343in" draw:z-index="0">
<draw:image xlink:href="../Images/yкринформ/2023-05-31T19-33-00-03-00/630_360_1600838800-141.jpg" xlink:type="simple" xlink:show="embed" xlink:actuate="onLoad" draw:mime-type="image/jpeg"/>
</draw:frame>
Emmanuel Macron, Presidentialfranion, during a speech at the Globsec Security Forum, on Wednesday, urged the West to provide Ukraine with "tangible and reliable" security guarantees.</text:p>
      <text:p text:style-name="P4">
According to Ukrinform, it reports <text:a xlink:type="simple" xlink:href="https://www.theguardian.com/world/live/2023/may/31/russia-ukraine-war-live-russian-oil-refinery-in-krasnodar-on-fire-belgorod-shelled-says-governor" text:style-name="Internet_20_link" text:visited-style-name="Visited_20_Internet_20_Link">
The Guardian</text:a>
Relation on AFP.</text:p>
      <text:p text:style-name="P4">
"We need to help Ukraine today by all means for a successful counter -offensive," the French president said.</text:p>
      <text:p text:style-name="P4">
France leader believes that the Ukrainian counter -offensive will give a chance to build a "reliable peace".</text:p>
      <text:p text:style-name="P4">
Macron emphasized that Ukraine is "defending Europe today", so it is in the interests of the Education so that it has security guarantees from <text:a xlink:type="simple" xlink:href="https://www.ukrinform.ua/tag-nato" text:style-name="Internet_20_link" text:visited-style-name="Visited_20_Internet_20_Link">
NATO</text:a>
. He added that this topic will be the subject of collective negotiations within the next weeks to "offer Ukrainian and reliable security guarantees."</text:p>
      <text:p text:style-name="P4">
<text:span text:style-name="T4">
 Read also: </text:span>
 <text:a xlink:type="simple" xlink:href="https://www.ukrinform.ua/rubric-polytics/3712797-trudo-i-makron-obgovorili-oboronni-potrebi-i-povoennu-vidbudovu-ukraini.html" text:style-name="Internet_20_link" text:visited-style-name="Visited_20_Internet_20_Link">
Trude and <text:span text:style-name="T4">
 Macron </text:span>
 discussed defense needs and post -war -building of Ukraine</text:a>
According to the politician, different NATO member states can provide such guarantees as long as Ukraine is expecting an alliance.</text:p>
      <text:p text:style-name="P4">
This year, during the Forum in Slovakia, there is also a preparation for the Sumitunato, which will take place in the capital of Lithuania, Vilnius on July 11 and 12, according to the presentation.</text:p>
      <text:p text:style-name="P4">
<text:span text:style-name="T4">
 Read also: </text:span>
 <text:a xlink:type="simple" xlink:href="https://www.ukrinform.ua/rubric-ato/3710596-francia-dumae-nad-peredaceu-ukraini-dalekobijnih-raket-le-monde.html" text:style-name="Internet_20_link" text:visited-style-name="Visited_20_Internet_20_Link">
France thinks on the transfer to Ukraine long -range missiles -le monde</text:a>
As reported by Ukrinform, NATO Secretary General Jens Stoltenberg has stated that NATO July Summit will receive assurance of assistance from the Soyzers and a willingness to support Kyiv membership in the Alliance.</text:p>
      <text:p text:style-name="P4">
<text:span text:style-name="T5">
Foto: era</text:span>
</text:p>
      <text:p text:style-name="P4">
News Source: <text:a xlink:type="simple" xlink:href="https://www.ukrinform.ua/rubric-world/3716693-kraini-nato-maut-nadati-ukraini-nadijni-garantii-bezpeki-makron.html" text:style-name="Internet_20_link" text:visited-style-name="Visited_20_Internet_20_Link">
https://www.ukrinform.ua/rubric-world/3716693-kraini-nato-maut-nadati-ukraini-nadijni-garantii-bezpeki-makron.html</text:a>
</text:p>
      <!--NEWS-->
      <text:h text:style-name="P10" text:outline-level="1">
<text:span text:style-name="T4">
Luxembourg can join the microfinance of business in Ukraine</text:span>
</text:h>
      <text:p text:style-name="P4">
Authors: Ukrinform (Person)</text:p>
      <text:p text:style-name="P4">
Publisher: Укринформ (Organization)</text:p>
      <text:p text:style-name="P4">
Published Time: 2023-05-31T19:36:44+03:00</text:p>
      <text:p text:style-name="P4">
Modified Time: 2023-05-31T19:36:44+03:00</text:p>
      <text:p text:style-name="P4">
Description: Luxembourg intends to involve a number of agencies and non -governmental organizations that are actively engaged in business microfinance. - Ukrinform.</text:p>
      <text:p text:style-name="P4">
Images: ['<text:a xlink:type="simple" xlink:href="https://static.ukrinform.com/photos/2022_10/thumb_files/630_360_1664576850-283.jpg" text:style-name="Internet_20_link" text:visited-style-name="Visited_20_Internet_20_Link">
630_360_16645...</text:a>
']</text:p>
      <text:p text:style-name="P4">
Tags: ['Бізнес', 'Люксембург', 'Мінекономіки', 'Україна']</text:p>
      <text:p text:style-name="P4">
Type: Article</text:p>
      <!--METADATA-->
      <text:p text:style-name="P4">
<draw:frame draw:style-name="fr1" draw:name="Image168" text:anchor-type="as-char" svg:width="6.9236in" svg:height="3.956343in" draw:z-index="0">
<draw:image xlink:href="../Images/yкринформ/2023-05-31T19-36-44-03-00/630_360_1664576850-283.jpg" xlink:type="simple" xlink:show="embed" xlink:actuate="onLoad" draw:mime-type="image/jpeg"/>
</draw:frame>
Luxembourgm is intention to involve a number of agencies and non -governmental organizations that are actively engaged in microfinance of business.</text:p>
      <text:p text:style-name="P4">
The Minister of Cooperation and Humanitarian Affairs, the Ministry of Grand Duchy of Luxembourg Franz Faio said during the publication with the Minister of Economy Yulia Sviridenko, Ukrinform reports <text:a xlink:type="simple" xlink:href="https://me.gov.ua/News/Detail" text:style-name="Internet_20_link" text:visited-style-name="Visited_20_Internet_20_Link">
the Ministry of Economy Service</text:a>
.</text:p>
      <text:p text:style-name="P4">
Під час відеозустрічі сторони обговорили відновлення України, гуманітарнерозмінування, інвестиції у вітчизняну економіку та співпрацю в сфері цифровихта сучасних технологій.</text:p>
      <text:p text:style-name="P4">
«Зараз перед нами стоять два головних завдання: зробити все для перемоги іпочати відбудовувати Україну вже зараз, не чекаючи закінчення війни. Одним ізголовних завдань уряду цього року є підтримка приватного сектора економіки. Цепрограми підтримки малого та середнього бізнесу, переробної промисловості,зруйнованих підприємств на деокупованих територіях, запровадження інструментівстрахування політичних ризиків», - розповіла Свириденко.</text:p>
      <text:p text:style-name="P4">
She stressed that the government is introducing the necessary tools to provide supportive business climate and the creation of a legislative framework.</text:p>
      <text:p text:style-name="P4">
<text:span text:style-name="T4">
 Read also: </text:span>
 <text:a xlink:type="simple" xlink:href="https://www.ukrinform.ua/rubric-vidbudova/3712764-ukraina-zaklikala-latvijskij-biznes-dolucatisa-do-vidbudovi.html" text:style-name="Internet_20_link" text:visited-style-name="Visited_20_Internet_20_Link">
Ukraine called the Latvian <text:span text:style-name="T4">
 business </text:span>
 to join the references</text:a>
Viceremier invited Luxembourg representatives to take part in the Conference(Rak'ah)that will take place in London on June 21-22, 2023.</text:p>
      <text:p text:style-name="P4">
“The conference discussions will focus on overcoming obstacles to investment and how the Government of Ukraine plans to promote the necessary reforms of the suspension of international partners and civil society. In parallel, we will put financial instruments aimed at increasing the trust of investor investing in Ukraine, ”Sviridenko said.</text:p>
      <text:p text:style-name="P4">
She recalled that one of the main problems in the context of European Humanitarian Care is the humanitarian lands. Estimated <text:a xlink:type="simple" xlink:href="https://www.ukrinform.ua/tag-svitovij-bank" text:style-name="Internet_20_link" text:visited-style-name="Visited_20_Internet_20_Link">
World Bank</text:a>
, a complete set of work of losses can cost $ 37.4 billion.A new modern technique is also needed to overcome this problem.</text:p>
      <text:p text:style-name="P4">
"According to a four -year plan, we have to clean 630,000 hectares of land," Viceremer said.</text:p>
      <text:p text:style-name="P4">
The parties discussed Luxembourg's capabilities to support Ukrainian business, insurance of military risks and those that could be developed in the form of private partnership or private-state partnership.</text:p>
      <text:p text:style-name="P4">
<text:span text:style-name="T4">
 Read also: </text:span>
 <text:a xlink:type="simple" xlink:href="https://www.ukrinform.ua/rubric-polytics/3699966-stefancuk-zaklikav-luksemburg-pidtrimati-ukrainsku-formulu-miru.html" text:style-name="Internet_20_link" text:visited-style-name="Visited_20_Internet_20_Link">
Stefanchuk called <text:span text:style-name="T4">
 Luxembourg </text:span>
 To support the Ukrainian "formula of peace"</text:a>
In turn, Fayio stated that Luxembourg is interested in cooperation with Ukraine, especially in digital technologies. In addition, according to him, in Ukrainian experts there is something to learn from the point of view of cybersecurity.</text:p>
      <text:p text:style-name="P4">
The Minister of the Grand Duchy has stated that his country is ready to cooperate with Ukraine in space and military spheres. And companies from Luxembourg are ready to participate in the demining of our country.</text:p>
      <text:p text:style-name="P4">
Fayio has promised to discuss the possibility of providing military insurance tools for investment in Ukraine, as well as involve a number of agencies and non -governmental organizations that are actively engaged in business microfinance to Ukraine.</text:p>
      <text:p text:style-name="P4">
As it was reported, Ukraine aims to restore business operation 165 thousand. ha of land by the end of 2023 and 305 thousand hectares - by the end of 2024.</text:p>
      <text:p text:style-name="P4">
News Source: <text:a xlink:type="simple" xlink:href="https://www.ukrinform.ua/rubric-economy/3716694-luksemburg-moze-dolucitisa-do-mikrofinansuvanna-biznesu-v-ukraini.html" text:style-name="Internet_20_link" text:visited-style-name="Visited_20_Internet_20_Link">
https://www.ukrinform.ua/rubric-economy/3716694-luksemburg-moze-dolucitisa-do-mikrofinansuvanna-biznesu-v-ukraini.html</text:a>
</text:p>
      <!--NEWS-->
      <text:h text:style-name="P10" text:outline-level="1">
<text:span text:style-name="T4">
In the captured port of Berdyansk, the Russians load on the ship grain and metal</text:span>
</text:h>
      <text:p text:style-name="P4">
Authors: Ukrinform (Person)</text:p>
      <text:p text:style-name="P4">
Publisher: Укринформ (Organization)</text:p>
      <text:p text:style-name="P4">
Published Time: 2023-05-31T19:46:03+03:00</text:p>
      <text:p text:style-name="P4">
Modified Time: 2023-05-31T19:46:03+03:00</text:p>
      <text:p text:style-name="P4">
Description: Russian ships entered the temporarily occupied sea trade port of Berdyansk. - Ukrinform.</text:p>
      <text:p text:style-name="P4">
Images: ['<text:a xlink:type="simple" xlink:href="https://static.ukrinform.com/photos/2023_05/thumb_files/630_360_1685551217-324.png" text:style-name="Internet_20_link" text:visited-style-name="Visited_20_Internet_20_Link">
630_360_16855...</text:a>
']</text:p>
      <text:p text:style-name="P4">
Tags: ['Бердянськ', 'Зерно', 'Росія', 'Корабель', 'Війна з Росією']</text:p>
      <text:p text:style-name="P4">
Type: Article</text:p>
      <!--METADATA-->
      <text:p text:style-name="P4">
<draw:frame draw:style-name="fr1" draw:name="Image170" text:anchor-type="as-char" svg:width="6.9236in" svg:height="3.956343in" draw:z-index="0">
<draw:image xlink:href="../Images/yкринформ/2023-05-31T19-46-03-03-00/630_360_1685551217-324.png" xlink:type="simple" xlink:show="embed" xlink:actuate="onLoad" draw:mime-type="image/png"/>
</draw:frame>
Timely occupied sea trade port of Berdyansk entered the Russian ships.</text:p>
      <text:p text:style-name="P4">
About it in <text:a xlink:type="simple" xlink:href="https://t.me/berdmisk/3171" text:style-name="Internet_20_link" text:visited-style-name="Visited_20_Internet_20_Link">
telegram</text:a>
The Berdyansk military administration reports, Ukrinform reports.</text:p>
      <text:p text:style-name="P4">
"Two Russian ships entered the port of Berdyansk. The invaders continue to disassemble our lands," the post reads.</text:p>
      <text:p text:style-name="P4">
<text:span text:style-name="T4">
 Read also: </text:span>
 <text:a xlink:type="simple" xlink:href="https://www.ukrinform.ua/rubric-regions/3715531-rosia-prodovzit-vivoziti-kradene-zerno-cerez-mariupol-radnik-mera.html" text:style-name="Internet_20_link" text:visited-style-name="Visited_20_Internet_20_Link">
Russia continues to export the stolen <text:span text:style-name="T4">
 grain </text:span>
 via Mariiupol - mayor advisor</text:a>
It is noted that one ship is now loaded with cereals and the other is a metal.</text:p>
      <text:p text:style-name="P4">
<text:span text:style-name="T4">
 Read also: </text:span>
 <text:a xlink:type="simple" xlink:href="https://www.ukrinform.ua/rubric-crimea/3716531-okupanti-minuut-himzavod-titan-u-krimu-partizani.html" text:style-name="Internet_20_link" text:visited-style-name="Visited_20_Internet_20_Link">
occupiers change the Titanium chemical plant in Crimea - guerrillas</text:a>
As it was reported, Russia continues to export Ukraine from Ukraine <text:a xlink:type="simple" xlink:href="https://www.ukrinform.ua/tag-zerno" text:style-name="Internet_20_link" text:visited-style-name="Visited_20_Internet_20_Link">
grain</text:a>
. In the city of Berdyansk, Zaporizhzhya region, from the water area of the seaport, the transportation of enemy tugboats of the Russian self -propelled barge, which is loaded with wheat.</text:p>
      <text:p text:style-name="P4">
<text:span text:style-name="T5">
Foto: Radio Liberty</text:span>
</text:p>
      <text:p text:style-name="P4">
News Source: <text:a xlink:type="simple" xlink:href="https://www.ukrinform.ua/rubric-regions/3716697-u-zahoplenomu-portu-berdanska-rosiani-vantazat-na-korabli-zerno-ta-metal.html" text:style-name="Internet_20_link" text:visited-style-name="Visited_20_Internet_20_Link">
https://www.ukrinform.ua/rubric-regions/3716697-u-zahoplenomu-portu-berdanska-rosiani-vantazat-na-korabli-zerno-ta-metal.html</text:a>
</text:p>
      <!--NEWS-->
      <text:h text:style-name="P10" text:outline-level="1">
<text:span text:style-name="T4">
Bakhmut was in the ranking of the best cities of Ukraine, Russia turned it into ruins and ashes - the mayor</text:span>
</text:h>
      <text:p text:style-name="P4">
Authors: Ukrinform (Person)</text:p>
      <text:p text:style-name="P4">
Publisher: Укринформ (Organization)</text:p>
      <text:p text:style-name="P4">
Published Time: 2023-05-31T19:53:20+03:00</text:p>
      <text:p text:style-name="P4">
Modified Time: 2023-05-31T19:53:20+03:00</text:p>
      <text:p text:style-name="P4">
Description: Before the full -scale invasion of Russia, Bakhmut confidently occupied a leading place in the All -Ukrainian Network of Sustainable Development Cities, and today the city is ruins and ashes. - Ukrinform.</text:p>
      <text:p text:style-name="P4">
Images: ['<text:a xlink:type="simple" xlink:href="https://static.ukrinform.com/photos/2023_05/thumb_files/630_360_1684699175-115.jpg" text:style-name="Internet_20_link" text:visited-style-name="Visited_20_Internet_20_Link">
630_360_16846...</text:a>
']</text:p>
      <text:p text:style-name="P4">
Tags: ['Бахмут', 'Україна', 'Війна з Росією']</text:p>
      <text:p text:style-name="P4">
Type: Article</text:p>
      <!--METADATA-->
      <text:p text:style-name="P4">
<draw:frame draw:style-name="fr1" draw:name="Image171" text:anchor-type="as-char" svg:width="6.9236in" svg:height="3.956343in" draw:z-index="0">
<draw:image xlink:href="../Images/yкринформ/2023-05-31T19-53-20-03-00/630_360_1684699175-115.jpg" xlink:type="simple" xlink:show="embed" xlink:actuate="onLoad" draw:mime-type="image/jpeg"/>
</draw:frame>
The supplementary invasion of Russia Bakhmut confidently occupied the leading place of the Ukrainian sustainable development network, and today the city is the Ruins of the Tapopil.</text:p>
      <text:p text:style-name="P4">
About it in <text:a xlink:type="simple" xlink:href="https://www.ukrinform.ua/rubric-regions/3716528-oleksij-reva-mer-bahmuta.html" text:style-name="Internet_20_link" text:visited-style-name="Visited_20_Internet_20_Link">
interview Ukrinform</text:a>
The mayor of Bakhmutolexium Reva said.</text:p>
      <text:p text:style-name="P4">
“Today Bakhmut is ruins and ashes ... The city is completely destroyed and we need to rebuild it again. Russia should be sure to compensate for the experts that Bakhmut has invaded, ”Reva said.</text:p>
      <text:p text:style-name="P4">
He added that it is too early to speak about the numbers of compensation, reparations of Russia, etc., because we need to wait for our victory.</text:p>
      <text:p text:style-name="P4">
According to him, before the full -scale invasion of Russia Bakhmut confidently occupied the conductor in the All -Ukrainian network of cities of sustainable development. “As one of the most recent corners of the Donetsk region, Bakhmut, which this year turns 452, has rightly entered the League of Historic Cities of Ukraine. He occupied a stronger in the All -Ukrainian rating of 55 top cities, as well as for several years, the farm was one of the top five leaders in terms of socio -economic development of the rating, ”Reva said.</text:p>
      <text:p text:style-name="P4">
<text:span text:style-name="T4">
 Read also: </text:span>
 <text:a xlink:type="simple" xlink:href="https://www.ukrinform.ua/rubric-ato/3716093-u-peredmisti-bahmuta-zsu-prizupinili-ruh-dla-vikonanna-vijskovih-zadac-malar.html" text:style-name="Internet_20_link" text:visited-style-name="Visited_20_Internet_20_Link">
in the suburbs <text:span text:style-name="T4">
 Bakhmut </text:span>
 And the Armed Forces suspended movement for military tasks - painter</text:a>
 He added that the industrial potential of Bakhmut was represented by various enterprises: non -ferrous metals and a factory Siniat company for the production of building materials and mixtures.</text:p>
      <text:p text:style-name="P4">
But the enemy destroyed all businesses in the city, stated the mayor.</text:p>
      <text:p text:style-name="P4">
He also recalled that Bakhmut's pride was the Metalurg athletics, which was awarded the status of the Olympic Taparalmpic training athletes. “It was a modern track and field playauce answered all European standards. On its basis were the training of exports from different parts of our country. He is also destroyed by the enemy, ”Reva reported.The city head stressed that after many months of the war in Bakhmut, all the infrastructure was fully brought up, no surviving building remained.</text:p>
      <text:p text:style-name="P4">
“The enemy destroyed everything!And it is not just destroyed houses, it is a completely crossed out of tens of thousands of people. These are divided families, mutilated fates, broken -ups ... ”, - the Reva noted with pain.</text:p>
      <text:p text:style-name="P4">
As it was reported, the Russian army began fighting for the city of Bakhmut of the Donetsk region on August 1, 2023. It became the most blatant battle in the war of Russian opposite Ukraine. Bakhmut battles continue, the Russians have not yet been able to fully seize the city.</text:p>
      <text:p text:style-name="P4">
News Source: <text:a xlink:type="simple" xlink:href="https://www.ukrinform.ua/rubric-regions/3716700-bahmut-buv-u-rejtingu-najkrasih-mist-ukraini-rosia-peretvorila-jogo-na-ruini-ta-popil-mer.html" text:style-name="Internet_20_link" text:visited-style-name="Visited_20_Internet_20_Link">
https://www.ukrinform.ua/rubric-regions/3716700-bahmut-buv-u-rejtingu-najkrasih-mist-ukraini-rosia-peretvorila-jogo-na-ruini-ta-popil-mer.html</text:a>
</text:p>
      <!--NEWS-->
      <text:h text:style-name="P10" text:outline-level="1">
<text:span text:style-name="T4">
Director of Sophia Kyivska Kukovalsk and journalist Sushchenko was awarded the Order of France</text:span>
</text:h>
      <text:p text:style-name="P4">
Authors: Ukrinform (Person)</text:p>
      <text:p text:style-name="P4">
Publisher: Укринформ (Organization)</text:p>
      <text:p text:style-name="P4">
Published Time: 2023-05-31T19:57:00+03:00</text:p>
      <text:p text:style-name="P4">
Modified Time: 2023-05-31T19:57:00+03:00</text:p>
      <text:p text:style-name="P4">
Description: The General Director of Sofia Kyivska National Reserve Nelya Kukovalskaya and Ukrainian journalist Roman Sushchenko received the National Order of the French Republic "For Merit". - Ukrinform.</text:p>
      <text:p text:style-name="P4">
Images: ['<text:a xlink:type="simple" xlink:href="https://static.ukrinform.com/photos/2023_05/thumb_files/630_360_1685555865-8482.jpeg" text:style-name="Internet_20_link" text:visited-style-name="Visited_20_Internet_20_Link">
630_360_16855...</text:a>
']</text:p>
      <text:p text:style-name="P4">
Tags: ['Франція', 'Сущенко', 'Софія Київська', 'МКІП ', 'Орден']</text:p>
      <text:p text:style-name="P4">
Type: Article</text:p>
      <!--METADATA-->
      <text:p text:style-name="P4">
<draw:frame draw:style-name="fr1" draw:name="Image173" text:anchor-type="as-char" svg:width="6.9236in" svg:height="3.956343in" draw:z-index="0">
<draw:image xlink:href="../Images/yкринформ/2023-05-31T19-57-00-03-00/630_360_1685555865-8482.jpeg" xlink:type="simple" xlink:show="embed" xlink:actuate="onLoad" draw:mime-type="image/jpeg"/>
</draw:frame>
The General Director of the National Reserve "Sofia Kyivska" Nelkakukova and Ukrainian journalist Roman Sushchenko received the National Order of the Republic for Merit.</text:p>
      <text:p text:style-name="P4">
According to the Ukrinform correspondent, the Ambassador of France in Ukraine in Ukraine Passen at the Ceremony in St. Sophia Cathedral was awarded to them.</text:p>
      <text:p text:style-name="P4">
</text:p>
      <text:p text:style-name="P4">
Turning to Sushchenko, the French diplomat said: "Getting freedom, you ... together with your brothers launched a platform for the liberation of political prisoners ... In fact, having felt the effect of this arbitrariness, you know how important for people who are in captivity. , - said de Possen.</text:p>
      <text:p text:style-name="P4">
At the same time, in relation to Nelly Kukovalskaya, he noted that her role corresponds to the desire to preserve and develop his inheritance.</text:p>
      <text:p text:style-name="P4">
"This honorary distinction of the French Republic honors your faithful service to culture and museum, which you have shown during many years, heading one of the largest museums in Ukraine," the Ambassador of France said.</text:p>
      <text:p text:style-name="P4">
Minister of Culture and Information Policy Oleksandr Tkachenko is greeting.</text:p>
      <text:p text:style-name="P4">
As the MKIP chairman in [telegram] noted(https://t.me/otkachenkokyiv/3662), similar honors are an important manifestation of support and solidarity <text:a xlink:type="simple" xlink:href="https://www.ukrinform.ua/tag-francia" text:style-name="Internet_20_link" text:visited-style-name="Visited_20_Internet_20_Link">
France</text:a>
with Ukraine. Of particular importance is now when Russia is almost daily and fired at Ukrainian cities every day.</text:p>
      <text:p text:style-name="P4">
According to Tkachenko, it is also a testament to historical links between countries, which is preserved, in particular, by Sofia Kyivska.</text:p>
      <text:p text:style-name="P4">
It was reported that in 2016, the Ukrinform correspondent in France Romsushchenko was arrested and accused of sapling during a trip to Moscow. He was sentenced to the Russian Federation for up to 12 years in prison. During the exchanging of the incaluation of 2019, Sushchenko was liberated with 10 political and 24 -seized Ukrainian sailors.</text:p>
      <text:p text:style-name="P4">
<text:span text:style-name="T4">
 Read also: </text:span>
 [Tkachenko discussed with museums the development(https://www.ukrinform.ua/rubric-culture/3711835-tkacenko-obgovoriv-iz-muzejnikami-rozvitok-sferi-u-voennij-cas.html)Nelya Kukovalska has been holding the position of Director General of the Sofia Kyivska National Reserve since 2003.</text:p>
      <text:p text:style-name="P4">
<text:span text:style-name="T5">
Foto: Telegram/tkachenko.ua</text:span>
</text:p>
      <text:p text:style-name="P4">
News Source: <text:a xlink:type="simple" xlink:href="https://www.ukrinform.ua/rubric-culture/3716701-direktorka-zapovidnika-sofia-kiivska-otrimala-nacionalnij-orden-francii.html" text:style-name="Internet_20_link" text:visited-style-name="Visited_20_Internet_20_Link">
https://www.ukrinform.ua/rubric-culture/3716701-direktorka-zapovidnika-sofia-kiivska-otrimala-nacionalnij-orden-francii.html</text:a>
</text:p>
      <!--NEWS-->
      <text:h text:style-name="P10" text:outline-level="1">
<text:span text:style-name="T4">
In Donetsk, it is necessary to evacuate children from more than 10 settlements - Vereshchuk</text:span>
</text:h>
      <text:p text:style-name="P4">
Authors: Ukrinform (Person)</text:p>
      <text:p text:style-name="P4">
Publisher: Укринформ (Organization)</text:p>
      <text:p text:style-name="P4">
Published Time: 2023-05-31T20:00:00+03:00</text:p>
      <text:p text:style-name="P4">
Modified Time: 2023-05-31T20:00:00+03:00</text:p>
      <text:p text:style-name="P4">
Description: In the Donetsk region, children need to be taken out of more than ten settlements, and evacuation in Zaporozhye and Kharkiv region also continues. - Ukrinform.</text:p>
      <text:p text:style-name="P4">
Images: ['<text:a xlink:type="simple" xlink:href="https://static.ukrinform.com/photos/2023_05/thumb_files/630_360_1685552273-524.jpg" text:style-name="Internet_20_link" text:visited-style-name="Visited_20_Internet_20_Link">
630_360_16855...</text:a>
']</text:p>
      <text:p text:style-name="P4">
Tags: ['Діти', 'Донеччина', 'Евакуація', 'Верещук']</text:p>
      <text:p text:style-name="P4">
Type: Article</text:p>
      <!--METADATA-->
      <text:p text:style-name="P4">
<draw:frame draw:style-name="fr1" draw:name="Image177" text:anchor-type="as-char" svg:width="6.9236in" svg:height="3.956343in" draw:z-index="0">
<draw:image xlink:href="../Images/yкринформ/2023-05-31T20-00-00-03-00/630_360_1685552273-524.jpg" xlink:type="simple" xlink:show="embed" xlink:actuate="onLoad" draw:mime-type="image/jpeg"/>
</draw:frame>
Nadnechyna from more than ten settlements should be taken out of children, and the evacuation in Zaporozhye and Kharkiv region is also stored.</text:p>
      <text:p text:style-name="P4">
Irina Vereshchuk, the Minister of Reintegration of the Temporarily -Coupled Territories, was announced at a briefing during the UA: War. Unswolves Lulf Upskov, the Ukrinform correspondent reports.</text:p>
      <text:p text:style-name="P4">
"We have an understanding of how many about <text:a xlink:type="simple" xlink:href="https://www.ukrinform.ua/tag-diti" text:style-name="Internet_20_link" text:visited-style-name="Visited_20_Internet_20_Link">
children</text:a>
It is necessary to remove from the war zone. Tomorrow we will take place an alternation headquarters at the request of Donetsk region, where there are more than ten populated points, from which it is necessary to take out children, " - said the official.</text:p>
      <text:p text:style-name="P4">
According to her, the process of evacuation of children also lasts in Kharkiv and Zaporozhye.</text:p>
      <text:p text:style-name="P4">
*!(https://www.ukrinform.ua/rubric-regions/3716361-v-avdiivci-lisautsa-dvoe-ditej-ih-evakuuut-primusovo.html)"We now form evacuation trains, determine the places where we will be exported, and in the near future we will do this," - said Viceremier -Minister.</text:p>
      <text:p text:style-name="P4">
As it was reported, from the village of Bogoyavlenko, which near the coal of Donetsk region, a police officer <text:a xlink:type="simple" xlink:href="https://www.ukrinform.ua/rubric-regions/3716592-iz-bogoavlenki-bila-vugledara-evakuuvali-ostannu-ditinu.html" text:style-name="Internet_20_link" text:visited-style-name="Visited_20_Internet_20_Link">
The Bulk Angel unit evacuated a nine -year -old girl in a name</text:a>
 .</text:p>
      <text:p text:style-name="P4">
News Source: <text:a xlink:type="simple" xlink:href="https://www.ukrinform.ua/rubric-regions/3716704-na-doneccini-potribno-evakuuvati-ditej-iz-ponad-10-naselenih-punktiv-veresuk.html" text:style-name="Internet_20_link" text:visited-style-name="Visited_20_Internet_20_Link">
https://www.ukrinform.ua/rubric-regions/3716704-na-doneccini-potribno-evakuuvati-ditej-iz-ponad-10-naselenih-punktiv-veresuk.html</text:a>
</text:p>
      <!--NEWS-->
      <text:h text:style-name="P10" text:outline-level="1">
<text:span text:style-name="T4">
In Britain found samples of plague that 4000 years old</text:span>
</text:h>
      <text:p text:style-name="P4">
Authors: Ukrinform (Person)</text:p>
      <text:p text:style-name="P4">
Publisher: Укринформ (Organization)</text:p>
      <text:p text:style-name="P4">
Published Time: 2023-05-31T20:11:00+03:00</text:p>
      <text:p text:style-name="P4">
Modified Time: 2023-05-31T20:11:00+03:00</text:p>
      <text:p text:style-name="P4">
Description: A group of researchers from the Francis Creek and Oxford University found in the United Kingdom, DNA plague samples of 4000 years, which became the oldest proof of a deadly disease in the country. - Ukrinform.</text:p>
      <text:p text:style-name="P4">
Images: ['<text:a xlink:type="simple" xlink:href="https://static.ukrinform.com/photos/2023_05/thumb_files/630_360_1685553610-847.jpg" text:style-name="Internet_20_link" text:visited-style-name="Visited_20_Internet_20_Link">
630_360_16855...</text:a>
']</text:p>
      <text:p text:style-name="P4">
Tags: ['Британія', 'Наука', 'Чума', 'Хвороба', 'ДНК']</text:p>
      <text:p text:style-name="P4">
Type: Article</text:p>
      <!--METADATA-->
      <text:p text:style-name="P4">
<draw:frame draw:style-name="fr1" draw:name="Image179" text:anchor-type="as-char" svg:width="6.9236in" svg:height="3.956343in" draw:z-index="0">
<draw:image xlink:href="../Images/yкринформ/2023-05-31T20-11-00-03-00/630_360_1685553610-847.jpg" xlink:type="simple" xlink:show="embed" xlink:actuate="onLoad" draw:mime-type="image/jpeg"/>
</draw:frame>
Gruppady from the Francis Creek Institute and Oxford University found in the United Kingdom, DNA plague samples of 4000 years of age, which became the oldest dioxide of a deadly disease in the country.</text:p>
      <text:p text:style-name="P4">
As Ukrinform reports, it reports <text:a xlink:type="simple" xlink:href="https://www.bbc.co.uk/news/uk-england-bristol-65759673" text:style-name="Internet_20_link" text:visited-style-name="Visited_20_Internet_20_Link">
BBC</text:a>
.</text:p>
      <text:p text:style-name="P4">
Учені ідентифікували три випадки Yersinia pestis, бактерії, що викликає чуму,в людських останках - два в масовому похованні в Сомерсеті та один в Камбрії.</text:p>
      <text:p text:style-name="P4">
Photo: Science PhotolibraryPhoto: Science Photo Library</text:p>
      <text:p text:style-name="P4">
The team took small samples of a skeleton of 34 people, looking for the presence of Yersiniapestis in the teeth. The tooth pulp was investigated as it retains DNINKINKHIFA <text:a xlink:type="simple" xlink:href="https://www.ukrinform.ua/tag-hvoroba" text:style-name="Internet_20_link" text:visited-style-name="Visited_20_Internet_20_Link">
Diseases</text:a>
.</text:p>
      <text:p text:style-name="P4">
Researchers also analyzed DNA and found three cases of Yersinia Pestis for two children, who were 10 to 12 years old, when they died, and in one woman 35 to 45 years.</text:p>
      <text:p text:style-name="P4">
<text:span text:style-name="T4">
 Read also: </text:span>
 <text:a xlink:type="simple" xlink:href="https://www.ukrinform.ua/rubric-world/3629826-naukovci-doslidili-najstarisu-dnk-akij-2-miljoni-rokiv.html" text:style-name="Internet_20_link" text:visited-style-name="Visited_20_Internet_20_Link">
Scientists have explored the oldest <text:span text:style-name="T4">
 DNA </text:span>
, which is 2 million</text:a>
According to the conclusions, these three people lived at about one time.</text:p>
      <text:p text:style-name="P4">
Researchers say that this strain of the plague - the origin of the late Neolithic of the capture age - was most likely entered in Central and Western Europe 4800 BC people who came to Eurasia.</text:p>
      <text:p text:style-name="P4">
According to Ukrinform, in the summer of 2020, in the US state, California had first discovered a plague infection in five years.</text:p>
      <text:p text:style-name="P4">
News Source: <text:a xlink:type="simple" xlink:href="https://www.ukrinform.ua/rubric-world/3716709-u-britanii-znajsli-zrazki-dnk-cumi-akim-4000-rokiv.html" text:style-name="Internet_20_link" text:visited-style-name="Visited_20_Internet_20_Link">
https://www.ukrinform.ua/rubric-world/3716709-u-britanii-znajsli-zrazki-dnk-cumi-akim-4000-rokiv.html</text:a>
</text:p>
      <!--NEWS-->
      <text:h text:style-name="P10" text:outline-level="1">
<text:span text:style-name="T4">
The EU will continue to support Ukraine despite the attacks of drones on Moscow - Metzola</text:span>
</text:h>
      <text:p text:style-name="P4">
Authors: Ukrinform (Person)</text:p>
      <text:p text:style-name="P4">
Publisher: Укринформ (Organization)</text:p>
      <text:p text:style-name="P4">
Published Time: 2023-05-31T20:11:36+03:00</text:p>
      <text:p text:style-name="P4">
Modified Time: 2023-05-31T20:11:36+03:00</text:p>
      <text:p text:style-name="P4">
Description: The President of the European Parliament Robert Motzola has stated that the EU will strongly support Ukraine despite Kiev's accusations by Russia by attacking drones on Moscow. - Ukrinform.</text:p>
      <text:p text:style-name="P4">
Images: ['<text:a xlink:type="simple" xlink:href="https://static.ukrinform.com/photos/2022_03/thumb_files/630_360_1648018398-184.jpg" text:style-name="Internet_20_link" text:visited-style-name="Visited_20_Internet_20_Link">
630_360_16480...</text:a>
']</text:p>
      <text:p text:style-name="P4">
Tags: ['Європарламент', 'Україна', 'Війна з Росією', 'Мецола']</text:p>
      <text:p text:style-name="P4">
Type: Article</text:p>
      <!--METADATA-->
      <text:p text:style-name="P4">
<draw:frame draw:style-name="fr1" draw:name="Image182" text:anchor-type="as-char" svg:width="6.9236in" svg:height="3.956343in" draw:z-index="0">
<draw:image xlink:href="../Images/yкринформ/2023-05-31T20-11-36-03-00/630_360_1648018398-184.jpg" xlink:type="simple" xlink:show="embed" xlink:actuate="onLoad" draw:mime-type="image/jpeg"/>
</draw:frame>
The President of the European Parliament Robert Motzol has stated that the EU will support Ukraine despite the accusation of Kiev by Russia by attackers on Moscow.</text:p>
      <text:p text:style-name="P4">
As Ukrinform reports, it reports <text:a xlink:type="simple" xlink:href="https://www.dw.com/en/eus-metsola-backs-ukraine-amid-moscow-drone-allegations/a-65782753" text:style-name="Internet_20_link" text:visited-style-name="Visited_20_Internet_20_Link">
DW</text:a>
.</text:p>
      <text:p text:style-name="P4">
«Це не конфлікт між двома країнами. Це одна країна, яка вторгається в іншу тазабирає частину її території. Поки Росія не піде з України, ми (EU - ed.)We cannot stop Ukraine's support, ”Matzola said.</text:p>
      <text:p text:style-name="P4">
Answering the question of how much it agrees with the idea of using the EU's use of Ukraine for blows for purposes in Russia, Matzola said that it was Russian in Ukraine.</text:p>
      <text:p text:style-name="P4">
<text:span text:style-name="T4">
 Read also: </text:span>
 <text:a xlink:type="simple" xlink:href="https://www.ukrinform.ua/rubric-world/3716359-putin-namagaetsa-primensiti-znacenna-ataki-bpla-na-moskvu-isw.html" text:style-name="Internet_20_link" text:visited-style-name="Visited_20_Internet_20_Link">
<text:span text:style-name="T4">
 Putin </text:span>
 <text:span text:style-name="T4">
 </text:span>
 trying <text:span text:style-name="T4">
 </text:span>
 diminish <text:span text:style-name="T4">
 </text:span>
 values <text:span text:style-name="T4">
<text:span text:style-name="T5">
* attacks </text:span>
* </text:span>
 drones <text:span text:style-name="T4">
 on </text:span>
 Moscow <text:span text:style-name="T4">
 - </text:span>
 isw* *</text:a>
"I think that anyone who puts this argument forgets about the fact that she has grown to Ukraine," the politician said.</text:p>
      <text:p text:style-name="P4">
Against the backdrop of attack by the drones of the Russian capital on May 30, a representative <text:a xlink:type="simple" xlink:href="https://www.ukrinform.ua/tag-evroparlament" text:style-name="Internet_20_link" text:visited-style-name="Visited_20_Internet_20_Link">
European Parliament</text:a>
The European Union emphasizes Ukraine in spite of everything.</text:p>
      <text:p text:style-name="P4">
Motzola also called the increase in the cost of defense of the Member States, which in particular includes an increase in the production of ball production in the EU to 1 million of cartridges over the next year to supply Ukraine.</text:p>
      <text:p text:style-name="P4">
<text:span text:style-name="T4">
 Read also: </text:span>
 <text:a xlink:type="simple" xlink:href="https://www.ukrinform.ua/rubric-ato/3706746-es-gotovij-nadati-ukraini-miljon-snaradiv-dla-artilerii-zelenskij.html" text:style-name="Internet_20_link" text:visited-style-name="Visited_20_Internet_20_Link">
EU ready to give Ukraine <text:span text:style-name="T4">
 million </text:span>
 <text:span text:style-name="T4">
 projectiles </text:span>
 for artillery - Zelensky</text:a>
"We are talking about helping a country that fights for our fundamental values of freedom," she added.</text:p>
      <text:p text:style-name="P4">
The relevant initiative, which was published by the European Commission this month, provides for the use of EU 500 million euros.</text:p>
      <text:p text:style-name="P4">
As reported by Ukrinform, on the night of May 30, 2023 [Moscow and Moscow, about 25 drones were applied]](https://www.ukrinform.ua/rubric-world/3715937-blizko-25-bezpilotnikiv-nad-moskvou-ta-pidmoskovam-slidkom-rf-sukae-pricetnih.html) .</text:p>
      <text:p text:style-name="P4">
News Source: <text:a xlink:type="simple" xlink:href="https://www.ukrinform.ua/rubric-polytics/3716706-es-prodovzit-pidtrimuvati-ukrainu-popri-ataki-droniv-na-moskvu-mecola.html" text:style-name="Internet_20_link" text:visited-style-name="Visited_20_Internet_20_Link">
https://www.ukrinform.ua/rubric-polytics/3716706-es-prodovzit-pidtrimuvati-ukrainu-popri-ataki-droniv-na-moskvu-mecola.html</text:a>
</text:p>
      <!--NEWS-->
      <text:h text:style-name="P10" text:outline-level="1">
<text:span text:style-name="T4">
Maria Muzychuk keeps a place in the top 10 ranking of the best chess players in the world</text:span>
</text:h>
      <text:p text:style-name="P4">
Authors: Ukrinform (Person)</text:p>
      <text:p text:style-name="P4">
Publisher: Укринформ (Organization)</text:p>
      <text:p text:style-name="P4">
Published Time: 2023-05-31T20:25:38+03:00</text:p>
      <text:p text:style-name="P4">
Modified Time: 2023-05-31T20:25:38+03:00</text:p>
      <text:p text:style-name="P4">
Description: The International Chess Federation (Fide) presented a rating list as of June 1, 2023. - Ukrinform.</text:p>
      <text:p text:style-name="P4">
Images: ['<text:a xlink:type="simple" xlink:href="https://static.ukrinform.com/photos/2023_05/thumb_files/630_360_1685553834-780.jpg" text:style-name="Internet_20_link" text:visited-style-name="Visited_20_Internet_20_Link">
630_360_16855...</text:a>
']</text:p>
      <text:p text:style-name="P4">
Tags: ['Музичук', 'Рейтинг', 'Шахи', 'ФІДЕ']</text:p>
      <text:p text:style-name="P4">
Type: Article</text:p>
      <!--METADATA-->
      <text:p text:style-name="P4">
<draw:frame draw:style-name="fr1" draw:name="Image183" text:anchor-type="as-char" svg:width="6.9236in" svg:height="3.956343in" draw:z-index="0">
<draw:image xlink:href="../Images/yкринформ/2023-05-31T20-25-38-03-00/630_360_1685553834-780.jpg" xlink:type="simple" xlink:show="embed" xlink:actuate="onLoad" draw:mime-type="image/jpeg"/>
</draw:frame>
International chess federation(Fide)Introduced the rating list as of June 1, 2023.</text:p>
      <text:p text:style-name="P4">
In the top ten list, women still include the exchmpion of the world Ukrainian Maria Muzychuk(Ratio 2515), which retained the 9th position, reports Ukrinform.</text:p>
      <text:p text:style-name="P4">
Maria's older sister - Anna Muzychuk(2509)For the third month in a row, the top 10 world classification is not included, taking 12th place on the list.</text:p>
      <text:p text:style-name="P4">
Women's rating continues to head China Hou Ifan(2628).</text:p>
      <text:p text:style-name="P4">
У першій сотні найсильніших шахісток світу, окрім сестер Музичук, ще трипредставниці України: 30. Юлія Осьмак (2444), 34. Anna Ushenina(2434), 79(2368). На 101-й позиції - Анастасія Рахмангулова (2347).</text:p>
      <text:p text:style-name="P4">
<text:span text:style-name="T4">
Читайте також:</text:span>
 <text:a xlink:type="simple" xlink:href="https://www.ukrinform.ua/rubric-sports/3685427-sestri-muzicuk-znalisa-z-granpri-fide.html" text:style-name="Internet_20_link" text:visited-style-name="Visited_20_Internet_20_Link">
 Сестри <text:span text:style-name="T4">
Музичук</text:span>
 знялися з Гран-прі ФІДЕ</text:a>
Men are confidently leading Norwegian Magnus Carlsen(2853).</text:p>
      <text:p text:style-name="P4">
До першої світової сотні входять сім шахістів України: 38. Павло Ельянов(2694), 65. Igor Kovalenko(2674), 66. Andrey Volokitin(2674), 78. Ruslan Ponomarov(2664), 81. Anton Korobov(2661), 88. Yuri Kryvoruchko(2656), 90. Vasily Ivanchuk(2655).</text:p>
      <text:p text:style-name="P4">
Фото: youtube.com.</text:p>
      <text:p text:style-name="P4">
News Source: <text:a xlink:type="simple" xlink:href="https://www.ukrinform.ua/rubric-sports/3716708-maria-muzicuk-zberigae-misce-u-top10-rejtingu-najkrasih-sahistok-svitu.html" text:style-name="Internet_20_link" text:visited-style-name="Visited_20_Internet_20_Link">
https://www.ukrinform.ua/rubric-sports/3716708-maria-muzicuk-zberigae-misce-u-top10-rejtingu-najkrasih-sahistok-svitu.html</text:a>
</text:p>
      <!--NEWS-->
      <text:h text:style-name="P10" text:outline-level="1">
<text:span text:style-name="T4">
The head of the IAEA believes that Ukraine and Russia adhere to five principles</text:span>
</text:h>
      <text:p text:style-name="P4">
Authors: Ukrinform (Person)</text:p>
      <text:p text:style-name="P4">
Publisher: Укринформ (Organization)</text:p>
      <text:p text:style-name="P4">
Published Time: 2023-05-31T20:27:00+03:00</text:p>
      <text:p text:style-name="P4">
Modified Time: 2023-05-31T20:27:00+03:00</text:p>
      <text:p text:style-name="P4">
Description: Raphael Grossi, the head of the International Atomic Energy Agency Agency, believed that Russia and Ukraine are following five principles to prevent a nuclear accident at the Zaporozhye Nuclear Power Plant. - Ukrinform.</text:p>
      <text:p text:style-name="P4">
Images: ['<text:a xlink:type="simple" xlink:href="https://static.ukrinform.com/photos/2023_03/thumb_files/630_360_1678357178-672.jpg" text:style-name="Internet_20_link" text:visited-style-name="Visited_20_Internet_20_Link">
630_360_16783...</text:a>
']</text:p>
      <text:p text:style-name="P4">
Tags: ['МАГАТЕ', 'Україна', 'Росія', 'Безпека', 'Запорізька АЕС']</text:p>
      <text:p text:style-name="P4">
Type: Article</text:p>
      <!--METADATA-->
      <text:p text:style-name="P4">
<draw:frame draw:style-name="fr1" draw:name="Image184" text:anchor-type="as-char" svg:width="6.9236in" svg:height="3.956343in" draw:z-index="0">
<draw:image xlink:href="../Images/yкринформ/2023-05-31T20-27-00-03-00/630_360_1678357178-672.jpg" xlink:type="simple" xlink:show="embed" xlink:actuate="onLoad" draw:mime-type="image/jpeg"/>
</draw:frame>
The head of the International Atomic Energy Agency Raphael Grosssey has believed that Russia and Ukraine adheres to five principles to prevent nuclear atomic atomic power plant.</text:p>
      <text:p text:style-name="P4">
He said this on Wednesday on the air <text:a xlink:type="simple" xlink:href="https://edition.cnn.com/europe/live-news/russia-ukraine-war-news-05-31-23#h_da57338c8a00908a26891c0ad5d76c5e" text:style-name="Internet_20_link" text:visited-style-name="Visited_20_Internet_20_Link">
CNN</text:a>
, reports Ukrinform.</text:p>
      <text:p text:style-name="P4">
"They(Ukraine and Russia - Ed.)They did not deny what I declared as necessary, and I follow this, ”the Gross reaction of Kyiv and Moscow has commented on the principles of safety of the ZPP, which he voiced at a meeting of the Republic of Security Council <text:a xlink:type="simple" xlink:href="https://www.ukrinform.ua/tag-oon" text:style-name="Internet_20_link" text:visited-style-name="Visited_20_Internet_20_Link">
UN</text:a>
On Tuesday.</text:p>
      <text:p text:style-name="P4">
"So I believe that they really adhere to it," the IAEA added.</text:p>
      <text:p text:style-name="P4">
As reported by Ukrinform, on the eve of Raphael Grosssey made a meeting of the UN Radion on the situation at the Zaporizhzhya nuclear power plant. Vinyl <text:a xlink:type="simple" xlink:href="https://www.ukrinform.ua/rubric-economy/3716294-gendirektor-magate-na-radbezi-oon-ogolosiv-principi-dotrimanna-adernoi-bezpeki-zaes.html" text:style-name="Internet_20_link" text:visited-style-name="Visited_20_Internet_20_Link">
five principles</text:a>
that should guarantee the nuclear security of the ZPP.</text:p>
      <text:p text:style-name="P4">
<text:span text:style-name="T4">
 Read also: </text:span>
 <text:a xlink:type="simple" xlink:href="https://www.ukrinform.ua/rubric-polytics/3716304-kislica-v-oon-bezpeka-zaes-mae-peredbacati-ii-povnu-demilitarizaciu-ta-deokupaciu.html" text:style-name="Internet_20_link" text:visited-style-name="Visited_20_Internet_20_Link">
Kyslitsa in the UN: Safety <text:span text:style-name="T4">
 ZPP </text:span>
 should provide for its full sememilitarization and de -occupation</text:a>
Yes, he said, "there should be no attacks of any kind from or against the station." The infrastructure of the power plant should not be used as a repository or base for heavy weapons. It is impossible to submit a rise from electricity from a power plant outside the object. All structures, systems and components required for the safe operation of the object must be protected from attacks or sabotage. In addition, you should not take any actions that have shot these principles.</text:p>
      <text:p text:style-name="P4">
News Source: <text:a xlink:type="simple" xlink:href="https://www.ukrinform.ua/rubric-ato/3716710-glava-magate-virit-so-ukraina-i-rosia-dotrimuutsa-pati-principiv-bezpeki-zaes.html" text:style-name="Internet_20_link" text:visited-style-name="Visited_20_Internet_20_Link">
https://www.ukrinform.ua/rubric-ato/3716710-glava-magate-virit-so-ukraina-i-rosia-dotrimuutsa-pati-principiv-bezpeki-zaes.html</text:a>
</text:p>
      <!--NEWS-->
      <text:h text:style-name="P10" text:outline-level="1">
<text:span text:style-name="T4">
In the Bakhmut direction, the Russians went in defense - painter</text:span>
</text:h>
      <text:p text:style-name="P4">
Authors: Ukrinform (Person)</text:p>
      <text:p text:style-name="P4">
Publisher: Укринформ (Organization)</text:p>
      <text:p text:style-name="P4">
Published Time: 2023-05-31T20:39:00+03:00</text:p>
      <text:p text:style-name="P4">
Modified Time: 2023-05-31T20:39:00+03:00</text:p>
      <text:p text:style-name="P4">
Description: The intensity of the offensive actions of the Russian troops in the Bakhmut direction decreased significantly, they are defending, while the shelling increased. - Ukrinform.</text:p>
      <text:p text:style-name="P4">
Images: ['<text:a xlink:type="simple" xlink:href="https://static.ukrinform.com/photos/2023_04/thumb_files/630_360_1681058866-765.jpg" text:style-name="Internet_20_link" text:visited-style-name="Visited_20_Internet_20_Link">
630_360_16810...</text:a>
']</text:p>
      <text:p text:style-name="P4">
Tags: ['Бахмут', 'Міноборони', 'Війна з Росією', 'Ганна Маляр']</text:p>
      <text:p text:style-name="P4">
Type: Article</text:p>
      <!--METADATA-->
      <text:p text:style-name="P4">
<draw:frame draw:style-name="fr1" draw:name="Image185" text:anchor-type="as-char" svg:width="6.9236in" svg:height="3.956343in" draw:z-index="0">
<draw:image xlink:href="../Images/yкринформ/2023-05-31T20-39-00-03-00/630_360_1681058866-765.jpg" xlink:type="simple" xlink:show="embed" xlink:actuate="onLoad" draw:mime-type="image/jpeg"/>
</draw:frame>
The intensity of the offensive actions of Russian troops in the Bakhmut direction decreased significantly, they defended, while the shelling increased.</text:p>
      <text:p text:style-name="P4">
This was reported by Deputy Minister of Defense Anna Malyar on the air "<text:a xlink:type="simple" xlink:href="https://www.youtube.com/watch" text:style-name="Internet_20_link" text:visited-style-name="Visited_20_Internet_20_Link">
24 channel</text:a>
», Reports correspondent.</text:p>
      <text:p text:style-name="P4">
"If you look at such ordinary statistics, on the one hand, the intensity of the enemy's sensory actions decreased significantly in the Bakhmut direction, the actual one is off the offensive there, but the intensity of [shelling] increased.(https://www.ukrinform.ua/tag-obstril), the task of aviation strikes, artillery shelling, " - said the painter.</text:p>
      <text:p text:style-name="P4">
She specified that the number of shelling actually came to the level that he watched during Bakhmut's fierce battles.</text:p>
      <text:p text:style-name="P4">
<text:span text:style-name="T4">
 Read also: </text:span>
 <text:a xlink:type="simple" xlink:href="https://www.ukrinform.ua/rubric-ato/3716690-sili-oboroni-za-dobu-vidbili-na-shodi-16-rosijskih-atak.html" text:style-name="Internet_20_link" text:visited-style-name="Visited_20_Internet_20_Link">
defense forces in the day reflected 16 Russian attacks in the east</text:a>
“It is not necessary to think that it is a certain lull that the situation will remain. It will definitely change. And just as the enemy is preparing for some enhancement, as well as the armed forces now carry out a certain set of actions to make their positions. It is because of this that the flanks will be carried out for a few days, ”the Deputy Minister said.</text:p>
      <text:p text:style-name="P4">
According to her, the enemy advanced in several directions, but in most cases it was not possible to advance deep into the territory. These are the Rapevdiivsky, Mariinsky, Lymansky and Kupyansky directions, where they are now.</text:p>
      <text:p text:style-name="P4">
The Deputy Minister noted that he is now enemy in the Bakhmut direction. "The army of the Russian Federation cannot regain those dominant heights that have now occupied Ukrainian troops around Bakhmut," she stressed.</text:p>
      <text:p text:style-name="P4">
At the same time, she said, the enemy tries to replace the troops. "They bring out" Wagnerists "and try to start regular troops, but our wealthy forces due to the fact that they occupy dominant heights, very strongly consolidate the process of replacing troops for the enemy," - said Malyar.</text:p>
      <text:p text:style-name="P4">
<text:span text:style-name="T4">
 Read also: </text:span>
 <text:a xlink:type="simple" xlink:href="https://www.ukrinform.ua/rubric-ato/3716081-sirskij-pokazav-ak-zsu-znisuut-rosijski-pozicii-pid-bahmutom.html" text:style-name="Internet_20_link" text:visited-style-name="Visited_20_Internet_20_Link">
Syrsky showed how the Armed Forces destroy Russian positions under <text:span text:style-name="T4">
 Bakhmut </text:span>
 ohm</text:a>
The Deputy Minister of Defense noted that the Russian troops were trying to intercepite and force the Ukrainian army to move from the standpoint of the defense, but they could not.</text:p>
      <text:p text:style-name="P4">
За минулу добу на Бахмутському напрямку не було бойових зіткнень. Внаслідокобстрілу Силами оборони "вагнерівців", які відходять із міста, <text:a xlink:type="simple" xlink:href="https://www.ukrinform.ua/rubric-ato/3716022-sili-oboroni-obstrilali-vagnerivciv-aki-vihodili-z-bahmuta-80-zagiblih-ta-119-poranenih.html" text:style-name="Internet_20_link" text:visited-style-name="Visited_20_Internet_20_Link">
 знищено 80 тапоранено 119 загарбників </text:a>
 .</text:p>
      <text:p text:style-name="P4">
News Source: <text:a xlink:type="simple" xlink:href="https://www.ukrinform.ua/rubric-ato/3716713-na-bahmutskomu-napramku-rosiani-perejsli-v-oboronu-malar.html" text:style-name="Internet_20_link" text:visited-style-name="Visited_20_Internet_20_Link">
https://www.ukrinform.ua/rubric-ato/3716713-na-bahmutskomu-napramku-rosiani-perejsli-v-oboronu-malar.html</text:a>
</text:p>
      <!--NEWS-->
      <text:h text:style-name="P10" text:outline-level="1">
<text:span text:style-name="T4">
Zelensky visited the wounded military in the hospital in Odessa region</text:span>
</text:h>
      <text:p text:style-name="P4">
Authors: Ukrinform (Person)</text:p>
      <text:p text:style-name="P4">
Publisher: Укринформ (Organization)</text:p>
      <text:p text:style-name="P4">
Published Time: 2023-05-31T20:44:48+03:00</text:p>
      <text:p text:style-name="P4">
Modified Time: 2023-05-31T20:44:48+03:00</text:p>
      <text:p text:style-name="P4">
Description: President Volodymyr Zelensky visited the servicemen of the Armed Forces of Ukraine, wounded during the battles with Russian invaders, in particular in the Bakhmut direction, in a hospital at Odesa region. - Ukrinform.</text:p>
      <text:p text:style-name="P4">
Images: ['<text:a xlink:type="simple" xlink:href="https://static.ukrinform.com/photos/2023_05/thumb_files/630_360_1685554456-7443.jpeg" text:style-name="Internet_20_link" text:visited-style-name="Visited_20_Internet_20_Link">
630_360_16855...</text:a>
']</text:p>
      <text:p text:style-name="P4">
Tags: ['Одещина', 'ЗСУ', 'Лікарня', 'Військові', 'Зеленський']</text:p>
      <text:p text:style-name="P4">
Type: Article</text:p>
      <!--METADATA-->
      <text:p text:style-name="P4">
<draw:frame draw:style-name="fr1" draw:name="Image186" text:anchor-type="as-char" svg:width="6.9236in" svg:height="3.956343in" draw:z-index="0">
<draw:image xlink:href="../Images/yкринформ/2023-05-31T20-44-48-03-00/630_360_1685554456-7443.jpeg" xlink:type="simple" xlink:show="embed" xlink:actuate="onLoad" draw:mime-type="image/jpeg"/>
</draw:frame>
President Volodymyr Zelensky visited a hospital at Odeschyna Servicemen of the Armed Forces of Ukraine, wounded during the battles of Island invaders, in particular in the Bakhmut direction.</text:p>
      <text:p text:style-name="P4">
About it reports <text:a xlink:type="simple" xlink:href="https://www.president.gov.ua/news/na-odeshini-glava-derzhavi-vidvidav-u-gospitali-poranenih-za-83285" text:style-name="Internet_20_link" text:visited-style-name="Visited_20_Internet_20_Link">
press service</text:a>
Office President of Ukraine, Ukrinform reports.</text:p>
      <text:p text:style-name="P4">
The head of state communicated with the defenders. Among other things, they told, demos were wounded how treatment and rehabilitation occur.</text:p>
      <text:p text:style-name="P4">
“I wish you a speedy recovery. I thank all Ukrainians for your service. You are real heroes, ”said <text:a xlink:type="simple" xlink:href="https://www.ukrinform.ua/tag-zelenskij" text:style-name="Internet_20_link" text:visited-style-name="Visited_20_Internet_20_Link">
Zelensky</text:a>
.</text:p>
      <text:p text:style-name="P4">
The President presented to the hospitals, the Order of Courage of III degree.</text:p>
      <text:p text:style-name="P4">
</text:p>
      <text:p text:style-name="P4">
In addition, the head of state met with medical staff of the institution and the presented awards to military doctors.</text:p>
      <text:p text:style-name="P4">
<text:span text:style-name="T4">
 Read also: </text:span>
 <text:a xlink:type="simple" xlink:href="https://www.ukrinform.ua/rubric-ato/3716470-zelenskij-posmertno-nagorodiv-121-oboronca-ukraini.html" text:style-name="Internet_20_link" text:visited-style-name="Visited_20_Internet_20_Link">
Zelensky posthumous <text:span text:style-name="T4">
 awarded </text:span>
 121 defenders of Ukraine</text:a>
“These are awards from the state for your ministry. For putting on the feet of weighted heroic people. And you are our same characters. I want to thank you from the bottom of your heart for having golden hands. I thank you for your endurance and your vasilized profession, ”the President said.</text:p>
      <text:p text:style-name="P4">
As reported by Ukrinform, President of Ukraine Volodymyr Zelensky is on May 31 on a working visit in the Odessa region.</text:p>
      <text:p text:style-name="P4">
News Source: <text:a xlink:type="simple" xlink:href="https://www.ukrinform.ua/rubric-society/3716712-zelenskij-vidvidav-poranenih-vijskovih-u-gospitali-na-odesini.html" text:style-name="Internet_20_link" text:visited-style-name="Visited_20_Internet_20_Link">
https://www.ukrinform.ua/rubric-society/3716712-zelenskij-vidvidav-poranenih-vijskovih-u-gospitali-na-odesini.html</text:a>
</text:p>
      <!--NEWS-->
      <text:h text:style-name="P10" text:outline-level="1">
<text:span text:style-name="T4">
The White House has officially announced a new military assistance package to Ukraine</text:span>
</text:h>
      <text:p text:style-name="P4">
Authors: Ukrinform (Person)</text:p>
      <text:p text:style-name="P4">
Publisher: Укринформ (Organization)</text:p>
      <text:p text:style-name="P4">
Published Time: 2023-05-31T20:50:00+03:00</text:p>
      <text:p text:style-name="P4">
Modified Time: 2023-05-31T20:50:00+03:00</text:p>
      <text:p text:style-name="P4">
Description: The US Administration has announced the allocation of a new defense support package of Ukraine, which will include, in particular, Patriot Anti -Flame Systems, as well as other weapons. - Ukrinform.</text:p>
      <text:p text:style-name="P4">
Images: ['<text:a xlink:type="simple" xlink:href="https://static.ukrinform.com/photos/2018_06/thumb_files/630_360_1528613516-2695.jpg" text:style-name="Internet_20_link" text:visited-style-name="Visited_20_Internet_20_Link">
630_360_15286...</text:a>
']</text:p>
      <text:p text:style-name="P4">
Tags: ['США', 'Україна', 'допомога', 'Білий дім', 'Війна з Росією']</text:p>
      <text:p text:style-name="P4">
Type: Article</text:p>
      <!--METADATA-->
      <text:p text:style-name="P4">
<draw:frame draw:style-name="fr1" draw:name="Image189" text:anchor-type="as-char" svg:width="6.9236in" svg:height="3.956343in" draw:z-index="0">
<draw:image xlink:href="../Images/yкринформ/2023-05-31T20-50-00-03-00/630_360_1528613516-2695.jpg" xlink:type="simple" xlink:show="embed" xlink:actuate="onLoad" draw:mime-type="image/jpeg"/>
</draw:frame>
The US Administration has announced the allocation of a new defense support for Ukraine, which will include, in particular, Patriot Anti -Libra Systems, as well as other weapons.</text:p>
      <text:p text:style-name="P4">
This was stated by John Kirby Coordinator on Washington during a briefing in Washington, Ukrinform correspondent reports.</text:p>
      <text:p text:style-name="P4">
“We will use this package(help - ed.), which is announced today to protect Ukraine with additional ammunition for systems <text:a xlink:type="simple" xlink:href="https://www.ukrinform.ua/tag-ppo" text:style-name="Internet_20_link" text:visited-style-name="Visited_20_Internet_20_Link">
air defense</text:a>
Patriot, which Ukraine uses sufficiently effective, as well as more AVENGER air defense systems, anti-aircraft systems Stinger, ”said Biden administration representative.</text:p>
      <text:p text:style-name="P4">
He noted that the package will also include HIMARS missiles, artillery and pretty systems and more.</text:p>
      <text:p text:style-name="P4">
<text:span text:style-name="T4">
 Read also: </text:span>
 <text:a xlink:type="simple" xlink:href="https://www.ukrinform.ua/rubric-ato/3716655-norvegia-nadast-ukraini-patiricnu-programu-vijskovoi-dopomogi-na-7-milardiv.html" text:style-name="Internet_20_link" text:visited-style-name="Visited_20_Internet_20_Link">
Norway will give Ukraine a five -year military program <text:span text:style-name="T4">
 benefits </text:span>
 and € 7 billion</text:a>
Kirby recalled that Russia is striking in Ukrainian cities, destroying a civilian infrastructure.</text:p>
      <text:p text:style-name="P4">
"The United States will continue to support Ukraine," Baiden's administration said.</text:p>
      <text:p text:style-name="P4">
As reported by Ukrinform, earlier the United States allocated at least 38 packets of defense assistance at the order of President Baiden(presidential drawdown)When the equipment and ammunition are urgently received from the available Pentagon resources.</text:p>
      <text:p text:style-name="P4">
News Source: <text:a xlink:type="simple" xlink:href="https://www.ukrinform.ua/rubric-ato/3716714-bilij-dim-oficijno-anonsuvav-novij-paket-vijskovoi-dopomogi-ukraini.html" text:style-name="Internet_20_link" text:visited-style-name="Visited_20_Internet_20_Link">
https://www.ukrinform.ua/rubric-ato/3716714-bilij-dim-oficijno-anonsuvav-novij-paket-vijskovoi-dopomogi-ukraini.html</text:a>
</text:p>
      <!--NEWS-->
      <text:h text:style-name="P10" text:outline-level="1">
<text:span text:style-name="T4">
The court reduced the pledge of prince to 75 million</text:span>
</text:h>
      <text:p text:style-name="P4">
Authors: Ukrinform (Person)</text:p>
      <text:p text:style-name="P4">
Publisher: Укринформ (Organization)</text:p>
      <text:p text:style-name="P4">
Published Time: 2023-05-31T20:52:00+03:00</text:p>
      <text:p text:style-name="P4">
Modified Time: 2023-05-31T20:52:00+03:00</text:p>
      <text:p text:style-name="P4">
Description: The Chamber of Appeal of the Supreme Anti -Corruption Court reduced the pledge of the Supreme Court of the Supreme Court to Knyazev to 75 million hryvnias (the decision of the investigating judge of VAKS on May 18 provided for a pledge of UAH 107.36 million). - Ukrinform.</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Антикорупційний суд', 'Верховний Суд', 'Застава']</text:p>
      <text:p text:style-name="P4">
Type: Article</text:p>
      <!--METADATA-->
      <text:p text:style-name="P4">
<draw:frame draw:style-name="fr1" draw:name="Image190" text:anchor-type="as-char" svg:width="6.9236in" svg:height="3.956343in" draw:z-index="0">
<draw:image xlink:href="../Images/yкринформ/2023-05-31T20-52-00-03-00/630_360_1684421361-279.jpg" xlink:type="simple" xlink:show="embed" xlink:actuate="onLoad" draw:mime-type="image/jpeg"/>
</draw:frame>
The appeal of the Supreme Anti -Corruption Court reduced the pledge(The decision of the investigating judge Waxvid on May 18 provided for a pledge of UAH 107.36 million).</text:p>
      <text:p text:style-name="P4">
Як повідомляє кореспондент Укрінформу, рішення у середу оголосив один членівколегії суддів Апеляційної палати ВАКС.</text:p>
      <text:p text:style-name="P4">
«Постановлено нову ухвалу, якою зменшено розмір застави до 75 мільйонівгривень… В іншій частині ухвалу слідчого Вищого антикорупційного суду залишенобез змін», - сказав суддя.</text:p>
      <text:p text:style-name="P4">
Адвокат Князева наполягав, що нині його підзахисний не має можливості внестизаставу у розмірі 107,36 млн грн, оскільки його депозитний рахунокарештований. Сторона захисту загалом вважає непомірною розмір визначеноїзастави та просила застосувати до колишнього керівника Верховного Суду м’якішізаходи, не пов’язані із триманням під вартою. Зокрема, пропонували домашнійарешт.</text:p>
      <text:p text:style-name="P4">
<text:span text:style-name="T4">
Читайте також:</text:span>
 <text:a xlink:type="simple" xlink:href="https://www.ukrinform.ua/rubric-society/3716643-knazev-stverdzue-so-znajdeni-u-nogo-pid-cas-obsukiv-grosi-nalezat-druzambiznesmenam.html" text:style-name="Internet_20_link" text:visited-style-name="Visited_20_Internet_20_Link">
 <text:span text:style-name="T4">
Князєв</text:span>
 стверджує, що знайдені у нього під час обшуківгроші належать друзям-бізнесменам </text:a>
"Currently, circumstances do not allow him to pay UAH 107.36 million in charge of the collateral, which he does not have from where to take, which is a person of violation of the right to a fair court," the defense said.</text:p>
      <text:p text:style-name="P4">
Former Chairman <text:a xlink:type="simple" xlink:href="https://www.ukrinform.ua/tag-verhovnij-sud" text:style-name="Internet_20_link" text:visited-style-name="Visited_20_Internet_20_Link">
Supreme Court</text:a>
Vsevolod Knyazev stated that nowadays he could not be able to influence or hide the investigation in some way. "It is impossible. The case is a great publicity, and every person saw me on television or winternet. I can't worry anywhere. All my addresses of the investigation into the investigation were arrested. I have one native person in Ukraine - my mother, who is an internally displaced person, an elderly sick person. Therefore, to hide in the territory of Ukraine for this time, ”he said.</text:p>
      <text:p text:style-name="P4">
Knyazev also noted that he would not be able to leave the state, as his law documents were withdrawn the National Anti -Corruption Bureau.</text:p>
      <text:p text:style-name="P4">
<text:span text:style-name="T4">
 Read also: </text:span>
 <text:a xlink:type="simple" xlink:href="https://www.ukrinform.ua/rubric-society/3716598-knazev-u-sudi-zaaviv-so-cerez-rozgolos-spravi-ne-zmoze-perehovuvatisa-vid-slidstva.html" text:style-name="Internet_20_link" text:visited-style-name="Visited_20_Internet_20_Link">
<text:span text:style-name="T4">
 Knyazev </text:span>
 in court stated that because of the public case, the case is unable to hide from the investigation</text:a>
</text:p>
      <text:p text:style-name="P4">
At the beginning of the court hearing, Knyazev was in the cabin for placing accused from a special protective glass, but after the request of the lawyer allowed him to sit at the table next to his defenders.</text:p>
      <text:p text:style-name="P4">
It was reported <text:a xlink:type="simple" xlink:href="https://www.ukrinform.ua/rubric-society/3709683-nabu-i-sap-vikrili-masstabnu-korupciu-u-verhovnomu-sudi.html" text:style-name="Internet_20_link" text:visited-style-name="Visited_20_Internet_20_Link">
May 15, NABU and SAP declared the scheme of obtaining a non -legal benefit by the management and judges of the Supreme Court</text:a>
. Law enforcement officers detained the head of Uknyazev and withdrew $ 2.7 million.</text:p>
      <text:p text:style-name="P4">
On May 16, during the Plenum of the Supreme Court, 140 judges supported the statements of Knyazev. The judges also adopted the resolution of the Plenum of the Armed Forces on the termination of its powers.</text:p>
      <text:p text:style-name="P4">
On May 17, the Supreme Anti -Corruption Court refused to satisfy the complaint of Observer Knyazev for his detention.</text:p>
      <text:p text:style-name="P4">
May 18 [the High Council of Justice satisfied the submission of the Specialized Anti -Corruption Prosecutor's Office to grant permission for the maintenance(https://www.ukrinform.ua/rubric-society/3710933-vrp-nadala-dozvil-na-utrimanna-eksgolovi-knazeva-pid-vartou.html). On the same day, the High Anti -Corruption Court chose him a precautionary measure in the form of a guard of 107.3 million UAH of pledge.</text:p>
      <text:p text:style-name="P4">
In addition, on May 30, the Appellate Chamber of the Supreme Anti -Corruption Court considered the apelical complaints of the defense party against the decision of the investigating judge of the WACS of May 18, 20123 on the application of a preventive measure to the lawyer of Knyazev - detention under the guard with an alternative to the introduction of UAH 80 million. He is suspected of personing in a possible former Supreme Court Chairman of about $ 2.7 million of unlawful benefits for making court decisions in favor of predetermined persons before(Part 5 of Art. 27, Part 3 of Art. 28, Part 4 of Art. 368 of the Criminal Code of Ukraine).</text:p>
      <text:p text:style-name="P4">
News Source: <text:a xlink:type="simple" xlink:href="https://www.ukrinform.ua/rubric-society/3716715-sud-zmensiv-zastavu-knazevu-do-75-miljoniv.html" text:style-name="Internet_20_link" text:visited-style-name="Visited_20_Internet_20_Link">
https://www.ukrinform.ua/rubric-society/3716715-sud-zmensiv-zastavu-knazevu-do-75-miljoniv.html</text:a>
</text:p>
      <!--NEWS-->
      <text:h text:style-name="P10" text:outline-level="1">
<text:span text:style-name="T4">
Russia will not decide whether to join Ukraine in NATO - the Foreign Ministry of Norway</text:span>
</text:h>
      <text:p text:style-name="P4">
Authors: Ukrinform (Person)</text:p>
      <text:p text:style-name="P4">
Publisher: Укринформ (Organization)</text:p>
      <text:p text:style-name="P4">
Published Time: 2023-05-31T21:00:00+03:00</text:p>
      <text:p text:style-name="P4">
Modified Time: 2023-05-31T21:00:00+03:00</text:p>
      <text:p text:style-name="P4">
Description: NATO countries will not allow Russia to decide when Ukraine will be able to join the Alliance. - Ukrinform.</text:p>
      <text:p text:style-name="P4">
Images: ['<text:a xlink:type="simple" xlink:href="https://static.ukrinform.com/photos/2019_10/thumb_files/630_360_1570969573-166.jpg" text:style-name="Internet_20_link" text:visited-style-name="Visited_20_Internet_20_Link">
630_360_15709...</text:a>
']</text:p>
      <text:p text:style-name="P4">
Tags: ['НАТО', 'Норвегія', 'Україна', 'Росія']</text:p>
      <text:p text:style-name="P4">
Type: Article</text:p>
      <!--METADATA-->
      <text:p text:style-name="P4">
<draw:frame draw:style-name="fr1" draw:name="Image191" text:anchor-type="as-char" svg:width="6.9236in" svg:height="3.956343in" draw:z-index="0">
<draw:image xlink:href="../Images/yкринформ/2023-05-31T21-00-00-03-00/630_360_1570969573-166.jpg" xlink:type="simple" xlink:show="embed" xlink:actuate="onLoad" draw:mime-type="image/jpeg"/>
</draw:frame>
Countries will not allow Russia to decide when Ukraine will be able to join the Alliance.</text:p>
      <text:p text:style-name="P4">
This was stated by Norwegian Foreign Minister Annikin Hetfeldt with colleagues from other NATO countries, Ukrinform reports, citing <text:a xlink:type="simple" xlink:href="https://www.reuters.com/world/europe/moscow-will-get-no-say-decision-kyivs-nato-membership-norway-2023-05-31/" text:style-name="Internet_20_link" text:visited-style-name="Visited_20_Internet_20_Link">
Reuters</text:a>
.</text:p>
      <text:p text:style-name="P4">
“When Ukraine becomes a member <text:a xlink:type="simple" xlink:href="https://www.ukrinform.ua/tag-nato" text:style-name="Internet_20_link" text:visited-style-name="Visited_20_Internet_20_Link">
NATO</text:a>
, Ukraine and allies on the Alliance, not Moscow, ”Hetfeldt said.</text:p>
      <text:p text:style-name="P4">
The Minister also stressed that Sweden should become a full member of the NATO Dozamit Alliance, which will take place in Vilnius on July 11-12.</text:p>
      <text:p text:style-name="P4">
<text:span text:style-name="T4">
 Read also: </text:span>
 [country <text:span text:style-name="T4">
 NATO </text:span>
 ** should provide Ukraine with reliable security guarante(https://www.ukrinform.ua/rubric-world/3716693-kraini-nato-maut-nadati-ukraini-nadijni-garantii-bezpeki-makron.html)"She(Sweden - ed.)meets all the criteria, ”the minister said.</text:p>
      <text:p text:style-name="P4">
As reported by Ukrinform, on May 24, NATO Secretary General Jens Stoltenberghizhaya that Ukraine's accession to NATO during the war was impossible.</text:p>
      <text:p text:style-name="P4">
News Source: <text:a xlink:type="simple" xlink:href="https://www.ukrinform.ua/rubric-polytics/3716716-rosia-ne-bude-virisuvati-ci-vstupati-ukraini-v-nato-mzs-norvegii.html" text:style-name="Internet_20_link" text:visited-style-name="Visited_20_Internet_20_Link">
https://www.ukrinform.ua/rubric-polytics/3716716-rosia-ne-bude-virisuvati-ci-vstupati-ukraini-v-nato-mzs-norvegii.html</text:a>
</text:p>
      <!--NEWS-->
      <text:h text:style-name="P10" text:outline-level="1">
<text:span text:style-name="T4">
In Bakhmut during a full -scale war, 204 civilians were killed</text:span>
</text:h>
      <text:p text:style-name="P4">
Authors: Ukrinform (Person)</text:p>
      <text:p text:style-name="P4">
Publisher: Укринформ (Organization)</text:p>
      <text:p text:style-name="P4">
Published Time: 2023-05-31T21:07:00+03:00</text:p>
      <text:p text:style-name="P4">
Modified Time: 2023-05-31T21:07:00+03:00</text:p>
      <text:p text:style-name="P4">
Description: In Bakhmut of the Donetsk region, from the beginning of a full -scale invasion of Russia, 204 civilians have been killed in Ukraine and 505 were injured, including killed four children and 17 more were injured. - Ukrinform.</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Загибель', 'Війна з Росією']</text:p>
      <text:p text:style-name="P4">
Type: Article</text:p>
      <!--METADATA-->
      <text:p text:style-name="P4">
<draw:frame draw:style-name="fr1" draw:name="Image192" text:anchor-type="as-char" svg:width="6.9236in" svg:height="3.956343in" draw:z-index="0">
<draw:image xlink:href="../Images/yкринформ/2023-05-31T21-07-00-03-00/630_360_1682412643-256.png" xlink:type="simple" xlink:show="embed" xlink:actuate="onLoad" draw:mime-type="image/png"/>
</draw:frame>
In the Bakhmutidon region, from the beginning of a full -scale invasion of Russia in Ukraine, 204 civilians and 505 were injured, in particular, four children were killed.</text:p>
      <text:p text:style-name="P4">
About it in <text:a xlink:type="simple" xlink:href="https://www.ukrinform.ua/rubric-regions/3716528-oleksij-reva-mer-bahmuta.html" text:style-name="Internet_20_link" text:visited-style-name="Visited_20_Internet_20_Link">
interview Ukrinform</text:a>
Oleksiy Reva, city head, reported.</text:p>
      <text:p text:style-name="P4">
“We, Bakhmutians, have lost a lot. But the worst loss is human lives. At the beginning of the war, 505 of our inhabitants were injured from mine-explosive injuries, including 17 children. Unfortunately 204 <text:a xlink:type="simple" xlink:href="https://www.ukrinform.ua/tag-zagibel" text:style-name="Internet_20_link" text:visited-style-name="Visited_20_Internet_20_Link">
killed</text:a>
, among them four children(According to data on May 29, 2023 - ed)”,” Said the official.</text:p>
      <text:p text:style-name="P4">
He recalled that about 80,000 people lived in a full -scale invasion of Russia in the Bakhmut Gromad, among which 70,000 are residents of residents. Today there are about 500 people in the city. The residents of Bakhmut, escaping from the war, went away throughout Ukraine, many went abroad.</text:p>
      <text:p text:style-name="P4">
<text:span text:style-name="T4">
 Read also: </text:span>
 [on <text:span text:style-name="T4">
 Bakhmut </text:span>
 in the direction(https://www.ukrinform.ua/rubric-ato/3716713-na-bahmutskomu-napramku-rosiani-perejsli-v-oboronu-malar.html)“In order to support our countrymen, the Bakhmut City Military Administration had opened centers/support centers in Dnipro, Kiev, Kharkiv, Odessa, Poltava, Kryvyi Rih, Yellow Waters and Konstantinovka. As part of the cooperation with the Zaprov City Military Administration, we also support our Bakhmutians who live temporarily in Kropyvnytskyi, ”the city chairman said.</text:p>
      <text:p text:style-name="P4">
As it was reported, the Russian army began fighting for the city of Bakhmut of the Donetsk region on August 1, 2023. It became the most blatant battle in the war of Russian opposite Ukraine. Bakhmut battles continue, the Russians have not yet been able to fully seize the city.</text:p>
      <text:p text:style-name="P4">
News Source: <text:a xlink:type="simple" xlink:href="https://www.ukrinform.ua/rubric-ato/3716719-u-bahmuti-za-cas-povnomasstabnoi-vijni-zaginuli-204-civilnih.html" text:style-name="Internet_20_link" text:visited-style-name="Visited_20_Internet_20_Link">
https://www.ukrinform.ua/rubric-ato/3716719-u-bahmuti-za-cas-povnomasstabnoi-vijni-zaginuli-204-civilnih.html</text:a>
</text:p>
      <!--NEWS-->
      <text:h text:style-name="P10" text:outline-level="1">
<text:span text:style-name="T4">
The Polish Government will order additional artsnamers for the army</text:span>
</text:h>
      <text:p text:style-name="P4">
Authors: Ukrinform (Person)</text:p>
      <text:p text:style-name="P4">
Publisher: Укринформ (Organization)</text:p>
      <text:p text:style-name="P4">
Published Time: 2023-05-31T21:11:00+03:00</text:p>
      <text:p text:style-name="P4">
Modified Time: 2023-05-31T21:11:00+03:00</text:p>
      <text:p text:style-name="P4">
Description: The Polish Government plans to sign an agreement with domestic enterprises of the defense-industrial complex on additional purchase of 155 mm and 120 mm artillery shells and 120 mm for the needs of the army. - Ukrinform.</text:p>
      <text:p text:style-name="P4">
Images: ['<text:a xlink:type="simple" xlink:href="https://static.ukrinform.com/photos/2023_01/thumb_files/630_360_1674605069-886.jpg" text:style-name="Internet_20_link" text:visited-style-name="Visited_20_Internet_20_Link">
630_360_16746...</text:a>
']</text:p>
      <text:p text:style-name="P4">
Tags: ['Армія', 'Польща', 'Боєприпаси']</text:p>
      <text:p text:style-name="P4">
Type: Article</text:p>
      <!--METADATA-->
      <text:p text:style-name="P4">
<draw:frame draw:style-name="fr1" draw:name="Image193" text:anchor-type="as-char" svg:width="6.9236in" svg:height="3.956343in" draw:z-index="0">
<draw:image xlink:href="../Images/yкринформ/2023-05-31T21-11-00-03-00/630_360_1674605069-886.jpg" xlink:type="simple" xlink:show="embed" xlink:actuate="onLoad" draw:mime-type="image/jpeg"/>
</draw:frame>
The Government plans to sign an agreement with the domestic enterprises of the defense-industrial complex on additional purchase of artillery shells of caliber 155 mm and 120 mm for the needs of the army.</text:p>
      <text:p text:style-name="P4">
Signing an agreement with the participation of Vitremier -Minister - Minister of National Defense Mariusz Blaschak <text:a xlink:type="simple" xlink:href="https://www.gov.pl/web/obrona-narodowa/podpisanie-umowy-na-dostawy-amunicji-artyleryjskiej-dla-wojska-polskiego" text:style-name="Internet_20_link" text:visited-style-name="Visited_20_Internet_20_Link">
announced</text:a>
The defense department, Ukrinform correspondent reports.</text:p>
      <text:p text:style-name="P4">
It is noted that the signing of the framework agreement on the supply of armed forces of artillery shells of the caliber 155 mm with the possibility of obtaining a different type <text:a xlink:type="simple" xlink:href="https://www.ukrinform.ua/tag-boepripasi" text:style-name="Internet_20_link" text:visited-style-name="Visited_20_Internet_20_Link">
shells</text:a>
120mm caliber will take place on June 1.</text:p>
      <text:p text:style-name="P4">
The agreement will be concluded by the Agency of Poland and the consortium of PGZ-Amunicja companies.</text:p>
      <text:p text:style-name="P4">
<text:span text:style-name="T4">
 Read also: </text:span>
 <text:a xlink:type="simple" xlink:href="https://www.ukrinform.ua/rubric-world/3681560-moraveckij-skazav-naviso-polsi-najbilsa-v-evropi-suhoputna-armia.html" text:style-name="Internet_20_link" text:visited-style-name="Visited_20_Internet_20_Link">
<text:span text:style-name="T4">
 Moravetsky </text:span>
 <text:span text:style-name="T4">
 </text:span>
 said <text:span text:style-name="T4">
, </text:span>
 Why <text:span text:style-name="T4">
 </text:span>
 Poland <text:span text:style-name="T4">
<text:span text:style-name="T5">
 the largest </text:span>
* in </text:span>
 in Europe <text:span text:style-name="T4">
 </text:span>
 <text:span text:style-name="T4">
 Land </text:span>
 <text:span text:style-name="T4">
 </text:span>
 Army ** </text:a>
As it was reported, at the end of March, the Polish government approved the Program for the Procurement of State and Private Companies of Domestic OPC [increase the production of ammunition for the Polish army and the Armed Forces of Ukraine]](https://www.ukrinform.ua/rubric-world/3689047-urad-polsi-zakupit-800-tisac-boepripasiv-na-28-milarda.html)and decided to allocate 12 billion zlotys(About $ 22.8 billion)800,000 ammunition for purchase.</text:p>
      <text:p text:style-name="P4">
The Polish enterprise of the Dezamet S.A OPC will deploy additional production power for ammunition, including the needs of the Armed Forces.</text:p>
      <text:p text:style-name="P4">
News Source: <text:a xlink:type="simple" xlink:href="https://www.ukrinform.ua/rubric-world/3716552-urad-polsi-zamovit-dodatkovi-artsnaradi-dla-armii.html" text:style-name="Internet_20_link" text:visited-style-name="Visited_20_Internet_20_Link">
https://www.ukrinform.ua/rubric-world/3716552-urad-polsi-zamovit-dodatkovi-artsnaradi-dla-armii.html</text:a>
</text:p>
      <!--NEWS-->
      <text:h text:style-name="P10" text:outline-level="1">
<text:span text:style-name="T4">
In the Bakhmut direction of the Armed Forces a day destroyed 78 invaders - a creep</text:span>
</text:h>
      <text:p text:style-name="P4">
Authors: Ukrinform (Person)</text:p>
      <text:p text:style-name="P4">
Publisher: Укринформ (Organization)</text:p>
      <text:p text:style-name="P4">
Published Time: 2023-05-31T21:14:00+03:00</text:p>
      <text:p text:style-name="P4">
Modified Time: 2023-05-31T21:14:00+03:00</text:p>
      <text:p text:style-name="P4">
Description: Defense forces have been destroyed in the Bakhmut direction over the last day and wounded 121 Russian invaders. - Ukrinform.</text:p>
      <text:p text:style-name="P4">
Images: ['<text:a xlink:type="simple" xlink:href="https://static.ukrinform.com/photos/2022_04/thumb_files/630_360_1649246846-820.jpg" text:style-name="Internet_20_link" text:visited-style-name="Visited_20_Internet_20_Link">
630_360_16492...</text:a>
']</text:p>
      <text:p text:style-name="P4">
Tags: ['Бахмут', 'Обстріл', 'ЗСУ', 'Війна з Росією', 'Єдині новини', 'Сергій Череватий']</text:p>
      <text:p text:style-name="P4">
Type: Article</text:p>
      <!--METADATA-->
      <text:p text:style-name="P4">
<draw:frame draw:style-name="fr1" draw:name="Image194" text:anchor-type="as-char" svg:width="6.9236in" svg:height="3.956343in" draw:z-index="0">
<draw:image xlink:href="../Images/yкринформ/2023-05-31T21-14-00-03-00/630_360_1649246846-820.jpg" xlink:type="simple" xlink:show="embed" xlink:actuate="onLoad" draw:mime-type="image/jpeg"/>
</draw:frame>
For the last day, for the last day, 121 Russian invaders have been destroyed in the Bakhmut direction.</text:p>
      <text:p text:style-name="P4">
The spokesman of the Eastern Urgent Armed Forces of the Armed Forces Sergey Cherevaty reported this on the air of the Televahorphone "Unified News", Ukrinform correspondent reports.</text:p>
      <text:p text:style-name="P4">
According to Cherevatya, in the last days in the Bakhmut direction there were not more than two or three clashes: “Yesterday there were no clashes. Today there was a two -day twin. ”</text:p>
      <text:p text:style-name="P4">
At the same time, he noted that the enemy used artillery tightly. "343 times for the Russian troops covered Ukrainian positions with different types and calibramartileer shells and carried out one aircraft alarmal," Cherevaty said.</text:p>
      <text:p text:style-name="P4">
<text:span text:style-name="T4">
 Read also: </text:span>
 <text:a xlink:type="simple" xlink:href="https://www.ukrinform.ua/rubric-other_news/3716025-sili-oboroni-obstrilali-vagnerivciv-aki-vihodili-z-bahmuta-80-zagiblih-ta-119-poranenih.html" text:style-name="Internet_20_link" text:visited-style-name="Visited_20_Internet_20_Link">
Defense Forces fired at the Wagnerians, which came out of <text:span text:style-name="T4">
 Bakhmut </text:span>
 a - 80 dead and 119 wounded</text:a>
The spokesman stressed that Ukrainian <text:a xlink:type="simple" xlink:href="https://www.ukrinform.ua/tag-zsu" text:style-name="Internet_20_link" text:visited-style-name="Visited_20_Internet_20_Link">
military</text:a>
They are also constantly struck by the enemy's positions.</text:p>
      <text:p text:style-name="P4">
“As a result of these blows, 78 invaders were destroyed in the Bakhmut direction, 121 were injured. The self-propelled artillery installation "Hyacinth", the anti-aircraft gun C-60, anti-tank rocket complex, two field-plants with ammunition, a composition with fuel and lubricants and three commandments were also destroyed, "-said Cherevaty.</text:p>
      <text:p text:style-name="P4">
<text:span text:style-name="T4">
 Read also: </text:span>
 <text:a xlink:type="simple" xlink:href="https://www.ukrinform.ua/rubric-ato/3716093-u-peredmisti-bahmuta-zsu-prizupinili-ruh-dla-vikonanna-vijskovih-zadac-malar.html" text:style-name="Internet_20_link" text:visited-style-name="Visited_20_Internet_20_Link">
in the suburbs <text:span text:style-name="T4">
 Bakhmut </text:span>
 And the Armed Forces suspended movement for military tasks - painter</text:a>
As it was reported, Deputy Minister of Defense Anna Malyar stated that the intensity of the offensive actions of Russian troops in the Bakhmut direction decreased significantly, but at the same time shelling increased.</text:p>
      <text:p text:style-name="P4">
News Source: <text:a xlink:type="simple" xlink:href="https://www.ukrinform.ua/rubric-ato/3716720-na-bahmutskomu-napramku-zsu-za-dobu-znisili-78-zagarbnikiv-cerevatij.html" text:style-name="Internet_20_link" text:visited-style-name="Visited_20_Internet_20_Link">
https://www.ukrinform.ua/rubric-ato/3716720-na-bahmutskomu-napramku-zsu-za-dobu-znisili-78-zagarbnikiv-cerevatij.html</text:a>
</text:p>
      <!--NEWS-->
      <text:h text:style-name="P10" text:outline-level="1">
<text:span text:style-name="T4">
Zaluzhni and Millie discussed the supply to Ukraine with long -range shells</text:span>
</text:h>
      <text:p text:style-name="P4">
Authors: Ukrinform (Person)</text:p>
      <text:p text:style-name="P4">
Publisher: Укринформ (Organization)</text:p>
      <text:p text:style-name="P4">
Published Time: 2023-05-31T21:19:42+03:00</text:p>
      <text:p text:style-name="P4">
Modified Time: 2023-05-31T21:19:42+03:00</text:p>
      <text:p text:style-name="P4">
Description: The Commander -in -Chief of the Armed Forces of Ukraine Valery Zaluzhny discussed with the Chairman of the Joint Committee of US Chiefs of Staff, General Milly Millie supply of the necessary arms Armed Forces, including long -range shells. - Ukrinform.</text:p>
      <text:p text:style-name="P4">
Images: ['<text:a xlink:type="simple" xlink:href="https://static.ukrinform.com/photos/2023_03/thumb_files/630_360_1679686596-447.jpg" text:style-name="Internet_20_link" text:visited-style-name="Visited_20_Internet_20_Link">
630_360_16796...</text:a>
']</text:p>
      <text:p text:style-name="P4">
Tags: ['США', 'ЗСУ', 'Валерій Залужний', 'Війна з Росією', 'Марк Міллі ']</text:p>
      <text:p text:style-name="P4">
Type: Article</text:p>
      <!--METADATA-->
      <text:p text:style-name="P4">
<draw:frame draw:style-name="fr1" draw:name="Image195" text:anchor-type="as-char" svg:width="6.9236in" svg:height="3.956343in" draw:z-index="0">
<draw:image xlink:href="../Images/yкринформ/2023-05-31T21-19-42-03-00/630_360_1679686596-447.jpg" xlink:type="simple" xlink:show="embed" xlink:actuate="onLoad" draw:mime-type="image/jpeg"/>
</draw:frame>
The Commander -in -Chief of the Armed Forces of Ukraine Valery Zaluzhny discussed from the chairman of the United States Headquarters, General Milly Millie supplying Armed Forces, including long -range shells.</text:p>
      <text:p text:style-name="P4">
Zaluzhny reported this in <text:a xlink:type="simple" xlink:href="https://t.me/CinCAFU/508" text:style-name="Internet_20_link" text:visited-style-name="Visited_20_Internet_20_Link">
telegram</text:a>
, reports Ukrinform.</text:p>
      <text:p text:style-name="P4">
"He had a telephone conversation with the Chairman of the Joint Committee of Chiefs of Staff General Mark Millie ... They paid attention to the issue of supply of weapons, military equipment and ammunition. Among priority needs are long -range, ”said the Commander -in -Chief of the Armed Forces.</text:p>
      <text:p text:style-name="P4">
He noted that Millie told about the situation on the front, further planning forces on the liberation of the Ukrainian territory, as well as the possible effects of the eight.</text:p>
      <text:p text:style-name="P4">
<text:span text:style-name="T4">
 Read also: </text:span>
 <text:a xlink:type="simple" xlink:href="https://www.ukrinform.ua/rubric-ato/3716280-u-op-prokomentuvali-ogolosenna-rosii-u-rozsuk-zaluznogo-i-sirskogo.html" text:style-name="Internet_20_link" text:visited-style-name="Visited_20_Internet_20_Link">
U OP commented on Russia's announcement in the "wanted" of Zaluzhny and Syrsky</text:a>
In addition, Zaluzhny informed the Chairman of the Joint Committee of Chiefs of Standards <text:a xlink:type="simple" xlink:href="https://www.ukrinform.ua/tag-ssa" text:style-name="Internet_20_link" text:visited-style-name="Visited_20_Internet_20_Link">
USA</text:a>
About Russian massive attackers and ballistic missiles, percussion drones and controlled abyabombs.</text:p>
      <text:p text:style-name="P4">
In this connection, Zaluzhny emphasized that it is important to work on enhancing the protrusion of Ukraine at the expense of additional systems and fighters FL-16.</text:p>
      <text:p text:style-name="P4">
<text:span text:style-name="T4">
 Read also: </text:span>
 <text:a xlink:type="simple" xlink:href="https://www.ukrinform.ua/rubric-ato/3714223-milli-vpevnenij-so-rosia-ne-vigrae-cu-vijnu.html" text:style-name="Internet_20_link" text:visited-style-name="Visited_20_Internet_20_Link">
<text:span text:style-name="T4">
 Milli </text:span>
 sure Russia is not winning this war</text:a>
“They agreed to maintain the dialogue in the future. I thank General Millie for the consistent inepochite support of Ukraine, ”summed up the Commander -in -Chief of the Armed Forces.</text:p>
      <text:p text:style-name="P4">
As reported by Ukrinform, <text:a xlink:type="simple" xlink:href="https://www.ukrinform.ua/rubric-ato/3712896-u-ssa-planuut-postacanna-f16-do-ukraini-ne-ranise-niz-za-dekilka-misaciv.html" text:style-name="Internet_20_link" text:visited-style-name="Visited_20_Internet_20_Link">
the United States consider</text:a>
Priority to provide Ukraine with F-16 aircraft. This should begin to be implemented in the interaction of rinses and partners in the coming months.</text:p>
      <text:p text:style-name="P4">
News Source: <text:a xlink:type="simple" xlink:href="https://www.ukrinform.ua/rubric-ato/3716721-zaluznij-i-milli-obgovorili-postacanna-ukraini-dalekobijnih-snaradiv.html" text:style-name="Internet_20_link" text:visited-style-name="Visited_20_Internet_20_Link">
https://www.ukrinform.ua/rubric-ato/3716721-zaluznij-i-milli-obgovorili-postacanna-ukraini-dalekobijnih-snaradiv.html</text:a>
</text:p>
      <!--NEWS-->
      <text:h text:style-name="P10" text:outline-level="1">
<text:span text:style-name="T4">
Ukrainians will miss a series of Grand Prix from judo in Dushanbe because of the involvement of Russians and Belarus</text:span>
</text:h>
      <text:p text:style-name="P4">
Authors: Ukrinform (Person)</text:p>
      <text:p text:style-name="P4">
Publisher: Укринформ (Organization)</text:p>
      <text:p text:style-name="P4">
Published Time: 2023-05-31T21:26:02+03:00</text:p>
      <text:p text:style-name="P4">
Modified Time: 2023-05-31T21:26:02+03:00</text:p>
      <text:p text:style-name="P4">
Description: The national team of Ukraine withdrew its application from the Grand Prix tournament in Dushanbe (Tajikistan). - Ukrinform.</text:p>
      <text:p text:style-name="P4">
Images: ['<text:a xlink:type="simple" xlink:href="https://static.ukrinform.com/photos/2023_05/thumb_files/630_360_1685557464-860.jpg" text:style-name="Internet_20_link" text:visited-style-name="Visited_20_Internet_20_Link">
630_360_16855...</text:a>
']</text:p>
      <text:p text:style-name="P4">
Tags: ['Агресія РФ', 'Збірна України', 'Дзюдо']</text:p>
      <text:p text:style-name="P4">
Type: Article</text:p>
      <!--METADATA-->
      <text:p text:style-name="P4">
<draw:frame draw:style-name="fr1" draw:name="Image196" text:anchor-type="as-char" svg:width="6.9236in" svg:height="3.956343in" draw:z-index="0">
<draw:image xlink:href="../Images/yкринформ/2023-05-31T21-26-02-03-00/630_360_1685557464-860.jpg" xlink:type="simple" xlink:show="embed" xlink:actuate="onLoad" draw:mime-type="image/jpeg"/>
</draw:frame>
The national team has recalled its application from the Grand Prix Tournament(Grand Prix)In Dushanbe(Tajikistan).</text:p>
      <text:p text:style-name="P4">
Як повідомляє Федерація дзюдо України (<text:a xlink:type="simple" xlink:href="https://ukrainejudo.com/news/4249-zbirna-ukrajini-vidklikala-svoyu-zayavku-z-turniru-seriji-grand-prix-v-dushanbe" text:style-name="Internet_20_link" text:visited-style-name="Visited_20_Internet_20_Link">
FDU</text:a>
 ), next after the Grandprix series tournament in the Austrian Linza on the International Calendar of Competitions there is an analytical tournament in the capital of Tajikistan Dushanbe(June 2-4), reports Ukrinform.</text:p>
      <text:p text:style-name="P4">
The Ukrainian national team was planning to participate in the tournament, but within a few days of the beginning it was forced to withdraw its application.</text:p>
      <text:p text:style-name="P4">
This is due to the fact that the International Judo Federation(IJF)She registered for the Spare in the tournament representatives of Russia and Belarus as "individual neutral athletes". The application for the tournament contains 11 representatives of aggressors - two Belarusian and nine Russian judoists.</text:p>
      <text:p text:style-name="P4">
<text:span text:style-name="T4">
 Read also: </text:span>
 <text:a xlink:type="simple" xlink:href="https://www.ukrinform.ua/rubric-sports/3713659-gutcajt-miznarodna-federacia-dzudo-zrobila-vse-navpaki-rekomendaciam-olimpijskogo-komitetu.html" text:style-name="Internet_20_link" text:visited-style-name="Visited_20_Internet_20_Link">
Gutzait: International Federation <text:span text:style-name="T4">
 Judo </text:span>
 Made the Recommendations of the Olympic Committee</text:a>
Currently, the Ukrainian team of 14 athletes is at a training meeting in Slovak Shamorin. This gathering was first and foremost deployed for the preparation of the team for European games, which will be held in early July in Poland. The collection in Shamorina will continue until June 11, after which the Command will go to the Croatian Pole, where from June 12 to June 19, the international training camp under the auspices of the European Judo Federation will be held(Aisle).</text:p>
      <text:p text:style-name="P4">
Найближчими турнірами, в яких планується участь українських дзюдоїстів,стануть Кубок Європи серед юніорів в чеській Празі (June 3-4)as well as Grand Slam tournament in Kazakhstan Astana(June 16-18), provided that it will not be present representatives of aggressors.</text:p>
      <text:p text:style-name="P4">
News Source: <text:a xlink:type="simple" xlink:href="https://www.ukrinform.ua/rubric-sports/3716724-ukrainci-propustat-seriu-granpri-z-dzudo-v-dusanbe-cerez-ucast-rosian-ta-bilorusiv.html" text:style-name="Internet_20_link" text:visited-style-name="Visited_20_Internet_20_Link">
https://www.ukrinform.ua/rubric-sports/3716724-ukrainci-propustat-seriu-granpri-z-dzudo-v-dusanbe-cerez-ucast-rosian-ta-bilorusiv.html</text:a>
</text:p>
      <!--NEWS-->
      <text:h text:style-name="P10" text:outline-level="1">
<text:span text:style-name="T4">
Germany has declared the right of Ukraine to strike in the territory of the Russian Federation</text:span>
</text:h>
      <text:p text:style-name="P4">
Authors: Ukrinform (Person)</text:p>
      <text:p text:style-name="P4">
Publisher: Укринформ (Organization)</text:p>
      <text:p text:style-name="P4">
Published Time: 2023-05-31T21:26:40+03:00</text:p>
      <text:p text:style-name="P4">
Modified Time: 2023-05-31T21:26:40+03:00</text:p>
      <text:p text:style-name="P4">
Description: A spokesman for Germany said that Kiev has the right to strike in Russia for self -defense. This statement has already been commented in Moscow. - Ukrinform.</text:p>
      <text:p text:style-name="P4">
Images: ['<text:a xlink:type="simple" xlink:href="https://static.ukrinform.com/photos/2022_02/thumb_files/630_360_1645403995-536.jpg" text:style-name="Internet_20_link" text:visited-style-name="Visited_20_Internet_20_Link">
630_360_16454...</text:a>
']</text:p>
      <text:p text:style-name="P4">
Tags: ['Німеччина', 'Обстріл', 'Україна', 'Росія']</text:p>
      <text:p text:style-name="P4">
Type: Article</text:p>
      <!--METADATA-->
      <text:p text:style-name="P4">
<draw:frame draw:style-name="fr1" draw:name="Image197" text:anchor-type="as-char" svg:width="6.9236in" svg:height="3.956343in" draw:z-index="0">
<draw:image xlink:href="../Images/yкринформ/2023-05-31T21-26-40-03-00/630_360_1645403995-536.jpg" xlink:type="simple" xlink:show="embed" xlink:actuate="onLoad" draw:mime-type="image/jpeg"/>
</draw:frame>
The representative of the Germany said that Kiev has the right to strike in Russia by the self -defense. This statement has already been commented in Moscow.</text:p>
      <text:p text:style-name="P4">
As Ukrinform reports, it reports <text:a xlink:type="simple" xlink:href="https://www.dw.com/uk/berlin-zaaviv-pro-pravo-kieva-zavdavati-udariv-po-teritorii-rf-u-moskvi-vidpovili/a-65786067" text:style-name="Internet_20_link" text:visited-style-name="Visited_20_Internet_20_Link">
DW</text:a>
.</text:p>
      <text:p text:style-name="P4">
Asked on the attack of drones on Moscow on May 30, the official representative of Germany Steffen Gebestryt replied that international law allows Ukraine to strike in Russia for self -defense.</text:p>
      <text:p text:style-name="P4">
At the same time, the official Berlin opposes that such attacks are used to be German <text:a xlink:type="simple" xlink:href="https://www.ukrinform.ua/tag-zbroa" text:style-name="Internet_20_link" text:visited-style-name="Visited_20_Internet_20_Link">
weapons</text:a>
, added.</text:p>
      <text:p text:style-name="P4">
In the Russian Kremlin <text:a xlink:type="simple" xlink:href="https://www.interfax.ru/russia/904149" text:style-name="Internet_20_link" text:visited-style-name="Visited_20_Internet_20_Link">
reacted</text:a>
To this position of Germany on the strikes of Ukraine in the territory of Russia, declaring that the Ukrainian Europe sooner or later "will have to respond to their peoples, why they do it."</text:p>
      <text:p text:style-name="P4">
“Sooner or later in European states and those who have already actively climbed on the ears in this conflict(Russia's war against Ukraine - ed.), we will have to think about their peoples, why they do it, because they will not work out for the negative consequences, ” - said Dmitry Peskov Prescretarpar.</text:p>
      <text:p text:style-name="P4">
<text:span text:style-name="T4">
 Read also: </text:span>
 <text:a xlink:type="simple" xlink:href="https://www.ukrinform.ua/rubric-polytics/3716706-es-prodovzit-pidtrimuvati-ukrainu-popri-ataki-droniv-na-moskvu-mecola.html" text:style-name="Internet_20_link" text:visited-style-name="Visited_20_Internet_20_Link">
EC <text:span text:style-name="T4">
 will continue </text:span>
 <text:span text:style-name="T4">
 Support </text:span>
 <text:span text:style-name="T4">
 Ukraine </text:span>
 <text:span text:style-name="T4">
 </text:span>
 Despite <text:span text:style-name="T4">
<text:span text:style-name="T5">
* attacks </text:span>
* </text:span>
 drones <text:span text:style-name="T4">
 on </text:span>
 Moscow <text:span text:style-name="T4">
 - </text:span>
 Metzola ** *</text:a>
The representative of the government of the aggressor country believes that the negative consequences in the economical attitude of the EU country are being felt now. According to him, Germany was a week entered the recession, and inflation in the country exceeds the seven percent, which affects their level of earnings.</text:p>
      <text:p text:style-name="P4">
“Burgers will not tolerate it. They do not like to get out of the comfort zone, ”Peskov summed up.</text:p>
      <text:p text:style-name="P4">
As reported by Ukrinform, on the night of May 30, 2023 [Moscow and Moscow, about 25 drones were applied]](https://www.ukrinform.ua/rubric-world/3715937-blizko-25-bezpilotnikiv-nad-moskvou-ta-pidmoskovam-slidkom-rf-sukae-pricetnih.html).</text:p>
      <text:p text:style-name="P4">
UK Foreign Minister James Kleverli said on Tuesday that <text:a xlink:type="simple" xlink:href="https://www.ukrinform.ua/rubric-ato/3716218-ukraina-mae-pravo-zahisatisa-poza-mezami-svoih-kordoniv-mzs-britanii.html" text:style-name="Internet_20_link" text:visited-style-name="Visited_20_Internet_20_Link">
Ukraine has a legal right to defend himself and can use force</text:a>
beyond their borders.</text:p>
      <text:p text:style-name="P4">
News Source: <text:a xlink:type="simple" xlink:href="https://www.ukrinform.ua/rubric-ato/3716725-nimeccina-zaavila-pro-pravo-ukraini-zavdavati-udariv-po-teritorii-rf.html" text:style-name="Internet_20_link" text:visited-style-name="Visited_20_Internet_20_Link">
https://www.ukrinform.ua/rubric-ato/3716725-nimeccina-zaavila-pro-pravo-ukraini-zavdavati-udariv-po-teritorii-rf.html</text:a>
</text:p>
      <!--NEWS-->
      <text:h text:style-name="P10" text:outline-level="1">
<text:span text:style-name="T4">
President of the European Commission has announced a Moldova Support Package of Five Initiatives</text:span>
</text:h>
      <text:p text:style-name="P4">
Authors: Ukrinform (Person)</text:p>
      <text:p text:style-name="P4">
Publisher: Укринформ (Organization)</text:p>
      <text:p text:style-name="P4">
Published Time: 2023-05-31T21:35:00+03:00</text:p>
      <text:p text:style-name="P4">
Modified Time: 2023-05-31T21:35:00+03:00</text:p>
      <text:p text:style-name="P4">
Description: The European Union has approved the Moldova Support Package, which includes, in particular, reducing raaming tariffs with the EU, increasing investments in the economy to 1.6 billion euros, supporting the energy sector. - Ukrinform.</text:p>
      <text:p text:style-name="P4">
Images: ['<text:a xlink:type="simple" xlink:href="https://static.ukrinform.com/photos/2023_02/thumb_files/630_360_1675442885-581.jpeg" text:style-name="Internet_20_link" text:visited-style-name="Visited_20_Internet_20_Link">
630_360_16754...</text:a>
']</text:p>
      <text:p text:style-name="P4">
Tags: ['Енергетика', 'Євросоюз', 'Молдова', 'Фон дер Ляєн']</text:p>
      <text:p text:style-name="P4">
Type: Article</text:p>
      <!--METADATA-->
      <text:p text:style-name="P4">
<draw:frame draw:style-name="fr1" draw:name="Image198" text:anchor-type="as-char" svg:width="6.9236in" svg:height="3.956343in" draw:z-index="0">
<draw:image xlink:href="../Images/yкринформ/2023-05-31T21-35-00-03-00/630_360_1675442885-581.jpeg" xlink:type="simple" xlink:show="embed" xlink:actuate="onLoad" draw:mime-type="image/jpeg"/>
</draw:frame>
The European Union affirmed the Moldova Support Package, which includes, in particular, the decrease in the tariffs of people with the EU, an increase in investment in the economy to 1.6 billion euros, and the support of the energy sector.</text:p>
      <text:p text:style-name="P4">
The head of the European Commission Ursula von der Liaien has stated this in Chisinau in a cloth press conference with Moldova President, I have a Sanda, Ukrinform reports.</text:p>
      <text:p text:style-name="P4">
"My message to Moldova's people is that we stand with you. Mitting you at every step of your way to the European Union. Is today I am glad to declare a new package for Moldova with doublemeta: we want to support you in overcoming the consequences of war, What a widowed threshold and we want to bring you closer, "she said.</text:p>
      <text:p text:style-name="P4">
The package includes five specific initiatives. The first is to reduce the tariffs of peoples between the EU and Moldova. "Today, telecommunications operators have signed the cost I sincerely congratulate, about reducing data tariffs and vocal management starting from next year. I think it is a very good step," the European Commission head.</text:p>
      <text:p text:style-name="P4">
The second initiative is related to the provision of additional economic support - 1 mlrd euros more than planned. "Our initial goal was to get 600 million euros additional investment. Good news is that we will be almost three times in the amount. Indeed, with additional funding, which we will be able to get up to 1.6 billion euros. For Moldovan companies, so these will be direct investment in the Economy, " - said Ursula von Der Lyen.</text:p>
      <text:p text:style-name="P4">
<text:span text:style-name="T4">
 Read also: </text:span>
 <text:a xlink:type="simple" xlink:href="https://www.ukrinform.ua/rubric-economy/3716604-ukraina-dopomoze-moldovi-vidbuduvati-zaliznicnu-dilnicu.html" text:style-name="Internet_20_link" text:visited-style-name="Visited_20_Internet_20_Link">
Ukraine will help Moldova to rebuild the railway station</text:a>
According to her, the third direction concerns the support of the energy sectormold, which was injured by Russia by Russia: to the next winter. "The fourth initiative concerns Safety and Sustainability. Von Der Liaien reminded that the EU previously agreed to Moldova's assistance in the amount of 40 million euros for the financial supply and strengthening of the Armed Forces, including the help of technical training.</text:p>
      <text:p text:style-name="P4">
"Now we want to increase Moldova's support from the European Peace Fund. Michitko see ... As Russia tries to destabilize Moldova with the help of hybrid actions. Therefore, we intensify our support to increase your sustainability to hybrid threats from Russia. We have just launched a partnership mission. Tips for resolving the crisis situations of iberic threats, such as cybersecurity and counteracting foreign intervention, "said the leader of the European Commission.</text:p>
      <text:p text:style-name="P4">
<text:span text:style-name="T4">
 Read also: </text:span>
 <text:a xlink:type="simple" xlink:href="https://www.ukrinform.ua/rubric-world/3715474-sandu-proponue-stvoriti-v-moldovi-organ-dla-borotbi-z-rosijskou-propagandou.html" text:style-name="Internet_20_link" text:visited-style-name="Visited_20_Internet_20_Link">
<text:span text:style-name="T4">
 Sandu </text:span>
 ** proposes to create in Moldova a body for struggle with Russian propaganda</text:a>
In addition, the EU will strengthen Moldova's support in carrying out reforms on the way in the EU. "That is why we will significantly increase the number of employees of our representation in Chisinau. Basically, to support you in the development of reforms, and to help you build the necessary administrativeity," von Der Lyen said.</text:p>
      <text:p text:style-name="P4">
As reported by Ukrinform, on the eve of the EU Council made the decision to spread the restriction on seven persons immediately through two sanctions: induced aimed at destabilization, undermining or threats of sovereignty of Tanzaezaezaunae of the Republic of Moldova, and for actions against territorial and independence.</text:p>
      <text:p text:style-name="P4">
<text:span text:style-name="T5">
Foto: op</text:span>
</text:p>
      <text:p text:style-name="P4">
News Source: <text:a xlink:type="simple" xlink:href="https://www.ukrinform.ua/rubric-world/3716727-prezidentka-evrokomisii-ogolosila-paket-pidtrimki-moldovi-z-pati-iniciativ.html" text:style-name="Internet_20_link" text:visited-style-name="Visited_20_Internet_20_Link">
https://www.ukrinform.ua/rubric-world/3716727-prezidentka-evrokomisii-ogolosila-paket-pidtrimki-moldovi-z-pati-iniciativ.html</text:a>
</text:p>
      <!--NEWS-->
      <text:h text:style-name="P10" text:outline-level="1">
<text:span text:style-name="T4">
Stefanchuk will participate in the NATO Parliament's Heads Summit in Lithuania</text:span>
</text:h>
      <text:p text:style-name="P4">
Authors: Ukrinform (Person)</text:p>
      <text:p text:style-name="P4">
Publisher: Укринформ (Organization)</text:p>
      <text:p text:style-name="P4">
Published Time: 2023-05-31T21:36:40+03:00</text:p>
      <text:p text:style-name="P4">
Modified Time: 2023-05-31T21:36:40+03:00</text:p>
      <text:p text:style-name="P4">
Description: The Verkhovna Rada Chairman Ruslan Stefanchuk will attend a working visit to Lithuania, where he will take part in the summit of NATO member states. - Ukrinform.</text:p>
      <text:p text:style-name="P4">
Images: ['<text:a xlink:type="simple" xlink:href="https://static.ukrinform.com/photos/2023_04/thumb_files/630_360_1681999508-582.jpg" text:style-name="Internet_20_link" text:visited-style-name="Visited_20_Internet_20_Link">
630_360_16819...</text:a>
']</text:p>
      <text:p text:style-name="P4">
Tags: ['Литва', 'Саміт НАТО', 'Візит', 'Стефанчук']</text:p>
      <text:p text:style-name="P4">
Type: Article</text:p>
      <!--METADATA-->
      <text:p text:style-name="P4">
<draw:frame draw:style-name="fr1" draw:name="Image199" text:anchor-type="as-char" svg:width="6.9236in" svg:height="3.956343in" draw:z-index="0">
<draw:image xlink:href="../Images/yкринформ/2023-05-31T21-36-40-03-00/630_360_1681999508-582.jpg" xlink:type="simple" xlink:show="embed" xlink:actuate="onLoad" draw:mime-type="image/jpeg"/>
</draw:frame>
Ruslan Stefanchuk Ruslan Stefanchuk will attend a working visit to Lithuania, where he will take part in the summit of the heads of NATO member state parliaments.</text:p>
      <text:p text:style-name="P4">
This was reported <text:a xlink:type="simple" xlink:href="https://www.rada.gov.ua/preview/anonsy_podij/237199.html" text:style-name="Internet_20_link" text:visited-style-name="Visited_20_Internet_20_Link">
the press service of the BP apparatus</text:a>
, reports Ukrinform.</text:p>
      <text:p text:style-name="P4">
"The purpose of the visit is to involve the parliaments of the North Atlantic Alliance of the Parliamentary Assembly of the Organization in support of Ukraine's membership in the Vilnius Vilnius Summit of the Alliance, which will take place on July 11-12 of this year," the statement reads.</text:p>
      <text:p text:style-name="P4">
The visit program also provides for a number of bilateral meetings <text:a xlink:type="simple" xlink:href="https://www.ukrinform.ua/tag-litva" text:style-name="Internet_20_link" text:visited-style-name="Visited_20_Internet_20_Link">
Lithuania</text:a>
In particular, Gitanas Nauseda, Prime Minister Ingrida Shimonite Taspicker Victoria Chmilite-Nielsen.</text:p>
      <text:p text:style-name="P4">
<text:span text:style-name="T4">
 Read also: </text:span>
 <text:a xlink:type="simple" xlink:href="https://www.ukrinform.ua/rubric-world/3716576-litva-ponovit-perevirki-na-kordoni-z-polseu-i-latvieu-pid-cas-samitu-nato.html" text:style-name="Internet_20_link" text:visited-style-name="Visited_20_Internet_20_Link">
Lithuania will renew checks on the border with Poland and Latvia during the Summit <text:span text:style-name="T4">
 NATO </text:span>
</text:a>
The Verkhovna Rada chairman will also meet the speakers of parliaments of a number of other countries.</text:p>
      <text:p text:style-name="P4">
It was reported that the NATO summit will take place in Vilnius on July 11-12.</text:p>
      <text:p text:style-name="P4">
News Source: <text:a xlink:type="simple" xlink:href="https://www.ukrinform.ua/rubric-polytics/3716728-stefancuk-vizme-ucast-u-samiti-glav-parlamentiv-krain-nato-u-litvi.html" text:style-name="Internet_20_link" text:visited-style-name="Visited_20_Internet_20_Link">
https://www.ukrinform.ua/rubric-polytics/3716728-stefancuk-vizme-ucast-u-samiti-glav-parlamentiv-krain-nato-u-litvi.html</text:a>
</text:p>
      <!--NEWS-->
      <text:h text:style-name="P10" text:outline-level="1">
<text:span text:style-name="T4">
US do not have data who stands behind the drones of the Drones in Moscow - White House</text:span>
</text:h>
      <text:p text:style-name="P4">
Authors: Ukrinform (Person)</text:p>
      <text:p text:style-name="P4">
Publisher: Укринформ (Organization)</text:p>
      <text:p text:style-name="P4">
Published Time: 2023-05-31T21:40:06+03:00</text:p>
      <text:p text:style-name="P4">
Modified Time: 2023-05-31T21:40:06+03:00</text:p>
      <text:p text:style-name="P4">
Description: The White House National Security Council, John Kirby, stated that the United States does not currently have specific data who is behind the attacks of drones in the Russian capital. - Ukrinform.</text:p>
      <text:p text:style-name="P4">
Images: ['<text:a xlink:type="simple" xlink:href="https://static.ukrinform.com/photos/2016_08/thumb_files/630_360_1472621188-8020.jpg" text:style-name="Internet_20_link" text:visited-style-name="Visited_20_Internet_20_Link">
630_360_14726...</text:a>
']</text:p>
      <text:p text:style-name="P4">
Tags: ['Безпілотник', 'Москва', 'США', 'Війна з Росією', 'Повітряна атака']</text:p>
      <text:p text:style-name="P4">
Type: Article</text:p>
      <!--METADATA-->
      <text:p text:style-name="P4">
<draw:frame draw:style-name="fr1" draw:name="Image200" text:anchor-type="as-char" svg:width="6.9236in" svg:height="3.956343in" draw:z-index="0">
<draw:image xlink:href="../Images/yкринформ/2023-05-31T21-40-06-03-00/630_360_1472621188-8020.jpg" xlink:type="simple" xlink:show="embed" xlink:actuate="onLoad" draw:mime-type="image/jpeg"/>
</draw:frame>
The White House National Security Council, John Kirby, stated that the connected spinarazi did not have specific data who is behind the attacks of the drone of the Porosian capital.</text:p>
      <text:p text:style-name="P4">
He stated this on Wednesday during a briefing in Washington, Ukrinform's own correspondent reports.</text:p>
      <text:p text:style-name="P4">
"We do not have specific information about who is responsible for it," the representative of Baiden administration.</text:p>
      <text:p text:style-name="P4">
He also noted that <text:a xlink:type="simple" xlink:href="https://www.ukrinform.ua/tag-ssa" text:style-name="Internet_20_link" text:visited-style-name="Visited_20_Internet_20_Link">
USA</text:a>
Do not have a name to conduct investigations about this. And he advised to address the Dukrainsky authorities to clarify the situation.</text:p>
      <text:p text:style-name="P4">
<text:span text:style-name="T4">
 Read also: </text:span>
 <text:a xlink:type="simple" xlink:href="https://www.ukrinform.ua/rubric-ato/3716725-nimeccina-zaavila-pro-pravo-ukraini-zavdavati-udariv-po-teritorii-rf.html" text:style-name="Internet_20_link" text:visited-style-name="Visited_20_Internet_20_Link">
Germany has declared the right of Ukraine to strike the Store The Russian Federation</text:a>
In response to the question of whether it is possible to consider the attack of drones on Moscow a sign of a large -scale corruption of the Armed Forces, the White House representative said that he was able to speak to the Ukrainian side.</text:p>
      <text:p text:style-name="P4">
"I would only like to say that in the last few weeks there have been a lot of combat jams," the White House spokesman said.</text:p>
      <text:p text:style-name="P4">
<text:span text:style-name="T4">
 Read also: </text:span>
 <text:a xlink:type="simple" xlink:href="https://www.ukrinform.ua/rubric-world/3716359-putin-namagaetsa-primensiti-znacenna-ataki-bpla-na-moskvu-isw.html" text:style-name="Internet_20_link" text:visited-style-name="Visited_20_Internet_20_Link">
Putin tries to diminish the value of the drones of Namoskov - isw</text:a>
As reported by Ukrinform, the day before the spokeswoman of the administration Biden Karinjan-Pierre <text:a xlink:type="simple" xlink:href="https://www.ukrinform.ua/rubric-world/3716315-stati-zbiraut-informaciu-pro-ataku-droniv-na-moskvu-sob-vstanoviti-asnist-bilij-dim.html" text:style-name="Internet_20_link" text:visited-style-name="Visited_20_Internet_20_Link">
declared</text:a>
that the United States does not support attacks in Russia. It emphasized that in Washington it is focused on providing Ukraine with weapons necessary for the liberation of all its territories.</text:p>
      <text:p text:style-name="P4">
News Source: <text:a xlink:type="simple" xlink:href="https://www.ukrinform.ua/rubric-ato/3716729-ssa-ne-maut-danih-hto-stoit-za-atakou-droniv-po-moskvi-bilij-dim.html" text:style-name="Internet_20_link" text:visited-style-name="Visited_20_Internet_20_Link">
https://www.ukrinform.ua/rubric-ato/3716729-ssa-ne-maut-danih-hto-stoit-za-atakou-droniv-po-moskvi-bilij-dim.html</text:a>
</text:p>
      <!--NEWS-->
      <text:h text:style-name="P10" text:outline-level="1">
<text:span text:style-name="T4">
Pentagon revealed the content of a new defense pack for Ukraine</text:span>
</text:h>
      <text:p text:style-name="P4">
Authors: Ukrinform (Person)</text:p>
      <text:p text:style-name="P4">
Publisher: Укринформ (Organization)</text:p>
      <text:p text:style-name="P4">
Published Time: 2023-05-31T21:43:00+03:00</text:p>
      <text:p text:style-name="P4">
Modified Time: 2023-05-31T21:43:00+03:00</text:p>
      <text:p text:style-name="P4">
Description: The new US military aid package includes at least one and a half dozen weapons and ammunition that will be sent to Ukraine immediately. - Ukrinform.</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Боєприпаси', 'допомога', 'Війна з Росією']</text:p>
      <text:p text:style-name="P4">
Type: Article</text:p>
      <!--METADATA-->
      <text:p text:style-name="P4">
<draw:frame draw:style-name="fr1" draw:name="Image201" text:anchor-type="as-char" svg:width="6.9236in" svg:height="3.956343in" draw:z-index="0">
<draw:image xlink:href="../Images/yкринформ/2023-05-31T21-43-00-03-00/630_360_1467320804-6747.jpg" xlink:type="simple" xlink:show="embed" xlink:actuate="onLoad" draw:mime-type="image/jpeg"/>
</draw:frame>
A new US military aid packet includes at least one and a half dozen and ammunition that will be sent to Ukraine immediately.</text:p>
      <text:p text:style-name="P4">
This is stated in the official message of the Pentagon, Ukrinform reports.</text:p>
      <text:p text:style-name="P4">
“Today, the Ministry of Defense has announced the allocation of additional assistance to provide critical needs for Ukraine in the field of security and defense. This is the 39th provision of weapons from the Ministry of Defense for Ukraine in Vidse 2021, ”the message said.</text:p>
      <text:p text:style-name="P4">
It is specified that the new military support package will include additional Patriots, AIM-7 AVERRIOT missiles, AVENGER air defense missiles, Stoper anti-aircraft complexes, Zuni aviation missiles.</text:p>
      <text:p text:style-name="P4">
<text:span text:style-name="T4">
 Read also: </text:span>
 [USA prepare <text:span text:style-name="T4">
 Package </text:span>
 Defense Assistance to Ukraine for $ 300 Million -(https://www.ukrinform.ua/rubric-ato/3716279-ssa-gotuut-paket-oboronnoi-dopomogi-ukraini-na-300-miljoniv-zmi.html)In addition, in the list - <text:a xlink:type="simple" xlink:href="https://www.ukrinform.ua/tag-raketa" text:style-name="Internet_20_link" text:visited-style-name="Visited_20_Internet_20_Link">
rockets</text:a>
for HIMARS systems, 155 mm and 105 mm artillery shells and 105 mm tank-tanking, high-precision aviation ammunition, ABLI-4 anti-tank Anti-tank systems.</text:p>
      <text:p text:style-name="P4">
The Pentagon also transmits the Armed Forces of the Armed Forces of Ukraine to small arms, equipment and systems for demining, blasting ammunition to eliminate interruption, night vision devices, spare parts, generators and other field equipment.</text:p>
      <text:p text:style-name="P4">
<text:span text:style-name="T4">
 Read also: </text:span>
 <text:a xlink:type="simple" xlink:href="https://www.ukrinform.ua/rubric-ato/3716721-zaluznij-i-milli-obgovorili-postacanna-ukraini-dalekobijnih-snaradiv.html" text:style-name="Internet_20_link" text:visited-style-name="Visited_20_Internet_20_Link">
<text:span text:style-name="T4">
 Zaluzhni </text:span>
 and Millie discussed the supply of Ukrainian -sized shells</text:a>
The total cost of a new defense package is about $ 300 million.</text:p>
      <text:p text:style-name="P4">
As reported by Ukrinform, the White House announced the allocation of new packaging support to Ukraine on Wednesday. The US Presidential Administration emphasized that it will continue to support our country.</text:p>
      <text:p text:style-name="P4">
News Source: <text:a xlink:type="simple" xlink:href="https://www.ukrinform.ua/rubric-ato/3716730-pentagon-rozkriv-vmist-novogo-oboronnogo-paketa-dla-ukraini.html" text:style-name="Internet_20_link" text:visited-style-name="Visited_20_Internet_20_Link">
https://www.ukrinform.ua/rubric-ato/3716730-pentagon-rozkriv-vmist-novogo-oboronnogo-paketa-dla-ukraini.html</text:a>
</text:p>
      <!--NEWS-->
      <text:h text:style-name="P10" text:outline-level="1">
<text:span text:style-name="T4">
During the day the Russians fired 10 times the border of Sumy region</text:span>
</text:h>
      <text:p text:style-name="P4">
Authors: Ukrinform (Person)</text:p>
      <text:p text:style-name="P4">
Publisher: Укринформ (Organization)</text:p>
      <text:p text:style-name="P4">
Published Time: 2023-05-31T21:50:00+03:00</text:p>
      <text:p text:style-name="P4">
Modified Time: 2023-05-31T21:50:00+03:00</text:p>
      <text:p text:style-name="P4">
Description: Russian troops carried out 10 shelling of border communities of Sumy region. - Ukrinform.</text:p>
      <text:p text:style-name="P4">
Images: ['<text:a xlink:type="simple" xlink:href="https://static.ukrinform.com/photos/2023_05/thumb_files/630_360_1684337913-737.jpg" text:style-name="Internet_20_link" text:visited-style-name="Visited_20_Internet_20_Link">
630_360_16843...</text:a>
']</text:p>
      <text:p text:style-name="P4">
Tags: ['Обстріл', 'Сумщина', 'Кордон', 'Війна з Росією']</text:p>
      <text:p text:style-name="P4">
Type: Article</text:p>
      <!--METADATA-->
      <text:p text:style-name="P4">
<draw:frame draw:style-name="fr1" draw:name="Image202" text:anchor-type="as-char" svg:width="6.9236in" svg:height="3.956343in" draw:z-index="0">
<draw:image xlink:href="../Images/yкринформ/2023-05-31T21-50-00-03-00/630_360_1684337913-737.jpg" xlink:type="simple" xlink:show="embed" xlink:actuate="onLoad" draw:mime-type="image/jpeg"/>
</draw:frame>
Ruskivska carried out 10 shelling of border communities of Sumy region.</text:p>
      <text:p text:style-name="P4">
According to Ukrinform, the Sumy Regional Military Administration reports in <text:a xlink:type="simple" xlink:href="https://t.me/ok_pivnich1/2942" text:style-name="Internet_20_link" text:visited-style-name="Visited_20_Internet_20_Link">
telegram</text:a>
.</text:p>
      <text:p text:style-name="P4">
“During the day, the Russians made 10 shelling. 42 explosions were recorded. The Velikopisarevskaya, Essmanskaya, Krasnopil, Seredi -Buda, Shaliginsk and Yunakovsky communities were sheltered, ”the message reads.</text:p>
      <text:p text:style-name="P4">
In the Krasnopil community, the enemy made artillery <text:a xlink:type="simple" xlink:href="https://www.ukrinform.ua/tag-obstril" text:style-name="Internet_20_link" text:visited-style-name="Visited_20_Internet_20_Link">
shelling</text:a>
 (Healthy)- 12 explosions. As a result of one, the windows are knocked out in a two -storey building, the warehouses of the farm and five civilian vehicles were damaged.</text:p>
      <text:p text:style-name="P4">
As a result of another shelling -(Healthy)Eight explosions were recorded. The trapped water tower was damaged.</text:p>
      <text:p text:style-name="P4">
<text:span text:style-name="T4">
 Read also: </text:span>
 <text:a xlink:type="simple" xlink:href="https://www.ukrinform.ua/rubric-vidbudova/3715967-sumsina-potrebue-dopomogi-dla-vidnovlenna-zitla-osoblivo-u-prikordonnih-gromadah.html" text:style-name="Internet_20_link" text:visited-style-name="Visited_20_Internet_20_Link">
<text:span text:style-name="T4">
 Sumshn </text:span>
 in a need for housing recovery, especially in border communities</text:a>
In the Greater Poster community, the invaders made mortar shelling(7 blades)and shelling(4 explosions).</text:p>
      <text:p text:style-name="P4">
По Есманській громаді був мінометний обстріл (6 explosions).</text:p>
      <text:p text:style-name="P4">
По Середино-Будській громаді ворог здійснив мінометний обстріл (2 explosions).</text:p>
      <text:p text:style-name="P4">
По Юнаківській громаді також зафіксовано мінометний обстріл (3 explosions).</text:p>
      <text:p text:style-name="P4">
Як повідомляв Укрінформ, у Сумській області пожежники, які гасили вогонь післяудару російських військ,  <text:a xlink:type="simple" xlink:href="https://www.ukrinform.ua/rubric-ato/3716379-vnoci-ta-zranku-vorog-obstrilav-pat-gromad-na-sumsini.html" text:style-name="Internet_20_link" text:visited-style-name="Visited_20_Internet_20_Link">
 потрапили під обстріл.</text:a>
_ Photo illustrative _</text:p>
      <text:p text:style-name="P4">
News Source: <text:a xlink:type="simple" xlink:href="https://www.ukrinform.ua/rubric-ato/3716731-protagom-dna-rosiani-10-raziv-obstrili-prikordonni-gromadi-sumsini.html" text:style-name="Internet_20_link" text:visited-style-name="Visited_20_Internet_20_Link">
https://www.ukrinform.ua/rubric-ato/3716731-protagom-dna-rosiani-10-raziv-obstrili-prikordonni-gromadi-sumsini.html</text:a>
</text:p>
      <!--NEWS-->
      <text:h text:style-name="P10" text:outline-level="1">
<text:span text:style-name="T4">
Ukraine confidently beat Croatia in the Golden European Volleyball</text:span>
</text:h>
      <text:p text:style-name="P4">
Authors: Ukrinform (Person)</text:p>
      <text:p text:style-name="P4">
Publisher: Укринформ (Organization)</text:p>
      <text:p text:style-name="P4">
Published Time: 2023-05-31T21:59:00+03:00</text:p>
      <text:p text:style-name="P4">
Modified Time: 2023-05-31T21:59:00+03:00</text:p>
      <text:p text:style-name="P4">
Description: Ukrainian volleyball players are robbed by V. - Ukrinform group.</text:p>
      <text:p text:style-name="P4">
Images: ['<text:a xlink:type="simple" xlink:href="https://static.ukrinform.com/photos/2023_05/thumb_files/630_360_1685559782-217.jpg" text:style-name="Internet_20_link" text:visited-style-name="Visited_20_Internet_20_Link">
630_360_16855...</text:a>
']</text:p>
      <text:p text:style-name="P4">
Tags: ['Волейбол', 'Збірна України']</text:p>
      <text:p text:style-name="P4">
Type: Article</text:p>
      <!--METADATA-->
      <text:p text:style-name="P4">
<draw:frame draw:style-name="fr1" draw:name="Image203" text:anchor-type="as-char" svg:width="6.9236in" svg:height="3.956343in" draw:z-index="0">
<draw:image xlink:href="../Images/yкринформ/2023-05-31T21-59-00-03-00/630_360_1685559782-217.jpg" xlink:type="simple" xlink:show="embed" xlink:actuate="onLoad" draw:mime-type="image/jpeg"/>
</draw:frame>
Ukrainian Okolibolists are robbed by V. Group V.</text:p>
      <text:p text:style-name="P4">
The men's national team of Ukraine won the second victory in a row in a new drawing of "Golden Euroleiga", Ukrinform reports.</text:p>
      <text:p text:style-name="P4">
Ukrainians in their second match beat the Croatia team - 3-0(25:19,25:18, 25:19).</text:p>
      <text:p text:style-name="P4">
В іншому поєдинку квартету збірна Північної Македоніії приймає командуБельгії, з якою «синьо-жовті» зіграють 3 червня.</text:p>
      <text:p text:style-name="P4">
<text:span text:style-name="T4">
Читайте також:</text:span>
 <text:a xlink:type="simple" xlink:href="https://www.ukrinform.ua/rubric-sports/3715058-ukraina-peremogla-pivnicnu-makedoniu-na-starti-colovicoi-zolotoi-evroligi-z-volejbolu.html" text:style-name="Internet_20_link" text:visited-style-name="Visited_20_Internet_20_Link">
 Україна перемогла Північну Македонію на старті чоловічоїЗолотої Євроліги з <text:span text:style-name="T4">
волейбол</text:span>
 у </text:a>
As reported by Ukrinform, at the start of the tournament Ukraine beat the Northern Managers(3:0), and Belgium - Croats(3:1).</text:p>
      <text:p text:style-name="P4">
Фото: cev.eu.</text:p>
      <text:p text:style-name="P4">
News Source: <text:a xlink:type="simple" xlink:href="https://www.ukrinform.ua/rubric-sports/3716733-ukraina-vpevneno-obigrala-horvatiu-u-zolotij-evrolizi-z-volejbolu.html" text:style-name="Internet_20_link" text:visited-style-name="Visited_20_Internet_20_Link">
https://www.ukrinform.ua/rubric-sports/3716733-ukraina-vpevneno-obigrala-horvatiu-u-zolotij-evrolizi-z-volejbolu.html</text:a>
</text:p>
      <!--NEWS-->
      <text:h text:style-name="P10" text:outline-level="1">
<text:span text:style-name="T4">
National Commission cancels the price restrictions on the electricity market since June 30</text:span>
</text:h>
      <text:p text:style-name="P4">
Authors: Ukrinform (Person)</text:p>
      <text:p text:style-name="P4">
Publisher: Укринформ (Organization)</text:p>
      <text:p text:style-name="P4">
Published Time: 2023-05-31T22:19:00+03:00</text:p>
      <text:p text:style-name="P4">
Modified Time: 2023-05-31T22:19:00+03:00</text:p>
      <text:p text:style-name="P4">
Description: The National Commission for State Regulation in Energy and Utilities (NERCEP) has abolished price restrictions on the electricity market since June 30. - Ukrinform.</text:p>
      <text:p text:style-name="P4">
Images: ['<text:a xlink:type="simple" xlink:href="https://static.ukrinform.com/photos/2023_02/thumb_files/630_360_1675414663-980.jpg" text:style-name="Internet_20_link" text:visited-style-name="Visited_20_Internet_20_Link">
630_360_16754...</text:a>
']</text:p>
      <text:p text:style-name="P4">
Tags: ['Ціни', 'Електроенергія', 'Енергетика', 'НКРЕКП']</text:p>
      <text:p text:style-name="P4">
Type: Article</text:p>
      <!--METADATA-->
      <text:p text:style-name="P4">
<draw:frame draw:style-name="fr1" draw:name="Image204" text:anchor-type="as-char" svg:width="6.9236in" svg:height="3.956343in" draw:z-index="0">
<draw:image xlink:href="../Images/yкринформ/2023-05-31T22-19-00-03-00/630_360_1675414663-980.jpg" xlink:type="simple" xlink:show="embed" xlink:actuate="onLoad" draw:mime-type="image/jpeg"/>
</draw:frame>
National Commission for State Regulation in the Fields of Energy of Icomun Services(NERCEP), abolished price restrictions on the electricity market since June 30.</text:p>
      <text:p text:style-name="P4">
According to Ukrinform, such a decision was made by the regulator at his <text:a xlink:type="simple" xlink:href="http://www.youtube.com/watch" text:style-name="Internet_20_link" text:visited-style-name="Visited_20_Internet_20_Link">
meeting</text:a>
May 31.</text:p>
      <text:p text:style-name="P4">
It is envisaged to suspend the relevant provisions of Resolution No. 332 of February 25, 20122 on determining the marginal prices in the electricity market.</text:p>
      <text:p text:style-name="P4">
It is about points that set marginal prices at the level of 2 thousand hryvnias of Zamvt-hour for hours of minimum load and 4 thousand hryvnias for MW-hours for hours of maximum load.</text:p>
      <text:p text:style-name="P4">
<text:span text:style-name="T4">
 Read also: </text:span>
 <text:a xlink:type="simple" xlink:href="https://www.ukrinform.ua/rubric-economy/3713176-nackomisia-pidvisue-tarifi-dla-oblenergo-na-2550.html" text:style-name="Internet_20_link" text:visited-style-name="Visited_20_Internet_20_Link">
National Commission raises tariffs for power companies by 25-50%</text:a>
“In our opinion, the current priced capes do not make it possible to attract imported volumes. Therefore, we would like to see the target model where the Price-Kapovated at the level of our European colleagues. But, in my opinion, the RDN and VDR Price-Kopin must correspond to prices in adjacent markets in order to import <text:a xlink:type="simple" xlink:href="https://www.ukrinform.ua/tag-elektroenergia" text:style-name="Internet_20_link" text:visited-style-name="Visited_20_Internet_20_Link">
electricity</text:a>
could bring to the country during the summer months, ”said Vladimir Kudrytsky, head of Ukrenergo.</text:p>
      <text:p text:style-name="P4">
As it was reported, on May 30, the government approved an increase in the tariff for the electric power unit to UAH 2.64/kWh.</text:p>
      <text:p text:style-name="P4">
News Source: <text:a xlink:type="simple" xlink:href="https://www.ukrinform.ua/rubric-economy/3716737-nackomisia-skasovue-z-30-cervna-cinovi-obmezenna-na-rinku-elektroenergii.html" text:style-name="Internet_20_link" text:visited-style-name="Visited_20_Internet_20_Link">
https://www.ukrinform.ua/rubric-economy/3716737-nackomisia-skasovue-z-30-cervna-cinovi-obmezenna-na-rinku-elektroenergii.html</text:a>
</text:p>
      <!--NEWS-->
      <text:h text:style-name="P10" text:outline-level="1">
<text:span text:style-name="T4">
The Czech Senate has approved a resolution to support Ukraine as soon as possible in NATO</text:span>
</text:h>
      <text:p text:style-name="P4">
Authors: Ukrinform (Person)</text:p>
      <text:p text:style-name="P4">
Publisher: Укринформ (Organization)</text:p>
      <text:p text:style-name="P4">
Published Time: 2023-05-31T22:37:00+03:00</text:p>
      <text:p text:style-name="P4">
Modified Time: 2023-05-31T22:37:00+03:00</text:p>
      <text:p text:style-name="P4">
Description: The Senate of the Czech Republic adopted a resolution to support Ukraine as soon as possible to organize the North Atlantic Treaty. - Ukrinform.</text:p>
      <text:p text:style-name="P4">
Images: ['<text:a xlink:type="simple" xlink:href="https://static.ukrinform.com/photos/2023_05/thumb_files/630_360_1685562237-646.jpg" text:style-name="Internet_20_link" text:visited-style-name="Visited_20_Internet_20_Link">
630_360_16855...</text:a>
']</text:p>
      <text:p text:style-name="P4">
Tags: ['Чехія', 'НАТО', 'Україна', 'Стефанчук']</text:p>
      <text:p text:style-name="P4">
Type: Article</text:p>
      <!--METADATA-->
      <text:p text:style-name="P4">
<draw:frame draw:style-name="fr1" draw:name="Image205" text:anchor-type="as-char" svg:width="6.9236in" svg:height="3.956343in" draw:z-index="0">
<draw:image xlink:href="../Images/yкринформ/2023-05-31T22-37-00-03-00/630_360_1685562237-646.jpg" xlink:type="simple" xlink:show="embed" xlink:actuate="onLoad" draw:mime-type="image/jpeg"/>
</draw:frame>
The Senate Republic adopted a resolution to support the early entry of Ukraine to the organization of the North Atlantic Treaty.</text:p>
      <text:p text:style-name="P4">
This was reported by the Verkhovna Rada Chairman Ruslan Stefanchuk in <text:a xlink:type="simple" xlink:href="https://www.facebook.com/story.php" text:style-name="Internet_20_link" text:visited-style-name="Visited_20_Internet_20_Link">
Facebook</text:a>
, reports Ukrinform.</text:p>
      <text:p text:style-name="P4">
"Today(May 31 - Ed.)The Senate of the Czech Republic has approved an important reselination of Ukraine as soon as possible.</text:p>
      <text:p text:style-name="P4">
Stefanchuk noted that the resolution adopted, in particular, refers to the demonstration of determination and willingness to defend Euro -Atlantic values.</text:p>
      <text:p text:style-name="P4">
According to him, the document noted that the Ukrainian victory in the War of the Rivne Federation and the accession of Ukraine to <text:a xlink:type="simple" xlink:href="https://www.ukrinform.ua/tag-nato" text:style-name="Internet_20_link" text:visited-style-name="Visited_20_Internet_20_Link">
NATO</text:a>
in the interests of the safety of the Czech Republic.</text:p>
      <text:p text:style-name="P4">
The Verkhovna Rada also noted that the text of the resolution emphasizes that the Czech Republic supports the training of Ukrainian military, giving weapons and other military equipment for Ukraine in coordination with allies.</text:p>
      <text:p text:style-name="P4">
<text:span text:style-name="T4">
 Read also: </text:span>
 <text:a xlink:type="simple" xlink:href="https://www.ukrinform.ua/rubric-polytics/3716716-rosia-ne-bude-virisuvati-ci-vstupati-ukraini-v-nato-mzs-norvegii.html" text:style-name="Internet_20_link" text:visited-style-name="Visited_20_Internet_20_Link">
Russia will not decide whether to enter Ukraine in <text:span text:style-name="T4">
 NATO </text:span>
 - Norway Foreign Ministry</text:a>
In addition, Stefanchuk added that the Czech Senate emphasizes in the resolution that NATO's suicam in Vilnius should confirm the strong political commitment to Diraine, since the entry of the Ukrainian state to NATO will significantly strengthen the Alliance's military potential and retain the international order based on the UN Internal Affairs.</text:p>
      <text:p text:style-name="P4">
The speaker of the Ukrainian Parliament thanked Czech friends for the support of Ukraine.</text:p>
      <text:p text:style-name="P4">
As reported by Ukrinform, the Chairman of the Verkhovna Rada <text:a xlink:type="simple" xlink:href="https://www.ukrinform.ua/rubric-polytics/3716728-stefancuk-vizme-ucast-u-samiti-glav-parlamentiv-krain-nato-u-litvi.html" text:style-name="Internet_20_link" text:visited-style-name="Visited_20_Internet_20_Link">
Ruslan Stefanchuk will attend a visit to Lithuania</text:a>
where he will participate in the summit of the leaders of the parliaments of the Member States.</text:p>
      <text:p text:style-name="P4">
<text:span text:style-name="T5">
Foto: minib.cz</text:span>
</text:p>
      <text:p text:style-name="P4">
News Source: <text:a xlink:type="simple" xlink:href="https://www.ukrinform.ua/rubric-polytics/3716739-senat-cehii-uhvaliv-rezoluciu-pro-pidtrimku-aknajsvidsogo-vstupu-ukraini-v-nato.html" text:style-name="Internet_20_link" text:visited-style-name="Visited_20_Internet_20_Link">
https://www.ukrinform.ua/rubric-polytics/3716739-senat-cehii-uhvaliv-rezoluciu-pro-pidtrimku-aknajsvidsogo-vstupu-ukraini-v-nato.html</text:a>
</text:p>
      <!--NEWS-->
      <text:h text:style-name="P10" text:outline-level="1">
<text:span text:style-name="T4">
In the center of Sevastopol, explosions were heard</text:span>
</text:h>
      <text:p text:style-name="P4">
Authors: Ukrinform (Person)</text:p>
      <text:p text:style-name="P4">
Publisher: Укринформ (Organization)</text:p>
      <text:p text:style-name="P4">
Published Time: 2023-05-31T22:37:02+03:00</text:p>
      <text:p text:style-name="P4">
Modified Time: 2023-05-31T22:37:02+03:00</text:p>
      <text:p text:style-name="P4">
Description: In the center of Sevastopol, in the evening sounds of explosions and shooting.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Крим', 'Севастополь', 'Вибух', 'Військові навчання']</text:p>
      <text:p text:style-name="P4">
Type: Article</text:p>
      <!--METADATA-->
      <text:p text:style-name="P4">
<draw:frame draw:style-name="fr1" draw:name="Image206" text:anchor-type="as-char" svg:width="6.9236in" svg:height="3.956343in" draw:z-index="0">
<draw:image xlink:href="../Images/yкринформ/2023-05-31T22-37-02-03-00/630_360_1677569405-698.jpg" xlink:type="simple" xlink:show="embed" xlink:actuate="onLoad" draw:mime-type="image/jpeg"/>
</draw:frame>
In the evening, the sounds of explosions and shooting were heard in Centresevastopol.</text:p>
      <text:p text:style-name="P4">
According to Ukrinform, the "Crimea.Realia" reports in <text:a xlink:type="simple" xlink:href="https://t.me/krymrealii/22800" text:style-name="Internet_20_link" text:visited-style-name="Visited_20_Internet_20_Link">
telegram</text:a>
.</text:p>
      <text:p text:style-name="P4">
“Our correspondent reports the shooting in the central part of Sevastopol. After that, a loud sound, similar to [rocket], was heard(https://www.ukrinform.ua/tag-raketa)Launch, ”the message reads.</text:p>
      <text:p text:style-name="P4">
<text:span text:style-name="T4">
 Read also: </text:span>
 <text:a xlink:type="simple" xlink:href="https://www.ukrinform.ua/rubric-crimea/3716499-v-okupovanomu-sevastopoli-stalasa-strilanina-bila-vijskovih-castin-zmi.html" text:style-name="Internet_20_link" text:visited-style-name="Visited_20_Internet_20_Link">
in <text:span text:style-name="T4">
 occupied </text:span>
 <text:span text:style-name="T4">
 </text:span>
 Sevastopol <text:span text:style-name="T4">
 </text:span>
 <text:span text:style-name="T4">
 There has been </text:span>
<text:span text:style-name="T4">
 shoot </text:span>
 <text:span text:style-name="T4">
 </text:span>
 near <text:span text:style-name="T4">
 </text:span>
 <text:span text:style-name="T4">
 military </text:span>
 <text:span text:style-name="T4">
 parts </text:span>
 - <text:span text:style-name="T4">
 </text:span>
 media* *</text:a>
It is also added that earlier the occupying "power" of the peninsula announced the conduct of so -called exercises.</text:p>
      <text:p text:style-name="P4">
As reported by Ukrinform, Russian <text:a xlink:type="simple" xlink:href="https://www.ukrinform.ua/rubric-crimea/3716531-okupanti-minuut-himzavod-titan-u-krimu-partizani.html" text:style-name="Internet_20_link" text:visited-style-name="Visited_20_Internet_20_Link">
invaders are changing the Titan plant</text:a>
in temporarily occupied Crimea.</text:p>
      <text:p text:style-name="P4">
_ Photo illustrative_</text:p>
      <text:p text:style-name="P4">
News Source: <text:a xlink:type="simple" xlink:href="https://www.ukrinform.ua/rubric-crimea/3716738-u-centri-sevastopola-prolunali-vibuhi.html" text:style-name="Internet_20_link" text:visited-style-name="Visited_20_Internet_20_Link">
https://www.ukrinform.ua/rubric-crimea/3716738-u-centri-sevastopola-prolunali-vibuhi.html</text:a>
</text:p>
      <!--NEWS-->
      <text:h text:style-name="P10" text:outline-level="1">
<text:span text:style-name="T4">
The Ministry of Energy says raising tariffs - a forced step to pass the winter</text:span>
</text:h>
      <text:p text:style-name="P4">
Authors: Ukrinform (Person)</text:p>
      <text:p text:style-name="P4">
Publisher: Укринформ (Organization)</text:p>
      <text:p text:style-name="P4">
Published Time: 2023-05-31T22:51:00+03:00</text:p>
      <text:p text:style-name="P4">
Modified Time: 2023-05-31T22:51:00+03:00</text:p>
      <text:p text:style-name="P4">
Description: Increasing electricity tariffs is a forced step so that Ukraine can take the next winter. - Ukrinform.</text:p>
      <text:p text:style-name="P4">
Images: ['<text:a xlink:type="simple" xlink:href="https://static.ukrinform.com/photos/2023_05/thumb_files/630_360_1683214927-997.jpg" text:style-name="Internet_20_link" text:visited-style-name="Visited_20_Internet_20_Link">
630_360_16832...</text:a>
']</text:p>
      <text:p text:style-name="P4">
Tags: ['Електроенергія', 'Енергетика', 'Тариф', 'Єдині новини']</text:p>
      <text:p text:style-name="P4">
Type: Article</text:p>
      <!--METADATA-->
      <text:p text:style-name="P4">
<draw:frame draw:style-name="fr1" draw:name="Image207" text:anchor-type="as-char" svg:width="6.9236in" svg:height="3.956343in" draw:z-index="0">
<draw:image xlink:href="../Images/yкринформ/2023-05-31T22-51-00-03-00/630_360_1683214927-997.jpg" xlink:type="simple" xlink:show="embed" xlink:actuate="onLoad" draw:mime-type="image/jpeg"/>
</draw:frame>
Increasing electricity tariffs is a forced step so that Ukraine's energy industry may be the next winter.</text:p>
      <text:p text:style-name="P4">
The Deputy Minister of Energy Farid Safarov said this on the air of the Teleterna "One News", Ukrinform correspondent reports.</text:p>
      <text:p text:style-name="P4">
“Since October 10, 2022 and for the next six months, the Ukrainian power system was one of the goals # 1 for the enemy. During this time, rapid rockets and drones were released by energy infrastructure. And unfortunately, there were 270 hits, 33 massive attacks, ”he informed.</text:p>
      <text:p text:style-name="P4">
According to the Deputy Minister, as a result of shelling, the Ukrainian energy system infactly in the history of mankind suffered such a level of losses that the world bank as of February 2023 estimated at more than $ 11 billion.</text:p>
      <text:p text:style-name="P4">
Safarov added that this figure is constantly growing, because firing of energy infrastructure occurs daily, especially in frontline areas.</text:p>
      <text:p text:style-name="P4">
<text:span text:style-name="T4">
 Read also: </text:span>
 <text:a xlink:type="simple" xlink:href="https://www.ukrinform.ua/rubric-economy/3707204-generacia-elektroenergii-povnistu-zabezpecue-potrebi-spozivaciv-ukrenergo.html" text:style-name="Internet_20_link" text:visited-style-name="Visited_20_Internet_20_Link">
electricity generation fully provides the needs of the consumers - Ukrenergo</text:a>
"The question of how to rebuild it all ... Unfortunately, the raising of tariffs is one of the key tools, how we can do it," the minister said.</text:p>
      <text:p text:style-name="P4">
He noted that Ukraine receives a large amount of humanitarian aid, funding of projects to restore energy infrastructure, but this is not enough.</text:p>
      <text:p text:style-name="P4">
“And so that(Tariff increase - ed.)- The forced step is that we can pass the passing winter, " - explained Safarov.</text:p>
      <text:p text:style-name="P4">
The deputy suggested that with the onset of the cold, the power system again becomes the precision target for the enemy, so the funds are needed to have time to make the repair of the destroyed infrastructure necessary for the winter.</text:p>
      <text:p text:style-name="P4">
The National Commission for State Regulation in the field of electricity of such such services has turned to the government with a proposal in two stages to increase <text:a xlink:type="simple" xlink:href="https://www.ukrinform.ua/tag-tarif" text:style-name="Internet_20_link" text:visited-style-name="Visited_20_Internet_20_Link">
tariffs</text:a>
To the market level, it is 5.5 UAH per kW.</text:p>
      <text:p text:style-name="P4">
<text:span text:style-name="T4">
 Read also: </text:span>
 <text:a xlink:type="simple" xlink:href="https://www.ukrinform.ua/rubric-economy/3716737-nackomisia-skasovue-z-30-cervna-cinovi-obmezenna-na-rinku-elektroenergii.html" text:style-name="Internet_20_link" text:visited-style-name="Visited_20_Internet_20_Link">
National Commission cancels from June 30 price restrictions on the electricity market</text:a>
</text:p>
      <text:p text:style-name="P4">
In this context, he clarified that on average, one family increase in electricity will lead to an increase in payments by approximately 250 UAH per month.</text:p>
      <text:p text:style-name="P4">
At the same time, the Deputy Minister assured that the state understands the risks of increasing prices for certain categories of population, so it will provide subsidies.</text:p>
      <text:p text:style-name="P4">
As it was reported, on May 30, the government meeting approved the decision to increase the electricity tariff for the population to UAH 2.64 per kW.</text:p>
      <text:p text:style-name="P4">
<text:span text:style-name="T5">
Foto: mev.gov.ua</text:span>
</text:p>
      <text:p text:style-name="P4">
News Source: <text:a xlink:type="simple" xlink:href="https://www.ukrinform.ua/rubric-economy/3716741-u-minenergetiki-kazut-so-pidvisenna-tarifiv-vimusenij-krok-dla-prohodzenna-zimi.html" text:style-name="Internet_20_link" text:visited-style-name="Visited_20_Internet_20_Link">
https://www.ukrinform.ua/rubric-economy/3716741-u-minenergetiki-kazut-so-pidvisenna-tarifiv-vimusenij-krok-dla-prohodzenna-zimi.html</text:a>
</text:p>
      <!--NEWS-->
      <text:h text:style-name="P10" text:outline-level="1">
<text:span text:style-name="T4">
Determined the first pair of 1/4 finals of youth World Cup 2023 on football</text:span>
</text:h>
      <text:p text:style-name="P4">
Authors: Ukrinform (Person)</text:p>
      <text:p text:style-name="P4">
Publisher: Укринформ (Organization)</text:p>
      <text:p text:style-name="P4">
Published Time: 2023-05-31T22:59:00+03:00</text:p>
      <text:p text:style-name="P4">
Modified Time: 2023-05-31T22:59:00+03:00</text:p>
      <text:p text:style-name="P4">
Description: In Argentina, the 23rd Drawing of the World Football Championship among youth teams (players under 20) is ongoing. - Ukrinform.</text:p>
      <text:p text:style-name="P4">
Images: ['<text:a xlink:type="simple" xlink:href="https://static.ukrinform.com/photos/2017_08/thumb_files/630_360_1503385594-9010.jpg" text:style-name="Internet_20_link" text:visited-style-name="Visited_20_Internet_20_Link">
630_360_15033...</text:a>
']</text:p>
      <text:p text:style-name="P4">
Tags: ['Чемпіонат світу', 'Футбол', 'Молодь']</text:p>
      <text:p text:style-name="P4">
Type: Article</text:p>
      <!--METADATA-->
      <text:p text:style-name="P4">
<draw:frame draw:style-name="fr1" draw:name="Image208" text:anchor-type="as-char" svg:width="6.9236in" svg:height="3.956343in" draw:z-index="0">
<draw:image xlink:href="../Images/yкринформ/2023-05-31T22-59-00-03-00/630_360_1503385594-9010.jpg" xlink:type="simple" xlink:show="embed" xlink:actuate="onLoad" draw:mime-type="image/jpeg"/>
</draw:frame>
Vargentina continues the 23rd FIFACE CABLICATION FIFACE AGAINING AGABLE AGAINING COMMAND(Players under 20 years).</text:p>
      <text:p text:style-name="P4">
Першу чвертьфінальну пару світової першості склали Ізраїль та Бразилія,передає Укрінформ.</text:p>
      <text:p text:style-name="P4">
Ізраїль напередодні в 1/8 фіналу обіграв Узбекистан (1:0), and Brazil today drowned Tunisia(4:1).</text:p>
      <text:p text:style-name="P4">
Чветьфіналістами ЧС(U20)also became US teams that after victory over New Zealand(4:0)Will meet with the winner of the Gambius pair - Uruguay, and Colombia, who defeated Slovakia(5:1)And the rival in the match of England - Italy.</text:p>
      <text:p text:style-name="P4">
The last quarter -finalists of the youth world championship will be the winners of the ecuador - the Republic of Korea, Argentina - Nigeria.</text:p>
      <text:p text:style-name="P4">
The final of the Youth World Cup 2023 will be held on June 11 in La Plata.</text:p>
      <text:p text:style-name="P4">
<text:span text:style-name="T4">
 Read also: </text:span>
 <text:a xlink:type="simple" xlink:href="https://www.ukrinform.ua/rubric-sports/3716135-mudrik-uvijsov-do-trijki-najsvidsih-gravciv-apl-u-sezoni-202223.html" text:style-name="Internet_20_link" text:visited-style-name="Visited_20_Internet_20_Link">
Mudryk entered the top three APL players in season2022/23</text:a>
Recall that the current winner of the youth championship is the national team of Ukraine, which won the title in 2019 in Poland.</text:p>
      <text:p text:style-name="P4">
2021 Football World Cup(U20)The pandemic was not conducted.</text:p>
      <text:p text:style-name="P4">
News Source: <text:a xlink:type="simple" xlink:href="https://www.ukrinform.ua/rubric-sports/3716742-viznacilasa-persa-para-14-finalu-molodiznogo-cs2023-z-futbolu.html" text:style-name="Internet_20_link" text:visited-style-name="Visited_20_Internet_20_Link">
https://www.ukrinform.ua/rubric-sports/3716742-viznacilasa-persa-para-14-finalu-molodiznogo-cs2023-z-futbolu.html</text:a>
</text:p>
      <!--NEWS-->
      <text:h text:style-name="P10" text:outline-level="1">
<text:span text:style-name="T4">
President: The world knows what fundamental role our exports play for food security</text:span>
</text:h>
      <text:p text:style-name="P4">
Authors: Ukrinform (Person)</text:p>
      <text:p text:style-name="P4">
Publisher: Укринформ (Organization)</text:p>
      <text:p text:style-name="P4">
Published Time: 2023-05-31T23:03:00+03:00</text:p>
      <text:p text:style-name="P4">
Modified Time: 2023-05-31T23:03:00+03:00</text:p>
      <text:p text:style-name="P4">
Description: The world knows what fundamental role the marine grain export of Ukraine plays for food security. - Ukrinform.</text:p>
      <text:p text:style-name="P4">
Images: ['<text:a xlink:type="simple" xlink:href="https://static.ukrinform.com/photos/2022_08/thumb_files/630_360_1661783861-434.jpeg" text:style-name="Internet_20_link" text:visited-style-name="Visited_20_Internet_20_Link">
630_360_16617...</text:a>
']</text:p>
      <text:p text:style-name="P4">
Tags: ['Експорт', 'Зерно', 'Зеленський', 'Війна з Росією', 'Продовольча безпека']</text:p>
      <text:p text:style-name="P4">
Type: Article</text:p>
      <!--METADATA-->
      <text:p text:style-name="P4">
<draw:frame draw:style-name="fr1" draw:name="Image209" text:anchor-type="as-char" svg:width="6.9236in" svg:height="3.956343in" draw:z-index="0">
<draw:image xlink:href="../Images/yкринформ/2023-05-31T23-03-00-03-00/630_360_1661783861-434.jpeg" xlink:type="simple" xlink:show="embed" xlink:actuate="onLoad" draw:mime-type="image/jpeg"/>
</draw:frame>
The luminosity is what is the fundamental role of Ukraine's marine exports for food security.</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www.president.gov.ua/news/svit-znaye-yaku-fundamentalnu-rol-nash-morskij-zernovij-eksp-83289" text:style-name="Internet_20_link" text:visited-style-name="Visited_20_Internet_20_Link">
Presidential Office</text:a>
</text:span>
</text:p>
      <text:p text:style-name="P4">
<text:span text:style-name="T4">
 I wish health, dear Ukrainians!</text:span>
</text:p>
      <text:p text:style-name="P4">
Today is a working trip to our Odessa.</text:p>
      <text:p text:style-name="P4">
He thanked our soldiers here for the protection of the region and all Ukraine. In particular, he visited the hospital, our wounded defenders. He wished a speedy recovery. There was an honor to hand over state awards. He thanked our doctors.</text:p>
      <text:p text:style-name="P4">
He held a special and long -term meeting on security and social confidence in the region. The management of the region, military, law enforcement.</text:p>
      <text:p text:style-name="P4">
The area is a priority in all views. It is Odessa region that is one of the foundations of our south, and therefore the state.</text:p>
      <text:p text:style-name="P4">
Very important results are in Odessa region in the Security Service of Ukraine in the counter -fighting sabotage.</text:p>
      <text:p text:style-name="P4">
There was a report by General Moskalov on the situation in the areas of responsibility Odessa. Detailed how to strengthen the defense.</text:p>
      <text:p text:style-name="P4">
They discussed in detail economic issues, jobs, social disabilities.</text:p>
      <text:p text:style-name="P4">
Held a field meeting. The constant attention of the front. Reports of commander - "Khortytsia", "Tavriya", head. Special reports of GUR and SBU leaders. Details - later. Special attention is our grain corridor, safety in the marriage.</text:p>
      <text:p text:style-name="P4">
The world knows what fundamental role our marine grain export plays for food security. And in general, the safety in the Black Sea, the effectiveness of international law against navigation is a globally important security facility. All the maritime countries of the world now see that they can threaten their exports, their waters if Russia gets off the hands of the navigation of the navigation of the Sea.</text:p>
      <text:p text:style-name="P4">
Here is just one example. Currently, of the three ports that were agreed within the Small Sea Grain Initiative, the Southern port is actually blocked. About one and a half million tons of agricultural products have been accumulated in one "Southern". At least ten countries, including Turkey, Egypt, Bangladesh, and China, are expected. Obviously, the less food is supplied to Kamirain, the higher the prices of food there, the more people lose from their family budgets.And I thank everyone in the world who helps us to increase the safety space of the Sea, who presses on Russia to unlock food supply.</text:p>
      <text:p text:style-name="P4">
He also held a meeting today on the development of our port infrastructure.</text:p>
      <text:p text:style-name="P4">
And one more.</text:p>
      <text:p text:style-name="P4">
We are working to ensure that the second half of this week is meaningful to our partners. Our internationalists do everything to make this week be able to complete the news with the necessary news.</text:p>
      <text:p text:style-name="P4">
And now I thank the United States of America, personally by Biden President, the Baydent, and every American - all who value freedom - for a new defense package for our soldiers. Petriots missiles, Himars missiles, artillery and other weapons. Need right now!</text:p>
      <text:p text:style-name="P4">
Glory to all our soldiers, who is now in battle for Ukraine, who is on combat missions. Thank you all who work for our country!</text:p>
      <text:p text:style-name="P4">
<text:span text:style-name="T4">
 Thank you, Odesso, for this day!</text:span>
</text:p>
      <text:p text:style-name="P4">
<text:span text:style-name="T4">
Glory to Ukraine!</text:span>
</text:p>
      <text:p text:style-name="P4">
<text:span text:style-name="T5">
Foto: op</text:span>
</text:p>
      <text:p text:style-name="P4">
News Source: <text:a xlink:type="simple" xlink:href="https://www.ukrinform.ua/rubric-economy/3716743-prezident-svit-znae-aku-fundamentalnu-rol-nas-eksport-grae-dla-prodovolcoi-bezpeki.html" text:style-name="Internet_20_link" text:visited-style-name="Visited_20_Internet_20_Link">
https://www.ukrinform.ua/rubric-economy/3716743-prezident-svit-znae-aku-fundamentalnu-rol-nas-eksport-grae-dla-prodovolcoi-bezpeki.html</text:a>
</text:p>
      <!--NEWS-->
      <text:h text:style-name="P10" text:outline-level="1">
<text:span text:style-name="T4">
US seeking to avoid the Third World War - White House</text:span>
</text:h>
      <text:p text:style-name="P4">
Authors: Ukrinform (Person)</text:p>
      <text:p text:style-name="P4">
Publisher: Укринформ (Organization)</text:p>
      <text:p text:style-name="P4">
Published Time: 2023-05-31T23:15:00+03:00</text:p>
      <text:p text:style-name="P4">
Modified Time: 2023-05-31T23:15:00+03:00</text:p>
      <text:p text:style-name="P4">
Description: One of the priorities of Biden administration policy in the context of a full -scale invasion of the Russian Federation into Ukraine is to prevent the Third World War. - Ukrinform.</text:p>
      <text:p text:style-name="P4">
Images: ['<text:a xlink:type="simple" xlink:href="https://static.ukrinform.com/photos/2016_08/thumb_files/630_360_1472621188-8020.jpg" text:style-name="Internet_20_link" text:visited-style-name="Visited_20_Internet_20_Link">
630_360_14726...</text:a>
']</text:p>
      <text:p text:style-name="P4">
Tags: ['США', 'Україна', 'Білий дім', 'Війна з Росією']</text:p>
      <text:p text:style-name="P4">
Type: Article</text:p>
      <!--METADATA-->
      <text:p text:style-name="P4">
<draw:frame draw:style-name="fr1" draw:name="Image210" text:anchor-type="as-char" svg:width="6.9236in" svg:height="3.956343in" draw:z-index="0">
<draw:image xlink:href="../Images/yкринформ/2023-05-31T23-15-00-03-00/630_360_1472621188-8020.jpg" xlink:type="simple" xlink:show="embed" xlink:actuate="onLoad" draw:mime-type="image/jpeg"/>
</draw:frame>
One of the policies of Biden administration policy in the context of a full -scale treatment of the Russian Federation to Ukraine is to prevent the Third Sea War from solving.</text:p>
      <text:p text:style-name="P4">
A representative of the US National Security Council Johnkirby said this at a briefing in the White House, Ukrinform correspondent reports.</text:p>
      <text:p text:style-name="P4">
"President Biden has three key priorities for the last 15 months. The first is to support Ukraine, and I have just announced a new package, so I think it is quite clear that we are doing it," the US administration said.</text:p>
      <text:p text:style-name="P4">
The second priority, according to him, is the support of NATO allies: “They have made our presence up to 100,000 soldiers only on the European continent and keep them there to protect(Allies - ed.)But to be sure that we fulfill our obligations to the Eastern Flang. "</text:p>
      <text:p text:style-name="P4">
The third priority is to avoid the Third World War. In this connection, Kirbin has outlined that the involvement of the United States and other NATO countries is not respectively in the interests of the US national security, but also detrimental to Ukraine's interests.</text:p>
      <text:p text:style-name="P4">
<text:span text:style-name="T4">
 Read also: </text:span>
 <text:a xlink:type="simple" xlink:href="https://www.ukrinform.ua/rubric-polytics/3713723-diskusii-z-ukrainou-sodo-majbutnoi-modeli-bezpeki-trivaut-bilij-dim.html" text:style-name="Internet_20_link" text:visited-style-name="Visited_20_Internet_20_Link">
Discussions with Ukraine regarding the future security model - White House</text:a>
“It's bad for the population throughout Europe. This is, of course, not good for the Russian Narode, ”said the administration representative <text:a xlink:type="simple" xlink:href="https://www.ukrinform.ua/tag-ssa" text:style-name="Internet_20_link" text:visited-style-name="Visited_20_Internet_20_Link">
USA</text:a>
.</text:p>
      <text:p text:style-name="P4">
At the same time, he emphasized that the United States does not dictate Ukraine, where to self -stroke: "We do not tell them how they should carry out their operations. We provide them with weapons, teach them, and give advice."</text:p>
      <text:p text:style-name="P4">
In the end, according to Kirby, the President of Zelensky and military command of Ukraine should decide what they will do from a military point.</text:p>
      <text:p text:style-name="P4">
<text:span text:style-name="T4">
 Read also: </text:span>
 <text:a xlink:type="simple" xlink:href="https://www.ukrinform.ua/rubric-ato/3713730-bilij-dim-vivcae-povidomlenna-pro-mozlive-vikoristanna-ozbroen-ssa-na-teritorii-rosii.html" text:style-name="Internet_20_link" text:visited-style-name="Visited_20_Internet_20_Link">
White House is studying the possible use of US arms in Russia</text:a>
The White House Representative also recalled that the United States and publicly and in a precarious order clearly emphasized that they did not support attacks in the Russian Russian, especially using the US weapons.</text:p>
      <text:p text:style-name="P4">
News Source: <text:a xlink:type="simple" xlink:href="https://www.ukrinform.ua/rubric-world/3716744-ssa-pragnut-uniknuti-tretoi-svitovoi-vijni-bilij-dim.html" text:style-name="Internet_20_link" text:visited-style-name="Visited_20_Internet_20_Link">
https://www.ukrinform.ua/rubric-world/3716744-ssa-pragnut-uniknuti-tretoi-svitovoi-vijni-bilij-dim.html</text:a>
</text:p>
      <!--NEWS-->
      <text:h text:style-name="P10" text:outline-level="1">
<text:span text:style-name="T4">
More than 1.5 million tons of agricultural products are accumulated in the blocked Russian port "Southern" - President</text:span>
</text:h>
      <text:p text:style-name="P4">
Authors: Ukrinform (Person)</text:p>
      <text:p text:style-name="P4">
Publisher: Укринформ (Organization)</text:p>
      <text:p text:style-name="P4">
Published Time: 2023-05-31T23:22:00+03:00</text:p>
      <text:p text:style-name="P4">
Modified Time: 2023-05-31T23:22:00+03:00</text:p>
      <text:p text:style-name="P4">
Description: The effectiveness of international law on navigation is a globally important security factor. - Ukrinform.</text:p>
      <text:p text:style-name="P4">
Images: ['<text:a xlink:type="simple" xlink:href="https://static.ukrinform.com/photos/2023_02/thumb_files/630_360_1676909362-870.jpg" text:style-name="Internet_20_link" text:visited-style-name="Visited_20_Internet_20_Link">
630_360_16769...</text:a>
']</text:p>
      <text:p text:style-name="P4">
Tags: ['Порт', 'Зерно', 'Зеленський', 'Війна з Росією', 'Продовольча безпека']</text:p>
      <text:p text:style-name="P4">
Type: Article</text:p>
      <!--METADATA-->
      <text:p text:style-name="P4">
<draw:frame draw:style-name="fr1" draw:name="Image211" text:anchor-type="as-char" svg:width="6.9236in" svg:height="3.956343in" draw:z-index="0">
<draw:image xlink:href="../Images/yкринформ/2023-05-31T23-22-00-03-00/630_360_1676909362-870.jpg" xlink:type="simple" xlink:show="embed" xlink:actuate="onLoad" draw:mime-type="image/jpeg"/>
</draw:frame>
The effectiveness of international law on navigation is a globally important security factor.</text:p>
      <text:p text:style-name="P4">
Volodymyr Zelenskyy said this in <text:a xlink:type="simple" xlink:href="https://www.youtube.com/watch" text:style-name="Internet_20_link" text:visited-style-name="Visited_20_Internet_20_Link">
video closer</text:a>
, reports Ukrinform.</text:p>
      <text:p text:style-name="P4">
"The world knows what is the fundamental role of our marine grain exports for food security. And in general, the safety in the Black Sea, the effectiveness of the normative law against navigation is a globally important security processor," the head of state stressed.</text:p>
      <text:p text:style-name="P4">
<text:span text:style-name="T5">
Video: <text:a xlink:type="simple" xlink:href="https://www.president.gov.ua/news/svit-znaye-yaku-fundamentalnu-rol-nash-morskij-zernovij-eksp-83289" text:style-name="Internet_20_link" text:visited-style-name="Visited_20_Internet_20_Link">
Presidential Office</text:a>
</text:span>
</text:p>
      <text:p text:style-name="P4">
The President said that all maritime countries of the world now see that it can be threatened by ports and waters if Russia comes from the hands of blocking the navigation of the Sea.</text:p>
      <text:p text:style-name="P4">
"I will only give one example. From three ports, which were agreed in the frame of the Sea Grain Initiative, the port of" Southern "is actually blocked," Zelensky said. At the same time, he added, more than one and a half -miles tons of agricultural products were accumulated there.</text:p>
      <text:p text:style-name="P4">
According to Zelensky, at least ten countries, including Turkey, Egypt, Bangladesh, China, are expected grain.</text:p>
      <text:p text:style-name="P4">
<text:span text:style-name="T4">
 Read also: </text:span>
 <text:a xlink:type="simple" xlink:href="https://www.ukrinform.ua/rubric-economy/3716743-prezident-svit-znae-aku-fundamentalnu-rol-nas-eksport-grae-dla-prodovolcoi-bezpeki.html" text:style-name="Internet_20_link" text:visited-style-name="Visited_20_Internet_20_Link">
President: The world knows what fundamental role our exports are for food security</text:a>
"Obviously, the less food is supplied to these countries, to these regions, the prices of food there, the more people in these countries lose from their family budgets," the head of the Ukrainian state explained.</text:p>
      <text:p text:style-name="P4">
That is, noticed <text:a xlink:type="simple" xlink:href="https://www.ukrinform.ua/tag-zelenskij" text:style-name="Internet_20_link" text:visited-style-name="Visited_20_Internet_20_Link">
Zelensky</text:a>
, blocking one port in Ukraine creates extremely serious risks for different peoples, and for those whose relationships with which the Russian Federation is to speculate.</text:p>
      <text:p text:style-name="P4">
The President thanked everyone who helps Ukraine increase the safety space of the Sea and presses on the Russian Federation for the unblocking of food supply.</text:p>
      <text:p text:style-name="P4">
<text:span text:style-name="T4">
 Read also: </text:span>
 <text:a xlink:type="simple" xlink:href="https://www.ukrinform.ua/rubric-economy/3713318-rosia-znovu-vdaetsa-do-avnih-porusen-zernovoi-ugodi-derzdep.html" text:style-name="Internet_20_link" text:visited-style-name="Visited_20_Internet_20_Link">
Russia again resorts to obvious violations of the "grain agreement" -state deputy</text:a>
He also informed that during his working trip to Odessa he held a meeting on the development of Ukrainian port infrastructure.</text:p>
      <text:p text:style-name="P4">
As reported by Ukrinform, Volodymyr Zelensky visited the Odessa region on May 31 on May 31.</text:p>
      <text:p text:style-name="P4">
News Source: <text:a xlink:type="simple" xlink:href="https://www.ukrinform.ua/rubric-economy/3716747-u-zablokovanomu-rf-portu-pivdennij-nakopiceni-pivtora-miljona-tonn-agroprodukcii-zelenskij.html" text:style-name="Internet_20_link" text:visited-style-name="Visited_20_Internet_20_Link">
https://www.ukrinform.ua/rubric-economy/3716747-u-zablokovanomu-rf-portu-pivdennij-nakopiceni-pivtora-miljona-tonn-agroprodukcii-zelenskij.html</text:a>
</text:p>
      <!--NEWS-->
      <text:h text:style-name="P10" text:outline-level="1">
<text:span text:style-name="T4">
The President of Croatia called the slogan "Glory to Ukraine" chauvinist, in OP responded</text:span>
</text:h>
      <text:p text:style-name="P4">
Authors: Ukrinform (Person)</text:p>
      <text:p text:style-name="P4">
Publisher: Укринформ (Organization)</text:p>
      <text:p text:style-name="P4">
Published Time: 2023-05-31T23:33:00+03:00</text:p>
      <text:p text:style-name="P4">
Modified Time: 2023-05-31T23:33:00+03:00</text:p>
      <text:p text:style-name="P4">
Description: Croatia President Zoran Milanovich said that the slogan "Glory to Ukraine" has the same origin as the exclamation of Croatian Ustash - an extreme right group that operated in the country during the Second World War. - Ukrinform.</text:p>
      <text:p text:style-name="P4">
Images: ['<text:a xlink:type="simple" xlink:href="https://static.ukrinform.com/photos/2020_02/thumb_files/630_360_1582031654-203.jpg" text:style-name="Internet_20_link" text:visited-style-name="Visited_20_Internet_20_Link">
630_360_15820...</text:a>
']</text:p>
      <text:p text:style-name="P4">
Tags: ['Хорватія', 'Президент', 'Україна', 'Подоляк']</text:p>
      <text:p text:style-name="P4">
Type: Article</text:p>
      <!--METADATA-->
      <text:p text:style-name="P4">
<draw:frame draw:style-name="fr1" draw:name="Image212" text:anchor-type="as-char" svg:width="6.9236in" svg:height="3.956343in" draw:z-index="0">
<draw:image xlink:href="../Images/yкринформ/2023-05-31T23-33-00-03-00/630_360_1582031654-203.jpg" xlink:type="simple" xlink:show="embed" xlink:actuate="onLoad" draw:mime-type="image/jpeg"/>
</draw:frame>
Presidential Croatia Zoran Milanovich stated that the slogan "Glory to Ukraine" has such a nation as the exclamation of Croatian Ustash - an extreme right group that operated in the country during the Second World War.</text:p>
      <text:p text:style-name="P4">
About it reports Ukrinform with reference to <text:a xlink:type="simple" xlink:href="https://n1info.hr/vijesti/milanovic-imam-respiratorne-alergije/" text:style-name="Internet_20_link" text:visited-style-name="Visited_20_Internet_20_Link">
N1</text:a>
.</text:p>
      <text:p text:style-name="P4">
During the awards ceremony, Zagreba Milanovich commented on the use of the right -handed Ustashev's slogan "for the house ready", which is fired in Croatia.</text:p>
      <text:p text:style-name="P4">
"There is no difference between" For the House Ready "and" Glory to Ukraine ". These are the most renowned chauvinists of the Western <text:a xlink:type="simple" xlink:href="https://www.ukrinform.ua/tag-ukraina" text:style-name="Internet_20_link" text:visited-style-name="Visited_20_Internet_20_Link">
Ukraine</text:a>
who have cooperated with the Nazis and killed thousands of Jews, Poles ... I am badly heard in Croatia, "he said.</text:p>
      <text:p text:style-name="P4">
In turn, the Adinian of the Presidential Office of Ukraine Mikhail Podolyak <text:a xlink:type="simple" xlink:href="https://twitter.com/Podolyak_M/status/1663976964988780548" text:style-name="Internet_20_link" text:visited-style-name="Visited_20_Internet_20_Link">
advised</text:a>
Milanovich is not living the myths of Russian propaganda and added that today it "already has a senseless look."</text:p>
      <text:p text:style-name="P4">
At the same time, he said, it is not necessary to fear the "right story" that "makes it strong."</text:p>
      <text:p text:style-name="P4">
<text:span text:style-name="T4">
 Read also: </text:span>
 <text:a xlink:type="simple" xlink:href="https://www.ukrinform.ua/rubric-society/3685395-magicna-j-nezborima-sila-dvoh-sliv-slava-ukraini.html" text:style-name="Internet_20_link" text:visited-style-name="Visited_20_Internet_20_Link">
magical and unbridled power of two words - "<text:span text:style-name="T4">
 glory </text:span>
<text:span text:style-name="T4">
 Ukraine </text:span>
!" </text:a>
“It is not necessary to ask the bold people who are fighting in Ukraine for their freedom and their friends, if not ready to defend their own land: it's just shameful. And yes ... Heroes are glory!Always ... ”, - Podolyak wrote.</text:p>
      <text:p text:style-name="P4">
As it was reported, earlier Croatia President Zoran Milanovich stated that <text:a xlink:type="simple" xlink:href="https://www.ukrinform.ua/rubric-polytics/3662448-prezident-horvatii-vidznacivsa-zaavami-pro-ukrainu-v-dusi-propagandi-rf.html" text:style-name="Internet_20_link" text:visited-style-name="Visited_20_Internet_20_Link">
Krymnikov would not return under the control of Ukraine</text:a>
, as Russia will apply nuclear weapons if the war begins.</text:p>
      <text:p text:style-name="P4">
Then the spokesman of the Foreign Ministry of Ukraine <text:a xlink:type="simple" xlink:href="https://www.ukrinform.ua/rubric-polytics/3662585-u-mzs-nazvali-neprijnatnimi-slova-prezidenta-horvatii-sodo-krimu.html" text:style-name="Internet_20_link" text:visited-style-name="Visited_20_Internet_20_Link">
Oleg Nikolenko called such statements unacceptable</text:a>
and suggested that Milanovich could become the president of his country with such a rhetoric in the 1990s, when Croatia fought for the preservation of her statehood, the Avibers would agree to close their eyes to the occupation of part of their country.</text:p>
      <text:p text:style-name="P4">
_ Photo: Damir Sencar/Hina/Pool/Pixsell _</text:p>
      <text:p text:style-name="P4">
News Source: <text:a xlink:type="simple" xlink:href="https://www.ukrinform.ua/rubric-polytics/3716749-prezident-horvatii-nazvav-gaslo-slava-ukraini-sovinistskim-v-op-vidreaguvali.html" text:style-name="Internet_20_link" text:visited-style-name="Visited_20_Internet_20_Link">
https://www.ukrinform.ua/rubric-polytics/3716749-prezident-horvatii-nazvav-gaslo-slava-ukraini-sovinistskim-v-op-vidreaguvali.html</text:a>
</text:p>
      <!--NEWS-->
      <text:h text:style-name="P10" text:outline-level="1">
<text:span text:style-name="T4">
Zelensky thanked the United States for a new military assistance package</text:span>
</text:h>
      <text:p text:style-name="P4">
Authors: Ukrinform (Person)</text:p>
      <text:p text:style-name="P4">
Publisher: Укринформ (Organization)</text:p>
      <text:p text:style-name="P4">
Published Time: 2023-05-31T23:41:00+03:00</text:p>
      <text:p text:style-name="P4">
Modified Time: 2023-05-31T23:41:00+03:00</text:p>
      <text:p text:style-name="P4">
Description: President Volodymyr Zelenskyy thanked the United States of America for a new defense package for Ukraine. - Ukrinform.</text:p>
      <text:p text:style-name="P4">
Images: ['<text:a xlink:type="simple" xlink:href="https://static.ukrinform.com/photos/2023_05/thumb_files/630_360_1685386836-680.jpeg" text:style-name="Internet_20_link" text:visited-style-name="Visited_20_Internet_20_Link">
630_360_16853...</text:a>
']</text:p>
      <text:p text:style-name="P4">
Tags: ['США', 'допомога', 'Зеленський', 'Війна з Росією']</text:p>
      <text:p text:style-name="P4">
Type: Article</text:p>
      <!--METADATA-->
      <text:p text:style-name="P4">
<draw:frame draw:style-name="fr1" draw:name="Image213" text:anchor-type="as-char" svg:width="6.9236in" svg:height="3.956343in" draw:z-index="0">
<draw:image xlink:href="../Images/yкринформ/2023-05-31T23-41-00-03-00/630_360_1685386836-680.jpeg" xlink:type="simple" xlink:show="embed" xlink:actuate="onLoad" draw:mime-type="image/jpeg"/>
</draw:frame>
The Presidential Divine Zelensky thanked the United States of America for a new defense pack for Ukraine.</text:p>
      <text:p text:style-name="P4">
The head of state said this in the evening <text:a xlink:type="simple" xlink:href="https://t.me/V_Zelenskiy_official/6434" text:style-name="Internet_20_link" text:visited-style-name="Visited_20_Internet_20_Link">
video message</text:a>
, Ukrinform correspondent reports.</text:p>
      <text:p text:style-name="P4">
“I thank the United States of America, personally to the President <text:a xlink:type="simple" xlink:href="https://www.ukrinform.ua/tag-bajden" text:style-name="Internet_20_link" text:visited-style-name="Visited_20_Internet_20_Link">
Biden</text:a>
, both parties of Congress and every American - everyone who values freedom - for a new defensive package for our military, ”he said.</text:p>
      <text:p text:style-name="P4">
Zelensky stressed that missiles for Patriot, Himars, artillery and other weapons are needed for Ukraine's defense.</text:p>
      <text:p text:style-name="P4">
<text:span text:style-name="T4">
 Read also: </text:span>
 <text:a xlink:type="simple" xlink:href="https://www.ukrinform.ua/rubric-ato/3716279-ssa-gotuut-paket-oboronnoi-dopomogi-ukraini-na-300-miljoniv-zmi.html" text:style-name="Internet_20_link" text:visited-style-name="Visited_20_Internet_20_Link">
<text:span text:style-name="T4">
 USA </text:span>
 <text:span text:style-name="T4">
 </text:span>
 prepared <text:span text:style-name="T4">
 </text:span>
 Package <text:span text:style-name="T4">
 </text:span>
 defense <text:span text:style-name="T4">
 </text:span>
 assistance <text:span text:style-name="T4">
<text:span text:style-name="T5">
 Ukraine </text:span>
* for $ </text:span>
 300 <text:span text:style-name="T4">
 </text:span>
 <text:span text:style-name="T4">
 millions </text:span>
 - <text:span text:style-name="T4">
 media </text:span>
</text:a>
<text:span text:style-name="T5">
Video: Presidential Office</text:span>
</text:p>
      <text:p text:style-name="P4">
As reported <text:a xlink:type="simple" xlink:href="https://www.ukrinform.ua/rubric-ato/3716714-bilij-dim-oficijno-anonsuvav-novij-paket-vijskovoi-dopomogi-ukraini.html" text:style-name="Internet_20_link" text:visited-style-name="Visited_20_Internet_20_Link">
Ukrinform</text:a>
, White House announced the allocation of new packaging support to Ukraine on May 31.</text:p>
      <text:p text:style-name="P4">
The Pentagon's official message states that a new military aid package from the United States <text:a xlink:type="simple" xlink:href="https://www.ukrinform.ua/rubric-ato/3716730-pentagon-rozkriv-vmist-novogo-oboronnogo-paketa-dla-ukraini.html" text:style-name="Internet_20_link" text:visited-style-name="Visited_20_Internet_20_Link">
includes at least</text:a>
One and a half dozen names of weapons of and deposits that will be immediately sent to Ukraine.</text:p>
      <text:p text:style-name="P4">
News Source: <text:a xlink:type="simple" xlink:href="https://www.ukrinform.ua/rubric-ato/3716750-zelenskij-podakuvav-spolucenim-statam-za-novij-paket-vijskovoi-dopomogi.html" text:style-name="Internet_20_link" text:visited-style-name="Visited_20_Internet_20_Link">
https://www.ukrinform.ua/rubric-ato/3716750-zelenskij-podakuvav-spolucenim-statam-za-novij-paket-vijskovoi-dopomogi.html</text:a>
</text:p>
      <!--NEWS-->
      <text:h text:style-name="P10" text:outline-level="1">
<text:span text:style-name="T4">
US focused on the implementation of the Ukrainian peace formula - White House</text:span>
</text:h>
      <text:p text:style-name="P4">
Authors: Ukrinform (Person)</text:p>
      <text:p text:style-name="P4">
Publisher: Укринформ (Organization)</text:p>
      <text:p text:style-name="P4">
Published Time: 2023-05-31T23:50:00+03:00</text:p>
      <text:p text:style-name="P4">
Modified Time: 2023-05-31T23:50:00+03:00</text:p>
      <text:p text:style-name="P4">
Description: The US Administration is in constant contact with the Ukrainian side to promote and implement a plan of 10 points proposed by President Vladimir Zelensky to establish a sustainable and just peace in Ukraine. - Ukrinform.</text:p>
      <text:p text:style-name="P4">
Images: ['<text:a xlink:type="simple" xlink:href="https://static.ukrinform.com/photos/2023_04/thumb_files/630_360_1682353687-875.jpg" text:style-name="Internet_20_link" text:visited-style-name="Visited_20_Internet_20_Link">
630_360_16823...</text:a>
']</text:p>
      <text:p text:style-name="P4">
Tags: ['Саміт', 'США', 'Україна', 'Білий дім', 'Формула миру']</text:p>
      <text:p text:style-name="P4">
Type: Article</text:p>
      <!--METADATA-->
      <text:p text:style-name="P4">
<draw:frame draw:style-name="fr1" draw:name="Image214" text:anchor-type="as-char" svg:width="6.9236in" svg:height="3.956343in" draw:z-index="0">
<draw:image xlink:href="../Images/yкринформ/2023-05-31T23-50-00-03-00/630_360_1682353687-875.jpg" xlink:type="simple" xlink:show="embed" xlink:actuate="onLoad" draw:mime-type="image/jpeg"/>
</draw:frame>
The US Administration is in constant contact with the Ukrainian side to mark and implement a plan of 10 points proposed by the President of Zelensky, to establish a sustainable and just peace in Ukraine.</text:p>
      <text:p text:style-name="P4">
This was stated during a briefing in Washington Coordinator of the Bigolot National Security Council John Kirby, Ukrinform correspondent reports.</text:p>
      <text:p text:style-name="P4">
"We are focused on working with our Ukrainian colleagues on the implementation of their proposal with 10 points to establish a just peace, and we will say what it will lead to," the White House spokesman said in the answer to the question of whether the United States is going to join the Ukrainian Peace Summit.</text:p>
      <text:p text:style-name="P4">
He specified that the United States was trying to help the Ukrainian side, abyomal proposals - no matter who puts them off - provided a reliable sustainable peace. "And this should be supported by President Zelensky," the US administration spokesman added.</text:p>
      <text:p text:style-name="P4">
<text:span text:style-name="T4">
 Read also: </text:span>
 <text:a xlink:type="simple" xlink:href="https://www.ukrinform.ua/rubric-ato/3716466-pripinenna-vognu-v-ukraini-bez-vivedenna-vijsk-rf-ne-moze-prinesti-mir-ursula-fon-der-laen.html" text:style-name="Internet_20_link" text:visited-style-name="Visited_20_Internet_20_Link">
<text:span text:style-name="T4">
 Ursula </text:span>
 <text:span text:style-name="T4">
 Fon </text:span>
 <text:span text:style-name="T4">
 </text:span>
 Der <text:span text:style-name="T4">
 </text:span>
 Lyen <text:span text:style-name="T4">
 </text:span>
 <text:span text:style-name="T4">
 Named </text:span>
 <text:span text:style-name="T4">
 </text:span>
 two <text:span text:style-name="T4">
<text:span text:style-name="T5">
* paths </text:span>
* </text:span>
 <text:span text:style-name="T4">
 </text:span>
 <text:span text:style-name="T4">
 </text:span>
 Achievement <text:span text:style-name="T4">
 </text:span>
 stable <text:span text:style-name="T4">
 </text:span>
 peace <text:span text:style-name="T4">
 in </text:span>
 Ukraine **</text:a>
Kirby also recalled that Russia and Putin personally demonstrated any real desire to establish a just peace in Ukraine.</text:p>
      <text:p text:style-name="P4">
As reported, Ukraine, together with Western allies, plans to hold a Ukrainian Summit of Peace, which must pass before the Vilnius Summit <text:a xlink:type="simple" xlink:href="https://www.ukrinform.ua/tag-nato" text:style-name="Internet_20_link" text:visited-style-name="Visited_20_Internet_20_Link">
NATO</text:a>
. According to preliminary information, Emmanuel Macron presidential presidential proposed to hold such a meeting in Paris. Currently, the possibility of inviting the summit of Russia is being considered, but it is planned, including those countries that have already expressed peaceful proposals of the lounge, supported the position of Russia or remained in the position of neutrality.</text:p>
      <text:p text:style-name="P4">
News Source: <text:a xlink:type="simple" xlink:href="https://www.ukrinform.ua/rubric-polytics/3716751-ssa-zoseredzeni-na-realizacii-ukrainskoi-formuli-miru-bilij-dim.html" text:style-name="Internet_20_link" text:visited-style-name="Visited_20_Internet_20_Link">
https://www.ukrinform.ua/rubric-polytics/3716751-ssa-zoseredzeni-na-realizacii-ukrainskoi-formuli-miru-bilij-dim.html</text:a>
</text:p>
      <!--NEWS-->
      <text:h text:style-name="P10" text:outline-level="1">
<text:span text:style-name="T4">
Our paratroopers learn to win</text:span>
</text:h>
      <text:p text:style-name="P4">
Author: ['АРМІЯINFORM']</text:p>
      <text:p text:style-name="P4">
Time: 2023-05-31T35:00:00-04:00</text:p>
      <text:p text:style-name="P4">
Description: The General Staff of the ZS Ukrainian, publishing the photo of the hoghing "Marunovikh Beretv". Budni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47414700_202011796102268_3778712221459190735_n1111-2.jpg" text:style-name="Internet_20_link" text:visited-style-name="Visited_20_Internet_20_Link">
347414700_202011796102268_3778712221459190735_n1111-2.jpg</text:a>
', '<text:a xlink:type="simple" xlink:href="https://armyinform.com.ua/wp-content/uploads/2023/05/347257777_558536336464306_8440842215017330238_n-2-150x150.jpg" text:style-name="Internet_20_link" text:visited-style-name="Visited_20_Internet_20_Link">
347257777_558536336464306_8440842215017330238_n-2-150x150.jpg</text:a>
', '<text:a xlink:type="simple" xlink:href="https://armyinform.com.ua/wp-content/uploads/2023/05/347260637_1405975436627348_5162577433351783347_n-2-150x150.jpg" text:style-name="Internet_20_link" text:visited-style-name="Visited_20_Internet_20_Link">
347260637_1405975436627348_5162577433351783347_n-2-150x150.jpg</text:a>
', '<text:a xlink:type="simple" xlink:href="https://armyinform.com.ua/wp-content/uploads/2023/05/347265889_1186934192019133_2319446696059550019_n-3-150x150.jpg" text:style-name="Internet_20_link" text:visited-style-name="Visited_20_Internet_20_Link">
347265889_1186934192019133_2319446696059550019_n-3-150x150.jpg</text:a>
', '<text:a xlink:type="simple" xlink:href="https://armyinform.com.ua/wp-content/uploads/2023/05/347428493_1432568087499940_9083553757080190440_n-1-150x150.jpg" text:style-name="Internet_20_link" text:visited-style-name="Visited_20_Internet_20_Link">
347428493_1432568087499940_9083553757080190440_n-1-150x150.jpg</text:a>
', '<text:a xlink:type="simple" xlink:href="https://armyinform.com.ua/wp-content/uploads/2023/05/347550920_158062447114003_6238660827712342632_n-150x150.jpg" text:style-name="Internet_20_link" text:visited-style-name="Visited_20_Internet_20_Link">
347550920_158062447114003_6238660827712342632_n-150x150.jpg</text:a>
']</text:p>
      <text:p text:style-name="P4">
Tags: ['STOPRUSSIA', 'ГШ ЗСУ', 'ДШВ ЗС УКРАЇНИ']</text:p>
      <text:p text:style-name="P4">
Category: News</text:p>
      <!--METADATA-->
      <text:p text:style-name="P4">
<draw:frame draw:style-name="fr1" draw:name="Image215" text:anchor-type="as-char" svg:width="6.9236in" svg:height="3.894525in" draw:z-index="0">
<draw:image xlink:href="../Images/AРМІЯINFORM/2023-05-31T35-00-00-04-00/347414700_202011796102268_3778712221459190735_n1111-2.jpg" xlink:type="simple" xlink:show="embed" xlink:actuate="onLoad" draw:mime-type="image/jpeg"/>
</draw:frame>
The General Staff of the Armed Forces of Ukraine <text:a xlink:type="simple" xlink:href="https://www.facebook.com/GeneralStaff.ua/posts/pfbid02rXVdxcVTpiAtJCFmUAAtdb4XHciJ9bbNCXfUyTUsX5tddeJoe81GZSUUQeUoeeCCl" text:style-name="Internet_20_link" text:visited-style-name="Visited_20_Internet_20_Link">
published</text:a>
Photo from the exercises of "Marun Berets".</text:p>
      <text:p text:style-name="P4">
Western paratroopers consist of constant training, field exits, training shooting, march-casting, tactical preparation, elaboration of assault. The landfills are honed by the skill of each serviceman and the right of actions within the unit.</text:p>
      <text:p text:style-name="P4">
<text:a xlink:type="simple" xlink:href="https://armyinform.com.ua/wp-content/uploads/2023/05/347257777_558536336464306_8440842215017330238_n-2.jpg" text:style-name="Internet_20_link" text:visited-style-name="Visited_20_Internet_20_Link">
!(Images/AРМІЯINFORM/2023-05-31T35-00-00-04-00/347257777_558536336464306_8440842215017330238_n-2-150x150.jpg)</text:a>
</text:p>
      <text:p text:style-name="P4">
<text:a xlink:type="simple" xlink:href="https://armyinform.com.ua/wp-content/uploads/2023/05/347260637_1405975436627348_5162577433351783347_n-2.jpg" text:style-name="Internet_20_link" text:visited-style-name="Visited_20_Internet_20_Link">
<draw:frame draw:style-name="fr1" draw:name="Image216" text:anchor-type="as-char" svg:width="6.9236in" svg:height="6.9236in" draw:z-index="0">
<draw:image xlink:href="../Images/AРМІЯINFORM/2023-05-31T35-00-00-04-00/347260637_1405975436627348_5162577433351783347_n-2-150x150.jpg" xlink:type="simple" xlink:show="embed" xlink:actuate="onLoad" draw:mime-type="image/jpeg"/>
</draw:frame>
</text:a>
</text:p>
      <text:p text:style-name="P4">
<text:a xlink:type="simple" xlink:href="https://armyinform.com.ua/wp-content/uploads/2023/05/347265889_1186934192019133_2319446696059550019_n-3.jpg" text:style-name="Internet_20_link" text:visited-style-name="Visited_20_Internet_20_Link">
<draw:frame draw:style-name="fr1" draw:name="Image217" text:anchor-type="as-char" svg:width="6.9236in" svg:height="6.9236in" draw:z-index="0">
<draw:image xlink:href="../Images/AРМІЯINFORM/2023-05-31T35-00-00-04-00/347265889_1186934192019133_2319446696059550019_n-3-150x150.jpg" xlink:type="simple" xlink:show="embed" xlink:actuate="onLoad" draw:mime-type="image/jpeg"/>
</draw:frame>
</text:a>
</text:p>
      <text:p text:style-name="P4">
<text:a xlink:type="simple" xlink:href="https://armyinform.com.ua/wp-content/uploads/2023/05/347428493_1432568087499940_9083553757080190440_n-1.jpg" text:style-name="Internet_20_link" text:visited-style-name="Visited_20_Internet_20_Link">
<draw:frame draw:style-name="fr1" draw:name="Image218" text:anchor-type="as-char" svg:width="6.9236in" svg:height="6.9236in" draw:z-index="0">
<draw:image xlink:href="../Images/AРМІЯINFORM/2023-05-31T35-00-00-04-00/347428493_1432568087499940_9083553757080190440_n-1-150x150.jpg" xlink:type="simple" xlink:show="embed" xlink:actuate="onLoad" draw:mime-type="image/jpeg"/>
</draw:frame>
</text:a>
</text:p>
      <text:p text:style-name="P4">
<text:a xlink:type="simple" xlink:href="https://armyinform.com.ua/wp-content/uploads/2023/05/347550920_158062447114003_6238660827712342632_n.jpg" text:style-name="Internet_20_link" text:visited-style-name="Visited_20_Internet_20_Link">
<draw:frame draw:style-name="fr1" draw:name="Image219" text:anchor-type="as-char" svg:width="6.9236in" svg:height="6.9236in" draw:z-index="0">
<draw:image xlink:href="../Images/AРМІЯINFORM/2023-05-31T35-00-00-04-00/347550920_158062447114003_6238660827712342632_n-150x150.jpg" xlink:type="simple" xlink:show="embed" xlink:actuate="onLoad" draw:mime-type="image/jpeg"/>
</draw:frame>
</text:a>
So everyone feels the elbow and shoulder of the brother. So the paratroopers learn to go over!</text:p>
      <text:p text:style-name="P4">
News Source: <text:a xlink:type="simple" xlink:href="https://armyinform.com.ua/2023/05/31/nashi-desantnyky-vchatsya-peremagaty/" text:style-name="Internet_20_link" text:visited-style-name="Visited_20_Internet_20_Link">
https://armyinform.com.ua/2023/05/31/nashi-desantnyky-vchatsya-peremagaty/</text:a>
</text:p>
      <!--NEWS-->
      <text:h text:style-name="P10" text:outline-level="1">
<text:span text:style-name="T4">
The SBU calls on street webcam owners to turn off online broadcast</text:span>
</text:h>
      <text:p text:style-name="P4">
Author: ['АРМІЯINFORM']</text:p>
      <text:p text:style-name="P4">
Time: 2023-05-31T36:00:00-04:00</text:p>
      <text:p text:style-name="P4">
Description: Service of the non-lappers of the plug-in-wool woolkani webcam is shared online translates of the sam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original.png" text:style-name="Internet_20_link" text:visited-style-name="Visited_20_Internet_20_Link">
original.png</text:a>
']</text:p>
      <text:p text:style-name="P4">
Tags: ['STOPRUSSIA', 'СБУ']</text:p>
      <text:p text:style-name="P4">
Category: News</text:p>
      <!--METADATA-->
      <text:p text:style-name="P4">
<draw:frame draw:style-name="fr1" draw:name="Image220" text:anchor-type="as-char" svg:width="6.9236in" svg:height="4.563806in" draw:z-index="0">
<draw:image xlink:href="../Images/AРМІЯINFORM/2023-05-31T36-00-00-04-00/original.png" xlink:type="simple" xlink:show="embed" xlink:actuate="onLoad" draw:mime-type="image/png"/>
</draw:frame>
The Security Service calls on street webcam owners to stop online broadcasting from their devices, and citizens-to report on the detected streams of such cameras on the official chatbot of the SBU: <text:a xlink:type="simple" xlink:href="https://armyinform.com.ua/reformator/t.me/stop_russian_war_bot" text:style-name="Internet_20_link" text:visited-style-name="Visited_20_Internet_20_Link">
t.me/top_russian_war_bot</text:a>
.</text:p>
      <text:p text:style-name="P4">
Насамперед це стосується автоматичної відеофіксації обстановки довколажитлових і соціальних споруд, дорожньо-транспортних, промислових іторговельних об’єктів.</text:p>
      <text:p text:style-name="P4">
рф використовує вразливість сучасних вебкамер, щоб здійснювати ракетніобстріли по Україні та коригувати їх у режимі реального часу,<text:a xlink:type="simple" xlink:href="https://ssu.gov.ua/novyny/sbu-zaklykaie-vlasnykiv-vulychnykh-vebkamer-vymknuty-onlaintransliatsiiu-shchob-ne-dopomahaty-rf-navodyty-rakety-na-ukrainu" text:style-name="Internet_20_link" text:visited-style-name="Visited_20_Internet_20_Link">
йдеться</text:a>
On the official site of the SBU.</text:p>
      <text:p text:style-name="P4">
Information from cameras can be obtained from online broadcasting through a streaming-naval platform or through a hacker "fracture".</text:p>
      <text:p text:style-name="P4">
The SBU also emphasizes that it is forbidden to shoot and publish photographs on the activity of defense forces and the consequences of hostile shelling. The extension of such records is a crime that provides punishment for up to 12 years.</text:p>
      <text:p text:style-name="P4">
Today, when all of Ukraine successfully opposes the undercover and treacherous enemy, it is extremely important not to give the invaders even the slightest opportunity to adjust the shelling.</text:p>
      <text:p text:style-name="P4">
So, we ask to be vigilant and follow security recommendations!</text:p>
      <text:p text:style-name="P4">
News Source: <text:a xlink:type="simple" xlink:href="https://armyinform.com.ua/2023/05/31/sbu-zaklykaye-vlasnykiv-vulychnyh-vebkamer-vymknuty-onlajn-translyacziyu-shhob-ne-dopomagaty-rf-navodyty-rakety-na-ukrayinu/" text:style-name="Internet_20_link" text:visited-style-name="Visited_20_Internet_20_Link">
https://armyinform.com.ua/2023/05/31/sbu-zaklykaye-vlasnykiv-vulychnyh-vebkamer-vymknuty-onlajn-translyacziyu-shhob-ne-dopomagaty-rf-navodyty-rakety-na-ukrayinu/</text:a>
</text:p>
      <!--NEWS-->
      <text:h text:style-name="P10" text:outline-level="1">
<text:span text:style-name="T4">
The occupier tells about his Zhpoly, who is profitable on the soldiers of the Russian Federation - GUR</text:span>
</text:h>
      <text:p text:style-name="P4">
Author: ['АРМІЯINFORM']</text:p>
      <text:p text:style-name="P4">
Time: 2023-05-31T37:00:00-04:00</text:p>
      <text:p text:style-name="P4">
Description: VIISKOVOVOVOVEV RF ROZPOVIDEN about their newspaper, Yakii to profit from soldier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ІЙНА', 'ВТОРГНЕННЯ РФ', 'ГУР', 'ГУР МО УКРАЇНИ']</text:p>
      <text:p text:style-name="P4">
Category: News</text:p>
      <!--METADATA-->
      <text:p text:style-name="P4">
The Russian serviceman tells about his Zaporogith, who is profitable. In a telephone conversation, the occupier tells about his intention - shotwriting in battle at the first opportunity.</text:p>
      <text:p text:style-name="P4">
"The masculine n… .Se, I ego in the first battle ...", - says the occupier.</text:p>
      <text:p text:style-name="P4">
Source: <text:a xlink:type="simple" xlink:href="https://gur.gov.ua/content/zlostnyi-p-s-voobshche-ia-eho-v-pervom-boiu-rasstreliaiu.html" text:style-name="Internet_20_link" text:visited-style-name="Visited_20_Internet_20_Link">
GUR MOU</text:a>
</text:p>
      <text:p text:style-name="P4">
News Source: <text:a xlink:type="simple" xlink:href="https://armyinform.com.ua/2023/05/31/okupant-rozpovidaye-pro-svogo-zampolita-yakyj-nazhyvayetsya-na-soldatah-rf-gur/" text:style-name="Internet_20_link" text:visited-style-name="Visited_20_Internet_20_Link">
https://armyinform.com.ua/2023/05/31/okupant-rozpovidaye-pro-svogo-zampolita-yakyj-nazhyvayetsya-na-soldatah-rf-gur/</text:a>
</text:p>
      <!--NEWS-->
      <text:h text:style-name="P10" text:outline-level="1">
<text:span text:style-name="T4">
SCO operators arranged a successful ambush on the occupiers</text:span>
</text:h>
      <text:p text:style-name="P4">
Author: ['АРМІЯINFORM']</text:p>
      <text:p text:style-name="P4">
Time: 2023-05-31T38:00:00-04:00</text:p>
      <text:p text:style-name="P4">
Description: Вдалу засідку на російських військових влаштували оператори ССО Україн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30-2.png" text:style-name="Internet_20_link" text:visited-style-name="Visited_20_Internet_20_Link">
2023-05-30-2.png</text:a>
']</text:p>
      <text:p text:style-name="P4">
Tags: ['STOPRUSSIA', 'АГРЕСІЯ РФ', 'ВІЙНА', 'ВТОРГНЕННЯ РФ', 'ССО']</text:p>
      <text:p text:style-name="P4">
Category: News</text:p>
      <!--METADATA-->
      <text:p text:style-name="P4">
<draw:frame draw:style-name="fr1" draw:name="Image221" text:anchor-type="as-char" svg:width="6.9236in" svg:height="4.286862in" draw:z-index="0">
<draw:image xlink:href="../Images/AРМІЯINFORM/2023-05-31T38-00-00-04-00/2023-05-30-2.png" xlink:type="simple" xlink:show="embed" xlink:actuate="onLoad" draw:mime-type="image/png"/>
</draw:frame>
A successful ambush on the Russian military was arranged by the SCO operators of Ukraine in the southern area.</text:p>
      <text:p text:style-name="P4">
About it <text:a xlink:type="simple" xlink:href="https://www.facebook.com/usofcom/videos/2103356233335558" text:style-name="Internet_20_link" text:visited-style-name="Visited_20_Internet_20_Link">
reports</text:a>
Command of Special Operations forces of the Armed Forces of Ukraine.</text:p>
      <text:p text:style-name="P4">
“During the reconnaissance task, the soldiers of the forces of special operations were heard how a boat moves directly along the river. It turned out to be a bulroup of the Russian military. For the SCO soldiers, they were like a palm.</text:p>
      <text:p text:style-name="P4">
The operators of the combat group immediately opened fire on the enemy and immediately destroy the commander and the boat, which led the boat - this further confirmed the obtained. More details - in the story of the warrior of the Maritime Center of the SCO of Ukraine, who participated in the ambush, ”the message reads.</text:p>
      <text:p text:style-name="P4">
The operators of the combat group immediately opened fire on the enemy and immediately destroy the commander and the boat, which led the boat - this further confirmed the obtained. More details - in the story of the warrior of the Maritime Center of the SCO of Ukraine, who participated in the ambush, ”the message reads.</text:p>
      <text:p text:style-name="P4">
News Source: <text:a xlink:type="simple" xlink:href="https://armyinform.com.ua/2023/05/31/operatory-sso-vlashtuvaly-vdalu-zasidku-na-okupantiv/" text:style-name="Internet_20_link" text:visited-style-name="Visited_20_Internet_20_Link">
https://armyinform.com.ua/2023/05/31/operatory-sso-vlashtuvaly-vdalu-zasidku-na-okupantiv/</text:a>
</text:p>
      <!--NEWS-->
      <text:h text:style-name="P10" text:outline-level="1">
<text:span text:style-name="T4">
The Strongman Federation of Ukraine and the command of the Armed Forces of the Armed Forces of Ukraine entered into a memorandum of cooperation</text:span>
</text:h>
      <text:p text:style-name="P4">
Author: ['АРМІЯINFORM']</text:p>
      <text:p text:style-name="P4">
Time: 2023-05-31T39:00:00-04:00</text:p>
      <text:p text:style-name="P4">
Description: About the work on the Storinzi command of the dry VIISK ZS Ukrainian. “Timchasovy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350474996_798176362009451_7757079938832377622_n.jpg" text:style-name="Internet_20_link" text:visited-style-name="Visited_20_Internet_20_Link">
350474996_798176362009451_7757079938832377622_n.jpg</text:a>
']</text:p>
      <text:p text:style-name="P4">
Tags: ['STOPRUSSIA', 'АГРЕСІЯ РФ', 'ВІЙНА', 'ВТОРГНЕННЯ РФ']</text:p>
      <text:p text:style-name="P4">
Category: News</text:p>
      <!--METADATA-->
      <text:p text:style-name="P4">
<draw:frame draw:style-name="fr1" draw:name="Image222" text:anchor-type="as-char" svg:width="6.9236in" svg:height="4.615733in" draw:z-index="0">
<draw:image xlink:href="../Images/AРМІЯINFORM/2023-05-31T39-00-00-04-00/350474996_798176362009451_7757079938832377622_n.jpg" xlink:type="simple" xlink:show="embed" xlink:actuate="onLoad" draw:mime-type="image/jpeg"/>
</draw:frame>
About this <text:a xlink:type="simple" xlink:href="https://www.facebook.com/UALandForces/posts/pfbid0gABeGiBRpELhEv6fDADCuVPJQURRaWFASRfvCPNBVqe9G8r64mmP6iH9kFdu3aPvl" text:style-name="Internet_20_link" text:visited-style-name="Visited_20_Internet_20_Link">
it is referred</text:a>
on the page of the Command of the Land Forces of the Armed Forces of Ukraine.</text:p>
      <text:p text:style-name="P4">
“Temporary Acting Commander of the Land Forces of the Armed Forces of Ukraine General-Major Igor Palagnyuk and President of the Strongman Federation of Ukraine Sergiykonyushok have entered into a joint memorandum on cooperation in the field of physical rehabilitation</text:p>
      <text:p text:style-name="P4">
The main purpose of this cooperation is to create a system of sports and rehabilitation measures, which should improve both the physical and the moral state of Ukrainian defense defects and veterans. Restoration of physical health and the return of a rise to life is one of the components of future cooperation between Strongmen of Tukraine Defenders.</text:p>
      <text:p text:style-name="P4">
News Source: <text:a xlink:type="simple" xlink:href="https://armyinform.com.ua/2023/05/31/federacziya-strongmenu-ukrayiny-ta-komanduvannya-suhoputnyh-vijsk-zsu-uklaly-memorandum-pro-spivpraczyu/" text:style-name="Internet_20_link" text:visited-style-name="Visited_20_Internet_20_Link">
https://armyinform.com.ua/2023/05/31/federacziya-strongmenu-ukrayiny-ta-komanduvannya-suhoputnyh-vijsk-zsu-uklaly-memorandum-pro-spivpraczyu/</text:a>
</text:p>
      <!--NEWS-->
      <text:h text:style-name="P10" text:outline-level="1">
<text:span text:style-name="T4">
He created a pro -Russian site, which called on the Russian Federation to strike rocket strikes in the territory of Ukraine - convicted of a resident of Kharkiv region</text:span>
</text:h>
      <text:p text:style-name="P4">
Author: ['АРМІЯINFORM']</text:p>
      <text:p text:style-name="P4">
Time: 2023-05-31T40:00:00-04:00</text:p>
      <text:p text:style-name="P4">
Description: For the Piditrimanni of the Publnoye accusations by the prosecutors of the Kharkivskiyu prosecutors ... the war with Ukraine 2022, the war with Ukraine is the latest news today, the news war with Ukraine 2022 The last ones for today, will there be a war between Ukraine and Russia and when the war with Ukraine will be either in 2022 or there will be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5/img-0108.jpg" text:style-name="Internet_20_link" text:visited-style-name="Visited_20_Internet_20_Link">
img-0108.jpg</text:a>
']</text:p>
      <text:p text:style-name="P4">
Tags: ['STOPRUSSIA', 'КОЛОБОРАНТ', 'ОФІС ГЕНЕРАЛЬНОГО ПРОКУРОРА УКРАЇНИ']</text:p>
      <text:p text:style-name="P4">
Category: News</text:p>
      <!--METADATA-->
      <text:p text:style-name="P4">
<draw:frame draw:style-name="fr1" draw:name="Image223" text:anchor-type="as-char" svg:width="6.9236in" svg:height="5.169621in" draw:z-index="0">
<draw:image xlink:href="../Images/AРМІЯINFORM/2023-05-31T40-00-00-04-00/img-0108.jpg" xlink:type="simple" xlink:show="embed" xlink:actuate="onLoad" draw:mime-type="image/jpeg"/>
</draw:frame>
For maintaining public prosecution, the prosecutors of the Kharkiv Regional Prosecutor's Office were found guilty of an encroachment on the territorial integrity(Part 2 of Art. 110 of the Criminal Code of Ukraine, Part 2 of Art. 436-2 of the Criminal Code).</text:p>
      <text:p text:style-name="P4">
Йому призначено покарання у виді 5 років позбавлення волі,<text:a xlink:type="simple" xlink:href="https://www.gp.gov.ua/ua/posts/stvoriv-prorosiiskii-sait-na-yakomu-zaklikav-rf-zavdavati-raketnix-udariv-po-teritoriyi-ukrayini-zasudzeno-zitelya-xarkivshhini" text:style-name="Internet_20_link" text:visited-style-name="Visited_20_Internet_20_Link">
повідомляє</text:a>
Office of the Prosecutor General.</text:p>
      <text:p text:style-name="P4">
Prosecutors in court proved that in June 2022 a hospital security guard from Krasnograd for a monetary remuneration agreed to fulfill the order of the Russian representative for the creation of a propaganda website.</text:p>
      <text:p text:style-name="P4">
The Internet agitator spread materials on this site to support such a "special military operation" and anti-Ukrainian content aimed at inciting national hostility. The published articles were about the "feats of the Russian War", "The Hero of the Special Operation" and the setting "Front Novorossiya".</text:p>
      <text:p text:style-name="P4">
Common materials also contained an appeal to the military-aggressor state with calls for missile strokers of Ukraine, a statement on recognition of the legitimate activity of representatives of the occupation administration.</text:p>
      <text:p text:style-name="P4">
In early November, law enforcement officers detained the man in the order of Art. 208 of the CPU Ukraine.</text:p>
      <text:p text:style-name="P4">
The pre -trial investigation was carried out by the SBU management in Kharkiv region.</text:p>
      <text:p text:style-name="P4">
News Source: <text:a xlink:type="simple" xlink:href="https://armyinform.com.ua/2023/05/31/stvoryv-prorosijskyj-sajt-na-yakomu-zaklykav-rf-zavdavaty-raketnyh-udariv-po-terytoriyi-ukrayiny-zasudzheno-zhytelya-harkivshhyny/" text:style-name="Internet_20_link" text:visited-style-name="Visited_20_Internet_20_Link">
https://armyinform.com.ua/2023/05/31/stvoryv-prorosijskyj-sajt-na-yakomu-zaklykav-rf-zavdavaty-raketnyh-udariv-po-terytoriyi-ukrayiny-zasudzheno-zhytelya-harkivshhyny/</text:a>
</text:p>
      <!--NEWS-->
      <text:h text:style-name="P10" text:outline-level="1">
<text:span text:style-name="T4">
Payment of cash assistance to residents of liberated territories and evacuated is ongoing</text:span>
</text:h>
      <text:p text:style-name="P4">
Author: ['АРМІЯINFORM']</text:p>
      <text:p text:style-name="P4">
Time: 2023-05-31T41:00:00-04:00</text:p>
      <text:p text:style-name="P4">
Description: One iz in the Roboti Coordinating Headquarters of the Polen deoksovani Teritor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kpp80oj08ayvtfl55oe3dovwynpspra-1.jpg" text:style-name="Internet_20_link" text:visited-style-name="Visited_20_Internet_20_Link">
bkpp80oj08ayvtfl55oe3dovwynpspra-1.jpg</text:a>
']</text:p>
      <text:p text:style-name="P4">
Tags: ['STOPRUSSIA', 'МІНРЕІНТЕГРАЦІЇ', 'СОЦІАЛЬНА ДОПОМОГА']</text:p>
      <text:p text:style-name="P4">
Category: News</text:p>
      <!--METADATA-->
      <text:p text:style-name="P4">
<draw:frame draw:style-name="fr1" draw:name="Image224" text:anchor-type="as-char" svg:width="6.9236in" svg:height="4.610488in" draw:z-index="0">
<draw:image xlink:href="../Images/AРМІЯINFORM/2023-05-31T41-00-00-04-00/bkpp80oj08ayvtfl55oe3dovwynpspra-1.jpg" xlink:type="simple" xlink:show="embed" xlink:actuate="onLoad" draw:mime-type="image/jpeg"/>
</draw:frame>
One of the directions of work of the coordination headquarters on the issues of de -industrial territories to provide financial support to residents of released settlements with Taevakuized from dangerous territories.</text:p>
      <text:p text:style-name="P4">
Thus, within the joint project of the Ministry of Reintegration, Ukrposhta and International Organizations to residents(ДОТ)Currently, the money has been provided with a total amount of more than UAH 432 million.</text:p>
      <text:p text:style-name="P4">
It is about assistance in the amount of 1200 hryvnias from the Red Cross Society, which is paid to citizens for DOT of Kharkiv, Kherson, Donetsk, Luhansk and Mykolaiv regions. And also - about 2200 hryvnias in cash for 3 months the residents of the liberated territories of Kharkiv, Kherson and Donetsk region from the International Organization for Migration.</text:p>
      <text:p text:style-name="P4">
In addition, as of May 29, monetary care was paid in the amount of more than 50 million hryvnias to people who were evacuated from the dangerous territories of Donetsk, Kherson and Zaporizhzhya regions with free evacuation wagons of distances or evacoavtobus.</text:p>
      <text:p text:style-name="P4">
At arrival stations, evacuated guarantees are guaranteed to receive financial assistance from the state mobile branches. Adults are paid for 2000 UAH, children and persons with disabilities - 3000 UAH.</text:p>
      <text:p text:style-name="P4">
Money to provide such payments to the regional directorates of Ukrposhtihkirakhtrazhkih.</text:p>
      <text:p text:style-name="P4">
Source: <text:a xlink:type="simple" xlink:href="https://minre.gov.ua/2023/05/30/tryvaye-vyplata-groshovoyi-dopomogy-meshkanczyam-zvilnenyh-terytorij-ta-evakujovanym/" text:style-name="Internet_20_link" text:visited-style-name="Visited_20_Internet_20_Link">
Minretintegrats</text:a>
her</text:p>
      <text:p text:style-name="P4">
News Source: <text:a xlink:type="simple" xlink:href="https://armyinform.com.ua/2023/05/31/tryvaye-vyplata-groshovoyi-dopomogy-meshkanczyam-zvilnenyh-terytorij-ta-evakujovanym/" text:style-name="Internet_20_link" text:visited-style-name="Visited_20_Internet_20_Link">
https://armyinform.com.ua/2023/05/31/tryvaye-vyplata-groshovoyi-dopomogy-meshkanczyam-zvilnenyh-terytorij-ta-evakujovanym/</text:a>
</text:p>
      <!--NEWS-->
      <text:h text:style-name="P10" text:outline-level="1">
<text:span text:style-name="T4">
The FSB agent who prepared an air attack on the Kropyvnytskyi electrical substation will be held 15 years behind bars</text:span>
</text:h>
      <text:p text:style-name="P4">
Author: ['АРМІЯINFORM']</text:p>
      <text:p text:style-name="P4">
Time: 2023-05-31T42:00:00-04:00</text:p>
      <text:p text:style-name="P4">
Description: This was reported by the Security Service of Ukraine.</text:p>
      <text:p text:style-name="P4">
Images: ['<text:a xlink:type="simple" xlink:href="https://armyinform.com.ua/wp-content/uploads/2023/05/349953488_1307152159886146_8908618963019844913_n.jpg" text:style-name="Internet_20_link" text:visited-style-name="Visited_20_Internet_20_Link">
349953488_1307152159886146_8908618963019844913_n.jpg</text:a>
']</text:p>
      <text:p text:style-name="P4">
Tags: ['STOPRUSSIA', 'АГРЕСІЯ РФ', 'ВІЙНА', 'ВТОРГНЕННЯ РФ', 'СБУ']</text:p>
      <text:p text:style-name="P4">
Category: News</text:p>
      <!--METADATA-->
      <text:p text:style-name="P4">
<draw:frame draw:style-name="fr1" draw:name="Image225" text:anchor-type="as-char" svg:width="6.9236in" svg:height="4.615733in" draw:z-index="0">
<draw:image xlink:href="../Images/AРМІЯINFORM/2023-05-31T42-00-00-04-00/349953488_1307152159886146_8908618963019844913_n.jpg" xlink:type="simple" xlink:show="embed" xlink:actuate="onLoad" draw:mime-type="image/jpeg"/>
</draw:frame>
About it <text:a xlink:type="simple" xlink:href="https://www.facebook.com/SecurSerUkraine/posts/pfbid02iJgadmKSZi1Ur5X7o1cRiMZstmjzuFkaauvns59aWjMDgS8THDgcF3Fd4TwDGQazl" text:style-name="Internet_20_link" text:visited-style-name="Visited_20_Internet_20_Link">
reports</text:a>
Security Service of Ukraine.</text:p>
      <text:p text:style-name="P4">
"For 15 years, the FSB agent who prepared an air attack by the electric substation of Kropyvnytsky will be conducted.</text:p>
      <text:p text:style-name="P4">
At the instructions of the Russian intelligence service, the agent had to install a GPS tracker near one transformer substation in the regional center.</text:p>
      <text:p text:style-name="P4">
According to the signals, the occupants wanted to adjust the missile strike of the Ukrainian energy object, ”the message reads.</text:p>
      <text:p text:style-name="P4">
It is noted that the SBU employees detained the attacker at the end of January 2023 during the installation of a "GPS-Power" on the city electrical substation.</text:p>
      <text:p text:style-name="P4">
According to the materials of the Ukrainian special service, the court appointed him 15 years in prison with confiscation of property.</text:p>
      <text:p text:style-name="P4">
According to investigators, the hostile associate was a local resident, who was recruited by the FSBDstyststent after the start of a full -scale invasion.</text:p>
      <text:p text:style-name="P4">
In the field of view of the Russian intelligence service, he got through his pro -Kremlin views, which he repeatedly published among others.</text:p>
      <text:p text:style-name="P4">
On the basis of the evidence collected, the court found the attacker guilty under Part 2 of Art. 111 Criminal Code of Ukraine(A state betrayal committed in a military -habitat).</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Кіровоградській області підпроцесуальним керівництвом обласної прокуратури.</text:p>
      <text:p text:style-name="P4">
News Source: <text:a xlink:type="simple" xlink:href="https://armyinform.com.ua/2023/05/31/15-rokiv-za-gratamy-provede-agent-fsb-yakyj-gotuvav-povitryanu-ataku-na-elektropidstancziyi-kropyvnyczkogo/" text:style-name="Internet_20_link" text:visited-style-name="Visited_20_Internet_20_Link">
https://armyinform.com.ua/2023/05/31/15-rokiv-za-gratamy-provede-agent-fsb-yakyj-gotuvav-povitryanu-ataku-na-elektropidstancziyi-kropyvnyczkogo/</text:a>
</text:p>
      <!--NEWS-->
      <text:h text:style-name="P10" text:outline-level="1">
<text:span text:style-name="T4">
Ukrainian aviation has made 11 beats in the racist concentration areas</text:span>
</text:h>
      <text:p text:style-name="P4">
Author: ['АРМІЯINFORM']</text:p>
      <text:p text:style-name="P4">
Time: 2023-05-31T43:00:00-04:00</text:p>
      <text:p text:style-name="P4">
Description: Avіaatsіya forces of defense for Past Dob took 11 strokes in the areas of Zserdzhe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u-25_vogon.jpg" text:style-name="Internet_20_link" text:visited-style-name="Visited_20_Internet_20_Link">
su-25_vogon.jpg</text:a>
']</text:p>
      <text:p text:style-name="P4">
Tags: ['STOPRUSSIA', 'АГРЕСІЯ РФ', 'ВІЙНА', 'ВТОРГНЕННЯ РФ', 'ГШ ЗСУ', 'ХРОНІКА ОБОРОНИ']</text:p>
      <text:p text:style-name="P4">
Category: News</text:p>
      <!--METADATA-->
      <text:p text:style-name="P4">
<draw:frame draw:style-name="fr1" draw:name="Image226" text:anchor-type="as-char" svg:width="6.9236in" svg:height="4.670393in" draw:z-index="0">
<draw:image xlink:href="../Images/AРМІЯINFORM/2023-05-31T43-00-00-04-00/su-25_vogon.jpg" xlink:type="simple" xlink:show="embed" xlink:actuate="onLoad" draw:mime-type="image/jpeg"/>
</draw:frame>
** 🔥I</text:p>
      <text:p text:style-name="P4">
The aviation of the Defense Forces for the last day has made 11 beats in the areas of concentration of the personal staff and military equipment of the enemy, as well as a blow to his and aircraft missile complex, <text:a xlink:type="simple" xlink:href="https://www.facebook.com/GeneralStaff.ua/posts/pfbid02uiiPm6t8Vs2MNWfw85K5HTeNyWoCbdpzhVtqVYid976UCQF3Sx6A47DS842uj33Pl" text:style-name="Internet_20_link" text:visited-style-name="Visited_20_Internet_20_Link">
reports</text:a>
The General Staff of the Armed Forces of Ukraine.</text:p>
      <text:p text:style-name="P4">
Over the past 24 hours, our defenders destroyed 32 shaped UAVs.</text:p>
      <text:p text:style-name="P4">
Units of missile troops and artillery were struck by 3 management points, an enemy's livelihood district, 4 artillery units on a fire service, anti-aircraft missile complex, 3 warehouses of fuel and lubricants Tasting of radio electronic struggle.</text:p>
      <text:p text:style-name="P4">
News Source: <text:a xlink:type="simple" xlink:href="https://armyinform.com.ua/2023/05/31/ukrayinska-aviacziya-zavdala-11-udariv-po-rajonah-zoseredzhennya-rashystiv/" text:style-name="Internet_20_link" text:visited-style-name="Visited_20_Internet_20_Link">
https://armyinform.com.ua/2023/05/31/ukrayinska-aviacziya-zavdala-11-udariv-po-rajonah-zoseredzhennya-rashystiv/</text:a>
</text:p>
      <!--NEWS-->
      <text:h text:style-name="P10" text:outline-level="1">
<text:span text:style-name="T4">
During the day our defenders repelled 22 hostile attacks</text:span>
</text:h>
      <text:p text:style-name="P4">
Author: ['АРМІЯINFORM']</text:p>
      <text:p text:style-name="P4">
Time: 2023-05-31T44:00:00-04:00</text:p>
      <text:p text:style-name="P4">
Description: The enemy is the sinking of Zoedzhuvati basic Zuill at the pursuing of a redundant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bojovi-diyi-2.jpg" text:style-name="Internet_20_link" text:visited-style-name="Visited_20_Internet_20_Link">
bojovi-diyi-2.jpg</text:a>
']</text:p>
      <text:p text:style-name="P4">
Tags: ['STOPRUSSIA', 'АГРЕСІЯ РФ', 'ВІЙНА', 'ВТОРГНЕННЯ РФ', 'ГШ ЗСУ']</text:p>
      <text:p text:style-name="P4">
Category: News</text:p>
      <!--METADATA-->
      <text:p text:style-name="P4">
<draw:frame draw:style-name="fr1" draw:name="Image227" text:anchor-type="as-char" svg:width="6.9236in" svg:height="3.894525in" draw:z-index="0">
<draw:image xlink:href="../Images/AРМІЯINFORM/2023-05-31T44-00-00-04-00/bojovi-diyi-2.jpg" xlink:type="simple" xlink:show="embed" xlink:actuate="onLoad" draw:mime-type="image/jpeg"/>
</draw:frame>
<text:span text:style-name="T4">
 🔥 Situation on Russian invasion </text:span>
</text:p>
      <text:p text:style-name="P4">
The enemy continues to concentrate the basic efforts on attempts from full occupation of the Luhansk and Donetsk regions. During the last day, the units of the Defense Forces have reflected 22 enemy attacks, <text:a xlink:type="simple" xlink:href="https://www.facebook.com/GeneralStaff.ua/posts/pfbid02uiiPm6t8Vs2MNWfw85K5HTeNyWoCbdpzhVtqVYid976UCQF3Sx6A47DS842uj33Pl" text:style-name="Internet_20_link" text:visited-style-name="Visited_20_Internet_20_Link">
reports</text:a>
The General Staff of the Armed Forces of Ukraine.</text:p>
      <text:p text:style-name="P4">
In total, during the past day, the enemy inflicted 64 aircraft and a 1st ramp, made 88 shelling of rocket launchers.</text:p>
      <text:p text:style-name="P4">
The likelihood of missile and aviation strikes throughout Ukraine is high.</text:p>
      <text:p text:style-name="P4">
News Source: <text:a xlink:type="simple" xlink:href="https://armyinform.com.ua/2023/05/31/protyagom-doby-nashi-zahysnyky-vidbyly-22-vorozhyh-ataky/" text:style-name="Internet_20_link" text:visited-style-name="Visited_20_Internet_20_Link">
https://armyinform.com.ua/2023/05/31/protyagom-doby-nashi-zahysnyky-vidbyly-22-vorozhyh-ataky/</text:a>
</text:p>
      <!--NEWS-->
      <text:h text:style-name="P10" text:outline-level="1">
<text:span text:style-name="T4">
The occupiers continue to plant Russian citizenship to the residents of Tot</text:span>
</text:h>
      <text:p text:style-name="P4">
Author: ['АРМІЯINFORM']</text:p>
      <text:p text:style-name="P4">
Time: 2023-05-31T45:00:00-04:00</text:p>
      <text:p text:style-name="P4">
Description: At the Timchasovo blessed yalti, Arim Rosіyska Percopul Vladi is illegally woun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okupanty-na-donechchyni.-ilyustratyvne-foto.jpg" text:style-name="Internet_20_link" text:visited-style-name="Visited_20_Internet_20_Link">
okupanty-na-donechchyni.-ilyustratyvne-foto.jpg</text:a>
']</text:p>
      <text:p text:style-name="P4">
Tags: ['STOPRUSSIA', 'АГРЕСІЯ РФ', 'ВІЙНА', 'ВТОРГНЕННЯ РФ', 'ТИМЧАСОВО ОКУПОВАНІ ТЕРИТОРІЇ']</text:p>
      <text:p text:style-name="P4">
Category: News</text:p>
      <!--METADATA-->
      <text:p text:style-name="P4">
<draw:frame draw:style-name="fr1" draw:name="Image228" text:anchor-type="as-char" svg:width="6.9236in" svg:height="4.615733in" draw:z-index="0">
<draw:image xlink:href="../Images/AРМІЯINFORM/2023-05-31T45-00-00-04-00/okupanty-na-donechchyni.-ilyustratyvne-foto.jpg" xlink:type="simple" xlink:show="embed" xlink:actuate="onLoad" draw:mime-type="image/jpeg"/>
</draw:frame>
The invaders in the Donetsk region. Illustrative photo</text:p>
      <text:p text:style-name="P4">
In the temporarily occupied Yalta, the Crimea, the Russian occupation authorities illegally select real estate from citizens of Ukraine, who, during the occupation period, adopted Russian citizenship. To such homes, Russian occupation troops are inhabited by the servicemen of Russian occupation troops, <text:a xlink:type="simple" xlink:href="https://www.facebook.com/GeneralStaff.ua/posts/pfbid02uiiPm6t8Vs2MNWfw85K5HTeNyWoCbdpzhVtqVYid976UCQF3Sx6A47DS842uj33Pl" text:style-name="Internet_20_link" text:visited-style-name="Visited_20_Internet_20_Link">
reports</text:a>
The General Staff of the Armed Forces of Ukraine.</text:p>
      <text:p text:style-name="P4">
The invaders continue to plant Russian citizenship to the population in various ways. In particular, in the village of Lugansk, employees of one of the budgetary institutions preceded that in June, only those who have transformed the Russian bank in June will be able to receive wages in June.</text:p>
      <text:p text:style-name="P4">
News Source: <text:a xlink:type="simple" xlink:href="https://armyinform.com.ua/2023/05/31/okupanty-prodovzhuyut-nasadzhuvaty-rosijske-gromadyanstvo-meshkanczyam-tot/" text:style-name="Internet_20_link" text:visited-style-name="Visited_20_Internet_20_Link">
https://armyinform.com.ua/2023/05/31/okupanty-prodovzhuyut-nasadzhuvaty-rosijske-gromadyanstvo-meshkanczyam-tot/</text:a>
</text:p>
      <!--NEWS-->
      <text:h text:style-name="P10" text:outline-level="1">
<text:span text:style-name="T4">
Ukrainian defenders per day eliminated nearly 500 invaders, destroyed 15 Artisystems and 3 BBM</text:span>
</text:h>
      <text:p text:style-name="P4">
Author: ['АРМІЯINFORM']</text:p>
      <text:p text:style-name="P4">
Time: 2023-05-31T46:00:00-04:00</text:p>
      <text:p text:style-name="P4">
Description: Zagalni Boyov, take the enemy on 02.24.22 to 05/3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5941641d-a6c8-4556-ab46-a39992fbb498-scaled.jpg" text:style-name="Internet_20_link" text:visited-style-name="Visited_20_Internet_20_Link">
5941641d-a6c8-4556-ab46-a39992fbb498-scaled.jpg</text:a>
']</text:p>
      <text:p text:style-name="P4">
Tags: ['STOPRUSSIA', 'АГРЕСІЯ РФ', 'ВТОРГНЕННЯ РФ', 'ВТРАТИ ВОРОГА']</text:p>
      <text:p text:style-name="P4">
Category: News</text:p>
      <!--METADATA-->
      <text:p text:style-name="P4">
<draw:frame draw:style-name="fr1" draw:name="Image229" text:anchor-type="as-char" svg:width="6.9236in" svg:height="6.975527in" draw:z-index="0">
<draw:image xlink:href="../Images/AРМІЯINFORM/2023-05-31T46-00-00-04-00/5941641d-a6c8-4556-ab46-a39992fbb498-scaled.jpg" xlink:type="simple" xlink:show="embed" xlink:actuate="onLoad" draw:mime-type="image/jpeg"/>
</draw:frame>
The total enemy's combat losses from 24.02.22 to 31.05.23 will be orientated:</text:p>
      <text:p text:style-name="P4">
<text:span text:style-name="T4">
<text:span text:style-name="T5">
 Personnel - </text:span>
* 207910(+470)persons eliminated</text:span>
<text:span text:style-name="T5">
 tanks - </text:span>
<text:span text:style-name="T5">
 3802(0)</text:span>
<text:span text:style-name="T4">
 combat armored vehicles - </text:span>
 7472(+3)<text:span text:style-name="T4">
<text:span text:style-name="T5">
 Artillery systems - </text:span>
<text:span text:style-name="T5">
 3460(+15)</text:span>
 </text:span>
 RSZV - <text:span text:style-name="T4">
 575(0)</text:span>
<text:span text:style-name="T5">
 air defense - </text:span>
<text:span text:style-name="T5">
 333(+1)</text:span>
<text:span text:style-name="T4">
 aircraft - </text:span>
 313(0)<text:span text:style-name="T4">
<text:span text:style-name="T5">
 helicopters - </text:span>
* 298(0)</text:span>
<text:span text:style-name="T5">
 UAV Operative Tactical Level-</text:span>
<text:span text:style-name="T5">
 3124(+32)</text:span>
<text:span text:style-name="T4">
 Winged missiles - </text:span>
 1107(0)<text:span text:style-name="T4">
<text:span text:style-name="T5">
 ships / boats - </text:span>
* 18(0)</text:span>
<text:span text:style-name="T5">
 Automobile equipment and tanks - </text:span>
<text:span text:style-name="T5">
 6230(+11)</text:span>
<text:span text:style-name="T4">
 Special Technique - </text:span>
 454(0)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31.05.23.</text:p>
      <text:p text:style-name="P4">
News Source: <text:a xlink:type="simple" xlink:href="https://armyinform.com.ua/2023/05/31/ukrayinski-zahysnyky-za-dobu-likviduvaly-majzhe-500-okupantiv-znyshhyly-15-artsystem-i-3-bbm/" text:style-name="Internet_20_link" text:visited-style-name="Visited_20_Internet_20_Link">
https://armyinform.com.ua/2023/05/31/ukrayinski-zahysnyky-za-dobu-likviduvaly-majzhe-500-okupantiv-znyshhyly-15-artsystem-i-3-bbm/</text:a>
</text:p>
      <!--NEWS-->
      <text:h text:style-name="P10" text:outline-level="1">
<text:span text:style-name="T4">
Adriatic Strike-2023 has begun in Slovenia with the participation of 30 countries</text:span>
</text:h>
      <text:p text:style-name="P4">
Author: ['АРМІЯINFORM']</text:p>
      <text:p text:style-name="P4">
Time: 2023-05-31T47:00:00-04:00</text:p>
      <text:p text:style-name="P4">
Description: Slovenia Partsil Partoles to carry out Bagatonatzionalni Adriatic Strike-2023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strike02.jpg" text:style-name="Internet_20_link" text:visited-style-name="Visited_20_Internet_20_Link">
strike02.jpg</text:a>
', '<text:a xlink:type="simple" xlink:href="https://armyinform.com.ua/wp-content/uploads/2023/05/strike03.jpg" text:style-name="Internet_20_link" text:visited-style-name="Visited_20_Internet_20_Link">
strike03.jpg</text:a>
', '<text:a xlink:type="simple" xlink:href="https://armyinform.com.ua/wp-content/uploads/2023/05/strike01.jpg" text:style-name="Internet_20_link" text:visited-style-name="Visited_20_Internet_20_Link">
strike01.jpg</text:a>
', '<text:a xlink:type="simple" xlink:href="https://armyinform.com.ua/wp-content/uploads/2023/05/strike04.jpg" text:style-name="Internet_20_link" text:visited-style-name="Visited_20_Internet_20_Link">
strike04.jpg</text:a>
']</text:p>
      <text:p text:style-name="P4">
Tags: ['НАВЧАННЯ', 'НАТО', 'СЛОВЕНІЯ']</text:p>
      <text:p text:style-name="P4">
Category: News</text:p>
      <!--METADATA-->
      <text:p text:style-name="P4">
<draw:frame draw:style-name="fr1" draw:name="Image230" text:anchor-type="as-char" svg:width="6.9236in" svg:height="3.894525in" draw:z-index="0">
<draw:image xlink:href="../Images/AРМІЯINFORM/2023-05-31T47-00-00-04-00/strike02.jpg" xlink:type="simple" xlink:show="embed" xlink:actuate="onLoad" draw:mime-type="image/jpeg"/>
</draw:frame>
Slovenia in a row conducts Multinational Exercises AdriaticSstrike-2023(<text:span text:style-name="T5">
 "Adriatic Urudes-2023" _ </text:span>
-Ed ._).</text:p>
      <text:p text:style-name="P4">
Про це <text:a xlink:type="simple" xlink:href="https://ac.nato.int/archive/2023/AdriaticStrike23_SVN" text:style-name="Internet_20_link" text:visited-style-name="Visited_20_Internet_20_Link">
повідомляє</text:a>
The press service of the United NATO Air Force Command.</text:p>
      <text:p text:style-name="P4">
Slovenia's armed forces and 29 other NATO partner countries and partner countries by 9th 2023 will take place realistic simulation training(JTAC)with the support of several participants.</text:p>
      <text:p text:style-name="P4">
<draw:frame draw:style-name="fr1" draw:name="Image231" text:anchor-type="as-char" svg:width="6.9236in" svg:height="3.894525in" draw:z-index="0">
<draw:image xlink:href="../Images/AРМІЯINFORM/2023-05-31T47-00-00-04-00/strike03.jpg" xlink:type="simple" xlink:show="embed" xlink:actuate="onLoad" draw:mime-type="image/jpeg"/>
</draw:frame>
“Slovenia is proud of these exercises, which have become a traditional educational event in the JTac Community Calendar. Again, we have created the assignee of allies and partners so that they can train their skills in the air-to-air integration in a safe environment. It is very important that in these training we offer a multinational environment that allows our specialists to train and apply standard tactics, methods and processes in a realistic environment, ”said the commander of the Air Force Slovenipol Colonel Jonez Gaube.</text:p>
      <text:p text:style-name="P4">
About 800 participants take part in the exercises.</text:p>
      <text:p text:style-name="P4">
<draw:frame draw:style-name="fr1" draw:name="Image232" text:anchor-type="as-char" svg:width="6.9236in" svg:height="3.894525in" draw:z-index="0">
<draw:image xlink:href="../Images/AРМІЯINFORM/2023-05-31T47-00-00-04-00/strike01.jpg" xlink:type="simple" xlink:show="embed" xlink:actuate="onLoad" draw:mime-type="image/jpeg"/>
</draw:frame>
JTAC training is supported by helicopters, jet and screw aircraft, as well as unmanned aviation systems. There are several aircraft on the church-bozi-Ob-Krki, while others depart from their bases for non-medium aviation support, convoy monitoring and other missionary support for land troops.</text:p>
      <text:p text:style-name="P4">
The basic training is in four places throughout Slovenia. At the Chief Polygon of the Slovenian Armed Forces in the city of Postoyna Aviation, tanks and mortars are supported by combat fire support, and in the area of Bohin, Idriya and Belcraine the planes imitate support tasks.</text:p>
      <text:p text:style-name="P4">
<draw:frame draw:style-name="fr1" draw:name="Image233" text:anchor-type="as-char" svg:width="6.9236in" svg:height="3.894525in" draw:z-index="0">
<draw:image xlink:href="../Images/AРМІЯINFORM/2023-05-31T47-00-00-04-00/strike04.jpg" xlink:type="simple" xlink:show="embed" xlink:actuate="onLoad" draw:mime-type="image/jpeg"/>
</draw:frame>
The main task task is to advise the commander in the field in order to use aviation and other types of fire support(marine, mortar, artillery). Спільні ударні групи консультують командира щодо правильноговикористання вогневої підтримки та контролюють операції після їх проведення. Упольових умовах вони забезпечують підтримку у вигляді розвідки, супроводуконвоїв та спостереження за околицями, щоб забезпечити всебічний захистдружніх сил.</text:p>
      <text:p text:style-name="P4">
News Source: <text:a xlink:type="simple" xlink:href="https://armyinform.com.ua/2023/05/31/u-sloveniyi-pochalysya-navchannya-adriatic-strike-2023-za-uchasti-30-krayin/" text:style-name="Internet_20_link" text:visited-style-name="Visited_20_Internet_20_Link">
https://armyinform.com.ua/2023/05/31/u-sloveniyi-pochalysya-navchannya-adriatic-strike-2023-za-uchasti-30-krayin/</text:a>
</text:p>
      <!--NEWS-->
      <text:h text:style-name="P10" text:outline-level="1">
<text:span text:style-name="T4">
Relatives of captive Marines met with representatives of the coordination headquarters</text:span>
</text:h>
      <text:p text:style-name="P4">
Author: ['АРМІЯINFORM']</text:p>
      <text:p text:style-name="P4">
Time: 2023-05-31T48:00:00-04:00</text:p>
      <text:p text:style-name="P4">
Description: At the coordinating headquarters, Zustinich Zustyunov Zkhisnikov Kremoi brigades of Morskoe ... War with Ukraine 2022, War with Ukraine Latest News today, News War with Ukraine 2022 Last today, there will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b7b823b-f3ef-4143-8d93-fda93ab7ee79-1.jpg" text:style-name="Internet_20_link" text:visited-style-name="Visited_20_Internet_20_Link">
1b7b823b-f3ef-4143-8d93-fda93ab7ee79-1.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234" text:anchor-type="as-char" svg:width="6.9236in" svg:height="3.894525in" draw:z-index="0">
<draw:image xlink:href="../Images/AРМІЯINFORM/2023-05-31T48-00-00-04-00/1b7b823b-f3ef-4143-8d93-fda93ab7ee79-1.jpg" xlink:type="simple" xlink:show="embed" xlink:actuate="onLoad" draw:mime-type="image/jpeg"/>
</draw:frame>
The Coordination Headquarters met with the families of defenders of the Separate Brigade of the Marine Corps named after Mikhail Bilynsky. The representative of the coordination headquarters communicated with relatives of the deplorable and the missing persons of the Marines.</text:p>
      <text:p text:style-name="P4">
About it <text:a xlink:type="simple" xlink:href="https://t.me/Koord_shtab/1149" text:style-name="Internet_20_link" text:visited-style-name="Visited_20_Internet_20_Link">
reports</text:a>
Coordinating headquarters of inquiries for the treatment of prisoners of war.</text:p>
      <text:p text:style-name="P4">
Among other things, they raised the question that there were still families who have not received a military unit about captivity or the disappearance of their people.</text:p>
      <text:p text:style-name="P4">
According to the headquarters, the mechanism of official investigation is clearly regulated. As a result, the relatives must receive the appropriate notification. Communication by interviewees of families and military units occurs through territorial centrifugal and social support(TCC and JV - former military enlistment offices).</text:p>
      <text:p text:style-name="P4">
Слід зазначити, що родичі можуть робити запити для отримання витягів з актівслужбових розслідувань та інших документів. Військова частина може надативідповідні матеріали, але лише у випадку, коли вони не мають обмеження вдоступі.</text:p>
      <text:p text:style-name="P4">
Окремо зупинилися й на процедурі зміни облікової категорії військовослужбовця.Як зазначив представник Штабу, підставою для зміни облікової категорії можебути поява нової інформації про зниклого безвісти військовослужбовця, зокрема,й підтвердження його полону міністерством оборони російської федерації черезМіжнародний комітет Червоного Хреста.</text:p>
      <text:p text:style-name="P4">
News Source: <text:a xlink:type="simple" xlink:href="https://armyinform.com.ua/2023/05/31/rodychi-polonenyh-morpihiv-zustrilysya-z-predstavnykamy-koordynaczijnogo-shtabu-3/" text:style-name="Internet_20_link" text:visited-style-name="Visited_20_Internet_20_Link">
https://armyinform.com.ua/2023/05/31/rodychi-polonenyh-morpihiv-zustrilysya-z-predstavnykamy-koordynaczijnogo-shtabu-3/</text:a>
</text:p>
      <!--NEWS-->
      <text:h text:style-name="P10" text:outline-level="1">
<text:span text:style-name="T4">
In Ukraine a moment of silence</text:span>
</text:h>
      <text:p text:style-name="P4">
Author: ['АРМІЯINFORM']</text:p>
      <text:p text:style-name="P4">
Time: 2023-05-31T4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2.gif" text:style-name="Internet_20_link" text:visited-style-name="Visited_20_Internet_20_Link">
candle-2.gif</text:a>
']</text:p>
      <text:p text:style-name="P4">
Tags: ['STOPRUSSIA', 'АГРЕСІЯ РФ', 'ВІЙНА', 'ВТОРГНЕННЯ РФ', 'ХВИЛИНА МОВЧАННЯ']</text:p>
      <text:p text:style-name="P4">
Category: News</text:p>
      <!--METADATA-->
      <text:p text:style-name="P4">
<draw:frame draw:style-name="fr1" draw:name="Image235" text:anchor-type="as-char" svg:width="6.9236in" svg:height="3.895992in" draw:z-index="0">
<draw:image xlink:href="../Images/AРМІЯINFORM/2023-05-31T49-00-00-04-00/candle-2.gif" xlink:type="simple" xlink:show="embed" xlink:actuate="onLoad" draw:mime-type="image/gif"/>
</draw:frame>
According to <text:a xlink:type="simple" xlink:href="https://www.president.gov.ua/documents/1432022-41729" text:style-name="Internet_20_link" text:visited-style-name="Visited_20_Internet_20_Link">
decree</text:a>
President of Ukraine Volodymyr Zelensky No. 143/2022, a minute of silence takes place daily at 9:00, it is announced in all mass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31/v-ukrayini-hvylyna-movchannya-2/" text:style-name="Internet_20_link" text:visited-style-name="Visited_20_Internet_20_Link">
https://armyinform.com.ua/2023/05/31/v-ukrayini-hvylyna-movchannya-2/</text:a>
</text:p>
      <!--NEWS-->
      <text:h text:style-name="P10" text:outline-level="1">
<text:span text:style-name="T4">
The Ministry of Foreign Affairs of Ukraine named three steps for a successful NATO summit in Vilnius</text:span>
</text:h>
      <text:p text:style-name="P4">
Author: ['АРМІЯINFORM']</text:p>
      <text:p text:style-name="P4">
Time: 2023-05-31T50:00:00-04:00</text:p>
      <text:p text:style-name="P4">
Description: The Ministry of Law Formation Dmitro Kuleba Budwalls at a beasted up to 31 points of the callist of Cali -Pol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3/kuleba.jpeg" text:style-name="Internet_20_link" text:visited-style-name="Visited_20_Internet_20_Link">
kuleba.jpeg</text:a>
']</text:p>
      <text:p text:style-name="P4">
Tags: ['ВІЙНА', 'ДМИТРО КУЛЕБА', 'САМІТ НАТО']</text:p>
      <text:p text:style-name="P4">
Category: News</text:p>
      <!--METADATA-->
      <text:p text:style-name="P4">
<draw:frame draw:style-name="fr1" draw:name="Image236" text:anchor-type="as-char" svg:width="6.9236in" svg:height="4.330592in" draw:z-index="0">
<draw:image xlink:href="../Images/AРМІЯINFORM/2023-05-31T50-00-00-04-00/kuleba.jpeg" xlink:type="simple" xlink:show="embed" xlink:actuate="onLoad" draw:mime-type="image/jpeg"/>
</draw:frame>
Foreign Minister Dmytro Kuleba appealed to 31 heads of NATO countries on the eve of their informal assembly in Oslo.</text:p>
      <text:p text:style-name="P4">
The Foreign Minister of Ukraine [wrote] about it(https://twitter.com/DmytroKuleba/status/1663588619288707084)Twitter.</text:p>
      <text:p text:style-name="P4">
Dmytro Kuleba voiced "Three Steps to Success NATO Summit in Vilnius."</text:p>
      <text:p text:style-name="P4">
“To strengthen institutional relations and assistance between Ukraine and NATO. Make a NATO membership of Ukraine. To provide security guarantees on the path of Ukraine to NATO, ”he said.</text:p>
      <text:p text:style-name="P4">
As reported by NATO Secretary General Jens Stoltenberg, the next Samothalias <text:a xlink:type="simple" xlink:href="https://armyinform.com.ua/2022/11/09/nastupnyj-samit-nato-vidbudetsya-vlitku-2023-roku-v-lytvi/" text:style-name="Internet_20_link" text:visited-style-name="Visited_20_Internet_20_Link">
will take place</text:a>
In Vilnius, July 11-12, 2023.</text:p>
      <text:p text:style-name="P4">
News Source: <text:a xlink:type="simple" xlink:href="https://armyinform.com.ua/2023/05/31/u-mzs-ukrayiny-nazvaly-try-kroky-dlya-uspishnogo-samitu-nato-u-vilnyusi/" text:style-name="Internet_20_link" text:visited-style-name="Visited_20_Internet_20_Link">
https://armyinform.com.ua/2023/05/31/u-mzs-ukrayiny-nazvaly-try-kroky-dlya-uspishnogo-samitu-nato-u-vilnyusi/</text:a>
</text:p>
      <!--NEWS-->
      <text:h text:style-name="P10" text:outline-level="1">
<text:span text:style-name="T4">
Incorrectly compare the attack of drones on Moscow with constant shelling of Ukraine - UN</text:span>
</text:h>
      <text:p text:style-name="P4">
Author: ['АРМІЯINFORM']</text:p>
      <text:p text:style-name="P4">
Time: 2023-05-31T51:00:00-04:00</text:p>
      <text:p text:style-name="P4">
Description: Rechnik Secretary General Stefan Dyuzharrik, stating, Sho incorrectly Porcevnuvati attack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tefan-dyuzharryk.jpeg" text:style-name="Internet_20_link" text:visited-style-name="Visited_20_Internet_20_Link">
stefan-dyuzharryk.jpeg</text:a>
']</text:p>
      <text:p text:style-name="P4">
Tags: ['ВІЙНА', 'ЗАЯВА ООН', 'РАКЕТНІ АТАКИ РФ']</text:p>
      <text:p text:style-name="P4">
Category: News</text:p>
      <!--METADATA-->
      <text:p text:style-name="P4">
<draw:frame draw:style-name="fr1" draw:name="Image237" text:anchor-type="as-char" svg:width="6.9236in" svg:height="4.009918in" draw:z-index="0">
<draw:image xlink:href="../Images/AРМІЯINFORM/2023-05-31T51-00-00-04-00/stefan-dyuzharryk.jpeg" xlink:type="simple" xlink:show="embed" xlink:actuate="onLoad" draw:mime-type="image/jpeg"/>
</draw:frame>
UN Secretary General Stefan Duzharrik said that it is not properly compared to the attack of drones on Moscow with regular rocket attacks in Ukraine.</text:p>
      <text:p text:style-name="P4">
Stefan Duzharik <text:a xlink:type="simple" xlink:href="https://www.youtube.com/watch" text:style-name="Internet_20_link" text:visited-style-name="Visited_20_Internet_20_Link">
stated</text:a>
during a briefing.</text:p>
      <text:p text:style-name="P4">
The spokesman stressed that the UN condemned any attacks on civilian objects.</text:p>
      <text:p text:style-name="P4">
According to him, the position of the UN Secretary General Guterresh on the attacks of nuclear infrastructure remains unchanged.</text:p>
      <text:p text:style-name="P4">
"But in no way one can compare the attack of drones on Moscow with the currents of Ukraine that are happening constantly," he stressed.</text:p>
      <text:p text:style-name="P4">
News Source: <text:a xlink:type="simple" xlink:href="https://armyinform.com.ua/2023/05/31/nekorektno-porivnyuvaty-ataku-droniv-na-moskvu-z-postijnymy-obstrilamy-ukrayiny-oon/" text:style-name="Internet_20_link" text:visited-style-name="Visited_20_Internet_20_Link">
https://armyinform.com.ua/2023/05/31/nekorektno-porivnyuvaty-ataku-droniv-na-moskvu-z-postijnymy-obstrilamy-ukrayiny-oon/</text:a>
</text:p>
      <!--NEWS-->
      <text:h text:style-name="P10" text:outline-level="1">
<text:span text:style-name="T4">
During the day, rescuers have almost 400 times left for the elimination of enemy shelling</text:span>
</text:h>
      <text:p text:style-name="P4">
Author: ['АРМІЯINFORM']</text:p>
      <text:p text:style-name="P4">
Time: 2023-05-31T52:00:00-04:00</text:p>
      <text:p text:style-name="P4">
Description: The last time, 30 injuries, the holding of the Ukzvichah’s hold of Ukrainian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38" text:anchor-type="as-char" svg:width="6.9236in" svg:height="4.635046in" draw:z-index="0">
<draw:image xlink:href="../Images/AРМІЯINFORM/2023-05-31T52-00-00-04-00/pozhezha-1.jpg" xlink:type="simple" xlink:show="embed" xlink:actuate="onLoad" draw:mime-type="image/jpeg"/>
</draw:frame>
Illustrative photo</text:p>
      <text:p text:style-name="P4">
During the last day, <text:span text:style-name="T4">
 May 30, </text:span>
 Divisions of the State Service of Ukraine of Uncertain Situations <text:span text:style-name="T4">
 390 departures </text:span>
 to eliminate the consequences of the occupants of settlements and infrastructure. 23 fires were eliminated. Psychological assistance was provided to 107 people.</text:p>
      <text:p text:style-name="P4">
This is stated in <text:a xlink:type="simple" xlink:href="https://dsns.gov.ua/uk/news/nadzvicaini-podiyi/operativna-informaciia-dsns-shhodo-naslidkiv-vedennia-boiovix-dii-rosiiskoiu-federacijeiu-173" text:style-name="Internet_20_link" text:visited-style-name="Visited_20_Internet_20_Link">
message</text:a>
SES of Ukraine.</text:p>
      <text:p text:style-name="P4">
Since the beginning of large -scale aggression of Russia, the units of the SES of Ukraine made 97 040 departures for the elimination of the consequences of shelling, 14 731 fires have been eliminated, 4073 persons were rescued, 215 801 persons were provided with psychological assistance.</text:p>
      <text:p text:style-name="P4">
News Source: <text:a xlink:type="simple" xlink:href="https://armyinform.com.ua/2023/05/31/za-dobu-ryatuvalnyky-majzhe-400-raziv-vyyizhdzhaly-na-likvidacziyu-naslidkiv-vorozhyh-obstriliv/" text:style-name="Internet_20_link" text:visited-style-name="Visited_20_Internet_20_Link">
https://armyinform.com.ua/2023/05/31/za-dobu-ryatuvalnyky-majzhe-400-raziv-vyyizhdzhaly-na-likvidacziyu-naslidkiv-vorozhyh-obstriliv/</text:a>
</text:p>
      <!--NEWS-->
      <text:h text:style-name="P10" text:outline-level="1">
<text:span text:style-name="T4">
In Britain, Canadian instructors teach Ukrainian military to fight in the city</text:span>
</text:h>
      <text:p text:style-name="P4">
Author: ['АРМІЯINFORM']</text:p>
      <text:p text:style-name="P4">
Time: 2023-05-31T53:00:00-04:00</text:p>
      <text:p text:style-name="P4">
Description: VIISKOVOVOSKOVSKY of the ZBRYUNIA of Canadi ISTRUSTRY TIISKOVIKH ZSO Vedennya Bow W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unifier01.jpg" text:style-name="Internet_20_link" text:visited-style-name="Visited_20_Internet_20_Link">
unifier01.jpg</text:a>
', '<text:a xlink:type="simple" xlink:href="https://armyinform.com.ua/wp-content/uploads/2023/05/unifier05-150x150.jpg" text:style-name="Internet_20_link" text:visited-style-name="Visited_20_Internet_20_Link">
unifier05-150x150.jpg</text:a>
', '<text:a xlink:type="simple" xlink:href="https://armyinform.com.ua/wp-content/uploads/2023/05/unifier02-150x150.jpg" text:style-name="Internet_20_link" text:visited-style-name="Visited_20_Internet_20_Link">
unifier02-150x150.jpg</text:a>
', '<text:a xlink:type="simple" xlink:href="https://armyinform.com.ua/wp-content/uploads/2023/05/unifier03-150x150.jpg" text:style-name="Internet_20_link" text:visited-style-name="Visited_20_Internet_20_Link">
unifier03-150x150.jpg</text:a>
', '<text:a xlink:type="simple" xlink:href="https://armyinform.com.ua/wp-content/uploads/2023/05/unifier04-150x150.jpg" text:style-name="Internet_20_link" text:visited-style-name="Visited_20_Internet_20_Link">
unifier04-150x150.jpg</text:a>
']</text:p>
      <text:p text:style-name="P4">
Tags: ['ВЕЛИКА БРИТАНІЯ', 'ВІЙСЬКОВІ НАВЧАННЯ', 'КАНАДА', 'МІСІЯ UNIFIER']</text:p>
      <text:p text:style-name="P4">
Category: News</text:p>
      <!--METADATA-->
      <text:p text:style-name="P4">
<draw:frame draw:style-name="fr1" draw:name="Image239" text:anchor-type="as-char" svg:width="6.9236in" svg:height="3.894525in" draw:z-index="0">
<draw:image xlink:href="../Images/AРМІЯINFORM/2023-05-31T53-00-00-04-00/unifier01.jpg" xlink:type="simple" xlink:show="embed" xlink:actuate="onLoad" draw:mime-type="image/jpeg"/>
</draw:frame>
Canada's Armed Forces servicemen instruct the Armed Forces of the Armed Forces to bring battle in the city and trenches.</text:p>
      <text:p text:style-name="P4">
About it <text:a xlink:type="simple" xlink:href="https://twitter.com/operationsFC/status/1663289108708356096" text:style-name="Internet_20_link" text:visited-style-name="Visited_20_Internet_20_Link">
reports</text:a>
Canada's Armed Forces press service.</text:p>
      <text:p text:style-name="P4">
Training is taking place in the UK in the framework of the operation <text:a xlink:type="simple" xlink:href="https://armyinform.com.ua/2023/05/10/kanada-razom-iz-yes-prodovzhat-nadavaty-vijskovu-pidtrymku-ukrayini-zokrema-v-ramkah-operacziyi-unifier/" text:style-name="Internet_20_link" text:visited-style-name="Visited_20_Internet_20_Link">
Unifier</text:a>
.</text:p>
      <text:p text:style-name="P4">
<text:a xlink:type="simple" xlink:href="https://armyinform.com.ua/wp-content/uploads/2023/05/unifier05.jpg" text:style-name="Internet_20_link" text:visited-style-name="Visited_20_Internet_20_Link">
<draw:frame draw:style-name="fr1" draw:name="Image240" text:anchor-type="as-char" svg:width="6.9236in" svg:height="6.9236in" draw:z-index="0">
<draw:image xlink:href="../Images/AРМІЯINFORM/2023-05-31T53-00-00-04-00/unifier05-150x150.jpg" xlink:type="simple" xlink:show="embed" xlink:actuate="onLoad" draw:mime-type="image/jpeg"/>
</draw:frame>
</text:a>
</text:p>
      <text:p text:style-name="P4">
<text:a xlink:type="simple" xlink:href="https://armyinform.com.ua/wp-content/uploads/2023/05/unifier02.jpg" text:style-name="Internet_20_link" text:visited-style-name="Visited_20_Internet_20_Link">
<draw:frame draw:style-name="fr1" draw:name="Image241" text:anchor-type="as-char" svg:width="6.9236in" svg:height="6.9236in" draw:z-index="0">
<draw:image xlink:href="../Images/AРМІЯINFORM/2023-05-31T53-00-00-04-00/unifier02-150x150.jpg" xlink:type="simple" xlink:show="embed" xlink:actuate="onLoad" draw:mime-type="image/jpeg"/>
</draw:frame>
</text:a>
Canadian instructors also advise on the Armed Forces of the Armed Forces of shooting and movement.</text:p>
      <text:p text:style-name="P4">
Recall that the Armed Forces of Canada as part of the UNIFIER operation already <text:a xlink:type="simple" xlink:href="https://armyinform.com.ua/2023/05/11/kanadski-ta-latvijski-vijskovosluzhbovczi-navchatymut-ukrayinskyh-molodshyh-oficzeriv-u-latviyi/" text:style-name="Internet_20_link" text:visited-style-name="Visited_20_Internet_20_Link">
prepared</text:a>
More than 36,000 Ukrainian military.</text:p>
      <text:p text:style-name="P4">
<text:a xlink:type="simple" xlink:href="https://armyinform.com.ua/wp-content/uploads/2023/05/unifier03.jpg" text:style-name="Internet_20_link" text:visited-style-name="Visited_20_Internet_20_Link">
!(Images/AРМІЯINFORM/2023-05-31T53-00-00-04-00/unifier03-150x150.jpg)</text:a>
</text:p>
      <text:p text:style-name="P4">
<text:a xlink:type="simple" xlink:href="https://armyinform.com.ua/wp-content/uploads/2023/05/unifier04.jpg" text:style-name="Internet_20_link" text:visited-style-name="Visited_20_Internet_20_Link">
<draw:frame draw:style-name="fr1" draw:name="Image242" text:anchor-type="as-char" svg:width="6.9236in" svg:height="6.9236in" draw:z-index="0">
<draw:image xlink:href="../Images/AРМІЯINFORM/2023-05-31T53-00-00-04-00/unifier04-150x150.jpg" xlink:type="simple" xlink:show="embed" xlink:actuate="onLoad" draw:mime-type="image/jpeg"/>
</draw:frame>
</text:a>
</text:p>
      <text:p text:style-name="P4">
News Source: <text:a xlink:type="simple" xlink:href="https://armyinform.com.ua/2023/05/31/u-brytaniyi-kanadski-instruktory-navchayut-ukrayinskyh-vijskovyh-vesty-bij-u-misti/" text:style-name="Internet_20_link" text:visited-style-name="Visited_20_Internet_20_Link">
https://armyinform.com.ua/2023/05/31/u-brytaniyi-kanadski-instruktory-navchayut-ukrayinskyh-vijskovyh-vesty-bij-u-misti/</text:a>
</text:p>
      <!--NEWS-->
      <text:h text:style-name="P10" text:outline-level="1">
<text:span text:style-name="T4">
The FPV-Diree Producers will be held to strengthen the Defense Forces of Ukraine on June 1</text:span>
</text:h>
      <text:p text:style-name="P4">
Author: ['АРМІЯINFORM']</text:p>
      <text:p text:style-name="P4">
Time: 2023-05-31T54:00:00-04:00</text:p>
      <text:p text:style-name="P4">
Description: In Ukrainian, 1 worm is a zmaganny Rosobnik BPP in the Super Cup FPV VID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5_cr-1-e1685513145602.jpg" text:style-name="Internet_20_link" text:visited-style-name="Visited_20_Internet_20_Link">
15_cr-1-e1685513145602.jpg</text:a>
']</text:p>
      <text:p text:style-name="P4">
Tags: ['FPV-ДРОНИ', 'АРМІЯ ДРОНІВ', 'МИХАЙЛО ФЕДОРОВ', 'СУПЕРКУБОК FPV']</text:p>
      <text:p text:style-name="P4">
Category: News</text:p>
      <!--METADATA-->
      <text:p text:style-name="P4">
<draw:frame draw:style-name="fr1" draw:name="Image243" text:anchor-type="as-char" svg:width="6.9236in" svg:height="4.138543in" draw:z-index="0">
<draw:image xlink:href="../Images/AРМІЯINFORM/2023-05-31T54-00-00-04-00/15_cr-1-e1685513145602.jpg" xlink:type="simple" xlink:show="embed" xlink:actuate="onLoad" draw:mime-type="image/jpeg"/>
</draw:frame>
On June 1, the UAV developers will be held on June 1 within the Superc KubakFPV from the Drone Army, which will be observed by representatives of the Ministry of Defense and various troops.</text:p>
      <text:p text:style-name="P4">
About it <text:a xlink:type="simple" xlink:href="https://t.me/zedigital/3185" text:style-name="Internet_20_link" text:visited-style-name="Visited_20_Internet_20_Link">
reports</text:a>
Viceremier-Minister of Zinnovations, Development of Education, Science and Technology-Minister of Digital Transformation Mikhail Fedorov in a telegram-channel.</text:p>
      <text:p text:style-name="P4">
“Purpose-to show the possibilities of FPV-punks of Ukrainian production forces and defense forces for further contract. About the supercupa can be joined, you just need to register, ”he wrote.</text:p>
      <text:p text:style-name="P4">
The competition will be in several stages:</text:p>
      <ul>
        <li>
lesions of moving and static goals, * Overcoming obstacles and more.</li>
      </ul>
      <text:p text:style-name="P4">
Representatives of the Ministry of Defense and different families of troops will be observed.</text:p>
      <text:p text:style-name="P4">
“FPV-aids are a future that has been successfully working on the front today. Commander -in -Chief is systematically working on the development of defense technologies and stimulation of vocal producers of UAV, ”Mikhail Fedorov said.</text:p>
      <text:p text:style-name="P4">
Everyone who wants to join the competition can <text:a xlink:type="simple" xlink:href="https://docs.google.com/forms/d/e/1FAIpQLSeVsdq1FT71Bj1Hl7wWa-9b131lIG5WSOq5YD8VJS-xD_FxSw/viewform" text:style-name="Internet_20_link" text:visited-style-name="Visited_20_Internet_20_Link">
register</text:a>
In the future, with its developments to strengthen the "Army of drones".</text:p>
      <text:p text:style-name="P4">
News Source: <text:a xlink:type="simple" xlink:href="https://armyinform.com.ua/2023/05/31/dlya-pidsylennya-syl-oborony-ukrayiny-1-chervnya-projdut-zmagannya-vyrobnykiv-fpv-droniv/" text:style-name="Internet_20_link" text:visited-style-name="Visited_20_Internet_20_Link">
https://armyinform.com.ua/2023/05/31/dlya-pidsylennya-syl-oborony-ukrayiny-1-chervnya-projdut-zmagannya-vyrobnykiv-fpv-droniv/</text:a>
</text:p>
      <!--NEWS-->
      <text:h text:style-name="P10" text:outline-level="1">
<text:span text:style-name="T4">
NATO Secretary General: Allies are preparing new help because now it is most important to win Ukraine</text:span>
</text:h>
      <text:p text:style-name="P4">
Author: ['АРМІЯINFORM']</text:p>
      <text:p text:style-name="P4">
Time: 2023-05-31T55:00:00-04:00</text:p>
      <text:p text:style-name="P4">
Description: The General Secretary of the Pivnish -Atlant Alliance єns Stoltenberg, Vivtorok’s Vistuplychi ... The war with Ukraine 2022, the war with Ukraine is the latest news today, the News War with Ukraine 2022 is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6cff67e2-4619-40e7-9a08-b39b48bf1a50.jpg" text:style-name="Internet_20_link" text:visited-style-name="Visited_20_Internet_20_Link">
6cff67e2-4619-40e7-9a08-b39b48bf1a50.jpg</text:a>
']</text:p>
      <text:p text:style-name="P4">
Tags: ['ДОПОМОГА ПАРТНЕРІВ', 'ЄНС СТОЛТЕНБЕРГ', 'НАТО', 'СВІТ ПІДТРИМУЄ УКРАЇНУ']</text:p>
      <text:p text:style-name="P4">
Category: News</text:p>
      <!--METADATA-->
      <text:p text:style-name="P4">
<draw:frame draw:style-name="fr1" draw:name="Image244" text:anchor-type="as-char" svg:width="6.9236in" svg:height="3.894525in" draw:z-index="0">
<draw:image xlink:href="../Images/AРМІЯINFORM/2023-05-31T55-00-00-04-00/6cff67e2-4619-40e7-9a08-b39b48bf1a50.jpg" xlink:type="simple" xlink:show="embed" xlink:actuate="onLoad" draw:mime-type="image/jpeg"/>
</draw:frame>
The Secretary General of the North Atlantic Alliance Jens Stoltenberg, speaking on Tuesday on May 30, 2023 in Oslo, announced that on the eve of NATO summit, and during him, allies of Ukraine would have some decisions that would help to win the war against Russia.</text:p>
      <text:p text:style-name="P4">
About it <text:a xlink:type="simple" xlink:href="https://www.nato.int/cps/en/natohq/news_215030.htm" text:style-name="Internet_20_link" text:visited-style-name="Visited_20_Internet_20_Link">
reports</text:a>
NATO press service.</text:p>
      <text:p text:style-name="P4">
“Putin's aggressive war against Ukraine marks the end of the world we have known it. What we decide to do and do not do now determine what to look like in the coming decades. We are now approaching [NATO Summit(https://armyinform.com.ua/2022/11/09/nastupnyj-samit-nato-vidbudetsya-vlitku-2023-roku-v-lytvi/). Коли лідери НАТО зустрінуться, яочікую, що вони підтвердять та посилять нашу підтримку України. На словах тана ділі. Я очікую, що напередодні та під час саміту буде більше заяв та новихрішень. Ми не повинні дозволяти путіну продовжувати урізати європейськубезпеку, і для цього нам потрібна структура, яка забезпечує довгостроковубезпеку України», — сказав Єнс Столтенберг.</text:p>
      <text:p text:style-name="P4">
Він додав, що зараз НАТО працює над багаторічною програмою для України, щобдопомогти їй перейти від старих стандартів радянських часів до сучаснихстандартів і обладнання НАТО, а також допомогти Україні наблизитися до НАТО.</text:p>
      <text:p text:style-name="P4">
«Всі союзники з НАТО згодні з тим, що двері НАТО відчинені; всі згодні з тим,що Україна стане членом; і всі згодні з тим, що вирішує Україна і країни-члениНАТО, а не росія. Але найголовніше зараз — зробити так, щоб Україна перемогла.Це наше найважливіше завдання. Інакше не буде про що говорити в майбутньому»,— наголосив Генсек НАТО.</text:p>
      <text:p text:style-name="P4">
News Source: <text:a xlink:type="simple" xlink:href="https://armyinform.com.ua/2023/05/31/gensek-nato-soyuznyky-gotuyut-novu-dopomogu-bo-zaraz-najvazhlyvishe-aby-ukrayina-peremogla/" text:style-name="Internet_20_link" text:visited-style-name="Visited_20_Internet_20_Link">
https://armyinform.com.ua/2023/05/31/gensek-nato-soyuznyky-gotuyut-novu-dopomogu-bo-zaraz-najvazhlyvishe-aby-ukrayina-peremogla/</text:a>
</text:p>
      <!--NEWS-->
      <text:h text:style-name="P10" text:outline-level="1">
<text:span text:style-name="T4">
In the Black Sea on the duty of three enemy rocket launchers: the total volley of "Calibers" - 16</text:span>
</text:h>
      <text:p text:style-name="P4">
Author: ['АРМІЯINFORM']</text:p>
      <text:p text:style-name="P4">
Time: 2023-05-31T56:00:00-04:00</text:p>
      <text:p text:style-name="P4">
Description: At the Chorny Mornshny shipbuilding is warehoused to wareer Z 9 Odins, on the Boynoye Cherguvann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pidvodnyj-choven-kalibry.jpg" text:style-name="Internet_20_link" text:visited-style-name="Visited_20_Internet_20_Link">
pidvodnyj-choven-kalibry.jpg</text:a>
']</text:p>
      <text:p text:style-name="P4">
Tags: ['АГРЕСІЯ РФ', 'АКВАТОРІЯ ЧОРНОГО МОРЯ', 'ВТОРГНЕННЯ РФ', 'ОК «ПІВДЕНЬ»', 'РАКЕТИ «КАЛІБР»']</text:p>
      <text:p text:style-name="P4">
Category: News</text:p>
      <!--METADATA-->
      <text:p text:style-name="P4">
<draw:frame draw:style-name="fr1" draw:name="Image245" text:anchor-type="as-char" svg:width="6.9236in" svg:height="4.366107in" draw:z-index="0">
<draw:image xlink:href="../Images/AРМІЯINFORM/2023-05-31T56-00-00-04-00/pidvodnyj-choven-kalibry.jpg" xlink:type="simple" xlink:show="embed" xlink:actuate="onLoad" draw:mime-type="image/jpeg"/>
</draw:frame>
Illustrative photo</text:p>
      <text:p text:style-name="P4">
In the Black Sea, the ship group consists of 9 units, there are 3️ rocket totonia, 2 of which are submarines.</text:p>
      <text:p text:style-name="P4">
About it <text:a xlink:type="simple" xlink:href="https://www.facebook.com/OperationalCommandSouth/posts/pfbid02ApFecM8aWXq4JQy6LvSKbvXmwnQfZHYf7VpnqvBDF696hcMveXMYe9rrTVUFdVCal" text:style-name="Internet_20_link" text:visited-style-name="Visited_20_Internet_20_Link">
reports</text:a>
Operational Command "South".</text:p>
      <text:p text:style-name="P4">
The total volley of caliber ready for use - 1️6️.</text:p>
      <text:p text:style-name="P4">
As <text:a xlink:type="simple" xlink:href="https://armyinform.com.ua/2023/05/30/vorog-prodovzhuye-zdijsnyuvaty-manevruvannya-v-chornomu-mori-zagroza-shhodo-zavdavannya-raketnyh-udariv-isnuye-nataliya-gumenyuk/" text:style-name="Internet_20_link" text:visited-style-name="Visited_20_Internet_20_Link">
noted</text:a>
Head of the Joint Coordination Press Center of Defense of South of Ukraine Natalia Humeniuk, for air defense for air defense to detect launching from underwater rocket launchers is somewhat more difficult than from surface, which in turn indicates that the enemy can be objected to the insidious combination and route. .</text:p>
      <text:p text:style-name="P4">
News Source: <text:a xlink:type="simple" xlink:href="https://armyinform.com.ua/2023/05/31/u-chornomu-moru-na-cherguvanni-try-vorozhyh-raketonosiyi-zagalnyj-zalp-kalibriv-16/" text:style-name="Internet_20_link" text:visited-style-name="Visited_20_Internet_20_Link">
https://armyinform.com.ua/2023/05/31/u-chornomu-moru-na-cherguvanni-try-vorozhyh-raketonosiyi-zagalnyj-zalp-kalibriv-16/</text:a>
</text:p>
      <!--NEWS-->
      <text:h text:style-name="P10" text:outline-level="1">
<text:span text:style-name="T4">
The Cabinet of Ministers has approved a bill on employment of persons with disabilities</text:span>
</text:h>
      <text:p text:style-name="P4">
Author: ['АРМІЯINFORM']</text:p>
      <text:p text:style-name="P4">
Time: 2023-05-31T57:00:00-04:00</text:p>
      <text:p text:style-name="P4">
Description: Verkhovna Rada 246 The votes of the people's deputies praised the bill 5344-D “About ... the war with Ukraine 2022, the war with Ukraine is the latest news today, the News War with Ukraine 2022 are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456264060304740865_y.jpg" text:style-name="Internet_20_link" text:visited-style-name="Visited_20_Internet_20_Link">
photo_5456264060304740865_y.jpg</text:a>
']</text:p>
      <text:p text:style-name="P4">
Tags: ['ВТОРГНЕННЯ РФ', 'ІНВАЛІДНІСТЬ', 'СОЦЗАХИСТ ПІД ЧАС ВІЙНИ']</text:p>
      <text:p text:style-name="P4">
Category: News</text:p>
      <!--METADATA-->
      <text:p text:style-name="P4">
<draw:frame draw:style-name="fr1" draw:name="Image246" text:anchor-type="as-char" svg:width="6.9236in" svg:height="6.9236in" draw:z-index="0">
<draw:image xlink:href="../Images/AРМІЯINFORM/2023-05-31T57-00-00-04-00/photo_5456264060304740865_y.jpg" xlink:type="simple" xlink:show="embed" xlink:actuate="onLoad" draw:mime-type="image/jpeg"/>
</draw:frame>
The Verkhovna Rada approved 246 votes of the People's Deputies as a basis for the Bill5344-d "On Amendments to Certain Laws of Ukraine on the Ensuring the Legality of Labor." About this <text:a xlink:type="simple" xlink:href="https://www.msp.gov.ua/news/22850.html" text:style-name="Internet_20_link" text:visited-style-name="Visited_20_Internet_20_Link">
reported</text:a>
at the official social policy page.</text:p>
      <text:p text:style-name="P4">
As of today, only about 20% of people with disabilities in Ukraine are worn. Instead, in the EU countries, this figure in average exceeds 55%. The best is to change the situation for the Project of the Law 5344-d to promote employment of persons with disabilities.</text:p>
      <text:p text:style-name="P4">
The project is intended, in particular, to change the inefficient system of punishment of employment of employment on motivational mechanisms for supporting employers who provide the work of persons with disabilities.</text:p>
      <text:p text:style-name="P4">
Among the main innovations of the bill can be distinguished:</text:p>
      <ul>
        <li>
dissemination of a system of employment of persons with disabilities not only to the private but also to the public sector; * targeted use of special fund funds solely for employment of people with disabilities; * expansion of categories of enterprises that can receive financial support to ensure employment of persons with disabilities; * enterprises that meet certain criteria can obtain the status of labor integration enterprises; * involvement in the mechanism of employment of persons with disabilities of private recruitment agencies; * Mandatory inclusion in the mechanism of employment of social services(social accompaniment at the workplace, personal assistant, translation by signal language and others).</li>
      </ul>
      <text:p text:style-name="P4">
Важливо зазначити, що законопроєкт усуває бар’єри у працевлаштуванні осіб зінвалідністю, серед яких через війну вже зараз чимало ветеранів російсько-української війни. Ухвалений документ забезпечить можливості для всіх, хтопрагне реалізувати свій професійний потенціал у нових реаліях.</text:p>
      <text:p text:style-name="P4">
<text:span text:style-name="T5">
Підготувала Леся Медведенко</text:span>
</text:p>
      <text:p text:style-name="P4">
News Source: <text:a xlink:type="simple" xlink:href="https://armyinform.com.ua/2023/05/31/kabmin-uhvalyv-zakonoproyekt-shhodo-praczevlashtuvannya-osib-z-invalidnistyu/" text:style-name="Internet_20_link" text:visited-style-name="Visited_20_Internet_20_Link">
https://armyinform.com.ua/2023/05/31/kabmin-uhvalyv-zakonoproyekt-shhodo-praczevlashtuvannya-osib-z-invalidnistyu/</text:a>
</text:p>
      <!--NEWS-->
      <text:h text:style-name="P10" text:outline-level="1">
<text:span text:style-name="T4">
Ukrainian defenders in Britain deepen knowledge of international humanitarian law</text:span>
</text:h>
      <text:p text:style-name="P4">
Author: ['АРМІЯINFORM']</text:p>
      <text:p text:style-name="P4">
Time: 2023-05-31T58:00:00-04:00</text:p>
      <text:p text:style-name="P4">
Description: VIISKOVOVOSKOVSKY of the ZBROSYANI of Ukrainian, at the framework of the Bagatonatziyonal Operation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9861464_702185151711925_7832295731252874196_n.jpg" text:style-name="Internet_20_link" text:visited-style-name="Visited_20_Internet_20_Link">
349861464_702185151711925_7832295731252874196_n.jpg</text:a>
']</text:p>
      <text:p text:style-name="P4">
Tags: ['БАГАТОНАЦІОНАЛЬНІ НАВЧАННЯ', 'ВЕЛИКА БРИТАНІЯ', 'ІНТЕРФЛЕКС']</text:p>
      <text:p text:style-name="P4">
Category: News</text:p>
      <!--METADATA-->
      <text:p text:style-name="P4">
<draw:frame draw:style-name="fr1" draw:name="Image247" text:anchor-type="as-char" svg:width="6.9236in" svg:height="4.183008in" draw:z-index="0">
<draw:image xlink:href="../Images/AРМІЯINFORM/2023-05-31T58-00-00-04-00/349861464_702185151711925_7832295731252874196_n.jpg" xlink:type="simple" xlink:show="embed" xlink:actuate="onLoad" draw:mime-type="image/jpeg"/>
</draw:frame>
Servicemen of the Armed Forces of Ukraine within the framework of the multinational interflex educational operation from basic general military training in Great Britain acquire and deepen their knowledge not only of tactics, medicine, fire training, but also from international humanitarian law, in particular - right -wing.</text:p>
      <text:p text:style-name="P4">
About it <text:a xlink:type="simple" xlink:href="https://www.facebook.com/GeneralStaff.ua/posts/pfbid02xaH26M4TuavTrFf1Yz2YcWFJhD7b7AxZjHkRMtNq3UNb84zduUsiKiNAStuqWsJ7l" text:style-name="Internet_20_link" text:visited-style-name="Visited_20_Internet_20_Link">
reports</text:a>
The General Staff of the Armed Forces.</text:p>
      <text:p text:style-name="P4">
"The right of armed conflicts regulates armed conflicts and is an integral part of the preparation of Ukrainian recruits in the United Kingdom to prepare their daily activities at the forefront," the Ministry of Defense of the Great Britain and Northern Ireland said in the Ministry of Defense.</text:p>
      <text:p text:style-name="P4">
The classes are aware of the principles of the right of armed conflicts, the rules for the treatment of prisoners of war and detained persons. The Armory forces of Ukraine steadily, systematically and fully adhere to the norms of international humanitarian law in counteracting unjust, illegal and aggressive war against Ukraine.</text:p>
      <text:p text:style-name="P4">
It is the unconditional observance of the norms and following the principles of international humanitarian law that distinguishes the Armed Forces of Ukraine from the Russian Federation's military forces and provides international support for Ukraine, since the values of Ukraine and the free democratic world are joint taoda as well as the desire to protect them.</text:p>
      <text:p text:style-name="P4">
Instead, the use of prohibited remedies and methods of hostilities by the Russian Federation has led to large -scale, irreparable casualties, civilian infrastructure and environmental consequences. Such actions are regular military crimes of the Russian Federation. Crimes not used by the limitation periods and for which the personation is not envisaged.</text:p>
      <text:p text:style-name="P4">
News Source: <text:a xlink:type="simple" xlink:href="https://armyinform.com.ua/2023/05/31/ukrayinski-zahysnyky-u-brytaniyi-poglyblyuyut-znannya-z-mizhnarodnogo-gumanitarnogo-prava/" text:style-name="Internet_20_link" text:visited-style-name="Visited_20_Internet_20_Link">
https://armyinform.com.ua/2023/05/31/ukrayinski-zahysnyky-u-brytaniyi-poglyblyuyut-znannya-z-mizhnarodnogo-gumanitarnogo-prava/</text:a>
</text:p>
      <!--NEWS-->
      <text:h text:style-name="P10" text:outline-level="1">
<text:span text:style-name="T4">
Office of the Prosecutor General of Ukraine: More than 90 thousand military crimes are documented</text:span>
</text:h>
      <text:p text:style-name="P4">
Author: ['АРМІЯINFORM']</text:p>
      <text:p text:style-name="P4">
Time: 2023-05-31T5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31052023ua.jpg" text:style-name="Internet_20_link" text:visited-style-name="Visited_20_Internet_20_Link">
warcrime-31052023ua.jpg</text:a>
', '<text:a xlink:type="simple" xlink:href="https://armyinform.com.ua/wp-content/uploads/2023/05/warcrime-31052023en.jpg" text:style-name="Internet_20_link" text:visited-style-name="Visited_20_Internet_20_Link">
warcrime-31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48" text:anchor-type="as-char" svg:width="6.9236in" svg:height="4.448413in" draw:z-index="0">
<draw:image xlink:href="../Images/AРМІЯINFORM/2023-05-31T59-00-00-04-00/warcrime-31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text:span>
 <text:span text:style-name="T4">
 30 </text:span>
 <text:span text:style-name="T4">
 </text:span>
 May ** Registered:</text:p>
      <ul>
        <li>
90 385 Military Crimes, * 17 278 crimes against national security of Ukraine.</li>
      </ul>
      <text:p text:style-name="P4">
In addition, according to the official data of juvenile prosecutors, <text:span text:style-name="T4">
 1472 children have become </text:span>
 due to aggression of the Russian Federation, including:</text:p>
      <ul>
        <li>
483 - Children were killed, * 989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49" text:anchor-type="as-char" svg:width="6.9236in" svg:height="4.448413in" draw:z-index="0">
<draw:image xlink:href="../Images/AРМІЯINFORM/2023-05-31T59-00-00-04-00/warcrime-31052023en.jpg" xlink:type="simple" xlink:show="embed" xlink:actuate="onLoad" draw:mime-type="image/jpeg"/>
</draw:frame>
</text:p>
      <text:p text:style-name="P4">
News Source: <text:a xlink:type="simple" xlink:href="https://armyinform.com.ua/2023/05/31/ofis-genprokurora-ukrayiny-zadokumentovano-ponad-90-tysyach-voyennyh-zlochyniv-2/" text:style-name="Internet_20_link" text:visited-style-name="Visited_20_Internet_20_Link">
https://armyinform.com.ua/2023/05/31/ofis-genprokurora-ukrayiny-zadokumentovano-ponad-90-tysyach-voyennyh-zlochyniv-2/</text:a>
</text:p>
      <!--NEWS-->
      <text:h text:style-name="P10" text:outline-level="1">
<text:span text:style-name="T4">
The creation of the Corps of the Marines of Ukraine is the requirement of today - Viecadmiral Alexei Shephapa</text:span>
</text:h>
      <text:p text:style-name="P4">
Author: ['Володимир Віват']</text:p>
      <text:p text:style-name="P4">
Time: 2023-05-31T60:00:00-04:00</text:p>
      <text:p text:style-name="P4">
Description: - Mi - the smact of the power, we have Dazhna Beregov Smughah - Ponad 2700 Kilometer, they ... War with Ukraine 2022, War with Ukraine Latest news today, News War with Ukraine 2022 Last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5/morpihy-8.jpg" text:style-name="Internet_20_link" text:visited-style-name="Visited_20_Internet_20_Link">
morpihy-8.jpg</text:a>
']</text:p>
      <text:p text:style-name="P4">
Tags: ['ВМС ЗСУ', 'ВТОРГНЕННЯ РФ', 'МОРСЬКА ПІХОТА', 'ОЛЕКСІЙ НЕЇЖПАПА']</text:p>
      <text:p text:style-name="P4">
Category: News</text:p>
      <!--METADATA-->
      <text:p text:style-name="P4">
<draw:frame draw:style-name="fr1" draw:name="Image250" text:anchor-type="as-char" svg:width="6.9236in" svg:height="4.61393in" draw:z-index="0">
<draw:image xlink:href="../Images/AРМІЯINFORM/2023-05-31T60-00-00-04-00/morpihy-8.jpg" xlink:type="simple" xlink:show="embed" xlink:actuate="onLoad" draw:mime-type="image/jpeg"/>
</draw:frame>
- We are a maritime state, we have a very long coastal strip - more than 2700 kilometers, of which 1700 kilometers of the maritime border. All our coasts - a man with rivers, estuaries, gulfs, ports, needs protection. And the task of ensuring the safety or release of these territories is entrusted to the infantry.</text:p>
      <text:p text:style-name="P4">
This was emphasized by the Commander of the Naval Forces of Ukraine Viceadmiral Alexei Zhuzpapa on the national telephone of the United Navy.</text:p>
      <ul>
        <li>
The urgent situation dictates to us to form a powerful organism, which is necessary to have a full -fledged management system, a set of weapons and military equipment, the relevant units for performing these tasks both independently and IIU interaction with other components of defense, - said the commander of the Navy of Ukraine.</li>
      </ul>
      <text:p text:style-name="P4">
According to him, the main tasks of the Marines are the protection of maritime databases, as well as the capture of the bridgeheads, which is held by the enemy. For this purpose, marine infantry units must be trained accordingly and have the necessary equipment and equipment.</text:p>
      <text:p text:style-name="P4">
At the same time, before the capture of the bridgehead, a marine landing - a complex type of operation performed at sea should be carried out. These are the complexes that are carried out before the foot of the Marines will take the shore. The Marine Corps alone will not solve such tasks.</text:p>
      <text:p text:style-name="P4">
Viecadmiral Alexei Shepap reported that the depicted storage arms will be in service with the swimming armor, and the means of delivery of this equipment will be the ship composition of the Navy of the Armed Forces of Ukraine. Since after capturing the bridgehead, further imposing forward will require a certain independence of management and approval of decisions, for this purpose a corps is created.</text:p>
      <text:p text:style-name="P4">
According to the commander of the Navy of Ukraine, the number of personnel of the Marines will be increased by the creation of new brigades and other units - artillery, security, support.</text:p>
      <ul>
        <li>
All these plans are being implemented now, we do not have time to wait at the completion of Vivna, - said Viceadmiral Alexei Shepap.</li>
      </ul>
      <text:p text:style-name="P4">
News Source: <text:a xlink:type="simple" xlink:href="https://armyinform.com.ua/2023/05/31/stvorennya-korpusu-morskoyi-pihoty-ukrayiny-cze-vymoga-sogodennya-viczeadmiral-oleksij-neyizhpapa/" text:style-name="Internet_20_link" text:visited-style-name="Visited_20_Internet_20_Link">
https://armyinform.com.ua/2023/05/31/stvorennya-korpusu-morskoyi-pihoty-ukrayiny-cze-vymoga-sogodennya-viczeadmiral-oleksij-neyizhpapa/</text:a>
</text:p>
      <!--NEWS-->
      <text:h text:style-name="P10" text:outline-level="1">
<text:span text:style-name="T4">
Kryvyi Rih resident collected for enemy intelligence on the movement and base of defense forces</text:span>
</text:h>
      <text:p text:style-name="P4">
Author: ['АРМІЯINFORM']</text:p>
      <text:p text:style-name="P4">
Time: 2023-05-31T61:00:00-04:00</text:p>
      <text:p text:style-name="P4">
Description: The result of the special operations of Iz Vikttya іnformers of the FSB on the Dnipropetrovsk region Bula Skotriman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4de3c4dfb65d3a640a54ab844c456dbc.jpg" text:style-name="Internet_20_link" text:visited-style-name="Visited_20_Internet_20_Link">
4de3c4dfb65d3a640a54ab844c456dbc.jpg</text:a>
']</text:p>
      <text:p text:style-name="P4">
Tags: ['АГЕНТ ФСБ', 'КОНТРРОЗВІДКА СБУ']</text:p>
      <text:p text:style-name="P4">
Category: News</text:p>
      <!--METADATA-->
      <text:p text:style-name="P4">
<draw:frame draw:style-name="fr1" draw:name="Image251" text:anchor-type="as-char" svg:width="6.9236in" svg:height="4.615733in" draw:z-index="0">
<draw:image xlink:href="../Images/AРМІЯINFORM/2023-05-31T61-00-00-04-00/4de3c4dfb65d3a640a54ab844c456dbc.jpg" xlink:type="simple" xlink:show="embed" xlink:actuate="onLoad" draw:mime-type="image/jpeg"/>
</draw:frame>
As a result of the special operation to expose the FSB informant on the Dnipropetrovsk region, a detained woman who collected for the occupiers were intelligent on the places of the base and the route of moving the defense forces in Kryvyi Rih. She threatens up to 12 years.</text:p>
      <text:p text:style-name="P4">
About it <text:a xlink:type="simple" xlink:href="https://ssu.gov.ua/novyny/sbu-zatrymala-ahentku-fsb-u-kryvomu-rozi" text:style-name="Internet_20_link" text:visited-style-name="Visited_20_Internet_20_Link">
reports</text:a>
Security Service of Ukraine.</text:p>
      <text:p text:style-name="P4">
She also recorded the consequences of Russian air strikes in the city. She passed the information to the enemy through Telegrams. The invaders used tedied to adjust the repeated and prepare new air attacks on the curves.</text:p>
      <text:p text:style-name="P4">
According to the investigation, the involvement is a local resident who supported the aggressor at the beginning of the decaying room of the Russian Federation and was repeatedly expressed among others. In this way, she got into the FSB Polyzor, which later remotely attracted her to the unspoken cooperation of the anti -Ukraine.</text:p>
      <text:p text:style-name="P4">
To accomplish hostile tasks, the person traveled on its own, the city streets of the city were hidden photo and video fixation of Ukrainian objects.</text:p>
      <text:p text:style-name="P4">
She has now been informed of suspicion. The malefactor is in custody. Long investigation to establish all the circumstances of the crime.</text:p>
      <text:p text:style-name="P4">
News Source: <text:a xlink:type="simple" xlink:href="https://armyinform.com.ua/2023/05/31/meshkanka-kryvogo-rogu-zbyrala-dlya-voroga-rozviddani-pro-peremishhennya-ta-bazuvannya-syl-oborony/" text:style-name="Internet_20_link" text:visited-style-name="Visited_20_Internet_20_Link">
https://armyinform.com.ua/2023/05/31/meshkanka-kryvogo-rogu-zbyrala-dlya-voroga-rozviddani-pro-peremishhennya-ta-bazuvannya-syl-oborony/</text:a>
</text:p>
      <!--NEWS-->
      <text:h text:style-name="P10" text:outline-level="1">
<text:span text:style-name="T4">
More than 700 explosive items, including 32 aircraft</text:span>
</text:h>
      <text:p text:style-name="P4">
Author: ['АРМІЯINFORM']</text:p>
      <text:p text:style-name="P4">
Time: 2023-05-31T62:00:00-04:00</text:p>
      <text:p text:style-name="P4">
Description: Lent out, 30 injuries, pirotechnic, Pirozhniy of the Hold Service of Ukraine ... War with Ukraine 2022, War with Ukraine Latest News Today, News War with Ukraine 2022 The last ones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STOPRUSSIA', 'АГРЕСІЯ РФ', 'ВІЙНА', 'ВТОРГНЕННЯ РФ', 'ДСНС УКРАЇНИ', 'РОЗМІНУВАННЯ']</text:p>
      <text:p text:style-name="P4">
Category: News</text:p>
      <!--METADATA-->
      <text:p text:style-name="P4">
<draw:frame draw:style-name="fr1" draw:name="Image252" text:anchor-type="as-char" svg:width="6.9236in" svg:height="3.89773in" draw:z-index="0">
<draw:image xlink:href="../Images/AРМІЯINFORM/2023-05-31T62-00-00-04-00/051f0000-0aff-0242-be2f-08da173df50a_w1080_h608.png" xlink:type="simple" xlink:show="embed" xlink:actuate="onLoad" draw:mime-type="image/png"/>
</draw:frame>
Illustrative photo</text:p>
      <text:p text:style-name="P4">
During the last day, <text:span text:style-name="T4">
 May 30 </text:span>
, pyrotechnic units of the State Service of Ukraine for Emergency Situations <text:span text:style-name="T4">
 135 times </text:span>
 involved in the execution of demining.</text:p>
      <text:p text:style-name="P4">
About it _ <text:a xlink:type="simple" xlink:href="https://dsns.gov.ua/uk/news/nadzvicaini-podiyi/informaciia-shhodo-diialnosti-pirotexnicnix-pidrozdiliv-dsns-121" text:style-name="Internet_20_link" text:visited-style-name="Visited_20_Internet_20_Link">
reports</text:a>
_ SESU Ukraine.</text:p>
      <text:p text:style-name="P4">
Pyrotechnical units revealed, seized and disposed of <text:span text:style-name="T4">
 727 exquisite </text:span>
 <text:span text:style-name="T4">
 items, </text:span>
 in particular <text:span text:style-name="T4">
 32 Aviation bombs. </text:span>
 examined(cleared)area of area <text:span text:style-name="T4">
 170 hectares </text:span>
.</text:p>
      <text:p text:style-name="P4">
Most often pyrotechnic units worked: in Kharkiv region 18 638 times, Kyiv region - 7825, Donetsk region - 5521, Mykolaiv region - 5022, Kherson region - 5209, Chernihiv region - 4652, Sumy region - 2094, Cherkasy region - 1 thousand 111.</text:p>
      <text:p text:style-name="P4">
Reference: 394 387 units have been disposed of since the beginning of large -scale aggression of the Russian Federation of Ukraine. Explosive objects and 2891 kg of explosive, including 2949 units aviation bombs. About 87 538 hectares were surveyed.</text:p>
      <text:p text:style-name="P4">
<text:span text:style-name="T4">
 There are 174 thousand square meters. km of potentially hazardous territories, measuring 30% of the total area of the state. </text:span>
</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31/za-dobu-pirotehniky-dsns-zneshkodyly-ponad-700-vybuhonebezpechnyh-predmetiv-zokrema-32-aviabomby/" text:style-name="Internet_20_link" text:visited-style-name="Visited_20_Internet_20_Link">
https://armyinform.com.ua/2023/05/31/za-dobu-pirotehniky-dsns-zneshkodyly-ponad-700-vybuhonebezpechnyh-predmetiv-zokrema-32-aviabomby/</text:a>
</text:p>
      <!--NEWS-->
      <text:h text:style-name="P10" text:outline-level="1">
<text:span text:style-name="T4">
The enemy from mortars again fired at the border of Chernihiv and Sumy region</text:span>
</text:h>
      <text:p text:style-name="P4">
Author: ['АРМІЯINFORM']</text:p>
      <text:p text:style-name="P4">
Time: 2023-05-31T63:00:00-04:00</text:p>
      <text:p text:style-name="P4">
Description: Syogodnі, 31 injuries, the village on the wounds of Rosіyskі Permatoptskіynі Vіskiyka P'yat Divyv was sheltered ... The war with Ukraine 2022, the war with Ukraine is the latest news today, the news with Ukraine 2022 is the last today, will there be a war between Ukraine and Russia and when, when, when,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АГРЕСІЯ РФ', 'ВТОРГНЕННЯ РФ', 'ОБСТРІЛИ ПРИКОРДОННЯ', 'ОК «ПІВНІЧ»', 'СУМЩИНА', 'ЧЕРНІГІВЩИНА']</text:p>
      <text:p text:style-name="P4">
Category: News</text:p>
      <!--METADATA-->
      <text:p text:style-name="P4">
<draw:frame draw:style-name="fr1" draw:name="Image253" text:anchor-type="as-char" svg:width="6.9236in" svg:height="4.034754in" draw:z-index="0">
<draw:image xlink:href="../Images/AРМІЯINFORM/2023-05-31T63-00-00-04-00/obstrily-prykordonnya-e1685522829617.jpg" xlink:type="simple" xlink:show="embed" xlink:actuate="onLoad" draw:mime-type="image/jpeg"/>
</draw:frame>
Illustrative photo</text:p>
      <text:p text:style-name="P4">
Today, on May 31, as of the morning, Russian occupation troops fired the border areas of Chernihiv and Sumy regions.</text:p>
      <text:p text:style-name="P4">
About it <text:a xlink:type="simple" xlink:href="https://www.facebook.com/kommander.nord/posts/pfbid02M4TxT4eKmfkG43d4yDaehgpFoi5JVGVQw4FJd1S8qYFVBYuxzdR155KL9c9PiVVTl" text:style-name="Internet_20_link" text:visited-style-name="Visited_20_Internet_20_Link">
reports</text:a>
Operational Command "North".</text:p>
      <text:p text:style-name="P4">
From 00:00 to 00:15, <text:span text:style-name="T4">
 8 parishes </text:span>
, probably with a mortar 120 mm, UiRon of the settlement of Mid-Buda.</text:p>
      <text:p text:style-name="P4">
From 04:35 to 04:40 the <text:span text:style-name="T4">
 6 parishes </text:span>
, probably with a mortar 120 mm, the UiRON of the Photovizh settlement.</text:p>
      <text:p text:style-name="P4">
From 05:20 to 05:40 the <text:span text:style-name="T4">
 12 parishes </text:span>
, probably with a mortar 120 mm, UiRon of the settlement of Mid-Buda.</text:p>
      <text:p text:style-name="P4">
From 06:40 to 06:55 the <text:span text:style-name="T4">
 7 parishes were recorded </text:span>
, probably with a mortar 120 mm, the UiRon of the settlement of Galaganivka.</text:p>
      <text:p text:style-name="P4">
From 07:10 to 07:16 the <text:span text:style-name="T4">
 3 arrivals were recorded </text:span>
, probably with a mortar 120 mm, the Urny of the Hryka settlement.</text:p>
      <text:p text:style-name="P4">
The loss of the local population or damage to civil infrastructure is specified.</text:p>
      <text:p text:style-name="P4">
News Source: <text:a xlink:type="simple" xlink:href="https://armyinform.com.ua/2023/05/31/vorog-z-minometiv-znovu-obstrilyav-prykordonnya-chernigivshhyny-i-sumshhyny/" text:style-name="Internet_20_link" text:visited-style-name="Visited_20_Internet_20_Link">
https://armyinform.com.ua/2023/05/31/vorog-z-minometiv-znovu-obstrilyav-prykordonnya-chernigivshhyny-i-sumshhyny/</text:a>
</text:p>
      <!--NEWS-->
      <text:h text:style-name="P10" text:outline-level="1">
<text:span text:style-name="T4">
Ukraine will receive a bus processed into a mobile hospital from Britain</text:span>
</text:h>
      <text:p text:style-name="P4">
Author: ['АРМІЯINFORM']</text:p>
      <text:p text:style-name="P4">
Time: 2023-05-31T64:00:00-04:00</text:p>
      <text:p text:style-name="P4">
Description: Great British Virushiv in Ukrainian bus, overgrows at the mobble spital.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bus.jpg" text:style-name="Internet_20_link" text:visited-style-name="Visited_20_Internet_20_Link">
bus.jpg</text:a>
']</text:p>
      <text:p text:style-name="P4">
Tags: ['ДОПОМОГА ПАРТНЕРІВ', 'МОБІЛЬНИЙ ШПИТАЛЬ', 'СВІТ ПІДТРИМУЄ УКРАЇНУ', 'УКРАЇНА - ВЕЛИКА БРИТАНІЯ']</text:p>
      <text:p text:style-name="P4">
Category: News</text:p>
      <!--METADATA-->
      <text:p text:style-name="P4">
<draw:frame draw:style-name="fr1" draw:name="Image254" text:anchor-type="as-char" svg:width="6.9236in" svg:height="3.894525in" draw:z-index="0">
<draw:image xlink:href="../Images/AРМІЯINFORM/2023-05-31T64-00-00-04-00/bus.jpg" xlink:type="simple" xlink:show="embed" xlink:actuate="onLoad" draw:mime-type="image/jpeg"/>
</draw:frame>
From the United Kingdom a bus has been reworked to Ukraine.</text:p>
      <text:p text:style-name="P4">
About it <text:a xlink:type="simple" xlink:href="https://twitter.com/UkrEmbLondon/status/1663475811989553158" text:style-name="Internet_20_link" text:visited-style-name="Visited_20_Internet_20_Link">
reported</text:a>
Ukraine in the UK.</text:p>
      <text:p text:style-name="P4">
"The bus was additionally strengthened, and some of the seats were replaced by hospital and medical equipment, pulsometers, defibrillators and containers of water water," the embassy said.</text:p>
      <text:p text:style-name="P4">
Recall that from the beginning of a large -scale invasion of Russia, the United Kingdom actively <text:a xlink:type="simple" xlink:href="https://armyinform.com.ua/2023/05/25/ukrayina-brytaniya-vijskovu-dopomogu-bez-chervonyh-linij/" text:style-name="Internet_20_link" text:visited-style-name="Visited_20_Internet_20_Link">
supports</text:a>
Ukraine. In 2023, the United Kingdom will spend 2.3 billion pounds on the rescue of Ukraine(More than 105 billion).</text:p>
      <text:p text:style-name="P4">
News Source: <text:a xlink:type="simple" xlink:href="https://armyinform.com.ua/2023/05/31/ukrayina-otrymaye-vid-brytaniyi-avtobus-pereroblenyj-u-mobilnyj-shpytal/" text:style-name="Internet_20_link" text:visited-style-name="Visited_20_Internet_20_Link">
https://armyinform.com.ua/2023/05/31/ukrayina-otrymaye-vid-brytaniyi-avtobus-pereroblenyj-u-mobilnyj-shpytal/</text:a>
</text:p>
      <!--NEWS-->
      <text:h text:style-name="P10" text:outline-level="1">
<text:span text:style-name="T4">
During the day, Russia fired 109 settlements of Ukraine, among civilians are killed and injured</text:span>
</text:h>
      <text:p text:style-name="P4">
Author: ['АРМІЯINFORM']</text:p>
      <text:p text:style-name="P4">
Time: 2023-05-31T65: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6210c2fc-5d22-4f02-84ce-77eab795d2ba.jpg" text:style-name="Internet_20_link" text:visited-style-name="Visited_20_Internet_20_Link">
6210c2fc-5d22-4f02-84ce-77eab795d2ba.jpg</text:a>
']</text:p>
      <text:p text:style-name="P4">
Tags: ['НАСЛІДКИ ВОРОЖИХ ОБСТРІЛІВ', 'ХАРКІВСЬКИЙ ТРИБУНАЛ']</text:p>
      <text:p text:style-name="P4">
Category: News</text:p>
      <!--METADATA-->
      <text:p text:style-name="P4">
<draw:frame draw:style-name="fr1" draw:name="Image255" text:anchor-type="as-char" svg:width="6.9236in" svg:height="4.569576in" draw:z-index="0">
<draw:image xlink:href="../Images/AРМІЯINFORM/2023-05-31T65-00-00-04-00/6210c2fc-5d22-4f02-84ce-77eab795d2ba.jpg" xlink:type="simple" xlink:show="embed" xlink:actuate="onLoad" draw:mime-type="image/jpeg"/>
</draw:frame>
During the last day, Russian troops fired at the territory of 9 regions of Ukraine.</text:p>
      <text:p text:style-name="P4">
About it in Telegram <text:a xlink:type="simple" xlink:href="https://t.me/militarymediacenter/2092" text:style-name="Internet_20_link" text:visited-style-name="Visited_20_Internet_20_Link">
informs</text:a>
MilitaryMedia Center.</text:p>
      <text:p text:style-name="P4">
The shelling was carried out from different types of weapons, namely: small arms, easel automatic grenade launchers, mortars, tanks, artillery, rocket launchers, anti -aircraft missile systems. Brings and tactical aviation were also used.</text:p>
      <text:p text:style-name="P4">
"109 settlements and 89 infrastructure sites have been fired," the message goes.</text:p>
      <text:p text:style-name="P4">
It is previously reported that one civilian was killed and 14 had been injured.</text:p>
      <text:p text:style-name="P4">
News Source: <text:a xlink:type="simple" xlink:href="https://armyinform.com.ua/2023/05/31/za-dobu-rosiya-obstrilyala-109-naselenyh-punktiv-ukrayiny-sered-czyvilnyh-ye-zagybli-ta-poraneni/" text:style-name="Internet_20_link" text:visited-style-name="Visited_20_Internet_20_Link">
https://armyinform.com.ua/2023/05/31/za-dobu-rosiya-obstrilyala-109-naselenyh-punktiv-ukrayiny-sered-czyvilnyh-ye-zagybli-ta-poraneni/</text:a>
</text:p>
      <!--NEWS-->
      <text:h text:style-name="P10" text:outline-level="1">
<text:span text:style-name="T4">
Capital police exposed nine more citizens who "merged" on the social network video work.</text:span>
</text:h>
      <text:p text:style-name="P4">
Author: ['АРМІЯINFORM']</text:p>
      <text:p text:style-name="P4">
Time: 2023-05-31T67:00:00-04:00</text:p>
      <text:p text:style-name="P4">
Description: Meshkantzi Mistali Robot of the Pavovitory defense of the PID Hour of the Broke attack of the Russian Federation on Kiev,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1uu.jpg" text:style-name="Internet_20_link" text:visited-style-name="Visited_20_Internet_20_Link">
1uu.jpg</text:a>
', '<text:a xlink:type="simple" xlink:href="https://armyinform.com.ua/wp-content/uploads/2023/05/1685516727168.jpeg" text:style-name="Internet_20_link" text:visited-style-name="Visited_20_Internet_20_Link">
1685516727168.jpeg</text:a>
']</text:p>
      <text:p text:style-name="P4">
Tags: ['КИЇВ', 'НАЦІОНАЛЬНА ПОЛІЦІЯ', 'ППО']</text:p>
      <text:p text:style-name="P4">
Category: News</text:p>
      <!--METADATA-->
      <text:p text:style-name="P4">
<draw:frame draw:style-name="fr1" draw:name="Image256" text:anchor-type="as-char" svg:width="6.9236in" svg:height="6.718696in" draw:z-index="0">
<draw:image xlink:href="../Images/AРМІЯINFORM/2023-05-31T67-00-00-04-00/1uu.jpg" xlink:type="simple" xlink:show="embed" xlink:actuate="onLoad" draw:mime-type="image/jpeg"/>
</draw:frame>
The residents of the city shot the work of air defense during another attack on Kiev, and then posted a video on social networks. Law enforcement officers erected all the persons involved and handed over to the SBU employees, <text:a xlink:type="simple" xlink:href="https://www.npu.gov.ua/news/stolychni-politseiski-vykryly-shche-deviatokh-hromadian-iaki-publikuvaly-u-sotsmerezhakh-video-roboty-ppo" text:style-name="Internet_20_link" text:visited-style-name="Visited_20_Internet_20_Link">
report</text:a>
There is a Kyiv police department.</text:p>
      <text:p text:style-name="P4">
“During the firing of the capital on social networks, video work of a prototype defense spread. Employees of the Criminal Investigation Department of the Metropolitan Glavka Police together with criminal analysis employees, who have been identified and illegally disseminated information. .</text:p>
      <text:p text:style-name="P4">
<draw:frame draw:style-name="fr1" draw:name="Image257" text:anchor-type="as-char" svg:width="6.893401in" svg:height="10.0in" draw:z-index="0">
<draw:image xlink:href="../Images/AРМІЯINFORM/2023-05-31T67-00-00-04-00/1685516727168.jpeg" xlink:type="simple" xlink:show="embed" xlink:actuate="onLoad" draw:mime-type="image/jpeg"/>
</draw:frame>
It is noted that all of them were delivered to the police departments, where operative employees were submitted with them and they provided an explanation. They are currently transmitted to the Security Service of Ukraine to find out all the circumstances.</text:p>
      <text:p text:style-name="P4">
Kyiv police also reminds of the ban on photo and video fixation of the work. Keep information silence, because silence is a reliable rear of our defenders!</text:p>
      <text:p text:style-name="P4">
News Source: <text:a xlink:type="simple" xlink:href="https://armyinform.com.ua/2023/05/31/stolychni-policzejski-vykryly-shhe-devyatoh-gromadyan-yaki-zlyly-u-soczmerezhi-video-roboty-ppo/" text:style-name="Internet_20_link" text:visited-style-name="Visited_20_Internet_20_Link">
https://armyinform.com.ua/2023/05/31/stolychni-policzejski-vykryly-shhe-devyatoh-gromadyan-yaki-zlyly-u-soczmerezhi-video-roboty-ppo/</text:a>
</text:p>
      <!--NEWS-->
      <text:h text:style-name="P10" text:outline-level="1">
<text:span text:style-name="T4">
In the Russian Federation, large -scale complexes are being built for sorting and storing corpses eliminated in Ukraine</text:span>
</text:h>
      <text:p text:style-name="P4">
Author: ['АРМІЯINFORM']</text:p>
      <text:p text:style-name="P4">
Time: 2023-05-31T68:00:00-04:00</text:p>
      <text:p text:style-name="P4">
Description: Kursku has the Rostov-on-Don Rosіyani, the future is the scale of the complexes for the varieties, analiz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photo_2023-05-31_13-06-34.jpg" text:style-name="Internet_20_link" text:visited-style-name="Visited_20_Internet_20_Link">
photo_2023-05-31_13-06-34.jpg</text:a>
']</text:p>
      <text:p text:style-name="P4">
Tags: ['STOPRUSSIA', 'ВТОРГНЕННЯ РФ', 'ВТРАТИ ПРОТИВНИКА', 'ГУР МО УКРАЇНИ']</text:p>
      <text:p text:style-name="P4">
Category: News</text:p>
      <!--METADATA-->
      <text:p text:style-name="P4">
<draw:frame draw:style-name="fr1" draw:name="Image258" text:anchor-type="as-char" svg:width="6.9236in" svg:height="3.894525in" draw:z-index="0">
<draw:image xlink:href="../Images/AРМІЯINFORM/2023-05-31T68-00-00-04-00/photo_2023-05-31_13-06-34.jpg" xlink:type="simple" xlink:show="embed" xlink:actuate="onLoad" draw:mime-type="image/jpeg"/>
</draw:frame>
In Kursk and Rostov-on-Don, the Russians build large-scale complexes for the sorting, analysis and storage(https://t.me/DIUkraine/2367)GUR of the Ministry of Defense of Ukraine.</text:p>
      <text:p text:style-name="P4">
It is noted that the area of each object is more than 4,000 square meters. The pre -complex will be included:</text:p>
      <ul>
        <li>
          <text:p text:style-name="P4">
points for conducting investigative actions and research on bodies;</text:p>
        </li>
        <li>
          <text:p text:style-name="P4">
refrigerator with refrigerators for 1000 seats;</text:p>
        </li>
        <li>
          <text:p text:style-name="P4">
warehouses with coffins and other funeral decorations;</text:p>
        </li>
        <li>
          <text:p text:style-name="P4">
A mournful hall.</text:p>
        </li>
      </ul>
      <text:p text:style-name="P4">
The intelligence agencies have been assumed that the cost of construction of a complex for the rated occupiers in Rostov-on-Don is about 600 million rubles, and UcCursk-more than 800 million rubles. The cost of refrigerator equipment is valued at more than a billion rubles for each complex.</text:p>
      <text:p text:style-name="P4">
The Main Directorate of Intelligence of the Ministry of Defense of Ukraine also states that terrorist Russia is no longer able to hide the scale of personal losses of personnel against Ukraine. The construction of these complexes in the territory of Muscovy confirms the fact that the Putin regime sends its occupying army of the frozen conveyor, but does not cope with the flow of the dead.</text:p>
      <text:p text:style-name="P4">
The GUR of the Ministry of Education and Science of Ukraine reminds that every Russian soldier who is not committed by crimes has the opportunity to be captured. Otherwise, its clover is waiting for one of the sorting bases for corpses in Russia.</text:p>
      <text:p text:style-name="P4">
News Source: <text:a xlink:type="simple" xlink:href="https://armyinform.com.ua/2023/05/31/u-rf-buduyut-masshtabni-kompleksy-dlya-sortuvannya-j-zberigannya-trupiv-likvidovanyh-v-ukrayini-rosiyan/" text:style-name="Internet_20_link" text:visited-style-name="Visited_20_Internet_20_Link">
https://armyinform.com.ua/2023/05/31/u-rf-buduyut-masshtabni-kompleksy-dlya-sortuvannya-j-zberigannya-trupiv-likvidovanyh-v-ukrayini-rosiyan/</text:a>
</text:p>
      <!--NEWS-->
      <text:h text:style-name="P10" text:outline-level="1">
<text:span text:style-name="T4">
President of Ukraine met with Ambassador United24 by actor Micha Collens</text:span>
</text:h>
      <text:p text:style-name="P4">
Author: ['АРМІЯINFORM']</text:p>
      <text:p text:style-name="P4">
Time: 2023-05-31T69:00:00-04:00</text:p>
      <text:p text:style-name="P4">
Description: President of Ukraine Volodymyr Zelensky Zustiv with the American actor Mesh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26c05b89fd2047a3fc03a398dfe6e34_1685524365_extra_large.jpeg" text:style-name="Internet_20_link" text:visited-style-name="Visited_20_Internet_20_Link">
326c05b89fd2047a3fc03a398dfe6e34_1685524365_extra_large.jpeg</text:a>
']</text:p>
      <text:p text:style-name="P4">
Tags: ['UNITED24', 'ВОЛОДИМИР ЗЕЛЕНСЬКИЙ', 'МІША КОЛЛІНЗ', 'ПРЕЗИДЕНТ УКРАЇНИ']</text:p>
      <text:p text:style-name="P4">
Category: News</text:p>
      <!--METADATA-->
      <text:p text:style-name="P4">
<draw:frame draw:style-name="fr1" draw:name="Image259" text:anchor-type="as-char" svg:width="6.9236in" svg:height="4.617948in" draw:z-index="0">
<draw:image xlink:href="../Images/AРМІЯINFORM/2023-05-31T69-00-00-04-00/326c05b89fd2047a3fc03a398dfe6e34_1685524365_extra_large.jpeg" xlink:type="simple" xlink:show="embed" xlink:actuate="onLoad" draw:mime-type="image/jpeg"/>
</draw:frame>
President of Ukraine Volodymyr Zelensky held a meeting with the American actor Kollinsky, who visited Kiev. The actor became the ambassador of the United24 Fandering Platform in the direction of "humanitarian demining", <text:a xlink:type="simple" xlink:href="https://armyinform.com.ua/reformator/%D0%9E%D1%84%D1%96%D1%86%D1%96%D0%B9%D0%BD%D0%B5%20%D1%96%D0%BD%D1%82%D0%B5%D1%80%D0%BD%D0%B5%D1%82-%D0%BF%D1%80%D0%B5%D0%B4%D1%81%D1%82%D0%B0%D0%B2%D0%BD%D0%B8%D1%86%D1%82%D0%B2%D0%BE" text:style-name="Internet_20_link" text:visited-style-name="Visited_20_Internet_20_Link">
informs</text:a>
Office of the President of Ukraine.</text:p>
      <text:p text:style-name="P4">
The head of state thanked the actor for joining the Ambassadors team. Vinnna commanded that to help Ukraine with the purchase of machines for mine - this is a difficult task, because this technique is scarce in the world, and the cycle of its production is long -term.</text:p>
      <text:p text:style-name="P4">
“When we release our territories from the occupiers, we get a lot of problems with a replaced area. To date, we have more than 200 thousand square kilometers of replaced territories. And we feel a big shortage of equipment to cope with such a large territory, ”said Volodymyr Zelenskyy.</text:p>
      <text:p text:style-name="P4">
For his part, Misha Collins reported that his friend, British journalist, photographer Jail Dunley - at one time in Afghanistan came to an explosive device and lost both legs and hand. Therefore, it is a personal question for him to help him.</text:p>
      <text:p text:style-name="P4">
Jails Delyley, who was also present at the meeting, added that his Foundation "Inheritance of War"(Legacy of War Foundation)He also raises funds for demining and became the official partner of the United24 platform in the United Kingdom.</text:p>
      <text:p text:style-name="P4">
Misha Collins also noted that the demining of the territories on which the actions took place takes a long time. Sometimes it can last for decades.</text:p>
      <text:p text:style-name="P4">
“Even if the war in Ukraine is over tomorrow, the inheritance of the war will remain until all the land is cleared of mines. Demand is extremely important. Therefore, children and families are often affected by the explosive devices that go out of Ulyssa collect mushrooms, ”he said.</text:p>
      <text:p text:style-name="P4">
Misha Collins stressed that he is extremely interested in this projectunited24 project.</text:p>
      <text:p text:style-name="P4">
"I feel as an ambassador to disseminate information and tell the story of what is happening in Ukraine for my audience of the whole world and to attract attention to the world support of Ukraine," the actor said.</text:p>
      <text:p text:style-name="P4">
In addition to meeting with the President of Ukraine, he will visit the Chernihiv region, where he will get acquainted with the work of Ukrainian sappers.</text:p>
      <text:p text:style-name="P4">
News Source: <text:a xlink:type="simple" xlink:href="https://armyinform.com.ua/2023/05/31/prezydent-ukrayiny-zustrivsya-z-ambasadorom-united24-aktorom-misheyu-kollinzom/" text:style-name="Internet_20_link" text:visited-style-name="Visited_20_Internet_20_Link">
https://armyinform.com.ua/2023/05/31/prezydent-ukrayiny-zustrivsya-z-ambasadorom-united24-aktorom-misheyu-kollinzom/</text:a>
</text:p>
      <!--NEWS-->
      <text:h text:style-name="P10" text:outline-level="1">
<text:span text:style-name="T4">
We work to punish the leadership of the Russian regime for kidnapping - Prosecutor General</text:span>
</text:h>
      <text:p text:style-name="P4">
Author: ['АРМІЯINFORM']</text:p>
      <text:p text:style-name="P4">
Time: 2023-05-31T70:00:00-04:00</text:p>
      <text:p text:style-name="P4">
Description: Prosecutors OFIS General Prosecutor General Praitzyut, he’s to turn to the Dodoma Doda,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7269316_271885791993292_7799926003182994601_n.jpg" text:style-name="Internet_20_link" text:visited-style-name="Visited_20_Internet_20_Link">
347269316_271885791993292_7799926003182994601_n.jpg</text:a>
']</text:p>
      <text:p text:style-name="P4">
Tags: ['АНДРІЙ КОСТІН', 'ВОЄННІ ЗЛОЧИНИ ЗС РФ', 'ОФІС ГЕНЕРАЛЬНОГО ПРОКУРОРА']</text:p>
      <text:p text:style-name="P4">
Category: News</text:p>
      <!--METADATA-->
      <text:p text:style-name="P4">
<draw:frame draw:style-name="fr1" draw:name="Image260" text:anchor-type="as-char" svg:width="6.9236in" svg:height="4.617948in" draw:z-index="0">
<draw:image xlink:href="../Images/AРМІЯINFORM/2023-05-31T70-00-00-04-00/347269316_271885791993292_7799926003182994601_n.jpg" xlink:type="simple" xlink:show="embed" xlink:actuate="onLoad" draw:mime-type="image/jpeg"/>
</draw:frame>
Prosecutors of the Prosecutor General's Office work daily to bring back to Dodomuskh children stolen by Russia.</text:p>
      <text:p text:style-name="P4">
This is stated in <text:a xlink:type="simple" xlink:href="https://www.facebook.com/100085008594406/posts/pfbid026jGTvZMdwsxtTbppsRFphR1oY2hwF6AscfLjPQbf5jwcapUdp2Y31Cn9T9bxt2jKl/" text:style-name="Internet_20_link" text:visited-style-name="Visited_20_Internet_20_Link">
post</text:a>
Prosecutor General of Ukraine Andriy Kostin.</text:p>
      <text:p text:style-name="P4">
“To return home all children stolen by Russia. The prosecutors of the Office of the Prosecutor General's work work for this: we collect evidence for bringing Russian rates to justice; Together with the Office of the International Criminal Court Prosecutor, we are working on the fact that this liability is not avoided by the leadership of the criminal Russian regime. Recently, the group of prosecutors went from Kherson region, where, together with experts of the Office of the Ministry of Internal Affairs of the ISS, the collection of military crimes of the Russian Federation, in particular on the illegal deportation of Ukrainian children. They talked about our joint efforts at the Center for the Protection of the Rights of the Child, which President of Ukraine Volodymyr Zelensky expelled, ”he said.</text:p>
      <text:p text:style-name="P4">
According to Andriy Kostin, those children who have already been returned to their native land need special attention and care, and, accordingly, special approaches to questioned as witnesses in criminal proceedings. Therefore, we work closely by the Ombudsman's staff to introduce the best practices of working with such children.</text:p>
      <text:p text:style-name="P4">
“The center is another step to strengthen this work. Experts will work at the exclusion "Barnahus", which, among other things, involves a survey of children of well and safe conditions, support of a psychologist and more. Juvenile prosecutors will have a long time in accordance with such practices within the pilot projects of the country. We are working on the spread of this child -centric approach to all young Ukrainians who interact with the law, ” - said.</text:p>
      <text:p text:style-name="P4">
News Source: <text:a xlink:type="simple" xlink:href="https://armyinform.com.ua/2023/05/31/praczyuyemo-nad-tym-shhob-pokaraty-najvyshhe-kerivnycztvo-zlochynnogo-rosijskogo-rezhymu-za-vykradennya-ditej-genprokuror/" text:style-name="Internet_20_link" text:visited-style-name="Visited_20_Internet_20_Link">
https://armyinform.com.ua/2023/05/31/praczyuyemo-nad-tym-shhob-pokaraty-najvyshhe-kerivnycztvo-zlochynnogo-rosijskogo-rezhymu-za-vykradennya-ditej-genprokuror/</text:a>
</text:p>
      <!--NEWS-->
      <text:h text:style-name="P10" text:outline-level="1">
<text:span text:style-name="T4">
The Russian paratrooper was declared suspicion of shooting a car car with children in Bucha</text:span>
</text:h>
      <text:p text:style-name="P4">
Author: ['АРМІЯINFORM']</text:p>
      <text:p text:style-name="P4">
Time: 2023-05-31T71:00:00-04:00</text:p>
      <text:p text:style-name="P4">
Description: About the Pydozra, the 76-ї tsardiyskovo-nursing-nursing is the wiring service ... The war with Ukraine 2022, the war with Ukraine is the latest news today, the news war with Ukraine 2022 is the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icons-68.png" text:style-name="Internet_20_link" text:visited-style-name="Visited_20_Internet_20_Link">
icons-68.png</text:a>
']</text:p>
      <text:p text:style-name="P4">
Tags: ['STOPRUSSIA', 'АГРЕСІЯ РФ', 'ВОЄННІ ЗЛОЧИНИ', 'ВТОРГНЕННЯ РФ', 'ОФІС ГЕНЕРАЛЬНОГО ПРОКУРОРА УКРАЇНИ']</text:p>
      <text:p text:style-name="P4">
Category: News</text:p>
      <!--METADATA-->
      <text:p text:style-name="P4">
<draw:frame draw:style-name="fr1" draw:name="Image261" text:anchor-type="as-char" svg:width="6.9236in" svg:height="4.661891in" draw:z-index="0">
<draw:image xlink:href="../Images/AРМІЯINFORM/2023-05-31T71-00-00-04-00/icons-68.png" xlink:type="simple" xlink:show="embed" xlink:actuate="onLoad" draw:mime-type="image/png"/>
</draw:frame>
The suspicion was informed by a serviceman of the 76th Guards Airborne Assault Chernihiv Division of the Airborne Troops of the Armed Forces of the Armed Forces of the Russian Federation, which shot two civilian cars in Bucha, Kyiv region. On the basis of gathered, he was charged with violations of the laws and customs of war, combined by deliberate murder.</text:p>
      <text:p text:style-name="P4">
According to the investigation, the suspect is a 24-year-old deputy commander of the landing house-a BMD-2 gun-operator with the 111 onboard number-which was the first in the military column of the battalion tactical group of servicemen of the USSRF. Others followed her.</text:p>
      <text:p text:style-name="P4">
In the morning of March 5, 2022, at the instructions of the commander, the column began the movement of the children's health and recreation facility "Radimous", the disabnery forces of Ukraine struck Russian troops, in the direction of Lisovazona near the village of Zdvizhivka, Buchan district in Kyiv region. The route ran Lech Kaczynski to Bucha.</text:p>
      <text:p text:style-name="P4">
The leading composition of the Russian troops gave an unlawful order of the execution of civilian regulations and vehicles that are moving towards, before the new combat positions. At that time, the Russian military column meeting cars with peaceful people - adults and two young children.</text:p>
      <text:p text:style-name="P4">
The family from Donetsk region who lived in Bucha, together with his neighbors, tried to get out of the territory of Buchan district, where active fighting was carried out. Happy military equipment, the driver of the first car stopped by the roadway, and just after him - another car. At this time, the suspect, in violation of the rules of international law, opened fire on the defeat of 30 mastomatical gun 2A42 by vehicles.</text:p>
      <text:p text:style-name="P4">
Four people were fatal injuries: mother, two young children Tasusid. Also, injuries were injured to other persons in the car. Among them, the father of the dead family.</text:p>
      <text:p text:style-name="P4">
Procedural actions are currently being carried out to hold other participants in a war crime.</text:p>
      <text:p text:style-name="P4">
<text:span text:style-name="T4">
 Source: </text:span>
 <text:a xlink:type="simple" xlink:href="https://www.gp.gov.ua/ua/posts/rozstril-avtivki-simyi-z-ditmi-v-buci-povidomleno-pro-pidozru-viiskovomu-rf" text:style-name="Internet_20_link" text:visited-style-name="Visited_20_Internet_20_Link">
<text:span text:style-name="T5">
opice of the Prosecutor General of Ukraine</text:span>
</text:a>
</text:p>
      <text:p text:style-name="P4">
News Source: <text:a xlink:type="simple" xlink:href="https://armyinform.com.ua/2023/05/31/rosijskomu-desantnyku-ogolosyly-pro-pidozru-v-rozstrili-avtivky-sim%ca%bcyi-z-ditmy-u-buchi/" text:style-name="Internet_20_link" text:visited-style-name="Visited_20_Internet_20_Link">
https://armyinform.com.ua/2023/05/31/rosijskomu-desantnyku-ogolosyly-pro-pidozru-v-rozstrili-avtivky-sim%ca%bcyi-z-ditmy-u-buchi/</text:a>
</text:p>
      <!--NEWS-->
      <text:h text:style-name="P10" text:outline-level="1">
<text:span text:style-name="T4">
The Cabinet has standardized the issue of deferral or release of citizens from conscription for conscript military service</text:span>
</text:h>
      <text:p text:style-name="P4">
Author: ['АРМІЯINFORM']</text:p>
      <text:p text:style-name="P4">
Time: 2023-05-31T72:00:00-04:00</text:p>
      <text:p text:style-name="P4">
Description: INSIS INIS ZMINI before Paynnya about PIDGOTOVOVATKA I Vyzova Gromyan Ukrainian o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12-1.jpg" text:style-name="Internet_20_link" text:visited-style-name="Visited_20_Internet_20_Link">
1-12-1.jpg</text:a>
']</text:p>
      <text:p text:style-name="P4">
Tags: ['ВІДСТРОЧКА ВІД СЛУЖБИ', 'КАБМІН', 'МІНОБОРОНИ', 'ПРИЗОВ']</text:p>
      <text:p text:style-name="P4">
Category: News</text:p>
      <!--METADATA-->
      <text:p text:style-name="P4">
<draw:frame draw:style-name="fr1" draw:name="Image262" text:anchor-type="as-char" svg:width="6.9236in" svg:height="4.615733in" draw:z-index="0">
<draw:image xlink:href="../Images/AРМІЯINFORM/2023-05-31T72-00-00-04-00/1-12-1.jpg" xlink:type="simple" xlink:show="embed" xlink:actuate="onLoad" draw:mime-type="image/jpeg"/>
</draw:frame>
The Government has amended the Regulations on the preparation and conscription of the citizen for conscript military service and the acceptance of conscripts for a contract service.</text:p>
      <text:p text:style-name="P4">
The relevant resolution developed by the Ministry of Defense adopted the Cabinet of Ministers.</text:p>
      <text:p text:style-name="P4">
The document will allow certain provisions of the Regulations compliance with the requirements of Ukraine, which regulate the issue of deferral of the citizens' rallings from conscription for conscript military service.</text:p>
      <text:p text:style-name="P4">
<text:span text:style-name="T4">
 In particular, changes are provided: </text:span>
</text:p>
      <text:p text:style-name="P4">
<text:span text:style-name="T5">
!(children)age 18 years of age.(their)independently; </text:span>
<text:span text:style-name="T5">
 2 </text:span>
<text:span text:style-name="T5">
. remove the grounds for delay from the conscript who have a child or wife with disabilities; </text:span>
<text:span text:style-name="T5">
 3 </text:span>
*. Determine the grounds for release from conscription conscripts:</text:p>
      <ul>
        <li>
who raise a child with a disability under 18 years of age; * who raise a child with serious illness; * who have a wife of persons with disabilities; * who care for persons with disabilities or persons who need it.</li>
      </ul>
      <text:p text:style-name="P4">
The resolution was adopted to comply with the requirements of the Law of Ukraine “On Amendments to the Laws of Ukraine on the Exemption of Persons by Ziv Providence and Persons who care for persons with disabilities I patients” and the Law of Ukraine “On Amendments to Certain Laws of Ukraine on Failure Citizens. "</text:p>
      <text:p text:style-name="P4">
<text:span text:style-name="T4">
 Source </text:span>
 <text:span text:style-name="T5">
: <text:a xlink:type="simple" xlink:href="https://www.mil.gov.ua/news/2023/05/31/kabmin-unormuvav-pitannya-nadannya-vidstrochki-chi-zvilnennya-gromadyan-vid-prizovu-na-strokovu-vijskovu-sluzhbu/" text:style-name="Internet_20_link" text:visited-style-name="Visited_20_Internet_20_Link">
Ministry of Defense of Ukraine</text:a>
</text:span>
</text:p>
      <text:p text:style-name="P4">
News Source: <text:a xlink:type="simple" xlink:href="https://armyinform.com.ua/2023/05/31/kabmin-unormuvav-pytannya-nadannya-vidstrochky-chy-zvilnennya-gromadyan-vid-pryzovu-na-strokovu-vijskovu-sluzhbu/" text:style-name="Internet_20_link" text:visited-style-name="Visited_20_Internet_20_Link">
https://armyinform.com.ua/2023/05/31/kabmin-unormuvav-pytannya-nadannya-vidstrochky-chy-zvilnennya-gromadyan-vid-pryzovu-na-strokovu-vijskovu-sluzhbu/</text:a>
</text:p>
      <!--NEWS-->
      <text:h text:style-name="P10" text:outline-level="1">
<text:span text:style-name="T4">
1 червня у Military Media Center відбудеться брифінг представників Нацгвардії</text:span>
</text:h>
      <text:p text:style-name="P4">
Author: ['АРМІЯINFORM']</text:p>
      <text:p text:style-name="P4">
Time: 2023-05-31T73:00:00-04:00</text:p>
      <text:p text:style-name="P4">
Description: 1 worm, about 11:00, the Military Media Center is BRIPHING on the topic: “Fate ... War with Ukraine 2022, War with Ukraine Latest News today, News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2/09/big-mmc.jpg" text:style-name="Internet_20_link" text:visited-style-name="Visited_20_Internet_20_Link">
big-mmc.jpg</text:a>
']</text:p>
      <text:p text:style-name="P4">
Tags: ['АНОНС', 'БРИФІНГ', 'НАЦГВАРДІЯ']</text:p>
      <text:p text:style-name="P4">
Category: News</text:p>
      <!--METADATA-->
      <text:p text:style-name="P4">
<draw:frame draw:style-name="fr1" draw:name="Image263" text:anchor-type="as-char" svg:width="6.9236in" svg:height="3.894525in" draw:z-index="0">
<draw:image xlink:href="../Images/AРМІЯINFORM/2023-05-31T73-00-00-04-00/big-mmc.jpg" xlink:type="simple" xlink:show="embed" xlink:actuate="onLoad" draw:mime-type="image/jpeg"/>
</draw:frame>
Briefing</text:p>
      <text:p text:style-name="P4">
<text:span text:style-name="T4">
 On June 1, at 11:00, </text:span>
 Military Media Center will take place on the topic: <text:span text:style-name="T4">
 "Participation of the National Guard in the Removal of the Armed Forces of the Russian Federation against Ukraine" </text:span>
 with the participation of the director of the Director of the Planning Department of the Main Directorate of Ukraine.</text:p>
      <text:p text:style-name="P4">
<text:span text:style-name="T4">
 Accreditation of media representatives is required and will last until 10:00 01 June. </text:span>
</text:p>
      <text:p text:style-name="P4">
Accreditation applications send to the e -mail address: <text:a xlink:type="simple" xlink:href="mailto:psmodu@post.mil.gov.ua" text:style-name="Internet_20_link" text:visited-style-name="Visited_20_Internet_20_Link">
psmodu@post.mil.gov.ua</text:a>
indicating the magazine, name and patronymic of the journalist, name of the publication, number of the Prescardiacreditation of the Armed Forces, contact phone.</text:p>
      <text:p text:style-name="P4">
Follow the news and announcements in the Military Media Center Telegram-&lt;https://t.me/militaryMediacenter&gt;
.</text:p>
      <text:p text:style-name="P4">
News Source: <text:a xlink:type="simple" xlink:href="https://armyinform.com.ua/2023/05/31/1-chervnya-u-military-media-center-vidbudetsya-bryfing-predstavnykiv-naczgvardiyi/" text:style-name="Internet_20_link" text:visited-style-name="Visited_20_Internet_20_Link">
https://armyinform.com.ua/2023/05/31/1-chervnya-u-military-media-center-vidbudetsya-bryfing-predstavnykiv-naczgvardiyi/</text:a>
</text:p>
      <!--NEWS-->
      <text:h text:style-name="P10" text:outline-level="1">
<text:span text:style-name="T4">
Ukraine continues state payments to those who were or still in captivity</text:span>
</text:h>
      <text:p text:style-name="P4">
Author: ['АРМІЯINFORM']</text:p>
      <text:p text:style-name="P4">
Time: 2023-05-31T74:00:00-04:00</text:p>
      <text:p text:style-name="P4">
Description: Shred 235 Zvillenikhi Polo, to snort to renite 100 Tysyach Hrynes of the Personal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sol_9930.jpg" text:style-name="Internet_20_link" text:visited-style-name="Visited_20_Internet_20_Link">
sol_9930.jpg</text:a>
']</text:p>
      <text:p text:style-name="P4">
Tags: ['ВИПЛАТИ ПОЛОНЕНИМ', 'ДЕРЖАВНА ДОПОМОГА', 'МІНРЕІНТЕГРАЦІЇ']</text:p>
      <text:p text:style-name="P4">
Category: News</text:p>
      <!--METADATA-->
      <text:p text:style-name="P4">
<draw:frame draw:style-name="fr1" draw:name="Image264" text:anchor-type="as-char" svg:width="6.9236in" svg:height="4.615733in" draw:z-index="0">
<draw:image xlink:href="../Images/AРМІЯINFORM/2023-05-31T74-00-00-04-00/sol_9930.jpg" xlink:type="simple" xlink:show="embed" xlink:actuate="onLoad" draw:mime-type="image/jpeg"/>
</draw:frame>
Another 235 captured from Russian captivity will be able to receive UAH 100,000. Of these - 84 people from the village <text:a xlink:type="simple" xlink:href="https://armyinform.com.ua/2023/04/06/hiba-mozhna-take-probachyty-rashystskyj-koncztabir-u-seli-yagidne/" text:style-name="Internet_20_link" text:visited-style-name="Visited_20_Internet_20_Link">
Berry</text:a>
In Chernihiv region, which the occupiers were kept in the basement of the school in March 2022.</text:p>
      <text:p text:style-name="P4">
About it <text:a xlink:type="simple" xlink:href="https://minre.gov.ua/2023/05/31/minreintegracziyi-prodovzhuye-derzhavni-vyplaty-tym-hto-buv-chy-dosi-v-poloni/" text:style-name="Internet_20_link" text:visited-style-name="Visited_20_Internet_20_Link">
reports</text:a>
Ministry of Independence of Reintegration of Temporarily Occupied Territories of Ukraine.</text:p>
      <text:p text:style-name="P4">
Also, 301 families of persons who are now illegally deprived of freedom by Russian federation will also be able to receive financial assistance in the amount of UAH 100,000 from the state. They will be transferred to them after receiving their application and necessary to quotes.</text:p>
      <text:p text:style-name="P4">
It should be noted that the facts of deprivation of these citizens of freedom as a result of armed aggression against Ukraine were established by the relevant commission on May 30. The commission has also accustomed a decision on payment of funds to reimbursement of costs for professional legal assistance to 3 persons.</text:p>
      <text:p text:style-name="P4">
In addition, the commission recognized 89 people who submitted applications and confirming records, members of the families of prisoners.</text:p>
      <text:p text:style-name="P4">
News Source: <text:a xlink:type="simple" xlink:href="https://armyinform.com.ua/2023/05/31/ukrayina-prodovzhuye-derzhavni-vyplaty-tym-hto-buv-chy-dosi-v-poloni/" text:style-name="Internet_20_link" text:visited-style-name="Visited_20_Internet_20_Link">
https://armyinform.com.ua/2023/05/31/ukrayina-prodovzhuye-derzhavni-vyplaty-tym-hto-buv-chy-dosi-v-poloni/</text:a>
</text:p>
      <!--NEWS-->
      <text:h text:style-name="P10" text:outline-level="1">
<text:span text:style-name="T4">
The European Commission's head called to give Ukraine a long -range weapon</text:span>
</text:h>
      <text:p text:style-name="P4">
Author: ['АРМІЯINFORM']</text:p>
      <text:p text:style-name="P4">
Time: 2023-05-31T75:00:00-04:00</text:p>
      <text:p text:style-name="P4">
Description: President of єvrokomii Ursula von der Lyan jammed “Tikh, hto mock” nadati Ukrainian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184461_leyen_reuters.png" text:style-name="Internet_20_link" text:visited-style-name="Visited_20_Internet_20_Link">
184461_leyen_reuters.png</text:a>
']</text:p>
      <text:p text:style-name="P4">
Tags: ['АРТИЛЕРІЯ', 'ПІДТРИМКА УКРАЇНИ', 'ПРЕЗИДЕНТКА ЄВРОКОМІСІЇ', 'УРСУЛА ФОН ДЕР ЛЯЄН']</text:p>
      <text:p text:style-name="P4">
Category: News</text:p>
      <!--METADATA-->
      <text:p text:style-name="P4">
<draw:frame draw:style-name="fr1" draw:name="Image265" text:anchor-type="as-char" svg:width="6.9236in" svg:height="3.606042in" draw:z-index="0">
<draw:image xlink:href="../Images/AРМІЯINFORM/2023-05-31T75-00-00-04-00/184461_leyen_reuters.png" xlink:type="simple" xlink:show="embed" xlink:actuate="onLoad" draw:mime-type="image/png"/>
</draw:frame>
The President of the European Commission Ursula von Der Liaan called on "those who can" give Ukraine a long -range artillery and weapons systems.</text:p>
      <text:p text:style-name="P4">
She [said] about it(https://ec.europa.eu/commission/presscorner/detail/en/speech_23_2993)While performing at the Globsec Forum in Bratislava.</text:p>
      <text:p text:style-name="P4">
"This can help Ukraine align the gap on the battlefield at a distance to the forces," said Ursula von Der Lyen.</text:p>
      <text:p text:style-name="P4">
The President of the European Commission stressed that it is necessary to stand firmly on the side of the Ukrainians as much as it is necessary.</text:p>
      <text:p text:style-name="P4">
“Immediate need, and you know it, there is a military assistance to support the Ukrainian Armed Forces. That is why we have just proposed an act of production of ammunition, ”she said.</text:p>
      <text:p text:style-name="P4">
Ursula von der Liaien also called <text:a xlink:type="simple" xlink:href="https://armyinform.com.ua/2023/05/31/u-brytaniyi-kanadski-instruktory-navchayut-ukrayinskyh-vijskovyh-vesty-bij-u-misti/" text:style-name="Internet_20_link" text:visited-style-name="Visited_20_Internet_20_Link">
to continue</text:a>
to teach Ukrainian military. According to her, by the end of the year, EU members will prepare 30 thousand thousand servicemen of the Armed Forces.</text:p>
      <text:p text:style-name="P4">
News Source: <text:a xlink:type="simple" xlink:href="https://armyinform.com.ua/2023/05/31/ochilnyczya-yevrokomisiyi-zaklykala-nadaty-ukrayini-dalekobijnu-zbroyu/" text:style-name="Internet_20_link" text:visited-style-name="Visited_20_Internet_20_Link">
https://armyinform.com.ua/2023/05/31/ochilnyczya-yevrokomisiyi-zaklykala-nadaty-ukrayini-dalekobijnu-zbroyu/</text:a>
</text:p>
      <!--NEWS-->
      <text:h text:style-name="P10" text:outline-level="1">
<text:span text:style-name="T4">
The Ministry of Foreign Affairs of Ukraine was strongly condemned by the DPRK's attempt to launch a military satellite</text:span>
</text:h>
      <text:p text:style-name="P4">
Author: ['АРМІЯINFORM']</text:p>
      <text:p text:style-name="P4">
Time: 2023-05-31T76:00:00-04:00</text:p>
      <text:p text:style-name="P4">
Description: Ukrainan Ryshuch Zashu to launch the pyvnik Korea missiles with Viewennya on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2774607.jpg" text:style-name="Internet_20_link" text:visited-style-name="Visited_20_Internet_20_Link">
2774607.jpg</text:a>
']</text:p>
      <text:p text:style-name="P4">
Tags: ['ЗАЯВА МЗС УКРАЇНИ', 'КНДР', 'РАДА БЕЗПЕКИ ООН']</text:p>
      <text:p text:style-name="P4">
Category: News</text:p>
      <!--METADATA-->
      <text:p text:style-name="P4">
<draw:frame draw:style-name="fr1" draw:name="Image266" text:anchor-type="as-char" svg:width="6.9236in" svg:height="4.369813in" draw:z-index="0">
<draw:image xlink:href="../Images/AРМІЯINFORM/2023-05-31T76-00-00-04-00/2774607.jpg" xlink:type="simple" xlink:show="embed" xlink:actuate="onLoad" draw:mime-type="image/jpeg"/>
</draw:frame>
Ukraine strongly condemns the attempt to launch North Korea a rocket carrier in order to get into the orbit of a military satellite.</text:p>
      <text:p text:style-name="P4">
About this <text:a xlink:type="simple" xlink:href="https://mfa.gov.ua/news/komentar-mzs-ukrayini-shchodo-sprobi-zapusku-kndr-raketonosiya-dlya-vivedennya-na-orbitu-vijskovogo-suputnika" text:style-name="Internet_20_link" text:visited-style-name="Visited_20_Internet_20_Link">
it is referred</text:a>
Establishments of the Ministry of Foreign Affairs of Ukraine.</text:p>
      <text:p text:style-name="P4">
“Pyongyang once again resorts to actions that destabilize the situation in the region mild international law. Concerns also cause statements about re -adoption in the near future, ”the foreign policy department noted.</text:p>
      <text:p text:style-name="P4">
The Ministry of Foreign Affairs stressed that the launch of the DPRK launchers of ballistic technologies and the continuation of the northern core rocket and nuclear programs is a gross violation of the UN Security Council.</text:p>
      <text:p text:style-name="P4">
"Ukraine is calling for the efforts of the international community on Pyongyanjah's pressure to ensure stability and security on the Korean Peninsula," he comes in a comment.</text:p>
      <text:p text:style-name="P4">
News Source: <text:a xlink:type="simple" xlink:href="https://armyinform.com.ua/2023/05/31/u-mzs-ukrayiny-rishuche-zasudyly-sprobu-kndr-zapustyty-vijskovyj-suputnyk/" text:style-name="Internet_20_link" text:visited-style-name="Visited_20_Internet_20_Link">
https://armyinform.com.ua/2023/05/31/u-mzs-ukrayiny-rishuche-zasudyly-sprobu-kndr-zapustyty-vijskovyj-suputnyk/</text:a>
</text:p>
      <!--NEWS-->
      <text:h text:style-name="P10" text:outline-level="1">
<text:span text:style-name="T4">
In the Mediterranean, Russia holds one ship with four "caliber"</text:span>
</text:h>
      <text:p text:style-name="P4">
Author: ['АРМІЯINFORM']</text:p>
      <text:p text:style-name="P4">
Time: 2023-05-31T77:00:00-04:00</text:p>
      <text:p text:style-name="P4">
Description: The village of 31 ADS in the Sower Morce on the Boyal Cherguvanni is ralved up to seven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05/chorne-more.jpg" text:style-name="Internet_20_link" text:visited-style-name="Visited_20_Internet_20_Link">
chorne-more.jpg</text:a>
']</text:p>
      <text:p text:style-name="P4">
Tags: ['ВМС ЗС УКРАЇНИ', 'РАКЕТИ «КАЛІБР»', 'СЕРЕДЗЕМНЕ МОРЕ']</text:p>
      <text:p text:style-name="P4">
Category: News</text:p>
      <!--METADATA-->
      <text:p text:style-name="P4">
<draw:frame draw:style-name="fr1" draw:name="Image267" text:anchor-type="as-char" svg:width="6.9236in" svg:height="3.956343in" draw:z-index="0">
<draw:image xlink:href="../Images/AРМІЯINFORM/2023-05-31T77-00-00-04-00/chorne-more.jpg" xlink:type="simple" xlink:show="embed" xlink:actuate="onLoad" draw:mime-type="image/jpeg"/>
</draw:frame>
As of May 31, there are enemy ships in the Mediterranean Sea, of which - one carrier of the winged rockets "Caliber", a common gap of up to four rockets.</text:p>
      <text:p text:style-name="P4">
About it <text:a xlink:type="simple" xlink:href="https://t.me/ukrainian_navy/3223" text:style-name="Internet_20_link" text:visited-style-name="Visited_20_Internet_20_Link">
informs</text:a>
Navy of the Armed Forces of Ukraine.</text:p>
      <text:p text:style-name="P4">
There is one enemy ship in the Sea of Azov.</text:p>
      <text:p text:style-name="P4">
During the day in the interests of the Russian Federation the passage of the Kerch-Yenikhal Strait made:</text:p>
      <ul>
        <li>
14 ships to the Azov Sea, three of them continued the movement from the Bosphorus Strait; * To the Black Sea 21 a ship, 12 of them in the direction of the Bosphorus Strait.</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31/u-seredzemnomu-mori-rosiya-trymaye-odyn-korabel-z-chotyrma-kalibramy/" text:style-name="Internet_20_link" text:visited-style-name="Visited_20_Internet_20_Link">
https://armyinform.com.ua/2023/05/31/u-seredzemnomu-mori-rosiya-trymaye-odyn-korabel-z-chotyrma-kalibramy/</text:a>
</text:p>
      <!--NEWS-->
      <text:h text:style-name="P10" text:outline-level="1">
<text:span text:style-name="T4">
Head of State: in Ukraine from the beginning of the large -scale war of the Russian Federation daily - Children's Day</text:span>
</text:h>
      <text:p text:style-name="P4">
Author: ['АРМІЯINFORM']</text:p>
      <text:p text:style-name="P4">
Time: 2023-05-31T78:00:00-04:00</text:p>
      <text:p text:style-name="P4">
Description: Iz 24 Fierce 2022 Rock Kozhzhe day in Ukrainian in the afternoon Zahista Diety. About the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zelenskyj01.jpg" text:style-name="Internet_20_link" text:visited-style-name="Visited_20_Internet_20_Link">
zelenskyj01.jpg</text:a>
']</text:p>
      <text:p text:style-name="P4">
Tags: ['ВОЛОДИМИР ЗЕЛЕНСЬКИЙ', 'ДЕНЬ ЗАХИСТУ ДІТЕЙ']</text:p>
      <text:p text:style-name="P4">
Category: News</text:p>
      <!--METADATA-->
      <text:p text:style-name="P4">
<draw:frame draw:style-name="fr1" draw:name="Image268" text:anchor-type="as-char" svg:width="6.9236in" svg:height="3.894525in" draw:z-index="0">
<draw:image xlink:href="../Images/AРМІЯINFORM/2023-05-31T78-00-00-04-00/zelenskyj01.jpg" xlink:type="simple" xlink:show="embed" xlink:actuate="onLoad" draw:mime-type="image/jpeg"/>
</draw:frame>
From February 24, 2022, every day in Ukraine is the Day of Protection of Children.</text:p>
      <text:p text:style-name="P4">
About it at the UA War conference. Underdeveloped lullaby ”<text:a xlink:type="simple" xlink:href="https://www.president.gov.ua/news/usi-462-dobi-mi-byemosya-za-nashe-majbutnye-znachit-za-nashi-83269" text:style-name="Internet_20_link" text:visited-style-name="Visited_20_Internet_20_Link">
said</text:a>
President of Ukraine Volodymyr Zelenskyy.</text:p>
      <text:p text:style-name="P4">
“Since February 24, for us, children's protection is every day. All 462 pre -comma -scale war. 462 days of our battle - especially for children. For their evolution and their fate. For Ukraine we will leave them. Europe we will build. The world they will live in. Today we are fighting for what kind of world will be. We repel Russian aggression and often emphasize: we protect not only Ukraine, but also all the free Europe, the whole free world. And it is objectively, deserved and honest - but at the same time not decisive. Because first of all, we love children. All our children, ”Volodymyr Zelenskyy emphasized.</text:p>
      <text:p text:style-name="P4">
He recalled that <text:span text:style-name="T4">
 Russia had killed at least four hundred eighty -three children </text:span>
. The Ukrainian head also recalled thousands of children stolen and illegal to Russia.</text:p>
      <text:p text:style-name="P4">
“We do not know the exact number - unfortunately, how many such children. But we have to bring them all. We know that we have to restore the rights for all Ukrainian children, ”the President of Ukraine said.</text:p>
      <text:p text:style-name="P4">
He also assured that Ukraine would rebuild everything that the Russian invaders have destroyed, and every Ukrainian child will be able to return home to Ukraine.</text:p>
      <text:p text:style-name="P4">
“To return to a normal life. Where there will be no war. There will be no concepts of "intraveracted persons", "refugees", "deportation". Where dad's fairy tale and mother will not be a video, but live. Where is safe. And freely. And peacefully. Deukraine, ”Volodymyr Zelenskyy emphasized.</text:p>
      <text:p text:style-name="P4">
News Source: <text:a xlink:type="simple" xlink:href="https://armyinform.com.ua/2023/05/31/glava-derzhavy-v-ukrayini-vid-pochatku-shyrokomasshtabnoyi-vijny-rf-shhodnya-den-zahystu-ditej/" text:style-name="Internet_20_link" text:visited-style-name="Visited_20_Internet_20_Link">
https://armyinform.com.ua/2023/05/31/glava-derzhavy-v-ukrayini-vid-pochatku-shyrokomasshtabnoyi-vijny-rf-shhodnya-den-zahystu-ditej/</text:a>
</text:p>
      <!--NEWS-->
      <text:h text:style-name="P10" text:outline-level="1">
<text:span text:style-name="T4">
Polish seven ’ Ї Pam ’ plot: Russian captivity ends with a bullet in the back of</text:span>
</text:h>
      <text:p text:style-name="P4">
Author: ['АРМІЯINFORM']</text:p>
      <text:p text:style-name="P4">
Time: 2023-05-31T79:00:00-04:00</text:p>
      <text:p text:style-name="P4">
Description: Putin Prigrate Viyn, if the Army Buda is widomed by the wors of the Majet -Popular Cordonians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duda.jpg" text:style-name="Internet_20_link" text:visited-style-name="Visited_20_Internet_20_Link">
duda.jpg</text:a>
']</text:p>
      <text:p text:style-name="P4">
Tags: ['STOPRUSSIA', 'ВТОРГНЕННЯ РФ', 'ПРЕЗИДЕНТ ПОЛЬЩІ АНДЖЕЙ ДУДА']</text:p>
      <text:p text:style-name="P4">
Category: News</text:p>
      <!--METADATA-->
      <text:p text:style-name="P4">
<draw:frame draw:style-name="fr1" draw:name="Image269" text:anchor-type="as-char" svg:width="6.9236in" svg:height="3.894525in" draw:z-index="0">
<draw:image xlink:href="../Images/AРМІЯINFORM/2023-05-31T79-00-00-04-00/duda.jpg" xlink:type="simple" xlink:show="embed" xlink:actuate="onLoad" draw:mime-type="image/jpeg"/>
</draw:frame>
Putin loses the war when the Russian army will be rejected from the international borders of Ukraine.</text:p>
      <text:p text:style-name="P4">
In an interview with The Wall Street Journal, this opinion was voiced(https://www.prezydent.pl/aktualnosci/wypowiedzi-prezydenta-rp/wywiady/prezydent-czynimy-wszystko-by-nato-bylo-jak-najsilniejsze,69268) Канцелярія польського президента.</text:p>
      <text:p text:style-name="P4">
«Для росіян людське життя нічого не означає, для українців кожне життя — навагу золота. Це — інша культура. росія — ядерна держава, у неї — гігантськісклади зброї. І нічого сміятися, коли вона викочує танки 1960-х років, бокожен танк важить тонн 50-60. Якщо він рухається, то давить, незалежно відтого, чи він сучасний. путін програє війну, коли російську армію будевідкинуто від міжнародно визнаних кордонів України. Тоді ми скажемо, що вонинічого не виграли від цієї війни, що їхній план поневолення Українипровалився, їхні імперські амбіції були покарані, вони втратили сотні тисячлюдей», — сказав польський президент.</text:p>
      <text:h text:style-name="P12" text:outline-level="3">
<text:span text:style-name="T4">
<text:span text:style-name="T4">
Спільний обов 'язок країн Заходу — підтримати Україну</text:span>
</text:span>
</text:h>
      <text:p text:style-name="P4">
Президент Польщі застеріг: російська економіка переходить на військові рейки,і роспропаганда зробить усе, аби переконати людей, що вони повинні затягнутипояси тугіше. І навіть якщо росіяни будуть голодними, пропагандистипромиватимуть мізки громадянам, мовляв, ті повинні пишатися, бо росія начебтовелична.</text:p>
      <text:p text:style-name="P4">
«Сьогодні наш спільний обов'язок як співтовариства Заходу, частиною якого є іПольща — підтримати Україну. Ми розуміємо, що російський імперіалізмвідроджується і якими будуть наслідки. Ми розуміли, що малося на увазі, колиросіяни побудували «Північний потік» в обхід Центральної Європи. Ми чудоворозуміємо, що означає російський енергетичний шантаж. Ця пам'ять — у нашихсім'ях», — нагадав Анджей Дуда.</text:p>
      <text:h text:style-name="P12" text:outline-level="3">
<text:span text:style-name="T4">
Лише поразка рф ознаменує настання безпечних часів для світу</text:span>
</text:h>
      <text:p text:style-name="P4">
Водночас глава Польщі пояснює, чому країна однією з перших після початкуширокомасштабного наступу росії на Україну зголосилася допомогти українськимбіженцям.</text:p>
      <text:p text:style-name="P4">
He added that only Russia's defeat will marry the onset of safe times for the world.</text:p>
      <text:p text:style-name="P4">
“We know that only the victory over Russia means that we will be safe - the Baltic States and Poland, as well as the countries of Western Europe.</text:p>
      <text:p text:style-name="P4">
<text:span text:style-name="T4">
 I remind our German neighbors that the Russians were in Berlin. </text:span>
</text:p>
      <text:p text:style-name="P4">
<text:span text:style-name="T4">
 I remind my colleagues from France that they were also in Paris in Napoleonic Epoch </text:span>
, ”Andrzej Duda said.</text:p>
      <text:p text:style-name="P4">
_ Prepared Vitaliy Lytvyn_</text:p>
      <text:p text:style-name="P4">
News Source: <text:a xlink:type="simple" xlink:href="https://armyinform.com.ua/2023/05/31/polski-simyi-pamyatayut-rosijskyj-polon-zakinchuyetsya-kuleyu-v-potylyczyu-andzhej-duda/" text:style-name="Internet_20_link" text:visited-style-name="Visited_20_Internet_20_Link">
https://armyinform.com.ua/2023/05/31/polski-simyi-pamyatayut-rosijskyj-polon-zakinchuyetsya-kuleyu-v-potylyczyu-andzhej-duda/</text:a>
</text:p>
      <!--NEWS-->
      <text:h text:style-name="P10" text:outline-level="1">
<text:span text:style-name="T4">
The property of the native of Ivano-Frankivsk was arrested for dismantling the Russians in Mariupol</text:span>
</text:h>
      <text:p text:style-name="P4">
Author: ['АРМІЯINFORM']</text:p>
      <text:p text:style-name="P4">
Time: 2023-05-31T80:00:00-04:00</text:p>
      <text:p text:style-name="P4">
Description: Mino colaborator was laerated by the jacket of the dismantling of the Mariupol Drama Drama Ta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ee3e8e8-6cd1-4d83-8aca-e8993ecff7b0.jpg" text:style-name="Internet_20_link" text:visited-style-name="Visited_20_Internet_20_Link">
bee3e8e8-6cd1-4d83-8aca-e8993ecff7b0.jpg</text:a>
']</text:p>
      <text:p text:style-name="P4">
Tags: ['КОЛАБОРАНТ', 'МАРІУПОЛЬ', 'СБУ']</text:p>
      <text:p text:style-name="P4">
Category: News</text:p>
      <!--METADATA-->
      <text:p text:style-name="P4">
<draw:frame draw:style-name="fr1" draw:name="Image270" text:anchor-type="as-char" svg:width="6.9236in" svg:height="3.894525in" draw:z-index="0">
<draw:image xlink:href="../Images/AРМІЯINFORM/2023-05-31T80-00-00-04-00/bee3e8e8-6cd1-4d83-8aca-e8993ecff7b0.jpg" xlink:type="simple" xlink:show="embed" xlink:actuate="onLoad" draw:mime-type="image/jpeg"/>
</draw:frame>
The property of the collaborator was arrested, who performed the dismantling of the Mariupol Damom and helped the Russian Federation to hide the traces of mass murder of Ukrainians.</text:p>
      <text:p text:style-name="P4">
About it <text:a xlink:type="simple" xlink:href="https://www.facebook.com/ssu.ivanofrankivsk/posts/pfbid02wGp594u6Zky8Jv2cyhkjHojhosx6Y4oWdFeggQVXaZFxutuzus96xv4ouB5a4wgal" text:style-name="Internet_20_link" text:visited-style-name="Visited_20_Internet_20_Link">
reports</text:a>
SBU press service in Ivano-Frankivsk region.</text:p>
      <text:p text:style-name="P4">
The court seized the property of the native of Ivano-Frankivsk, who performed the works of the renovation of the rosary of the Mariupol Drama Theater.</text:p>
      <text:p text:style-name="P4">
In a hurry to clean the ruins of the building, the Russian authorities concealed the evidence of the war - the mass murder(https://armyinform.com.ua/2023/03/16/ne-probachymo-okupantam-zhodnoyi-zrujnovanoyi-doli-glava-derzhavy-pro-richnyczyu-tragediyi-u-mariupoli/)According to the Drama Theater on March 16, 2022.</text:p>
      <text:p text:style-name="P4">
The SBU found that the contractors were involved in the work of firms-Ukrainian, a native of Ivano-Frankivsk, who left for the Russian Federation in 2014.</text:p>
      <text:p text:style-name="P4">
Since June 2022, the Central and Front Walls have been controlled by St. Petersburbrazhbrazhda, the facade of the drama theater, which placed traces of bombardment.</text:p>
      <text:p text:style-name="P4">
In addition, the companies he headed on the site of the Philharmonic and otherly destroyed and damaged armed formations of the Russian Federation.</text:p>
      <text:p text:style-name="P4">
In January 2023, the SBU investigators informed the CEO of Russian companies in proading in conducting economic activity in cooperation with the aggressor state.</text:p>
      <text:p text:style-name="P4">
Currently, the pre -trial investigation has been completed, the indictment for collaboration has been transferred to court.</text:p>
      <text:p text:style-name="P4">
The seizure of the property of the person involved in more than UAH 1.7 million was seized. It is a prominent share in the house in the Chernivtsi region.</text:p>
      <text:p text:style-name="P4">
The collaborator has been wanted. The court chose him in absentia with a beating event - arrest. The person expects 5 years of imprisonment.</text:p>
      <text:p text:style-name="P4">
News Source: <text:a xlink:type="simple" xlink:href="https://armyinform.com.ua/2023/05/31/za-demontazh-znyshhenogo-rosiyanamy-teatru-v-mariupoli-zaareshtovano-majno-urodzhenczya-ivano-frankivshhyny/" text:style-name="Internet_20_link" text:visited-style-name="Visited_20_Internet_20_Link">
https://armyinform.com.ua/2023/05/31/za-demontazh-znyshhenogo-rosiyanamy-teatru-v-mariupoli-zaareshtovano-majno-urodzhenczya-ivano-frankivshhyny/</text:a>
</text:p>
      <!--NEWS-->
      <text:h text:style-name="P10" text:outline-level="1">
<text:span text:style-name="T4">
The US has allocated another $ 1.25 billion to Ukraine's needs</text:span>
</text:h>
      <text:p text:style-name="P4">
Author: ['АРМІЯINFORM']</text:p>
      <text:p text:style-name="P4">
Time: 2023-05-31T81:00:00-04:00</text:p>
      <text:p text:style-name="P4">
Description: Ukrainian detonated $ 1.25 billion of the fіnancial pidrimmika in Mazhkta Svit Bank ... War with Ukraine 2022, War with Ukraine Latest News today, News War with Ukraine 2022 are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98_main-1.jpg" text:style-name="Internet_20_link" text:visited-style-name="Visited_20_Internet_20_Link">
98_main-1.jpg</text:a>
']</text:p>
      <text:p text:style-name="P4">
Tags: ['ДЕНИС ШМИГАЛЬ', 'СВІТОВИЙ БАНК', 'США ТА\xa0УКРАЇНА', 'ФІНАНСОВА ПІДТРИМКА']</text:p>
      <text:p text:style-name="P4">
Category: News</text:p>
      <!--METADATA-->
      <text:p text:style-name="P4">
<draw:frame draw:style-name="fr1" draw:name="Image271" text:anchor-type="as-char" svg:width="6.9236in" svg:height="3.901394in" draw:z-index="0">
<draw:image xlink:href="../Images/AРМІЯINFORM/2023-05-31T81-00-00-04-00/98_main-1.jpg" xlink:type="simple" xlink:show="embed" xlink:actuate="onLoad" draw:mime-type="image/jpeg"/>
</draw:frame>
Ukraine has received $ 1.25 billion in financial support from the US Project Bank from the United States.</text:p>
      <text:p text:style-name="P4">
About it <text:a xlink:type="simple" xlink:href="https://twitter.com/Denys_Shmyhal/status/1663641933078577159" text:style-name="Internet_20_link" text:visited-style-name="Visited_20_Internet_20_Link">
reports</text:a>
Prime Minister of Ukraine Denis Shmigal on Twitter.</text:p>
      <text:p text:style-name="P4">
"The funds will go to support the state budget, including social tagumanitarian expenditures," he said.</text:p>
      <text:p text:style-name="P4">
Denis Shmigal expressed gratitude to the World Bank and the USA, also noted that Ukraine values the assistance of partners in the fight against the Russian aggressor.</text:p>
      <text:p text:style-name="P4">
News Source: <text:a xlink:type="simple" xlink:href="https://armyinform.com.ua/2023/05/31/ssha-vydilyly-shhe-125-milyarda-na-potreby-ukrayiny/" text:style-name="Internet_20_link" text:visited-style-name="Visited_20_Internet_20_Link">
https://armyinform.com.ua/2023/05/31/ssha-vydilyly-shhe-125-milyarda-na-potreby-ukrayiny/</text:a>
</text:p>
      <!--NEWS-->
      <text:h text:style-name="P10" text:outline-level="1">
<text:span text:style-name="T4">
12 years behind the lattice will spend a machine gun with DNR who fought in the Bakhmut direction against the Armed Forces</text:span>
</text:h>
      <text:p text:style-name="P4">
Author: ['АРМІЯINFORM']</text:p>
      <text:p text:style-name="P4">
Time: 2023-05-31T82:00:00-04:00</text:p>
      <text:p text:style-name="P4">
Description: The fourth 2021 Roku Meshkanets m. Makіiva, wounded Sudomius for the sinking of that swing on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viyskovi_mariupol_gettyimages_1240634301_7_650x410.jpg" text:style-name="Internet_20_link" text:visited-style-name="Visited_20_Internet_20_Link">
viyskovi_mariupol_gettyimages_1240634301_7_650x410.jpg</text:a>
']</text:p>
      <text:p text:style-name="P4">
Tags: ['АГРЕСІЯ РФ', 'БАХМУТСЬКИЙ НАПРЯМОК', 'КОЛАБОРАНТ', 'ОФІС ГЕНЕРАЛЬНОГО ПРОКУРОРА УКРАЇНИ']</text:p>
      <text:p text:style-name="P4">
Category: News</text:p>
      <!--METADATA-->
      <text:p text:style-name="P4">
<draw:frame draw:style-name="fr1" draw:name="Image272" text:anchor-type="as-char" svg:width="6.9236in" svg:height="4.367194in" draw:z-index="0">
<draw:image xlink:href="../Images/AРМІЯINFORM/2023-05-31T82-00-00-04-00/viyskovi_mariupol_gettyimages_1240634301_7_650x410.jpg" xlink:type="simple" xlink:show="embed" xlink:actuate="onLoad" draw:mime-type="image/jpeg"/>
</draw:frame>
In February 2021, a resident of Makiivka, previously convicted of theft and assassination assassination, voluntarily joined the ranks of NFF "DNR". Under the contract, he went on firing at the landfill in Yenakiyev and began his service with the office of the Nai-Yakha call sign in the 3rd Separate Rifle Brigade.</text:p>
      <text:p text:style-name="P4">
As <text:a xlink:type="simple" xlink:href="https://t.me/pgo_gov_ua/12712" text:style-name="Internet_20_link" text:visited-style-name="Visited_20_Internet_20_Link">
informs</text:a>
The Office of the Prosecutor General of Ukraine, this unit was stationed near Gorlovka and the village of Zaitsevebakhmut district.</text:p>
      <text:p text:style-name="P4">
With the beginning of a large-scale Russian invasion of the territory of Ukraine, the consistent transferred to the service to the 5th OMSBD, which was based in Donetsk, thawed observation of the positions of the Armed Forces of Ukraine.</text:p>
      <text:p text:style-name="P4">
Subsequently, he fought on the side of the occupying troops in the area of the village of Verkhnoretskokrovsky district. In March 2023, he was detained by Ukrainian servicemen near Marinka.</text:p>
      <text:p text:style-name="P4">
The collaborator was sentenced to 12 years in prison.</text:p>
      <text:p text:style-name="P4">
News Source: <text:a xlink:type="simple" xlink:href="https://armyinform.com.ua/2023/05/31/12-rokiv-za-gratamy-provede-kulemetnyk-z-dnr-yakyj-voyuvav-na-bahmutskomu-napryamku-proty-zsu/" text:style-name="Internet_20_link" text:visited-style-name="Visited_20_Internet_20_Link">
https://armyinform.com.ua/2023/05/31/12-rokiv-za-gratamy-provede-kulemetnyk-z-dnr-yakyj-voyuvav-na-bahmutskomu-napryamku-proty-zsu/</text:a>
</text:p>
      <!--NEWS-->
      <text:h text:style-name="P10" text:outline-level="1">
<text:span text:style-name="T4">
In the Tavriysk direction, defenders destroyed two enemy mouths and two ammunition depots</text:span>
</text:h>
      <text:p text:style-name="P4">
Author: ['АРМІЯINFORM']</text:p>
      <text:p text:style-name="P4">
Time: 2023-05-31T83:00:00-04:00</text:p>
      <text:p text:style-name="P4">
Description: PIDRODILI of the rocket bISK TARILAY TAVRICHIC Defense Forces of the Tavriyskoye Remove ... the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znyshhennya-rashystiv.jpg" text:style-name="Internet_20_link" text:visited-style-name="Visited_20_Internet_20_Link">
znyshhennya-rashystiv.jpg</text:a>
']</text:p>
      <text:p text:style-name="P4">
Tags: ['ЗНИЩЕННЯ РОСІЙСЬКОЇ ВІЙСЬКОВОЇ ТЕХНІКИ', 'ОЛЕКСАНДР ТАРНАВСЬКИЙ']</text:p>
      <text:p text:style-name="P4">
Category: News</text:p>
      <!--METADATA-->
      <text:p text:style-name="P4">
<draw:frame draw:style-name="fr1" draw:name="Image273" text:anchor-type="as-char" svg:width="6.9236in" svg:height="4.281093in" draw:z-index="0">
<draw:image xlink:href="../Images/AРМІЯINFORM/2023-05-31T83-00-00-04-00/znyshhennya-rashystiv.jpg" xlink:type="simple" xlink:show="embed" xlink:actuate="onLoad" draw:mime-type="image/jpeg"/>
</draw:frame>
Illustrative photo</text:p>
      <text:p text:style-name="P4">
Units of missile troops and artillery of the Tavriysky Defense Forces Completed 803 fire tasks. The losses of the enemy killed are almost two mouths.</text:p>
      <text:p text:style-name="P4">
About it in <text:a xlink:type="simple" xlink:href="https://t.me/otarnavskiy/101" text:style-name="Internet_20_link" text:visited-style-name="Visited_20_Internet_20_Link">
telegram</text:a>
Informs the commander-in-chief of the Tavriya troops, General Alexandernavsky.</text:p>
      <text:p text:style-name="P4">
"More than 10 units of weapons and military equipment have been destroyed and damaged. In particular, the APC, 3 units of 120 mm and one mortar 82 mm, anti-tankovagarma MT-12" Rapira ", self-propelled Gaubitsa 2C19" MSTA-C ",-it is said.</text:p>
      <text:p text:style-name="P4">
News Source: <text:a xlink:type="simple" xlink:href="https://armyinform.com.ua/2023/05/31/na-tavrijskomu-napryamku-znyshhyly-dvi-roty-voroga-ta-dva-sklady-z-boyeprypasamy/" text:style-name="Internet_20_link" text:visited-style-name="Visited_20_Internet_20_Link">
https://armyinform.com.ua/2023/05/31/na-tavrijskomu-napryamku-znyshhyly-dvi-roty-voroga-ta-dva-sklady-z-boyeprypasamy/</text:a>
</text:p>
      <!--NEWS-->
      <text:h text:style-name="P10" text:outline-level="1">
<text:span text:style-name="T4">
The Russians are able to fix mobile phones that go to the network near the front line - an expert in Rer and Reb</text:span>
</text:h>
      <text:p text:style-name="P4">
Author: ['АРМІЯINFORM']</text:p>
      <text:p text:style-name="P4">
Time: 2023-05-31T84:00:00-04:00</text:p>
      <text:p text:style-name="P4">
Description: - Nasam -back mi guards unique mikzu bought out of mobble ash. Rosіyskі Sunbus Rer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photo1685452567.jpeg" text:style-name="Internet_20_link" text:visited-style-name="Visited_20_Internet_20_Link">
photo1685452567.jpeg</text:a>
']</text:p>
      <text:p text:style-name="P4">
Tags: ['ЕКСПЕРТИ', 'МОБІЛЬНІ ТЕЛЕФОНИ', 'РЕБ', 'РЕР']</text:p>
      <text:p text:style-name="P4">
Category: News</text:p>
      <!--METADATA-->
      <text:p text:style-name="P4">
<draw:frame draw:style-name="fr1" draw:name="Image274" text:anchor-type="as-char" svg:width="6.9236in" svg:height="4.612849in" draw:z-index="0">
<draw:image xlink:href="../Images/AРМІЯINFORM/2023-05-31T84-00-00-04-00/photo1685452567.jpeg" xlink:type="simple" xlink:show="embed" xlink:actuate="onLoad" draw:mime-type="image/jpeg"/>
</draw:frame>
- First of all, we must avoid mobile devices. Russian Rer's Russian Cletes fix the serial numbers of the mobile phones of our military, downloading it all into a single base on all fronts, so Russians can determine - which troops where they moved, that is, for example, these 50 phones were Podkherson - now these 50 phones in Bakhmut. That is, the conclusion is that the unit is translated here,-said the military expert in the field of Rer and Rebsergiy Beskrestnov, who is better known to the Ukrainian audience as Sergei Flash.</text:p>
      <text:p text:style-name="P4">
According to him, when you go to the front, it is best to take another phone to take at least a seven card.</text:p>
      <ul>
        <li>
We can forbid all the military to use telephones, they will understand it, but everyone has families who are close, everyone wants to be associated with them. Thank God, the instinct of self -preservation at "zero" suggests our military switch off phones. That's right, they cannot be touched. But the situation changes from the front line. 5 kilometers - a little possible to call, and 10 kilometers - in general. No one is embarrassed that there is 10 km and 15 km, and the artillery also gets there, ”Sergey Flesh said.</li>
      </ul>
      <text:p text:style-name="P4">
More about it and more <text:a xlink:type="simple" xlink:href="https://armyinform.com.ua/2023/05/31/yaku-nebezpeku-stanovyt-radioelektronna-rozvidka-protyvnyka/" text:style-name="Internet_20_link" text:visited-style-name="Visited_20_Internet_20_Link">
Read</text:a>
In the material of our correspondent on the armyinform.</text:p>
      <text:p text:style-name="P4">
News Source: <text:a xlink:type="simple" xlink:href="https://armyinform.com.ua/2023/05/31/rosiyany-zdatni-fiksuvaty-mobilni-telefony-yaki-vyhodyat-v-merezhu-poblyzu-liniyi-frontu-ekspert-u-galuzi-rer-ta-reb/" text:style-name="Internet_20_link" text:visited-style-name="Visited_20_Internet_20_Link">
https://armyinform.com.ua/2023/05/31/rosiyany-zdatni-fiksuvaty-mobilni-telefony-yaki-vyhodyat-v-merezhu-poblyzu-liniyi-frontu-ekspert-u-galuzi-rer-ta-reb/</text:a>
</text:p>
      <!--NEWS-->
      <text:h text:style-name="P10" text:outline-level="1">
<text:span text:style-name="T4">
In Odesa region, the President of Ukraine held a meeting on the situation in the region</text:span>
</text:h>
      <text:p text:style-name="P4">
Author: ['АРМІЯINFORM']</text:p>
      <text:p text:style-name="P4">
Time: 2023-05-31T85:00:00-04:00</text:p>
      <text:p text:style-name="P4">
Description: PID Hour Robochka in a dressing region President President Volodymyr Zelensky Proviv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70746f3db98fdd74e85e40920ad9446c_1685541424_extra_large.jpeg" text:style-name="Internet_20_link" text:visited-style-name="Visited_20_Internet_20_Link">
70746f3db98fdd74e85e40920ad9446c_1685541424_extra_large.jpeg</text:a>
']</text:p>
      <text:p text:style-name="P4">
Tags: ['ВОЛОДИМИР ЗЕЛЕНСЬКИЙ', 'ОДЕЩИНА']</text:p>
      <text:p text:style-name="P4">
Category: News</text:p>
      <!--METADATA-->
      <text:p text:style-name="P4">
<draw:frame draw:style-name="fr1" draw:name="Image275" text:anchor-type="as-char" svg:width="6.9236in" svg:height="4.604691in" draw:z-index="0">
<draw:image xlink:href="../Images/AРМІЯINFORM/2023-05-31T85-00-00-04-00/70746f3db98fdd74e85e40920ad9446c_1685541424_extra_large.jpeg" xlink:type="simple" xlink:show="embed" xlink:actuate="onLoad" draw:mime-type="image/jpeg"/>
</draw:frame>
During his working trip to the Odessa region, President of Ukraine Volodymyrzelensky held a meeting with the military command and heads of law enforcement agencies of Odesa region on the current situation in the region.</text:p>
      <text:p text:style-name="P4">
At the beginning of the meeting, the head of state presented the newly appointed head of the Odessa regional state administration Oleg Kiper.</text:p>
      <text:p text:style-name="P4">
Turning to the new head of the RSA, the President stressed that work on the Odesa is very responsible.</text:p>
      <text:p text:style-name="P4">
“It is a priority region of our independent state. I think you understand your tasks perfectly with a more experience. It is the coordination of all institutions in wartime. Especially - all authorities, law enforcement, local authorities. It is very important to come in contact with our military and commanders, ”Volodymyr Zelenskyy said.</text:p>
      <text:p text:style-name="P4">
According to the Head of State, a separate priority is safety at sea, so it is necessary to ensure the work of the grain corridor, which is fundamental for Ukraine's economic economic.</text:p>
      <text:p text:style-name="P4">
During the meeting, the President heard the report of the commander of Odessa Eduardamskal about the operational situation in the area of responsibility of OK "South" and the preparedness of military units and units for the execution of tasks. The commander of the Naval Forces of Ukraine Alexei Sheppapopopopopopopopopov on the current situation in the area of responsibility of the Navy.</text:p>
      <text:p text:style-name="P4">
Volodymyr Zelensky also heard the information of the relevant heads on the state supply of life of the Odessa region and the city of Odessa, an operational taximogenic situation in the region.</text:p>
      <text:p text:style-name="P4">
The President noted the work of the regional department of the Security Service of Ukraine of the Enemy's intelligence and subordinates.</text:p>
      <text:p text:style-name="P4">
The participants of the event discussed the restoration of the economy of the region, which suffered losses as a result of Russian firing of energy infrastructure, and ensuring its steady functioning, restarting key enterprises in the military.</text:p>
      <text:p text:style-name="P4">
Particular attention was paid to social issues, including the provision of innovative persons. Separately focused on the functioning of the sphere of protection with the focus on the importance of rehabilitation of the military.</text:p>
      <text:p text:style-name="P4">
_ Dudelo: <text:a xlink:type="simple" xlink:href="https://www.president.gov.ua/news/na-odeshini-prezident-predstaviv-novogo-golovu-oda-j-proviv-83277" text:style-name="Internet_20_link" text:visited-style-name="Visited_20_Internet_20_Link">
Presidential Office of Ukraine</text:a>
_</text:p>
      <text:p text:style-name="P4">
News Source: <text:a xlink:type="simple" xlink:href="https://armyinform.com.ua/2023/05/31/na-odeshhyni-prezydent-ukrayiny-proviv-naradu-shhodo-sytuacziyi-v-regioni/" text:style-name="Internet_20_link" text:visited-style-name="Visited_20_Internet_20_Link">
https://armyinform.com.ua/2023/05/31/na-odeshhyni-prezydent-ukrayiny-proviv-naradu-shhodo-sytuacziyi-v-regioni/</text:a>
</text:p>
      <!--NEWS-->
      <text:h text:style-name="P10" text:outline-level="1">
<text:span text:style-name="T4">
16 enemy attacks are reflected during the day</text:span>
</text:h>
      <text:p text:style-name="P4">
Author: ['АРМІЯINFORM']</text:p>
      <text:p text:style-name="P4">
Time: 2023-05-31T86:00:00-04:00</text:p>
      <text:p text:style-name="P4">
Description: About CED DOIMAL, ZS Ukrainian at Vechirnyom Zvedenni. “The enemy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uauczukczuk.jpg" text:style-name="Internet_20_link" text:visited-style-name="Visited_20_Internet_20_Link">
uauczukczuk.jpg</text:a>
']</text:p>
      <text:p text:style-name="P4">
Tags: ['STOPRUSSIA', 'ВТОРГНЕННЯ РФ', 'ГШ ЗС УКРАЇНИ']</text:p>
      <text:p text:style-name="P4">
Category: News</text:p>
      <!--METADATA-->
      <text:p text:style-name="P4">
<draw:frame draw:style-name="fr1" draw:name="Image276" text:anchor-type="as-char" svg:width="6.9236in" svg:height="4.594251in" draw:z-index="0">
<draw:image xlink:href="../Images/AРМІЯINFORM/2023-05-31T86-00-00-04-00/uauczukczuk.jpg" xlink:type="simple" xlink:show="embed" xlink:actuate="onLoad" draw:mime-type="image/jpeg"/>
</draw:frame>
** 🔥I</text:p>
      <text:p text:style-name="P4">
About it <text:a xlink:type="simple" xlink:href="https://www.facebook.com/GeneralStaff.ua/posts/pfbid0em9hfZokocxdKgEPjiPDinKnbjNziiiUZHdPtycVnVW1eoWoRPf2oGrRduZKzJDgl" text:style-name="Internet_20_link" text:visited-style-name="Visited_20_Internet_20_Link">
reports</text:a>
The General of the Armed Forces of Ukraine in the evening.</text:p>
      <text:p text:style-name="P4">
“The enemy continues to focus the main efforts on the attempts of full occupation of the Luhansk and Donetsk regions. During the day, the units of the Defense Forces repelled16 hostile attacks, ”the message reads.</text:p>
      <text:p text:style-name="P4">
In particular, in the Liman direction during the day the enemy conducted unsuccessful actions in the Bigorivka area, on Bakhmutsky-conducted unsuccessful successive actions in the direction of Orikhovo-Vasylivka and White Mountain, on the Marinsky Napryamka our defenders repelled all attacks of the enemy in the city of Marion.</text:p>
      <text:p text:style-name="P4">
News Source: <text:a xlink:type="simple" xlink:href="https://armyinform.com.ua/2023/05/31/protyagom-doby-vidbyto-16-vorozhyh-atak/" text:style-name="Internet_20_link" text:visited-style-name="Visited_20_Internet_20_Link">
https://armyinform.com.ua/2023/05/31/protyagom-doby-vidbyto-16-vorozhyh-atak/</text:a>
</text:p>
      <!--NEWS-->
      <text:h text:style-name="P10" text:outline-level="1">
<text:span text:style-name="T4">
The enemy has caused 24 aviation and missile strikes</text:span>
</text:h>
      <text:p text:style-name="P4">
Author: ['АРМІЯINFORM']</text:p>
      <text:p text:style-name="P4">
Time: 2023-05-31T87:00:00-04:00</text:p>
      <text:p text:style-name="P4">
Description: About CED DOIMAL, ZS Ukrainian at Vechirnyom Zvedenni. “The enemy has been gaining ... the war with Ukraine 2022, the war with Ukraine is the latest news today, the news of the war with Ukraine 2022 is the last for today, whether the war between Ukraine and Russia will be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5/2022-10-31-raketnyj-udar-po-harkivshhyni-1.jpg" text:style-name="Internet_20_link" text:visited-style-name="Visited_20_Internet_20_Link">
2022-10-31-raketnyj-udar-po-harkivshhyni-1.jpg</text:a>
']</text:p>
      <text:p text:style-name="P4">
Tags: ['STOPRUSSIA', 'АВІАУДАР', 'ВТОРГНЕННЯ РФ', 'ГШ ЗС УКРАЇНИ']</text:p>
      <text:p text:style-name="P4">
Category: News</text:p>
      <!--METADATA-->
      <text:p text:style-name="P4">
<draw:frame draw:style-name="fr1" draw:name="Image277" text:anchor-type="as-char" svg:width="6.9236in" svg:height="3.893007in" draw:z-index="0">
<draw:image xlink:href="../Images/AРМІЯINFORM/2023-05-31T87-00-00-04-00/2022-10-31-raketnyj-udar-po-harkivshhyni-1.jpg" xlink:type="simple" xlink:show="embed" xlink:actuate="onLoad" draw:mime-type="image/jpeg"/>
</draw:frame>
<text:span text:style-name="T4">
 🔥 Situation on Russian invasion </text:span>
</text:p>
      <text:p text:style-name="P4">
About it <text:a xlink:type="simple" xlink:href="https://www.facebook.com/GeneralStaff.ua/posts/pfbid0em9hfZokocxdKgEPjiPDinKnbjNziiiUZHdPtycVnVW1eoWoRPf2oGrRduZKzJDgl" text:style-name="Internet_20_link" text:visited-style-name="Visited_20_Internet_20_Link">
reports</text:a>
The General of the Armed Forces of Ukraine in the evening.</text:p>
      <text:p text:style-name="P4">
"During the day, the enemy struck 2 rocket and 22 aviation strikes, with a close up of 20 shelling of rocket launchers on the positions of our military and settlements," the statement reads.</text:p>
      <text:p text:style-name="P4">
The Ministry of Internal Affairs of Ukraine also reminds that the likelihood of rocket launchers throughout Ukraine remains high.</text:p>
      <text:p text:style-name="P4">
News Source: <text:a xlink:type="simple" xlink:href="https://armyinform.com.ua/2023/05/31/protyvnyk-zavdav-24-aviaczijnyh-ta-raketnyh-udariv/" text:style-name="Internet_20_link" text:visited-style-name="Visited_20_Internet_20_Link">
https://armyinform.com.ua/2023/05/31/protyvnyk-zavdav-24-aviaczijnyh-ta-raketnyh-udariv/</text:a>
</text:p>
      <!--NEWS-->
      <text:h text:style-name="P10" text:outline-level="1">
<text:span text:style-name="T4">
Apt -headed enemy artist in his firing position was destroyed</text:span>
</text:h>
      <text:p text:style-name="P4">
Author: ['АРМІЯINFORM']</text:p>
      <text:p text:style-name="P4">
Time: 2023-05-31T88:00:00-04:00</text:p>
      <text:p text:style-name="P4">
Description: About CED DOIMAL, ZS Ukrainian at Vechirnyom Zvedenni. “PIDRODILI of missiles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349090567_776448137196343_8543474308726101965_n.jpg" text:style-name="Internet_20_link" text:visited-style-name="Visited_20_Internet_20_Link">
349090567_776448137196343_8543474308726101965_n.jpg</text:a>
']</text:p>
      <text:p text:style-name="P4">
Tags: ['STOPRUSSIA', 'ВТОРГНЕННЯ РФ', 'ГШ ЗС УКРАЇНИ']</text:p>
      <text:p text:style-name="P4">
Category: News</text:p>
      <!--METADATA-->
      <text:p text:style-name="P4">
<draw:frame draw:style-name="fr1" draw:name="Image278" text:anchor-type="as-char" svg:width="6.9236in" svg:height="3.89773in" draw:z-index="0">
<draw:image xlink:href="../Images/AРМІЯINFORM/2023-05-31T88-00-00-04-00/349090567_776448137196343_8543474308726101965_n.jpg" xlink:type="simple" xlink:show="embed" xlink:actuate="onLoad" draw:mime-type="image/jpeg"/>
</draw:frame>
<text:span text:style-name="T4">
 🔥 Situation on Russian invasion </text:span>
</text:p>
      <text:p text:style-name="P4">
About it <text:a xlink:type="simple" xlink:href="https://www.facebook.com/GeneralStaff.ua/posts/pfbid0em9hfZokocxdKgEPjiPDinKnbjNziiiUZHdPtycVnVW1eoWoRPf2oGrRduZKzJDgl" text:style-name="Internet_20_link" text:visited-style-name="Visited_20_Internet_20_Link">
reports</text:a>
The General of the Armed Forces of Ukraine in the evening.</text:p>
      <text:p text:style-name="P4">
"Units of rocket troops and artillery during the day were struck by 1 punctuation, 1 artillery unit at a firing position, 2 warehouses and 2 stations of electronic warfare," the statement reads.</text:p>
      <text:p text:style-name="P4">
It is also noted that the aviation of the defense forces per day made 9 beats in the areas of depreciation of personnel and military equipment of the enemy.</text:p>
      <text:p text:style-name="P4">
In addition, our defenders destroyed 2 hostile reconnaissance UAVs.</text:p>
      <text:p text:style-name="P4">
News Source: <text:a xlink:type="simple" xlink:href="https://armyinform.com.ua/2023/05/31/vluchnym-udarom-znyshheno-artpidrozdil-protyvnyka-na-jogo-vognevij-pozycziyi/" text:style-name="Internet_20_link" text:visited-style-name="Visited_20_Internet_20_Link">
https://armyinform.com.ua/2023/05/31/vluchnym-udarom-znyshheno-artpidrozdil-protyvnyka-na-jogo-vognevij-pozycziyi/</text:a>
</text:p>
      <!--NEWS-->
      <text:h text:style-name="P10" text:outline-level="1">
<text:span text:style-name="T4">
Anna Malyar called the blasting road near the three sisters checkpoint with the information and psychological operation of the Russians</text:span>
</text:h>
      <text:p text:style-name="P4">
Author: ['АРМІЯINFORM']</text:p>
      <text:p text:style-name="P4">
Time: 2023-05-31T89:00:00-04:00</text:p>
      <text:p text:style-name="P4">
Description: PIDRIV by the Rosiyskiye Partniy Roads Bil Bil Passes “Thre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malyar-ganna-1.jpg" text:style-name="Internet_20_link" text:visited-style-name="Visited_20_Internet_20_Link">
malyar-ganna-1.jpg</text:a>
']</text:p>
      <text:p text:style-name="P4">
Tags: ['АГРЕСІЯ РФ', 'ГАННА МАЛЯР']</text:p>
      <text:p text:style-name="P4">
Category: News</text:p>
      <!--METADATA-->
      <text:p text:style-name="P4">
<draw:frame draw:style-name="fr1" draw:name="Image279" text:anchor-type="as-char" svg:width="6.9236in" svg:height="5.532059in" draw:z-index="0">
<draw:image xlink:href="../Images/AРМІЯINFORM/2023-05-31T89-00-00-04-00/malyar-ganna-1.jpg" xlink:type="simple" xlink:show="embed" xlink:actuate="onLoad" draw:mime-type="image/jpeg"/>
</draw:frame>
He undermined Russian troops part of the road near the checkpoint "Three sisters"-an information and psychological operation.</text:p>
      <text:p text:style-name="P4">
This opinion is the Deputy Minister of Defense of Ukraine Anna Malyar <text:a xlink:type="simple" xlink:href="https://www.youtube.com/watch" text:style-name="Internet_20_link" text:visited-style-name="Visited_20_Internet_20_Link">
expressed</text:a>
On Channel 24.</text:p>
      <text:p text:style-name="P4">
"All this is invested in the framework of information and psychological operations in their absence," she said.</text:p>
      <text:p text:style-name="P4">
Anna Malyar noted that given the behavior of the Russians over the centuries, they can state that they are masters to hide some actions under others, as well as to find formal reasons for justifying their actions.</text:p>
      <text:p text:style-name="P4">
"And the fact is one - Russia is fighting in our territory, its army illegally crossed in the dough and tries to seize our country," - said Deputy Ministers of the Defense.</text:p>
      <text:p text:style-name="P4">
News Source: <text:a xlink:type="simple" xlink:href="https://armyinform.com.ua/2023/05/31/ganna-malyar-nazvala-pidryv-dorogy-bilya-kpp-try-sestry-informaczijno-psyhologichnoyu-operacziyeyu-rosiyan/" text:style-name="Internet_20_link" text:visited-style-name="Visited_20_Internet_20_Link">
https://armyinform.com.ua/2023/05/31/ganna-malyar-nazvala-pidryv-dorogy-bilya-kpp-try-sestry-informaczijno-psyhologichnoyu-operacziyeyu-rosiyan/</text:a>
</text:p>
      <!--NEWS-->
      <text:h text:style-name="P10" text:outline-level="1">
<text:span text:style-name="T4">
In the south, the Russians fired 24 settlements</text:span>
</text:h>
      <text:p text:style-name="P4">
Author: ['АРМІЯINFORM']</text:p>
      <text:p text:style-name="P4">
Time: 2023-05-31T90:00:00-04:00</text:p>
      <text:p text:style-name="P4">
Description: About CED DOIMAL, ZS Ukrainian at Vechirnyom Zvedenni. “At the Zaporizhzky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STOPRUSSIA', 'ВТОРГНЕННЯ РФ', 'ГШ ЗС УКРАЇНИ']</text:p>
      <text:p text:style-name="P4">
Category: News</text:p>
      <!--METADATA-->
      <text:p text:style-name="P4">
<draw:frame draw:style-name="fr1" draw:name="Image280" text:anchor-type="as-char" svg:width="6.9236in" svg:height="4.034754in" draw:z-index="0">
<draw:image xlink:href="../Images/AРМІЯINFORM/2023-05-31T90-00-00-04-00/obstrily-prykordonnya-e1685522829617.jpg" xlink:type="simple" xlink:show="embed" xlink:actuate="onLoad" draw:mime-type="image/jpeg"/>
</draw:frame>
Illustrative Photo <text:span text:style-name="T4">
 🔥 The situation of the Russian invasion </text:span>
</text:p>
      <text:p text:style-name="P4">
About it <text:a xlink:type="simple" xlink:href="https://www.facebook.com/GeneralStaff.ua/posts/pfbid0em9hfZokocxdKgEPjiPDinKnbjNziiiUZHdPtycVnVW1eoWoRPf2oGrRduZKzJDgl" text:style-name="Internet_20_link" text:visited-style-name="Visited_20_Internet_20_Link">
reports</text:a>
The General of the Armed Forces of Ukraine in the evening.</text:p>
      <text:p text:style-name="P4">
“In Zaporizhzhya and Kherson directions, the enemy continues to conduct defense. Made shelling of settlements bordering the line of collision, including: time, free field, Novosilka, Green Field, Novopil, Temirov Kadonnets region; Olgivske, Malynivka, Gulyaipole, Railway, Gulyaypil, Mala Tokmachka, Novodanilovka, Novoandriivka and Stepekamyansk, Zaporizhzhya region; Berislav, Cossack, Ivanivka, Antonovka, Komyshans, Dniprovske, Kizomis, wide beam of Kherson region and cityherson, ”the message reads.</text:p>
      <text:p text:style-name="P4">
News Source: <text:a xlink:type="simple" xlink:href="https://armyinform.com.ua/2023/05/31/na-pivdni-rosiyany-obstrilyaly-24-naselenyh-punkty/" text:style-name="Internet_20_link" text:visited-style-name="Visited_20_Internet_20_Link">
https://armyinform.com.ua/2023/05/31/na-pivdni-rosiyany-obstrilyaly-24-naselenyh-punkty/</text:a>
</text:p>
      <!--NEWS-->
      <text:h text:style-name="P10" text:outline-level="1">
<text:span text:style-name="T4">
In Odesa region, the head of state visited the wounded defenders of Ukraine in the hospital and presented state awards to military and doctors</text:span>
</text:h>
      <text:p text:style-name="P4">
Author: ['АРМІЯINFORM']</text:p>
      <text:p text:style-name="P4">
Time: 2023-05-31T91:00:00-04:00</text:p>
      <text:p text:style-name="P4">
Description: The timing of the timids in the dressing region President of Ukraine Volodymyr Zelensky Vidvіda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81efc0b418b0b9ea2a00c7e7a0b9a25f_1685551877_extra_large.jpeg" text:style-name="Internet_20_link" text:visited-style-name="Visited_20_Internet_20_Link">
81efc0b418b0b9ea2a00c7e7a0b9a25f_1685551877_extra_large.jpeg</text:a>
', '<text:a xlink:type="simple" xlink:href="https://armyinform.com.ua/wp-content/uploads/2023/05/74ee8e8e7642b2561828d0dc83093d7e_1685551869_extra_large.jpeg" text:style-name="Internet_20_link" text:visited-style-name="Visited_20_Internet_20_Link">
74ee8e8e7642b2561828d0dc83093d7e_1685551869_extra_large.jpeg</text:a>
']</text:p>
      <text:p text:style-name="P4">
Tags: ['ВОЛОДИМИР ЗЕЛЕНСЬКИЙ', 'МЕДИКИ', 'НАГОРОДИ', 'ОДЕЩИНА', 'ПОРАНЕНІ']</text:p>
      <text:p text:style-name="P4">
Category: News</text:p>
      <!--METADATA-->
      <text:p text:style-name="P4">
<draw:frame draw:style-name="fr1" draw:name="Image281" text:anchor-type="as-char" svg:width="6.9236in" svg:height="4.604691in" draw:z-index="0">
<draw:image xlink:href="../Images/AРМІЯINFORM/2023-05-31T91-00-00-04-00/81efc0b418b0b9ea2a00c7e7a0b9a25f_1685551877_extra_large.jpeg" xlink:type="simple" xlink:show="embed" xlink:actuate="onLoad" draw:mime-type="image/jpeg"/>
</draw:frame>
Within the working trip to the Odessa region, President of Ukraine Volodymyrzelensky visited the military personnel of the Armed Forces of Ukraine, wounded during the battles with Russian invaders, in particular at the Bakhmut Napryamka.</text:p>
      <text:p text:style-name="P4">
The head of state communicated with the defenders. They told where he was undergoing and how treatment and rehabilitation occur.</text:p>
      <text:p text:style-name="P4">
“I wish you a speedy recovery. I thank all the Ukrainians for your service. You are real heroes, ”said Volodymyr Zelenskyy.</text:p>
      <text:p text:style-name="P4">
<draw:frame draw:style-name="fr1" draw:name="Image282" text:anchor-type="as-char" svg:width="6.9236in" svg:height="4.604691in" draw:z-index="0">
<draw:image xlink:href="../Images/AРМІЯINFORM/2023-05-31T91-00-00-04-00/74ee8e8e7642b2561828d0dc83093d7e_1685551869_extra_large.jpeg" xlink:type="simple" xlink:show="embed" xlink:actuate="onLoad" draw:mime-type="image/jpeg"/>
</draw:frame>
The President of Ukraine presented to servicemen who undergo the treatment of hazel, orders "for courage" of III degree.</text:p>
      <text:p text:style-name="P4">
Volodymyr Zelensky also met with medical staff of the institution and presented the state awards to military doctors.</text:p>
      <text:p text:style-name="P4">
“These are awards from the state for your ministry. For putting on the feet of weighted heroic people. And you are our same characters. I want to thank you from the bottom of your heart for having golden hands. I thank you for your endurance and your vasilized profession, ”the President of Ukraine said.</text:p>
      <text:p text:style-name="P4">
<text:span text:style-name="T4">
 Source: </text:span>
 <text:a xlink:type="simple" xlink:href="https://www.president.gov.ua/news/na-odeshini-glava-derzhavi-vidvidav-u-gospitali-poranenih-za-83285" text:style-name="Internet_20_link" text:visited-style-name="Visited_20_Internet_20_Link">
Presidential Office of Ukraine</text:a>
</text:p>
      <text:p text:style-name="P4">
News Source: <text:a xlink:type="simple" xlink:href="https://armyinform.com.ua/2023/05/31/na-odeshhyni-glava-derzhavy-vidvidav-u-gospitali-poranenyh-zahysnykiv-ukrayiny-ta-vruchyv-derzhavni-nagorody-vijskovym-i-medykam/" text:style-name="Internet_20_link" text:visited-style-name="Visited_20_Internet_20_Link">
https://armyinform.com.ua/2023/05/31/na-odeshhyni-glava-derzhavy-vidvidav-u-gospitali-poranenyh-zahysnykiv-ukrayiny-ta-vruchyv-derzhavni-nagorody-vijskovym-i-medykam/</text:a>
</text:p>
      <!--NEWS-->
      <text:h text:style-name="P10" text:outline-level="1">
<text:span text:style-name="T4">
Valery Zaluzhny spent a telephone conversation with Mark Millie</text:span>
</text:h>
      <text:p text:style-name="P4">
Author: ['АРМІЯINFORM']</text:p>
      <text:p text:style-name="P4">
Time: 2023-05-31T92:00:00-04:00</text:p>
      <text:p text:style-name="P4">
Description: ZSU General Valeriy Zaluzhny Proviv to Kelovyv Rozmov with the head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50690665_618270703696599_5422420535866820158_n.jpg" text:style-name="Internet_20_link" text:visited-style-name="Visited_20_Internet_20_Link">
350690665_618270703696599_5422420535866820158_n.jpg</text:a>
']</text:p>
      <text:p text:style-name="P4">
Tags: ['ВАЛЕРІЙ ЗАЛУЖНИЙ', 'МАРК МІЛЛІ', 'ТЕЛЕФОННА РОЗМОВА']</text:p>
      <text:p text:style-name="P4">
Category: News</text:p>
      <!--METADATA-->
      <text:p text:style-name="P4">
<draw:frame draw:style-name="fr1" draw:name="Image283" text:anchor-type="as-char" svg:width="6.9236in" svg:height="6.9236in" draw:z-index="0">
<draw:image xlink:href="../Images/AРМІЯINFORM/2023-05-31T92-00-00-04-00/350690665_618270703696599_5422420535866820158_n.jpg" xlink:type="simple" xlink:show="embed" xlink:actuate="onLoad" draw:mime-type="image/jpeg"/>
</draw:frame>
The Commander -in -Chief of the Armed Forces General Valery Zaluzhny held a telephone conversation by the Utility Committee of the United States Chiefs of Staff General Mark Millie.(https://www.facebook.com/CinCAFU/posts/pfbid0AyD7UBvG4z3GDEZjLWQXJxJJKCDSBWTsvYV9RgrjL4HZ9dJejFwKQV55fHA69wNjl)On the Facebook page of the Commander-in-Chief of the Armed Forces.</text:p>
      <text:p text:style-name="P4">
"He spoke about the situation on the front, further plans for the armed forces to liberate the Ukrainian territory, and about the possible actions of the enemy," - said Valleriy Zaluzhny.</text:p>
      <text:p text:style-name="P4">
Also, the Commander -in -Chief of the Armed Forces reported that they had paid attention to the issue of supply, military equipment and ammunition. Among the priority needs are Dalicobial projectiles.</text:p>
      <text:p text:style-name="P4">
“He informed about massive hostile attacks with winged and ballistic missiles, percussion drones and managed airbags. It is important to work with the reinforcement of Ukraine's air defense at the expense of additional F-16 smiling systems, ”Valery Zaluzhny said.</text:p>
      <text:p text:style-name="P4">
They agreed to maintain the dialogue.</text:p>
      <text:p text:style-name="P4">
The Commander -in -Chief of the Armed Forces thanked General Mark Millie for the consistent and unwavering support of Ukraine.</text:p>
      <text:p text:style-name="P4">
News Source: <text:a xlink:type="simple" xlink:href="https://armyinform.com.ua/2023/05/31/valerij-zaluzhnyj-proviv-telefonnu-rozmovu-z-markom-milli-3/" text:style-name="Internet_20_link" text:visited-style-name="Visited_20_Internet_20_Link">
https://armyinform.com.ua/2023/05/31/valerij-zaluzhnyj-proviv-telefonnu-rozmovu-z-markom-milli-3/</text:a>
</text:p>
      <!--NEWS-->
      <text:h text:style-name="P10" text:outline-level="1">
<text:span text:style-name="T4">
Kyiv from the point of view of the Russian Empire is the object of their terrible historical jealousy - Anna Malyar</text:span>
</text:h>
      <text:p text:style-name="P4">
Author: ['Володимир Віват']</text:p>
      <text:p text:style-name="P4">
Time: 2023-05-31T93:00:00-04:00</text:p>
      <text:p text:style-name="P4">
Description: The remaining attacks by Rosіyan on our capital Mali Far Main Mati. Persha - Tse Virishnnya ... War with Ukraine 2022, War with Ukraine latest news today, News War with Ukraine 2022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2/06/sol_9976-e1655964666529.jpg" text:style-name="Internet_20_link" text:visited-style-name="Visited_20_Internet_20_Link">
sol_9976-e1655964666529.jpg</text:a>
']</text:p>
      <text:p text:style-name="P4">
Tags: ['ГАННА МАЛЯР']</text:p>
      <text:p text:style-name="P4">
Category: News</text:p>
      <!--METADATA-->
      <text:p text:style-name="P4">
<draw:frame draw:style-name="fr1" draw:name="Image284" text:anchor-type="as-char" svg:width="6.9236in" svg:height="4.188778in" draw:z-index="0">
<draw:image xlink:href="../Images/AРМІЯINFORM/2023-05-31T93-00-00-04-00/sol_9976-e1655964666529.jpg" xlink:type="simple" xlink:show="embed" xlink:actuate="onLoad" draw:mime-type="image/jpeg"/>
</draw:frame>
The last attacks of the Russians on our capital had two main goals. The first is the solution of military tasks, because to reflect them we use our air defense we and we have some resources. But this is not commensurate with what damage these drones and missiles could be caught in the event of a set for a certain purpose.</text:p>
      <text:p text:style-name="P4">
The Deputy Minister of Defense of Ukraine Anna Malyar told about it in the Evirithelovia Marathon "Unified News".</text:p>
      <ul>
        <li>
Second, Kyiv from the point of view of the Russian Empire is the object of their terrible historical jealousy. Therefore, constant attacks on the capital, the Russians try to grate all their images and pain, as well as to add to us, because the capital of any country is the embodiment of strength, protection,-said Anna Malyar.</li>
      </ul>
      <text:p text:style-name="P4">
The Deputy Minister of Defense of Ukraine explained that active shelling of Kyivazagarbniki is trying to show the vulnerability of our symbol of resistance. Aircraft alheresults become a significant counter -argument for the enemy.</text:p>
      <ul>
        <li>
The Russians act irrationally and emotionally, adjusting to certain "sacred" dates or symbols. Therefore, by the time of our victory, we have to be advised that each of us constantly cares for our own safety. There is air anxiety - we are hiding in a safe place, - summed up Hannamal.</li>
      </ul>
      <text:p text:style-name="P4">
News Source: <text:a xlink:type="simple" xlink:href="https://armyinform.com.ua/2023/05/31/kyyiv-z-tochky-zoru-rosijskoyi-imperiyi-ye-obyektom-yih-strashnyh-istorychnyh-revnoshhiv-ganna-malyar/" text:style-name="Internet_20_link" text:visited-style-name="Visited_20_Internet_20_Link">
https://armyinform.com.ua/2023/05/31/kyyiv-z-tochky-zoru-rosijskoyi-imperiyi-ye-obyektom-yih-strashnyh-istorychnyh-revnoshhiv-ganna-malyar/</text:a>
</text:p>
      <!--NEWS-->
      <text:h text:style-name="P10" text:outline-level="1">
<text:span text:style-name="T4">
The White House has officially reported a new military aid package to Ukraine: what will the Armed Forces receive</text:span>
</text:h>
      <text:p text:style-name="P4">
Author: ['АРМІЯINFORM']</text:p>
      <text:p text:style-name="P4">
Time: 2023-05-31T94:00:00-04:00</text:p>
      <text:p text:style-name="P4">
Description: Shangeni Shipi America (USA) has risen a chergo package of VIISKOVO DUDOMOGE for Ukrainia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etriot-1-1536x864-1.jpg" text:style-name="Internet_20_link" text:visited-style-name="Visited_20_Internet_20_Link">
petriot-1-1536x864-1.jpg</text:a>
']</text:p>
      <text:p text:style-name="P4">
Tags: ['HIMARS', 'ZUNI', 'ПАТРІОТ', 'ПЕНТАГОН', 'США']</text:p>
      <text:p text:style-name="P4">
Category: News</text:p>
      <!--METADATA-->
      <text:p text:style-name="P4">
<draw:frame draw:style-name="fr1" draw:name="Image285" text:anchor-type="as-char" svg:width="6.9236in" svg:height="3.894525in" draw:z-index="0">
<draw:image xlink:href="../Images/AРМІЯINFORM/2023-05-31T94-00-00-04-00/petriot-1-1536x864-1.jpg" xlink:type="simple" xlink:show="embed" xlink:actuate="onLoad" draw:mime-type="image/jpeg"/>
</draw:frame>
United States(USA)The next military assistance package for Ukraine was announced. Its value is estimated at about $ 300 million.</text:p>
      <text:p text:style-name="P4">
The information about this is posted on <text:a xlink:type="simple" xlink:href="https://www.defense.gov/News/Releases/Release/Article/3411804/biden-administration-announces-additional-security-assistance-for-ukraine/" text:style-name="Internet_20_link" text:visited-style-name="Visited_20_Internet_20_Link">
site</text:a>
Pentagon.</text:p>
      <text:p text:style-name="P4">
"Today, the Ministry of Defense has announced additional security assistance to meet the critical needs of Ukraine in the field of safety of and defense," the department said.</text:p>
      <text:p text:style-name="P4">
Pentagon specifies that new weapons are provided to Ukraine from US reserves.</text:p>
      <text:p text:style-name="P4">
Thus, Ukrainian defenders will receive:</text:p>
      <ul>
        <li>
additional ammunition for Patriot air defense systems; * AIM-7 missiles for air defense systems; * Avenger air defense systems; * Stoper anti -aircraft complexes; * additional ammunition for HIMARS; * 155 mm and 105 mm artillery shells; * 105 mm tank ammunition; * high -precision aviation ammunition; * Zuni Aviation missiles; * ammunition for unmanned aviation systems; * AT-4 anti-tank systems; * more than 30 million ammunition for small arms; * equipment and systems for demining; * ammunition for obstruction; * Night vision devices.</li>
      </ul>
      <text:p text:style-name="P4">
"The United States will continue to work with their allies by the Tapartners to provide Ukraine with opportunities to meet its non -range needs on the battlefield and long -term needs for assistance in spheric safety," the department said.</text:p>
      <text:p text:style-name="P4">
News Source: <text:a xlink:type="simple" xlink:href="https://armyinform.com.ua/2023/05/31/bilyj-dim-oficzijno-povidomyv-pro-novyj-paket-vijskovoyi-dopomogy-ukrayini-shho-otrymayut-zsu/" text:style-name="Internet_20_link" text:visited-style-name="Visited_20_Internet_20_Link">
https://armyinform.com.ua/2023/05/31/bilyj-dim-oficzijno-povidomyv-pro-novyj-paket-vijskovoyi-dopomogy-ukrayini-shho-otrymayut-zsu/</text:a>
</text:p>
      <!--NEWS-->
      <text:h text:style-name="P10" text:outline-level="1">
<text:span text:style-name="T4">
Almost 80 invaders were destroyed in the Bakhmut Armed Forces a day - Sergey Cherevaty</text:span>
</text:h>
      <text:p text:style-name="P4">
Author: ['АРМІЯINFORM']</text:p>
      <text:p text:style-name="P4">
Time: 2023-05-31T95:00:00-04:00</text:p>
      <text:p text:style-name="P4">
Description: The defense of the defense of the Ostannoi, the Ostannoi, was obtained at Bakhmuts, 78 touched 121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cherevatyj.jpg" text:style-name="Internet_20_link" text:visited-style-name="Visited_20_Internet_20_Link">
cherevatyj.jpg</text:a>
']</text:p>
      <text:p text:style-name="P4">
Tags: ['БАХМУТСЬКИЙ НАПРЯМОК', 'СЕРГІЙ ЧЕРЕВАТИЙ']</text:p>
      <text:p text:style-name="P4">
Category: News</text:p>
      <!--METADATA-->
      <text:p text:style-name="P4">
<draw:frame draw:style-name="fr1" draw:name="Image286" text:anchor-type="as-char" svg:width="6.9236in" svg:height="5.1927in" draw:z-index="0">
<draw:image xlink:href="../Images/AРМІЯINFORM/2023-05-31T95-00-00-04-00/cherevatyj.jpg" xlink:type="simple" xlink:show="embed" xlink:actuate="onLoad" draw:mime-type="image/jpeg"/>
</draw:frame>
Defense forces have been destroyed in the Bakhmut direction over the last day 78 have been killed by 121 Russian invaders.</text:p>
      <text:p text:style-name="P4">
The spokesman of the Eastern Urgent Troops of the Armed Forces Sergey Cherevaty reported this on the air of the only news.</text:p>
      <text:p text:style-name="P4">
“Yesterday there were no clashes in the Bakhmut direction. Today there was a twice a day, ”the officer said.</text:p>
      <text:p text:style-name="P4">
At the same time, he noted that the enemy used artillery tightly. 343 times for the Russian troops covered Ukrainian positions in various types and calibramartileer shells and carried out one aircraft alases.</text:p>
      <text:p text:style-name="P4">
Sergey Cherevaty stressed that the Ukrainian military also constantly inflictedds on the positions of the enemy.</text:p>
      <text:p text:style-name="P4">
"As a result of these blows, the self-propelled artillery installation" Hyacint ", anti-aircraft gun C-60, anti-tank rocket complex, two field-landslides with ammunition, a composition with fuel and lubricants and three commanders,"-said the spokesman of the East Group.</text:p>
      <text:p text:style-name="P4">
News Source: <text:a xlink:type="simple" xlink:href="https://armyinform.com.ua/2023/05/31/na-bahmutskomu-napryamku-zsu-za-dobu-znyshhyly-majzhe-80-zagarbnykiv-sergij-cherevatyj/" text:style-name="Internet_20_link" text:visited-style-name="Visited_20_Internet_20_Link">
https://armyinform.com.ua/2023/05/31/na-bahmutskomu-napryamku-zsu-za-dobu-znyshhyly-majzhe-80-zagarbnykiv-sergij-cherevatyj/</text:a>
</text:p>
      <!--NEWS-->
      <text:h text:style-name="P10" text:outline-level="1">
<text:span text:style-name="T4">
The occupiers have made five beats on settlements of Sumy and Chernihiv region</text:span>
</text:h>
      <text:p text:style-name="P4">
Author: ['АРМІЯINFORM']</text:p>
      <text:p text:style-name="P4">
Time: 2023-05-31T96:00:00-04:00</text:p>
      <text:p text:style-name="P4">
Description: The village of Vechir 31 ADDITIONS FREED OF THE PARTILIV PRODORNNALY CHERNIGIVSKO TA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040b0000-0aff-0242-bf1a-08da2211372a_cx0_cy13_cw75_w1023_r1_s-1-e1679402165761-960x540-1-1.jpg" text:style-name="Internet_20_link" text:visited-style-name="Visited_20_Internet_20_Link">
040b0000-0aff-0242-bf1a-08da2211372a_cx0_cy13_cw75_w1023_r1_s-1-e1679402165761-960x540-1-1.jpg</text:a>
']</text:p>
      <text:p text:style-name="P4">
Tags: ['STOPRUSSIA', 'ВОЄННІ ЗЛОЧИНИ ЗС РФ', 'ВТОРГНЕННЯ РФ', 'ОК «ПІВНІЧ»']</text:p>
      <text:p text:style-name="P4">
Category: News</text:p>
      <!--METADATA-->
      <text:p text:style-name="P4">
<draw:frame draw:style-name="fr1" draw:name="Image287" text:anchor-type="as-char" svg:width="6.9236in" svg:height="3.894525in" draw:z-index="0">
<draw:image xlink:href="../Images/AРМІЯINFORM/2023-05-31T96-00-00-04-00/040b0000-0aff-0242-bf1a-08da2211372a_cx0_cy13_cw75_w1023_r1_s-1-e1679402165761-960x540-1-1.jpg" xlink:type="simple" xlink:show="embed" xlink:actuate="onLoad" draw:mime-type="image/jpeg"/>
</draw:frame>
As of May 31, five shelling of border and Sumy regions, carried out by Russian troops, was recorded.</text:p>
      <text:p text:style-name="P4">
About it <text:a xlink:type="simple" xlink:href="https://www.facebook.com/kommander.nord/posts/pfbid03Qx3i7onMqrLehTSje9a45tuT9ahHbB2AjAEU3dRmeoKzqPfZWfYtsrixpfmhGYzl" text:style-name="Internet_20_link" text:visited-style-name="Visited_20_Internet_20_Link">
reports</text:a>
OK "North".</text:p>
      <text:p text:style-name="P4">
The report states: “As of 21:00 on May 31, Russian troops fired at the border of Chernihiv and Sumy regions.</text:p>
      <text:p text:style-name="P4">
From 12:40 to 13:00 there were 6 parishes, probably from a mortar 120 mm, in the district. Studenok. There was no information about losses among the local population or damage to civil infrastructure.</text:p>
      <text:p text:style-name="P4">
From 11:55 to 13:05 25 parishes were recorded, probably from the artillery, Uda NP. Janzhulivka. There was no information about the losses among the local population or damage to civilian infrastructure.</text:p>
      <text:p text:style-name="P4">
From 15:20 to 15:25 there were 2 parishes, probably from a mortar 120 mm, in the district. Progress. There was no information about losses among the local population or damage to civil infrastructure.</text:p>
      <text:p text:style-name="P4">
From 19:40 to 20:05 there were 3 parishes, probably from a mortar 120 mm, in the m. Karpovichi. There was no information about losses among the local population or damage to civil infrastructure.</text:p>
      <text:p text:style-name="P4">
From 19:40 to 20:00 there were 6 parishes, probably from the artillery, Urasone NP. Timonovichi. There was no information about the losses among the local population or damage to civilian infrastructure. ”</text:p>
      <text:p text:style-name="P4">
News Source: <text:a xlink:type="simple" xlink:href="https://armyinform.com.ua/2023/05/31/okupanty-zavdaly-pyat-udariv-po-naselenym-punktam-sumshhyny-i-chernigivshhyny/" text:style-name="Internet_20_link" text:visited-style-name="Visited_20_Internet_20_Link">
https://armyinform.com.ua/2023/05/31/okupanty-zavdaly-pyat-udariv-po-naselenym-punktam-sumshhyny-i-chernigivshhyny/</text:a>
</text:p>
      <!--NEWS-->
      <text:h text:style-name="P10" text:outline-level="1">
<text:span text:style-name="T4">
The world knows what fundamental role our marine grain export plays for food security - President of Ukraine</text:span>
</text:h>
      <text:p text:style-name="P4">
Author: ['АРМІЯINFORM']</text:p>
      <text:p text:style-name="P4">
Time: 2023-05-31T97:00:00-04:00</text:p>
      <text:p text:style-name="P4">
Description: I am healthy, Shanovna Ukrainian!Sogodnі - robbing a pass in our Odessa. Having packed ... War with Ukraine 2022, the war with Ukraine is the latest news today, the news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52a854527d887ea74871c26e86b99de6_1685562526_extra_large.jpeg" text:style-name="Internet_20_link" text:visited-style-name="Visited_20_Internet_20_Link">
52a854527d887ea74871c26e86b99de6_1685562526_extra_large.jpeg</text:a>
']</text:p>
      <text:p text:style-name="P4">
Tags: ['ВІДЕОЗВЕРНЕННЯ', 'ПРЕЗИДЕНТ УКРАЇНИ']</text:p>
      <text:p text:style-name="P4">
Category: News</text:p>
      <!--METADATA-->
      <text:p text:style-name="P4">
<draw:frame draw:style-name="fr1" draw:name="Image288" text:anchor-type="as-char" svg:width="6.9236in" svg:height="3.888755in" draw:z-index="0">
<draw:image xlink:href="../Images/AРМІЯINFORM/2023-05-31T97-00-00-04-00/52a854527d887ea74871c26e86b99de6_1685562526_extra_large.jpeg" xlink:type="simple" xlink:show="embed" xlink:actuate="onLoad" draw:mime-type="image/jpeg"/>
</draw:frame>
<text:span text:style-name="T4">
 _ I wish health, dear Ukrainians!_ </text:span>
</text:p>
      <text:p text:style-name="P4">
Today is a working trip to our Odessa.</text:p>
      <text:p text:style-name="P4">
He thanked our soldiers here for the protection of the region and all Ukraine. In particular, he visited the hospital, our wounded defenders. He wished a speedy recovery. There was an honor to hand over state awards. He thanked our doctors.</text:p>
      <text:p text:style-name="P4">
He held a special and long -term meeting on security and social confidence in the region. The management of the region, military, law enforcement.</text:p>
      <text:p text:style-name="P4">
The area is a priority in all views. It is Odessa region that is one of the foundations of our south, and therefore the state.</text:p>
      <text:p text:style-name="P4">
Very important results are in Odessa region in the Security Service of Ukraine in the counter -fighting sabotage.</text:p>
      <text:p text:style-name="P4">
There was a report by General Moskalov on the situation in the areas of responsibility Odessa. Detailed how to strengthen the defense.</text:p>
      <text:p text:style-name="P4">
They discussed in detail economic issues, jobs, social disabilities.</text:p>
      <text:p text:style-name="P4">
Held a field meeting. The constant attention of the front. Reports of commander - "Khortytsia", "Tavriya", head. Special reports of GUR and SBU leaders. Details - later. Special attention is our grain corridor, safety in the marriage.</text:p>
      <text:p text:style-name="P4">
The world knows what fundamental role our marine grain export plays for food security. And in general, the safety in the Black Sea, the effectiveness of international law against navigation is a globally important security facility. All the maritime countries of the world now see that they can threaten their exports, their waters if Russia gets off the hands of the navigation of the navigation of the Sea.</text:p>
      <text:p text:style-name="P4">
Here is just one example. Currently, of the three ports that were agreed within the Small Sea Grain Initiative, the Southern port is actually blocked. About one and a half million tons of agricultural products have been accumulated in one "Southern". At least ten countries, including Turkey, Egypt, Bangladesh, and China, are expected. Obviously, the less food is supplied to Kamirain, the higher the prices of food there, the more people lose from their family budgets.</text:p>
      <text:p text:style-name="P4">
That is, the blockade of one port in Ukraine creates extremely serious risks for different peoples. Moreover, in particular for those, which Russia still has to speculate.</text:p>
      <text:p text:style-name="P4">
And I thank everyone in the world who helps us to increase the safety space of the Sea, who presses on Russia to unlock food supply.</text:p>
      <text:p text:style-name="P4">
He also held a meeting today on the development of our port infrastructure.</text:p>
      <text:p text:style-name="P4">
And one more.And now I thank the United States of America, personally by Biden President, the Obsec Parties of Congress and every American - to all who value freedom - for a new defense package for our soldiers. Petriots missiles, Himars missiles, artillery and other weapons. Need right now!</text:p>
      <text:p text:style-name="P4">
Glory to all our soldiers, who is now in battle for Ukraine, who is on combat missions. Thank you all who work for our country!</text:p>
      <text:p text:style-name="P4">
<text:span text:style-name="T4">
 _ Thank you, Odesso, for this day!_ </text:span>
</text:p>
      <text:p text:style-name="P4">
<text:span text:style-name="T4">
<text:span text:style-name="T5">
Glory to Ukraine!</text:span>
</text:span>
</text:p>
      <text:p text:style-name="P4">
<text:span text:style-name="T4">
 Source: </text:span>
 <text:a xlink:type="simple" xlink:href="https://www.president.gov.ua/news/svit-znaye-yaku-fundamentalnu-rol-nash-morskij-zernovij-eksp-83289" text:style-name="Internet_20_link" text:visited-style-name="Visited_20_Internet_20_Link">
Presidential Office of Ukraine</text:a>
</text:p>
      <text:p text:style-name="P4">
News Source: <text:a xlink:type="simple" xlink:href="https://armyinform.com.ua/2023/05/31/svit-znaye-yaku-fundamentalnu-rol-nash-morskyj-zernovyj-eksport-vidigraye-dlya-prodovolchoyi-bezpeky-prezydent-ukrayiny/" text:style-name="Internet_20_link" text:visited-style-name="Visited_20_Internet_20_Link">
https://armyinform.com.ua/2023/05/31/svit-znaye-yaku-fundamentalnu-rol-nash-morskyj-zernovyj-eksport-vidigraye-dlya-prodovolchoyi-bezpeky-prezydent-ukrayiny/</text:a>
</text:p>
      <!--NEWS-->
      <text:h text:style-name="P10" text:outline-level="1">
<text:span text:style-name="T4">
More than 200 sergeants have completed regular training in the study of international humanitarian law</text:span>
</text:h>
      <text:p text:style-name="P4">
Author: ['АРМІЯINFORM']</text:p>
      <text:p text:style-name="P4">
Time: 2023-05-31T98:00:00-04:00</text:p>
      <text:p text:style-name="P4">
Description: Chergova Chergova Serving Treningivs of the norms of the minute humanitarian law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47251774_933065744617423_5460991026553874342_n.jpg" text:style-name="Internet_20_link" text:visited-style-name="Visited_20_Internet_20_Link">
347251774_933065744617423_5460991026553874342_n.jpg</text:a>
', '<text:a xlink:type="simple" xlink:href="https://armyinform.com.ua/wp-content/uploads/2023/05/347564044_938401094264206_4450750675690163860_n-150x150.jpg" text:style-name="Internet_20_link" text:visited-style-name="Visited_20_Internet_20_Link">
347564044_938401094264206_4450750675690163860_n-150x150.jpg</text:a>
', '<text:a xlink:type="simple" xlink:href="https://armyinform.com.ua/wp-content/uploads/2023/05/347446821_187381497250317_7705521671207413541_n-150x150.jpg" text:style-name="Internet_20_link" text:visited-style-name="Visited_20_Internet_20_Link">
347446821_187381497250317_7705521671207413541_n-150x150.jpg</text:a>
', '<text:a xlink:type="simple" xlink:href="https://armyinform.com.ua/wp-content/uploads/2023/05/347397051_682410256980574_3090330259985843914_n-150x150.jpg" text:style-name="Internet_20_link" text:visited-style-name="Visited_20_Internet_20_Link">
347397051_682410256980574_3090330259985843914_n-150x150.jpg</text:a>
', '<text:a xlink:type="simple" xlink:href="https://armyinform.com.ua/wp-content/uploads/2023/05/347395356_1014473566206337_6538800845833881362_n-150x150.jpg" text:style-name="Internet_20_link" text:visited-style-name="Visited_20_Internet_20_Link">
347395356_1014473566206337_6538800845833881362_n-150x150.jpg</text:a>
', '<text:a xlink:type="simple" xlink:href="https://armyinform.com.ua/wp-content/uploads/2023/05/347405917_3237357769888573_2252384695521258204_n-150x150.jpg" text:style-name="Internet_20_link" text:visited-style-name="Visited_20_Internet_20_Link">
347405917_3237357769888573_2252384695521258204_n-150x150.jpg</text:a>
', '<text:a xlink:type="simple" xlink:href="https://armyinform.com.ua/wp-content/uploads/2023/05/347426880_678310460973341_7471679769911823319_n-150x150.jpg" text:style-name="Internet_20_link" text:visited-style-name="Visited_20_Internet_20_Link">
347426880_678310460973341_7471679769911823319_n-150x150.jpg</text:a>
', '<text:a xlink:type="simple" xlink:href="https://armyinform.com.ua/wp-content/uploads/2023/05/347391701_1627481174412374_6379422350829679857_n-150x150.jpg" text:style-name="Internet_20_link" text:visited-style-name="Visited_20_Internet_20_Link">
347391701_1627481174412374_6379422350829679857_n-150x150.jpg</text:a>
']</text:p>
      <text:p text:style-name="P4">
Tags: ['МІЖНАРОДНЕ ГУМАНІТАРНЕ ПРАВО', 'СЕРЖАНТИ', 'ТРЕНІНГ']</text:p>
      <text:p text:style-name="P4">
Category: News</text:p>
      <!--METADATA-->
      <text:p text:style-name="P4">
<draw:frame draw:style-name="fr1" draw:name="Image289" text:anchor-type="as-char" svg:width="6.9236in" svg:height="4.85229in" draw:z-index="0">
<draw:image xlink:href="../Images/AРМІЯINFORM/2023-05-31T98-00-00-04-00/347251774_933065744617423_5460991026553874342_n.jpg" xlink:type="simple" xlink:show="embed" xlink:actuate="onLoad" draw:mime-type="image/jpeg"/>
</draw:frame>
Another series of trainings on the study of international humanitarian law has ended(MHP)The Sergeant of the Armed Forces of Ukraine. In total, the overhanging of 200 servicemen and servicemen in five garrisons managed to cover. About it <text:a xlink:type="simple" xlink:href="https://www.facebook.com/GeneralStaff.ua/posts/pfbid032UZUhWWbL8k8mwkwAaN2J5CGSmiNdQ4Rr9UcNaeYyknW5RYwERNNsJcfmDnheaHql" text:style-name="Internet_20_link" text:visited-style-name="Visited_20_Internet_20_Link">
reports</text:a>
The General Staff of the Armed Forces.</text:p>
      <text:p text:style-name="P4">
In the course of classes, students were unique to enrich their knowledge in modern international practices and exchange applied experience with the MGP acquired during the fighting with the Russian aggressor. Classes were conducted by the Customs Service of NGO "League of Officers", in particular the head of the project - captain 1 ranking Andriy Korenko and other experts and experts.</text:p>
      <text:p text:style-name="P4">
<text:a xlink:type="simple" xlink:href="https://armyinform.com.ua/wp-content/uploads/2023/05/347564044_938401094264206_4450750675690163860_n.jpg" text:style-name="Internet_20_link" text:visited-style-name="Visited_20_Internet_20_Link">
!(Images/AРМІЯINFORM/2023-05-31T98-00-00-04-00/347564044_938401094264206_4450750675690163860_n-150x150.jpg)</text:a>
</text:p>
      <text:p text:style-name="P4">
<text:a xlink:type="simple" xlink:href="https://armyinform.com.ua/wp-content/uploads/2023/05/347446821_187381497250317_7705521671207413541_n.jpg" text:style-name="Internet_20_link" text:visited-style-name="Visited_20_Internet_20_Link">
<draw:frame draw:style-name="fr1" draw:name="Image290" text:anchor-type="as-char" svg:width="6.9236in" svg:height="6.9236in" draw:z-index="0">
<draw:image xlink:href="../Images/AРМІЯINFORM/2023-05-31T98-00-00-04-00/347446821_187381497250317_7705521671207413541_n-150x150.jpg" xlink:type="simple" xlink:show="embed" xlink:actuate="onLoad" draw:mime-type="image/jpeg"/>
</draw:frame>
</text:a>
</text:p>
      <text:p text:style-name="P4">
<text:a xlink:type="simple" xlink:href="https://armyinform.com.ua/wp-content/uploads/2023/05/347397051_682410256980574_3090330259985843914_n.jpg" text:style-name="Internet_20_link" text:visited-style-name="Visited_20_Internet_20_Link">
<draw:frame draw:style-name="fr1" draw:name="Image291" text:anchor-type="as-char" svg:width="6.9236in" svg:height="6.9236in" draw:z-index="0">
<draw:image xlink:href="../Images/AРМІЯINFORM/2023-05-31T98-00-00-04-00/347397051_682410256980574_3090330259985843914_n-150x150.jpg" xlink:type="simple" xlink:show="embed" xlink:actuate="onLoad" draw:mime-type="image/jpeg"/>
</draw:frame>
</text:a>
</text:p>
      <text:p text:style-name="P4">
<text:a xlink:type="simple" xlink:href="https://armyinform.com.ua/wp-content/uploads/2023/05/347395356_1014473566206337_6538800845833881362_n.jpg" text:style-name="Internet_20_link" text:visited-style-name="Visited_20_Internet_20_Link">
<draw:frame draw:style-name="fr1" draw:name="Image292" text:anchor-type="as-char" svg:width="6.9236in" svg:height="6.9236in" draw:z-index="0">
<draw:image xlink:href="../Images/AРМІЯINFORM/2023-05-31T98-00-00-04-00/347395356_1014473566206337_6538800845833881362_n-150x150.jpg" xlink:type="simple" xlink:show="embed" xlink:actuate="onLoad" draw:mime-type="image/jpeg"/>
</draw:frame>
</text:a>
</text:p>
      <text:p text:style-name="P4">
<text:a xlink:type="simple" xlink:href="https://armyinform.com.ua/wp-content/uploads/2023/05/347405917_3237357769888573_2252384695521258204_n.jpg" text:style-name="Internet_20_link" text:visited-style-name="Visited_20_Internet_20_Link">
<draw:frame draw:style-name="fr1" draw:name="Image293" text:anchor-type="as-char" svg:width="6.9236in" svg:height="6.9236in" draw:z-index="0">
<draw:image xlink:href="../Images/AРМІЯINFORM/2023-05-31T98-00-00-04-00/347405917_3237357769888573_2252384695521258204_n-150x150.jpg" xlink:type="simple" xlink:show="embed" xlink:actuate="onLoad" draw:mime-type="image/jpeg"/>
</draw:frame>
</text:a>
</text:p>
      <text:p text:style-name="P4">
<text:a xlink:type="simple" xlink:href="https://armyinform.com.ua/wp-content/uploads/2023/05/347426880_678310460973341_7471679769911823319_n.jpg" text:style-name="Internet_20_link" text:visited-style-name="Visited_20_Internet_20_Link">
<draw:frame draw:style-name="fr1" draw:name="Image294" text:anchor-type="as-char" svg:width="6.9236in" svg:height="6.9236in" draw:z-index="0">
<draw:image xlink:href="../Images/AРМІЯINFORM/2023-05-31T98-00-00-04-00/347426880_678310460973341_7471679769911823319_n-150x150.jpg" xlink:type="simple" xlink:show="embed" xlink:actuate="onLoad" draw:mime-type="image/jpeg"/>
</draw:frame>
</text:a>
</text:p>
      <text:p text:style-name="P4">
The quality of quality and orientation of the trainings was provided in the management of the Armed Forces of Ukraine, which stated that “the dissemination of knowledge of ZMGP among the sergeant is now extremely relevant for the Armed Forces of Ukraine. After all, the junior commander is the first mentor for a large number of personal composition, which is directly involved in combat clashes on the battlefield. "</text:p>
      <text:p text:style-name="P4">
Background: The DCAF's in -depth study of the IGP with the support of DCAF has been carried out by the Ministry of Defense of Ukraine since February 2023. The implementation of the prosekt is taken care of by the NGO "League of Officers", which has a "Memorandum of Salvation" with the General Staff of the Armed Forces of Ukraine. In general, they have experted training for more than 300 sergeants of the Armed Forces of Ukraine.</text:p>
      <text:p text:style-name="P4">
News Source: <text:a xlink:type="simple" xlink:href="https://armyinform.com.ua/2023/05/31/ponad-200-serzhantiv-zavershyly-chergovi-treningy-z-vyvchennya-norm-mizhnarodnogo-gumanitarnogo-prava/" text:style-name="Internet_20_link" text:visited-style-name="Visited_20_Internet_20_Link">
https://armyinform.com.ua/2023/05/31/ponad-200-serzhantiv-zavershyly-chergovi-treningy-z-vyvchennya-norm-mizhnarodnogo-gumanitarnogo-prava/</text:a>
</text:p>
      <!--NEWS-->
      <text:h text:style-name="P10" text:outline-level="1">
<text:span text:style-name="T4">
Short. War. Day 462. Videoodigest</text:span>
</text:h>
      <text:p text:style-name="P4">
Author: ['АРМІЯINFORM']</text:p>
      <text:p text:style-name="P4">
Time: 2023-05-31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ВІДЕОДАЙДЖЕСТ', 'ГШ ЗСУ']</text:p>
      <text:p text:style-name="P4">
Category: News</text:p>
      <!--METADATA-->
      <text:p text:style-name="P4">
News Source: <text:a xlink:type="simple" xlink:href="https://armyinform.com.ua/2023/05/31/korotko-vijna-den-462-videodajdzhest/" text:style-name="Internet_20_link" text:visited-style-name="Visited_20_Internet_20_Link">
https://armyinform.com.ua/2023/05/31/korotko-vijna-den-462-videodajdzhest/</text:a>
</text:p>
      <!--NEWS-->
      <text:h text:style-name="P10" text:outline-level="1">
<text:span text:style-name="T4">
The air defense forces knocked down five Russian drones in the Nikolaev area</text:span>
</text:h>
      <text:p text:style-name="P4">
Authors: Ukrinform (Person)</text:p>
      <text:p text:style-name="P4">
Publisher: Укринформ (Organization)</text:p>
      <text:p text:style-name="P4">
Published Time: 2023-06-01T-31:08:00+03:00</text:p>
      <text:p text:style-name="P4">
Modified Time: 2023-06-01T00:08:00+03:00</text:p>
      <text:p text:style-name="P4">
Description: On Wednesday in the Nikolaev area, the forces of air command "South" destroyed five drones launched by Russian invaders. - Ukrinform.</text:p>
      <text:p text:style-name="P4">
Images: ['<text:a xlink:type="simple" xlink:href="https://static.ukrinform.com/photos/2023_05/thumb_files/630_360_1683716278-8536.jpeg" text:style-name="Internet_20_link" text:visited-style-name="Visited_20_Internet_20_Link">
630_360_16837...</text:a>
']</text:p>
      <text:p text:style-name="P4">
Tags: ['Безпілотник', 'Миколаївщина', 'Війна з Росією', 'ППО']</text:p>
      <text:p text:style-name="P4">
Type: Article</text:p>
      <!--METADATA-->
      <text:p text:style-name="P4">
<draw:frame draw:style-name="fr1" draw:name="Image295" text:anchor-type="as-char" svg:width="6.9236in" svg:height="3.956343in" draw:z-index="0">
<draw:image xlink:href="../Images/yкринформ/2023-06-01T-31-08-00-03-00/630_360_1683716278-8536.jpeg" xlink:type="simple" xlink:show="embed" xlink:actuate="onLoad" draw:mime-type="image/jpeg"/>
</draw:frame>
In the middle of the Nikolaev area, the forces of air command "South" destroyed the drones launched by Russian invaders.</text:p>
      <text:p text:style-name="P4">
The South Air Command reports on <text:a xlink:type="simple" xlink:href="https://www.facebook.com/photo/" text:style-name="Internet_20_link" text:visited-style-name="Visited_20_Internet_20_Link">
Facebook</text:a>
, reports Ukrinform.</text:p>
      <text:p text:style-name="P4">
"On May 31, 2023 in the Nikolaev area forces and means of airborne defense of the Air Command" South "destroyed 5 Russian leisure people," - the post reads.</text:p>
      <text:p text:style-name="P4">
It is specified that among the whipped - two <text:a xlink:type="simple" xlink:href="https://www.ukrinform.ua/tag-bezpilotnik" text:style-name="Internet_20_link" text:visited-style-name="Visited_20_Internet_20_Link">
drones</text:a>
Merlin-Br, two shock drones "Lancet" and one "Orlan-10".</text:p>
      <text:p text:style-name="P4">
<text:span text:style-name="T4">
 Read also: </text:span>
 <text:a xlink:type="simple" xlink:href="https://www.ukrinform.ua/rubric-ato/3716034-ukrainskim-vijskovim-peredali-500-fpvdroniv-pegas.html" text:style-name="Internet_20_link" text:visited-style-name="Visited_20_Internet_20_Link">
Ukrainian military passed 500 FPV-ducts "Pegas"</text:a>
It was reported <text:a xlink:type="simple" xlink:href="https://www.ukrinform.ua/rubric-ato/3716583-vijskovi-znisili-rosijskij-reb-akij-viavlav-ukrainski-droni.html" text:style-name="Internet_20_link" text:visited-style-name="Visited_20_Internet_20_Link">
Ukrainian military destroyed</text:a>
The Russian means of electronic wrestling, which has attracted to unmanned aerial vehicles.</text:p>
      <text:p text:style-name="P4">
News Source: <text:a xlink:type="simple" xlink:href="https://www.ukrinform.ua/rubric-ato/3716752-sili-ppo-zbili-na-mikolaivsini-pat-rosijskih-bezpilotnikiv.html" text:style-name="Internet_20_link" text:visited-style-name="Visited_20_Internet_20_Link">
https://www.ukrinform.ua/rubric-ato/3716752-sili-ppo-zbili-na-mikolaivsini-pat-rosijskih-bezpilotnikiv.html</text:a>
</text:p>
      <!--NEWS-->
      <text:h text:style-name="P10" text:outline-level="1">
<text:span text:style-name="T4">
In Ukraine, short -term rains, in the afternoon up to 27 ° heat</text:span>
</text:h>
      <text:p text:style-name="P4">
Authors: Ukrinform (Person)</text:p>
      <text:p text:style-name="P4">
Publisher: Укринформ (Organization)</text:p>
      <text:p text:style-name="P4">
Published Time: 2023-06-01T-55:44:00+03:00</text:p>
      <text:p text:style-name="P4">
Modified Time: 2023-06-01T00:44:00+03:00</text:p>
      <text:p text:style-name="P4">
Description: In Ukraine, on June 1, low short-term rain and thunderstorm are likely in the Crimea and the Azov region, in the eastern and Zaporizhzhya regions, in Transcarpathia and the Carpathian region, at night 8-13 °, in the afternoon 22-27 °. - Ukrinform.</text:p>
      <text:p text:style-name="P4">
Images: ['<text:a xlink:type="simple" xlink:href="https://static.ukrinform.com/photos/2019_05/thumb_files/630_360_1557070937-387.jpg" text:style-name="Internet_20_link" text:visited-style-name="Visited_20_Internet_20_Link">
630_360_15570...</text:a>
']</text:p>
      <text:p text:style-name="P4">
Tags: ['Дощ', 'Гроза', 'Погода', 'Прогноз']</text:p>
      <text:p text:style-name="P4">
Type: Article</text:p>
      <!--METADATA-->
      <text:p text:style-name="P4">
<draw:frame draw:style-name="fr1" draw:name="Image297" text:anchor-type="as-char" svg:width="6.9236in" svg:height="3.956343in" draw:z-index="0">
<draw:image xlink:href="../Images/yкринформ/2023-06-01T-55-44-00-03-00/630_360_1557070937-387.jpg" xlink:type="simple" xlink:show="embed" xlink:actuate="onLoad" draw:mime-type="image/jpeg"/>
</draw:frame>
In Ukraine on June 1, small short-term rain and thunderstorm are likely in the Crimea and the Azov region, elaborate and Zaporizhzhya regions, in Transcarpathia and Carpathian region, 8-13 ° temperatures, 22-27 ° in the afternoon.</text:p>
      <text:p text:style-name="P4">
Ukrinform was reported at the Ukrainian Hydrometeorological Center.</text:p>
      <text:p text:style-name="P4">
"At night in the Crimea and the Azov region, in the afternoon in the Eastern and Zaporizhzhya regions, Nazakarpattya and Carpathian region in places a light short-term rain, thunderstorms; in the rest of the northeast. m/s. The temperature at night is 8-13 °, the copies up to 17 °; in the afternoon 22-27 °, in the eastern regions 19-24 °, "-said the message.</text:p>
      <text:p text:style-name="P4">
In Kiev and the region, no precipitation is expected on June 1. Wind northeast intermittently to the southwestern, 5-10 m/s. In the capital, the temperature at night is 10-12 °, in the daytime about 25 °, in Kyiv region 8-13 ° at night, 22-27 ° in the afternoon.</text:p>
      <text:p text:style-name="P4">
According to the forecast, on June 2 in the southeastern part, at night and <text:a xlink:type="simple" xlink:href="https://www.ukrinform.ua/tag-prikarpatta" text:style-name="Internet_20_link" text:visited-style-name="Visited_20_Internet_20_Link">
Carpathian</text:a>
In places are likely to be in the western, northern, Vinnytsia and Cherkasy regions in the daytime, short-term rain, in places of thunderstorms, in the rest of the territory without precipitation. Temperature at night 10-15 °, on the coast of the seas up to 18 °, in the afternoon 24-29 °, in the western east regions 21 21 -26 °.</text:p>
      <text:p text:style-name="P4">
On June 3, short-term rains, thunderstorms, at night in the southeastern part, most western, in the afternoon in the western, northern and Vinnytsia region without precipitation. Temperature at night 10-15 °(on the seas of the seas up to 18 °), nasty and northern regions 7-12 °; in the afternoon 18-23 °, in the south and east of the country 21-26 °.</text:p>
      <text:p text:style-name="P4">
<text:span text:style-name="T4">
 Read also: </text:span>
 <text:a xlink:type="simple" xlink:href="https://www.ukrinform.ua/rubric-world/3714966-brazilia-prijme-konferenciu-oon-z-pitan-klimatu.html" text:style-name="Internet_20_link" text:visited-style-name="Visited_20_Internet_20_Link">
Brazil will accept the UN Conference on Questions <text:span text:style-name="T4">
 Climate </text:span>
 U</text:a>
Southwestern wind with a transition to the northwest, 5-10 m/s, in the daytime threats in some areas of hail and squalls of 15-20 m/s.</text:p>
      <text:p text:style-name="P4">
In Kiev and the region on June 2, at night without precipitation, in the afternoon, short-term rain, locus, hail, flight 15-20 m/s; in the capital the temperature at night is 13-15 °, in the afternoon26-28 °; In Kyiv region at night 10-15 °, in the afternoon 24-29 °. On June 3, at night it is forecast to rain, in the afternoon without precipitation; in the capital at night 10-12 °, in the afternoon 19-21 °; Nakhiv region at night 7-12 °, in the afternoon 18-23 °. Southwestern wind with a half-west transition, 5-10 m/s.In the capital region on June 4-5 without precipitation. In the capital the temperature at night 8-10 °, in the afternoon 21-23 °; In the Kyiv region at night 6-11 °, in the afternoon 19-24 °.</text:p>
      <text:p text:style-name="P4">
News Source: <text:a xlink:type="simple" xlink:href="https://www.ukrinform.ua/rubric-regions/3716662-v-ukraini-zavtra-miscami-korotkocasni-dosi-vden-do-27-tepla.html" text:style-name="Internet_20_link" text:visited-style-name="Visited_20_Internet_20_Link">
https://www.ukrinform.ua/rubric-regions/3716662-v-ukraini-zavtra-miscami-korotkocasni-dosi-vden-do-27-tepla.html</text:a>
</text:p>
      <!--NEWS-->
      <text:h text:style-name="P10" text:outline-level="1">
<text:span text:style-name="T4">
The air defense forces knocked down five Russian drones in the Nikolaev area</text:span>
</text:h>
      <text:p text:style-name="P4">
Authors: Ukrinform (Person)</text:p>
      <text:p text:style-name="P4">
Publisher: Укринформ (Organization)</text:p>
      <text:p text:style-name="P4">
Published Time: 2023-06-01T00:08:00+03:00</text:p>
      <text:p text:style-name="P4">
Modified Time: 2023-06-01T00:08:00+03:00</text:p>
      <text:p text:style-name="P4">
Description: On Wednesday in the Nikolaev area, the forces of air command "South" destroyed five drones launched by Russian invaders. - Ukrinform.</text:p>
      <text:p text:style-name="P4">
Images: ['<text:a xlink:type="simple" xlink:href="https://static.ukrinform.com/photos/2023_05/thumb_files/630_360_1683716278-8536.jpeg" text:style-name="Internet_20_link" text:visited-style-name="Visited_20_Internet_20_Link">
630_360_16837...</text:a>
']</text:p>
      <text:p text:style-name="P4">
Tags: ['Безпілотник', 'Миколаївщина', 'Війна з Росією', 'ППО']</text:p>
      <text:p text:style-name="P4">
Type: Article</text:p>
      <!--METADATA-->
      <text:p text:style-name="P4">
<draw:frame draw:style-name="fr1" draw:name="Image298" text:anchor-type="as-char" svg:width="6.9236in" svg:height="3.956343in" draw:z-index="0">
<draw:image xlink:href="../Images/yкринформ/2023-06-01T00-08-00-03-00/630_360_1683716278-8536.jpeg" xlink:type="simple" xlink:show="embed" xlink:actuate="onLoad" draw:mime-type="image/jpeg"/>
</draw:frame>
In the midst of the Nikolaev area, the forces of air command "South" destroyed five non -pediatrics launched by Russian invaders.</text:p>
      <text:p text:style-name="P4">
The South Air Command reports on <text:a xlink:type="simple" xlink:href="https://www.facebook.com/photo/" text:style-name="Internet_20_link" text:visited-style-name="Visited_20_Internet_20_Link">
Facebook</text:a>
, reports Ukrinform.</text:p>
      <text:p text:style-name="P4">
"On May 31, 2023 in the Nikolaev area forces and means of airborne defense of the Air Command" South "destroyed 5 Russian leisure people," - the post reads.</text:p>
      <text:p text:style-name="P4">
It is specified that among the whipped - two <text:a xlink:type="simple" xlink:href="https://www.ukrinform.ua/tag-bezpilotnik" text:style-name="Internet_20_link" text:visited-style-name="Visited_20_Internet_20_Link">
drones</text:a>
Merlin-Br, two shock drones "Lancet" and one "Orlan-10".</text:p>
      <text:p text:style-name="P4">
<text:span text:style-name="T4">
 Read also: </text:span>
 <text:a xlink:type="simple" xlink:href="https://www.ukrinform.ua/rubric-ato/3716034-ukrainskim-vijskovim-peredali-500-fpvdroniv-pegas.html" text:style-name="Internet_20_link" text:visited-style-name="Visited_20_Internet_20_Link">
Ukrainian military passed 500 FPV-ducts "Pegas"</text:a>
It was reported <text:a xlink:type="simple" xlink:href="https://www.ukrinform.ua/rubric-ato/3716583-vijskovi-znisili-rosijskij-reb-akij-viavlav-ukrainski-droni.html" text:style-name="Internet_20_link" text:visited-style-name="Visited_20_Internet_20_Link">
Ukrainian military destroyed</text:a>
The Russian means of electronic wrestling, which has attracted to unmanned aerial vehicles.</text:p>
      <text:p text:style-name="P4">
News Source: <text:a xlink:type="simple" xlink:href="https://www.ukrinform.ua/rubric-ato/3716752-sili-ppo-zbili-na-mikolaivsini-pat-rosijskih-bezpilotnikiv.html" text:style-name="Internet_20_link" text:visited-style-name="Visited_20_Internet_20_Link">
https://www.ukrinform.ua/rubric-ato/3716752-sili-ppo-zbili-na-mikolaivsini-pat-rosijskih-bezpilotnikiv.html</text:a>
</text:p>
      <!--NEWS-->
      <text:h text:style-name="P10" text:outline-level="1">
<text:span text:style-name="T4">
The court arrested ₴ 500 million assets of the ex-deductor</text:span>
</text:h>
      <text:p text:style-name="P4">
Authors: Ukrinform (Person)</text:p>
      <text:p text:style-name="P4">
Publisher: Укринформ (Organization)</text:p>
      <text:p text:style-name="P4">
Published Time: 2023-06-01T00:29:00+03:00</text:p>
      <text:p text:style-name="P4">
Modified Time: 2023-06-01T00:29:00+03:00</text:p>
      <text:p text:style-name="P4">
Description: According to the materials of the SBU, the court seized the property of the former deputy of the Kherson Regional Council, who headed the Russian Pseudogsseyship created by the Russians in a temporarily captured part of the region.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Арешт', 'Депутат', 'Херсонщина', 'Суд', 'Держзрада', 'Війна з Росією', 'Активи']</text:p>
      <text:p text:style-name="P4">
Type: Article</text:p>
      <!--METADATA-->
      <text:p text:style-name="P4">
<draw:frame draw:style-name="fr1" draw:name="Image300" text:anchor-type="as-char" svg:width="6.9236in" svg:height="3.956343in" draw:z-index="0">
<draw:image xlink:href="../Images/yкринформ/2023-06-01T00-29-00-03-00/630_360_1514464397-1884.jpg" xlink:type="simple" xlink:show="embed" xlink:actuate="onLoad" draw:mime-type="image/jpeg"/>
</draw:frame>
The SBU was arrested by the SBU on the property of the former deputy of the Kherson Regional Council, who headed the pseudosciences created by the Russians in the temporarily seized part of the region.</text:p>
      <text:p text:style-name="P4">
As Ukrinform reports, this has reported <text:a xlink:type="simple" xlink:href="http://ssu.gov.ua/novyny/sbu-areshtuvala-aktyvy-shche-odnoho-deputatazradnyka-vid-opzzh-na-500-mln-hrn" text:style-name="Internet_20_link" text:visited-style-name="Visited_20_Internet_20_Link">
SBU</text:a>
.</text:p>
      <text:p text:style-name="P4">
The court decision concerns the assets of the person involved and his family members. More than 400 real estate objects, including 350 land, more than 1.2 thousand hectares, have been legally furnished.</text:p>
      <text:p text:style-name="P4">
Dozens of vehicles, 15 bank accounts and corporate rights in five agro -companies and three trademarks were also arrested.</text:p>
      <text:p text:style-name="P4">
The total amount of locked assets is UAH 500 million.</text:p>
      <text:p text:style-name="P4">
According to the investigation, the expatate belonged to the forbidden party "Opposition platform - for life". After the Russian seizure of the territories of the Kherson region, he was one of the first to support the invaders. For such "loyalty" Gaulayter Vladimir Saldo personally offered the involved managerial position of a state -owned pseudo -administration.</text:p>
      <text:p text:style-name="P4">
<text:span text:style-name="T4">
 Read also: </text:span>
 <text:a xlink:type="simple" xlink:href="https://www.ukrinform.ua/rubric-society/3710585-ukraina-konfiskuvala-aktivi-docki-kolaboranta-saldo.html" text:style-name="Internet_20_link" text:visited-style-name="Visited_20_Internet_20_Link">
Ukraine has confiscated <text:span text:style-name="T4">
 assets </text:span>
 daughters of Claborative balance</text:a>
The person also was appointed to manage the aggressor "Interagency Commission on Control of Agricultural Production Transportation". At this subdivision, he organized the plundering of the property of local agrarians and the Ukrainian grain to the Russian Federation.</text:p>
      <text:p text:style-name="P4">
On the basis of the evidence collected, the attacker was suspected under Part 5 of Art. 111-1(Collaboration)and Part 2 of Art. 111(<text:a xlink:type="simple" xlink:href="https://www.ukrinform.ua/tag-derzzrada" text:style-name="Internet_20_link" text:visited-style-name="Visited_20_Internet_20_Link">
State betrayal</text:a>
, committed in a state of martial law)Criminal Code.</text:p>
      <text:p text:style-name="P4">
As they added in <text:a xlink:type="simple" xlink:href="http://www.gp.gov.ua/ua/posts/za-klopotannyam-prokuroriv-arestovano-maino-ta-aktivi-kolisnyogo-deputata-xersonskoyi-oblradi-vid-opzz-na-piv-milyarda-griven-2" text:style-name="Internet_20_link" text:visited-style-name="Visited_20_Internet_20_Link">
the Prosecutor General's Office</text:a>
, investigated that all arrested resources were previously used to facilitate Russia's subversive activities against Ukraine. The expatate helped the RFF military propaganda measures. To do this, he attracted equipment and resources under his enterprises.</text:p>
      <text:p text:style-name="P4">
Among other things, the attacker was engaged in the deployment of Russian military, repair equipment, provided food and gave his own equipment for the removal of fortifications.According to the SBU, the person involved is hiding from justice in the temporarily seized territories of Ukraine. Complex measures are ongoing to hold his responsibility.</text:p>
      <text:p text:style-name="P4">
Expdeate is threatened with life imprisonment. His corporate rights, trade facilities and bank accounts have already been transferred to the Office of the National Agency of Ukraine on Implication, Investigation and Management of Assets(Arma).</text:p>
      <text:p text:style-name="P4">
Частина майна, що перебуває на тимчасово захопленій території, такожарештована та буде передана до АРМА одразу після повного визволенняХерсонської області.</text:p>
      <text:p text:style-name="P4">
Як повідомляв Укрінформ, <text:a xlink:type="simple" xlink:href="http://www.ukrinform.ua/rubric-economy/3698388-sbu-arestuvala-aktivi-novinskogo-se-na-144-miljoni.html" text:style-name="Internet_20_link" text:visited-style-name="Visited_20_Internet_20_Link">
 суд арештував 18 млн кубометрів газу</text:a>
What companies of the former People's Deputate of Vadim Novinsky were kept in Ukrtransgaz storage.</text:p>
      <text:p text:style-name="P4">
News Source: <text:a xlink:type="simple" xlink:href="https://www.ukrinform.ua/rubric-society/3716735-sud-arestuvav-500-miljoniv-aktiviv-eksdeputatazradnika.html" text:style-name="Internet_20_link" text:visited-style-name="Visited_20_Internet_20_Link">
https://www.ukrinform.ua/rubric-society/3716735-sud-arestuvav-500-miljoniv-aktiviv-eksdeputatazradnika.html</text:a>
</text:p>
      <!--NEWS-->
      <text:h text:style-name="P10" text:outline-level="1">
<text:span text:style-name="T4">
In Ukraine, short -term rains, in the afternoon up to 27 ° heat</text:span>
</text:h>
      <text:p text:style-name="P4">
Authors: Ukrinform (Person)</text:p>
      <text:p text:style-name="P4">
Publisher: Укринформ (Organization)</text:p>
      <text:p text:style-name="P4">
Published Time: 2023-06-01T00:44:00+03:00</text:p>
      <text:p text:style-name="P4">
Modified Time: 2023-06-01T00:44:00+03:00</text:p>
      <text:p text:style-name="P4">
Description: In Ukraine, on June 1, low short-term rain and thunderstorm are likely in the Crimea and the Azov region, in the eastern and Zaporizhzhya regions, in Transcarpathia and the Carpathian region, at night 8-13 °, in the afternoon 22-27 °. - Ukrinform.</text:p>
      <text:p text:style-name="P4">
Images: ['<text:a xlink:type="simple" xlink:href="https://static.ukrinform.com/photos/2019_05/thumb_files/630_360_1557070937-387.jpg" text:style-name="Internet_20_link" text:visited-style-name="Visited_20_Internet_20_Link">
630_360_15570...</text:a>
']</text:p>
      <text:p text:style-name="P4">
Tags: ['Дощ', 'Гроза', 'Погода', 'Прогноз']</text:p>
      <text:p text:style-name="P4">
Type: Article</text:p>
      <!--METADATA-->
      <text:p text:style-name="P4">
<draw:frame draw:style-name="fr1" draw:name="Image301" text:anchor-type="as-char" svg:width="6.9236in" svg:height="3.956343in" draw:z-index="0">
<draw:image xlink:href="../Images/yкринформ/2023-06-01T00-44-00-03-00/630_360_1557070937-387.jpg" xlink:type="simple" xlink:show="embed" xlink:actuate="onLoad" draw:mime-type="image/jpeg"/>
</draw:frame>
In Ukraine on June 1, small short-term rain and thunderstorm are likely in the Crimea and the Azov region, elaborate and Zaporizhzhya regions, in Transcarpathia and Carpathian region, 8-13 ° temperatures, 22-27 ° in the afternoon.</text:p>
      <text:p text:style-name="P4">
Ukrinform was reported at the Ukrainian Hydrometeorological Center.</text:p>
      <text:p text:style-name="P4">
"At night in the Crimea and the Azov region, in the afternoon in the Eastern and Zaporizhzhya regions, Nazakarpattya and Carpathian region in places a light short-term rain, thunderstorms; in the rest of the northeast. m/s. The temperature at night is 8-13 °, the copies up to 17 °; in the afternoon 22-27 °, in the eastern regions 19-24 °, "-said the message.</text:p>
      <text:p text:style-name="P4">
In Kiev and the region, no precipitation is expected on June 1. Wind northeast intermittently to the southwestern, 5-10 m/s. In the capital, the temperature at night is 10-12 °, in the daytime about 25 °, in Kyiv region 8-13 ° at night, 22-27 ° in the afternoon.</text:p>
      <text:p text:style-name="P4">
According to the forecast, on June 2 in the southeastern part, at night and <text:a xlink:type="simple" xlink:href="https://www.ukrinform.ua/tag-prikarpatta" text:style-name="Internet_20_link" text:visited-style-name="Visited_20_Internet_20_Link">
Carpathian</text:a>
In places are likely to be in the western, northern, Vinnytsia and Cherkasy regions in the daytime, short-term rain, in places of thunderstorms, in the rest of the territory without precipitation. Temperature at night 10-15 °, on the coast of the seas up to 18 °, in the afternoon 24-29 °, in the western east regions 21 21 -26 °.</text:p>
      <text:p text:style-name="P4">
On June 3, short-term rains, thunderstorms, at night in the southeastern part, most western, in the afternoon in the western, northern and Vinnytsia region without precipitation. Temperature at night 10-15 °(on the seas of the seas up to 18 °), nasty and northern regions 7-12 °; in the afternoon 18-23 °, in the south and east of the country 21-26 °.</text:p>
      <text:p text:style-name="P4">
<text:span text:style-name="T4">
 Read also: </text:span>
 <text:a xlink:type="simple" xlink:href="https://www.ukrinform.ua/rubric-world/3714966-brazilia-prijme-konferenciu-oon-z-pitan-klimatu.html" text:style-name="Internet_20_link" text:visited-style-name="Visited_20_Internet_20_Link">
Brazil will accept the UN Conference on Questions <text:span text:style-name="T4">
 Climate </text:span>
 U</text:a>
Southwestern wind with a transition to the northwest, 5-10 m/s, in the daytime threats in some areas of hail and squalls of 15-20 m/s.</text:p>
      <text:p text:style-name="P4">
In Kiev and the region on June 2, at night without precipitation, in the afternoon, short-term rain, locus, hail, flight 15-20 m/s; in the capital the temperature at night is 13-15 °, in the afternoon26-28 °; In Kyiv region at night 10-15 °, in the afternoon 24-29 °. On June 3, at night it is forecast to rain, in the afternoon without precipitation; in the capital at night 10-12 °, in the afternoon 19-21 °; Nakhiv region at night 7-12 °, in the afternoon 18-23 °. Southwestern wind with a half-west transition, 5-10 m/s.In the capital region on June 4-5 without precipitation. In the capital the temperature at night 8-10 °, in the afternoon 21-23 °; In the Kyiv region at night 6-11 °, in the afternoon 19-24 °.</text:p>
      <text:p text:style-name="P4">
News Source: <text:a xlink:type="simple" xlink:href="https://www.ukrinform.ua/rubric-regions/3716662-v-ukraini-zavtra-miscami-korotkocasni-dosi-vden-do-27-tepla.html" text:style-name="Internet_20_link" text:visited-style-name="Visited_20_Internet_20_Link">
https://www.ukrinform.ua/rubric-regions/3716662-v-ukraini-zavtra-miscami-korotkocasni-dosi-vden-do-27-tepla.html</text:a>
</text:p>
      <!--NEWS-->
      <text:h text:style-name="P10" text:outline-level="1">
<text:span text:style-name="T4">
Seville won the UEFA Europa League, having overcome the Roma final</text:span>
</text:h>
      <text:p text:style-name="P4">
Authors: Ukrinform (Person)</text:p>
      <text:p text:style-name="P4">
Publisher: Укринформ (Organization)</text:p>
      <text:p text:style-name="P4">
Published Time: 2023-06-01T01:06:04+03:00</text:p>
      <text:p text:style-name="P4">
Modified Time: 2023-06-01T01:06:04+03:00</text:p>
      <text:p text:style-name="P4">
Description: The Andalusians won the UEFA Europa League Trophy Season 2022/23.</text:p>
      <text:p text:style-name="P4">
— Укрінформ.: </text:p>
      <text:p text:style-name="P4">
Images: ['<text:a xlink:type="simple" xlink:href="https://static.ukrinform.com/photos/2023_06/thumb_files/630_360_1685569693-443.jpg" text:style-name="Internet_20_link" text:visited-style-name="Visited_20_Internet_20_Link">
630_360_16855...</text:a>
']</text:p>
      <text:p text:style-name="P4">
Tags: ['Футбол', 'Ліга Європи', 'Рома']</text:p>
      <text:p text:style-name="P4">
Type: Article</text:p>
      <!--METADATA-->
      <text:p text:style-name="P4">
<draw:frame draw:style-name="fr1" draw:name="Image302" text:anchor-type="as-char" svg:width="6.9236in" svg:height="3.956343in" draw:z-index="0">
<draw:image xlink:href="../Images/yкринформ/2023-06-01T01-06-04-03-00/630_360_1685569693-443.jpg" xlink:type="simple" xlink:show="embed" xlink:actuate="onLoad" draw:mime-type="image/jpeg"/>
</draw:frame>
The Andaluszijules of the UEFA Europa League Trophy Season 2022/23.</text:p>
      <text:p text:style-name="P4">
In the finale, Seville players were defeated by Italian Roma in the series of a penalty - 4: 1(1:1), reports Ukrinform.</text:p>
      <text:p text:style-name="P4">
In the main game time on 65,000 "Pushkash Arena" in Budapest(Hungary)Balls scored Argentine forward "Roma" Paulo Dibal(35th minute)the pelvicist Romans Gianluk Manchini(55 - Automotive).</text:p>
      <text:p text:style-name="P4">
«Севілья» отримала місце у груповому етапі Ліги чемпіонів УЄФА-2023/24.</text:p>
      <text:p text:style-name="P4">
<text:span text:style-name="T4">
Читайте також:</text:span>
 <text:a xlink:type="simple" xlink:href="https://www.ukrinform.ua/rubric-sports/3716367-u-zinocij-lizi-cempioniv-uefa-ukrainu-vperse-predstavlatimut-dvi-komandi.html" text:style-name="Internet_20_link" text:visited-style-name="Visited_20_Internet_20_Link">
 У жіночій Лізі чемпіонів УЄФА Україну впершепредставлятимуть дві команди </text:a>
The following finals of the Europa League will take place on Dublin Arena in Ireland(2024)and San Mames in Spanish Bilbao(2025).</text:p>
      <text:p text:style-name="P4">
Фото: AFP.</text:p>
      <text:p text:style-name="P4">
News Source: <text:a xlink:type="simple" xlink:href="https://www.ukrinform.ua/rubric-sports/3716754-sevila-vigrala-ligu-evropi-uefa-zdolavsi-u-finali-romu.html" text:style-name="Internet_20_link" text:visited-style-name="Visited_20_Internet_20_Link">
https://www.ukrinform.ua/rubric-sports/3716754-sevila-vigrala-ligu-evropi-uefa-zdolavsi-u-finali-romu.html</text:a>
</text:p>
      <!--NEWS-->
      <text:h text:style-name="P10" text:outline-level="1">
<text:span text:style-name="T4">
Footage of destruction</text:span>
</text:h>
      <text:p text:style-name="P4">
Author: ['АРМІЯINFORM']</text:p>
      <text:p text:style-name="P4">
Time: 2023-06-01T99:00:00-04:00</text:p>
      <text:p text:style-name="P4">
Description: Vanya Radiotechnic brigades Imeni Bogdan Khmelnitsky came up with Rosiyki shock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295753817_423815196453101_6772296602840666713_n.jpg" text:style-name="Internet_20_link" text:visited-style-name="Visited_20_Internet_20_Link">
295753817_423815196453101_6772296602840666713_n.jpg</text:a>
']</text:p>
      <text:p text:style-name="P4">
Tags: ['ЛАНЦЕТ', 'МЕРЛІН', 'ОРЛАН']</text:p>
      <text:p text:style-name="P4">
Category: News</text:p>
      <!--METADATA-->
      <text:p text:style-name="P4">
<draw:frame draw:style-name="fr1" draw:name="Image303" text:anchor-type="as-char" svg:width="6.9236in" svg:height="5.1927in" draw:z-index="0">
<draw:image xlink:href="../Images/AРМІЯINFORM/2023-06-01T99-00-00-04-00/295753817_423815196453101_6772296602840666713_n.jpg" xlink:type="simple" xlink:show="embed" xlink:actuate="onLoad" draw:mime-type="image/jpeg"/>
</draw:frame>
The warriors of the Bohdan Khmelnytsky Radio Technical Brigade were destroyed by the Russian Lancet Razet.</text:p>
      <text:p text:style-name="P4">
Appropriate video <text:a xlink:type="simple" xlink:href="https://www.facebook.com/PvKPivden/videos/149887144668248/" text:style-name="Internet_20_link" text:visited-style-name="Visited_20_Internet_20_Link">
released</text:a>
Nafisbook-page of the Air Command "South"</text:p>
      <text:p text:style-name="P4">
«Accuable work of warriors of the Bohdan Khmelnytsky Air Command" South "!Destroyed Russian shock drone "Lancet" - said in the annotation for the video.</text:p>
      <text:p text:style-name="P4">
Also <text:a xlink:type="simple" xlink:href="https://www.facebook.com/PvKPivden/posts/pfbid0BR6KCDnr6K23DBvDhFAFnB2wBbh7FXfHS8q2ba9RMp8bFVjPe4zGKjt4yQw269hBl" text:style-name="Internet_20_link" text:visited-style-name="Visited_20_Internet_20_Link">
indicated</text:a>
that on May 31, 2023, in Mykolaiv region, 5 Russian drones were destroyed by the forces and means of airborne air command: two Merlin-BR UAVs, two Lancet UAVs and the Orlan-10 UAV.</text:p>
      <text:p text:style-name="P4">
News Source: <text:a xlink:type="simple" xlink:href="https://armyinform.com.ua/2023/06/01/kadry-znyshhennya-udarnogo-bezpilotnyka-lanczet-strileczkoyu-zbroyeyu/" text:style-name="Internet_20_link" text:visited-style-name="Visited_20_Internet_20_Link">
https://armyinform.com.ua/2023/06/01/kadry-znyshhennya-udarnogo-bezpilotnyka-lanczet-strileczkoyu-zbroyey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